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8.497cm"/>
    </style:style>
    <style:style style:name="co3" style:family="table-column">
      <style:table-column-properties fo:break-before="auto" style:column-width="18.085cm"/>
    </style:style>
    <style:style style:name="co4" style:family="table-column">
      <style:table-column-properties fo:break-before="auto" style:column-width="2.258cm"/>
    </style:style>
    <style:style style:name="co5" style:family="table-column">
      <style:table-column-properties fo:break-before="auto" style:column-width="2.217cm"/>
    </style:style>
    <style:style style:name="co6" style:family="table-column">
      <style:table-column-properties fo:break-before="auto" style:column-width="8.16cm"/>
    </style:style>
    <style:style style:name="co7" style:family="table-column">
      <style:table-column-properties fo:break-before="auto" style:column-width="32.572cm"/>
    </style:style>
    <style:style style:name="co8" style:family="table-column">
      <style:table-column-properties fo:break-before="auto" style:column-width="9.731cm"/>
    </style:style>
    <style:style style:name="co9" style:family="table-column">
      <style:table-column-properties fo:break-before="auto" style:column-width="6.391cm"/>
    </style:style>
    <style:style style:name="co10" style:family="table-column">
      <style:table-column-properties fo:break-before="auto" style:column-width="7.414cm"/>
    </style:style>
    <style:style style:name="co11" style:family="table-column">
      <style:table-column-properties fo:break-before="auto" style:column-width="14.956cm"/>
    </style:style>
    <style:style style:name="co12" style:family="table-column">
      <style:table-column-properties fo:break-before="auto" style:column-width="2.847cm"/>
    </style:style>
    <style:style style:name="co13" style:family="table-column">
      <style:table-column-properties fo:break-before="auto" style:column-width="5.611cm"/>
    </style:style>
    <style:style style:name="co14" style:family="table-column">
      <style:table-column-properties fo:break-before="auto" style:column-width="5.556cm"/>
    </style:style>
    <style:style style:name="co15" style:family="table-column">
      <style:table-column-properties fo:break-before="auto" style:column-width="18.577cm"/>
    </style:style>
    <style:style style:name="co16" style:family="table-column">
      <style:table-column-properties fo:break-before="auto" style:column-width="23.27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3.21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5.97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7.95cm" fo:break-before="auto" style:use-optimal-row-height="true"/>
    </style:style>
    <style:style style:name="ro10" style:family="table-row">
      <style:table-row-properties style:row-height="2.422cm" fo:break-before="auto" style:use-optimal-row-height="true"/>
    </style:style>
    <style:style style:name="ro11" style:family="table-row">
      <style:table-row-properties style:row-height="3.605cm" fo:break-before="auto" style:use-optimal-row-height="true"/>
    </style:style>
    <style:style style:name="ro12" style:family="table-row">
      <style:table-row-properties style:row-height="8.345cm" fo:break-before="auto" style:use-optimal-row-height="true"/>
    </style:style>
    <style:style style:name="ro13" style:family="table-row">
      <style:table-row-properties style:row-height="5.186cm" fo:break-before="auto" style:use-optimal-row-height="true"/>
    </style:style>
    <style:style style:name="ro14" style:family="table-row">
      <style:table-row-properties style:row-height="6.765cm" fo:break-before="auto" style:use-optimal-row-height="true"/>
    </style:style>
    <style:style style:name="ro15" style:family="table-row">
      <style:table-row-properties style:row-height="1.369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style:text-properties fo:font-weight="bold" style:font-weight-asian="bold" style:font-weight-complex="bold"/>
    </style:style>
    <style:style style:name="ce3" style:family="table-cell" style:parent-style-name="Default" style:data-style-name="N100"/>
    <style:style style:name="ce4" style:family="table-cell" style:parent-style-name="Default">
      <style:text-properties fo:color="#0000ff" fo:font-weight="bold" style:font-weight-asian="bold" style:font-weight-complex="bold"/>
    </style:style>
    <style:style style:name="ce5" style:family="table-cell" style:parent-style-name="Default">
      <style:text-properties fo:color="#0000ff"/>
    </style:style>
  </office:automatic-styles>
  <office:body>
    <office:spreadsheet>
      <table:calculation-settings table:use-regular-expressions="false"/>
      <table:table table:name="dump_en" table:style-name="ta1">
        <office:forms form:automatic-focus="false" form:apply-design-mode="false"/>
        <table:table-column table:style-name="co1" table:default-cell-style-name="Default"/>
        <table:table-column table:style-name="co2" table:default-cell-style-name="ce3"/>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class</text:p>
          </table:table-cell>
          <table:table-cell table:style-name="ce2" office:value-type="string" calcext:value-type="string">
            <text:p>name</text:p>
          </table:table-cell>
          <table:table-cell table:style-name="ce1" office:value-type="string" calcext:value-type="string">
            <text:p>description</text:p>
          </table:table-cell>
          <table:table-cell table:style-name="ce1" table:number-columns-repeated="1021"/>
        </table:table-row>
        <table:table-row table:style-name="ro1">
          <table:table-cell office:value-type="string" calcext:value-type="string">
            <text:p>barbarian</text:p>
          </table:table-cell>
          <table:table-cell office:value-type="string" calcext:value-type="string">
            <text:p>Weapon and Armor Proficiency</text:p>
          </table:table-cell>
          <table:table-cell office:value-type="string" calcext:value-type="string">
            <text:p>A barbarian is proficient with all simple and martial weapons, light armor, medium armor, and shields (except tower shields).</text:p>
          </table:table-cell>
          <table:table-cell table:number-columns-repeated="1021"/>
        </table:table-row>
        <table:table-row table:style-name="ro1">
          <table:table-cell office:value-type="string" calcext:value-type="string">
            <text:p>barbarian</text:p>
          </table:table-cell>
          <table:table-cell office:value-type="string" calcext:value-type="string">
            <text:p>Fast Movement (Ex)</text:p>
          </table:table-cell>
          <table:table-cell office:value-type="string" calcext:value-type="string">
            <text:p>A barbarian's land speed is faster than the norm for her race by +10 feet. This benefit applies only when she is wearing no armor, light armor, or medium armor, and not carrying a heavy load. Apply this bonus before modifying the barbarian's speed because of any load carried or armor worn. This bonus stacks with any other bonuses to the barbarian's land speed.</text:p>
          </table:table-cell>
          <table:table-cell table:number-columns-repeated="1021"/>
        </table:table-row>
        <table:table-row table:style-name="ro1">
          <table:table-cell office:value-type="string" calcext:value-type="string">
            <text:p>barbarian</text:p>
          </table:table-cell>
          <table:table-cell office:value-type="string" calcext:value-type="string">
            <text:p>Rage (Ex)</text:p>
          </table:table-cell>
          <table:table-cell office:value-type="string" calcext:value-type="string">
            <text:p>A barbarian can call upon inner reserves of strength and ferocity, granting her additional combat prowess. Starting at 1st level, a barbarian can rage for a number of rounds per day equal to 4 + her Constitution modifier. At each level after 1st, she can rage for 2 additional rounds. Temporary increases to Constitution, such as those gained from rage and spells like bear's endurance, do not increase the total number of rounds that a barbarian can rage per day. A barbarian can enter rage as a free action. The total number of rounds of rage per day is renewed after resting for 8 hours, although these hours do not need to be consecutive.While in rage, a barbarian gains a +4 morale bonus to her Strength and Constitution, as well as a +2 morale bonus on Will saves. In addition, she takes a –2 penalty to Armor Class. The increase to Constitution grants the barbarian 2 hit points per Hit Dice, but these disappear when the rage ends and are not lost first like temporary hit points. While in rage, a barbarian cannot use any Charisma-, Dexterity-, or Intelligence-based skills (except Acrobatics, Fly, Intimidate, and Ride) or any ability that requires patience or concentration.A barbarian can end her rage as a free action and is fatigued after rage for a number of rounds equal to 2 times the number of rounds spent in the rage. A barbarian cannot enter a new rage while fatigued or exhausted but can otherwise enter rage multiple times during a single encounter or combat. If a barbarian falls unconscious, her rage immediately ends, placing her in peril of death.</text:p>
          </table:table-cell>
          <table:table-cell table:number-columns-repeated="1021"/>
        </table:table-row>
        <table:table-row table:style-name="ro1">
          <table:table-cell office:value-type="string" calcext:value-type="string">
            <text:p>barbarian</text:p>
          </table:table-cell>
          <table:table-cell office:value-type="string" calcext:value-type="string">
            <text:p>Rage Powers (Ex)</text:p>
          </table:table-cell>
          <table:table-cell office:value-type="string" calcext:value-type="string">
            <text:p>As a barbarian gains levels, she learns to use her rage in new ways. Starting at 2nd level, a barbarian gains a rage power. She gains another rage power for every two levels of barbarian attained after 2nd level. A barbarian gains the benefits of rage powers only while raging, and some of these powers require the barbarian to take an action first. Unless otherwise noted, a barbarian cannot select an individual power more than once.Animal Fury (Ex): While raging, the barbarian gains a bite attack. If used as part of a full attack action, the bite attack is made at the barbarian's full base attack bonus –5. If the bite hits, it deals 1d4 points of damage (assuming the barbarian is Medium; 1d3 points of damage if Small) plus half the barbarian's Strength modifier. A barbarian can make a bite attack as part of the action to maintain or break free from a grapple. This attack is resolved before the grapple check is made. If the bite attack hits, any grapple checks made by the barbarian against the target this round are at a +2 bonus.Clear Mind (Ex): A barbarian may reroll a failed Will save. This power is used as an immediate action after the first save is attempted, but before the results are revealed by the GM. The barbarian must take the second result, even if it is worse. A barbarian must be at least 8th level before selecting this power. This power can only be used once per rage.Fearless Rage (Ex): While raging, the barbarian is immune to the shaken and frightened conditions. A barbarian must be at least 12th level before selecting this rage power.Guarded Stance (Ex): The barbarian gains a +1 dodge bonus to her Armor Class against melee attacks for a number of rounds equal to the barbarian's current Constitution modifier (minimum 1). This bonus increases by +1 for every 6 levels the barbarian has attained. Activating this ability is a move action that does not provoke an attack of opportunity.Increased Damage Reduction (Ex): The barbarian's damage reduction increases by 1/—. This increase is always active while the barbarian is raging. A barbarian can select this rage power up to three times. Its effects stack. A barbarian must be at least 8th level before selecting this rage power.Internal Fortitude (Ex): While raging, the barbarian is immune to the sickened and nauseated conditions. A barbarian must be at least 8th level before selecting this rage power.Intimidating Glare (Ex): The barbarian can make an Intimidate check against one adjacent foe as a move action. If the barbarian successfully demoralizes her opponent, the foe is shaken for 1d4 rounds + 1 round for every 5 points by which the barbarian's check exceeds the DC.Knockback (Ex): Once per round, the barbarian can make a bull rush attempt against one target in place of a melee attack. If successful, the target takes damage equal to the barbarian's Strength modifier and is moved back as normal. The barbarian does not need to move with the target if successful. This does not provoke an attack of opportunity.Low-Light Vision (Ex): The barbarian's senses sharpen and she gains low-light vision while raging.Mighty Swing (Ex): The barbarian automatically confirms a critical hit. This power is used as an immediate action once a critical threat has been determined. A barbarian must be at least 12th level before selecting this power. This power can only be used once per rage.Moment of Clarity (Ex): The barbarian does not gain any benefits or take any of the penalties from rage for 1 round. Activating this power is a swift action. This includes the penalty to Armor Class and the restriction on what actions can be performed. This round still counts against her total number of rounds of rage per day. This power can only be used once per rage.Night Vision (Ex): The barbarian's senses grow incredibly sharp while raging and she gains darkvision 60 feet. A barbarian must have low-light vision as a rage power or a racial trait to select this rage power.No Escape (Ex): The barbarian can move up to double her normal speed as an immediate action but she can only use this ability when an adjacent foe uses a withdraw action to move away from her. She must end her movement adjacent to the enemy that used the withdraw action. The barbarian provokes attacks of opportunity as normal during this movement. This power can only be used once per rage.Powerful Blow (Ex): The barbarian gains a +1 bonus on a single damage roll. This bonus increases by +1 for every 4 levels the barbarian has attained. This power is used as a swift action before the roll to hit is made. This power can only be used once per rage.Quick Reflexes (Ex): While raging, the barbarian can make one additional attack of opportunity per round.Raging Climber (Ex): When raging, the barbarian adds her level as an enhancement bonus on all Climb skill checks.Raging Leaper (Ex): When raging, the barbarian adds her level as an enhancement bonus on all Acrobatics skill checks made to jump. When making a jump in this way, the barbarian is always considered to have a running start.Raging Swimmer (Ex): When raging, the barbarian adds her level as an enhancement bonus on all Swim skill checks.Renewed Vigor (Ex): As a standard action, the barbarian heals 1d8 points of damage + her Constitution modifier. For every four levels the barbarian has attained above 4th, this amount of damage healed increases by 1d8, to a maximum of 5d8 at 20th level. A barbarian must be at least 4th level before selecting this power. This power can be used only once per day and only while raging.Rolling Dodge (Ex): The barbarian gains a +1 dodge bonus to her Armor Class against ranged attacks for a number of rounds equal to the barbarian's current Constitution modifier (minimum 1). This bonus increases by +1 for every 6 levels the barbarian has attained. Activating this ability is a move action that does not provoke an attack of opportunity.Roused Anger (Ex): The barbarian may enter a rage even if fatigued. While raging after using this ability, the barbarian is immune to the fatigued condition. Once this rage ends, the barbarian is exhausted for 10 minutes per round spent raging.Scent (Ex): The barbarian gains the scent ability while raging and can use this ability to locate unseen foes (see Special Abilities for rules on the scent ability).Strength Surge (Ex): The barbarian adds her barbarian level on one Strength check or combat maneuver check, or to her Combat Maneuver Defense when an opponent attempts a maneuver against her. This power is used as an immediate action. This power can only be used once per rage.Superstition (Ex): The barbarian gains a +2 morale bonus on saving throws made to resist spells, supernatural abilities, and spell-like abilities. This bonus increases by +1 for every 4 levels the barbarian has attained. While raging, the barbarian cannot be a willing target of any spell and must make saving throws to resist all spells, even those cast by allies.Surprise Accuracy (Ex): The barbarian gains a +1 morale bonus on one attack roll. This bonus increases by +1 for every 4 levels the barbarian has attained. This power is used as a swift action before the roll to hit is made. This power can only be used once per rage.Swift Foot (Ex): The barbarian gains a 5-foot enhancement bonus to her speed. This increase is always active while the barbarian is raging. A barbarian can select this rage power up to three times. Its effects stack.Terrifying Howl (Ex): The barbarian unleashes a terrifying howl as a standard action. All shaken enemies within 30 feet must make a Will save (DC equal to 10 + 1/2 the barbarian's level + the barbarian's Strength modifier) or be panicked for 1d4+1 rounds. Once an enemy has made a save versus terrifying howl (successful or not), it is immune to this power for 24 hours. A barbarian must have the intimidating glare rage power to select this rage power. A barbarian must be at least 8th level before selecting this power.Unexpected Strike (Ex): The barbarian can make an attack of opportunity against a foe that moves into any square threatened by the barbarian, regardless of whether or not that movement would normally provoke an attack of opportunity. This power can only be used once per rage. A barbarian must be at least 8th level before selecting this power.</text:p>
          </table:table-cell>
          <table:table-cell table:number-columns-repeated="1021"/>
        </table:table-row>
        <table:table-row table:style-name="ro1">
          <table:table-cell office:value-type="string" calcext:value-type="string">
            <text:p>barbarian</text:p>
          </table:table-cell>
          <table:table-cell office:value-type="string" calcext:value-type="string">
            <text:p>Uncanny Dodge (Ex)</text:p>
          </table:table-cell>
          <table:table-cell office:value-type="string" calcext:value-type="string">
            <text:p>At 2nd level, a barbarian gains the ability to react to danger before her senses would normally allow her to do so. She cannot be caught flat-footed, even if the attacker is invisible. She still loses her Dexterity bonus to AC if immobilized. A barbarian with this ability can still lose her Dexterity bonus to AC if an opponent successfully uses the feint action against her.If a barbarian already has uncanny dodge from a different class, she automatically gains improved uncanny dodge (see below) instead.</text:p>
          </table:table-cell>
          <table:table-cell table:number-columns-repeated="1021"/>
        </table:table-row>
        <table:table-row table:style-name="ro1">
          <table:table-cell office:value-type="string" calcext:value-type="string">
            <text:p>barbarian</text:p>
          </table:table-cell>
          <table:table-cell office:value-type="string" calcext:value-type="string">
            <text:p>Trap Sense (Ex)</text:p>
          </table:table-cell>
          <table:table-cell office:value-type="string" calcext:value-type="string">
            <text:p>At 3rd level, a barbarian gains a +1 bonus on Reflex saves made to avoid traps and a +1 dodge bonus to AC against attacks made by traps. These bonuses increase by +1 every three barbarian levels thereafter (6th, 9th, 12th, 15th, and 18th level). Trap sense bonuses gained from multiple classes stack.</text:p>
          </table:table-cell>
          <table:table-cell table:number-columns-repeated="1021"/>
        </table:table-row>
        <table:table-row table:style-name="ro1">
          <table:table-cell office:value-type="string" calcext:value-type="string">
            <text:p>barbarian</text:p>
          </table:table-cell>
          <table:table-cell office:value-type="string" calcext:value-type="string">
            <text:p>Improved Uncanny Dodge (Ex)</text:p>
          </table:table-cell>
          <table:table-cell office:value-type="string" calcext:value-type="string">
            <text:p>At 5th level and higher, a barbarian can no longer be flanked. This defense denies a rogue the ability to sneak attack the barbarian by flanking her, unless the attacker has at least four more rogue levels than the target has barbarian levels.If a character already has uncanny dodge (see above) from another class, the levels from the classes that grant uncanny dodge stack to determine the minimum rogue level required to flank the character.</text:p>
          </table:table-cell>
          <table:table-cell table:number-columns-repeated="1021"/>
        </table:table-row>
        <table:table-row table:style-name="ro1">
          <table:table-cell office:value-type="string" calcext:value-type="string">
            <text:p>barbarian</text:p>
          </table:table-cell>
          <table:table-cell office:value-type="string" calcext:value-type="string">
            <text:p>Damage Reduction (Ex)</text:p>
          </table:table-cell>
          <table:table-cell office:value-type="string" calcext:value-type="string">
            <text:p>At 7th level, a barbarian gains damage reduction. Subtract 1 from the damage the barbarian takes each time she is dealt damage from a weapon or a natural attack. At 10th level, and every three barbarian levels thereafter (13th, 16th, and 19th level), this damage reduction rises by 1 point. Damage reduction can reduce damage to 0 but not below 0.</text:p>
          </table:table-cell>
          <table:table-cell table:number-columns-repeated="1021"/>
        </table:table-row>
        <table:table-row table:style-name="ro1">
          <table:table-cell office:value-type="string" calcext:value-type="string">
            <text:p>barbarian</text:p>
          </table:table-cell>
          <table:table-cell office:value-type="string" calcext:value-type="string">
            <text:p>Greater Rage (Ex)</text:p>
          </table:table-cell>
          <table:table-cell office:value-type="string" calcext:value-type="string">
            <text:p>At 11th level, when a barbarian enters rage, the morale bonus to her Strength and Constitution increases to +6 and the morale bonus on her Will saves increases to +3.</text:p>
          </table:table-cell>
          <table:table-cell table:number-columns-repeated="1021"/>
        </table:table-row>
        <table:table-row table:style-name="ro1">
          <table:table-cell office:value-type="string" calcext:value-type="string">
            <text:p>barbarian</text:p>
          </table:table-cell>
          <table:table-cell office:value-type="string" calcext:value-type="string">
            <text:p>Indomitable Will (Ex)</text:p>
          </table:table-cell>
          <table:table-cell office:value-type="string" calcext:value-type="string">
            <text:p>While in rage, a barbarian of 14th level or higher gains a +4 bonus on Will saves to resist enchantment spells. This bonus stacks with all other modifiers, including the morale bonus on Will saves she also receives during her rage.</text:p>
          </table:table-cell>
          <table:table-cell table:number-columns-repeated="1021"/>
        </table:table-row>
        <table:table-row table:style-name="ro1">
          <table:table-cell office:value-type="string" calcext:value-type="string">
            <text:p>barbarian</text:p>
          </table:table-cell>
          <table:table-cell office:value-type="string" calcext:value-type="string">
            <text:p>Tireless Rage (Ex)</text:p>
          </table:table-cell>
          <table:table-cell office:value-type="string" calcext:value-type="string">
            <text:p>Starting at 17th level, a barbarian no longer becomes fatigued at the end of her rage.</text:p>
          </table:table-cell>
          <table:table-cell table:number-columns-repeated="1021"/>
        </table:table-row>
        <table:table-row table:style-name="ro1">
          <table:table-cell office:value-type="string" calcext:value-type="string">
            <text:p>barbarian</text:p>
          </table:table-cell>
          <table:table-cell office:value-type="string" calcext:value-type="string">
            <text:p>Mighty Rage (Ex)</text:p>
          </table:table-cell>
          <table:table-cell office:value-type="string" calcext:value-type="string">
            <text:p>At 20th level, when a barbarian enters rage, the morale bonus to her Strength and Constitution increases to +8 and the morale bonus on her Will saves increases to +4.</text:p>
          </table:table-cell>
          <table:table-cell table:number-columns-repeated="1021"/>
        </table:table-row>
        <table:table-row table:style-name="ro1">
          <table:table-cell office:value-type="string" calcext:value-type="string">
            <text:p>bard</text:p>
          </table:table-cell>
          <table:table-cell office:value-type="string" calcext:value-type="string">
            <text:p>Weapon and Armor Proficiency</text:p>
          </table:table-cell>
          <table:table-cell office:value-type="string" calcext:value-type="string">
            <text:p>A bard is proficient with all simple weapons, plus the longsword, rapier, sap, short sword, shortbow, and whip. Bards are also proficient with light armor and shields (except tower shields). A bard can cast bard spells while wearing light armor and use a shield without incurring the normal arcane spell failure chance. Like any other arcane spellcaster, a bard wearing medium or heavy armor incurs a chance of arcane spell failure if the spell in question has a somatic component. A multiclass bard still incurs the normal arcane spell failure chance for arcane spells received from other classes.</text:p>
          </table:table-cell>
          <table:table-cell table:number-columns-repeated="1021"/>
        </table:table-row>
        <table:table-row table:style-name="ro1">
          <table:table-cell office:value-type="string" calcext:value-type="string">
            <text:p>bard</text:p>
          </table:table-cell>
          <table:table-cell office:value-type="string" calcext:value-type="string">
            <text:p>Spells</text:p>
          </table:table-cell>
          <table:table-cell office:value-type="string" calcext:value-type="string">
            <text:p>A bard casts arcane spells drawn from the bard spell list presented in Spell Lists. He can cast any spell he knows without preparing it ahead of time. Every bard spell has a verbal component (song, recitation, or music). To learn or cast a spell, a bard must have a Charisma score equal to at least 10 + the spell level. The Difficulty Class for a saving throw against a bard's spell is 10 + the spell level + the bard's Charisma modifier.Like other spellcasters, a bard can cast only a certain number of spells of each spell level per day. His base daily spell allotment is given on Table: Bard. In addition, he receives bonus spells per day if he has a high Charisma score (see <text:s/>Table: Ability Modifiers and Bonus Spells).The bard's selection of spells is extremely limited. A bard begins play knowing four 0-level spells and two 1st-level spells of the bard's choice. At each new bard level, he gains one or more new spells, as indicated on Table: Bard Spells Known. (Unlike spells per day, the number of spells a bard knows is not affected by his Charisma score. The numbers on Table: Bard Spells Known are fixed.)Upon reaching 5th level, and at every third bard level after that (8th, 11th, and so on), a bard can choose to learn a new spell in place of one he already knows. In effect, the bard â€œlosesâ€ the old spell in exchange for the new one. The new spell's level must be the same as that of the spell being exchanged, and it must be at least one level lower than the highest-level bard spell the bard can cast. A bard may swap only a single spell at any given level and must choose whether or not to swap the spell at the same time that he gains new spells known for the level.A bard need not prepare his spells in advance. He can cast any spell he knows at any time, assuming he has not yet used up his allotment of spells per day for the spell's level.</text:p>
          </table:table-cell>
          <table:table-cell table:number-columns-repeated="1021"/>
        </table:table-row>
        <table:table-row table:style-name="ro1">
          <table:table-cell office:value-type="string" calcext:value-type="string">
            <text:p>bard</text:p>
          </table:table-cell>
          <table:table-cell office:value-type="string" calcext:value-type="string">
            <text:p>Bardic Knowledge (Ex)</text:p>
          </table:table-cell>
          <table:table-cell office:value-type="string" calcext:value-type="string">
            <text:p>A bard adds half his class level (minimum 1) on all Knowledge skill checks and may make all Knowledge skill checks untrained.</text:p>
          </table:table-cell>
          <table:table-cell table:number-columns-repeated="1021"/>
        </table:table-row>
        <table:table-row table:style-name="ro1">
          <table:table-cell office:value-type="string" calcext:value-type="string">
            <text:p>bard</text:p>
          </table:table-cell>
          <table:table-cell office:value-type="string" calcext:value-type="string">
            <text:p>Bardic Performance</text:p>
          </table:table-cell>
          <table:table-cell office:value-type="string" calcext:value-type="string">
            <text:p>A bard is trained to use the Perform skill to create magical effects on those around him, including himself if desired. He can use this ability for a number of rounds per day equal to 4 + his Charisma modifier. At each level after 1st a bard can use bardic performance for 2 additional rounds per day. Each round, the bard can produce any one of the types of bardic performance that he has mastered, as indicated by his level.Starting a bardic performance is a standard action, but it can be maintained each round as a free action. Changing a bardic performance from one effect to another requires the bard to stop the previous performance and start a new one as a standard action. A bardic performance cannot be disrupted, but it ends immediately if the bard is killed, paralyzed, stunned, knocked unconscious, or otherwise prevented from taking a free action to maintain it each round. A bard cannot have more than one bardic performance in effect at one time.At 7th level, a bard can start a bardic performance as a move action instead of a standard action. At 13th level, a bard can start a bardic performance as a swift action.Each bardic performance has audible components, visual components, or both.If a bardic performance has audible components, the targets must be able to hear the bard for the performance to have any effect, and many such performances are language dependent (as noted in the description). A deaf bard has a 20% chance to fail when attempting to use a bardic performance with an audible component. If he fails this check, the attempt still counts against his daily limit. Deaf creatures are immune to bardic performances with audible components.If a bardic performance has a visual component, the targets must have line of sight to the bard for the performance to have any effect. A blind bard has a 50% chance to fail when attempting to use a bardic performance with a visual component. If he fails this check, the attempt still counts against his daily limit. Blind creatures are immune to bardic performances with visual components.Countersong (Su): At 1st level, a bard learns to counter magic effects that depend on sound (but not spells that have verbal components). Each round of the countersong he makes a Perform (keyboard, percussion, wind, string, or sing) skill check. Any creature within 30 feet of the bard (including the bard himself) that is affected by a sonic or language-dependent magical attack may use the bard's Perform check result in place of its saving throw if, after the saving throw is rolled, the Perform check result proves to be higher. If a creature within range of the countersong is already under the effect of a noninstantaneous sonic or language-dependent magical attack, it gains another saving throw against the effect each round it hears the countersong, but it must use the bard's Perform skill check result for the save. Countersong does not work on effects that don't allow saves. Countersong relies on audible components.Distraction (Su): At 1st level, a bard can use his performance to counter magic effects that depend on sight. Each round of the distraction, he makes a Perform (act, comedy, dance, or oratory) skill check. Any creature within 30 feet of the bard (including the bard himself) that is affected by an illusion (pattern) or illusion (figment) magical attack may use the bard's Perform check result in place of its saving throw if, after the saving throw is rolled, the Perform skill check proves to be higher. If a creature within range of the distraction is already under the effect of a noninstantaneous illusion (pattern) or illusion (figment) magical attack, it gains another saving throw against the effect each round it sees the distraction, but it must use the bard's Perform skill check result for the save. Distraction does not work on effects that don't allow saves. Distraction relies on visual components.Fascinate (Su): At 1st level, a bard can use his performance to cause one or more creatures to become fascinated with him. Each creature to be fascinated must be within 90 feet, able to see and hear the bard, and capable of paying attention to him. The bard must also be able to see the creatures affected. The distraction of a nearby combat or other dangers prevents this ability from working. For every three levels the bard has attained beyond 1st, he can target one additional creature with this ability.Each creature within range receives a Will save (DC 10 + 1/2 the bard's level + the bard's Cha modifier) to negate the effect. If a creature's saving throw succeeds, the bard cannot attempt to fascinate that creature again for 24 hours. If its saving throw fails, the creature sits quietly and observes the performance for as long as the bard continues to maintain it. While fascinated, a target takes a –4 penalty on all skill checks made as reactions, such as Perception checks. Any potential threat to the target allows the target to make a new saving throw against the effect. Any obvious threat, such as someone drawing a weapon, casting a spell, or aiming a weapon at the target, automatically breaks the effect.Fascinate is an enchantment (compulsion), mind-affecting ability. Fascinate relies on audible and visual components in order to function.Inspire Courage (Su): A 1st-level bard can use his performance to inspire courage in his allies (including himself), bolstering them against fear and improving their combat abilities. To be affected, an ally must be able to perceive the bard's performance. An affected ally receives a +1 morale bonus on saving throws against charm and fear effects and a +1 competence bonus on attack and weapon damage rolls. At 5th level, and every six bard levels thereafter, this bonus increases by +1, to a maximum of +4 at 17th level. Inspire courage is a mind-affecting ability. Inspire courage can use audible or visual components. The bard must choose which component to use when starting his performance.Inspire Competence (Su): A bard of 3rd level or higher can use his performance to help an ally succeed at a task. That ally must be within 30 feet and be able to hear the bard. The ally gets a +2 competence bonus on skill checks with a particular skill as long as she continues to hear the bard's performance. This bonus increases by +1 for every four levels the bard has attained beyond 3rd (+3 at 7th, +4 at 11th, +5 at 15th, and +6 at 19th). Certain uses of this ability are infeasible, such as Stealth, and may be disallowed at the GM's discretion. A bard can't inspire competence in himself. Inspire competence relies on audible components.Suggestion (Sp): A bard of 6th level or higher can use his performance to make a suggestion (as per the spell) to a creature he has already fascinated (see above). Using this ability does not disrupt the fascinate effect, but it does require a standard action to activate (in addition to the free action to continue the fascinate effect). A bard can use this ability more than once against an individual creature during an individual performance.Making a suggestion does not count against a bard's daily use of bardic performance. A Will saving throw (DC 10 + 1/2 the bard's level + the bard's Cha modifier) negates the effect. This ability affects only a single creature. Suggestion is an enchantment (compulsion), mind affecting, language-dependent ability and relies on audible components.Dirge of Doom (Su): A bard of 8th level or higher can use his performance to foster a sense of growing dread in his enemies, causing them to become shaken. To be affected, an enemy must be within 30 feet and able to see and hear the bard's performance. The effect persists for as long as the enemy is within 30 feet and the bard continues his performance. This performance cannot cause a creature to become frightened or panicked, even if the targets are already shaken from another effect. Dirge of doom is a mind-affecting fear effect, and it relies on audible and visual components.Inspire Greatness (Su): A bard of 9th level or higher can use his performance to inspire greatness in himself or a single willing ally within 30 feet, granting extra fighting capability. For every three levels the bard attains beyond 9th, he can target an additional ally while using this performance (up to a maximum of four targets at 18th level). To inspire greatness, all of the targets must be able to see and hear the bard. A creature inspired with greatness gains 2 bonus Hit Dice (d10s), the commensurate number of temporary hit points (apply the target's Constitution modifier, if any, to these bonus Hit Dice), a +2 competence bonus on attack rolls, and a +1 competence bonus on Fortitude saves. The bonus Hit Dice count as regular Hit Dice for determining the effect of spells that are Hit Dice dependent. Inspire greatness is a mind-affecting ability and it relies on audible and visual components.Soothing Performance (Su): A bard of 12th level or higher can use his performance to create an effect equivalent to a mass cure serious wounds, using the bard's level as the caster level. In addition, this performance removes the fatigued, sickened, and shaken conditions from all those affected. Using this ability requires 4 rounds of continuous performance, and the targets must be able to see and hear the bard throughout the performance. Soothing performance affects all targets that remain within 30 feet throughout the performance. Soothing performance relies on audible and visual components.Frightening Tune (Sp): A bard of 14th level or higher can use his performance to cause fear in his enemies. To be affected, an enemy must be able to hear the bard perform and be within 30 feet. Each enemy within range receives a Will save (DC 10 + 1/2 the bard's level + the bard's Cha modifier) to negate the effect. If the save succeeds, the creature is immune to this ability for 24 hours. If the save fails, the target becomes frightened and flees for as long as the target can hear the bard's performance. Frightening tune relies on audible components.Inspire Heroics (Su): A bard of 15th level or higher can inspire tremendous heroism in himself or a single ally within 30 feet. For every three bard levels the character attains beyond 15th, he can inspire heroics in an additional creature. To inspire heroics, all of the targets must be able to see and hear the bard. Inspired creatures gain a +4 morale bonus on saving throws and a +4 dodge bonus to AC. This effect lasts for as long as the targets are able to witness the performance. Inspire heroics is a mind-affecting ability that relies on audible and visual components.Mass Suggestion (Sp): This ability functions just like suggestion, but allows a bard of 18th level or higher to make a suggestion simultaneously to any number of creatures that he has already fascinated. Mass suggestion is an enchantment (compulsion), mind-affecting, language-dependent ability that relies on audible components.Deadly Performance (Su): A bard of 20th level or higher can use his performance to cause one enemy to die from joy or sorrow. To be affected, the target must be able to see and hear the bard perform for 1 full round and be within 30 feet. The target receives a Will save (DC 10 + 1/2 the bard's level + the bard's Cha modifier) to negate the effect. If a creature's saving throw succeeds, the target is staggered for 1d4 rounds, and the bard cannot use deadly performance on that creature again for 24 hours. If a creature's saving throw fails, it dies. Deadly performance is a mind-affecting death effect that relies on audible and visual components.</text:p>
          </table:table-cell>
          <table:table-cell table:number-columns-repeated="1021"/>
        </table:table-row>
        <table:table-row table:style-name="ro1">
          <table:table-cell office:value-type="string" calcext:value-type="string">
            <text:p>bard</text:p>
          </table:table-cell>
          <table:table-cell office:value-type="string" calcext:value-type="string">
            <text:p>Cantrips</text:p>
          </table:table-cell>
          <table:table-cell office:value-type="string" calcext:value-type="string">
            <text:p>Bards learn a number of cantrips, or 0-level spells, as noted on Table: Bard Spells Known under â€œSpells Known.â€ These spells are cast like any other spell, but they do not consume any slots and may be used again.</text:p>
          </table:table-cell>
          <table:table-cell table:number-columns-repeated="1021"/>
        </table:table-row>
        <table:table-row table:style-name="ro1">
          <table:table-cell office:value-type="string" calcext:value-type="string">
            <text:p>bard</text:p>
          </table:table-cell>
          <table:table-cell office:value-type="string" calcext:value-type="string">
            <text:p>First Versatile Performance (Ex)</text:p>
          </table:table-cell>
          <table:table-cell office:value-type="string" calcext:value-type="string">
            <text:p>At 2nd level, a bard can choose one type of Perform skill. He can use his bonus in that skill in place of his bonus in associated skills. When substituting in this way, the bard uses his total Perform skill bonus, including class skill bonus, in place of its associated skill's bonus, whether or not he has ranks in that skill or if it is a class skill. At 6th level, and every 4 levels thereafter, the bard can select an additional type of Perform to substitute.The types of Perform and their associated skills are: Act (Bluff, Disguise), Comedy (Bluff, Intimidate), Dance (Acrobatics, Fly), Keyboard Instruments (Diplomacy, Intimidate), Oratory (Diplomacy, Sense Motive), Percussion (Handle Animal, Intimidate), Sing (Bluff, Sense Motive), String (Bluff, Diplomacy), and Wind (Diplomacy, Handle Animal).</text:p>
          </table:table-cell>
          <table:table-cell table:number-columns-repeated="1021"/>
        </table:table-row>
        <table:table-row table:style-name="ro1">
          <table:table-cell office:value-type="string" calcext:value-type="string">
            <text:p>bard</text:p>
          </table:table-cell>
          <table:table-cell office:value-type="string" calcext:value-type="string">
            <text:p>Second Versatile Performance (Ex)</text:p>
          </table:table-cell>
          <table:table-cell office:value-type="string" calcext:value-type="string">
            <text:p>At 2nd level, a bard can choose one type of Perform skill. He can use his bonus in that skill in place of his bonus in associated skills. When substituting in this way, the bard uses his total Perform skill bonus, including class skill bonus, in place of its associated skill's bonus, whether or not he has ranks in that skill or if it is a class skill. At 6th level, and every 4 levels thereafter, the bard can select an additional type of Perform to substitute.The types of Perform and their associated skills are: Act (Bluff, Disguise), Comedy (Bluff, Intimidate), Dance (Acrobatics, Fly), Keyboard Instruments (Diplomacy, Intimidate), Oratory (Diplomacy, Sense Motive), Percussion (Handle Animal, Intimidate), Sing (Bluff, Sense Motive), String (Bluff, Diplomacy), and Wind (Diplomacy, Handle Animal).</text:p>
          </table:table-cell>
          <table:table-cell table:number-columns-repeated="1021"/>
        </table:table-row>
        <table:table-row table:style-name="ro1">
          <table:table-cell office:value-type="string" calcext:value-type="string">
            <text:p>bard</text:p>
          </table:table-cell>
          <table:table-cell office:value-type="string" calcext:value-type="string">
            <text:p>Third Versatile Performance (Ex)</text:p>
          </table:table-cell>
          <table:table-cell office:value-type="string" calcext:value-type="string">
            <text:p>At 2nd level, a bard can choose one type of Perform skill. He can use his bonus in that skill in place of his bonus in associated skills. When substituting in this way, the bard uses his total Perform skill bonus, including class skill bonus, in place of its associated skill's bonus, whether or not he has ranks in that skill or if it is a class skill. At 6th level, and every 4 levels thereafter, the bard can select an additional type of Perform to substitute.The types of Perform and their associated skills are: Act (Bluff, Disguise), Comedy (Bluff, Intimidate), Dance (Acrobatics, Fly), Keyboard Instruments (Diplomacy, Intimidate), Oratory (Diplomacy, Sense Motive), Percussion (Handle Animal, Intimidate), Sing (Bluff, Sense Motive), String (Bluff, Diplomacy), and Wind (Diplomacy, Handle Animal).</text:p>
          </table:table-cell>
          <table:table-cell table:number-columns-repeated="1021"/>
        </table:table-row>
        <table:table-row table:style-name="ro1">
          <table:table-cell office:value-type="string" calcext:value-type="string">
            <text:p>bard</text:p>
          </table:table-cell>
          <table:table-cell office:value-type="string" calcext:value-type="string">
            <text:p>Fourth Versatile Performance (Ex)</text:p>
          </table:table-cell>
          <table:table-cell office:value-type="string" calcext:value-type="string">
            <text:p>At 2nd level, a bard can choose one type of Perform skill. He can use his bonus in that skill in place of his bonus in associated skills. When substituting in this way, the bard uses his total Perform skill bonus, including class skill bonus, in place of its associated skill's bonus, whether or not he has ranks in that skill or if it is a class skill. At 6th level, and every 4 levels thereafter, the bard can select an additional type of Perform to substitute.The types of Perform and their associated skills are: Act (Bluff, Disguise), Comedy (Bluff, Intimidate), Dance (Acrobatics, Fly), Keyboard Instruments (Diplomacy, Intimidate), Oratory (Diplomacy, Sense Motive), Percussion (Handle Animal, Intimidate), Sing (Bluff, Sense Motive), String (Bluff, Diplomacy), and Wind (Diplomacy, Handle Animal).</text:p>
          </table:table-cell>
          <table:table-cell table:number-columns-repeated="1021"/>
        </table:table-row>
        <table:table-row table:style-name="ro1">
          <table:table-cell office:value-type="string" calcext:value-type="string">
            <text:p>bard</text:p>
          </table:table-cell>
          <table:table-cell office:value-type="string" calcext:value-type="string">
            <text:p>Fifth Versatile Performance (Ex)</text:p>
          </table:table-cell>
          <table:table-cell office:value-type="string" calcext:value-type="string">
            <text:p>At 2nd level, a bard can choose one type of Perform skill. He can use his bonus in that skill in place of his bonus in associated skills. When substituting in this way, the bard uses his total Perform skill bonus, including class skill bonus, in place of its associated skill's bonus, whether or not he has ranks in that skill or if it is a class skill. At 6th level, and every 4 levels thereafter, the bard can select an additional type of Perform to substitute.The types of Perform and their associated skills are: Act (Bluff, Disguise), Comedy (Bluff, Intimidate), Dance (Acrobatics, Fly), Keyboard Instruments (Diplomacy, Intimidate), Oratory (Diplomacy, Sense Motive), Percussion (Handle Animal, Intimidate), Sing (Bluff, Sense Motive), String (Bluff, Diplomacy), and Wind (Diplomacy, Handle Animal).</text:p>
          </table:table-cell>
          <table:table-cell table:number-columns-repeated="1021"/>
        </table:table-row>
        <table:table-row table:style-name="ro1">
          <table:table-cell office:value-type="string" calcext:value-type="string">
            <text:p>bard</text:p>
          </table:table-cell>
          <table:table-cell office:value-type="string" calcext:value-type="string">
            <text:p>Well-Versed (Ex)</text:p>
          </table:table-cell>
          <table:table-cell office:value-type="string" calcext:value-type="string">
            <text:p>At 2nd level, the bard becomes resistant to the bardic performance of others, and to sonic effects in general. The bard gains a +4 bonus on saving throws made against bardic performance, sonic, and language-dependent effects.</text:p>
          </table:table-cell>
          <table:table-cell table:number-columns-repeated="1021"/>
        </table:table-row>
        <table:table-row table:style-name="ro1">
          <table:table-cell office:value-type="string" calcext:value-type="string">
            <text:p>bard</text:p>
          </table:table-cell>
          <table:table-cell office:value-type="string" calcext:value-type="string">
            <text:p>Lore Master (Ex)</text:p>
          </table:table-cell>
          <table:table-cell office:value-type="string" calcext:value-type="string">
            <text:p>At 5th level, the bard becomes a master of lore and can take 10 on any Knowledge skill check that he has ranks in. A bard can choose not to take 10 and can instead roll normally. In addition, once per day, the bard can take 20 on any Knowledge skill check as a standard action. He can use this ability one additional time per day for every six levels he possesses beyond 5th, to a maximum of three times per day at 17th level.</text:p>
          </table:table-cell>
          <table:table-cell table:number-columns-repeated="1021"/>
        </table:table-row>
        <table:table-row table:style-name="ro1">
          <table:table-cell office:value-type="string" calcext:value-type="string">
            <text:p>bard</text:p>
          </table:table-cell>
          <table:table-cell office:value-type="string" calcext:value-type="string">
            <text:p>Jack-of-All-Trades (Ex)</text:p>
          </table:table-cell>
          <table:table-cell office:value-type="string" calcext:value-type="string">
            <text:p>At 10th level, the bard can use any skill, even if the skill normally requires him to be trained. At 16th level, the bard considers all skills to be class skills. At 19th level, the bard can take 10 on any skill check, even if it is not normally allowed.</text:p>
          </table:table-cell>
          <table:table-cell table:number-columns-repeated="1021"/>
        </table:table-row>
        <table:table-row table:style-name="ro1">
          <table:table-cell office:value-type="string" calcext:value-type="string">
            <text:p>cleric</text:p>
          </table:table-cell>
          <table:table-cell office:value-type="string" calcext:value-type="string">
            <text:p>Weapon and Armor Proficiency</text:p>
          </table:table-cell>
          <table:table-cell office:value-type="string" calcext:value-type="string">
            <text:p>Clerics are proficient with all simple weapons, light armor, medium armor, and shields (except tower shields). Clerics are also proficient with the favored weapon of their deity.</text:p>
          </table:table-cell>
          <table:table-cell table:number-columns-repeated="1021"/>
        </table:table-row>
        <table:table-row table:style-name="ro1">
          <table:table-cell office:value-type="string" calcext:value-type="string">
            <text:p>cleric</text:p>
          </table:table-cell>
          <table:table-cell office:value-type="string" calcext:value-type="string">
            <text:p>Aura (Ex)</text:p>
          </table:table-cell>
          <table:table-cell office:value-type="string" calcext:value-type="string">
            <text:p>A cleric of a chaotic, evil, good, or lawful deity has a particularly powerful aura corresponding to the deity's alignment (see the detect evil spell for details).</text:p>
          </table:table-cell>
          <table:table-cell table:number-columns-repeated="1021"/>
        </table:table-row>
        <table:table-row table:style-name="ro1">
          <table:table-cell office:value-type="string" calcext:value-type="string">
            <text:p>cleric</text:p>
          </table:table-cell>
          <table:table-cell office:value-type="string" calcext:value-type="string">
            <text:p>Spells</text:p>
          </table:table-cell>
          <table:table-cell office:value-type="string" calcext:value-type="string">
            <text:p>A cleric casts divine spells which are drawn from the cleric spell list presented in Spell Lists. Her alignment, however, may restrict her from casting certain spells opposed to her moral or ethical beliefs; see chaotic, evil, good, and lawful spells. A cleric must choose and prepare her spells in advance.To prepare or cast a spell, a cleric must have a Wisdom score equal to at least 10 + the spell level. The Difficulty Class for a saving throw against a cleric's spell is 10 + the spell level + the cleric's Wisdom modifier.Like other spellcasters, a cleric can cast only a certain number of spells of each spell level per day. Her base daily spell allotment is given on Table: Cleric. In addition, she receives bonus spells per day if she has a high Wisdom score (see <text:s/>Table: Ability Modifiers and Bonus Spells).Clerics meditate or pray for their spells. Each cleric must choose a time when she must spend 1 hour each day in quiet contemplation or supplication to regain her daily allotment of spells. A cleric may prepare and cast any spell on the cleric spell list, provided that she can cast spells of that level, but she must choose which spells to prepare during her daily meditation.</text:p>
          </table:table-cell>
          <table:table-cell table:number-columns-repeated="1021"/>
        </table:table-row>
        <table:table-row table:style-name="ro1">
          <table:table-cell office:value-type="string" calcext:value-type="string">
            <text:p>cleric</text:p>
          </table:table-cell>
          <table:table-cell office:value-type="string" calcext:value-type="string">
            <text:p>Channel Energy (Su)</text:p>
          </table:table-cell>
          <table:table-cell office:value-type="string" calcext:value-type="string">
            <text:p>Regardless of alignment, any cleric can release a wave of energy by channeling the power of her faith through her holy (or unholy) symbol. This energy can be used to cause or heal damage, depending on the type of energy channeled and the creatures targeted.A good cleric (or one who worships a good deity) channels positive energy and can choose to deal damage to undead creatures or to heal living creatures. An evil cleric (or one who worships an evil deity) channels negative energy and can choose to deal damage to living creatures or to heal undead creatures. A neutral cleric who worships a neutral deity (or one who is not devoted to a particular deity) must choose whether she channels positive or negative energy. Once this choice is made, it cannot be reversed. This decision also determines whether the cleric casts spontaneous cure or inflict spells (see spontaneous casting).Channeling energy causes a burst that affects all creatures of one type (either undead or living) in a 30-foot radius centered on the cleric. The amount of damage dealt or healed is equal to 1d6 points of damage plus 1d6 points of damage for every two cleric levels beyond 1st (2d6 at 3rd, 3d6 at 5th, and so on). Creatures that take damage from channeled energy receive a Will save to halve the damage. The DC of this save is equal to 10 + 1/2 the cleric's level + the cleric's Charisma modifier. Creatures healed by channeled energy cannot exceed their maximum hit point total—all excess healing is lost. A cleric may channel energy a number of times per day equal to 3 + her Charisma modifier. This is a standard action that does not provoke an attack of opportunity. A cleric can choose whether or not to include herself in this effect. A cleric must be able to present her holy symbol to use this ability.</text:p>
          </table:table-cell>
          <table:table-cell table:number-columns-repeated="1021"/>
        </table:table-row>
        <table:table-row table:style-name="ro1">
          <table:table-cell office:value-type="string" calcext:value-type="string">
            <text:p>cleric</text:p>
          </table:table-cell>
          <table:table-cell office:value-type="string" calcext:value-type="string">
            <text:p>Domains</text:p>
          </table:table-cell>
          <table:table-cell office:value-type="string" calcext:value-type="string">
            <text:p>A cleric's deity influences her alignment, what magic she can perform, her values, and how others see her. A cleric chooses two domains from among those belonging to her deity. A cleric can select an alignment domain (Chaos, Evil, Good, or Law) only if her alignment matches that domain. If a cleric is not devoted to a particular deity, she still selects two domains to represent her spiritual inclinations and abilities (subject to GM approval). The restriction on alignment domains still applies.Each domain grants a number of domain powers, dependent upon the level of the cleric, as well as a number of bonus spells. A cleric gains one domain spell slot for each level of cleric spell she can cast, from 1st on up. Each day, a cleric can prepare one of the spells from her two domains in that slot. If a domain spell is not on the cleric spell list, a cleric can prepare it only in her domain spell slot. Domain spells cannot be used to cast spells spontaneously.In addition, a cleric gains the listed powers from both of her domains, if she is of a high enough level. Unless otherwise noted, using a domain power is a standard action. Cleric domains are listed at the end of this class entry.</text:p>
          </table:table-cell>
          <table:table-cell table:number-columns-repeated="1021"/>
        </table:table-row>
        <table:table-row table:style-name="ro1">
          <table:table-cell office:value-type="string" calcext:value-type="string">
            <text:p>cleric</text:p>
          </table:table-cell>
          <table:table-cell office:value-type="string" calcext:value-type="string">
            <text:p>Orisons</text:p>
          </table:table-cell>
          <table:table-cell office:value-type="string" calcext:value-type="string">
            <text:p>Clerics can prepare a number of orisons, or 0-level spells, each day, as noted on Table: Cleric under â€œSpells per Day.â€ These spells are cast like any other spell, but they are not expended when cast and may be used again.</text:p>
          </table:table-cell>
          <table:table-cell table:number-columns-repeated="1021"/>
        </table:table-row>
        <table:table-row table:style-name="ro1">
          <table:table-cell office:value-type="string" calcext:value-type="string">
            <text:p>cleric</text:p>
          </table:table-cell>
          <table:table-cell office:value-type="string" calcext:value-type="string">
            <text:p>Spontaneous Casting</text:p>
          </table:table-cell>
          <table:table-cell office:value-type="string" calcext:value-type="string">
            <text:p>A good cleric (or a neutral cleric of a good deity) can channel stored spell energy into healing spells that she did not prepare ahead of time. The cleric can â€œloseâ€ any prepared spell that is not an orison or domain spell in order to cast any cure spell of the same spell level or lower (a cure spell is any spell with â€œcureâ€ in its name).An evil cleric (or a neutral cleric who worships an evil deity) can't convert prepared spells to cure spells but can convert them to inflict spells (an inflict spell is one with â€œinflictâ€ in its name).A cleric who is neither good nor evil and whose deity is neither good nor evil can convert spells to either cure spells or inflict spells (player's choice). Once the player makes this choice, it cannot be reversed. This choice also determines whether the cleric channels positive or negative energy (see Channel Energy).</text:p>
          </table:table-cell>
          <table:table-cell table:number-columns-repeated="1021"/>
        </table:table-row>
        <table:table-row table:style-name="ro1">
          <table:table-cell office:value-type="string" calcext:value-type="string">
            <text:p>cleric</text:p>
          </table:table-cell>
          <table:table-cell office:value-type="string" calcext:value-type="string">
            <text:p>Chaotic, Evil, Good, and Lawful Spells</text:p>
          </table:table-cell>
          <table:table-cell office:value-type="string" calcext:value-type="string">
            <text:p>A cleric can't cast spells of an alignment opposed to her own or her deity's (if she has one). Spells associated with particular alignments are indicated by the chaotic, evil, good, and lawful descriptors in their spell descriptions.</text:p>
          </table:table-cell>
          <table:table-cell table:number-columns-repeated="1021"/>
        </table:table-row>
        <table:table-row table:style-name="ro1">
          <table:table-cell office:value-type="string" calcext:value-type="string">
            <text:p>cleric</text:p>
          </table:table-cell>
          <table:table-cell office:value-type="string" calcext:value-type="string">
            <text:p>Bonus Languages</text:p>
          </table:table-cell>
          <table:table-cell office:value-type="string" calcext:value-type="string">
            <text:p>A cleric's bonus language options include Celestial, Abyssal, and Infernal (the languages of good, chaotic evil, and lawful evil outsiders, respectively). These choices are in addition to the bonus languages available to the character because of her race.</text:p>
          </table:table-cell>
          <table:table-cell table:number-columns-repeated="1021"/>
        </table:table-row>
        <table:table-row table:style-name="ro1">
          <table:table-cell office:value-type="string" calcext:value-type="string">
            <text:p>druid</text:p>
          </table:table-cell>
          <table:table-cell office:value-type="string" calcext:value-type="string">
            <text:p>Weapon and Armor Proficiency</text:p>
          </table:table-cell>
          <table:table-cell office:value-type="string" calcext:value-type="string">
            <text:p>Druids are proficient with the following weapons: club, dagger, dart, quarterstaff, scimitar, scythe, sickle, shortspear, sling, and spear. They are also proficient with all natural attacks (claw, bite, and so forth) of any form they assume with wild shape (see below).Druids are proficient with light and medium armor but are prohibited from wearing metal armor; thus, they may wear only padded, leather, or hide armor. A druid may also wear wooden armor that has been altered by the ironwood spell so that it functions as though it were steel. Druids are proficient with shields (except tower shields) but must use only those crafted from wood.A druid who wears prohibited armor or uses a prohibited shield is unable to cast druid spells or use any of her supernatural or spell-like class abilities while doing so and for 24 hours thereafter.</text:p>
          </table:table-cell>
          <table:table-cell table:number-columns-repeated="1021"/>
        </table:table-row>
        <table:table-row table:style-name="ro1">
          <table:table-cell office:value-type="string" calcext:value-type="string">
            <text:p>druid</text:p>
          </table:table-cell>
          <table:table-cell office:value-type="string" calcext:value-type="string">
            <text:p>Spells</text:p>
          </table:table-cell>
          <table:table-cell office:value-type="string" calcext:value-type="string">
            <text:p>A druid casts divine spells which are drawn from the druid spell list presented in Spell Lists. Her alignment may restrict her from casting certain spells opposed to her moral or ethical beliefs; see Chaotic, Evil, Good, and Lawful Spells. A druid must choose and prepare her spells in advance.To prepare or cast a spell, the druid must have a Wisdom score equal to at least 10 + the spell level. The Difficulty Class for a saving throw against a druid's spell is 10 + the spell level + the druid's Wisdom modifier.Like other spellcasters, a druid can cast only a certain number of spells of each spell level per day. Her base daily spell allotment is given on Table: Druid. In addition, she receives bonus spells per day if she has a high Wisdom score (see <text:s/>Table: Ability Modifiers and Bonus Spells).A druid must spend 1 hour each day in a trance-like meditation on the mysteries of nature to regain her daily allotment of spells. A druid may prepare and cast any spell on the druid spell list, provided that she can cast spells of that level, but she must choose which spells to prepare during her daily meditation.</text:p>
          </table:table-cell>
          <table:table-cell table:number-columns-repeated="1021"/>
        </table:table-row>
        <table:table-row table:style-name="ro1">
          <table:table-cell office:value-type="string" calcext:value-type="string">
            <text:p>druid</text:p>
          </table:table-cell>
          <table:table-cell office:value-type="string" calcext:value-type="string">
            <text:p>Spontaneous Casting</text:p>
          </table:table-cell>
          <table:table-cell office:value-type="string" calcext:value-type="string">
            <text:p>A druid can channel stored spell energy into summoning spells that she hasn't prepared ahead of time. She can â€œloseâ€ a prepared spell in order to cast any summon nature's ally spell of the same level or lower.</text:p>
          </table:table-cell>
          <table:table-cell table:number-columns-repeated="1021"/>
        </table:table-row>
        <table:table-row table:style-name="ro1">
          <table:table-cell office:value-type="string" calcext:value-type="string">
            <text:p>druid</text:p>
          </table:table-cell>
          <table:table-cell office:value-type="string" calcext:value-type="string">
            <text:p>Chaotic, Evil, Good, and Lawful Spells</text:p>
          </table:table-cell>
          <table:table-cell office:value-type="string" calcext:value-type="string">
            <text:p>A druid can't cast spells of an alignment opposed to her own or her deity's (if she has one). Spells associated with particular alignments are indicated by the chaos, evil, good, and law descriptors in their spell descriptions.</text:p>
          </table:table-cell>
          <table:table-cell table:number-columns-repeated="1021"/>
        </table:table-row>
        <table:table-row table:style-name="ro1">
          <table:table-cell office:value-type="string" calcext:value-type="string">
            <text:p>druid</text:p>
          </table:table-cell>
          <table:table-cell office:value-type="string" calcext:value-type="string">
            <text:p>Orisons</text:p>
          </table:table-cell>
          <table:table-cell office:value-type="string" calcext:value-type="string">
            <text:p>Druids can prepare a number of orisons, or 0-level spells, each day, as noted on Table: Druid under â€œSpells per Day.â€ These spells are cast like any other spell, but they are not expended when cast and may be used again.</text:p>
          </table:table-cell>
          <table:table-cell table:number-columns-repeated="1021"/>
        </table:table-row>
        <table:table-row table:style-name="ro1">
          <table:table-cell office:value-type="string" calcext:value-type="string">
            <text:p>druid</text:p>
          </table:table-cell>
          <table:table-cell office:value-type="string" calcext:value-type="string">
            <text:p>Bonus Languages</text:p>
          </table:table-cell>
          <table:table-cell office:value-type="string" calcext:value-type="string">
            <text:p>A druid's bonus language options include Sylvan, the language of woodland creatures. This choice is in addition to the bonus languages available to the character because of her race.A druid also knows Druidic, a secret language known only to druids, which she learns upon becoming a 1st-level druid. Druidic is a free language for a druid; that is, she knows it in addition to her regular allotment of languages and it doesn't take up a language slot. Druids are forbidden to teach this language to nondruids.Druidic has its own alphabet.</text:p>
          </table:table-cell>
          <table:table-cell table:number-columns-repeated="1021"/>
        </table:table-row>
        <table:table-row table:style-name="ro1">
          <table:table-cell office:value-type="string" calcext:value-type="string">
            <text:p>druid</text:p>
          </table:table-cell>
          <table:table-cell office:value-type="string" calcext:value-type="string">
            <text:p>Nature Bond (Ex)</text:p>
          </table:table-cell>
          <table:table-cell office:value-type="string" calcext:value-type="string">
            <text:p>At 1st level, a druid forms a bond with nature. This bond can take one of two forms. The first is a close tie to the natural world, granting the druid one of the following cleric domains: Air, Animal, Earth, Fire, Plant, Water, or Weather. When determining the powers and bonus spells granted by this domain, the druid's effective cleric level is equal to her druid level. A druid that selects this option also receives additional domain spell slots, just like a cleric. She must prepare the spell from her domain in this slot and this spell cannot be used to cast a spell spontaneously.The second option is to form a close bond with an animal companion. A druid may begin play with any of the animals listed in Animal Choices. This animal is a loyal companion that accompanies the druid on her adventures.Unlike normal animals of its kind, an animal companion's Hit Dice, abilities, skills, and feats advance as the druid advances in level. If a character receives an animal companion from more than one source, her effective druid levels stack for the purposes of determining the statistics and abilities of the companion. Most animal companions increase in size when their druid reaches 4th or 7th level, depending on the companion. If a druid releases her companion from service, she may gain a new one by performing a ceremony requiring 24 uninterrupted hours of prayer in the environment where the new companion typically lives. This ceremony can also replace an animal companion that has perished.</text:p>
          </table:table-cell>
          <table:table-cell table:number-columns-repeated="1021"/>
        </table:table-row>
        <table:table-row table:style-name="ro1">
          <table:table-cell office:value-type="string" calcext:value-type="string">
            <text:p>druid</text:p>
          </table:table-cell>
          <table:table-cell office:value-type="string" calcext:value-type="string">
            <text:p>Nature Sense (Ex)</text:p>
          </table:table-cell>
          <table:table-cell office:value-type="string" calcext:value-type="string">
            <text:p>A druid gains a +2 bonus on Knowledge (nature) and Survival checks.</text:p>
          </table:table-cell>
          <table:table-cell table:number-columns-repeated="1021"/>
        </table:table-row>
        <table:table-row table:style-name="ro1">
          <table:table-cell office:value-type="string" calcext:value-type="string">
            <text:p>druid</text:p>
          </table:table-cell>
          <table:table-cell office:value-type="string" calcext:value-type="string">
            <text:p>Wild Empathy (Ex)</text:p>
          </table:table-cell>
          <table:table-cell office:value-type="string" calcext:value-type="string">
            <text:p>A druid can improve the attitude of an animal. This ability functions just like a Diplomacy check made to improve the attitude of a person (see Using Skills). The druid rolls 1d20 and adds her druid level and her Charisma modifier to determine the wild empathy check result. The typical domestic animal has a starting attitude of indifferent, while wild animals are usually unfriendly.To use wild empathy, the druid and the animal must be within 30 feet of one another under normal conditions. Generally, influencing an animal in this way takes 1 minute but, as with influencing people, it might take more or less time.A druid can also use this ability to influence a magical beast with an Intelligence score of 1 or 2, but she takes a –4 penalty on the check.</text:p>
          </table:table-cell>
          <table:table-cell table:number-columns-repeated="1021"/>
        </table:table-row>
        <table:table-row table:style-name="ro1">
          <table:table-cell office:value-type="string" calcext:value-type="string">
            <text:p>druid</text:p>
          </table:table-cell>
          <table:table-cell office:value-type="string" calcext:value-type="string">
            <text:p>Woodland Stride (Ex)</text:p>
          </table:table-cell>
          <table:table-cell office:value-type="string" calcext:value-type="string">
            <text:p>Starting at 2nd level, a druid may move through any sort of undergrowth (such as natural thorns, briars, overgrown areas, and similar terrain) at her normal speed and without taking damage or suffering any other impairment. Thorns, briars, and overgrown areas that have been magically manipulated to impede motion, however, still affect her.</text:p>
          </table:table-cell>
          <table:table-cell table:number-columns-repeated="1021"/>
        </table:table-row>
        <table:table-row table:style-name="ro1">
          <table:table-cell office:value-type="string" calcext:value-type="string">
            <text:p>druid</text:p>
          </table:table-cell>
          <table:table-cell office:value-type="string" calcext:value-type="string">
            <text:p>Trackless Step (Ex)</text:p>
          </table:table-cell>
          <table:table-cell office:value-type="string" calcext:value-type="string">
            <text:p>Starting at 3rd level, a druid leaves no trail in natural surroundings and cannot be tracked. She may choose to leave a trail if so desired.</text:p>
          </table:table-cell>
          <table:table-cell table:number-columns-repeated="1021"/>
        </table:table-row>
        <table:table-row table:style-name="ro1">
          <table:table-cell office:value-type="string" calcext:value-type="string">
            <text:p>druid</text:p>
          </table:table-cell>
          <table:table-cell office:value-type="string" calcext:value-type="string">
            <text:p>Resist Nature's Lure (Ex)</text:p>
          </table:table-cell>
          <table:table-cell office:value-type="string" calcext:value-type="string">
            <text:p>Starting at 4th level, a druid gains a +4 bonus on saving throws against the spell-like and supernatural abilities of fey. This bonus also applies to spells and effects that utilize or target plants, such as blight, entangle, spike growth, and warp wood.</text:p>
          </table:table-cell>
          <table:table-cell table:number-columns-repeated="1021"/>
        </table:table-row>
        <table:table-row table:style-name="ro1">
          <table:table-cell office:value-type="string" calcext:value-type="string">
            <text:p>druid</text:p>
          </table:table-cell>
          <table:table-cell office:value-type="string" calcext:value-type="string">
            <text:p>Wild Shape (Su)</text:p>
          </table:table-cell>
          <table:table-cell office:value-type="string" calcext:value-type="string">
            <text:p>At 4th level, a druid gains the ability to turn herself into any Small or Medium animal and back again once per day. Her options for new forms include all creatures with the animal type. This ability functions like the beast shape I spell, except as noted here. The effect lasts for 1 hour per druid level, or until she changes back. Changing form (to animal or back) is a standard action and doesn't provoke an attack of opportunity. The form chosen must be that of an animal with which the druid is familiar.A druid loses her ability to speak while in animal form because she is limited to the sounds that a normal, untrained animal can make, but she can communicate normally with other animals of the same general grouping as her new form. (The normal sound a wild parrot makes is a squawk, so changing to this form does not permit speech.)A druid can use this ability an additional time per day at 6th level and every two levels thereafter, for a total of eight times at 18th level. At 20th level, a druid can use wild shape at will. As a druid gains levels, this ability allows the druid to take on the form of larger and smaller animals, elementals, and plants. Each form expends one daily use of this ability, regardless of the form taken.At 6th level, a druid can also use wild shape to change into a Large or Tiny animal or a Small elemental. When taking the form of an animal, a druid's wild shape now functions as beast shape II. When taking the form of an elemental, the druid's wild shape functions as elemental body I.At 8th level, a druid can also use wild shape to change into a Huge or Diminutive animal, a Medium elemental, or a Small or Medium plant creature. When taking the form of animals, a druid's wild shape now functions as beast shape III. When taking the form of an elemental, the druid's wild shape now functions as elemental body II. When taking the form of a plant creature, the druid's wild shape functions as plant shape I.At 10th level, a druid can also use wild shape to change into a Large elemental or a Large plant creature. When taking the form of an elemental, the druid's wild shape now functions as elemental body III. When taking the form of a plant, the druid's wild shape now functions as plant shape II.At 12th level, a druid can also use wild shape to change into a Huge elemental or a Huge plant creature. When taking the form of an elemental, the druid's wild shape now functions as elemental body IV. When taking the form of a plant, the druid's wild shape now functions as plant shape III.</text:p>
          </table:table-cell>
          <table:table-cell table:number-columns-repeated="1021"/>
        </table:table-row>
        <table:table-row table:style-name="ro1">
          <table:table-cell office:value-type="string" calcext:value-type="string">
            <text:p>druid</text:p>
          </table:table-cell>
          <table:table-cell office:value-type="string" calcext:value-type="string">
            <text:p>Venom Immunity (Ex)</text:p>
          </table:table-cell>
          <table:table-cell office:value-type="string" calcext:value-type="string">
            <text:p>At 9th level, a druid gains immunity to all poisons.</text:p>
          </table:table-cell>
          <table:table-cell table:number-columns-repeated="1021"/>
        </table:table-row>
        <table:table-row table:style-name="ro1">
          <table:table-cell office:value-type="string" calcext:value-type="string">
            <text:p>druid</text:p>
          </table:table-cell>
          <table:table-cell office:value-type="string" calcext:value-type="string">
            <text:p>A Thousand Faces (Su)</text:p>
          </table:table-cell>
          <table:table-cell office:value-type="string" calcext:value-type="string">
            <text:p>At 13th level, a druid gains the ability to change her appearance at will, as if using the alter self spell, but only while in her normal form.</text:p>
          </table:table-cell>
          <table:table-cell table:number-columns-repeated="1021"/>
        </table:table-row>
        <table:table-row table:style-name="ro1">
          <table:table-cell office:value-type="string" calcext:value-type="string">
            <text:p>druid</text:p>
          </table:table-cell>
          <table:table-cell office:value-type="string" calcext:value-type="string">
            <text:p>Timeless Body (Ex)</text:p>
          </table:table-cell>
          <table:table-cell office:value-type="string" calcext:value-type="string">
            <text:p>After attaining 15th level, a druid no longer takes ability score penalties for aging and cannot be magically aged. Any penalties she may have already incurred, however, remain in place. Bonuses still accrue, and the druid still dies of old age when her time is up.</text:p>
          </table:table-cell>
          <table:table-cell table:number-columns-repeated="1021"/>
        </table:table-row>
        <table:table-row table:style-name="ro1">
          <table:table-cell office:value-type="string" calcext:value-type="string">
            <text:p>fighter</text:p>
          </table:table-cell>
          <table:table-cell office:value-type="string" calcext:value-type="string">
            <text:p>Weapon and Armor Proficiency</text:p>
          </table:table-cell>
          <table:table-cell office:value-type="string" calcext:value-type="string">
            <text:p>A fighter is proficient with all simple and martial weapons and with all armor (heavy, light, and medium) and shields (including tower shields).</text:p>
          </table:table-cell>
          <table:table-cell table:number-columns-repeated="1021"/>
        </table:table-row>
        <table:table-row table:style-name="ro1">
          <table:table-cell office:value-type="string" calcext:value-type="string">
            <text:p>fighter</text:p>
          </table:table-cell>
          <table:table-cell office:value-type="string" calcext:value-type="string">
            <text:p>Bonus Feats</text:p>
          </table:table-cell>
          <table:table-cell office:value-type="string" calcext:value-type="string">
            <text:p>At 1st level, and at every even level thereafter, a fighter gains a bonus feat in addition to those gained from normal advancement (meaning that the fighter gains a feat at every level). These bonus feats must be selected from those listed as combat feats, sometimes also called â€œfighter bonus feats.â€Upon reaching 4th level, and every four levels thereafter (8th, 12th, and so on), a fighter can choose to learn a new bonus feat in place of a bonus feat he has already learned. In effect, the fighter loses the bonus feat in exchange for the new one. The old feat cannot be one that was used as a prerequisite for another feat, prestige class, or other ability. A fighter can only change one feat at any given level and must choose whether or not to swap the feat at the time he gains a new bonus feat for the level.</text:p>
          </table:table-cell>
          <table:table-cell table:number-columns-repeated="1021"/>
        </table:table-row>
        <table:table-row table:style-name="ro1">
          <table:table-cell office:value-type="string" calcext:value-type="string">
            <text:p>fighter</text:p>
          </table:table-cell>
          <table:table-cell office:value-type="string" calcext:value-type="string">
            <text:p>Bravery (Ex)</text:p>
          </table:table-cell>
          <table:table-cell office:value-type="string" calcext:value-type="string">
            <text:p>Starting at 2nd level, a fighter gains a +1 bonus on Will saves against fear. This bonus increases by +1 for every four levels beyond 2nd.</text:p>
          </table:table-cell>
          <table:table-cell table:number-columns-repeated="1021"/>
        </table:table-row>
        <table:table-row table:style-name="ro1">
          <table:table-cell office:value-type="string" calcext:value-type="string">
            <text:p>fighter</text:p>
          </table:table-cell>
          <table:table-cell office:value-type="string" calcext:value-type="string">
            <text:p>Armor Training (Ex)</text:p>
          </table:table-cell>
          <table:table-cell office:value-type="string" calcext:value-type="string">
            <text:p>Starting at 3rd level, a fighter learns to be more maneuverable while wearing armor. Whenever he is wearing armor, he reduces the armor check penalty by 1 (to a minimum of 0) and increases the maximum Dexterity bonus allowed by his armor by 1. Every four levels thereafter (7th, 11th, and 15th), these bonuses increase by +1 each time, to a maximum –4 reduction of the armor check penalty and a +4 increase of the maximum Dexterity bonus allowed.In addition, a fighter can also move at his normal speed while wearing medium armor. At 7th level, a fighter can move at his normal speed while wearing heavy armor.</text:p>
          </table:table-cell>
          <table:table-cell table:number-columns-repeated="1021"/>
        </table:table-row>
        <table:table-row table:style-name="ro1">
          <table:table-cell office:value-type="string" calcext:value-type="string">
            <text:p>fighter</text:p>
          </table:table-cell>
          <table:table-cell office:value-type="string" calcext:value-type="string">
            <text:p>Weapon Training (Ex)</text:p>
          </table:table-cell>
          <table:table-cell office:value-type="string" calcext:value-type="string">
            <text:p>Starting at 5th level, a fighter can select one group of weapons, as noted below. Whenever he attacks with a weapon from this group, he gains a +1 bonus on attack and damage rolls.Every four levels thereafter (9th, 13th, and 17th), a fighter becomes further trained in another group of weapons. He gains a +1 bonus on attack and damage rolls when using a weapon from this group. In addition, the bonuses granted by previous weapon groups increase by +1 each. For example, when a fighter reaches 9th level, he receives a +1 bonus on attack and damage rolls with one weapon group and a +2 bonus on attack and damage rolls with the weapon group selected at 5th level. Bonuses granted from overlapping groups do not stack. Take the highest bonus granted for a weapon if it resides in two or more groups.A fighter also adds this bonus to any combat maneuver checks made with weapons from this group. This bonus also applies to the fighter's Combat Maneuver Defense when defending against disarm and sunder attempts made against weapons from this group.Weapon groups are defined as follows (GMs may add other weapons to these groups, or add entirely new groups):Axes: battleaxe, dwarven waraxe, greataxe, handaxe, heavy pick, light pick, orc double axe, and throwing axe.Blades, Heavy: bastard sword, elven curve blade, falchion, greatsword, longsword, scimitar, scythe, and two-bladed sword.Blades, Light: dagger, kama, kukri, rapier, sickle, starknife, and short sword.Bows: composite longbow, composite shortbow, longbow, and shortbow.Close: gauntlet, heavy shield, light shield, punching dagger, sap, spiked armor, spiked gauntlet, spiked shield, and unarmed strike.Crossbows: hand crossbow, heavy crossbow, light crossbow, heavy repeating crossbow, and light repeating crossbow.Double: dire flail, dwarven urgrosh, gnome hooked hammer, orc double axe, quarterstaff, and two-bladed sword.Flails: dire flail, flail, heavy flail, morningstar, nunchaku, spiked chain, and whip.Hammers: club, greatclub, heavy mace, light hammer, light mace, and warhammer.Monk: kama, nunchaku, quarterstaff, sai, shuriken, siangham, and unarmed strike.Natural: unarmed strike and all natural weapons, such as bite, claw, gore, tail, and wing.Pole Arms: glaive, guisarme, halberd, and ranseur.Spears: javelin, lance, longspear, shortspear, spear, and trident.Thrown: blowgun, bolas, club, dagger, dart, halfling sling staff, javelin, light hammer, net, shortspear, shuriken, sling, spear, starknife, throwing axe, and trident.</text:p>
          </table:table-cell>
          <table:table-cell table:number-columns-repeated="1021"/>
        </table:table-row>
        <table:table-row table:style-name="ro1">
          <table:table-cell office:value-type="string" calcext:value-type="string">
            <text:p>fighter</text:p>
          </table:table-cell>
          <table:table-cell office:value-type="string" calcext:value-type="string">
            <text:p>Armor Mastery (Ex)</text:p>
          </table:table-cell>
          <table:table-cell office:value-type="string" calcext:value-type="string">
            <text:p>At 19th level, a fighter gains DR 5/— whenever he is wearing armor or using a shield.</text:p>
          </table:table-cell>
          <table:table-cell table:number-columns-repeated="1021"/>
        </table:table-row>
        <table:table-row table:style-name="ro1">
          <table:table-cell office:value-type="string" calcext:value-type="string">
            <text:p>fighter</text:p>
          </table:table-cell>
          <table:table-cell office:value-type="string" calcext:value-type="string">
            <text:p>Weapon Mastery (Ex)</text:p>
          </table:table-cell>
          <table:table-cell office:value-type="string" calcext:value-type="string">
            <text:p>At 20th level, a fighter chooses one weapon, such as the longsword, greataxe, or longbow. Any attacks made with that weapon automatically confirm all critical threats and have their damage multiplier increased by 1 (×2 becomes ×3, for example). In addition, he cannot be disarmed while wielding a weapon of this type.</text:p>
          </table:table-cell>
          <table:table-cell table:number-columns-repeated="1021"/>
        </table:table-row>
        <table:table-row table:style-name="ro1">
          <table:table-cell office:value-type="string" calcext:value-type="string">
            <text:p>monk</text:p>
          </table:table-cell>
          <table:table-cell office:value-type="string" calcext:value-type="string">
            <text:p>Weapon and Armor Proficiency</text:p>
          </table:table-cell>
          <table:table-cell office:value-type="string" calcext:value-type="string">
            <text:p>Monks are proficient with the club, crossbow (light or heavy), dagger, handaxe, javelin, kama, nunchaku, quarterstaff, sai, shortspear, short sword, shuriken, siangham, sling, and spear.Monks are not proficient with any armor or shields.When wearing armor, using a shield, or carrying a medium or heavy load, a monk loses his AC bonus, as well as his fast movement and flurry of blows abilities.</text:p>
          </table:table-cell>
          <table:table-cell table:number-columns-repeated="1021"/>
        </table:table-row>
        <table:table-row table:style-name="ro1">
          <table:table-cell office:value-type="string" calcext:value-type="string">
            <text:p>monk</text:p>
          </table:table-cell>
          <table:table-cell office:value-type="string" calcext:value-type="string">
            <text:p>AC Bonus (Ex)</text:p>
          </table:table-cell>
          <table:table-cell office:value-type="string" calcext:value-type="string">
            <text:p>When unarmored and unencumbered, the monk adds his Wisdom bonus (if any) to his AC and his CMD. In addition, a monk gains a +1 bonus to AC and CMD at 4th level. This bonus increases by 1 for every four monk levels thereafter, up to a maximum of +5 at 20th level.These bonuses to AC apply even against touch attacks or when the monk is flat-footed. He loses these bonuses when he is immobilized or helpless, when he wears any armor, when he carries a shield, or when he carries a medium or heavy load.</text:p>
          </table:table-cell>
          <table:table-cell table:number-columns-repeated="1021"/>
        </table:table-row>
        <table:table-row table:style-name="ro1">
          <table:table-cell office:value-type="string" calcext:value-type="string">
            <text:p>monk</text:p>
          </table:table-cell>
          <table:table-cell office:value-type="string" calcext:value-type="string">
            <text:p>Flurry of Blows (Ex)</text:p>
          </table:table-cell>
          <table:table-cell office:value-type="string" calcext:value-type="string">
            <text:p>Starting at 1st level, a monk can make a flurry of blows as a full-attack action. When doing so, he may make on additional attack, taking a -2 penalty on all of his attack rolls, as if using the Two-Weapon Fighting feat. These attacks can be any combination of unarmed strikes and attacks with a monk special weapon (he does not need to use two weapons to use this ability). For the purpose of these attacks, the monk's base attack bonus from his monk class levels is equal to his monk level. For all other purposes, such as qualifying for a feat or a prestige class, the monk uses his normal base attack bonus.At 8th level, the monk can make two additional attacks when he uses flurry of blows, as if using Improved Two-Weapon Fighting (even if the monk does not meet the prerequisites for the feat).At 15th level, the monk can make three additional attacks using flurry of blows, as if using Greater Two-Weapon Fighting (even if the monk does not meet the prerequisites for the feat).A monk applies his full Strength bonus to his damage rolls for all successful attacks made with flurry of blows, whether the attacks are made with an off-hand or with a weapon wielded in both hands. A monk may substitute disarm, sunder, and trip combat maneuvers for unarmed attacks as part of a flurry of blows. A monk cannot use any weapon other than an unarmed strike or a special monk weapon as part of a flurry of blows. A monk with natural weapons cannot use such weapons as part of a flurry of blows, nor can he make natural attacks in addition to his flurry of blows attacks.</text:p>
          </table:table-cell>
          <table:table-cell table:number-columns-repeated="1021"/>
        </table:table-row>
        <table:table-row table:style-name="ro1">
          <table:table-cell office:value-type="string" calcext:value-type="string">
            <text:p>monk</text:p>
          </table:table-cell>
          <table:table-cell office:value-type="string" calcext:value-type="string">
            <text:p>Unarmed Strike</text:p>
          </table:table-cell>
          <table:table-cell office:value-type="string" calcext:value-type="string">
            <text:p>At 1st level, a monk gains Improved Unarmed Strike as a bonus feat. A monk's attacks may be with fist, elbows, knees, and feet. This means that a monk may make unarmed strikes with his hands full. There is no such thing as an off-hand attack for a monk striking unarmed. A monk may thus apply his full Strength bonus on damage rolls for all his unarmed strikes.Usually a monk's unarmed strikes deal lethal damage, but he can choose to deal nonlethal damage instead with no penalty on his attack roll. He has the same choice to deal lethal or nonlethal damage while grappling.A monk's unarmed strike is treated as both a manufactured weapon and a natural weapon for the purpose of spells and effects that enhance or improve either manufactured weapons or natural weapons.A monk also deals more damage with his unarmed strikes than a normal person would, as shown above on Table: Monk. The unarmed damage values listed on Table: Monk is for Medium monks. A Small monk deals less damage than the amount given there with his unarmed attacks, while a Large monk deals more damage; see Small or Large Monk Unarmed Damage on the table given below.</text:p>
          </table:table-cell>
          <table:table-cell table:number-columns-repeated="1021"/>
        </table:table-row>
        <table:table-row table:style-name="ro1">
          <table:table-cell office:value-type="string" calcext:value-type="string">
            <text:p>monk</text:p>
          </table:table-cell>
          <table:table-cell office:value-type="string" calcext:value-type="string">
            <text:p>Bonus Feats</text:p>
          </table:table-cell>
          <table:table-cell office:value-type="string" calcext:value-type="string">
            <text:p>At 1st level, 2nd level, and every 4 levels thereafter, a monk may select a bonus feat. These feats must be taken from the following list: Catch Off-Guard, Combat Reflexes, Deflect Arrows, Dodge, Improved Grapple, Scorpion Style, and Throw Anything. At 6th level, the following feats are added to the list: Gorgon's Fist, Improved Bull Rush, Improved Disarm, Improved Feint, Improved Trip, and Mobility. At 10th level, the following feats are added to the list: Improved Critical, Medusa's Wrath, Snatch Arrows, and Spring Attack. A monk need not have any of the prerequisites normally required for these feats to select them.</text:p>
          </table:table-cell>
          <table:table-cell table:number-columns-repeated="1021"/>
        </table:table-row>
        <table:table-row table:style-name="ro1">
          <table:table-cell office:value-type="string" calcext:value-type="string">
            <text:p>monk</text:p>
          </table:table-cell>
          <table:table-cell office:value-type="string" calcext:value-type="string">
            <text:p>Stunning Fist (Ex)</text:p>
          </table:table-cell>
          <table:table-cell office:value-type="string" calcext:value-type="string">
            <text:p>At 1st level, the monk gains Stunning Fist as a bonus feat, even if he does not meet the prerequisites. At 4th level, and every 4 levels thereafter, the monk gains the ability to apply a new condition to the target of his Stunning Fist. This condition replaces stunning the target for 1 round, and a successful saving throw still negates the effect. At 4th level, he can choose to make the target fatigued. At 8th level, he can make the target sickened for 1 minute. At 12th level, he can make the target staggered for 1d6+1 rounds. At 16th level, he can permanently blind or deafen the target. At 20th level, he can paralyze the target for 1d6+1 rounds. The monk must choose which condition will apply before the attack roll is made. These effects do not stack with themselves (a creature sickened by Stunning Fist cannot become nauseated if hit by Stunning Fist again), but additional hits do increase the duration.</text:p>
          </table:table-cell>
          <table:table-cell table:number-columns-repeated="1021"/>
        </table:table-row>
        <table:table-row table:style-name="ro1">
          <table:table-cell office:value-type="string" calcext:value-type="string">
            <text:p>monk</text:p>
          </table:table-cell>
          <table:table-cell office:value-type="string" calcext:value-type="string">
            <text:p>Evasion (Ex)</text:p>
          </table:table-cell>
          <table:table-cell office:value-type="string" calcext:value-type="string">
            <text:p>At 2nd level or higher, a monk can avoid damage from many area-effect attacks. If a monk makes a successful Reflex saving throw against an attack that normally deals half damage on a successful save, he instead takes no damage. Evasion can be used only if a monk is wearing light armor or no armor. A helpless monk does not gain the benefit of evasion.</text:p>
          </table:table-cell>
          <table:table-cell table:number-columns-repeated="1021"/>
        </table:table-row>
        <table:table-row table:style-name="ro1">
          <table:table-cell office:value-type="string" calcext:value-type="string">
            <text:p>monk</text:p>
          </table:table-cell>
          <table:table-cell office:value-type="string" calcext:value-type="string">
            <text:p>Fast Movement (Ex)</text:p>
          </table:table-cell>
          <table:table-cell office:value-type="string" calcext:value-type="string">
            <text:p>At 3rd level, a monk gains an enhancement bonus to his land speed, as shown on Table: Monk. A monk in armor or carrying a medium or heavy load loses this extra speed.</text:p>
          </table:table-cell>
          <table:table-cell table:number-columns-repeated="1021"/>
        </table:table-row>
        <table:table-row table:style-name="ro1">
          <table:table-cell office:value-type="string" calcext:value-type="string">
            <text:p>monk</text:p>
          </table:table-cell>
          <table:table-cell office:value-type="string" calcext:value-type="string">
            <text:p>Maneuver Training (Ex)</text:p>
          </table:table-cell>
          <table:table-cell office:value-type="string" calcext:value-type="string">
            <text:p>At 3rd level, a monk uses his monk level in place of his base attack bonus when calculating his Combat Maneuver Bonus. Base attack bonuses granted from other classes are unaffected and are added normally.</text:p>
          </table:table-cell>
          <table:table-cell table:number-columns-repeated="1021"/>
        </table:table-row>
        <table:table-row table:style-name="ro1">
          <table:table-cell office:value-type="string" calcext:value-type="string">
            <text:p>monk</text:p>
          </table:table-cell>
          <table:table-cell office:value-type="string" calcext:value-type="string">
            <text:p>Still Mind (Ex)</text:p>
          </table:table-cell>
          <table:table-cell office:value-type="string" calcext:value-type="string">
            <text:p>A monk of 3rd level or higher gains a +2 bonus on saving throws against enchantment spells and effects.</text:p>
          </table:table-cell>
          <table:table-cell table:number-columns-repeated="1021"/>
        </table:table-row>
        <table:table-row table:style-name="ro1">
          <table:table-cell office:value-type="string" calcext:value-type="string">
            <text:p>monk</text:p>
          </table:table-cell>
          <table:table-cell office:value-type="string" calcext:value-type="string">
            <text:p>Ki Pool (Su)</text:p>
          </table:table-cell>
          <table:table-cell office:value-type="string" calcext:value-type="string">
            <text:p>At 4th level, a monk gains a pool of ki points, supernatural energy he can use to accomplish amazing feats. The number of points in a monk's ki pool is equal to 1/2 his monk level + his Wisdom modifier. As long as he has at least 1 point in his ki pool, he can make a ki strike. At 4th level, ki strike allows his unarmed attacks to be treated as magic weapons for the purpose of overcoming damage reduction. At 7th level, his unarmed attacks are also treated as cold iron and silver for the purpose of overcoming damage reduction. At 10th level, his unarmed attacks are also treated as lawful weapons for the purpose of overcoming damage reduction. At 16th level, his unarmed attacks are treated as adamantine weapons for the purpose of overcoming damage reduction and bypassing hardness.By spending 1 point from his ki pool, a monk can make one additional attack at his highest attack bonus when making a flurry of blows attack. In addition, he can spend 1 point to increase his speed by 20 feet for 1 round. Finally, a monk can spend 1 point from his ki pool to give himself a +4 dodge bonus to AC for 1 round. Each of these powers is activated as a swift action. A monk gains additional powers that consume points from his ki pool as he gains levels.The ki pool is replenished each morning after 8 hours of rest or meditation; these hours do not need to be consecutive.</text:p>
          </table:table-cell>
          <table:table-cell table:number-columns-repeated="1021"/>
        </table:table-row>
        <table:table-row table:style-name="ro1">
          <table:table-cell office:value-type="string" calcext:value-type="string">
            <text:p>monk</text:p>
          </table:table-cell>
          <table:table-cell office:value-type="string" calcext:value-type="string">
            <text:p>Slow Fall (Ex)</text:p>
          </table:table-cell>
          <table:table-cell office:value-type="string" calcext:value-type="string">
            <text:p>At 4th level or higher, a monk within arm's reach of a wall can use it to slow his descent. When first gaining this ability, he takes damage as if the fall were 20 feet shorter than it actually is. The monk's ability to slow his fall (that is, to reduce the effective distance of the fall when next to a wall) improves with his monk level until at 20th level he can use a nearby wall to slow his descent and fall any distance without harm.</text:p>
          </table:table-cell>
          <table:table-cell table:number-columns-repeated="1021"/>
        </table:table-row>
        <table:table-row table:style-name="ro1">
          <table:table-cell office:value-type="string" calcext:value-type="string">
            <text:p>monk</text:p>
          </table:table-cell>
          <table:table-cell office:value-type="string" calcext:value-type="string">
            <text:p>High Jump (Ex)</text:p>
          </table:table-cell>
          <table:table-cell office:value-type="string" calcext:value-type="string">
            <text:p>At 5th level, a monk adds his level to all Acrobatics checks made to jump, both for vertical jumps and horizontal jumps. In addition, he always counts as having a running start when making jump checks using Acrobatics. By spending 1 point from his ki pool as a swift action, a monk gains a +20 bonus on Acrobatics checks made to jump for 1 round.</text:p>
          </table:table-cell>
          <table:table-cell table:number-columns-repeated="1021"/>
        </table:table-row>
        <table:table-row table:style-name="ro1">
          <table:table-cell office:value-type="string" calcext:value-type="string">
            <text:p>monk</text:p>
          </table:table-cell>
          <table:table-cell office:value-type="string" calcext:value-type="string">
            <text:p>Purity of Body (Ex)</text:p>
          </table:table-cell>
          <table:table-cell office:value-type="string" calcext:value-type="string">
            <text:p>At 5th level, a monk gains immunity to all diseases, including supernatural and magical diseases.</text:p>
          </table:table-cell>
          <table:table-cell table:number-columns-repeated="1021"/>
        </table:table-row>
        <table:table-row table:style-name="ro1">
          <table:table-cell office:value-type="string" calcext:value-type="string">
            <text:p>monk</text:p>
          </table:table-cell>
          <table:table-cell office:value-type="string" calcext:value-type="string">
            <text:p>Wholeness of Body (Su)</text:p>
          </table:table-cell>
          <table:table-cell office:value-type="string" calcext:value-type="string">
            <text:p>At 7th level or higher, a monk can heal his own wounds as a standard action. He can heal a number of hit points of damage equal to his monk level by using 2 points from his ki pool.</text:p>
          </table:table-cell>
          <table:table-cell table:number-columns-repeated="1021"/>
        </table:table-row>
        <table:table-row table:style-name="ro1">
          <table:table-cell office:value-type="string" calcext:value-type="string">
            <text:p>monk</text:p>
          </table:table-cell>
          <table:table-cell office:value-type="string" calcext:value-type="string">
            <text:p>Improved Evasion (Ex)</text:p>
          </table:table-cell>
          <table:table-cell office:value-type="string" calcext:value-type="string">
            <text:p>At 9th level, a monk's evasion ability improves. He still takes no damage on a successful Reflex saving throw against attacks, but henceforth he takes only half damage on a failed save. A helpless monk does not gain the benefit of improved evasion.</text:p>
          </table:table-cell>
          <table:table-cell table:number-columns-repeated="1021"/>
        </table:table-row>
        <table:table-row table:style-name="ro1">
          <table:table-cell office:value-type="string" calcext:value-type="string">
            <text:p>monk</text:p>
          </table:table-cell>
          <table:table-cell office:value-type="string" calcext:value-type="string">
            <text:p>Diamond Body (Su)</text:p>
          </table:table-cell>
          <table:table-cell office:value-type="string" calcext:value-type="string">
            <text:p>At 11th level, a monk gains immunity to poisons of all kinds.</text:p>
          </table:table-cell>
          <table:table-cell table:number-columns-repeated="1021"/>
        </table:table-row>
        <table:table-row table:style-name="ro1">
          <table:table-cell office:value-type="string" calcext:value-type="string">
            <text:p>monk</text:p>
          </table:table-cell>
          <table:table-cell office:value-type="string" calcext:value-type="string">
            <text:p>Abundant Step (Su)</text:p>
          </table:table-cell>
          <table:table-cell office:value-type="string" calcext:value-type="string">
            <text:p>At 12th level or higher, a monk can slip magically between spaces, as if using the spell dimension door. Using this ability is a move action that consumes 2 points from his ki pool. His caster level for this effect is equal to his monk level. He cannot take other creatures with him when he uses this ability.</text:p>
          </table:table-cell>
          <table:table-cell table:number-columns-repeated="1021"/>
        </table:table-row>
        <table:table-row table:style-name="ro1">
          <table:table-cell office:value-type="string" calcext:value-type="string">
            <text:p>monk</text:p>
          </table:table-cell>
          <table:table-cell office:value-type="string" calcext:value-type="string">
            <text:p>Diamond Soul (Ex)</text:p>
          </table:table-cell>
          <table:table-cell office:value-type="string" calcext:value-type="string">
            <text:p>At 13th level, a monk gains spell resistance equal to his current monk level + 10. In order to affect the monk with a spell, a spellcaster must get a result on a caster level check (1d20 + caster level) that equals or exceeds the monk's spell resistance.</text:p>
          </table:table-cell>
          <table:table-cell table:number-columns-repeated="1021"/>
        </table:table-row>
        <table:table-row table:style-name="ro1">
          <table:table-cell office:value-type="string" calcext:value-type="string">
            <text:p>monk</text:p>
          </table:table-cell>
          <table:table-cell office:value-type="string" calcext:value-type="string">
            <text:p>Quivering Palm (Su)</text:p>
          </table:table-cell>
          <table:table-cell office:value-type="string" calcext:value-type="string">
            <text:p>Starting at 15th level, a monk can set up vibrations within the body of another creature that can thereafter be fatal if the monk so desires. He can use this quivering palm attack once per day, and he must announce his intent before making his attack roll. Creatures immune to critical hits cannot be affected. Otherwise, if the monk strikes successfully and the target takes damage from the blow, the quivering palm attack succeeds. Thereafter, the monk can try to slay the victim at any later time, as long as the attempt is made within a number of days equal to his monk level. To make such an attempt, the monk merely wills the target to die (a free action), and unless the target makes a Fortitude saving throw (DC 10 + 1/2 the monk's level + the monk's Wis modifier), it dies. If the saving throw is successful, the target is no longer in danger from that particular quivering palm attack, but it may still be affected by another one at a later time. A monk can have no more than 1 quivering palm in effect at one time. If a monk uses quivering palm while another is still in effect, the previous effect is negated.</text:p>
          </table:table-cell>
          <table:table-cell table:number-columns-repeated="1021"/>
        </table:table-row>
        <table:table-row table:style-name="ro1">
          <table:table-cell office:value-type="string" calcext:value-type="string">
            <text:p>monk</text:p>
          </table:table-cell>
          <table:table-cell office:value-type="string" calcext:value-type="string">
            <text:p>Timeless Body (Ex)</text:p>
          </table:table-cell>
          <table:table-cell office:value-type="string" calcext:value-type="string">
            <text:p>At 17th level, a monk no longer takes penalties to his ability scores for aging and cannot be magically aged. Any such penalties that he has already taken, however, remain in place. Age bonuses still accrue, and the monk still dies of old age when his time is up.</text:p>
          </table:table-cell>
          <table:table-cell table:number-columns-repeated="1021"/>
        </table:table-row>
        <table:table-row table:style-name="ro1">
          <table:table-cell office:value-type="string" calcext:value-type="string">
            <text:p>monk</text:p>
          </table:table-cell>
          <table:table-cell office:value-type="string" calcext:value-type="string">
            <text:p>Tongue of the Sun and Moon (Ex)</text:p>
          </table:table-cell>
          <table:table-cell office:value-type="string" calcext:value-type="string">
            <text:p>A monk of 17th level or higher can speak with any living creature.</text:p>
          </table:table-cell>
          <table:table-cell table:number-columns-repeated="1021"/>
        </table:table-row>
        <table:table-row table:style-name="ro1">
          <table:table-cell office:value-type="string" calcext:value-type="string">
            <text:p>monk</text:p>
          </table:table-cell>
          <table:table-cell office:value-type="string" calcext:value-type="string">
            <text:p>Empty Body (Su)</text:p>
          </table:table-cell>
          <table:table-cell office:value-type="string" calcext:value-type="string">
            <text:p>At 19th level, a monk gains the ability to assume an ethereal state for 1 minute as though using the spell etherealness. Using this ability is a move action that consumes 3 points from his ki pool. This ability only affects the monk and cannot be used to make other creatures ethereal.</text:p>
          </table:table-cell>
          <table:table-cell table:number-columns-repeated="1021"/>
        </table:table-row>
        <table:table-row table:style-name="ro1">
          <table:table-cell office:value-type="string" calcext:value-type="string">
            <text:p>monk</text:p>
          </table:table-cell>
          <table:table-cell office:value-type="string" calcext:value-type="string">
            <text:p>Perfect Self</text:p>
          </table:table-cell>
          <table:table-cell office:value-type="string" calcext:value-type="string">
            <text:p>At 20th level, a monk becomes a magical creature. He is forevermore treated as an outsider rather than as a humanoid (or whatever the monk's creature type was) for the purpose of spells and magical effects. Additionally, the monk gains damage reduction 10/chaotic, which allows him to ignore the first 10 points of damage from any attack made by a nonchaotic weapon or by any natural attack made by a creature that doesn't have similar damage reduction. Unlike other outsiders, the monk can still be brought back from the dead as if he were a member of his previous creature type.</text:p>
          </table:table-cell>
          <table:table-cell table:number-columns-repeated="1021"/>
        </table:table-row>
        <table:table-row table:style-name="ro1">
          <table:table-cell office:value-type="string" calcext:value-type="string">
            <text:p>paladin</text:p>
          </table:table-cell>
          <table:table-cell office:value-type="string" calcext:value-type="string">
            <text:p>Weapon and Armor Proficiency</text:p>
          </table:table-cell>
          <table:table-cell office:value-type="string" calcext:value-type="string">
            <text:p>Paladins are proficient with all simple and martial weapons, with all types of armor (heavy, medium, and light), and with shields (except tower shields).</text:p>
          </table:table-cell>
          <table:table-cell table:number-columns-repeated="1021"/>
        </table:table-row>
        <table:table-row table:style-name="ro1">
          <table:table-cell office:value-type="string" calcext:value-type="string">
            <text:p>paladin</text:p>
          </table:table-cell>
          <table:table-cell office:value-type="string" calcext:value-type="string">
            <text:p>Aura of Good (Ex)</text:p>
          </table:table-cell>
          <table:table-cell office:value-type="string" calcext:value-type="string">
            <text:p>The power of a paladin's aura of good (see the detect good spell) is equal to her paladin level.</text:p>
          </table:table-cell>
          <table:table-cell table:number-columns-repeated="1021"/>
        </table:table-row>
        <table:table-row table:style-name="ro1">
          <table:table-cell office:value-type="string" calcext:value-type="string">
            <text:p>paladin</text:p>
          </table:table-cell>
          <table:table-cell office:value-type="string" calcext:value-type="string">
            <text:p>Detect Evil</text:p>
          </table:table-cell>
          <table:table-cell office:value-type="string" calcext:value-type="string">
            <text:p>At will, a paladin can use detect evil, as the spell. A paladin can, as a move action, concentrate on a single item or individual within 60 feet and determine if it is evil, learning the strength of its aura as if having studied it for 3 rounds. While focusing on one individual or object, the paladin does not detect evil in any other object or individual within range.</text:p>
          </table:table-cell>
          <table:table-cell table:number-columns-repeated="1021"/>
        </table:table-row>
        <table:table-row table:style-name="ro1">
          <table:table-cell office:value-type="string" calcext:value-type="string">
            <text:p>paladin</text:p>
          </table:table-cell>
          <table:table-cell office:value-type="string" calcext:value-type="string">
            <text:p>Smite Evil (Su)</text:p>
          </table:table-cell>
          <table:table-cell office:value-type="string" calcext:value-type="string">
            <text:p>Once per day, a paladin can call out to the powers of good to aid her in her struggle against evil. As a swift action, the paladin chooses one target within sight to smite. If this target is evil, the paladin adds her Charisma bonus (if any) to her attack rolls and adds her paladin level to all damage rolls made against the target of her smite. If the target of smite evil is an outsider with the evil subtype, an evil-aligned dragon, or an undead creature, the bonus to damage on the first successful attack increases to 2 points of damage per level the paladin possesses. Regardless of the target, smite evil attacks automatically bypass any DR the creature might possess.In addition, while smite evil is in effect, the paladin gains a deflection bonus equal to her Charisma modifier (if any) to her AC against attacks made by the target of the smite. If the paladin targets a creature that is not evil, the smite is wasted with no effect.The smite evil effect remains until the target of the smite is dead or the next time the paladin rests and regains her uses of this ability. At 4th level, and at every three levels thereafter, the paladin may smite evil one additional time per day, as indicated on Table: Paladin, to a maximum of seven times per day at 19th level.</text:p>
          </table:table-cell>
          <table:table-cell table:number-columns-repeated="1021"/>
        </table:table-row>
        <table:table-row table:style-name="ro1">
          <table:table-cell office:value-type="string" calcext:value-type="string">
            <text:p>paladin</text:p>
          </table:table-cell>
          <table:table-cell office:value-type="string" calcext:value-type="string">
            <text:p>Divine Grace (Su)</text:p>
          </table:table-cell>
          <table:table-cell office:value-type="string" calcext:value-type="string">
            <text:p>At 2nd level, a paladin gains a bonus equal to her Charisma bonus (if any) on all saving throws.</text:p>
          </table:table-cell>
          <table:table-cell table:number-columns-repeated="1021"/>
        </table:table-row>
        <table:table-row table:style-name="ro1">
          <table:table-cell office:value-type="string" calcext:value-type="string">
            <text:p>paladin</text:p>
          </table:table-cell>
          <table:table-cell office:value-type="string" calcext:value-type="string">
            <text:p>Lay On Hands (Su)</text:p>
          </table:table-cell>
          <table:table-cell office:value-type="string" calcext:value-type="string">
            <text:p>Beginning at 2nd level, a paladin can heal wounds (her own or those of others) by touch. Each day she can use this ability a number of times equal to 1/2 her paladin level plus her Charisma modifier. With one use of this ability, a paladin can heal 1d6 hit points of damage for every two paladin levels she possesses. Using this ability is a standard action, unless the paladin targets herself, in which case it is a swift action. Despite the name of this ability, a paladin only needs one free hand to use this ability.Alternatively, a paladin can use this healing power to deal damage to undead creatures, dealing 1d6 points of damage for every two levels the paladin possesses. Using lay on hands in this way requires a successful melee touch attack and doesn't provoke an attack of opportunity. Undead do not receive a saving throw against this damage.</text:p>
          </table:table-cell>
          <table:table-cell table:number-columns-repeated="1021"/>
        </table:table-row>
        <table:table-row table:style-name="ro1">
          <table:table-cell office:value-type="string" calcext:value-type="string">
            <text:p>paladin</text:p>
          </table:table-cell>
          <table:table-cell office:value-type="string" calcext:value-type="string">
            <text:p>Aura of Courage (Su)</text:p>
          </table:table-cell>
          <table:table-cell office:value-type="string" calcext:value-type="string">
            <text:p>At 3rd level, a paladin is immune to fear (magical or otherwise). Each ally within 10 feet of her gains a +4 morale bonus on saving throws against fear effects. This ability functions only while the paladin is conscious, not if she is unconscious or dead.</text:p>
          </table:table-cell>
          <table:table-cell table:number-columns-repeated="1021"/>
        </table:table-row>
        <table:table-row table:style-name="ro1">
          <table:table-cell office:value-type="string" calcext:value-type="string">
            <text:p>paladin</text:p>
          </table:table-cell>
          <table:table-cell office:value-type="string" calcext:value-type="string">
            <text:p>Divine Health (Ex)</text:p>
          </table:table-cell>
          <table:table-cell office:value-type="string" calcext:value-type="string">
            <text:p>At 3rd level, a paladin is immune to all diseases, including supernatural and magical diseases, including mummy rot.</text:p>
          </table:table-cell>
          <table:table-cell table:number-columns-repeated="1021"/>
        </table:table-row>
        <table:table-row table:style-name="ro1">
          <table:table-cell office:value-type="string" calcext:value-type="string">
            <text:p>paladin</text:p>
          </table:table-cell>
          <table:table-cell office:value-type="string" calcext:value-type="string">
            <text:p>Mercy (Su)</text:p>
          </table:table-cell>
          <table:table-cell office:value-type="string" calcext:value-type="string">
            <text:p>At 3rd level, and every three levels thereafter, a paladin can select one mercy. Each mercy adds an effect to the paladin's lay on hands ability. Whenever the paladin uses lay on hands to heal damage to one target, the target also receives the additional effects from all of the mercies possessed by the paladin. A mercy can remove a condition caused by a curse, disease, or poison without curing the affliction. Such conditions return after 1 hour unless the mercy actually removes the affliction that causes the condition.At 3rd level, the paladin can select from the following initial mercies.â€¢ Fatigued: The target is no longer fatigued.â€¢ Shaken: The target is no longer shaken.â€¢ Sickened: The target is no longer sickened.At 6th level, a paladin adds the following mercies to the list of those that can be selected.â€¢ Dazed: The target is no longer dazed.â€¢ Diseased: The paladin's lay on hands ability also acts as remove disease, using the paladin's level as the caster level.â€¢ Staggered: The target is no longer staggered, unless the target is at exactly 0 hit points.At 9th level, a paladin adds the following mercies to the list of those that can be selected.â€¢ Cursed: The paladin's lay on hands ability also acts as remove curse, using the paladin's level as the caster level.â€¢ Exhausted: The target is no longer exhausted. The paladin must have the fatigue mercy before selecting this mercy.â€¢ Frightened: The target is no longer frightened. The paladin must have the shaken mercy before selecting this mercy.â€¢ Nauseated: The target is no longer nauseated. The paladin must have the sickened mercy before selecting this mercy.â€¢ Poisoned: The paladin's lay on hands ability also acts as neutralize poison, using the paladin's level as the caster level.At 12th level, a paladin adds the following mercies to the list of those that can be selected.â€¢ Blinded: The target is no longer blinded.â€¢ Deafened: The target is no longer deafened.â€¢ Paralyzed: The target is no longer paralyzed.â€¢ Stunned: The target is no longer stunned.These abilities are cumulative. For example, a 12th-level paladin's lay on hands ability heals 6d6 points of damage and might also cure fatigued and exhausted conditions as well as removing diseases and neutralizing poisons. Once a condition or spell effect is chosen, it can't be changed.</text:p>
          </table:table-cell>
          <table:table-cell table:number-columns-repeated="1021"/>
        </table:table-row>
        <table:table-row table:style-name="ro1">
          <table:table-cell office:value-type="string" calcext:value-type="string">
            <text:p>paladin</text:p>
          </table:table-cell>
          <table:table-cell office:value-type="string" calcext:value-type="string">
            <text:p>Channel Positive Energy (Su)</text:p>
          </table:table-cell>
          <table:table-cell office:value-type="string" calcext:value-type="string">
            <text:p>When a paladin reaches 4th level, she gains the supernatural ability to channel positive energy like a cleric. Using this ability consumes two uses of her lay on hands ability. A paladin uses her level as her effective cleric level when channeling positive energy. This is a Charisma-based ability.</text:p>
          </table:table-cell>
          <table:table-cell table:number-columns-repeated="1021"/>
        </table:table-row>
        <table:table-row table:style-name="ro1">
          <table:table-cell office:value-type="string" calcext:value-type="string">
            <text:p>paladin</text:p>
          </table:table-cell>
          <table:table-cell office:value-type="string" calcext:value-type="string">
            <text:p>Spells</text:p>
          </table:table-cell>
          <table:table-cell office:value-type="string" calcext:value-type="string">
            <text:p>Beginning at 4th level, a paladin gains the ability to cast a small number of divine spells which are drawn from the paladin spell list presented in Spell Lists. A paladin must choose and prepare her spells in advance.To prepare or cast a spell, a paladin must have a Charisma score equal to at least 10 + the spell level. The Difficulty Class for a saving throw against a paladin's spell is 10 + the spell level + the paladin's Charisma modifier.Like other spellcasters, a paladin can cast only a certain number of spells of each spell level per day. Her base daily spell allotment is given on Table: Paladin. In addition, she receives bonus spells per day if she has a high Charisma score (see <text:s/>Table: Ability Modifiers and Bonus Spells). When Table: Paladin indicates that the paladin gets 0 spells per day of a given spell level, she gains only the bonus spells she would be entitled to based on her Charisma score for that spell level.A paladin must spend 1 hour each day in quiet prayer and meditation to regain her daily allotment of spells. A paladin may prepare and cast any spell on the paladin spell list, provided that she can cast spells of that level, but she must choose which spells to prepare during her daily meditation.Through 3rd level, a paladin has no caster level. At 4th level and higher, her caster level is equal to her paladin level – 3.</text:p>
          </table:table-cell>
          <table:table-cell table:number-columns-repeated="1021"/>
        </table:table-row>
        <table:table-row table:style-name="ro1">
          <table:table-cell office:value-type="string" calcext:value-type="string">
            <text:p>paladin</text:p>
          </table:table-cell>
          <table:table-cell office:value-type="string" calcext:value-type="string">
            <text:p>Divine Bond (Sp)</text:p>
          </table:table-cell>
          <table:table-cell office:value-type="string" calcext:value-type="string">
            <text:p>Upon reaching 5th level, a paladin forms a divine bond with her god. This bond can take one of two forms. Once the form is chosen, it cannot be changed.The first type of bond allows the paladin to enhance her weapon as a standard action by calling upon the aid of a celestial spirit for 1 minute per paladin level. When called, the spirit causes the weapon to shed light as a torch. At 5th level, this spirit grants the weapon a +1 enhancement bonus. For every three levels beyond 5th, the weapon gains another +1 enhancement bonus, to a maximum of +6 at 20th level. These bonuses can be added to the weapon, stacking with existing weapon bonuses to a maximum of +5, or they can be used to add any of the following weapon properties: axiomatic, brilliant energy, defending, disruption, flaming, flaming burst, holy, keen, merciful, and speed. Adding these properties consumes an amount of bonus equal to the property's cost (see Table: Melee Weapon Special Abilities). These bonuses are added to any properties the weapon already has, but duplicate abilities do not stack. If the weapon is not magical, at least a +1 enhancement bonus must be added before any other properties can be added. The bonus and properties granted by the spirit are determined when the spirit is called and cannot be changed until the spirit is called again. The celestial spirit imparts no bonuses if the weapon is held by anyone other than the paladin but resumes giving bonuses if returned to the paladin. These bonuses apply to only one end of a double weapon. A paladin can use this ability once per day at 5th level, and one additional time per day for every four levels beyond 5th, to a total of four times per day at 17th level.If a weapon bonded with a celestial spirit is destroyed, the paladin loses the use of this ability for 30 days, or until she gains a level, whichever comes first. During this 30-day period, the paladin takes a –1 penalty on attack and weapon damage rolls.The second type of bond allows a paladin to gain the service of an unusually intelligent, strong, and loyal steed to serve her in her crusade against evil. This mount is usually a heavy horse (for a Medium paladin) or a pony (for a Small paladin), although more exotic mounts, such as a boar, camel, or dog are also suitable. This mount functions as a druid's animal companion, using the paladin's level as her effective druid level. Bonded mounts have an Intelligence of at least 6.Once per day, as a full-round action, a paladin may magically call her mount to her side. This ability is the equivalent of a spell of a level equal to one-third the paladin's level. The mount immediately appears adjacent to the paladin. A paladin can use this ability once per day at 5th level, and one additional time per day for every 4 levels thereafter, for a total of four times per day at 17th level.At 11th level, the mount gains the celestial template and becomes a magical beast for the purposes of determining which spells affect it. At 15th level, a paladin's mount gains spell resistance equal to the paladin's level + 11.Should the paladin's mount die, the paladin may not summon another mount for 30 days or until she gains a paladin level, whichever comes first. During this 30-day period, the paladin takes a –1 penalty on attack and weapon damage rolls.</text:p>
          </table:table-cell>
          <table:table-cell table:number-columns-repeated="1021"/>
        </table:table-row>
        <table:table-row table:style-name="ro1">
          <table:table-cell office:value-type="string" calcext:value-type="string">
            <text:p>paladin</text:p>
          </table:table-cell>
          <table:table-cell office:value-type="string" calcext:value-type="string">
            <text:p>Aura of Resolve (Su)</text:p>
          </table:table-cell>
          <table:table-cell office:value-type="string" calcext:value-type="string">
            <text:p>At 8th level, a paladin is immune to charm spells and spell-like abilities. Each ally within 10 feet of her gains a +4 morale bonus on saving throws against charm effects.This ability functions only while the paladin is conscious, not if she is unconscious or dead.</text:p>
          </table:table-cell>
          <table:table-cell table:number-columns-repeated="1021"/>
        </table:table-row>
        <table:table-row table:style-name="ro1">
          <table:table-cell office:value-type="string" calcext:value-type="string">
            <text:p>paladin</text:p>
          </table:table-cell>
          <table:table-cell office:value-type="string" calcext:value-type="string">
            <text:p>Aura of Justice (Su)</text:p>
          </table:table-cell>
          <table:table-cell office:value-type="string" calcext:value-type="string">
            <text:p>At 11th level, a paladin can expend two uses of her smite evil ability to grant the ability to smite evil to all allies within 10 feet, using her bonuses. Allies must use this smite evil ability by the start of the paladin's next turn and the bonuses last for 1 minute. Using this ability is a free action. Evil creatures gain no benefit from this ability.</text:p>
          </table:table-cell>
          <table:table-cell table:number-columns-repeated="1021"/>
        </table:table-row>
        <table:table-row table:style-name="ro1">
          <table:table-cell office:value-type="string" calcext:value-type="string">
            <text:p>paladin</text:p>
          </table:table-cell>
          <table:table-cell office:value-type="string" calcext:value-type="string">
            <text:p>Aura of Faith (Su)</text:p>
          </table:table-cell>
          <table:table-cell office:value-type="string" calcext:value-type="string">
            <text:p>At 14th level, a paladin's weapons are treated as good-aligned for the purposes of overcoming damage reduction. Any attack made against an enemy within 10 feet of her is treated as good-aligned for the purposes of overcoming damage reduction.This ability functions only while the paladin is conscious, not if she is unconscious or dead.</text:p>
          </table:table-cell>
          <table:table-cell table:number-columns-repeated="1021"/>
        </table:table-row>
        <table:table-row table:style-name="ro1">
          <table:table-cell office:value-type="string" calcext:value-type="string">
            <text:p>paladin</text:p>
          </table:table-cell>
          <table:table-cell office:value-type="string" calcext:value-type="string">
            <text:p>Aura of Righteousness (Su)</text:p>
          </table:table-cell>
          <table:table-cell office:value-type="string" calcext:value-type="string">
            <text:p>At 17th level, a paladin gains DR 5/evil and immunity to compulsion spells and spell-like abilities. Each ally within 10 feet of her gains a +4 morale bonus on saving throws against compulsion effects.This ability functions only while the paladin is conscious, not if she is unconscious or dead.</text:p>
          </table:table-cell>
          <table:table-cell table:number-columns-repeated="1021"/>
        </table:table-row>
        <table:table-row table:style-name="ro1">
          <table:table-cell office:value-type="string" calcext:value-type="string">
            <text:p>paladin</text:p>
          </table:table-cell>
          <table:table-cell office:value-type="string" calcext:value-type="string">
            <text:p>Holy Champion (Su)</text:p>
          </table:table-cell>
          <table:table-cell office:value-type="string" calcext:value-type="string">
            <text:p>At 20th level, a paladin becomes a conduit for the power of her god. Her DR increases to 10/evil. Whenever she uses smite evil and successfully strikes an evil outsider, the outsider is also subject to a banishment, using her paladin level as the caster level (her weapon and holy symbol automatically count as objects that the subject hates). After the banishment effect and the damage from the attack is resolved, the smite immediately ends. In addition, whenever she channels positive energy or uses lay on hands to heal a creature, she heals the maximum possible amount.</text:p>
          </table:table-cell>
          <table:table-cell table:number-columns-repeated="1021"/>
        </table:table-row>
        <table:table-row table:style-name="ro1">
          <table:table-cell office:value-type="string" calcext:value-type="string">
            <text:p>paladin</text:p>
          </table:table-cell>
          <table:table-cell office:value-type="string" calcext:value-type="string">
            <text:p>Code of Conduct</text:p>
          </table:table-cell>
          <table:table-cell office:value-type="string" calcext:value-type="string">
            <text:p>A paladin must be of lawful good alignment and loses all class features except proficiencies if she ever willingly commits an evil act.Additionally, a paladin's code requires that she respect legitimate authority, act with honor (not lying, not cheating, not using poison, and so forth), help those in need (provided they do not use the help for evil or chaotic ends), and punish those who harm or threaten innocents.</text:p>
          </table:table-cell>
          <table:table-cell table:number-columns-repeated="1021"/>
        </table:table-row>
        <table:table-row table:style-name="ro1">
          <table:table-cell office:value-type="string" calcext:value-type="string">
            <text:p>paladin</text:p>
          </table:table-cell>
          <table:table-cell office:value-type="string" calcext:value-type="string">
            <text:p>Associates</text:p>
          </table:table-cell>
          <table:table-cell office:value-type="string" calcext:value-type="string">
            <text:p>While she may adventure with good or neutral allies, a paladin avoids working with evil characters or with anyone who consistently offends her moral code. Under exceptional circumstances, a paladin can ally with evil associates, but only to defeat what she believes to be a greater evil. A paladin should seek an atonement spell periodically during such an unusual alliance, and should end the alliance immediately should she feel it is doing more harm than good. A paladin may accept only henchmen, followers, or cohorts who are lawful good.</text:p>
          </table:table-cell>
          <table:table-cell table:number-columns-repeated="1021"/>
        </table:table-row>
        <table:table-row table:style-name="ro1">
          <table:table-cell office:value-type="string" calcext:value-type="string">
            <text:p>ranger</text:p>
          </table:table-cell>
          <table:table-cell office:value-type="string" calcext:value-type="string">
            <text:p>Weapon and Armor Proficiency</text:p>
          </table:table-cell>
          <table:table-cell office:value-type="string" calcext:value-type="string">
            <text:p>A ranger is proficient with all simple and martial weapons and with light armor, medium armor, and shields (except tower shields).</text:p>
          </table:table-cell>
          <table:table-cell table:number-columns-repeated="1021"/>
        </table:table-row>
        <table:table-row table:style-name="ro1">
          <table:table-cell office:value-type="string" calcext:value-type="string">
            <text:p>ranger</text:p>
          </table:table-cell>
          <table:table-cell office:value-type="string" calcext:value-type="string">
            <text:p>Favored Enemy (+2) (Ex)</text:p>
          </table:table-cell>
          <table:table-cell office:value-type="string" calcext:value-type="string">
            <text:p>At 1st level, a ranger selects a creature type from the ranger favored enemies table. He gains a +2 bonus on Bluff, Knowledge, Perception, Sense Motive, and Survival checks against creatures of his selected type. Likewise, he gets a +2 bonus on weapon attack and damage rolls against them. A ranger may make Knowledge skill checks untrained when attempting to identify these creatures.At 5th level and every five levels thereafter (10th, 15th, and 20th level), the ranger may select an additional favored enemy. In addition, at each such interval, the bonus against any one favored enemy (including the one just selected, if so desired) increases by +2.If the ranger chooses humanoids or outsiders as a favored enemy, he must also choose an associated subtype, as indicated on the table below. (Note that there are other types of humanoid to choose from—those called out specifically on the table below are merely the most common.) If a specific creature falls into more than one category of favored enemy, the ranger's bonuses do not stack; he simply uses whichever bonus is higher.</text:p>
          </table:table-cell>
          <table:table-cell table:number-columns-repeated="1021"/>
        </table:table-row>
        <table:table-row table:style-name="ro1">
          <table:table-cell office:value-type="string" calcext:value-type="string">
            <text:p>ranger</text:p>
          </table:table-cell>
          <table:table-cell office:value-type="string" calcext:value-type="string">
            <text:p>Favored Enemy (+4) (Ex)</text:p>
          </table:table-cell>
          <table:table-cell office:value-type="string" calcext:value-type="string">
            <text:p>At 1st level, a ranger selects a creature type from the ranger favored enemies table. He gains a +2 bonus on Bluff, Knowledge, Perception, Sense Motive, and Survival checks against creatures of his selected type. Likewise, he gets a +2 bonus on weapon attack and damage rolls against them. A ranger may make Knowledge skill checks untrained when attempting to identify these creatures.At 5th level and every five levels thereafter (10th, 15th, and 20th level), the ranger may select an additional favored enemy. In addition, at each such interval, the bonus against any one favored enemy (including the one just selected, if so desired) increases by +2.If the ranger chooses humanoids or outsiders as a favored enemy, he must also choose an associated subtype, as indicated on the table below. (Note that there are other types of humanoid to choose from—those called out specifically on the table below are merely the most common.) If a specific creature falls into more than one category of favored enemy, the ranger's bonuses do not stack; he simply uses whichever bonus is higher.</text:p>
          </table:table-cell>
          <table:table-cell table:number-columns-repeated="1021"/>
        </table:table-row>
        <table:table-row table:style-name="ro1">
          <table:table-cell office:value-type="string" calcext:value-type="string">
            <text:p>ranger</text:p>
          </table:table-cell>
          <table:table-cell office:value-type="string" calcext:value-type="string">
            <text:p>Favored Enemy (+6) (Ex)</text:p>
          </table:table-cell>
          <table:table-cell office:value-type="string" calcext:value-type="string">
            <text:p>At 1st level, a ranger selects a creature type from the ranger favored enemies table. He gains a +2 bonus on Bluff, Knowledge, Perception, Sense Motive, and Survival checks against creatures of his selected type. Likewise, he gets a +2 bonus on weapon attack and damage rolls against them. A ranger may make Knowledge skill checks untrained when attempting to identify these creatures.At 5th level and every five levels thereafter (10th, 15th, and 20th level), the ranger may select an additional favored enemy. In addition, at each such interval, the bonus against any one favored enemy (including the one just selected, if so desired) increases by +2.If the ranger chooses humanoids or outsiders as a favored enemy, he must also choose an associated subtype, as indicated on the table below. (Note that there are other types of humanoid to choose from—those called out specifically on the table below are merely the most common.) If a specific creature falls into more than one category of favored enemy, the ranger's bonuses do not stack; he simply uses whichever bonus is higher.</text:p>
          </table:table-cell>
          <table:table-cell table:number-columns-repeated="1021"/>
        </table:table-row>
        <table:table-row table:style-name="ro1">
          <table:table-cell office:value-type="string" calcext:value-type="string">
            <text:p>ranger</text:p>
          </table:table-cell>
          <table:table-cell office:value-type="string" calcext:value-type="string">
            <text:p>Favored Enemy (+8) (Ex)</text:p>
          </table:table-cell>
          <table:table-cell office:value-type="string" calcext:value-type="string">
            <text:p>At 1st level, a ranger selects a creature type from the ranger favored enemies table. He gains a +2 bonus on Bluff, Knowledge, Perception, Sense Motive, and Survival checks against creatures of his selected type. Likewise, he gets a +2 bonus on weapon attack and damage rolls against them. A ranger may make Knowledge skill checks untrained when attempting to identify these creatures.At 5th level and every five levels thereafter (10th, 15th, and 20th level), the ranger may select an additional favored enemy. In addition, at each such interval, the bonus against any one favored enemy (including the one just selected, if so desired) increases by +2.If the ranger chooses humanoids or outsiders as a favored enemy, he must also choose an associated subtype, as indicated on the table below. (Note that there are other types of humanoid to choose from—those called out specifically on the table below are merely the most common.) If a specific creature falls into more than one category of favored enemy, the ranger's bonuses do not stack; he simply uses whichever bonus is higher.</text:p>
          </table:table-cell>
          <table:table-cell table:number-columns-repeated="1021"/>
        </table:table-row>
        <table:table-row table:style-name="ro1">
          <table:table-cell office:value-type="string" calcext:value-type="string">
            <text:p>ranger</text:p>
          </table:table-cell>
          <table:table-cell office:value-type="string" calcext:value-type="string">
            <text:p>Favored Enemy (+10) (Ex)</text:p>
          </table:table-cell>
          <table:table-cell office:value-type="string" calcext:value-type="string">
            <text:p>At 1st level, a ranger selects a creature type from the ranger favored enemies table. He gains a +2 bonus on Bluff, Knowledge, Perception, Sense Motive, and Survival checks against creatures of his selected type. Likewise, he gets a +2 bonus on weapon attack and damage rolls against them. A ranger may make Knowledge skill checks untrained when attempting to identify these creatures.At 5th level and every five levels thereafter (10th, 15th, and 20th level), the ranger may select an additional favored enemy. In addition, at each such interval, the bonus against any one favored enemy (including the one just selected, if so desired) increases by +2.If the ranger chooses humanoids or outsiders as a favored enemy, he must also choose an associated subtype, as indicated on the table below. (Note that there are other types of humanoid to choose from—those called out specifically on the table below are merely the most common.) If a specific creature falls into more than one category of favored enemy, the ranger's bonuses do not stack; he simply uses whichever bonus is higher.</text:p>
          </table:table-cell>
          <table:table-cell table:number-columns-repeated="1021"/>
        </table:table-row>
        <table:table-row table:style-name="ro1">
          <table:table-cell office:value-type="string" calcext:value-type="string">
            <text:p>ranger</text:p>
          </table:table-cell>
          <table:table-cell office:value-type="string" calcext:value-type="string">
            <text:p>Track (Ex)</text:p>
          </table:table-cell>
          <table:table-cell office:value-type="string" calcext:value-type="string">
            <text:p>A ranger adds half his level (minimum 1) to Survival skill checks made to follow tracks.</text:p>
          </table:table-cell>
          <table:table-cell table:number-columns-repeated="1021"/>
        </table:table-row>
        <table:table-row table:style-name="ro1">
          <table:table-cell office:value-type="string" calcext:value-type="string">
            <text:p>ranger</text:p>
          </table:table-cell>
          <table:table-cell office:value-type="string" calcext:value-type="string">
            <text:p>Wild Empathy (Ex)</text:p>
          </table:table-cell>
          <table:table-cell office:value-type="string" calcext:value-type="string">
            <text:p>A ranger can improve the initial attitude of an animal. This ability functions just like a Diplomacy check to improve the attitude of a person (see Using Skills). The ranger rolls 1d20 and adds his ranger level and his Charisma bonus to determine the wild empathy check result. The typical domestic animal has a starting attitude of indifferent, while wild animals are usually unfriendly.To use wild empathy, the ranger and the animal must be within 30 feet of one another under normal visibility conditions. Generally, influencing an animal in this way takes 1 minute, but, as with influencing people, it might take more or less time.The ranger can also use this ability to influence a magical beast with an Intelligence score of 1 or 2, but he takes a –4 penalty on the check.</text:p>
          </table:table-cell>
          <table:table-cell table:number-columns-repeated="1021"/>
        </table:table-row>
        <table:table-row table:style-name="ro1">
          <table:table-cell office:value-type="string" calcext:value-type="string">
            <text:p>ranger</text:p>
          </table:table-cell>
          <table:table-cell office:value-type="string" calcext:value-type="string">
            <text:p>Combat Style Feat (Ex)</text:p>
          </table:table-cell>
          <table:table-cell office:value-type="string" calcext:value-type="string">
            <text:p>At 2nd level, a ranger must select one of two combat styles to pursue: archery or two-weapon combat. The ranger's expertise manifests in the form of bonus feats at 2nd, 6th, 10th, 14th, and 18th level. He can choose feats from his selected combat style, even if he does not have the normal prerequisites.If the ranger selects archery, he can choose from the following list whenever he gains a combat style feat: Far Shot, Point Blank Shot, Precise Shot, and Rapid Shot. At 6th level, he adds Improved Precise Shot and Manyshot to the list. At 10th level, he adds Pinpoint Targeting and Shot on the Run to the list.If the ranger selects two-weapon combat, he can choose from the following list whenever he gains a combat style feat: Double Slice, Improved Shield Bash, Quick Draw, and Two-Weapon Fighting. At 6th level, he adds Improved Two-Weapon Fighting and Two-Weapon Defense to the list. At 10th level, he adds Greater Two-Weapon Fighting and Two-Weapon Rend to the list.The benefits of the ranger's chosen style feats apply only when he wears light, medium, or no armor. He loses all benefits of his combat style feats when wearing heavy armor. Once a ranger selects a combat style, it cannot be changed.</text:p>
          </table:table-cell>
          <table:table-cell table:number-columns-repeated="1021"/>
        </table:table-row>
        <table:table-row table:style-name="ro1">
          <table:table-cell office:value-type="string" calcext:value-type="string">
            <text:p>ranger</text:p>
          </table:table-cell>
          <table:table-cell office:value-type="string" calcext:value-type="string">
            <text:p>Endurance</text:p>
          </table:table-cell>
          <table:table-cell office:value-type="string" calcext:value-type="string">
            <text:p>A ranger gains Endurance as a bonus feat at 3rd level.</text:p>
          </table:table-cell>
          <table:table-cell table:number-columns-repeated="1021"/>
        </table:table-row>
        <table:table-row table:style-name="ro1">
          <table:table-cell office:value-type="string" calcext:value-type="string">
            <text:p>ranger</text:p>
          </table:table-cell>
          <table:table-cell office:value-type="string" calcext:value-type="string">
            <text:p>Favored Terrain (+2) (Ex)</text:p>
          </table:table-cell>
          <table:table-cell office:value-type="string" calcext:value-type="string">
            <text:p>At 3rd level, a ranger may select a type of terrain from the Favored Terrains table. The ranger gains a +2 bonus on initiative checks and Knowledge (geography), Perception, Stealth, and Survival skill checks when he is in this terrain. A ranger traveling through his favored terrain normally leaves no trail and cannot be tracked (though he may leave a trail if he so chooses).At 8th level and every five levels thereafter, the ranger may select an additional favored terrain. In addition, at each such interval, the skill bonus and initiative bonus in any one favored terrain (including the one just selected, if so desired), increases by +2.If a specific terrain falls into more than one category of favored terrain, the ranger's bonuses do not stack; he simply uses whichever bonus is higher.</text:p>
          </table:table-cell>
          <table:table-cell table:number-columns-repeated="1021"/>
        </table:table-row>
        <table:table-row table:style-name="ro1">
          <table:table-cell office:value-type="string" calcext:value-type="string">
            <text:p>ranger</text:p>
          </table:table-cell>
          <table:table-cell office:value-type="string" calcext:value-type="string">
            <text:p>Favored Terrain (+4) (Ex)</text:p>
          </table:table-cell>
          <table:table-cell office:value-type="string" calcext:value-type="string">
            <text:p>At 3rd level, a ranger may select a type of terrain from the Favored Terrains table. The ranger gains a +2 bonus on initiative checks and Knowledge (geography), Perception, Stealth, and Survival skill checks when he is in this terrain. A ranger traveling through his favored terrain normally leaves no trail and cannot be tracked (though he may leave a trail if he so chooses).At 8th level and every five levels thereafter, the ranger may select an additional favored terrain. In addition, at each such interval, the skill bonus and initiative bonus in any one favored terrain (including the one just selected, if so desired), increases by +2.If a specific terrain falls into more than one category of favored terrain, the ranger's bonuses do not stack; he simply uses whichever bonus is higher.</text:p>
          </table:table-cell>
          <table:table-cell table:number-columns-repeated="1021"/>
        </table:table-row>
        <table:table-row table:style-name="ro1">
          <table:table-cell office:value-type="string" calcext:value-type="string">
            <text:p>ranger</text:p>
          </table:table-cell>
          <table:table-cell office:value-type="string" calcext:value-type="string">
            <text:p>Favored Terrain (+6) (Ex)</text:p>
          </table:table-cell>
          <table:table-cell office:value-type="string" calcext:value-type="string">
            <text:p>At 3rd level, a ranger may select a type of terrain from the Favored Terrains table. The ranger gains a +2 bonus on initiative checks and Knowledge (geography), Perception, Stealth, and Survival skill checks when he is in this terrain. A ranger traveling through his favored terrain normally leaves no trail and cannot be tracked (though he may leave a trail if he so chooses).At 8th level and every five levels thereafter, the ranger may select an additional favored terrain. In addition, at each such interval, the skill bonus and initiative bonus in any one favored terrain (including the one just selected, if so desired), increases by +2.If a specific terrain falls into more than one category of favored terrain, the ranger's bonuses do not stack; he simply uses whichever bonus is higher.</text:p>
          </table:table-cell>
          <table:table-cell table:number-columns-repeated="1021"/>
        </table:table-row>
        <table:table-row table:style-name="ro1">
          <table:table-cell office:value-type="string" calcext:value-type="string">
            <text:p>ranger</text:p>
          </table:table-cell>
          <table:table-cell office:value-type="string" calcext:value-type="string">
            <text:p>Favored Terrain (+8) (Ex)</text:p>
          </table:table-cell>
          <table:table-cell office:value-type="string" calcext:value-type="string">
            <text:p>At 3rd level, a ranger may select a type of terrain from the Favored Terrains table. The ranger gains a +2 bonus on initiative checks and Knowledge (geography), Perception, Stealth, and Survival skill checks when he is in this terrain. A ranger traveling through his favored terrain normally leaves no trail and cannot be tracked (though he may leave a trail if he so chooses).At 8th level and every five levels thereafter, the ranger may select an additional favored terrain. In addition, at each such interval, the skill bonus and initiative bonus in any one favored terrain (including the one just selected, if so desired), increases by +2.If a specific terrain falls into more than one category of favored terrain, the ranger's bonuses do not stack; he simply uses whichever bonus is higher.</text:p>
          </table:table-cell>
          <table:table-cell table:number-columns-repeated="1021"/>
        </table:table-row>
        <table:table-row table:style-name="ro1">
          <table:table-cell office:value-type="string" calcext:value-type="string">
            <text:p>ranger</text:p>
          </table:table-cell>
          <table:table-cell office:value-type="string" calcext:value-type="string">
            <text:p>Hunter's Bond (Ex)</text:p>
          </table:table-cell>
          <table:table-cell office:value-type="string" calcext:value-type="string">
            <text:p>At 4th level, a ranger forms a bond with his hunting companions. This bond can take one of two forms. Once the form is chosen, it cannot be changed. The first is a bond to his companions. This bond allows him to spend a move action to grant half his favored enemy bonus against a single target of the appropriate type to all allies within 30 feet who can see or hear him. This bonus lasts for a number of rounds equal to the ranger's Wisdom modifier (minimum 1). This bonus does not stack with any favored enemy bonuses possessed by his allies; they use whichever bonus is higher.The second option is to form a close bond with an animal companion. A ranger who selects an animal companion can choose from the following list: badger, bird, camel, cat (small), dire rat, dog, horse, pony, snake (viper or constrictor), or wolf. If the campaign takes place wholly or partly in an aquatic environment, the ranger may choose a shark instead. This animal is a loyal companion that accompanies the ranger on his adventures as appropriate for its kind. A ranger's animal companion shares his favored enemy and favored terrain bonuses.This ability functions like the druid animal companion ability (which is part of the Nature Bond class feature), except that the ranger's effective druid level is equal to his ranger level – 3.</text:p>
          </table:table-cell>
          <table:table-cell table:number-columns-repeated="1021"/>
        </table:table-row>
        <table:table-row table:style-name="ro1">
          <table:table-cell office:value-type="string" calcext:value-type="string">
            <text:p>ranger</text:p>
          </table:table-cell>
          <table:table-cell office:value-type="string" calcext:value-type="string">
            <text:p>Spells</text:p>
          </table:table-cell>
          <table:table-cell office:value-type="string" calcext:value-type="string">
            <text:p>Beginning at 4th level, a ranger gains the ability to cast a small number of divine spells, which are drawn from the ranger spell list presented in Spell Lists. A ranger must choose and prepare his spells in advance.To prepare or cast a spell, a ranger must have a Wisdom score equal to at least 10 + the spell level. The Difficulty Class for a saving throw against a ranger's spell is 10 + the spell level + the ranger's Wisdom modifier.Like other spellcasters, a ranger can cast only a certain number of spells of each spell level per day. His base daily spell allotment is given on Table: Ranger. In addition, he receives bonus spells per day if he has a high Wisdom score (see <text:s/>Table: Ability Modifiers and Bonus Spells). When Table: Ranger indicates that the ranger gets 0 spells per day of a given spell level, he gains only the bonus spells he would be entitled to based on his Wisdom score for that spell level.A ranger must spend 1 hour per day in quiet meditation to regain his daily allotment of spells. A ranger may prepare and cast any spell on the ranger spell list, provided that he can cast spells of that level, but he must choose which spells to prepare during his daily meditation.Through 3rd level, a ranger has no caster level. At 4th level and higher, his caster level is equal to his ranger level – 3.</text:p>
          </table:table-cell>
          <table:table-cell table:number-columns-repeated="1021"/>
        </table:table-row>
        <table:table-row table:style-name="ro1">
          <table:table-cell office:value-type="string" calcext:value-type="string">
            <text:p>ranger</text:p>
          </table:table-cell>
          <table:table-cell office:value-type="string" calcext:value-type="string">
            <text:p>Woodland Stride (Ex)</text:p>
          </table:table-cell>
          <table:table-cell office:value-type="string" calcext:value-type="string">
            <text:p>Starting at 7th level, a ranger may move through any sort of undergrowth (such as natural thorns, briars, overgrown areas, and similar terrain) at his normal speed and without taking damage or suffering any other impairment.Thorns, briars, and overgrown areas that are enchanted or magically manipulated to impede motion, however, still affect him.</text:p>
          </table:table-cell>
          <table:table-cell table:number-columns-repeated="1021"/>
        </table:table-row>
        <table:table-row table:style-name="ro1">
          <table:table-cell office:value-type="string" calcext:value-type="string">
            <text:p>ranger</text:p>
          </table:table-cell>
          <table:table-cell office:value-type="string" calcext:value-type="string">
            <text:p>Swift Tracker (Ex)</text:p>
          </table:table-cell>
          <table:table-cell office:value-type="string" calcext:value-type="string">
            <text:p>Beginning at 8th level, a ranger can move at his normal speed while using Survival to follow tracks without taking the normal –5 penalty. He takes only a –10 penalty (instead of the normal –20) when moving at up to twice normal speed while tracking.</text:p>
          </table:table-cell>
          <table:table-cell table:number-columns-repeated="1021"/>
        </table:table-row>
        <table:table-row table:style-name="ro1">
          <table:table-cell office:value-type="string" calcext:value-type="string">
            <text:p>ranger</text:p>
          </table:table-cell>
          <table:table-cell office:value-type="string" calcext:value-type="string">
            <text:p>Evasion (Ex)</text:p>
          </table:table-cell>
          <table:table-cell office:value-type="string" calcext:value-type="string">
            <text:p>When he reaches 9th level, a ranger can avoid even magical and unusual attacks with great agility. If he makes a successful Reflex saving throw against an attack that normally deals half damage on a successful save, he instead takes no damage. Evasion can be used only if the ranger is wearing light armor, medium armor, or no armor. A helpless ranger does not gain the benefit of evasion.</text:p>
          </table:table-cell>
          <table:table-cell table:number-columns-repeated="1021"/>
        </table:table-row>
        <table:table-row table:style-name="ro1">
          <table:table-cell office:value-type="string" calcext:value-type="string">
            <text:p>ranger</text:p>
          </table:table-cell>
          <table:table-cell office:value-type="string" calcext:value-type="string">
            <text:p>Quarry (Ex)</text:p>
          </table:table-cell>
          <table:table-cell office:value-type="string" calcext:value-type="string">
            <text:p>At 11th level, a ranger can, as a standard action, denote one target within his line of sight as his quarry. Whenever he is following the tracks of his quarry, a ranger can take 10 on his Survival skill checks while moving at normal speed, without penalty. In addition, he receives a +2 insight bonus on attack rolls made against his quarry, and all critical threats are automatically confirmed. A ranger can have no more than one quarry at a time and the creature's type must correspond to one of his favored enemy types. He can dismiss this effect at any time as a free action, but he cannot select a new quarry for 24 hours. If the ranger sees proof that his quarry is dead, he can select a new quarry after waiting 1 hour.</text:p>
          </table:table-cell>
          <table:table-cell table:number-columns-repeated="1021"/>
        </table:table-row>
        <table:table-row table:style-name="ro1">
          <table:table-cell office:value-type="string" calcext:value-type="string">
            <text:p>ranger</text:p>
          </table:table-cell>
          <table:table-cell office:value-type="string" calcext:value-type="string">
            <text:p>Camouflage (Ex)</text:p>
          </table:table-cell>
          <table:table-cell office:value-type="string" calcext:value-type="string">
            <text:p>A ranger of 12th level or higher can use the Stealth skill to hide in any of his favored terrains, even if the terrain doesn't grant cover or concealment.</text:p>
          </table:table-cell>
          <table:table-cell table:number-columns-repeated="1021"/>
        </table:table-row>
        <table:table-row table:style-name="ro1">
          <table:table-cell office:value-type="string" calcext:value-type="string">
            <text:p>ranger</text:p>
          </table:table-cell>
          <table:table-cell office:value-type="string" calcext:value-type="string">
            <text:p>Improved Evasion (Ex)</text:p>
          </table:table-cell>
          <table:table-cell office:value-type="string" calcext:value-type="string">
            <text:p>At 16th level, a ranger's evasion improves. This ability works like evasion, except that while the ranger still takes no damage on a successful Reflex saving throw against attacks, he henceforth takes only half damage on a failed save. A helpless ranger does not gain the benefit of improved evasion.</text:p>
          </table:table-cell>
          <table:table-cell table:number-columns-repeated="1021"/>
        </table:table-row>
        <table:table-row table:style-name="ro1">
          <table:table-cell office:value-type="string" calcext:value-type="string">
            <text:p>ranger</text:p>
          </table:table-cell>
          <table:table-cell office:value-type="string" calcext:value-type="string">
            <text:p>Hide in Plain Sight (Ex)</text:p>
          </table:table-cell>
          <table:table-cell office:value-type="string" calcext:value-type="string">
            <text:p>While in any of his favored terrains, a ranger of 17th level or higher can use the Stealth skill even while being observed.</text:p>
          </table:table-cell>
          <table:table-cell table:number-columns-repeated="1021"/>
        </table:table-row>
        <table:table-row table:style-name="ro1">
          <table:table-cell office:value-type="string" calcext:value-type="string">
            <text:p>ranger</text:p>
          </table:table-cell>
          <table:table-cell office:value-type="string" calcext:value-type="string">
            <text:p>Improved Quarry (Ex)</text:p>
          </table:table-cell>
          <table:table-cell office:value-type="string" calcext:value-type="string">
            <text:p>At 19th level, the ranger's ability to hunt his quarry improves. He can now select a quarry as a free action, and can now take 20 while using Survival to track his quarry, while moving at normal speed without penalty. His insight bonus to attack his quarry increases to +4. If his quarry is killed or dismissed, he can select a new one after 10 minutes have passed.</text:p>
          </table:table-cell>
          <table:table-cell table:number-columns-repeated="1021"/>
        </table:table-row>
        <table:table-row table:style-name="ro1">
          <table:table-cell office:value-type="string" calcext:value-type="string">
            <text:p>ranger</text:p>
          </table:table-cell>
          <table:table-cell office:value-type="string" calcext:value-type="string">
            <text:p>Master Hunter (Ex)</text:p>
          </table:table-cell>
          <table:table-cell office:value-type="string" calcext:value-type="string">
            <text:p>A ranger of 20th level becomes a master hunter. He can always move at full speed while using Survival to follow tracks without penalty. He can, as a standard action, make a single attack against a favored enemy at his full attack bonus. If the attack hits, the target takes damage normally and must make a Fortitude save or die. The DC of this save is equal to 10 + 1/2 the ranger's level + the ranger's Wisdom modifier. A ranger can choose instead to deal an amount of nonlethal damage equal to the creature's current hit points. A successful save negates this damage. A ranger can use this ability once per day against each favored enemy type he possesses, but not against the same creature more than once in a 24-hour period.</text:p>
          </table:table-cell>
          <table:table-cell table:number-columns-repeated="1021"/>
        </table:table-row>
        <table:table-row table:style-name="ro1">
          <table:table-cell office:value-type="string" calcext:value-type="string">
            <text:p>rogue</text:p>
          </table:table-cell>
          <table:table-cell office:value-type="string" calcext:value-type="string">
            <text:p>Weapon and Armor Proficiency</text:p>
          </table:table-cell>
          <table:table-cell office:value-type="string" calcext:value-type="string">
            <text:p>Rogues are proficient with all simple weapons, plus the hand crossbow, rapier, sap, shortbow, and short sword. They are proficient with light armor, but not with shields.</text:p>
          </table:table-cell>
          <table:table-cell table:number-columns-repeated="1021"/>
        </table:table-row>
        <table:table-row table:style-name="ro1">
          <table:table-cell office:value-type="string" calcext:value-type="string">
            <text:p>rogue</text:p>
          </table:table-cell>
          <table:table-cell office:value-type="string" calcext:value-type="string">
            <text:p>Sneak Attack</text:p>
          </table:table-cell>
          <table:table-cell office:value-type="string" calcext:value-type="string">
            <text:p>If a rogue can catch an opponent when he is unable to defend himself effectively from her attack, she can strike a vital spot for extra damage.The rogue's attack deals extra damage anytime her target would be denied a Dexterity bonus to AC (whether the target actually has a Dexterity bonus or not), or when the rogue flanks her target. This extra damage is 1d6 at 1st level, and increases by 1d6 every two rogue levels thereafter. Should the rogue score a critical hit with a sneak attack, this extra damage is not multiplied. Ranged attacks can count as sneak attacks only if the target is within 30 feet.With a weapon that deals nonlethal damage (like a sap, whip, or an unarmed strike), a rogue can make a sneak attack that deals nonlethal damage instead of lethal damage. She cannot use a weapon that deals lethal damage to deal nonlethal damage in a sneak attack, not even with the usual –4 penalty.The rogue must be able to see the target well enough to pick out a vital spot and must be able to reach such a spot. A rogue cannot sneak attack while striking a creature with concealment.</text:p>
          </table:table-cell>
          <table:table-cell table:number-columns-repeated="1021"/>
        </table:table-row>
        <table:table-row table:style-name="ro1">
          <table:table-cell office:value-type="string" calcext:value-type="string">
            <text:p>rogue</text:p>
          </table:table-cell>
          <table:table-cell office:value-type="string" calcext:value-type="string">
            <text:p>Trapfinding</text:p>
          </table:table-cell>
          <table:table-cell office:value-type="string" calcext:value-type="string">
            <text:p>A rogue adds 1/2 her level to Perception skill checks made to locate traps and to Disable Device skill checks (minimum +1). A rogue can use Disable Device to disarm magic traps.</text:p>
          </table:table-cell>
          <table:table-cell table:number-columns-repeated="1021"/>
        </table:table-row>
        <table:table-row table:style-name="ro1">
          <table:table-cell office:value-type="string" calcext:value-type="string">
            <text:p>rogue</text:p>
          </table:table-cell>
          <table:table-cell office:value-type="string" calcext:value-type="string">
            <text:p>Evasion (Ex)</text:p>
          </table:table-cell>
          <table:table-cell office:value-type="string" calcext:value-type="string">
            <text:p>At 2nd level and higher, a rogue can avoid even magical and unusual attacks with great agility. If she makes a successful Reflex saving throw against an attack that normally deals half damage on a successful save, she instead takes no damage. Evasion can be used only if the rogue is wearing light armor or no armor. A helpless rogue does not gain the benefit of evasion.</text:p>
          </table:table-cell>
          <table:table-cell table:number-columns-repeated="1021"/>
        </table:table-row>
        <table:table-row table:style-name="ro1">
          <table:table-cell office:value-type="string" calcext:value-type="string">
            <text:p>rogue</text:p>
          </table:table-cell>
          <table:table-cell office:value-type="string" calcext:value-type="string">
            <text:p>Rogue Talents</text:p>
          </table:table-cell>
          <table:table-cell office:value-type="string" calcext:value-type="string">
            <text:p>As a rogue gains experience, she learns a number of talents that aid her and confound her foes. Starting at 2nd level, a rogue gains one rogue talent. She gains an additional rogue talent for every 2 levels of rogue attained after 2nd level. A rogue cannot select an individual talent more than once.Talents marked with an asterisk add effects to a rogue's sneak attack. Only one of these talents can be applied to an individual attack and the decision must be made before the attack roll is made.Bleeding Attack* (Ex): A rogue with this ability can cause living opponents to bleed by hitting them with a sneak attack. This attack causes the target to take 1 additional point of damage each round for each die of the rogue's sneak attack (e.g., 4d6 equals 4 points of bleed). Bleeding creatures take that amount of damage every round at the start of each of their turns. The bleeding can be stopped by a DC 15 Heal check or the application of any effect that heals hit point damage. Bleeding damage from this ability does not stack with itself. Bleeding damage bypasses any damage reduction the creature might possess.Combat Trick: A rogue that selects this talent gains a bonus combat feat (see Feats).Fast Stealth (Ex): This ability allows a rogue to move at full speed using the Stealth skill without penalty.Finesse Rogue: A rogue that selects this talent gains Weapon Finesse as a bonus feat.Ledge Walker (Ex): This ability allows a rogue to move along narrow surfaces at full speed using the Acrobatics skill without penalty. In addition, a rogue with this talent is not flat-footed when using Acrobatics to move along narrow surfaces.Major Magic (Sp): A rogue with this talent gains the ability to cast a 1st-level spell from the sorcerer/wizard spell list two times a day as a spell-like ability. The caster level for this ability is equal to the rogue's level. The save DC for this spell is 11 + the rogue's Intelligence modifier. The rogue must have an Intelligence of at least 11 to select this talent. A rogue must have the minor magic rogue talent before choosing this talent.Minor Magic (Sp): A rogue with this talent gains the ability to cast a 0-level spell from the sorcerer/wizard spell list. This spell can be cast three times a day as a spell-like ability. The caster level for this ability is equal to the rogue's level. The save DC for this spell is 10 + the rogue's Intelligence modifier. The rogue must have an Intelligence of at least 10 to select this talent.Quick Disable (Ex): It takes a rogue with this ability half the normal amount of time to disable a trap using the Disable Device skill (minimum 1 round).Resiliency (Ex): Once per day, a rogue with this ability can gain a number of temporary hit points equal to the rogue's level. Activating this ability is an immediate action that can only be performed when she is brought to below 0 hit points. This ability can be used to prevent her from dying. These temporary hit points last for 1 minute. If the rogue's hit points drop below 0 due to the loss of these temporary hit points, she falls unconscious and is dying as normal.Rogue Crawl (Ex): While prone, a rogue with this ability can move at half speed. This movement provokes attacks of opportunity as normal. A rogue with this talent can take a 5-foot step while crawling.Slow Reactions* (Ex): Opponents damaged by the rogue's sneak attack can't make attacks of opportunity for 1 round.Stand Up (Ex): A rogue with this ability can stand up from a prone position as a free action. This still provokes attacks of opportunity for standing up while threatened by a foe.Surprise Attack (Ex): During the surprise round, opponents are always considered flat-footed to a rogue with this ability, even if they have already acted.Trap Spotter (Ex): Whenever a rogue with this talent comes within 10 feet of a trap, she receives an immediate Perception skill check to notice the trap. This check should be made in secret by the GM.Weapon Training: A rogue that selects this talent gains Weapon Focus as a bonus feat.</text:p>
          </table:table-cell>
          <table:table-cell table:number-columns-repeated="1021"/>
        </table:table-row>
        <table:table-row table:style-name="ro1">
          <table:table-cell office:value-type="string" calcext:value-type="string">
            <text:p>rogue</text:p>
          </table:table-cell>
          <table:table-cell office:value-type="string" calcext:value-type="string">
            <text:p>Trap Sense (Ex)</text:p>
          </table:table-cell>
          <table:table-cell office:value-type="string" calcext:value-type="string">
            <text:p>At 3rd level, a rogue gains an intuitive sense that alerts her to danger from traps, giving her a +1 bonus on Reflex saves made to avoid traps and a +1 dodge bonus to AC against attacks made by traps. These bonuses rise to +2 when the rogue reaches 6th level, to +3 when she reaches 9th level, to +4 when she reaches 12th level, to +5 at 15th, and to +6 at 18th level.Trap sense bonuses gained from multiple classes stack.</text:p>
          </table:table-cell>
          <table:table-cell table:number-columns-repeated="1021"/>
        </table:table-row>
        <table:table-row table:style-name="ro1">
          <table:table-cell office:value-type="string" calcext:value-type="string">
            <text:p>rogue</text:p>
          </table:table-cell>
          <table:table-cell office:value-type="string" calcext:value-type="string">
            <text:p>Uncanny Dodge (Ex)</text:p>
          </table:table-cell>
          <table:table-cell office:value-type="string" calcext:value-type="string">
            <text:p>Starting at 4th level, a rogue can react to danger before her senses would normally allow her to do so. She cannot be caught flat-footed, nor does she lose her Dex bonus to AC if the attacker is invisible. She still loses her Dexterity bonus to AC if immobilized. A rogue with this ability can still lose her Dexterity bonus to AC if an opponent successfully uses the feint action (see Combat) against her.If a rogue already has uncanny dodge from a different class, she automatically gains improved uncanny dodge (see below) instead.</text:p>
          </table:table-cell>
          <table:table-cell table:number-columns-repeated="1021"/>
        </table:table-row>
        <table:table-row table:style-name="ro1">
          <table:table-cell office:value-type="string" calcext:value-type="string">
            <text:p>rogue</text:p>
          </table:table-cell>
          <table:table-cell office:value-type="string" calcext:value-type="string">
            <text:p>Improved Uncanny Dodge (Ex)</text:p>
          </table:table-cell>
          <table:table-cell office:value-type="string" calcext:value-type="string">
            <text:p>A rogue of 8th level or higher can no longer be flanked.This defense denies another rogue the ability to sneak attack the character by flanking her, unless the attacker has at least four more rogue levels than the target does.If a character already has uncanny dodge (see above) from another class, the levels from the classes that grant uncanny dodge stack to determine the minimum rogue level required to flank the character.</text:p>
          </table:table-cell>
          <table:table-cell table:number-columns-repeated="1021"/>
        </table:table-row>
        <table:table-row table:style-name="ro1">
          <table:table-cell office:value-type="string" calcext:value-type="string">
            <text:p>rogue</text:p>
          </table:table-cell>
          <table:table-cell office:value-type="string" calcext:value-type="string">
            <text:p>Advanced Talents</text:p>
          </table:table-cell>
          <table:table-cell office:value-type="string" calcext:value-type="string">
            <text:p>At 10th level, and every two levels thereafter, a rogue can choose one of the following advanced talents in place of a rogue talent.Crippling Strike* (Ex): A rogue with this ability can sneak attack opponents with such precision that her blows weaken and hamper them. An opponent damaged by one of her sneak attacks also takes 2 points of Strength damage.Defensive Roll (Ex): With this advanced talent, the rogue can roll with a potentially lethal blow to take less damage from it than she otherwise would. Once per day, when she would be reduced to 0 or fewer hit points by damage in combat (from a weapon or other blow, not a spell or special ability), the rogue can attempt to roll with the damage. To use this ability, the rogue must attempt a Reflex saving throw (DC = damage dealt). If the save succeeds, she takes only half damage from the blow; if it fails, she takes full damage. She must be aware of the attack and able to react to it in order to execute her defensive roll—if she is denied her Dexterity bonus to AC, she can't use this ability. Since this effect would not normally allow a character to make a Reflex save for half damage, the rogue's evasion ability does not apply to the defensive roll.Dispelling Attack* (Su): Opponents that are dealt sneak attack damage by a rogue with this ability are affected by a targeted dispel magic, targeting the lowest-level spell effect active on the target. The caster level for this ability is equal to the rogue's level. A rogue must have the major magic rogue talent before choosing dispelling attack.Improved Evasion (Ex): This works like evasion, except that while the rogue still takes no damage on a successful Reflex saving throw against attacks, she henceforth takes only half damage on a failed save. A helpless rogue does not gain the benefit of improved evasion.Opportunist (Ex): Once per round, the rogue can make an attack of opportunity against an opponent who has just been struck for damage in melee by another character. This attack counts as an attack of opportunity for that round. Even a rogue with the Combat Reflexes feat can't use the opportunist ability more than once per round.Skill Mastery: The rogue becomes so confident in the use of certain skills that she can use them reliably even under adverse conditions.Upon gaining this ability, she selects a number of skills equal to 3 + her Intelligence modifier. When making a skill check with one of these skills, she may take 10 even if stress and distractions would normally prevent her from doing so. A rogue may gain this special ability multiple times, selecting additional skills for skill mastery to apply to each time.Slippery Mind (Ex): This ability represents the rogue's ability to wriggle free from magical effects that would otherwise control or compel her. If a rogue with slippery mind is affected by an enchantment spell or effect and fails her saving throw, she can attempt it again 1 round later at the same DC. She gets only this one extra chance to succeed on her saving throw.Feat: A rogue may gain any feat that she qualifies for in place of a rogue talent.</text:p>
          </table:table-cell>
          <table:table-cell table:number-columns-repeated="1021"/>
        </table:table-row>
        <table:table-row table:style-name="ro1">
          <table:table-cell office:value-type="string" calcext:value-type="string">
            <text:p>rogue</text:p>
          </table:table-cell>
          <table:table-cell office:value-type="string" calcext:value-type="string">
            <text:p>Master Strike</text:p>
          </table:table-cell>
          <table:table-cell office:value-type="string" calcext:value-type="string">
            <text:p><text:s/>(Ex): Upon reaching 20th level, a rogue becomes incredibly deadly when dealing sneak attack damage. Each time the rogue deals sneak attack damage, she can choose one of the following three effects: the target can be put to sleep for 1d4 hours, paralyzed for 2d6 rounds, or slain. Regardless of the effect chosen, the target receives a Fortitude save to negate the additional effect. The DC of this save is equal to 10 + 1/2 the rogue's level + the rogue's Intelligence modifier. Once a creature has been the target of a master strike, regardless of whether or not the save is made, that creature is immune to that rogue's master strike for 24 hours. Creatures that are immune to sneak attack damage are also immune to this ability.</text:p>
          </table:table-cell>
          <table:table-cell table:number-columns-repeated="1021"/>
        </table:table-row>
        <table:table-row table:style-name="ro1">
          <table:table-cell office:value-type="string" calcext:value-type="string">
            <text:p>sorcerer</text:p>
          </table:table-cell>
          <table:table-cell office:value-type="string" calcext:value-type="string">
            <text:p>Weapon and Armor Proficiency</text:p>
          </table:table-cell>
          <table:table-cell office:value-type="string" calcext:value-type="string">
            <text:p>Sorcerers are proficient with all simple weapons. They are not proficient with any type of armor or shield. Armor interferes with a sorcerer's gestures, which can cause her spells with somatic components to fail (see Arcane Spells and Armor).</text:p>
          </table:table-cell>
          <table:table-cell table:number-columns-repeated="1021"/>
        </table:table-row>
        <table:table-row table:style-name="ro1">
          <table:table-cell office:value-type="string" calcext:value-type="string">
            <text:p>sorcerer</text:p>
          </table:table-cell>
          <table:table-cell office:value-type="string" calcext:value-type="string">
            <text:p>Spells</text:p>
          </table:table-cell>
          <table:table-cell office:value-type="string" calcext:value-type="string">
            <text:p>A sorcerer casts arcane spells drawn primarily from the sorcerer/wizard spell list presented in Spell Lists. She can cast any spell she knows without preparing it ahead of time. To learn or cast a spell, a sorcerer must have a Charisma score equal to at least 10 + the spell level. The Difficulty Class for a saving throw against a sorcerer's spell is 10 + the spell level + the sorcerer's Charisma modifier.Like other spellcasters, a sorcerer can cast only a certain number of spells of each spell level per day. Her base daily spell allotment is given on Table: Sorcerer. In addition, she receives bonus spells per day if she has a high Charisma score (see <text:s/>Table: Ability Modifiers and Bonus Spells).A sorcerer's selection of spells is extremely limited. A sorcerer begins play knowing four 0-level spells and two 1st-level spells of her choice. At each new sorcerer level, she gains one or more new spells, as indicated on Table: Sorcerer Spells Known. (Unlike spells per day, the number of spells a sorcerer knows is not affected by her Charisma score; the numbers on Table: Sorcerer Spells Known are fixed.) These new spells can be common spells chosen from the sorcerer/wizard spell list, or they can be unusual spells that the sorcerer has gained some understanding of through study.Upon reaching 4th level, and at every even-numbered sorcerer level after that (6th, 8th, and so on), a sorcerer can choose to learn a new spell in place of one she already knows. In effect, the sorcerer loses the old spell in exchange for the new one. The new spell's level must be the same as that of the spell being exchanged. A sorcerer may swap only a single spell at any given level, and must choose whether or not to swap the spell at the same time that she gains new spells known for the level.Unlike a wizard or a cleric, a sorcerer need not prepare her spells in advance. She can cast any spell she knows at any time, assuming she has not yet used up her spells per day for that spell level.</text:p>
          </table:table-cell>
          <table:table-cell table:number-columns-repeated="1021"/>
        </table:table-row>
        <table:table-row table:style-name="ro1">
          <table:table-cell office:value-type="string" calcext:value-type="string">
            <text:p>sorcerer</text:p>
          </table:table-cell>
          <table:table-cell office:value-type="string" calcext:value-type="string">
            <text:p>Bloodline</text:p>
          </table:table-cell>
          <table:table-cell office:value-type="string" calcext:value-type="string">
            <text:p>Each sorcerer has a source of magic somewhere in her heritage that grants her spells, bonus feats, an additional class skill, and other special abilities. This source can represent a blood relation or an extreme event involving a creature somewhere in the family's past. For example, a sorcerer might have a dragon as a distant relative or her grandfather might have signed a terrible contract with a devil. Regardless of the source, this influence manifests in a number of ways as the sorcerer gains levels. A sorcerer must pick one bloodline upon taking her first level of sorcerer. Once made, this choice cannot be changed.At 3rd level, and every two levels thereafter, a sorcerer learns an additional spell, derived from her bloodline. These spells are in addition to the number of spells given on Table: Sorcerer Spells Known. These spells cannot be exchanged for different spells at higher levels.At 7th level, and every six levels thereafter, a sorcerer receives one bonus feat, chosen from a list specific to each bloodline. The sorcerer must meet the prerequisites for these bonus feats.</text:p>
          </table:table-cell>
          <table:table-cell table:number-columns-repeated="1021"/>
        </table:table-row>
        <table:table-row table:style-name="ro1">
          <table:table-cell office:value-type="string" calcext:value-type="string">
            <text:p>sorcerer</text:p>
          </table:table-cell>
          <table:table-cell office:value-type="string" calcext:value-type="string">
            <text:p>Cantrips</text:p>
          </table:table-cell>
          <table:table-cell office:value-type="string" calcext:value-type="string">
            <text:p>Sorcerers learn a number of cantrips, or 0-level spells, as noted on Table: Sorcerer Spells Known under â€œSpells Known.â€ These spells are cast like any other spell, but they do not consume any slots and may be used again.</text:p>
          </table:table-cell>
          <table:table-cell table:number-columns-repeated="1021"/>
        </table:table-row>
        <table:table-row table:style-name="ro1">
          <table:table-cell office:value-type="string" calcext:value-type="string">
            <text:p>sorcerer</text:p>
          </table:table-cell>
          <table:table-cell office:value-type="string" calcext:value-type="string">
            <text:p>Eschew Materials</text:p>
          </table:table-cell>
          <table:table-cell office:value-type="string" calcext:value-type="string">
            <text:p>A sorcerer gains Eschew Materials as a bonus feat at 1st level.</text:p>
          </table:table-cell>
          <table:table-cell table:number-columns-repeated="1021"/>
        </table:table-row>
        <table:table-row table:style-name="ro1">
          <table:table-cell office:value-type="string" calcext:value-type="string">
            <text:p>wizard</text:p>
          </table:table-cell>
          <table:table-cell office:value-type="string" calcext:value-type="string">
            <text:p>Weapon and Armor Proficiency</text:p>
          </table:table-cell>
          <table:table-cell office:value-type="string" calcext:value-type="string">
            <text:p>Wizards are proficient with the club, dagger, heavy crossbow, light crossbow, and quarterstaff, but not with any type of armor or shield. Armor interferes with a wizard's movements, which can cause his spells with somatic components to fail.</text:p>
          </table:table-cell>
          <table:table-cell table:number-columns-repeated="1021"/>
        </table:table-row>
        <table:table-row table:style-name="ro1">
          <table:table-cell office:value-type="string" calcext:value-type="string">
            <text:p>wizard</text:p>
          </table:table-cell>
          <table:table-cell office:value-type="string" calcext:value-type="string">
            <text:p>Spells</text:p>
          </table:table-cell>
          <table:table-cell office:value-type="string" calcext:value-type="string">
            <text:p>A wizard casts arcane spells drawn from the sorcerer/wizard spell list presented in Spell Lists. A wizard must choose and prepare his spells ahead of time.To learn, prepare, or cast a spell, the wizard must have an Intelligence score equal to at least 10 + the spell level. The Difficulty Class for a saving throw against a wizard's spell is 10 + the spell level + the wizard's Intelligence modifier.A wizard can cast only a certain number of spells of each spell level per day. His base daily spell allotment is given on Table: Wizard. In addition, he receives bonus spells per day if he has a high Intelligence score (see <text:s/>Table: Ability Modifiers and Bonus Spells).A wizard may know any number of spells. He must choose and prepare his spells ahead of time by getting 8 hours of sleep and spending 1 hour studying his spellbook. While studying, the wizard decides which spells to prepare.</text:p>
          </table:table-cell>
          <table:table-cell table:number-columns-repeated="1021"/>
        </table:table-row>
        <table:table-row table:style-name="ro1">
          <table:table-cell office:value-type="string" calcext:value-type="string">
            <text:p>wizard</text:p>
          </table:table-cell>
          <table:table-cell office:value-type="string" calcext:value-type="string">
            <text:p>Bonus Languages</text:p>
          </table:table-cell>
          <table:table-cell office:value-type="string" calcext:value-type="string">
            <text:p>A wizard may substitute Draconic for one of the bonus languages available to the character because of his race.</text:p>
          </table:table-cell>
          <table:table-cell table:number-columns-repeated="1021"/>
        </table:table-row>
        <table:table-row table:style-name="ro1">
          <table:table-cell office:value-type="string" calcext:value-type="string">
            <text:p>wizard</text:p>
          </table:table-cell>
          <table:table-cell office:value-type="string" calcext:value-type="string">
            <text:p>Arcane Bond (Ex or Sp)</text:p>
          </table:table-cell>
          <table:table-cell office:value-type="string" calcext:value-type="string">
            <text:p>At 1st level, wizards form a powerful bond with an object or a creature. This bond can take one of two forms: a familiar or a bonded object. A familiar is a magical pet that enhances the wizard's skills and senses and can aid him in magic, while a bonded object is an item a wizard can use to cast additional spells or to serve as a magical item. Once a wizard makes this choice, it is permanent and cannot be changed. Rules for bonded items are given below, while rules for familiars are at the end of this section.Wizards who select a bonded object begin play with one at no cost. Objects that are the subject of an arcane bond must fall into one of the following categories: amulet, ring, staff, wand, or weapon. These objects are always masterwork quality. Weapons acquired at 1st level are not made of any special material. If the object is an amulet or ring, it must be worn to have effect, while staves, wands, and weapons must be held in one hand. If a wizard attempts to cast a spell without his bonded object worn or in hand, he must make a concentration check or lose the spell. The DC for this check is equal to 20 + the spell's level. If the object is a ring or amulet, it occupies the ring or neck slot accordingly.A bonded object can be used once per day to cast any one spell that the wizard has in his spellbook and is capable of casting, even if the spell is not prepared. This spell is treated like any other spell cast by the wizard, including casting time, duration, and other effects dependent on the wizard's level. This spell cannot be modified by metamagic feats or other abilities. The bonded object cannot be used to cast spells from the wizard's opposition schools (see arcane school).A wizard can add additional magic abilities to his bonded object as if he has the required item creation feats and if he meets the level prerequisites of the feat. For example, a wizard with a bonded dagger must be at least 5th level to add magic abilities to the dagger (see the Craft Magic Arms and Armor feat in Feats). If the bonded object is a wand, it loses its wand abilities when its last charge is consumed, but it is not destroyed and it retains all of its bonded object properties and can be used to craft a new wand. The magic properties of a bonded object, including any magic abilities added to the object, only function for the wizard who owns it. If a bonded object's owner dies, or the item is replaced, the object reverts to being an ordinary masterwork item of the appropriate type.If a bonded object is damaged, it is restored to full hit points the next time the wizard prepares his spells. If the object of an arcane bond is lost or destroyed, it can be replaced after 1 week in a special ritual that costs 200 gp per wizard level plus the cost of the masterwork item. This ritual takes 8 hours to complete. Items replaced in this way do not possess any of the additional enchantments of the previous bonded item. A wizard can designate an existing magic item as his bonded item. This functions in the same way as replacing a lost or destroyed item except that the new magic item retains its abilities while gaining the benefits and drawbacks of becoming a bonded item.</text:p>
          </table:table-cell>
          <table:table-cell table:number-columns-repeated="1021"/>
        </table:table-row>
        <table:table-row table:style-name="ro1">
          <table:table-cell office:value-type="string" calcext:value-type="string">
            <text:p>wizard</text:p>
          </table:table-cell>
          <table:table-cell office:value-type="string" calcext:value-type="string">
            <text:p>Arcane School</text:p>
          </table:table-cell>
          <table:table-cell office:value-type="string" calcext:value-type="string">
            <text:p>A wizard can choose to specialize in one school of magic, gaining additional spells and powers based on that school. This choice must be made at 1st level, and once made, it cannot be changed. A wizard that does not select a school receives the universalist school instead.A wizard that chooses to specialize in one school of magic must select two other schools as his opposition schools, representing knowledge sacrificed in one area of arcane lore to gain mastery in another. A wizard who prepares spells from his opposition schools must use two spell slots of that level to prepare the spell. For example, a wizard with evocation as an opposition school must expend two of his available 3rd-level spell slots to prepare a fireball. In addition, a specialist takes a –4 penalty on any skill checks made when crafting a magic item that has a spell from one of his opposition schools as a prerequisite. A universalist wizard can prepare spells from any school without restriction.Each arcane school gives the wizard a number of school powers. In addition, specialist wizards receive an additional spell slot of each spell level he can cast, from 1st on up. Each day, a wizard can prepare a spell from his specialty school in that slot. This spell must be in the wizard's spellbook. A wizard can select a spell modified by a metamagic feat to prepare in his school slot, but it uses up a higher-level spell slot. Wizards with the universalist school do not receive a school slot.</text:p>
          </table:table-cell>
          <table:table-cell table:number-columns-repeated="1021"/>
        </table:table-row>
        <table:table-row table:style-name="ro1">
          <table:table-cell office:value-type="string" calcext:value-type="string">
            <text:p>wizard</text:p>
          </table:table-cell>
          <table:table-cell office:value-type="string" calcext:value-type="string">
            <text:p>Cantrips</text:p>
          </table:table-cell>
          <table:table-cell office:value-type="string" calcext:value-type="string">
            <text:p><text:s/>Wizards can prepare a number of cantrips, or 0-level spells, each day, as noted on Table: Wizard under â€œSpells per Day.â€ These spells are cast like any other spell, but they are not expended when cast and may be used again. A wizard can prepare a cantrip from a prohibited school, but it uses up two of his available slots (see below).</text:p>
          </table:table-cell>
          <table:table-cell table:number-columns-repeated="1021"/>
        </table:table-row>
        <table:table-row table:style-name="ro1">
          <table:table-cell office:value-type="string" calcext:value-type="string">
            <text:p>wizard</text:p>
          </table:table-cell>
          <table:table-cell office:value-type="string" calcext:value-type="string">
            <text:p>Scribe Scroll</text:p>
          </table:table-cell>
          <table:table-cell office:value-type="string" calcext:value-type="string">
            <text:p>At 1st level, a wizard gains Scribe Scroll as a bonus feat.</text:p>
          </table:table-cell>
          <table:table-cell table:number-columns-repeated="1021"/>
        </table:table-row>
        <table:table-row table:style-name="ro1">
          <table:table-cell office:value-type="string" calcext:value-type="string">
            <text:p>wizard</text:p>
          </table:table-cell>
          <table:table-cell office:value-type="string" calcext:value-type="string">
            <text:p>Bonus Feats</text:p>
          </table:table-cell>
          <table:table-cell office:value-type="string" calcext:value-type="string">
            <text:p>At 5th, 10th, 15th, and 20th level, a wizard gains a bonus feat. At each such opportunity, he can choose a metamagic feat, an item creation feat, or Spell Mastery. The wizard must still meet all prerequisites for a bonus feat, including caster level minimums. These bonus feats are in addition to the feats that a character of any class gets from advancing levels. The wizard is not limited to the categories of item creation feats, metamagic feats, or Spell Mastery when choosing those feats.</text:p>
          </table:table-cell>
          <table:table-cell table:number-columns-repeated="1021"/>
        </table:table-row>
        <table:table-row table:style-name="ro1">
          <table:table-cell office:value-type="string" calcext:value-type="string">
            <text:p>wizard</text:p>
          </table:table-cell>
          <table:table-cell office:value-type="string" calcext:value-type="string">
            <text:p>Spellbooks</text:p>
          </table:table-cell>
          <table:table-cell office:value-type="string" calcext:value-type="string">
            <text:p>A wizard must study his spellbook each day to prepare his spells. He cannot prepare any spell not recorded in his spellbook, except for read magic, which all wizards can prepare from memory.</text:p>
          </table:table-cell>
          <table:table-cell table:number-columns-repeated="1021"/>
        </table:table-row>
        <table:table-row table:style-name="ro1" table:number-rows-repeated="1048425">
          <table:table-cell table:number-columns-repeated="1024"/>
        </table:table-row>
        <table:table-row table:style-name="ro1">
          <table:table-cell table:number-columns-repeated="1024"/>
        </table:table-row>
      </table:table>
      <table:table table:name="dump_fr" table:style-name="ta1">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4" table:number-columns-repeated="1021" table:default-cell-style-name="Default"/>
        <table:table-row table:style-name="ro1">
          <table:table-cell table:style-name="ce1" office:value-type="string" calcext:value-type="string">
            <text:p>class_fr</text:p>
          </table:table-cell>
          <table:table-cell table:style-name="ce1" office:value-type="string" calcext:value-type="string">
            <text:p>name_fr</text:p>
          </table:table-cell>
          <table:table-cell table:style-name="ce1" office:value-type="string" calcext:value-type="string">
            <text:p>description_fr</text:p>
          </table:table-cell>
          <table:table-cell table:style-name="ce1" office:value-type="string" calcext:value-type="string">
            <text:p>multikey</text:p>
          </table:table-cell>
          <table:table-cell table:style-name="ce1" table:number-columns-repeated="1020"/>
        </table:table-row>
        <table:table-row table:style-name="ro1">
          <table:table-cell office:value-type="string" calcext:value-type="string">
            <text:p>Barbare</text:p>
          </table:table-cell>
          <table:table-cell office:value-type="string" calcext:value-type="string">
            <text:p>Armes et armures</text:p>
          </table:table-cell>
          <table:table-cell office:value-type="string" calcext:value-type="string">
            <text:p>Le barbare est formé au maniement de toutes les armes courantes et de guerre, ainsi qu’au port des armures légères et intermédiaires, et à l’utilisation des boucliers (à l’exception des pavois).</text:p>
          </table:table-cell>
          <table:table-cell table:formula="of:=CONCATENATE([.A2];[.B2])" office:value-type="string" office:string-value="BarbareArmes et armures" calcext:value-type="string">
            <text:p>BarbareArmes et armures</text:p>
          </table:table-cell>
          <table:table-cell table:number-columns-repeated="1020"/>
        </table:table-row>
        <table:table-row table:style-name="ro1">
          <table:table-cell office:value-type="string" calcext:value-type="string">
            <text:p>Barbare</text:p>
          </table:table-cell>
          <table:table-cell office:value-type="string" calcext:value-type="string">
            <text:p>Déplacement accéléré (Ext)</text:p>
          </table:table-cell>
          <table:table-cell office:value-type="string" calcext:value-type="string">
            <text:p>La vitesse de déplacement au sol d’un barbare est supérieure de 3 m (2 cases) à la vitesse normale de sa race. Cet avantage s’applique uniquement lorsque le barbare ne porte aucune armure, une armure légère ou une armure intermédiaire et qu’il ne transporte pas de charge lourde. Le bonus s’applique avant le calcul de la vitesse du barbare en fonction de la charge transportée ou de l’armure portée, et il se cumule avec tous les autres bonus à la vitesse de déplacement au sol.</text:p>
          </table:table-cell>
          <table:table-cell table:formula="of:=CONCATENATE([.A3];[.B3])" office:value-type="string" office:string-value="BarbareDéplacement accéléré (Ext)" calcext:value-type="string">
            <text:p>BarbareDéplacement accéléré (Ext)</text:p>
          </table:table-cell>
          <table:table-cell table:number-columns-repeated="1020"/>
        </table:table-row>
        <table:table-row table:style-name="ro2">
          <table:table-cell office:value-type="string" calcext:value-type="string">
            <text:p>Barbare</text:p>
          </table:table-cell>
          <table:table-cell office:value-type="string" calcext:value-type="string">
            <text:p>Rage de berserker (Ext)</text:p>
          </table:table-cell>
          <table:table-cell office:value-type="string" calcext:value-type="string">
            <text:p>Le barbare peut faire appel à des réserves intérieures de force et de férocité qui augmentent sa puissance au combat. Dès le niveau 1, un barbare peut entrer en rage chaque jour pendant un nombre de rounds égal à 4 + son modificateur de Constitution. Ce nombre augmente de +2 à chaque niveau de barbare après le premier. Les accroissements temporaires de la Constitution (comme ceux qui proviennent de la rage ou de sorts comme endurance de l’ours) ne modifient pas le nombre total de rounds de rage par jour. Un barbare peut entrer en rage par une action libre. Le quota de rounds de rage par jour est renouvelé après un repos de huit heures (ces heures ne doivent pas forcément être consécutives).</text:p>
            <text:p>Lorsqu’il est en rage, un barbare bénéficie d’un bonus de moral de +4 à la Force et à la Constitution ainsi que d’un bonus de moral de +2 aux jets de Volonté. Il subit également un malus de -2 à sa classe d’armure. Cette augmentation de la Constitution donne au barbare 2 points de vie supplémentaires par dé de vie mais ceux-ci disparaissent dès que la rage se termine (contrairement aux points de vie temporaires, qui disparaissent en premier). Lorsqu’il est en rage, un barbare ne peut pas utiliser de compétence basée sur le Charisme, la Dextérité ou l’Intelligence (à l’exception des compétences Acrobaties, Équitation, Intimidation et Vol) ni de capacités nécessitant de la patience ou de la concentration.</text:p>
            <text:p>Le barbare peut mettre fin à sa rage par une action libre. Il est alors fatigué pendant un nombre de rounds égal au double du nombre de rounds passés en rage. Le barbare ne peut entrer à nouveau en rage tant qu’il est fatigué ou épuisé mais, tant que cette restriction est respectée, il peut entrer en rage plusieurs fois au cours d’une même rencontre ou d’un même combat. Si le barbare tombe inconscient, sa rage se termine immédiatement (ce qui peut se révéler mortel).</text:p>
          </table:table-cell>
          <table:table-cell table:formula="of:=CONCATENATE([.A4];[.B4])" office:value-type="string" office:string-value="BarbareRage de berserker (Ext)" calcext:value-type="string">
            <text:p>BarbareRage de berserker (Ext)</text:p>
          </table:table-cell>
          <table:table-cell table:number-columns-repeated="1020"/>
        </table:table-row>
        <table:table-row table:style-name="ro3">
          <table:table-cell office:value-type="string" calcext:value-type="string">
            <text:p>Barbare</text:p>
          </table:table-cell>
          <table:table-cell office:value-type="string" calcext:value-type="string">
            <text:p>Pouvoirs de rage (Ext)</text:p>
          </table:table-cell>
          <table:table-cell office:value-type="string" calcext:value-type="string">
            <text:p>En gagnant des niveaux, un barbare apprend à canaliser sa rage sous diverses formes. Le barbare gagne un pouvoir de rage au niveau 2 et un autre pouvoir tous les deux niveaux de barbare suivants. Pour bénéficier des avantages octroyés par ses pouvoirs de rage, le barbare doit être en rage. Certains pouvoirs nécessitent également une action spécifique. Sauf mention contraire, un barbare ne peut pas choisir le même pouvoir de rage plus d’une fois.</text:p>
            <text:p>Voir la liste des pouvoirs de rage.</text:p>
          </table:table-cell>
          <table:table-cell table:formula="of:=CONCATENATE([.A5];[.B5])" office:value-type="string" office:string-value="BarbarePouvoirs de rage (Ext)" calcext:value-type="string">
            <text:p>BarbarePouvoirs de rage (Ext)</text:p>
          </table:table-cell>
          <table:table-cell table:number-columns-repeated="1020"/>
        </table:table-row>
        <table:table-row table:style-name="ro3">
          <table:table-cell office:value-type="string" calcext:value-type="string">
            <text:p>Barbare</text:p>
          </table:table-cell>
          <table:table-cell office:value-type="string" calcext:value-type="string">
            <text:p>Esquive instinctive (Ext)</text:p>
          </table:table-cell>
          <table:table-cell office:value-type="string" calcext:value-type="string">
            <text:p>Au niveau 2, le barbare gagne la capacité de réagir aux dangers avant même que ses sens les perçoivent. Il ne peut pas être pris au dépourvu et, de plus, il conserve son bonus de Dextérité à la classe d’armure lorsqu’il est attaqué par un adversaire invisible. La règle normale s’applique cependant lorsqu’il est immobilisé : dans ce cas, il perd son bonus de Dextérité à la classe d’armure. Un barbare disposant de cette capacité perd également son bonus de Dextérité à la classe d’armure si un adversaire parvient à réaliser une feinte en combat à son encontre.</text:p>
            <text:p>Si un barbare possède déjà la capacité d’esquive instinctive (grâce à une autre classe par exemple), il gagne la capacité d’esquive instinctive supérieure.</text:p>
          </table:table-cell>
          <table:table-cell table:formula="of:=CONCATENATE([.A6];[.B6])" office:value-type="string" office:string-value="BarbareEsquive instinctive (Ext)" calcext:value-type="string">
            <text:p>BarbareEsquive instinctive (Ext)</text:p>
          </table:table-cell>
          <table:table-cell table:number-columns-repeated="1020"/>
        </table:table-row>
        <table:table-row table:style-name="ro1">
          <table:table-cell office:value-type="string" calcext:value-type="string">
            <text:p>Barbare</text:p>
          </table:table-cell>
          <table:table-cell office:value-type="string" calcext:value-type="string">
            <text:p>Sens des pièges (Ext)</text:p>
          </table:table-cell>
          <table:table-cell office:value-type="string" calcext:value-type="string">
            <text:p>Au niveau 3, le barbare gagne un bonus de +1 aux jets de Réflexes destinés à éviter des pièges ainsi qu’un bonus d’esquive de +1 à la classe d’armure contre les attaques provoquées par des pièges. Ces bonus augmentent de +1 tous les trois niveaux par la suite (aux niveaux 6, 9, 12, 15 et 18). Les bonus de sens des pièges provenant de classes différentes se cumulent.</text:p>
          </table:table-cell>
          <table:table-cell table:formula="of:=CONCATENATE([.A7];[.B7])" office:value-type="string" office:string-value="BarbareSens des pièges (Ext)" calcext:value-type="string">
            <text:p>BarbareSens des pièges (Ext)</text:p>
          </table:table-cell>
          <table:table-cell table:number-columns-repeated="1020"/>
        </table:table-row>
        <table:table-row table:style-name="ro3">
          <table:table-cell office:value-type="string" calcext:value-type="string">
            <text:p>Barbare</text:p>
          </table:table-cell>
          <table:table-cell office:value-type="string" calcext:value-type="string">
            <text:p>Esquive instinctive supérieure (Ext)</text:p>
          </table:table-cell>
          <table:table-cell office:value-type="string" calcext:value-type="string">
            <text:p>À partir du niveau 5, un barbare ne peut plus être pris en tenaille. Un roublard ne peut donc pas utiliser ses capacités pour porter une attaque sournoise contre le barbare en le prenant en tenaille, à moins de posséder au moins quatre niveaux de roublard de plus que le nombre de niveaux de barbare de sa cible.</text:p>
            <text:p>Si le personnage dispose déjà de la capacité d’esquive instinctive grâce à une autre classe, les niveaux de toutes les classes qui lui donnent cette capacité se cumulent pour déterminer le nombre de niveaux de roublard qu’un attaquant doit posséder pour pouvoir le prendre en tenaille.</text:p>
          </table:table-cell>
          <table:table-cell table:formula="of:=CONCATENATE([.A8];[.B8])" office:value-type="string" office:string-value="BarbareEsquive instinctive supérieure (Ext)" calcext:value-type="string">
            <text:p>BarbareEsquive instinctive supérieure (Ext)</text:p>
          </table:table-cell>
          <table:table-cell table:number-columns-repeated="1020"/>
        </table:table-row>
        <table:table-row table:style-name="ro1">
          <table:table-cell office:value-type="string" calcext:value-type="string">
            <text:p>Barbare</text:p>
          </table:table-cell>
          <table:table-cell office:value-type="string" calcext:value-type="string">
            <text:p>Réduction de dégâts (Ext)</text:p>
          </table:table-cell>
          <table:table-cell office:value-type="string" calcext:value-type="string">
            <text:p>Au niveau 7, le barbare gagne une réduction de dégâts. Chaque fois qu’une arme ou qu’une attaque naturelle lui inflige des dégâts, ceux-ci sont réduits de 1. Au niveau 10 et tous les trois niveaux de barbare par la suite (aux niveaux 13, 16 et 19) cette réduction de dégâts augmente de 1 point. Les réductions de dégâts peuvent diminuer la quantité de dégâts jusqu’à 0 mais pas au-delà.</text:p>
          </table:table-cell>
          <table:table-cell table:formula="of:=CONCATENATE([.A9];[.B9])" office:value-type="string" office:string-value="BarbareRéduction de dégâts (Ext)" calcext:value-type="string">
            <text:p>BarbareRéduction de dégâts (Ext)</text:p>
          </table:table-cell>
          <table:table-cell table:number-columns-repeated="1020"/>
        </table:table-row>
        <table:table-row table:style-name="ro1">
          <table:table-cell office:value-type="string" calcext:value-type="string">
            <text:p>Barbare</text:p>
          </table:table-cell>
          <table:table-cell office:value-type="string" calcext:value-type="string">
            <text:p>Rage de grand berserker (Ext)</text:p>
          </table:table-cell>
          <table:table-cell office:value-type="string" calcext:value-type="string">
            <text:p>À partir du niveau 11, les bonus de moral à la Force et à la Constitution gagnés lorsque le barbare entre en rage passent à +6 et le bonus de moral aux jets de Volonté grimpe à +3.</text:p>
          </table:table-cell>
          <table:table-cell table:formula="of:=CONCATENATE([.A10];[.B10])" office:value-type="string" office:string-value="BarbareRage de grand berserker (Ext)" calcext:value-type="string">
            <text:p>BarbareRage de grand berserker (Ext)</text:p>
          </table:table-cell>
          <table:table-cell table:number-columns-repeated="1020"/>
        </table:table-row>
        <table:table-row table:style-name="ro1">
          <table:table-cell office:value-type="string" calcext:value-type="string">
            <text:p>Barbare</text:p>
          </table:table-cell>
          <table:table-cell office:value-type="string" calcext:value-type="string">
            <text:p>Volonté indomptable (Ext)</text:p>
          </table:table-cell>
          <table:table-cell office:value-type="string" calcext:value-type="string">
            <text:p>Lorsqu’un barbare de niveau 14 ou plus est en rage, il gagne un bonus de +4 aux jets de Volonté contre les sorts d’Enchantement. Ce bonus se cumule avec tous les autres modificateurs, y compris le bonus de moral octroyé par la rage.</text:p>
          </table:table-cell>
          <table:table-cell table:formula="of:=CONCATENATE([.A11];[.B11])" office:value-type="string" office:string-value="BarbareVolonté indomptable (Ext)" calcext:value-type="string">
            <text:p>BarbareVolonté indomptable (Ext)</text:p>
          </table:table-cell>
          <table:table-cell table:number-columns-repeated="1020"/>
        </table:table-row>
        <table:table-row table:style-name="ro1">
          <table:table-cell office:value-type="string" calcext:value-type="string">
            <text:p>Barbare</text:p>
          </table:table-cell>
          <table:table-cell office:value-type="string" calcext:value-type="string">
            <text:p>Rage sans fatigue (Ext)</text:p>
          </table:table-cell>
          <table:table-cell office:value-type="string" calcext:value-type="string">
            <text:p>Dès le niveau 17, un barbare n’est plus fatigué lorsqu’il met fin à sa rage.</text:p>
          </table:table-cell>
          <table:table-cell table:formula="of:=CONCATENATE([.A12];[.B12])" office:value-type="string" office:string-value="BarbareRage sans fatigue (Ext)" calcext:value-type="string">
            <text:p>BarbareRage sans fatigue (Ext)</text:p>
          </table:table-cell>
          <table:table-cell table:number-columns-repeated="1020"/>
        </table:table-row>
        <table:table-row table:style-name="ro1">
          <table:table-cell office:value-type="string" calcext:value-type="string">
            <text:p>Barbare</text:p>
          </table:table-cell>
          <table:table-cell office:value-type="string" calcext:value-type="string">
            <text:p>Rage de maître berserker (Ext)</text:p>
          </table:table-cell>
          <table:table-cell office:value-type="string" calcext:value-type="string">
            <text:p>Au niveau 20, les bonus de moral à la Force et à la Constitution gagnés lorsque le barbare entre en rage passent à +8 et le bonus de moral aux jets de Volonté grimpe à +4.</text:p>
          </table:table-cell>
          <table:table-cell table:formula="of:=CONCATENATE([.A13];[.B13])" office:value-type="string" office:string-value="BarbareRage de maître berserker (Ext)" calcext:value-type="string">
            <text:p>BarbareRage de maître berserker (Ext)</text:p>
          </table:table-cell>
          <table:table-cell table:number-columns-repeated="1020"/>
        </table:table-row>
        <table:table-row table:style-name="ro1">
          <table:table-cell office:value-type="string" calcext:value-type="string">
            <text:p>Barde</text:p>
          </table:table-cell>
          <table:table-cell office:value-type="string" calcext:value-type="string">
            <text:p>Armes et armures</text:p>
          </table:table-cell>
          <table:table-cell office:value-type="string" calcext:value-type="string">
            <text:p>Le barde est formé au maniement de toutes les armes courantes ainsi que de l’arc court, l’épée courte, l’épée longue, la matraque, la rapière, et du fouet. Il est également formé au port des armures légères et à l’utilisation des boucliers (à l’exception des pavois). Il peut porter une armure légère et utiliser un bouclier sans encourir de risque d’échec des sorts. S’il porte une armure intermédiaire ou lourde, le risque d’échec des sorts s’applique normalement lorsque le sort lancé possède une composante gestuelle (comme pour les autres lanceurs de sorts profanes). Ces particularités ne concernent que les sorts de barde : les règles normales s’appliquent dans le cas des sorts qu’un barde multiclassé reçoit grâce à d’autres classes.</text:p>
          </table:table-cell>
          <table:table-cell table:formula="of:=CONCATENATE([.A14];[.B14])" office:value-type="string" office:string-value="BardeArmes et armures" calcext:value-type="string">
            <text:p>BardeArmes et armures</text:p>
          </table:table-cell>
          <table:table-cell table:number-columns-repeated="1020"/>
        </table:table-row>
        <table:table-row table:style-name="ro4">
          <table:table-cell office:value-type="string" calcext:value-type="string">
            <text:p>Barde</text:p>
          </table:table-cell>
          <table:table-cell office:value-type="string" calcext:value-type="string">
            <text:p>Sorts</text:p>
          </table:table-cell>
          <table:table-cell office:value-type="string" calcext:value-type="string">
            <text:p>Un barde peut lancer des sorts profanes appartenant à la liste des sorts de bardes. Il peut lancer les sorts qu’il connaît sans devoir les préparer à l’avance. Tous les sorts qu’un barde lance s’accompagnent d’une composante verbale (qui peut prendre la forme d’une chanson, d’un poème ou d’un air de musique). Pour apprendre ou lancer un sort, le barde doit avoir une valeur de Charisme d’au moins 10 + le niveau du sort. Le degré de difficulté des jets de sauvegarde contre ses sorts vaut 10 + le niveau du sort + le modificateur de Charisme du barde.</text:p>
            <text:p>Comme les autres lanceurs de sorts, le barde ne peut lancer qu’un certain nombre de sorts de chaque niveau chaque jour. Son quota de sorts quotidiens est indiqué sur la Table "Le Barde". En plus de cela, il reçoit des sorts en bonus chaque jour s’il possède un Charisme élevé (voir la Table "Modificateurs de caractéristique et sorts en bonus").</text:p>
            <text:p>Le barde possède un répertoire de sorts très limité. Il commence sa carrière en connaissant seulement quatre sorts du niveau 0 et deux sorts du 1^er niveau (il peut choisir ces sorts). Chaque fois qu’il gagne un niveau de barde, il reçoit un ou plusieurs nouveaux sorts, comme indiqué sur la Table "Sorts connus par le barde" (contrairement au quota de sorts quotidiens, le nombre de sorts connus par un barde n’est pas modifié par sa valeur de Charisme ; les chiffres de la Table "Sorts connus par le barde" sont fixes).</text:p>
            <text:p>Lorsqu’il atteint le niveau 5, et tous les trois niveaux de barde suivants (aux niveaux 8, 11, etc.), le barde peut choisir d’apprendre un nouveau sort à la place de l’un de ceux qu’il connaît déjà. Le barde oublie alors un sort au profit d’un autre. Le niveau du nouveau sort doit être identique à celui du sort oublié, et il ne peut s’agir d’un sort appartenant au plus haut niveau de sorts accessible au barde. Un barde ne peut échanger qu’un seul sort à chaque fois, et doit choisir s’il procède à un échange au moment où il apprend de nouveaux sorts lors du passage de niveau.</text:p>
            <text:p>Un barde n’a pas besoin de préparer ses sorts à l’avance. Il peut lancer n’importe quel sort de son répertoire à n’importe quel moment, pour autant qu’il n’ait pas épuisé son quota de sorts de ce niveau pour la journée.</text:p>
          </table:table-cell>
          <table:table-cell table:formula="of:=CONCATENATE([.A15];[.B15])" office:value-type="string" office:string-value="BardeSorts" calcext:value-type="string">
            <text:p>BardeSorts</text:p>
          </table:table-cell>
          <table:table-cell table:number-columns-repeated="1020"/>
        </table:table-row>
        <table:table-row table:style-name="ro1">
          <table:table-cell office:value-type="string" calcext:value-type="string">
            <text:p>Barde</text:p>
          </table:table-cell>
          <table:table-cell office:value-type="string" calcext:value-type="string">
            <text:p>Savoir bardique (Ext)</text:p>
          </table:table-cell>
          <table:table-cell office:value-type="string" calcext:value-type="string">
            <text:p>Un barde ajoute la moitié de son niveau de classe (au minimum 1) à tous ses tests de Connaissances et peut utiliser n’importe quelle compétence de Connaissances, même s’il n’a pas investi de points de compétence dans celle-ci.</text:p>
          </table:table-cell>
          <table:table-cell table:formula="of:=CONCATENATE([.A16];[.B16])" office:value-type="string" office:string-value="BardeSavoir bardique (Ext)" calcext:value-type="string">
            <text:p>BardeSavoir bardique (Ext)</text:p>
          </table:table-cell>
          <table:table-cell table:number-columns-repeated="1020"/>
        </table:table-row>
        <table:table-row table:style-name="ro5">
          <table:table-cell office:value-type="string" calcext:value-type="string">
            <text:p>Barde</text:p>
          </table:table-cell>
          <table:table-cell office:value-type="string" calcext:value-type="string">
            <text:p>Représentation bardique</text:p>
          </table:table-cell>
          <table:table-cell office:value-type="string" calcext:value-type="string">
            <text:p>Un barde peut utiliser la compétence Représentation pour créer des effets magiques affectant ceux qui sont proches de lui, y compris lui-même s’il le désire. Chaque jour, il peut utiliser cette capacité pendant un nombre de rounds égal à 4 + son modificateur de Charisme. Ce nombre augmente de +2 à chaque niveau de barde après le premier. Au fil des niveaux, le barde apprend à produire différents effets. Chaque round, il peut choisir celui qu’il désire utiliser.</text:p>
            <text:p>Il faut utiliser une action simple pour activer un effet de représentation bardique mais, pour maintenir en place un effet déjà activé un round de plus, une action libre suffit. Pour passer à un autre effet, le barde doit arrêter le précédent et utiliser une action simple pour activer le nouvel effet. Un adversaire ne peut interrompre une représentation bardique mais l’effet se termine immédiatement si le barde est tué, paralysé, étourdi, s’il tombe inconscient ou s’il lui est impossible, pour une raison ou pour une autre, de dévouer une action libre chaque round pour le maintenir. Un barde ne peut appliquer qu’un seul effet de représentation bardique à la fois.</text:p>
            <text:p>À partir du niveau 7, le barde n’a besoin que d’une action de mouvement pour activer un effet de représentation bardique. À partir du niveau 13, une action rapide suffit.</text:p>
            <text:p>Chaque représentation bardique possède une composante sonore, une composante visuelle, ou les deux.</text:p>
            <text:p>Dans le cas de composantes sonores, les cibles doivent être capables d’entendre le barde et, dans la plupart des cas (voir les descriptions individuelles pour plus de précision) de comprendre le langage utilisé pour être affectées par la représentation. Un barde sourd a 20% de chances d’échec lorsqu’il entreprend une représentation à composante sonore. En cas d’échec, la tentative est quand même décomptée de son quota journalier. Les créatures sourdes ne peuvent pas être affectées par une représentation bardique à composante sonore.</text:p>
            <text:p>Dans le cas de composantes visuelles, les cibles doivent disposer d’une ligne de mire jusqu’au barde pour être affectées par sa représentation. Un barde aveugle a 50% de chances d’échec lorsqu’il entreprend une représentation à composante visuelle. En cas d’échec, la tentative est quand même décomptée de son quota journalier. Les créatures aveugles ne peuvent pas être affectées par une représentation bardique à composante visuelle.</text:p>
            <text:p>Voir la liste des représentations bardiques.</text:p>
            <text:p>En remplacement de sa représentation bardique, le barde peut exécuter, sous certaines conditions, un chef-d’œuvre lui permettant de réaliser un exploit incroyable. Voir la description des chefs-d’œuvre.</text:p>
          </table:table-cell>
          <table:table-cell table:formula="of:=CONCATENATE([.A17];[.B17])" office:value-type="string" office:string-value="BardeReprésentation bardique" calcext:value-type="string">
            <text:p>BardeReprésentation bardique</text:p>
          </table:table-cell>
          <table:table-cell table:number-columns-repeated="1020"/>
        </table:table-row>
        <table:table-row table:style-name="ro1">
          <table:table-cell office:value-type="string" calcext:value-type="string">
            <text:p>Barde</text:p>
          </table:table-cell>
          <table:table-cell office:value-type="string" calcext:value-type="string">
            <text:p>Tours de magie</text:p>
          </table:table-cell>
          <table:table-cell office:value-type="string" calcext:value-type="string">
            <text:p>Les bardes apprennent un certain nombre de tours de magie (ou sorts de niveau 0) comme indiqué dans la Table "Sorts connus par le barde". Ces sorts sont lancés de la même manière que les autres mais ils ne nécessitent aucun emplacement de sorts et peuvent être utilisés de manière illimitée.</text:p>
          </table:table-cell>
          <table:table-cell table:formula="of:=CONCATENATE([.A18];[.B18])" office:value-type="string" office:string-value="BardeTours de magie" calcext:value-type="string">
            <text:p>BardeTours de magie</text:p>
          </table:table-cell>
          <table:table-cell table:number-columns-repeated="1020"/>
        </table:table-row>
        <table:table-row table:style-name="ro3">
          <table:table-cell office:value-type="string" calcext:value-type="string">
            <text:p>Barde</text:p>
          </table:table-cell>
          <table:table-cell office:value-type="string" calcext:value-type="string">
            <text:p>Première versatilité artistique (Ext)</text:p>
          </table:table-cell>
          <table:table-cell office:value-type="string" calcext:value-type="string">
            <text:p>Au niveau 2, un barde peut choisir une forme de la compétence Représentation et utiliser le modificateur correspondant à la place des modificateurs de certaines compétences auxquelles elles sont associées. Lorsque le barde choisit de faire cette substitution, il utilise son bonus total pour la compétence de Représentation (y compris son bonus de compétence de classe) au lieu de son bonus dans la compétence associée et ce, qu’il ait investi des points de compétence dans celle-ci ou non. Au niveau 6 et tous les quatre niveaux par la suite, le barde peut choisir une nouvelle forme de la compétence Représentation qu’il pourra également utiliser pour cette substitution.</text:p>
            <text:p>Les formes de Représentation et leurs compétences associées sont : chant (Bluff, Psychologie), danse (Acrobaties, Vol), déclamation (Diplomatie, Psychologie), farce (Bluff, Intimidation), instruments à clavier (Diplomatie, Intimidation), instruments à cordes (Bluff, Diplomatie), instruments à vent (Diplomatie, Dressage), percussions (Dressage, Intimidation) et scène (Bluff, Déguisement).</text:p>
          </table:table-cell>
          <table:table-cell table:formula="of:=CONCATENATE([.A19];[.B19])" office:value-type="string" office:string-value="BardePremière versatilité artistique (Ext)" calcext:value-type="string">
            <text:p>BardePremière versatilité artistique (Ext)</text:p>
          </table:table-cell>
          <table:table-cell table:number-columns-repeated="1020"/>
        </table:table-row>
        <table:table-row table:style-name="ro3">
          <table:table-cell office:value-type="string" calcext:value-type="string">
            <text:p>Barde</text:p>
          </table:table-cell>
          <table:table-cell office:value-type="string" calcext:value-type="string">
            <text:p>Deuxième versatilité artistique (Ext)</text:p>
          </table:table-cell>
          <table:table-cell office:value-type="string" calcext:value-type="string">
            <text:p>Au niveau 2, un barde peut choisir une forme de la compétence Représentation et utiliser le modificateur correspondant à la place des modificateurs de certaines compétences auxquelles elles sont associées. Lorsque le barde choisit de faire cette substitution, il utilise son bonus total pour la compétence de Représentation (y compris son bonus de compétence de classe) au lieu de son bonus dans la compétence associée et ce, qu’il ait investi des points de compétence dans celle-ci ou non. Au niveau 6 et tous les quatre niveaux par la suite, le barde peut choisir une nouvelle forme de la compétence Représentation qu’il pourra également utiliser pour cette substitution.</text:p>
            <text:p>Les formes de Représentation et leurs compétences associées sont : chant (Bluff, Psychologie), danse (Acrobaties, Vol), déclamation (Diplomatie, Psychologie), farce (Bluff, Intimidation), instruments à clavier (Diplomatie, Intimidation), instruments à cordes (Bluff, Diplomatie), instruments à vent (Diplomatie, Dressage), percussions (Dressage, Intimidation) et scène (Bluff, Déguisement).</text:p>
          </table:table-cell>
          <table:table-cell table:formula="of:=CONCATENATE([.A20];[.B20])" office:value-type="string" office:string-value="BardeDeuxième versatilité artistique (Ext)" calcext:value-type="string">
            <text:p>BardeDeuxième versatilité artistique (Ext)</text:p>
          </table:table-cell>
          <table:table-cell table:number-columns-repeated="1020"/>
        </table:table-row>
        <table:table-row table:style-name="ro3">
          <table:table-cell office:value-type="string" calcext:value-type="string">
            <text:p>Barde</text:p>
          </table:table-cell>
          <table:table-cell office:value-type="string" calcext:value-type="string">
            <text:p>Troisième ersatilité artistique (Ext)</text:p>
          </table:table-cell>
          <table:table-cell office:value-type="string" calcext:value-type="string">
            <text:p>Au niveau 2, un barde peut choisir une forme de la compétence Représentation et utiliser le modificateur correspondant à la place des modificateurs de certaines compétences auxquelles elles sont associées. Lorsque le barde choisit de faire cette substitution, il utilise son bonus total pour la compétence de Représentation (y compris son bonus de compétence de classe) au lieu de son bonus dans la compétence associée et ce, qu’il ait investi des points de compétence dans celle-ci ou non. Au niveau 6 et tous les quatre niveaux par la suite, le barde peut choisir une nouvelle forme de la compétence Représentation qu’il pourra également utiliser pour cette substitution.</text:p>
            <text:p>Les formes de Représentation et leurs compétences associées sont : chant (Bluff, Psychologie), danse (Acrobaties, Vol), déclamation (Diplomatie, Psychologie), farce (Bluff, Intimidation), instruments à clavier (Diplomatie, Intimidation), instruments à cordes (Bluff, Diplomatie), instruments à vent (Diplomatie, Dressage), percussions (Dressage, Intimidation) et scène (Bluff, Déguisement).</text:p>
          </table:table-cell>
          <table:table-cell table:formula="of:=CONCATENATE([.A21];[.B21])" office:value-type="string" office:string-value="BardeTroisième ersatilité artistique (Ext)" calcext:value-type="string">
            <text:p>BardeTroisième ersatilité artistique (Ext)</text:p>
          </table:table-cell>
          <table:table-cell table:number-columns-repeated="1020"/>
        </table:table-row>
        <table:table-row table:style-name="ro3">
          <table:table-cell office:value-type="string" calcext:value-type="string">
            <text:p>Barde</text:p>
          </table:table-cell>
          <table:table-cell office:value-type="string" calcext:value-type="string">
            <text:p>Quatrième versatilité artistique (Ext)</text:p>
          </table:table-cell>
          <table:table-cell office:value-type="string" calcext:value-type="string">
            <text:p>Au niveau 2, un barde peut choisir une forme de la compétence Représentation et utiliser le modificateur correspondant à la place des modificateurs de certaines compétences auxquelles elles sont associées. Lorsque le barde choisit de faire cette substitution, il utilise son bonus total pour la compétence de Représentation (y compris son bonus de compétence de classe) au lieu de son bonus dans la compétence associée et ce, qu’il ait investi des points de compétence dans celle-ci ou non. Au niveau 6 et tous les quatre niveaux par la suite, le barde peut choisir une nouvelle forme de la compétence Représentation qu’il pourra également utiliser pour cette substitution.</text:p>
            <text:p>Les formes de Représentation et leurs compétences associées sont : chant (Bluff, Psychologie), danse (Acrobaties, Vol), déclamation (Diplomatie, Psychologie), farce (Bluff, Intimidation), instruments à clavier (Diplomatie, Intimidation), instruments à cordes (Bluff, Diplomatie), instruments à vent (Diplomatie, Dressage), percussions (Dressage, Intimidation) et scène (Bluff, Déguisement).</text:p>
          </table:table-cell>
          <table:table-cell table:formula="of:=CONCATENATE([.A22];[.B22])" office:value-type="string" office:string-value="BardeQuatrième versatilité artistique (Ext)" calcext:value-type="string">
            <text:p>BardeQuatrième versatilité artistique (Ext)</text:p>
          </table:table-cell>
          <table:table-cell table:number-columns-repeated="1020"/>
        </table:table-row>
        <table:table-row table:style-name="ro3">
          <table:table-cell office:value-type="string" calcext:value-type="string">
            <text:p>Barde</text:p>
          </table:table-cell>
          <table:table-cell office:value-type="string" calcext:value-type="string">
            <text:p>Cinquième versatilité artistique (Ext)</text:p>
          </table:table-cell>
          <table:table-cell office:value-type="string" calcext:value-type="string">
            <text:p>Au niveau 2, un barde peut choisir une forme de la compétence Représentation et utiliser le modificateur correspondant à la place des modificateurs de certaines compétences auxquelles elles sont associées. Lorsque le barde choisit de faire cette substitution, il utilise son bonus total pour la compétence de Représentation (y compris son bonus de compétence de classe) au lieu de son bonus dans la compétence associée et ce, qu’il ait investi des points de compétence dans celle-ci ou non. Au niveau 6 et tous les quatre niveaux par la suite, le barde peut choisir une nouvelle forme de la compétence Représentation qu’il pourra également utiliser pour cette substitution.</text:p>
            <text:p>Les formes de Représentation et leurs compétences associées sont : chant (Bluff, Psychologie), danse (Acrobaties, Vol), déclamation (Diplomatie, Psychologie), farce (Bluff, Intimidation), instruments à clavier (Diplomatie, Intimidation), instruments à cordes (Bluff, Diplomatie), instruments à vent (Diplomatie, Dressage), percussions (Dressage, Intimidation) et scène (Bluff, Déguisement).</text:p>
          </table:table-cell>
          <table:table-cell table:formula="of:=CONCATENATE([.A23];[.B23])" office:value-type="string" office:string-value="BardeCinquième versatilité artistique (Ext)" calcext:value-type="string">
            <text:p>BardeCinquième versatilité artistique (Ext)</text:p>
          </table:table-cell>
          <table:table-cell table:number-columns-repeated="1020"/>
        </table:table-row>
        <table:table-row table:style-name="ro1">
          <table:table-cell office:value-type="string" calcext:value-type="string">
            <text:p>Barde</text:p>
          </table:table-cell>
          <table:table-cell office:value-type="string" calcext:value-type="string">
            <text:p>Érudition (Ext)</text:p>
          </table:table-cell>
          <table:table-cell office:value-type="string" calcext:value-type="string">
            <text:p>Au niveau 2, le barde acquiert une certaine résistance aux représentations des autres bardes et aux effets de son en général. Il gagne un bonus de +4 aux jets de sauvegarde contre les effets des représentations bardiques, les effets de son et les effets de langage.</text:p>
          </table:table-cell>
          <table:table-cell table:formula="of:=CONCATENATE([.A24];[.B24])" office:value-type="string" office:string-value="BardeÉrudition (Ext)" calcext:value-type="string">
            <text:p>BardeÉrudition (Ext)</text:p>
          </table:table-cell>
          <table:table-cell table:number-columns-repeated="1020"/>
        </table:table-row>
        <table:table-row table:style-name="ro1">
          <table:table-cell office:value-type="string" calcext:value-type="string">
            <text:p>Barde</text:p>
          </table:table-cell>
          <table:table-cell office:value-type="string" calcext:value-type="string">
            <text:p>Maître du savoir (Ext)</text:p>
          </table:table-cell>
          <table:table-cell office:value-type="string" calcext:value-type="string">
            <text:p>Au niveau 5, le barde devient un maître érudit et peut « faire 10 » chaque fois qu’il doit réaliser un test de compétence relatif à une catégorie de Connaissances dans laquelle il a investi des points de compétence. Le barde n’est pas obligé de « faire 10 » et peut choisir de lancer le dé normalement. De plus, une fois par jour, le barde peut « faire 20 » sur un test de Connaissances en utilisant une action simple. Tous les six niveaux de barde après le niveau 5, il peut utiliser cette capacité une fois de plus chaque jour, jusqu’à un maximum de trois utilisations quotidiennes au niveau 17.</text:p>
          </table:table-cell>
          <table:table-cell table:formula="of:=CONCATENATE([.A25];[.B25])" office:value-type="string" office:string-value="BardeMaître du savoir (Ext)" calcext:value-type="string">
            <text:p>BardeMaître du savoir (Ext)</text:p>
          </table:table-cell>
          <table:table-cell table:number-columns-repeated="1020"/>
        </table:table-row>
        <table:table-row table:style-name="ro1">
          <table:table-cell office:value-type="string" calcext:value-type="string">
            <text:p>Barde</text:p>
          </table:table-cell>
          <table:table-cell office:value-type="string" calcext:value-type="string">
            <text:p>Touche-à-tout (Ext)</text:p>
          </table:table-cell>
          <table:table-cell office:value-type="string" calcext:value-type="string">
            <text:p>Au niveau 10, le barde peut utiliser n’importe quelle compétence, même celles qui ne peuvent normalement pas être utilisées sans formation. Au niveau 16, toutes les compétences sont des compétences de classe pour le barde. Au niveau 19, le barde peut choisir de « faire 10 » chaque fois qu’il doit réaliser un test de compétence et ce quelle que soit la compétence, même s’il s’agit d’une compétence qui n’autorise normalement pas cette possibilité.</text:p>
          </table:table-cell>
          <table:table-cell table:formula="of:=CONCATENATE([.A26];[.B26])" office:value-type="string" office:string-value="BardeTouche-à-tout (Ext)" calcext:value-type="string">
            <text:p>BardeTouche-à-tout (Ext)</text:p>
          </table:table-cell>
          <table:table-cell table:number-columns-repeated="1020"/>
        </table:table-row>
        <table:table-row table:style-name="ro2">
          <table:table-cell office:value-type="string" calcext:value-type="string">
            <text:p>Druide</text:p>
          </table:table-cell>
          <table:table-cell office:value-type="string" calcext:value-type="string">
            <text:p>Armes et armures</text:p>
          </table:table-cell>
          <table:table-cell office:value-type="string" calcext:value-type="string">
            <text:p>Le druide est formé au maniement des armes suivantes : bâton, cimeterre, dague, épieu, faux, fléchette, fronde, gourdin, lance et serpe. Il sait également utiliser toutes les attaques naturelles (griffes, morsure et ainsi de suite) des formes qu’il est capable de revêtir (voir l’aptitude forme animale, ci-dessous).</text:p>
            <text:p>Le druide est formé au port des armures légères et intermédiaires, mais sa foi lui interdit les armures métalliques (il est donc limité aux armures de cuir, de peau ou matelassées). Un druide peut librement utiliser des armures en bois ayant acquis la dureté de l’acier grâce au sort bois de fer. Le druide est également formé au maniement des boucliers (à l’exception des pavois) mais ne peut utiliser que ceux en bois.</text:p>
            <text:p>Si un druide porte une armure ou un bouclier qui lui est interdit, il perd l’accès à ses sorts de druide et à toutes ses aptitudes de classe surnaturelles ou magiques tant qu’il porte l’objet en question et pendant les vingt-quatre heures suivantes.</text:p>
          </table:table-cell>
          <table:table-cell table:formula="of:=CONCATENATE([.A27];[.B27])" office:value-type="string" office:string-value="DruideArmes et armures" calcext:value-type="string">
            <text:p>DruideArmes et armures</text:p>
          </table:table-cell>
          <table:table-cell table:number-columns-repeated="1020"/>
        </table:table-row>
        <table:table-row table:style-name="ro6">
          <table:table-cell office:value-type="string" calcext:value-type="string">
            <text:p>Druide</text:p>
          </table:table-cell>
          <table:table-cell office:value-type="string" calcext:value-type="string">
            <text:p>Sorts</text:p>
          </table:table-cell>
          <table:table-cell office:value-type="string" calcext:value-type="string">
            <text:p>Un druide peut lancer des sorts divins appartenant à la liste des sorts de druides. Son alignement peut cependant l’empêcher de lancer certains sorts opposés à sa morale ou à son éthique (voir la section « Sorts du Bien, du Chaos, de la Loi et du Mal », ci-dessous). Un druide doit choisir et préparer ses sorts à l’avance.</text:p>
            <text:p>Pour préparer ou lancer un sort, un druide doit avoir une valeur de Sagesse supérieure ou égale à 10 + le niveau du sort. Le DD des jets de sauvegarde contre les sorts du druide est égal à 10 + le niveau du sort + le modificateur de Sagesse du druide.</text:p>
            <text:p>Comme les autres lanceurs de sorts, le druide ne peut lancer qu’un nombre de sorts donné de chaque niveau chaque jour. Son quota de sorts quotidiens est indiqué sur la Table "Le Druide". En plus de cela, il reçoit des sorts en bonus chaque jour si sa valeur de Sagesse est suffisamment élevée (voir la Table "Modificateurs de caractéristique et sorts en bonus").</text:p>
            <text:p>Chaque jour, le druide doit passer une heure à méditer sur les mystères de la nature afin de renouveler son quota journalier de sorts. Le druide peut préparer et lancer n’importe quel sort de la liste des sorts de druide pour autant qu’il puisse lancer des sorts de ce niveau. Il doit cependant choisir quels sorts préparer au cours de sa méditation quotidienne.</text:p>
          </table:table-cell>
          <table:table-cell table:formula="of:=CONCATENATE([.A28];[.B28])" office:value-type="string" office:string-value="DruideSorts" calcext:value-type="string">
            <text:p>DruideSorts</text:p>
          </table:table-cell>
          <table:table-cell table:number-columns-repeated="1020"/>
        </table:table-row>
        <table:table-row table:style-name="ro1">
          <table:table-cell office:value-type="string" calcext:value-type="string">
            <text:p>Druide</text:p>
          </table:table-cell>
          <table:table-cell office:value-type="string" calcext:value-type="string">
            <text:p>Incantation spontanée</text:p>
          </table:table-cell>
          <table:table-cell office:value-type="string" calcext:value-type="string">
            <text:p>Un druide peut canaliser l’énergie réservée à un sort pour la transformer spontanément en un sort de convocation qu’il n’avait pas préparé à l’avance. Il peut sacrifier un sort préparé pour lancer un sort de convocation d’alliés naturels de niveau égal ou inférieur au niveau du sort transformé.</text:p>
          </table:table-cell>
          <table:table-cell table:formula="of:=CONCATENATE([.A29];[.B29])" office:value-type="string" office:string-value="DruideIncantation spontanée" calcext:value-type="string">
            <text:p>DruideIncantation spontanée</text:p>
          </table:table-cell>
          <table:table-cell table:number-columns-repeated="1020"/>
        </table:table-row>
        <table:table-row table:style-name="ro1">
          <table:table-cell office:value-type="string" calcext:value-type="string">
            <text:p>Druide</text:p>
          </table:table-cell>
          <table:table-cell office:value-type="string" calcext:value-type="string">
            <text:p>Sorts du Bien, du Chaos, de la Loi et du Mal</text:p>
          </table:table-cell>
          <table:table-cell office:value-type="string" calcext:value-type="string">
            <text:p>Un druide ne peut pas lancer de sorts dont l’alignement est opposé au sien ou à celui de son dieu (s’il en sert un). L’alignement d’un sort est indiqué dans sa description par les registres Bien, Chaos, Loi et Mal.</text:p>
          </table:table-cell>
          <table:table-cell table:formula="of:=CONCATENATE([.A30];[.B30])" office:value-type="string" office:string-value="DruideSorts du Bien, du Chaos, de la Loi et du Mal" calcext:value-type="string">
            <text:p>DruideSorts du Bien, du Chaos, de la Loi et du Mal</text:p>
          </table:table-cell>
          <table:table-cell table:number-columns-repeated="1020"/>
        </table:table-row>
        <table:table-row table:style-name="ro1">
          <table:table-cell office:value-type="string" calcext:value-type="string">
            <text:p>Druide</text:p>
          </table:table-cell>
          <table:table-cell office:value-type="string" calcext:value-type="string">
            <text:p>Oraisons</text:p>
          </table:table-cell>
          <table:table-cell office:value-type="string" calcext:value-type="string">
            <text:p>Les druides peuvent préparer un certain nombre d’oraisons (ou sorts de niveau 0) chaque jour, comme indiqué sur la Table "Le Druide" sous la mention « Sorts par jour ». Il jette ces sorts comme les autres mais ils ne sont pas perdus lorsqu’ils sont lancés et peuvent être utilisés à volonté.</text:p>
          </table:table-cell>
          <table:table-cell table:formula="of:=CONCATENATE([.A31];[.B31])" office:value-type="string" office:string-value="DruideOraisons" calcext:value-type="string">
            <text:p>DruideOraisons</text:p>
          </table:table-cell>
          <table:table-cell table:number-columns-repeated="1020"/>
        </table:table-row>
        <table:table-row table:style-name="ro2">
          <table:table-cell office:value-type="string" calcext:value-type="string">
            <text:p>Druide</text:p>
          </table:table-cell>
          <table:table-cell office:value-type="string" calcext:value-type="string">
            <text:p>Langues supplémentaires</text:p>
          </table:table-cell>
          <table:table-cell office:value-type="string" calcext:value-type="string">
            <text:p>Le sylvestre, le langage des créatures des bois, vient s’ajouter à la liste des langues que le druide peut choisir comme langues supplémentaires au niveau 1.</text:p>
            <text:p>En devenant un druide de niveau 1, le personnage apprend également le druidique, le langage secret des druides. Cet apprentissage est gratuit. Le druidique vient s’ajouter à la liste des langues que le personnage connaît sans qu’il doive le choisir à la place d’une autre langue. Il est interdit d’enseigner le druidique aux non-druides.</text:p>
            <text:p>Le druidique possède son propre alphabet.</text:p>
          </table:table-cell>
          <table:table-cell table:formula="of:=CONCATENATE([.A32];[.B32])" office:value-type="string" office:string-value="DruideLangues supplémentaires" calcext:value-type="string">
            <text:p>DruideLangues supplémentaires</text:p>
          </table:table-cell>
          <table:table-cell table:number-columns-repeated="1020"/>
        </table:table-row>
        <table:table-row table:style-name="ro7">
          <table:table-cell office:value-type="string" calcext:value-type="string">
            <text:p>Druide</text:p>
          </table:table-cell>
          <table:table-cell office:value-type="string" calcext:value-type="string">
            <text:p>Pacte avec la nature (Ext)</text:p>
          </table:table-cell>
          <table:table-cell office:value-type="string" calcext:value-type="string">
            <text:p>Au niveau 1, un lien se crée entre le druide et la nature, lien qui peut prendre une des deux formes suivantes.</text:p>
            <text:p/>
            <text:p>Domaine de druide :</text:p>
            <text:p>Dans la première forme, le druide devient si intime avec la nature qu’il acquiert l’un des domaines de prêtre suivants : Air, Climat, Eau, Faune, Feu, Flore ou Terre. Pour toutes les capacités et les sorts en bonus donnés par ce domaine, on considère que le niveau de prêtre du personnage est égal à son niveau de druide. Comme les prêtres, les druides qui choisissent cette option reçoivent des emplacements de sorts de domaine qu’ils ne peuvent utiliser que pour préparer les sorts de leur domaine et qu’ils ne peuvent pas employer pour une incantation spontanée.</text:p>
            <text:p>Ultimate Magic - Art de la Magie</text:p>
            <text:p>En plus de ces domaines communs avec les prêtres, un druide peut choisir un domaine animal ou environnemental au lieu de l’un des domaines précité.</text:p>
            <text:p>Tout comme les domaines de prêtre, ceux du druide lui donnent des pouvoirs et des sorts de domaine. Un druide qui choisit un domaine animal ou environnemental gagne un emplacement de sort de domaine par niveau.</text:p>
            <text:p>Un druide qui vénère un dieu (et non la nature en général) ne peut pas choisir un domaine animal ou environnemental qui entre en contradiction avec les thèmes associés à sa divinité ou qui sort de sa juridiction.</text:p>
            <text:p>Si un pouvoir de domaine animal ou environnement autorise un jet de sauvegarde, le DD du jet est égal à 10 + 1/2 du niveau du druide + modificateur de Sagesse.</text:p>
            <text:p>Les autres classes basées sur la nature qui donnent accès à des domaines peuvent choisir un domaine animal ou environnemental au lieu d’un domaine ordinaire.</text:p>
            <text:p/>
            <text:p>Compagnon Animal :</text:p>
            <text:p>La seconde forme consiste en un lien étroit entre le druide et un compagnon animal ou vermine. Le druide peut commencer sa carrière en étant accompagné d’un des animaux ou une des vermines cités dans la section « Liste des compagnons animaux ». Le compagnon est loyal et accompagne le druide lors de ses aventures.</text:p>
            <text:p>Contrairement aux animaux normaux, le compagnon animal ou vermine évolue (en dés de vie, en caractéristiques, en compétences et en dons) lorsque le druide gagne des niveaux. Si le personnage possède plusieurs classes offrant un compagnon animal, ses niveaux dans ces différentes classes se cumulent pour déterminer les caractéristiques de son compagnon. La taille de la plupart des compagnons animaux s’accroît lorsque le druide atteint le niveau 4 ou 7 (selon le compagnon). Si le druide décide de se séparer de son compagnon, il peut en obtenir un autre en accomplissant un rituel qui nécessite vingt-quatre heures de prières ininterrompues au sein d’un environnement de vie typique pour le nouveau compagnon animal. Cette cérémonie peut également être utilisée pour remplacer un compagnon animal qui est mort.</text:p>
            <text:p>Voir aussi la liste des compagnons animaux</text:p>
          </table:table-cell>
          <table:table-cell table:formula="of:=CONCATENATE([.A33];[.B33])" office:value-type="string" office:string-value="DruidePacte avec la nature (Ext)" calcext:value-type="string">
            <text:p>DruidePacte avec la nature (Ext)</text:p>
          </table:table-cell>
          <table:table-cell table:number-columns-repeated="1020"/>
        </table:table-row>
        <table:table-row table:style-name="ro1">
          <table:table-cell office:value-type="string" calcext:value-type="string">
            <text:p>Druide</text:p>
          </table:table-cell>
          <table:table-cell office:value-type="string" calcext:value-type="string">
            <text:p>Instinct naturel (Ext)</text:p>
          </table:table-cell>
          <table:table-cell office:value-type="string" calcext:value-type="string">
            <text:p>Le druide bénéficie d’un bonus de +2 aux tests de Connaissances (nature) et de Survie.</text:p>
          </table:table-cell>
          <table:table-cell table:formula="of:=CONCATENATE([.A34];[.B34])" office:value-type="string" office:string-value="DruideInstinct naturel (Ext)" calcext:value-type="string">
            <text:p>DruideInstinct naturel (Ext)</text:p>
          </table:table-cell>
          <table:table-cell table:number-columns-repeated="1020"/>
        </table:table-row>
        <table:table-row table:style-name="ro2">
          <table:table-cell office:value-type="string" calcext:value-type="string">
            <text:p>Druide</text:p>
          </table:table-cell>
          <table:table-cell office:value-type="string" calcext:value-type="string">
            <text:p>Empathie sauvage (Ext)</text:p>
          </table:table-cell>
          <table:table-cell office:value-type="string" calcext:value-type="string">
            <text:p>Un druide peut améliorer l’attitude d’un animal. Cette aptitude suit les mêmes règles que les tests de Diplomatie destinés à modifier l’attitude d’une personne. Le druide lance 1d20 et ajoute son niveau de druide et son modificateur de Charisme pour déterminer le résultat de son test. L’attitude initiale des animaux domestiques est l’indifférence, tandis que les animaux sauvages sont généralement inamicaux.</text:p>
            <text:p>Pour utiliser l’empathie sauvage, le druide et l’animal doivent être à moins de neuf mètres l’un de l’autre (dans des conditions de visibilité normales). Il faut en moyenne une minute pour influencer un animal de cette façon, mais, comme dans le cas de personnes, cela peut parfois prendre plus longtemps ou être plus rapide.</text:p>
            <text:p>Un druide peut également utiliser cette aptitude pour influencer une créature magique dont la valeur d’Intelligence est de 1 ou 2 mais son test subit alors un malus de -4.</text:p>
          </table:table-cell>
          <table:table-cell table:formula="of:=CONCATENATE([.A35];[.B35])" office:value-type="string" office:string-value="DruideEmpathie sauvage (Ext)" calcext:value-type="string">
            <text:p>DruideEmpathie sauvage (Ext)</text:p>
          </table:table-cell>
          <table:table-cell table:number-columns-repeated="1020"/>
        </table:table-row>
        <table:table-row table:style-name="ro1">
          <table:table-cell office:value-type="string" calcext:value-type="string">
            <text:p>Druide</text:p>
          </table:table-cell>
          <table:table-cell office:value-type="string" calcext:value-type="string">
            <text:p>Déplacement facilité (Ext)</text:p>
          </table:table-cell>
          <table:table-cell office:value-type="string" calcext:value-type="string">
            <text:p>Dès le niveau 2, le druide se déplace sans la moindre gêne dans toutes sortes de taillis, y compris les fourrés, les buissons (même épineux) et les autres zones de végétation dense. Il progresse à sa vitesse de déplacement normale et ne subit aucun dégât. La végétation enchantée de manière à restreindre les mouvements continue toutefois de l’affecter.</text:p>
          </table:table-cell>
          <table:table-cell table:formula="of:=CONCATENATE([.A36];[.B36])" office:value-type="string" office:string-value="DruideDéplacement facilité (Ext)" calcext:value-type="string">
            <text:p>DruideDéplacement facilité (Ext)</text:p>
          </table:table-cell>
          <table:table-cell table:number-columns-repeated="1020"/>
        </table:table-row>
        <table:table-row table:style-name="ro1">
          <table:table-cell office:value-type="string" calcext:value-type="string">
            <text:p>Druide</text:p>
          </table:table-cell>
          <table:table-cell office:value-type="string" calcext:value-type="string">
            <text:p>Absence de traces (Ext)</text:p>
          </table:table-cell>
          <table:table-cell office:value-type="string" calcext:value-type="string">
            <text:p>Au niveau 3, le druide ne laisse plus la moindre trace en milieu naturel et il est impossible de le pister. Il peut néanmoins laisser des traces s’il le souhaite.</text:p>
          </table:table-cell>
          <table:table-cell table:formula="of:=CONCATENATE([.A37];[.B37])" office:value-type="string" office:string-value="DruideAbsence de traces (Ext)" calcext:value-type="string">
            <text:p>DruideAbsence de traces (Ext)</text:p>
          </table:table-cell>
          <table:table-cell table:number-columns-repeated="1020"/>
        </table:table-row>
        <table:table-row table:style-name="ro1">
          <table:table-cell office:value-type="string" calcext:value-type="string">
            <text:p>Druide</text:p>
          </table:table-cell>
          <table:table-cell office:value-type="string" calcext:value-type="string">
            <text:p>Résistance à l’appel de la nature (Ext)</text:p>
          </table:table-cell>
          <table:table-cell office:value-type="string" calcext:value-type="string">
            <text:p>À partir du niveau 4, le druide bénéficie d’un bonus de +4 aux jets de sauvegarde contre les capacités surnaturelles ou magiques des fées. Ce bonus s’applique également aux sorts et aux effets qui utilisent ou ciblent des plantes, comme par exemple croissance d’épines, distorsion du bois, enchevêtrement ou flétrissement végétal.</text:p>
          </table:table-cell>
          <table:table-cell table:formula="of:=CONCATENATE([.A38];[.B38])" office:value-type="string" office:string-value="DruideRésistance à l’appel de la nature (Ext)" calcext:value-type="string">
            <text:p>DruideRésistance à l’appel de la nature (Ext)</text:p>
          </table:table-cell>
          <table:table-cell table:number-columns-repeated="1020"/>
        </table:table-row>
        <table:table-row table:style-name="ro8">
          <table:table-cell office:value-type="string" calcext:value-type="string">
            <text:p>Druide</text:p>
          </table:table-cell>
          <table:table-cell office:value-type="string" calcext:value-type="string">
            <text:p>Forme animale (Sur)</text:p>
          </table:table-cell>
          <table:table-cell office:value-type="string" calcext:value-type="string">
            <text:p>Au niveau 4, le druide gagne la capacité de se transformer en un animal de taille P ou M puis de reprendre sa forme normale une fois par jour. Il peut prendre la forme de n’importe quelle créature de type animal. Ce pouvoir fonctionne comme le sort de forme bestiale I, mis à part les différences précisées ici. Cet effet dure au maximum une heure par niveau de druide mais le druide peut y mettre fin avant. La transformation (vers ou depuis la forme animale) est une action simple qui ne provoque pas d’attaque d’opportunité. La forme choisie doit être celle d’un animal que le druide connaît bien.</text:p>
            <text:p>Tant qu’il est transformé, un druide est incapable de parler. Il doit se contenter des bruits qu’un animal ordinaire est capable de produire sans entraînement. Il peut néanmoins communiquer normalement avec les autres animaux de la même espèce, ou d’une espèce proche de sa forme actuelle (à noter dans la nature, les perroquets poussent des cris, ils ne sont pas capables de parler).</text:p>
            <text:p>Le personnage gagne une utilisation quotidienne supplémentaire de ce pouvoir au niveau 6 et tous les deux niveaux par la suite, pour un total de huit utilisations au niveau 18. Au niveau 20, le druide peut utiliser cette capacité à volonté. En gagnant des niveaux, le druide a accès à d’autres formes, comme celles d’animaux plus petits et plus grands, d’élémentaires et de plantes. Quelle que soit la forme choisie, la transformation consomme une utilisation de ce pouvoir.</text:p>
            <text:p>Au niveau 6, un druide peut également utiliser ce pouvoir pour se transformer en animal de taille TP ou taille G ou en élémentaire de taille P. Lorsqu’il prend la forme d’un animal, la capacité fonctionne désormais comme le sort forme bestiale II. Lorsqu’il prend la forme d’un élémentaire, elle fonctionne comme le sort corps élémentaire I.</text:p>
            <text:p>Au niveau 8, le druide peut également utiliser ce pouvoir pour se transformer en animal de taille TG ou Min, en élémentaire de taille M ou en créature de type plante de taille P ou M. Lorsqu’il prend la forme d’un animal, la capacité fonctionne désormais comme le sort forme bestiale III. Lorsqu’il prend la forme d’un élémentaire, elle fonctionne comme le sort corps élémentaire II. Lorsqu’il prend la forme d’une créature de type plante, elle fonctionne comme le sort forme végétale I.</text:p>
            <text:p>Au niveau 10, le druide peut également utiliser ce pouvoir pour se transformer en élémentaire de taille G ou en créature de type plante de taille G. Lorsqu’il prend la forme d’un élémentaire, la capacité fonctionne désormais comme le sort corps élémentaire III. Lorsqu’il prend la forme d’une créature de type plante, elle fonctionne comme le sort forme végétale II.</text:p>
            <text:p>Au niveau 12, le druide peut également utiliser ce pouvoir pour se transformer en élémentaire de taille TG ou en créature de type plante de taille TG. Lorsqu’il prend la forme d’un élémentaire, la capacité fonctionne désormais comme le sort corps élémentaire IV. Lorsqu’il prend la forme d’une créature de type plante, elle fonctionne comme le sort de forme végétale III.</text:p>
          </table:table-cell>
          <table:table-cell table:formula="of:=CONCATENATE([.A39];[.B39])" office:value-type="string" office:string-value="DruideForme animale (Sur)" calcext:value-type="string">
            <text:p>DruideForme animale (Sur)</text:p>
          </table:table-cell>
          <table:table-cell table:number-columns-repeated="1020"/>
        </table:table-row>
        <table:table-row table:style-name="ro1">
          <table:table-cell office:value-type="string" calcext:value-type="string">
            <text:p>Druide</text:p>
          </table:table-cell>
          <table:table-cell office:value-type="string" calcext:value-type="string">
            <text:p>Immunité contre le venin (Ext)</text:p>
          </table:table-cell>
          <table:table-cell office:value-type="string" calcext:value-type="string">
            <text:p>À partir du niveau 9, le druide est immunisé à toutes les formes de poisons.</text:p>
          </table:table-cell>
          <table:table-cell table:formula="of:=CONCATENATE([.A40];[.B40])" office:value-type="string" office:string-value="DruideImmunité contre le venin (Ext)" calcext:value-type="string">
            <text:p>DruideImmunité contre le venin (Ext)</text:p>
          </table:table-cell>
          <table:table-cell table:number-columns-repeated="1020"/>
        </table:table-row>
        <table:table-row table:style-name="ro1">
          <table:table-cell office:value-type="string" calcext:value-type="string">
            <text:p>Druide</text:p>
          </table:table-cell>
          <table:table-cell office:value-type="string" calcext:value-type="string">
            <text:p>Mille visages (Sur)</text:p>
          </table:table-cell>
          <table:table-cell office:value-type="string" calcext:value-type="string">
            <text:p>Au niveau 13, le druide acquiert le pouvoir surnaturel de se transformer à volonté, comme s’il utilisait le sort modification d’apparence, mais uniquement lorsqu’il est sous sa forme normale.</text:p>
          </table:table-cell>
          <table:table-cell table:formula="of:=CONCATENATE([.A41];[.B41])" office:value-type="string" office:string-value="DruideMille visages (Sur)" calcext:value-type="string">
            <text:p>DruideMille visages (Sur)</text:p>
          </table:table-cell>
          <table:table-cell table:number-columns-repeated="1020"/>
        </table:table-row>
        <table:table-row table:style-name="ro1">
          <table:table-cell office:value-type="string" calcext:value-type="string">
            <text:p>Druide</text:p>
          </table:table-cell>
          <table:table-cell office:value-type="string" calcext:value-type="string">
            <text:p>Éternelle jeunesse (Ext)</text:p>
          </table:table-cell>
          <table:table-cell office:value-type="string" calcext:value-type="string">
            <text:p>À partir du niveau 15, le druide ne subit plus les effets du vieillissement et est immunisé aux attaques provoquant un vieillissement accéléré. Les malus de vieillesse qu’il aurait pu subir avant d’atteindre ce niveau ne sont pas effacés pour autant. Le druide continue de vieillir et bénéficie des bonus qui en découlent. Il meurt toujours de vieillesse lorsque son heure est venue.</text:p>
          </table:table-cell>
          <table:table-cell table:formula="of:=CONCATENATE([.A42];[.B42])" office:value-type="string" office:string-value="DruideÉternelle jeunesse (Ext)" calcext:value-type="string">
            <text:p>DruideÉternelle jeunesse (Ext)</text:p>
          </table:table-cell>
          <table:table-cell table:number-columns-repeated="1020"/>
        </table:table-row>
        <table:table-row table:style-name="ro1">
          <table:table-cell office:value-type="string" calcext:value-type="string">
            <text:p>Ensorceleur</text:p>
          </table:table-cell>
          <table:table-cell office:value-type="string" calcext:value-type="string">
            <text:p>Armes et armures</text:p>
          </table:table-cell>
          <table:table-cell office:value-type="string" calcext:value-type="string">
            <text:p>L’ensorceleur est formé au maniement de toutes les armes courantes mais pas au port des armures ni à l’utilisation des boucliers. En effet, une armure restreint ses gestes, ce qui risque de faire échouer ses sorts à composante gestuelle (voir « Sorts profanes et armure »).</text:p>
          </table:table-cell>
          <table:table-cell table:formula="of:=CONCATENATE([.A43];[.B43])" office:value-type="string" office:string-value="EnsorceleurArmes et armures" calcext:value-type="string">
            <text:p>EnsorceleurArmes et armures</text:p>
          </table:table-cell>
          <table:table-cell table:number-columns-repeated="1020"/>
        </table:table-row>
        <table:table-row table:style-name="ro4">
          <table:table-cell office:value-type="string" calcext:value-type="string">
            <text:p>Ensorceleur</text:p>
          </table:table-cell>
          <table:table-cell office:value-type="string" calcext:value-type="string">
            <text:p>Sorts</text:p>
          </table:table-cell>
          <table:table-cell office:value-type="string" calcext:value-type="string">
            <text:p>Un ensorceleur peut lancer des sorts profanes appartenant à la liste des sorts d’ensorceleur et de magicien. Il les lance sans avoir à les préparer à l’avance. Pour apprendre ou lancer un sort, un ensorceleur doit avoir une valeur de Charisme au moins égale à 10 + le niveau du sort. Le DD des jets de sauvegarde contre ses sorts est égal à 10 + le niveau du sort + le modificateur de Charisme de l’ensorceleur.</text:p>
            <text:p>Comme les autres lanceurs de sorts, l’ensorceleur ne peut lancer qu’un nombre de sorts donné de chaque niveau chaque jour. Son quota de sorts quotidiens est indiqué dans la Table "L'Ensorceleur". En plus de cela, il reçoit des sorts en bonus si sa valeur de Charisme est suffisamment élevée (voir la Table "Modificateurs de caractéristique et sorts en bonus").</text:p>
            <text:p>Le répertoire de sorts d’un ensorceleur est très limité. Il commence sa carrière en connaissant seulement quatre sorts du niveau 0 et deux sorts de 1er niveau, tous choisis par le joueur. Lors de chaque passage de niveau, un ensorceleur apprend un ou plusieurs sorts supplémentaires, comme indiqué dans la Table "Sorts connus par l'ensorceleur" (contrairement au quota de sorts quotidiens, le nombre de sorts connus par un ensorceleur n’est pas modifié par son éventuel bonus de Charisme : les nombres de cette table sont fixes). Ces sorts peuvent être choisis parmi la liste des sorts courants d’ensorceleur et de magicien, mais il peut également s’agir de sorts moins courants, que l’ensorceleur s’est entraîné à maîtriser.</text:p>
            <text:p>Lorsqu’il atteint le niveau 4, et tous les deux niveaux suivants, un ensorceleur peut choisir d’apprendre un nouveau sort à la place de l’un de ceux qu’il connaît déjà. Il oublie alors un sort au profit d’un autre. Le niveau du nouveau sort doit être identique à celui du sort oublié. Un ensorceleur ne peut remplacer qu’un seul sort à chaque fois, et doit choisir de le faire ou non au moment où il apprend de nouveaux sorts lors du passage de niveau.</text:p>
            <text:p>Contrairement à un magicien ou à un prêtre, un ensorceleur n’a pas besoin de préparer ses sorts à l’avance. Il peut lancer n’importe quel sort de son répertoire à n’importe quel moment, à condition de ne pas avoir épuisé son quota de sorts de ce niveau pour la journée.</text:p>
          </table:table-cell>
          <table:table-cell table:formula="of:=CONCATENATE([.A44];[.B44])" office:value-type="string" office:string-value="EnsorceleurSorts" calcext:value-type="string">
            <text:p>EnsorceleurSorts</text:p>
          </table:table-cell>
          <table:table-cell table:number-columns-repeated="1020"/>
        </table:table-row>
        <table:table-row table:style-name="ro4">
          <table:table-cell office:value-type="string" calcext:value-type="string">
            <text:p>Ensorceleur</text:p>
          </table:table-cell>
          <table:table-cell office:value-type="string" calcext:value-type="string">
            <text:p>Lignage</text:p>
          </table:table-cell>
          <table:table-cell office:value-type="string" calcext:value-type="string">
            <text:p>Chaque ensorceleur tire ses pouvoirs magiques d’une source liée à son héritage. Elle lui donne accès à des sorts, des dons supplémentaires, une compétence de classe additionnelle et d’autres capacités spéciales. Cette source peut être un lien de sang ou un événement extrême vécu par un de ses ancêtres. Ainsi, un ensorceleur peut avoir un dragon comme parent éloigné, ou son grand-père peut avoir conclu un contrat infernal avec un diable. Quelle que soit la nature de cette source, son influence se manifeste de diverses manières au cours de l’évolution du personnage. Un ensorceleur doit choisir un lignage dès qu’il reçoit son premier niveau d’ensorceleur. Ce choix ne peut plus être modifié par la suite. Voir la liste des lignages pour ensorceleurs.</text:p>
            <text:p>Au niveau 3 et tous les deux niveaux suivants, l’ensorceleur apprend un sort supplémentaire associé à son lignage. Ces sorts viennent s’ajouter au nombre de sorts indiqué dans la Table "Sorts connus par l'ensorceleur". L’ensorceleur ne peut pas les remplacer par d’autres sorts par la suite.</text:p>
            <text:p>Au niveau 7 et tous les six niveaux suivants, l’ensorceleur reçoit un don supplémentaire qu’il peut choisir dans une liste dépendant de son lignage. L’ensorceleur doit remplir les conditions du don qu’il choisit.</text:p>
            <text:p>Ultimate Magic - Art de la Magie</text:p>
            <text:p>Un ensorceleur de sang sauvage possède une mutation d’un lignage plus ordinaire, avec un arcane et au moins un pouvoir de lignage différents par rapport à la version classique. Pour créer un ensorceleur au sang sauvage, il faut choisir un lignage existant puis choisir l’une des mutations de lignage associées à ce lignage. L’ensorceleur utilise les compétences de classe, les sorts supplémentaires et les dons supplémentaires associés au lignage et l’arcane de lignage muté. Il utilise les pouvoirs habituels de son lignage, sauf quand ils sont remplacés par ceux de lignage muté.</text:p>
          </table:table-cell>
          <table:table-cell table:formula="of:=CONCATENATE([.A45];[.B45])" office:value-type="string" office:string-value="EnsorceleurLignage" calcext:value-type="string">
            <text:p>EnsorceleurLignage</text:p>
          </table:table-cell>
          <table:table-cell table:number-columns-repeated="1020"/>
        </table:table-row>
        <table:table-row table:style-name="ro1">
          <table:table-cell office:value-type="string" calcext:value-type="string">
            <text:p>Ensorceleur</text:p>
          </table:table-cell>
          <table:table-cell office:value-type="string" calcext:value-type="string">
            <text:p>Tours de magie</text:p>
          </table:table-cell>
          <table:table-cell office:value-type="string" calcext:value-type="string">
            <text:p>Les ensorceleurs apprennent un certain nombre de tours de magie (ou sorts de niveau 0) comme indiqué dans la Table "Sorts connus par l'ensorceleur". Ces sorts sont lancés de la même manière que les autres mais ils ne réduisent pas le quota quotidien de l’ensorceleur et peuvent être utilisés indéfiniment.</text:p>
          </table:table-cell>
          <table:table-cell table:formula="of:=CONCATENATE([.A46];[.B46])" office:value-type="string" office:string-value="EnsorceleurTours de magie" calcext:value-type="string">
            <text:p>EnsorceleurTours de magie</text:p>
          </table:table-cell>
          <table:table-cell table:number-columns-repeated="1020"/>
        </table:table-row>
        <table:table-row table:style-name="ro1">
          <table:table-cell office:value-type="string" calcext:value-type="string">
            <text:p>Ensorceleur</text:p>
          </table:table-cell>
          <table:table-cell office:value-type="string" calcext:value-type="string">
            <text:p>Dispense de composantes</text:p>
          </table:table-cell>
          <table:table-cell office:value-type="string" calcext:value-type="string">
            <text:p>Un ensorceleur reçoit le don Dispense de composantes matérielles comme don supplémentaire au niveau 1.</text:p>
          </table:table-cell>
          <table:table-cell table:formula="of:=CONCATENATE([.A47];[.B47])" office:value-type="string" office:string-value="EnsorceleurDispense de composantes" calcext:value-type="string">
            <text:p>EnsorceleurDispense de composantes</text:p>
          </table:table-cell>
          <table:table-cell table:number-columns-repeated="1020"/>
        </table:table-row>
        <table:table-row table:style-name="ro1">
          <table:table-cell office:value-type="string" calcext:value-type="string">
            <text:p>Guerrier</text:p>
          </table:table-cell>
          <table:table-cell office:value-type="string" calcext:value-type="string">
            <text:p>Armes et armures</text:p>
          </table:table-cell>
          <table:table-cell office:value-type="string" calcext:value-type="string">
            <text:p>Le guerrier est formé au maniement de toutes les armes courantes et de guerre, ainsi qu’au port de tous les types d’armures (légères, intermédiaires et lourdes) et à l’utilisation des boucliers (y compris les pavois).</text:p>
          </table:table-cell>
          <table:table-cell table:formula="of:=CONCATENATE([.A48];[.B48])" office:value-type="string" office:string-value="GuerrierArmes et armures" calcext:value-type="string">
            <text:p>GuerrierArmes et armures</text:p>
          </table:table-cell>
          <table:table-cell table:number-columns-repeated="1020"/>
        </table:table-row>
        <table:table-row table:style-name="ro3">
          <table:table-cell office:value-type="string" calcext:value-type="string">
            <text:p>Guerrier</text:p>
          </table:table-cell>
          <table:table-cell office:value-type="string" calcext:value-type="string">
            <text:p>Dons supplémentaires</text:p>
          </table:table-cell>
          <table:table-cell office:value-type="string" calcext:value-type="string">
            <text:p>Au niveau 1 et tous les niveaux pairs suivants, le guerrier peut choisir un don supplémentaire qui vient s’ajouter à ceux auxquels tous les personnages ont droit en montant de niveau (le guerrier gagne donc un don à chaque niveau). Ces dons supplémentaires doivent être choisis parmi ceux qui sont indiqués comme étant des « dons de combat ».</text:p>
            <text:p>Lorsqu’il atteint le niveau 4 et tous les quatre niveaux par la suite (aux niveaux 8, 12, et ainsi de suite), le guerrier peut choisir de remplacer un des dons supplémentaires qu’il a appris par un autre. Concrètement, le guerrier perd le don supplémentaire en question et en gagne un nouveau. Le don perdu ne peut avoir été utilisé comme condition permettant d’avoir accès à un autre don, à une classe de prestige ou à un autre avantage. Le guerrier ne peut remplacer qu’un seul don à chacun de ces niveaux et doit choisir de le faire ou non au moment où il sélectionne le nouveau don pour ce niveau.</text:p>
          </table:table-cell>
          <table:table-cell table:formula="of:=CONCATENATE([.A49];[.B49])" office:value-type="string" office:string-value="GuerrierDons supplémentaires" calcext:value-type="string">
            <text:p>GuerrierDons supplémentaires</text:p>
          </table:table-cell>
          <table:table-cell table:number-columns-repeated="1020"/>
        </table:table-row>
        <table:table-row table:style-name="ro1">
          <table:table-cell office:value-type="string" calcext:value-type="string">
            <text:p>Guerrier</text:p>
          </table:table-cell>
          <table:table-cell office:value-type="string" calcext:value-type="string">
            <text:p>Courage (Ext)</text:p>
          </table:table-cell>
          <table:table-cell office:value-type="string" calcext:value-type="string">
            <text:p>À partir du niveau 2, le guerrier gagne un bonus de +1 aux jets de sauvegarde contre la terreur. Ce bonus augmente de +1 tous les quatre niveaux après le niveau 2.</text:p>
          </table:table-cell>
          <table:table-cell table:formula="of:=CONCATENATE([.A50];[.B50])" office:value-type="string" office:string-value="GuerrierCourage (Ext)" calcext:value-type="string">
            <text:p>GuerrierCourage (Ext)</text:p>
          </table:table-cell>
          <table:table-cell table:number-columns-repeated="1020"/>
        </table:table-row>
        <table:table-row table:style-name="ro3">
          <table:table-cell office:value-type="string" calcext:value-type="string">
            <text:p>Guerrier</text:p>
          </table:table-cell>
          <table:table-cell office:value-type="string" calcext:value-type="string">
            <text:p>Entraînement aux armures (Ext)</text:p>
          </table:table-cell>
          <table:table-cell office:value-type="string" calcext:value-type="string">
            <text:p>Dès le niveau 3, le guerrier apprend à rester mobile même en armure. Lorsqu’il porte une armure, il réduit de 1 le malus d’armure aux tests de compétence (jusqu’à un minimum de 0) et augmente de 1 le bonus de Dextérité maximal autorisé par cette armure. Tous les quatre niveaux par la suite (aux niveaux 7, 11 et 15), ces modificateurs augmentent de 1, jusqu’à une réduction de -4 au malus d’armure et une augmentation de +4 au bonus de Dextérité maximal.</text:p>
            <text:p>De plus, un guerrier peut se déplacer à sa vitesse normale même lorsqu’il porte une armure intermédiaire. Au niveau 7, cela est valable également lorsqu’il porte une armure lourde.</text:p>
          </table:table-cell>
          <table:table-cell table:formula="of:=CONCATENATE([.A51];[.B51])" office:value-type="string" office:string-value="GuerrierEntraînement aux armures (Ext)" calcext:value-type="string">
            <text:p>GuerrierEntraînement aux armures (Ext)</text:p>
          </table:table-cell>
          <table:table-cell table:number-columns-repeated="1020"/>
        </table:table-row>
        <table:table-row table:style-name="ro9">
          <table:table-cell office:value-type="string" calcext:value-type="string">
            <text:p>Guerrier</text:p>
          </table:table-cell>
          <table:table-cell office:value-type="string" calcext:value-type="string">
            <text:p>Entraînement aux armes (Ext)</text:p>
          </table:table-cell>
          <table:table-cell office:value-type="string" calcext:value-type="string">
            <text:p>Dès le niveau 5, le guerrier peut choisir un groupe d’armes (voir ci-dessous) et obtenir un bonus de +1 à tous les jets d’attaque et de dégâts relatifs aux attaques avec ces armes.</text:p>
            <text:p>Tous les quatre niveaux de guerrier par la suite (aux niveaux 9, 13 et 17), son entraînement s’étend pour inclure un nouveau groupe d’armes. Il obtient un bonus de +1 aux jets d’attaque et de dégâts pour les attaques effectuées avec les armes de ce nouveau groupe et chacun des bonus associés aux groupes d’armes qu’il a choisis précédemment augmente de +1. Par exemple, un guerrier de niveau 9 dispose d’un bonus de +1 aux jets d’attaque et de dégâts avec un groupe d’armes et d’un bonus de +2 aux jets d’attaque et de dégâts avec le groupe d’armes qu’il a choisi au niveau 5. Si le guerrier utilise une arme qui appartient à plusieurs groupes, les bonus ne se cumulent pas : seul le bonus le plus élevé s’applique.</text:p>
            <text:p>Le bonus s’applique également aux tests des manœuvres offensives réalisées à l’aide d’une arme appartenant à un de ces groupes, ainsi qu’à la défense contre les manœuvres offensives lorsque le guerrier utilise une de ces armes pour se défendre contre une tentative de désarmement ou de destruction.</text:p>
            <text:p>Les groupes d’armes sont définis comme suit (le MJ peut ajouter d’autres armes à ces groupes ou même créer de nouveaux groupes) :</text:p>
            <text:p>* Arbalètes. Arbalète double, arbalète légère, arbalète légère à répétition, arbalète lourde, arbalète lourde à répétition, arbalète de poing.</text:p>
            <text:p>* Arcs. Arc court, arc court composite, arc long, arc long composite.</text:p>
            <text:p>* Armes doubles. Bâton, épée double, fléau double, hache double orque, marteau piolet gnome, urgrosh de nain.</text:p>
            <text:p>* Armes à feu. Toutes les armes à feu à une main, à deux mains et armes à feu de siège.</text:p>
            <text:p>* Armes de proximité et de combat rapproché. Armure à pointes, baïonnette, bouclier à pointes, ceste, coup-de-poing américain, dague coup-de poing, dan bong, écu, emeici, éventail de combat, fléchettes wushu, gantelet, gantelet à pointes, gourdin mere, madu, mains nues, matraque, pieu de bois, pinceau de fer, rondache, scizore, tekko-kagi, tonfa.</text:p>
            <text:p>* De jet et de lancer. Aklys, amentum, atlatl, bâton de jet halfelin, bolas, boomerang, bouclier de lancer, chakram, dague, épieu, filet, fléchette, fléchettes wushu, fronde, gourdin, hache de lancer, harpon, javeline, kestros, lamétoile, lance, lasso, marteau léger, sable empoisonné, sarbacane, sheng biao, shuriken, trident.</text:p>
            <text:p>* D’hast. Bardiche, bec de corbin, corsèque, fourche du tigre, getsugasan, glaive, glaive-guisarme, guisarme, hallebarde, happe-vilain, lance crochue, marteau de Lucerne, naginata, nodachi, rhomphaia, tepoztopili, vouge.</text:p>
            <text:p>* Engins de siège. Tous les engins de siège.</text:p>
            <text:p>* Fléau. Chaîne cloutée, chaîne à deux kamas, fléau d’armes, fléau d’armes lourd, fouet, fouet en neuf parties, fouet scorpion, kusarigama, kyoketsu shoge, lame volante, lance à chaîne, marteau météore, morgenstern, nunchaku, sansetsukon, urumi.</text:p>
            <text:p>* Haches. Bardiche, grande hache, hache d’armes, hache crochue, hache double orque, hache de guerre naine, hache de lancer, hache de poing, hachette, mattock, pata, pic de guerre léger, pic de guerre lourd.</text:p>
            <text:p>* Lames légères. Baïonnette, canne épée, couteau papillon, dague, dague brise-épée, épée courte, faucille, gladius, kama, kérambit, kukri, lamétoile, pata, quadrens, rapière, sica, wakizashi.</text:p>
            <text:p>* Lames lourdes. Bâton aux deux katanas, chakram, cimeterre, cimeterre à deux mains, épée bâtarde, épée à deux mains, épée double, épée longue, épée à neuf anneaux, épée à sept branches, épée du temple, falcata, faux, grand terbutje, katana, khopesh, lame elfique incurvée, nodachi, sabre double ergot de poulet, shotel, terbutje.</text:p>
            <text:p>* Lances. Amentum, épieu, fourche du tigre, harpon, javeline, lance, lance d’arçon, lance d’arrêt, pilum, pique, sibat, trident.</text:p>
            <text:p>* Marteaux. Aklys, goupillon de combat, gourdin, gourdin mere, marteau de guerre, marteau léger, masse d’armes légère, masse d’armes lourde, massue, taiaha, tetsubo, wahaika.</text:p>
            <text:p>* Moine. Bâton, bô, ceste, chaîne à deux kamas, coup-de-poing américain, couteau papillon, dan bong, emeici, épée à neuf anneaux, épée à sept branches, épée à triple pointe et double tranchant, éventail de combat, fléchettes wushu, fouet en neuf parties, fourche du tigre, getsugasan, jitte, kama, kusarigama, kyoketsu shoge, lungshuan tamo, mains nues, nunchaku, sabre double ergot de poulet, sai, sansetsukon, shang gou, sheng biao, shuriken, siangham, tonfa, urumi.</text:p>
            <text:p>* Naturelles. Mains nues et toutes les armes naturelles comme aile, corne, griffe, morsure et queue.</text:p>
          </table:table-cell>
          <table:table-cell table:formula="of:=CONCATENATE([.A52];[.B52])" office:value-type="string" office:string-value="GuerrierEntraînement aux armes (Ext)" calcext:value-type="string">
            <text:p>GuerrierEntraînement aux armes (Ext)</text:p>
          </table:table-cell>
          <table:table-cell table:number-columns-repeated="1020"/>
        </table:table-row>
        <table:table-row table:style-name="ro1">
          <table:table-cell office:value-type="string" calcext:value-type="string">
            <text:p>Guerrier</text:p>
          </table:table-cell>
          <table:table-cell office:value-type="string" calcext:value-type="string">
            <text:p>Maîtrise des armures (Ext)</text:p>
          </table:table-cell>
          <table:table-cell office:value-type="string" calcext:value-type="string">
            <text:p>Au niveau 19, le guerrier gagne une réduction aux dégâts de 5/— lorsqu’il porte une armure ou utilise un bouclier.</text:p>
          </table:table-cell>
          <table:table-cell table:formula="of:=CONCATENATE([.A53];[.B53])" office:value-type="string" office:string-value="GuerrierMaîtrise des armures (Ext)" calcext:value-type="string">
            <text:p>GuerrierMaîtrise des armures (Ext)</text:p>
          </table:table-cell>
          <table:table-cell table:number-columns-repeated="1020"/>
        </table:table-row>
        <table:table-row table:style-name="ro1">
          <table:table-cell office:value-type="string" calcext:value-type="string">
            <text:p>Guerrier</text:p>
          </table:table-cell>
          <table:table-cell office:value-type="string" calcext:value-type="string">
            <text:p>Maîtrise des armes (Ext)</text:p>
          </table:table-cell>
          <table:table-cell office:value-type="string" calcext:value-type="string">
            <text:p>Au niveau 20, le guerrier choisit un type d’arme (comme les épées longues, les grandes haches ou les arcs longs). Les possibilités de critique lorsqu’il attaque avec ce type d’arme sont automatiquement confirmées et le multiplicateur de dégâts de l’arme augmente de 1 (×2 devient ×3 par exemple). De plus, le guerrier ne peut plus être désarmé lorsqu’il tient une arme de ce type.</text:p>
          </table:table-cell>
          <table:table-cell table:formula="of:=CONCATENATE([.A54];[.B54])" office:value-type="string" office:string-value="GuerrierMaîtrise des armes (Ext)" calcext:value-type="string">
            <text:p>GuerrierMaîtrise des armes (Ext)</text:p>
          </table:table-cell>
          <table:table-cell table:number-columns-repeated="1020"/>
        </table:table-row>
        <table:table-row table:style-name="ro1">
          <table:table-cell office:value-type="string" calcext:value-type="string">
            <text:p>Magicien</text:p>
          </table:table-cell>
          <table:table-cell office:value-type="string" calcext:value-type="string">
            <text:p>Armes et armures</text:p>
          </table:table-cell>
          <table:table-cell office:value-type="string" calcext:value-type="string">
            <text:p>Le magicien est formé au maniement des arbalètes légères, des arbalètes lourdes, des bâtons, des dagues et des gourdins mais pas au port des armures ni à l’utilisation des boucliers. En effet, une armure restreint ses gestes, ce qui risque de faire échouer ses sorts à composante gestuelle.</text:p>
          </table:table-cell>
          <table:table-cell table:formula="of:=CONCATENATE([.A55];[.B55])" office:value-type="string" office:string-value="MagicienArmes et armures" calcext:value-type="string">
            <text:p>MagicienArmes et armures</text:p>
          </table:table-cell>
          <table:table-cell table:number-columns-repeated="1020"/>
        </table:table-row>
        <table:table-row table:style-name="ro6">
          <table:table-cell office:value-type="string" calcext:value-type="string">
            <text:p>Magicien</text:p>
          </table:table-cell>
          <table:table-cell office:value-type="string" calcext:value-type="string">
            <text:p>Sorts</text:p>
          </table:table-cell>
          <table:table-cell office:value-type="string" calcext:value-type="string">
            <text:p>Un magicien peut lancer des sorts profanes appartenant à la liste des sorts d’ensorceleur et de magicien. Un magicien doit choisir et préparer ses sorts à l’avance.</text:p>
            <text:p>Pour apprendre ou lancer un sort, un magicien doit avoir une valeur d’Intelligence au moins égale à 10 + le niveau du sort. Le DD des jets de sauvegarde contre les sorts du magicien est égal à 10 + le niveau du sort + le modificateur d’Intelligence du magicien.</text:p>
            <text:p>Le magicien ne peut lancer qu’un nombre de sorts donné de chaque niveau chaque jour. Son quota de sorts quotidien est indiqué dans la Table "Le Magicien". En plus de cela, il reçoit des sorts en bonus si sa valeur d’Intelligence est suffisamment élevée (voir la Table "Modificateurs de caractéristique et sorts en bonus").</text:p>
            <text:p>Le magicien n’est pas limité quant au nombre de sorts qu’il peut connaître. Il doit cependant choisir et préparer ses sorts à l’avance en étudiant son grimoire pendant une heure, après huit heures de sommeil. Pendant qu’il étudie, le magicien choisit quels sorts il va préparer pour la journée.</text:p>
          </table:table-cell>
          <table:table-cell table:formula="of:=CONCATENATE([.A56];[.B56])" office:value-type="string" office:string-value="MagicienSorts" calcext:value-type="string">
            <text:p>MagicienSorts</text:p>
          </table:table-cell>
          <table:table-cell table:number-columns-repeated="1020"/>
        </table:table-row>
        <table:table-row table:style-name="ro1">
          <table:table-cell office:value-type="string" calcext:value-type="string">
            <text:p>Magicien</text:p>
          </table:table-cell>
          <table:table-cell office:value-type="string" calcext:value-type="string">
            <text:p>Langues supplémentaires</text:p>
          </table:table-cell>
          <table:table-cell office:value-type="string" calcext:value-type="string">
            <text:p>Le magicien peut apprendre le draconien à la place d’une des langues supplémentaires autorisées par sa race.</text:p>
          </table:table-cell>
          <table:table-cell table:formula="of:=CONCATENATE([.A57];[.B57])" office:value-type="string" office:string-value="MagicienLangues supplémentaires" calcext:value-type="string">
            <text:p>MagicienLangues supplémentaires</text:p>
          </table:table-cell>
          <table:table-cell table:number-columns-repeated="1020"/>
        </table:table-row>
        <table:table-row table:style-name="ro10">
          <table:table-cell office:value-type="string" calcext:value-type="string">
            <text:p>Magicien</text:p>
          </table:table-cell>
          <table:table-cell office:value-type="string" calcext:value-type="string">
            <text:p>Pacte magique (Ext ou Mag)</text:p>
          </table:table-cell>
          <table:table-cell office:value-type="string" calcext:value-type="string">
            <text:p>Au niveau 1, un puissant lien se crée entre le magicien et un objet ou une créature. Ce lien peut prendre l’une des deux formes suivantes : un familier ou un objet fétiche. Un familier est un animal de compagnie magique qui améliore les compétences et rehausse les sens du magicien alors qu’un objet fétiche est un objet que le magicien utilise pour lancer des sorts supplémentaires ou en tant qu’objet magique. Une fois qu’un magicien a choisi une de ces deux options, il ne peut plus modifier son choix. Pour les règles concernant les familiers, voir la page correspondante, pour celles qui traitent des objets fétiches, voir ci-dessous.</text:p>
            <text:p>Les magiciens qui choisissent un objet fétiche le possèdent automatiquement (sans devoir le payer) lorsqu’ils entrent en jeu. L’objet en question doit appartenir à une des catégories suivantes : amulette, anneau, arme, baguette ou bâton. Il s’agit toujours d’un objet de maître. Les armes que le personnage reçoit au niveau 1 ne sont jamais composées d’un matériel spécial. Si l’objet est une amulette ou un anneau, il doit être porté pour pouvoir être utilisé. Les armes, les baguettes et les bâtons, quant à eux, doivent être tenus dans une main. Si un magicien tente de lancer un sort sans porter ou tenir son objet fétiche, il doit réussir un test de concentration pour éviter de perdre le sort. Le DD de ce test vaut 20 + le niveau du sort. Si l’objet est un anneau ou une amulette, il occupe l’emplacement d’un objet magique (cou ou anneau).</text:p>
            <text:p>Un magicien peut utiliser son objet fétiche une fois par jour pour lancer n’importe quel sort qui se trouve dans son grimoire et qu’il est capable de lancer et ce, même s’il ne l’a pas préparé. Ce sort fonctionne comme n’importe quel autre sort lancé par le magicien : même temps d’incantation, même durée et les effets dépendant du niveau du magicien sont déterminés normalement. Le sort ne peut être modifié par aucun don de métamagie ni aucune capacité spéciale. Le magicien ne peut pas utiliser son objet fétiche pour lancer des sorts appartenant à ses écoles opposées (voir « École de magie »).</text:p>
            <text:p>Un magicien peut ajouter de nouvelles capacités magiques à son objet fétiche comme s’il possédait les dons de création d’objets magiques nécessaires, mais seulement si son niveau est suffisant pour remplir les conditions requises par ces dons. Par exemple, un magicien ayant une dague comme objet fétiche doit être de niveau supérieur ou égal à 5 pour ajouter des propriétés magiques à la dague (voir le don de Création d’armes et d’armures magiques). Si l’objet fétiche est une baguette et qu’on dépense sa dernière charge, il ne peut plus être utilisé comme baguette magique mais il n’est pas détruit pour autant : il conserve ses capacités d’objet fétiche et peut être utilisé pour créer une nouvelle baguette. Les propriétés magiques d’un objet fétiche, y compris les capacités magiques ajoutées à l’objet, ne fonctionnent que pour le magicien qui le possède. Si le propriétaire d’un objet fétiche meurt ou si l’objet est remplacé, il redevient un o</text:p>
            <text:p>bjet de maître ordinaire.</text:p>
            <text:p>Si un objet fétiche est endommagé, il revient à son maximum de points de vie la prochaine fois que le magicien prépare ses sorts. Si l’objet fétiche est détruit ou perdu, le magicien peut le remplacer une semaine plus tard en réalisant un rituel qui dure huit heures et coûte 200 po par niveau de magicien (en plus du coût de l’objet de maître). Le nouvel objet fétiche ne possède aucune des propriétés magiques qui avaient pu être ajoutées à l’ancien objet. Un magicien peut également désigner un nouvel objet magique comme objet fétiche de remplacement. Cela fonctionne comme ci-dessus, si ce n’est que l’objet magique conserve ses propriétés et acquiert en plus les avantages et les désavantages des objets fétiches.</text:p>
          </table:table-cell>
          <table:table-cell table:formula="of:=CONCATENATE([.A58];[.B58])" office:value-type="string" office:string-value="MagicienPacte magique (Ext ou Mag)" calcext:value-type="string">
            <text:p>MagicienPacte magique (Ext ou Mag)</text:p>
          </table:table-cell>
          <table:table-cell table:number-columns-repeated="1020"/>
        </table:table-row>
        <table:table-row table:style-name="ro5">
          <table:table-cell office:value-type="string" calcext:value-type="string">
            <text:p>Magicien</text:p>
          </table:table-cell>
          <table:table-cell office:value-type="string" calcext:value-type="string">
            <text:p>École de magie</text:p>
          </table:table-cell>
          <table:table-cell office:value-type="string" calcext:value-type="string">
            <text:p>Un magicien peut choisir de se spécialiser dans une école de magie afin d’acquérir des sorts et des pouvoirs supplémentaires associés à cette école. Ce choix doit être fait au niveau 1 et ne peut être modifié par la suite. Si le magicien ne choisit aucune école, il reçoit les avantages liés à l’école universelle.</text:p>
            <text:p>Un magicien qui choisit de se spécialiser dans une des huit écoles de magie standard doit sélectionner deux autres écoles qui deviennent ses écoles opposées et représentent les domaines de connaissances qu’il décide de sacrifier pour se concentrer sur son domaine de prédilection. Un magicien peut préparer un sort appartenant à une de ses écoles opposées mais il doit alors utiliser deux emplacements de sort du même niveau.</text:p>
            <text:p>Par exemple, un magicien dont une des écoles d’opposition est l’Évocation doit utiliser deux emplacements de sort de 3e niveau pour préparer une boule de feu. De plus, le spécialiste subit un malus de -4 à tous les tests de compétence pour fabriquer un objet magique dont la création nécessite un sort appartenant à une de ses écoles d’opposition.</text:p>
            <text:p>Un magicien généraliste peut préparer des sorts de n’importe quelle école sans aucune restriction.</text:p>
            <text:p>Les magiciens spécialistes reçoivent un certain nombre de pouvoirs d’école dépendant de leur spécialité. Ils obtiennent également un emplacement de sort supplémentaire pour chacun des niveaux de sorts auxquels ils ont accès (sauf le niveau 0). Chaque jour, le magicien peut utiliser cet emplacement supplémentaire pour préparer un sort appartenant à son école de spécialisation et figurant sur son grimoire. Le magicien peut choisir de préparer un sort modifié par un don de métamagie dans un de ces emplacements supplémentaires mais il devra alors utiliser un emplacement de niveau plus élevé. Les magiciens généralistes ne reçoivent pas d’emplacements de sort supplémentaires.</text:p>
            <text:p>Advanced Player's Guide/Manuel du joueur - règles avancées</text:p>
            <text:p>Au lieu de se spécialiser dans l’une des huit écoles de magie standard, un magicien peut se focaliser sur l’étude d’une des quatre écoles de magie élémentaires. Comme les écoles ordinaires, ces quatre nouvelles options octroient un certain nombre de pouvoirs d’école et un emplacement de sort en bonus pour chaque niveau de sorts auquel le magicien a accès (à partir du 1^er niveau). Contrairement aux écoles ordinaires, une école élémentaire impose au magicien de choisir son élément opposé comme école d’opposition (l’Air contre la Terre, l’Eau contre le Feu). Le magicien ne doit pas choisir de seconde école d’opposition. Pour pouvoir préparer un sort appartenant à son école d’opposition, il doit utiliser deux emplacements de sort, conformément aux règles normales.</text:p>
            <text:p>Voir la liste des écoles de magie.</text:p>
          </table:table-cell>
          <table:table-cell table:formula="of:=CONCATENATE([.A59];[.B59])" office:value-type="string" office:string-value="MagicienÉcole de magie" calcext:value-type="string">
            <text:p>MagicienÉcole de magie</text:p>
          </table:table-cell>
          <table:table-cell table:number-columns-repeated="1020"/>
        </table:table-row>
        <table:table-row table:style-name="ro1">
          <table:table-cell office:value-type="string" calcext:value-type="string">
            <text:p>Magicien</text:p>
          </table:table-cell>
          <table:table-cell office:value-type="string" calcext:value-type="string">
            <text:p>Tours de magie</text:p>
          </table:table-cell>
          <table:table-cell office:value-type="string" calcext:value-type="string">
            <text:p>Le magicien peut préparer un certain nombre de tours de magie (ou sorts de niveau 0) chaque jour, comme indiqué dans la Table ci-dessus sous la mention « Sorts par jour ». Il jette ces sorts comme les autres mais ils ne sont pas dépensés lorsqu’ils sont lancés et peuvent être utilisés à nouveau.</text:p>
          </table:table-cell>
          <table:table-cell table:formula="of:=CONCATENATE([.A60];[.B60])" office:value-type="string" office:string-value="MagicienTours de magie" calcext:value-type="string">
            <text:p>MagicienTours de magie</text:p>
          </table:table-cell>
          <table:table-cell table:number-columns-repeated="1020"/>
        </table:table-row>
        <table:table-row table:style-name="ro1">
          <table:table-cell office:value-type="string" calcext:value-type="string">
            <text:p>Magicien</text:p>
          </table:table-cell>
          <table:table-cell office:value-type="string" calcext:value-type="string">
            <text:p>Écriture de parchemins</text:p>
          </table:table-cell>
          <table:table-cell office:value-type="string" calcext:value-type="string">
            <text:p>Un magicien de niveau 1 acquiert automatiquement le don Écriture de parchemins comme don supplémentaire.</text:p>
          </table:table-cell>
          <table:table-cell table:formula="of:=CONCATENATE([.A61];[.B61])" office:value-type="string" office:string-value="MagicienÉcriture de parchemins" calcext:value-type="string">
            <text:p>MagicienÉcriture de parchemins</text:p>
          </table:table-cell>
          <table:table-cell table:number-columns-repeated="1020"/>
        </table:table-row>
        <table:table-row table:style-name="ro6">
          <table:table-cell office:value-type="string" calcext:value-type="string">
            <text:p>Magicien</text:p>
          </table:table-cell>
          <table:table-cell office:value-type="string" calcext:value-type="string">
            <text:p>Dons supplémentaires</text:p>
          </table:table-cell>
          <table:table-cell office:value-type="string" calcext:value-type="string">
            <text:p>Aux niveaux 5, 10, 15 et 20, le magicien gagne un don supplémentaire. Ce don doit obligatoirement être un don de métamagie, un don de création d’objets ou encore le don Maîtrise des sorts. Le magicien doit satisfaire à toutes les conditions requises pour le don choisi, y compris le niveau de lanceur de sorts minimum. Ces dons viennent s’ajouter à ceux que tous les personnages gagnent en montant de niveau (et pour lesquels le magicien n’est pas limité aux catégories de dons citées plus haut).</text:p>
            <text:p>Ultimate Magic - Art de la Magie</text:p>
            <text:p>Les magiciens passent une grande partie de leur existence à chercher de grandes vérités et à traquer les connaissances comme si leur vie en dépendait. Le pouvoir du magicien ne réside pas forcément dans ses sorts, ce ne sont que des manifestations extérieures visibles de ce pouvoir. La véritable puissance du magicien réside dans son intelligence indomptable, dans sa dévotion à son art et dans ses capacités à dépasser les vérités superficielles pour comprendre les fondements cachés de l’existence. Un magicien passe une grande partie de son temps à faire des recherches sur les sorts et préfère découvrir une bibliothèque inconnue plutôt qu’une salle pleine de pièces d’or. Les magiciens ne sont pas forcément des rats de bibliothèque reclus mais ils brûlent de curiosité face à l’inconnu. Les découvertes arcaniques résultent de cette obsession pour la magie. Le magicien peut apprendre une découverte magique au lieu de choisir un don normal ou un don de magicien</text:p>
            <text:p>supplémentaire.</text:p>
          </table:table-cell>
          <table:table-cell table:formula="of:=CONCATENATE([.A62];[.B62])" office:value-type="string" office:string-value="MagicienDons supplémentaires" calcext:value-type="string">
            <text:p>MagicienDons supplémentaires</text:p>
          </table:table-cell>
          <table:table-cell table:number-columns-repeated="1020"/>
        </table:table-row>
        <table:table-row table:style-name="ro3">
          <table:table-cell office:value-type="string" calcext:value-type="string">
            <text:p>Magicien</text:p>
          </table:table-cell>
          <table:table-cell office:value-type="string" calcext:value-type="string">
            <text:p>Grimoire</text:p>
          </table:table-cell>
          <table:table-cell office:value-type="string" calcext:value-type="string">
            <text:p>Le magicien doit étudier son grimoire chaque jour afin de préparer les sorts qu’il souhaite utiliser. Il est incapable de préparer un sort qui ne se trouve pas dans son grimoire, exception faite de lecture de la magie, que tout magicien peut préparer de tête.</text:p>
            <text:p>Le personnage commence sa carrière avec un grimoire contenant tous les sorts de niveau 0 (sauf ceux appartenant à une école interdite, s’il est spécialisé, voir « École de magie ») plus trois sorts du 1er niveau choisis par le joueur. On y ajoute un nouveau sort du 1er niveau pour chaque point de bonus du modificateur d’Intelligence du personnage. Chaque fois que le personnage gagne un niveau de magicien, il ajoute deux nouveaux sorts dans son grimoire. Ces sorts doivent appartenir à des niveaux de sorts auxquels il a accès (en considérant son niveau de magicien nouvellement augmenté). À n’importe quel moment, le personnage peut également recopier des sorts trouvés dans le grimoire d’un autre magicien (voir la section Ecrits de magie profane).</text:p>
          </table:table-cell>
          <table:table-cell table:formula="of:=CONCATENATE([.A63];[.B63])" office:value-type="string" office:string-value="MagicienGrimoire" calcext:value-type="string">
            <text:p>MagicienGrimoire</text:p>
          </table:table-cell>
          <table:table-cell table:number-columns-repeated="1020"/>
        </table:table-row>
        <table:table-row table:style-name="ro2">
          <table:table-cell office:value-type="string" calcext:value-type="string">
            <text:p>Moine</text:p>
          </table:table-cell>
          <table:table-cell office:value-type="string" calcext:value-type="string">
            <text:p>Armes et armures</text:p>
          </table:table-cell>
          <table:table-cell office:value-type="string" calcext:value-type="string">
            <text:p>Le moine est formé au maniement des armes suivantes : arbalète (légère ou lourde), bâton, ceste^APG, coup de poing américain^APG, dague, épée courte, épée du temple^APG, épieu, fronde, gourdin, hachette, javeline, kama, lance, nunchaku, sai, shuriken et siangham.</text:p>
            <text:p>Le moine n’est formé ni au port d’armures ni à l’utilisation de boucliers.</text:p>
            <text:p>Lorsqu’il porte une armure ou utilise un bouclier, ou encore lorsqu’il transporte une charge lourde ou intermédiaire, un moine perd son bonus à la CA ainsi que ses aptitudes de déplacement accéléré et de déluge de coups.</text:p>
          </table:table-cell>
          <table:table-cell table:formula="of:=CONCATENATE([.A64];[.B64])" office:value-type="string" office:string-value="MoineArmes et armures" calcext:value-type="string">
            <text:p>MoineArmes et armures</text:p>
          </table:table-cell>
          <table:table-cell table:number-columns-repeated="1020"/>
        </table:table-row>
        <table:table-row table:style-name="ro3">
          <table:table-cell office:value-type="string" calcext:value-type="string">
            <text:p>Moine</text:p>
          </table:table-cell>
          <table:table-cell office:value-type="string" calcext:value-type="string">
            <text:p>Bonus à la CA (Ext)</text:p>
          </table:table-cell>
          <table:table-cell office:value-type="string" calcext:value-type="string">
            <text:p>Tant qu’il ne porte pas d’armure et qu’il n’est pas encombré, un moine ajoute son bonus de Sagesse (s’il en a un) à sa CA et à son DMD. De plus, il obtient un bonus de +1 à la CA et au DMD au niveau 4. Ce bonus augmente de +1 tous les quatre niveaux de moine par la suite, jusqu’à un maximum de +5 au niveau 20.</text:p>
            <text:p>Ces bonus à la CA s’appliquent aussi contre les attaques de contact ou lorsque le moine est pris au dépourvu. Il les perd s’il est immobilisé, s’il est sans défense ou s’il porte une armure ou un bouclier ou transporte une charge intermédiaire ou lourde.</text:p>
          </table:table-cell>
          <table:table-cell table:formula="of:=CONCATENATE([.A65];[.B65])" office:value-type="string" office:string-value="MoineBonus à la CA (Ext)" calcext:value-type="string">
            <text:p>MoineBonus à la CA (Ext)</text:p>
          </table:table-cell>
          <table:table-cell table:number-columns-repeated="1020"/>
        </table:table-row>
        <table:table-row table:style-name="ro6">
          <table:table-cell office:value-type="string" calcext:value-type="string">
            <text:p>Moine</text:p>
          </table:table-cell>
          <table:table-cell office:value-type="string" calcext:value-type="string">
            <text:p>Déluge de coups (Ext)</text:p>
          </table:table-cell>
          <table:table-cell office:value-type="string" calcext:value-type="string">
            <text:p>Dès le niveau 1, un moine peut faire pleuvoir un déluge de coups lors d’une attaque à outrance. Dans ce cas, il peut porter une attaque supplémentaire à condition d'accepter une pénalité de -2 sur tous ses jets d'attaque, comme s'il utilisait le don Combat à deux armes. Les attaques en question peuvent être n'importe quelle combinaison d'attaques à mains nues et d'attaques utilisant des armes de moines (il n'est pas nécessaire d'utiliser deux armes différentes pour tirer parti de cette capacité). Pour déterminer les bonus de ces attaques, on considère que le bonus de base à l’attaque du moine est égal à son niveau de moine. Pour toutes les autres considérations (comme pour déterminer si le moine remplit les conditions d’un don ou d’une classe de prestige), le moine utilise son bonus de base à l’attaque normal.</text:p>
            <text:p>Au niveau 8, le moine peut porter deux attaques supplémentaires lorsqu’il fait pleuvoir un déluge de coups, comme s’il utilisait le don Science du combat à deux armes (même s’il ne remplit pas les conditions de ce don).</text:p>
            <text:p>Au niveau 15, il peut porter trois attaques supplémentaires lorsqu’il fait pleuvoir un déluge de coups, comme s’il utilisait le don Combat à deux armes supérieur (même s’il ne remplit pas les conditions de ce don).</text:p>
            <text:p>Le moine ajoute son bonus de Force entier aux jets de dégâts pour toutes les attaques du déluge de coups qui touchent, même celles qu’il porte avec une arme tenue à deux mains ou avec une arme secondaire. Il peut remplacer une des attaques à mains nues d’un déluge de coups par une manœuvre offensive de désarmement, de destruction ou de croc-en-jambe. Lors d’un déluge de coups, le moine ne peut utiliser que des attaques à mains nues ou des armes spéciales de moines, aucune autre arme. Si le moine dispose d’attaques naturelles, il ne peut les utiliser ni dans un déluge de coups ni en plus d’un déluge de coups.</text:p>
          </table:table-cell>
          <table:table-cell table:formula="of:=CONCATENATE([.A66];[.B66])" office:value-type="string" office:string-value="MoineDéluge de coups (Ext)" calcext:value-type="string">
            <text:p>MoineDéluge de coups (Ext)</text:p>
          </table:table-cell>
          <table:table-cell table:number-columns-repeated="1020"/>
        </table:table-row>
        <table:table-row table:style-name="ro7">
          <table:table-cell office:value-type="string" calcext:value-type="string">
            <text:p>Moine</text:p>
          </table:table-cell>
          <table:table-cell office:value-type="string" calcext:value-type="string">
            <text:p>Combat à mains nues</text:p>
          </table:table-cell>
          <table:table-cell office:value-type="string" calcext:value-type="string">
            <text:p>CAPTION: Degats a mains nues des moines</text:p>
            <text:p>de taille P ou G</text:p>
            <text:p>Niveau Dégâts</text:p>
            <text:p>(taille P) Dégâts</text:p>
            <text:p>(taille G)</text:p>
            <text:p>1–3    1d4        1d8</text:p>
            <text:p>4–7    1d6        2d6</text:p>
            <text:p>8–11   1d8        2d8</text:p>
            <text:p>12–15  1d10       3d6</text:p>
            <text:p>16–19  2d6        3d8</text:p>
            <text:p>20     2d8        4d8</text:p>
            <text:p>Un moine de niveau 1 reçoit le don Science du combat à mains nues comme don supplémentaire. Ses attaques peuvent venir de ses poings, mais aussi de ses pieds, de ses coudes ou de ses genoux. Cela signifie qu’un moine peut même porter des attaques « à mains nues » alors que ses deux mains sont occupées à porter quelque chose. De plus, la notion d’attaque secondaire n’a pas de sens quand il se bat à mains nues. Un moine bénéficie donc toujours de son bonus de Force entier sur les jets de dégâts à mains nues.</text:p>
            <text:p>En règle générale, les attaques à mains nues du moine infligent des dégâts létaux, mais le moine peut choisir d’infliger des dégâts non létaux sans devoir subir un malus au jet d’attaque. Ce même choix lui est offert en situation de lutte.</text:p>
            <text:p>L’attaque à mains nues du moine est considérée à la fois comme une arme manufacturée et une arme naturelle pour les sorts et effets qui altèrent ou améliorent l’un ou l’autre de ces deux types d’armes.</text:p>
            <text:p>Les attaques à mains nues d’un moine infligent plus de dégâts que la normale, comme indiqué dans la Table Le Moine. Les dégâts de cette table concernent uniquement les moines de taille M. Les moines de taille P infligent des dégâts moins importants, tandis que ceux de taille G infligent des dégâts plus élevés, comme indiqué dans la table suivante.</text:p>
          </table:table-cell>
          <table:table-cell table:formula="of:=CONCATENATE([.A67];[.B67])" office:value-type="string" office:string-value="MoineCombat à mains nues" calcext:value-type="string">
            <text:p>MoineCombat à mains nues</text:p>
          </table:table-cell>
          <table:table-cell table:number-columns-repeated="1020"/>
        </table:table-row>
        <table:table-row table:style-name="ro10">
          <table:table-cell office:value-type="string" calcext:value-type="string">
            <text:p>Moine</text:p>
          </table:table-cell>
          <table:table-cell office:value-type="string" calcext:value-type="string">
            <text:p>Dons supplémentaires</text:p>
          </table:table-cell>
          <table:table-cell office:value-type="string" calcext:value-type="string">
            <text:p>Aux niveaux 1 et 2 et tous les quatre niveaux suivants, un moine peut choisir un don supplémentaire.</text:p>
            <text:p>Ces dons doivent être choisis dans la liste suivante : Attaques réflexes, École du scorpion, Esquive, Lancer improvisé, Parade de projectiles, Science de la lutte et Surprise.</text:p>
            <text:p>Au niveau 6, les dons suivants s’ajoutent à la liste : Poing de la gorgone, Science de la bousculade, Science de la feinte, Science du croc-en-jambe, Science du désarmement et Souplesse du serpent.</text:p>
            <text:p>Au niveau 10, les dons suivants s’ajoutent à la liste : Attaque éclair, Fureur de la méduse, Capture de projectiles, Lancer ki^APG et Science du critique.</text:p>
            <text:p>Au niveau 14, le don suivant s'ajoute à cette liste : Science du lancer ki^APG, Entrave à distance^AdG</text:p>
            <text:p>Le moine peut choisir un de ces dons comme don supplémentaire même s’il ne remplit pas les conditions requises.</text:p>
          </table:table-cell>
          <table:table-cell table:formula="of:=CONCATENATE([.A68];[.B68])" office:value-type="string" office:string-value="MoineDons supplémentaires" calcext:value-type="string">
            <text:p>MoineDons supplémentaires</text:p>
          </table:table-cell>
          <table:table-cell table:number-columns-repeated="1020"/>
        </table:table-row>
        <table:table-row table:style-name="ro3">
          <table:table-cell office:value-type="string" calcext:value-type="string">
            <text:p>Moine</text:p>
          </table:table-cell>
          <table:table-cell office:value-type="string" calcext:value-type="string">
            <text:p>Coup étourdissant (Ext)</text:p>
          </table:table-cell>
          <table:table-cell office:value-type="string" calcext:value-type="string">
            <text:p>Au niveau 1, le moine obtient le don Coup étourdissant comme don supplémentaire, même s’il n’en remplit pas les conditions. Au niveau 4 et tous les quatre niveaux suivant, le moine acquiert la capacité d’appliquer un nouvel état préjudiciable à la cible de son coup étourdissant. La cible subit l’état choisi pendant un round (au lieu d’être étourdie) si son jet de sauvegarde échoue. Au niveau 4, le moine peut choisir de rendre la cible fatiguée. Au niveau 8, il peut la rendre fiévreuse pendant une minute. Au niveau 12, il peut la rendre chancelante pour 1d6+1 rounds. Au niveau 16, il peut l’aveugler ou la rendre sourde de manière permanente. Au niveau 20, il peut la paralyser pour 1d6+1 rounds. Le moine choisit l’état préjudiciable qu’il désire infliger avant de faire son jet d’attaque. Ces effets ne se cumulent pas (une créature rendue fiévreuse par cette capacité ne deviendra ainsi pas nauséeuse si elle est</text:p>
            <text:p>affectée par un nouveau Coup étourdissant), mais les coups supplémentaires augmentent la durée de l'état préjudiciable initial.</text:p>
          </table:table-cell>
          <table:table-cell table:formula="of:=CONCATENATE([.A69];[.B69])" office:value-type="string" office:string-value="MoineCoup étourdissant (Ext)" calcext:value-type="string">
            <text:p>MoineCoup étourdissant (Ext)</text:p>
          </table:table-cell>
          <table:table-cell table:number-columns-repeated="1020"/>
        </table:table-row>
        <table:table-row table:style-name="ro1">
          <table:table-cell office:value-type="string" calcext:value-type="string">
            <text:p>Moine</text:p>
          </table:table-cell>
          <table:table-cell office:value-type="string" calcext:value-type="string">
            <text:p>Esquive totale (Ext)</text:p>
          </table:table-cell>
          <table:table-cell office:value-type="string" calcext:value-type="string">
            <text:p>À partir du niveau 2, le moine peut esquiver de nombreuses attaques de zone. S’il réussit son jet de Réflexes contre une attaque dont les dégâts sont normalement réduits de moitié, il ne subit pas le moindre dégât. Un moine portant une armure ou une charge intermédiaire ou lourde ou qui se trouve sans défense perd les avantages de l’esquive totale.</text:p>
          </table:table-cell>
          <table:table-cell table:formula="of:=CONCATENATE([.A70];[.B70])" office:value-type="string" office:string-value="MoineEsquive totale (Ext)" calcext:value-type="string">
            <text:p>MoineEsquive totale (Ext)</text:p>
          </table:table-cell>
          <table:table-cell table:number-columns-repeated="1020"/>
        </table:table-row>
        <table:table-row table:style-name="ro1">
          <table:table-cell office:value-type="string" calcext:value-type="string">
            <text:p>Moine</text:p>
          </table:table-cell>
          <table:table-cell office:value-type="string" calcext:value-type="string">
            <text:p>Déplacement accéléré (Ext)</text:p>
          </table:table-cell>
          <table:table-cell office:value-type="string" calcext:value-type="string">
            <text:p>À partir du niveau 3, un moine obtient un bonus d’altération à sa vitesse de déplacement au sol, comme indiqué dans la Table "Le Moine". Il perd ce bonus s’il porte une armure ou une charge intermédiaire ou lourde.</text:p>
          </table:table-cell>
          <table:table-cell table:formula="of:=CONCATENATE([.A71];[.B71])" office:value-type="string" office:string-value="MoineDéplacement accéléré (Ext)" calcext:value-type="string">
            <text:p>MoineDéplacement accéléré (Ext)</text:p>
          </table:table-cell>
          <table:table-cell table:number-columns-repeated="1020"/>
        </table:table-row>
        <table:table-row table:style-name="ro1">
          <table:table-cell office:value-type="string" calcext:value-type="string">
            <text:p>Moine</text:p>
          </table:table-cell>
          <table:table-cell office:value-type="string" calcext:value-type="string">
            <text:p>Entraînement aux manœuvres offensives (Ext)</text:p>
          </table:table-cell>
          <table:table-cell office:value-type="string" calcext:value-type="string">
            <text:p>Au niveau 3, le moine utilise son niveau de moine au lieu de son bonus de base à l’attaque lorsqu’il calcule son bonus de manœuvre offensive. Les bonus de base à l’attaque provenant d’autres classes ne sont pas modifiés et se cumulent normalement.</text:p>
          </table:table-cell>
          <table:table-cell table:formula="of:=CONCATENATE([.A72];[.B72])" office:value-type="string" office:string-value="MoineEntraînement aux manœuvres offensives (Ext)" calcext:value-type="string">
            <text:p>MoineEntraînement aux manœuvres offensives (Ext)</text:p>
          </table:table-cell>
          <table:table-cell table:number-columns-repeated="1020"/>
        </table:table-row>
        <table:table-row table:style-name="ro1">
          <table:table-cell office:value-type="string" calcext:value-type="string">
            <text:p>Moine</text:p>
          </table:table-cell>
          <table:table-cell office:value-type="string" calcext:value-type="string">
            <text:p>Sérénité (Ext)</text:p>
          </table:table-cell>
          <table:table-cell office:value-type="string" calcext:value-type="string">
            <text:p>Un moine de niveau 3 bénéficie d’un bonus de +2 aux jets de sauvegarde contre les sorts et effets de type enchantement.</text:p>
          </table:table-cell>
          <table:table-cell table:formula="of:=CONCATENATE([.A73];[.B73])" office:value-type="string" office:string-value="MoineSérénité (Ext)" calcext:value-type="string">
            <text:p>MoineSérénité (Ext)</text:p>
          </table:table-cell>
          <table:table-cell table:number-columns-repeated="1020"/>
        </table:table-row>
        <table:table-row table:style-name="ro11">
          <table:table-cell office:value-type="string" calcext:value-type="string">
            <text:p>Moine</text:p>
          </table:table-cell>
          <table:table-cell office:value-type="string" calcext:value-type="string">
            <text:p>Réserve de ki (Sur) et Voeux</text:p>
          </table:table-cell>
          <table:table-cell office:value-type="string" calcext:value-type="string">
            <text:p>Réserve de ki. À partir du niveau 4, le moine dispose d’une réserve de points ki, une énergie surnaturelle qu’il peut utiliser pour accomplir des exploits étonnants. Cette réserve contient un nombre de points égal à la moitié du niveau du moine + son modificateur de Sagesse. Tant qu’il reste au moins 1 point ki dans la réserve du moine, celui-ci peut effectuer une frappe ki. Au niveau 4, les attaques à mains nues lors d’une frappe ki sont considérées comme des armes magiques pour ce qui est d’ignorer la réduction de dégâts des créatures. Au niveau 7, les attaques à mains nues du moine sont considérées comme des armes en fer froid et en argent pour ce qui est d'ignorer la réduction de dégâts des créatures. Au niveau 10, ses attaques à mains nues sont également considérées comme des armes Loyales pour déterminer si elles ignorent les réductions de dégâts. Au niveau 16, elles sont considérées comme des armes en adamantium pour déterminer</text:p>
            <text:p>si elles ignorent les réductions de dégâts ou la solidité des objets.</text:p>
            <text:p>En dépensant 1 point de sa réserve de ki, le moine peut ajouter une attaque supplémentaire à un déluge de coups (cette attaque supplémentaire utilise son bonus d’attaque le plus élevé). Il peut également dépenser 1 point pour augmenter sa vitesse de déplacement de 6 m pendant 1 round. Finalement, le moine peut dépenser 1 point de sa réserve de ki pour gagner un bonus d’esquive de +4 à sa CA pendant 1 round. Chacune de ces options requiert une action rapide. D’autres manières d’utiliser les points ki s’offrent au moine lorsqu’il progresse en niveau.</text:p>
            <text:p>La réserve de ki du moine se renouvelle chaque matin après huit heures de repos ou de méditation (qui ne doivent pas forcément être consécutives).</text:p>
            <text:p>Voeux.</text:p>
            <text:p>Ultimate Magic - Art de la Magie</text:p>
            <text:p>Un moine peut discipliner son corps pour stocker plus de ki en respectant scrupuleusement un vœu. Tant qu’il s’y tient, sa réserve de ki augmente du montant indiqué dans la description du vœu. Tous les vœux comportent un inconvénient ou une limite pour contrebalancer cette hausse. Un moine peut prononcer un vœu à n’importe quel niveau mais il ne peut pas l’appliquer à sa réserve de ki tant qu’il n’a pas gagné une réserve de ki comme pouvoir de classe. Un moine qui prononce un vœu ne peut plus jamais bénéficier du pouvoir de classe sérénité, même s’il brise son vœu.</text:p>
            <text:p>Si un moine brise volontairement et sciemment un vœu, sa réserve de ki tombe à 0 (comme s’il avait dépensé tous ses points) et il ne peut plus la remplir ni utiliser de pouvoirs qui exigent du ki tant qu’il ne s’est pas racheté. Cette rédemption exige qu’il reprenne ses vœux et subisse un sort de pénitence. Une fois que le moine s’est racheté, sa réserve de ki revient à la normale (sans le bonus du vœu). S’il respecte le vœu brisé pendant un mois complet, il récupère aussi les points de ki supplémentaires dus au vœu et peut alors choisir de vivre à nouveau en accord avec ce vœu ou d’y renoncer sans malus. Quand un moine renonce ainsi à un vœu, il ne peut plus jamais bénéficier de points de ki supplémentaires grâce à ce vœu précis.</text:p>
            <text:p>Un moine peut prononcer plusieurs vœux. Leurs effets et leur augmentation de réserve de ki se cumulent. Si un moine viole un vœu, la rédemption lui permet de se servir à nouveau de l’amélioration due aux autres vœux mais le ki supplémentaire issu du vœu brisé ne reviendra pas avant un mois de dévotion (en effet, une fois que le moine s’est racheté, la violation du vœu n’a plus aucun effet sur les autres).</text:p>
          </table:table-cell>
          <table:table-cell table:formula="of:=CONCATENATE([.A74];[.B74])" office:value-type="string" office:string-value="MoineRéserve de ki (Sur) et Voeux" calcext:value-type="string">
            <text:p>MoineRéserve de ki (Sur) et Voeux</text:p>
          </table:table-cell>
          <table:table-cell table:number-columns-repeated="1020"/>
        </table:table-row>
        <table:table-row table:style-name="ro1">
          <table:table-cell office:value-type="string" calcext:value-type="string">
            <text:p>Moine</text:p>
          </table:table-cell>
          <table:table-cell office:value-type="string" calcext:value-type="string">
            <text:p>Chute ralentie (Ext)</text:p>
          </table:table-cell>
          <table:table-cell office:value-type="string" calcext:value-type="string">
            <text:p>À partir du niveau 4, lorsque le moine se trouve assez près d’une paroi pour pouvoir la toucher, il peut l’utiliser pour freiner sa chute. Au début, cette aptitude permet de réduire les dégâts résultant de la chute en considérant que celle-ci s’effectuait sur une hauteur de 6 m de moins que sa hauteur réelle. La capacité du moine à ralentir sa chute (c’est-à-dire à en réduire les dégâts en ignorant une partie de la distance parcourue) s’améliore lorsque son niveau augmente et, finalement, au niveau 20, le moine ne subit plus aucun dégât en cas de chute à proximité d’une paroi.</text:p>
          </table:table-cell>
          <table:table-cell table:formula="of:=CONCATENATE([.A75];[.B75])" office:value-type="string" office:string-value="MoineChute ralentie (Ext)" calcext:value-type="string">
            <text:p>MoineChute ralentie (Ext)</text:p>
          </table:table-cell>
          <table:table-cell table:number-columns-repeated="1020"/>
        </table:table-row>
        <table:table-row table:style-name="ro1">
          <table:table-cell office:value-type="string" calcext:value-type="string">
            <text:p>Moine</text:p>
          </table:table-cell>
          <table:table-cell office:value-type="string" calcext:value-type="string">
            <text:p>Sauts puissants (Ext)</text:p>
          </table:table-cell>
          <table:table-cell office:value-type="string" calcext:value-type="string">
            <text:p>Au niveau 5, le moine ajoute son niveau à tous les tests d’Acrobaties relatifs à des sauts (verticaux ou horizontaux). De plus, on considère qu’il dispose toujours d’un élan (même si ce n’est pas le cas en pratique). En dépensant 1 point de sa réserve de ki (ce qui nécessite une action rapide) le moine gagne pendant 1 round un bonus de +20 à tous les tests d’Acrobaties relatifs à des sauts.</text:p>
          </table:table-cell>
          <table:table-cell table:formula="of:=CONCATENATE([.A76];[.B76])" office:value-type="string" office:string-value="MoineSauts puissants (Ext)" calcext:value-type="string">
            <text:p>MoineSauts puissants (Ext)</text:p>
          </table:table-cell>
          <table:table-cell table:number-columns-repeated="1020"/>
        </table:table-row>
        <table:table-row table:style-name="ro1">
          <table:table-cell office:value-type="string" calcext:value-type="string">
            <text:p>Moine</text:p>
          </table:table-cell>
          <table:table-cell office:value-type="string" calcext:value-type="string">
            <text:p>Pureté physique (Ext)</text:p>
          </table:table-cell>
          <table:table-cell office:value-type="string" calcext:value-type="string">
            <text:p>Au niveau 5, le moine développe une immunité à toutes les maladies, même celles qui sont d’origine surnaturelle ou magique.</text:p>
          </table:table-cell>
          <table:table-cell table:formula="of:=CONCATENATE([.A77];[.B77])" office:value-type="string" office:string-value="MoinePureté physique (Ext)" calcext:value-type="string">
            <text:p>MoinePureté physique (Ext)</text:p>
          </table:table-cell>
          <table:table-cell table:number-columns-repeated="1020"/>
        </table:table-row>
        <table:table-row table:style-name="ro1">
          <table:table-cell office:value-type="string" calcext:value-type="string">
            <text:p>Moine</text:p>
          </table:table-cell>
          <table:table-cell office:value-type="string" calcext:value-type="string">
            <text:p>Plénitude physique (Sur)</text:p>
          </table:table-cell>
          <table:table-cell office:value-type="string" calcext:value-type="string">
            <text:p>Dès le niveau 7, le moine est capable de se soigner par une action simple. Il peut récupérer un nombre de points de vie égal à son niveau de moine en utilisant 2 points de sa réserve de ki.</text:p>
          </table:table-cell>
          <table:table-cell table:formula="of:=CONCATENATE([.A78];[.B78])" office:value-type="string" office:string-value="MoinePlénitude physique (Sur)" calcext:value-type="string">
            <text:p>MoinePlénitude physique (Sur)</text:p>
          </table:table-cell>
          <table:table-cell table:number-columns-repeated="1020"/>
        </table:table-row>
        <table:table-row table:style-name="ro1">
          <table:table-cell office:value-type="string" calcext:value-type="string">
            <text:p>Moine</text:p>
          </table:table-cell>
          <table:table-cell office:value-type="string" calcext:value-type="string">
            <text:p>Esquive surnaturelle (Ext)</text:p>
          </table:table-cell>
          <table:table-cell office:value-type="string" calcext:value-type="string">
            <text:p>Au niveau 9, l’esquive totale du moine s’améliore. Face aux attaques permettant un jet de Réflexes pour réduire les dégâts de moitié, il continue à ne subir aucun dégât en cas de jet de sauvegarde réussi mais, en plus, il ne subit que la moitié des dégâts en cas d’échec du jet de sauvegarde. Le moine ne bénéficie pas de cette capacité s’il est sans défense.</text:p>
          </table:table-cell>
          <table:table-cell table:formula="of:=CONCATENATE([.A79];[.B79])" office:value-type="string" office:string-value="MoineEsquive surnaturelle (Ext)" calcext:value-type="string">
            <text:p>MoineEsquive surnaturelle (Ext)</text:p>
          </table:table-cell>
          <table:table-cell table:number-columns-repeated="1020"/>
        </table:table-row>
        <table:table-row table:style-name="ro1">
          <table:table-cell office:value-type="string" calcext:value-type="string">
            <text:p>Moine</text:p>
          </table:table-cell>
          <table:table-cell office:value-type="string" calcext:value-type="string">
            <text:p>Corps de diamant (Sur)</text:p>
          </table:table-cell>
          <table:table-cell office:value-type="string" calcext:value-type="string">
            <text:p>Au niveau 11, le moine développe une immunité à tous les types de poisons.</text:p>
          </table:table-cell>
          <table:table-cell table:formula="of:=CONCATENATE([.A80];[.B80])" office:value-type="string" office:string-value="MoineCorps de diamant (Sur)" calcext:value-type="string">
            <text:p>MoineCorps de diamant (Sur)</text:p>
          </table:table-cell>
          <table:table-cell table:number-columns-repeated="1020"/>
        </table:table-row>
        <table:table-row table:style-name="ro1">
          <table:table-cell office:value-type="string" calcext:value-type="string">
            <text:p>Moine</text:p>
          </table:table-cell>
          <table:table-cell office:value-type="string" calcext:value-type="string">
            <text:p>Pas chassé (Sur)</text:p>
          </table:table-cell>
          <table:table-cell office:value-type="string" calcext:value-type="string">
            <text:p>À partir du niveau 12, le moine peut se déplacer instantanément d’un endroit à un autre comme à l’aide du sort porte dimensionnelle. Chaque utilisation de cette capacité nécessite une action de mouvement et coûte 2 points de ki. Le niveau de lanceur de sorts du moine pour cet effet est égal à son niveau de moine. Seul le moine peut se déplacer ainsi : il ne peut amener personne avec lui.</text:p>
          </table:table-cell>
          <table:table-cell table:formula="of:=CONCATENATE([.A81];[.B81])" office:value-type="string" office:string-value="MoinePas chassé (Sur)" calcext:value-type="string">
            <text:p>MoinePas chassé (Sur)</text:p>
          </table:table-cell>
          <table:table-cell table:number-columns-repeated="1020"/>
        </table:table-row>
        <table:table-row table:style-name="ro1">
          <table:table-cell office:value-type="string" calcext:value-type="string">
            <text:p>Moine</text:p>
          </table:table-cell>
          <table:table-cell office:value-type="string" calcext:value-type="string">
            <text:p>Âme de diamant (Ext)</text:p>
          </table:table-cell>
          <table:table-cell office:value-type="string" calcext:value-type="string">
            <text:p>Au niveau 13, le moine acquiert une résistance à la magie égale à son niveau de moine actuel + 10. Pour pouvoir l’affecter à l’aide d’un sort, son adversaire doit effectuer un test de niveau de lanceur de sorts (1d20 + son niveau de lanceur de sorts) et obtenir un résultat égal ou supérieur à la RM du moine.</text:p>
          </table:table-cell>
          <table:table-cell table:formula="of:=CONCATENATE([.A82];[.B82])" office:value-type="string" office:string-value="MoineÂme de diamant (Ext)" calcext:value-type="string">
            <text:p>MoineÂme de diamant (Ext)</text:p>
          </table:table-cell>
          <table:table-cell table:number-columns-repeated="1020"/>
        </table:table-row>
        <table:table-row table:style-name="ro3">
          <table:table-cell office:value-type="string" calcext:value-type="string">
            <text:p>Moine</text:p>
          </table:table-cell>
          <table:table-cell office:value-type="string" calcext:value-type="string">
            <text:p>Paume vibratoire (Sur)</text:p>
          </table:table-cell>
          <table:table-cell office:value-type="string" calcext:value-type="string">
            <text:p>Dès le niveau 15, le moine peut utiliser cette redoutable attaque lui permettant de transmettre des vibrations dangereuses à sa cible, qui peuvent devenir fatales quand il le désire. Le personnage peut se servir de la paume vibratoire une fois par jour et doit l’annoncer avant d’effectuer son jet d’attaque. Les créatures immunisées aux coups critiques ne sont pas affectées par ce pouvoir. Si le coup porte et si l’adversaire est blessé, les vibrations sont transmises avec succès au corps de la victime. À partir de ce moment, le moine peut décider de la tuer à tout instant (les vibrations persistent pendant un jour par niveau du moine). Dès qu’il prend cette décision (ce qui lui demande une action libre), la cible doit effectuer un jet de Vigueur (DD 10 + la moitié du niveau du moine + le modificateur de Sagesse du moine). En cas d’échec, elle meurt. Si elle réussit, les vibrations cessent et elle ne risque plus rien (mais elle peut subir une nouvelle attaque de</text:p>
            <text:p>paume vibratoire). Le moine ne peut activer plus d’un effet de paume vibratoire à la fois : si une victime est encore affectée par la paume vibratoire du moine et que celui-ci utilise cette capacité à nouveau, l’effet le plus ancien prend fin immédiatement.</text:p>
          </table:table-cell>
          <table:table-cell table:formula="of:=CONCATENATE([.A83];[.B83])" office:value-type="string" office:string-value="MoinePaume vibratoire (Sur)" calcext:value-type="string">
            <text:p>MoinePaume vibratoire (Sur)</text:p>
          </table:table-cell>
          <table:table-cell table:number-columns-repeated="1020"/>
        </table:table-row>
        <table:table-row table:style-name="ro1">
          <table:table-cell office:value-type="string" calcext:value-type="string">
            <text:p>Moine</text:p>
          </table:table-cell>
          <table:table-cell office:value-type="string" calcext:value-type="string">
            <text:p>Éternelle jeunesse (Ext)</text:p>
          </table:table-cell>
          <table:table-cell office:value-type="string" calcext:value-type="string">
            <text:p>À partir du niveau 17, les affaiblissements de caractéristiques dus au vieillissement n’affectent plus le moine, pas plus que les attaques provoquant un vieillissement accéléré. Les affaiblissements qu’il aurait pu subir avant d’atteindre ce niveau ne sont pas annulés pour autant. Le moine continue de vieillir et bénéficie des bonus qui en découlent. Il meurt toujours de vieillesse lorsque son heure est venue.</text:p>
          </table:table-cell>
          <table:table-cell table:formula="of:=CONCATENATE([.A84];[.B84])" office:value-type="string" office:string-value="MoineÉternelle jeunesse (Ext)" calcext:value-type="string">
            <text:p>MoineÉternelle jeunesse (Ext)</text:p>
          </table:table-cell>
          <table:table-cell table:number-columns-repeated="1020"/>
        </table:table-row>
        <table:table-row table:style-name="ro1">
          <table:table-cell office:value-type="string" calcext:value-type="string">
            <text:p>Moine</text:p>
          </table:table-cell>
          <table:table-cell office:value-type="string" calcext:value-type="string">
            <text:p>Langues du soleil et de la lune (Ext)</text:p>
          </table:table-cell>
          <table:table-cell office:value-type="string" calcext:value-type="string">
            <text:p>À partir du niveau 17, le moine peut communiquer avec toutes les créatures vivantes.</text:p>
          </table:table-cell>
          <table:table-cell table:formula="of:=CONCATENATE([.A85];[.B85])" office:value-type="string" office:string-value="MoineLangues du soleil et de la lune (Ext)" calcext:value-type="string">
            <text:p>MoineLangues du soleil et de la lune (Ext)</text:p>
          </table:table-cell>
          <table:table-cell table:number-columns-repeated="1020"/>
        </table:table-row>
        <table:table-row table:style-name="ro1">
          <table:table-cell office:value-type="string" calcext:value-type="string">
            <text:p>Moine</text:p>
          </table:table-cell>
          <table:table-cell office:value-type="string" calcext:value-type="string">
            <text:p>Désertion de l’âme (Sur)</text:p>
          </table:table-cell>
          <table:table-cell office:value-type="string" calcext:value-type="string">
            <text:p>Au niveau 19, le personnage peut devenir éthéré pendant une minute comme s’il utilisait le sort passage dans l’éther. Cette capacité s’active par une action de mouvement et coûte 3 points de ki. Seul le moine est affecté : il ne peut pas utiliser désertion de l’âme pour appliquer le même effet à d’autres créatures.</text:p>
          </table:table-cell>
          <table:table-cell table:formula="of:=CONCATENATE([.A86];[.B86])" office:value-type="string" office:string-value="MoineDésertion de l’âme (Sur)" calcext:value-type="string">
            <text:p>MoineDésertion de l’âme (Sur)</text:p>
          </table:table-cell>
          <table:table-cell table:number-columns-repeated="1020"/>
        </table:table-row>
        <table:table-row table:style-name="ro1">
          <table:table-cell office:value-type="string" calcext:value-type="string">
            <text:p>Moine</text:p>
          </table:table-cell>
          <table:table-cell office:value-type="string" calcext:value-type="string">
            <text:p>Perfection de l’être</text:p>
          </table:table-cell>
          <table:table-cell office:value-type="string" calcext:value-type="string">
            <text:p>Au niveau 20, le moine devient une entité magique. À partir de cet instant, il n’est plus considéré comme un humanoïde mais comme un Extérieur pour ce qui est des sorts et des effets magiques. De plus, le moine acquiert une réduction de dégâts de 10/chaotique, ce qui signifie qu’il ignore les 10 premiers points de dégâts infligés par chaque attaque portée avec une arme non-chaotique ou avec une arme naturelle d’une créature qui ne dispose pas d’une réduction de dégâts similaire. Contrairement aux autres Extérieurs, le moine peut être ramené à la vie, comme si son type de créature n’avait pas changé.</text:p>
          </table:table-cell>
          <table:table-cell table:formula="of:=CONCATENATE([.A87];[.B87])" office:value-type="string" office:string-value="MoinePerfection de l’être" calcext:value-type="string">
            <text:p>MoinePerfection de l’être</text:p>
          </table:table-cell>
          <table:table-cell table:number-columns-repeated="1020"/>
        </table:table-row>
        <table:table-row table:style-name="ro1">
          <table:table-cell office:value-type="string" calcext:value-type="string">
            <text:p>Paladin</text:p>
          </table:table-cell>
          <table:table-cell office:value-type="string" calcext:value-type="string">
            <text:p>Armes et armures</text:p>
          </table:table-cell>
          <table:table-cell office:value-type="string" calcext:value-type="string">
            <text:p>Le paladin est formé au maniement de toutes les armes courantes et de guerre, ainsi qu’au port de toutes les armures (légères, intermédiaires et lourdes) et à l’utilisation des boucliers (à l’exception des pavois).</text:p>
          </table:table-cell>
          <table:table-cell table:formula="of:=CONCATENATE([.A88];[.B88])" office:value-type="string" office:string-value="PaladinArmes et armures" calcext:value-type="string">
            <text:p>PaladinArmes et armures</text:p>
          </table:table-cell>
          <table:table-cell table:number-columns-repeated="1020"/>
        </table:table-row>
        <table:table-row table:style-name="ro1">
          <table:table-cell office:value-type="string" calcext:value-type="string">
            <text:p>Paladin</text:p>
          </table:table-cell>
          <table:table-cell office:value-type="string" calcext:value-type="string">
            <text:p>Aura de Bien (Ext)</text:p>
          </table:table-cell>
          <table:table-cell office:value-type="string" calcext:value-type="string">
            <text:p>Un paladin génère une aura de Bien (voir le sort détection du Mal), dont la puissance correspond à son niveau de paladin.</text:p>
          </table:table-cell>
          <table:table-cell table:formula="of:=CONCATENATE([.A89];[.B89])" office:value-type="string" office:string-value="PaladinAura de Bien (Ext)" calcext:value-type="string">
            <text:p>PaladinAura de Bien (Ext)</text:p>
          </table:table-cell>
          <table:table-cell table:number-columns-repeated="1020"/>
        </table:table-row>
        <table:table-row table:style-name="ro1">
          <table:table-cell office:value-type="string" calcext:value-type="string">
            <text:p>Paladin</text:p>
          </table:table-cell>
          <table:table-cell office:value-type="string" calcext:value-type="string">
            <text:p>Détection du Mal (Mag)</text:p>
          </table:table-cell>
          <table:table-cell office:value-type="string" calcext:value-type="string">
            <text:p>Un paladin peut détecter le Mal à volonté, comme par le sort de détection du Mal. Par une action de mouvement, le paladin peut se concentrer sur un objet ou un individu unique distant de 18 m (12 cases) ou moins pour déterminer s’il est d’alignement Mauvais et pour connaître la puissance de son aura comme s’il l’avait étudié pendant trois rounds. Lorsqu’il se concentre sur un objet ou un individu, le paladin ne détecte pas le Mal sur les autres objets ou individus à proximité.</text:p>
          </table:table-cell>
          <table:table-cell table:formula="of:=CONCATENATE([.A90];[.B90])" office:value-type="string" office:string-value="PaladinDétection du Mal (Mag)" calcext:value-type="string">
            <text:p>PaladinDétection du Mal (Mag)</text:p>
          </table:table-cell>
          <table:table-cell table:number-columns-repeated="1020"/>
        </table:table-row>
        <table:table-row table:style-name="ro2">
          <table:table-cell office:value-type="string" calcext:value-type="string">
            <text:p>Paladin</text:p>
          </table:table-cell>
          <table:table-cell office:value-type="string" calcext:value-type="string">
            <text:p>Châtiment du Mal (Sur)</text:p>
          </table:table-cell>
          <table:table-cell office:value-type="string" calcext:value-type="string">
            <text:p>Une fois par jour, un paladin peut faire appel aux pouvoirs du bien dans son combat contre le mal. Par une action rapide, le paladin désigne comme cible de son châtiment du Mal un ennemi qu’il peut voir. Si la cible est d’alignement Mauvais, le paladin ajoute son bonus de Charisme (s’il en a un) à ses jets d’attaque et son niveau de paladin à tous les jets de dégâts à l’encontre de sa cible. Si la cible est un Extérieur du sous-type Mal, un dragon d’alignement Mauvais ou un mort-vivant, le bonus aux dégâts passe à 2 points de dégâts par niveau du paladin pour la première attaque qui touche l'adversaire. Dans tous les cas, le châtiment du mal ignore toutes les réductions de dégâts de la cible.</text:p>
            <text:p>De plus, lorsqu’un châtiment du Mal est en cours, le paladin gagne un bonus de parade à sa CA égal à son bonus de Charisme (s’il en a un) contre les attaques portées par la cible du châtiment du Mal. Si le paladin désigne une créature qui n’est pas d’alignement Mauvais, le châtiment est dépensé mais n’a aucun effet.</text:p>
            <text:p>L’effet du châtiment du Mal persiste jusqu’à ce que la cible soit morte ou jusqu’à ce que le paladin se repose et récupère son quota d’utilisations de cette capacité. Au niveau 4 et tous les trois niveaux par la suite, le paladin obtient une utilisation quotidienne supplémentaire de ce pouvoir, comme indiqué dans la Table "Le Paladin", avec un maximum de sept utilisations quotidiennes au niveau 19.</text:p>
          </table:table-cell>
          <table:table-cell table:formula="of:=CONCATENATE([.A91];[.B91])" office:value-type="string" office:string-value="PaladinChâtiment du Mal (Sur)" calcext:value-type="string">
            <text:p>PaladinChâtiment du Mal (Sur)</text:p>
          </table:table-cell>
          <table:table-cell table:number-columns-repeated="1020"/>
        </table:table-row>
        <table:table-row table:style-name="ro1">
          <table:table-cell office:value-type="string" calcext:value-type="string">
            <text:p>Paladin</text:p>
          </table:table-cell>
          <table:table-cell office:value-type="string" calcext:value-type="string">
            <text:p>Grâce divine (Sur)</text:p>
          </table:table-cell>
          <table:table-cell office:value-type="string" calcext:value-type="string">
            <text:p>Un paladin de niveau 2 ou plus bénéficie d’un bonus à tous ses jets de sauvegarde égal à son bonus de Charisme (s’il en a un).</text:p>
          </table:table-cell>
          <table:table-cell table:formula="of:=CONCATENATE([.A92];[.B92])" office:value-type="string" office:string-value="PaladinGrâce divine (Sur)" calcext:value-type="string">
            <text:p>PaladinGrâce divine (Sur)</text:p>
          </table:table-cell>
          <table:table-cell table:number-columns-repeated="1020"/>
        </table:table-row>
        <table:table-row table:style-name="ro3">
          <table:table-cell office:value-type="string" calcext:value-type="string">
            <text:p>Paladin</text:p>
          </table:table-cell>
          <table:table-cell office:value-type="string" calcext:value-type="string">
            <text:p>Imposition des mains (Sur)</text:p>
          </table:table-cell>
          <table:table-cell office:value-type="string" calcext:value-type="string">
            <text:p>À partir du niveau 2, un paladin peut soigner ses blessures ou celles de ses camarades d’un simple toucher. Il peut utiliser ce pouvoir un nombre de fois par jour égal à la moitié de son niveau de paladin + son modificateur de Charisme. Chaque utilisation permet de soigner 1d6 points de vie par tranche de deux niveaux de paladin et nécessite une action simple (sauf si le paladin soigne ses propres blessures, auquel cas une action rapide suffit). Contrairement à ce que son nom pourrait laisser penser, cette capacité ne nécessite qu’une seule main de libre pour être utilisée.</text:p>
            <text:p>Le paladin peut également utiliser ce pouvoir de guérison pour infliger des blessures aux morts-vivants, à hauteur de 1d6 points de dégâts par tranche de deux niveaux de paladin. Cette utilisation du pouvoir nécessite un jet d’attaque de contact au corps à corps et ne provoque pas d’attaque d’opportunité. Les morts-vivants ne bénéficient d’aucun jet de sauvegarde contre ces dégâts.</text:p>
          </table:table-cell>
          <table:table-cell table:formula="of:=CONCATENATE([.A93];[.B93])" office:value-type="string" office:string-value="PaladinImposition des mains (Sur)" calcext:value-type="string">
            <text:p>PaladinImposition des mains (Sur)</text:p>
          </table:table-cell>
          <table:table-cell table:number-columns-repeated="1020"/>
        </table:table-row>
        <table:table-row table:style-name="ro1">
          <table:table-cell office:value-type="string" calcext:value-type="string">
            <text:p>Paladin</text:p>
          </table:table-cell>
          <table:table-cell office:value-type="string" calcext:value-type="string">
            <text:p>Aura de bravoure (Sur)</text:p>
          </table:table-cell>
          <table:table-cell office:value-type="string" calcext:value-type="string">
            <text:p>Un paladin de niveau 3 est immunisé contre la terreur (magique ou non). De plus, tous ses alliés situés à 3 m (2 cases) ou moins bénéficient d’un bonus de moral de +4 aux jets de sauvegarde contre tous les effets de terreur. Cette aptitude fonctionne tant que le paladin est conscient, mais pas s’il est inconscient ou mort.</text:p>
          </table:table-cell>
          <table:table-cell table:formula="of:=CONCATENATE([.A94];[.B94])" office:value-type="string" office:string-value="PaladinAura de bravoure (Sur)" calcext:value-type="string">
            <text:p>PaladinAura de bravoure (Sur)</text:p>
          </table:table-cell>
          <table:table-cell table:number-columns-repeated="1020"/>
        </table:table-row>
        <table:table-row table:style-name="ro2">
          <table:table-cell office:value-type="string" calcext:value-type="string">
            <text:p>Paladin</text:p>
          </table:table-cell>
          <table:table-cell office:value-type="string" calcext:value-type="string">
            <text:p>Santé divine (Ext)</text:p>
          </table:table-cell>
          <table:table-cell office:value-type="string" calcext:value-type="string">
            <text:p>Un paladin de niveau 3 est immunisé contre toutes les maladies, y compris celles qui sont d’origine magique ou surnaturelle.</text:p>
            <text:p>Grâce est également le nom d'un sort.</text:p>
            <text:p>Cliquez pour afficher/cacher l'information</text:p>
          </table:table-cell>
          <table:table-cell table:formula="of:=CONCATENATE([.A95];[.B95])" office:value-type="string" office:string-value="PaladinSanté divine (Ext)" calcext:value-type="string">
            <text:p>PaladinSanté divine (Ext)</text:p>
          </table:table-cell>
          <table:table-cell table:number-columns-repeated="1020"/>
        </table:table-row>
        <table:table-row table:style-name="ro12">
          <table:table-cell office:value-type="string" calcext:value-type="string">
            <text:p>Paladin</text:p>
          </table:table-cell>
          <table:table-cell office:value-type="string" calcext:value-type="string">
            <text:p>Grâce (Sur)</text:p>
          </table:table-cell>
          <table:table-cell office:value-type="string" calcext:value-type="string">
            <text:p>Au niveau 3 et tous les trois niveaux par la suite, un paladin peut choisir une grâce. Chaque grâce ajoute un effet supplémentaire à sa capacité d’imposition des mains. Chaque fois que le paladin impose les mains pour soigner les blessures d’une créature, celle-ci bénéficie également des effets supplémentaires relatifs à toutes les grâces que le paladin a choisies. Une grâce peut annuler un état préjudiciable infligé par une maladie, une malédiction ou un poison sans pour autant soigner l’affliction elle-même. L’état préjudiciable en question réapparaît après une heure, à moins que la grâce ait effectivement supprimé l’affliction qui le causait.</text:p>
            <text:p>Au niveau 3, le paladin peut sélectionner une des grâces suivantes :</text:p>
            <text:p>* Fatigué : la cible n’est plus fatiguée.</text:p>
            <text:p>* Fiévreux : la cible n’est plus fiévreuse.</text:p>
            <text:p>* Secoué : la cible n’est plus secouée.</text:p>
            <text:p>Au niveau 6, les choix suivants s’ajoutent à la liste des grâces disponibles :</text:p>
            <text:p>* Chancelant : la cible n’est plus chancelante, sauf si elle a exactement 0 point de vie.</text:p>
            <text:p>* Guérison de la maladie : l’imposition des mains du paladin agit également comme un sort de guérison des maladies avec un NLS égal au niveau du paladin.</text:p>
            <text:p>* Hébété : la cible n’est plus hébétée.</text:p>
            <text:p>Au niveau 9, les choix suivants s’ajoutent à la liste des grâces disponibles :</text:p>
            <text:p>* Délivrance de la malédiction : l’imposition des mains du paladin agit également comme un sort de délivrance des malédictions avec un NLS égal au niveau du paladin.</text:p>
            <text:p>* Effrayé : la cible n’est plus effrayée (le paladin doit posséder la grâce Secoué avant de pouvoir choisir cette option).</text:p>
            <text:p>* Épuisé : la cible n’est plus épuisée (le paladin doit posséder la grâce Fatigué avant de pouvoir choisir cette option).</text:p>
            <text:p>* Guérison du poison : l’imposition des mains du paladin agit également comme un sort de neutralisation du poison avec un NLS égal au niveau du paladin.</text:p>
            <text:p>* Nauséeux : la cible n’est plus nauséeuse (le paladin doit posséder la grâce Fiévreux avant de pouvoir choisir cette option).</text:p>
            <text:p>Au niveau 12, les choix suivants s’ajoutent à la liste des grâces disponibles.</text:p>
            <text:p>* Aveugle : la cible n’est plus aveugle.</text:p>
            <text:p>* Assourdi : la cible n’est plus assourdie.</text:p>
            <text:p>* Étourdi : la cible n’est plus étourdie.</text:p>
            <text:p>* Paralysé : la cible n’est plus paralysée.</text:p>
            <text:p>Ces effets se cumulent. Par exemple, lorsqu’un paladin de niveau 12 impose les mains, il guérit 6d6 points de dégâts et peut également supprimer les états préjudiciables fatigué et épuisé en plus de soigner les maladies et de neutraliser les poisons. Une fois qu’une grâce a été sélectionnée, ce choix ne peut plus être modifié.</text:p>
          </table:table-cell>
          <table:table-cell table:formula="of:=CONCATENATE([.A96];[.B96])" office:value-type="string" office:string-value="PaladinGrâce (Sur)" calcext:value-type="string">
            <text:p>PaladinGrâce (Sur)</text:p>
          </table:table-cell>
          <table:table-cell table:number-columns-repeated="1020"/>
        </table:table-row>
        <table:table-row table:style-name="ro2">
          <table:table-cell office:value-type="string" calcext:value-type="string">
            <text:p>Paladin</text:p>
          </table:table-cell>
          <table:table-cell office:value-type="string" calcext:value-type="string">
            <text:p>Canalisation d’énergie positive (Sur)</text:p>
          </table:table-cell>
          <table:table-cell office:value-type="string" calcext:value-type="string">
            <text:p>Lorsque le paladin atteint le niveau 4, il acquiert la capacité surnaturelle de canaliser de l’énergie positive avec un niveau effectif de prêtre égal à son niveau de paladin (voir la description de cette capacité chez le prêtre). Chaque canalisation d’énergie consomme deux utilisations de sa capacité d’imposition des mains. Il s’agit d’une capacité basée sur le Charisme.</text:p>
            <text:p>Ultimate Magic - Art de la Magie</text:p>
            <text:p>Voir aussi les variantes de canalisation</text:p>
          </table:table-cell>
          <table:table-cell table:formula="of:=CONCATENATE([.A97];[.B97])" office:value-type="string" office:string-value="PaladinCanalisation d’énergie positive (Sur)" calcext:value-type="string">
            <text:p>PaladinCanalisation d’énergie positive (Sur)</text:p>
          </table:table-cell>
          <table:table-cell table:number-columns-repeated="1020"/>
        </table:table-row>
        <table:table-row table:style-name="ro4">
          <table:table-cell office:value-type="string" calcext:value-type="string">
            <text:p>Paladin</text:p>
          </table:table-cell>
          <table:table-cell office:value-type="string" calcext:value-type="string">
            <text:p>Sorts</text:p>
          </table:table-cell>
          <table:table-cell office:value-type="string" calcext:value-type="string">
            <text:p>Dès le niveau 4, un paladin peut lancer un petit nombre de sorts divins appartenant à la liste des sorts de paladins. Un paladin doit choisir et préparer ses sorts à l’avance.</text:p>
            <text:p>Pour préparer ou lancer un sort, un paladin doit avoir une valeur de Charisme au moins égale à 10 + le niveau du sort. Le DD des jets de sauvegarde contre les sorts du paladin est égal à 10 + le niveau du sort + le modificateur de Charisme du paladin.</text:p>
            <text:p>Comme les autres lanceurs de sorts, le paladin ne peut lancer qu’un nombre de sorts donné de chaque niveau chaque jour. Son quota de sorts quotidiens est indiqué dans la Table "Le Paladin". En plus de cela, il reçoit des sorts en bonus si sa valeur de Charisme est suffisamment élevée. Quand la Table "Le Paladin" indique que le paladin peut lancer quotidiennement 0 sort d’un niveau donné, il ne dispose, pour ce niveau de sorts, que des sorts en bonus que peut lui accorder un Charisme élevé (voir la Table "Modificateurs de caractéristique et sorts en bonus").</text:p>
            <text:p>Chaque jour, le paladin doit passer une heure à prier et à méditer afin de renouveler son quota journalier de sorts. Le paladin peut préparer et lancer n’importe quel sort de la liste des paladins, pour autant qu’il puisse lancer des sorts de ce niveau. Il doit cependant choisir quels sorts préparer au cours de sa méditation quotidienne.</text:p>
            <text:p>Jusqu’au niveau 3, le paladin n’a pas de niveau de lanceur de sorts. À partir du niveau 4, son niveau de lanceur de sorts est égal son niveau de paladin -3.</text:p>
          </table:table-cell>
          <table:table-cell table:formula="of:=CONCATENATE([.A98];[.B98])" office:value-type="string" office:string-value="PaladinSorts" calcext:value-type="string">
            <text:p>PaladinSorts</text:p>
          </table:table-cell>
          <table:table-cell table:number-columns-repeated="1020"/>
        </table:table-row>
        <table:table-row table:style-name="ro5">
          <table:table-cell office:value-type="string" calcext:value-type="string">
            <text:p>Paladin</text:p>
          </table:table-cell>
          <table:table-cell office:value-type="string" calcext:value-type="string">
            <text:p>Pacte divin (Mag)</text:p>
          </table:table-cell>
          <table:table-cell office:value-type="string" calcext:value-type="string">
            <text:p>Lorsque le paladin atteint le niveau 5, un lien divin se tisse entre lui et son dieu. Celui-ci peut prendre une des deux formes suivantes. Une fois qu’une forme a été choisie, ce choix ne peut plus être modifié.</text:p>
            <text:p>Arme sacrée. La première forme de lien permet à un paladin d’enchanter son arme par une action simple en faisant appel à un esprit céleste qui lui accorde son aide pendant une minute par niveau de paladin. Lorsqu’il est appelé, l’esprit fait briller l’arme comme une torche. Au niveau 5, cet esprit donne à l’arme un bonus d’altération de +1. Tous les trois niveaux suivants, l’arme gagne un bonus d’altération de +1 supplémentaire, jusqu’à un maximum de +6 au niveau 20. Ces bonus peuvent être ajoutés directement à l’arme et cumulés avec les bonus qu’elle possède déjà et ce jusqu’à un maximum de +5. Ces bonus peuvent également être utilisés pour ajouter l’une des propriétés suivantes à l’arme : acérée, axiomatique, de destruction, de feu, de feu intense, de lumière, de rapidité, gardienne, miséricordieuse ou sainte. Ajouter une de ces propriétés coûte une quantité de bonus équivalente au coût de</text:p>
            <text:p>la propriété (voir ici). Ces propriétés s’ajoutent à celles que l’arme possède déjà mais les propriétés en double ne se cumulent pas. Si l’arme n’est pas magique, il faut lui ajouter un bonus d’altération d’au moins +1 avant de pouvoir lui conférer des propriétés. Les bonus et les propriétés donnés par l’esprit sont déterminés lorsqu’il est appelé et ne peuvent donc être modifiés que lorsque l’esprit est appelé à nouveau. L’esprit céleste n’accorde aucun bonus si quelqu’un d’autre que le paladin tient l’arme, mais les bonus réapparaissent si l’arme revient dans la main du paladin. Ces bonus ne s’appliquent qu’à une seule tête si l’arme est une arme double. Un paladin peut utiliser cette capacité une fois par jour au niveau 5 et une fois de plus par jour tous les quatre niveaux suivants, pour un total de quatre utilisations quotidiennes au niveau 17.</text:p>
            <text:p>Si une arme est détruite alors qu’elle est liée à un esprit céleste, le paladin doit attendre de gagner un niveau ou que trente jours se soient écoulés avant de pouvoir utiliser cette capacité à nouveau. Pendant cette période d’attente, le paladin subit un malus de -1 à tous les jets d’attaque et de dégâts lorsqu’il combat avec une arme.</text:p>
            <text:p>Destrier. La seconde forme de lien permet à un paladin d’acquérir les services d’un destrier plus intelligent, fort et loyal que la moyenne, qui viendra l’aider dans sa croisade contre le mal. Il s’agit généralement d’un cheval lourd (pour un paladin de taille M) ou d’un poney (pour un paladin de taille P), mais des montures plus exotiques comme un sanglier, un chameau ou un chien sont également possibles. Le destrier suit les mêmes règles que les compagnons animaux des druides, avec un niveau de druide effectif égal au niveau du paladin. Les montures ainsi liées au paladin possèdent une Intelligence d’au moins 6.</text:p>
            <text:p>Une fois par jour, le paladin peut appeler son destrier auprès de lui en utilisant une action complexe. Cette capacité est équivalente à un sort d’un niveau égal au tiers du niveau du paladin. Le destrier apparaît immédiatement à côté du paladin. Un paladin peut utiliser ce pouvoir une fois par jour au niveau 5 et une fois de plus chaque jour tous les quatre niveaux par la suite, pour un total de quatre fois par jour au niveau 17.</text:p>
            <text:p>Au niveau 11, le destrier acquiert l’archétype céleste (voir le Bestiaire Pathfinder) et est désormais considéré comme une créature magique lorsqu’il s’agit de déterminer les effets des sorts. Au niveau 15, le destrier gagne une résistance à la magie égale au niveau du paladin + 11.</text:p>
            <text:p>Si le destrier vient à mourir, le paladin doit attendre de gagner un niveau ou que trente jours se soient écoulés avant de pouvoir utiliser cette capacité à nouveau. Pendant cette période d’attente, le paladin subit un malus de -1 à tous les jets d’attaque et de dégâts lorsqu’il combat avec une arme.</text:p>
          </table:table-cell>
          <table:table-cell table:formula="of:=CONCATENATE([.A99];[.B99])" office:value-type="string" office:string-value="PaladinPacte divin (Mag)" calcext:value-type="string">
            <text:p>PaladinPacte divin (Mag)</text:p>
          </table:table-cell>
          <table:table-cell table:number-columns-repeated="1020"/>
        </table:table-row>
        <table:table-row table:style-name="ro3">
          <table:table-cell office:value-type="string" calcext:value-type="string">
            <text:p>Paladin</text:p>
          </table:table-cell>
          <table:table-cell office:value-type="string" calcext:value-type="string">
            <text:p>Aura de fermeté (Sur)</text:p>
          </table:table-cell>
          <table:table-cell office:value-type="string" calcext:value-type="string">
            <text:p>Un paladin de niveau 8 est immunisé contre les sorts et les pouvoirs magiques de charme. De plus, tous ses alliés situés à 3 m ou moins bénéficient d’un bonus de moral de +4 aux jets de sauvegarde contre tous les effets de charme.</text:p>
            <text:p>Cette aptitude fonctionne tant que le paladin est conscient, mais pas s’il est inconscient ou mort.</text:p>
          </table:table-cell>
          <table:table-cell table:formula="of:=CONCATENATE([.A100];[.B100])" office:value-type="string" office:string-value="PaladinAura de fermeté (Sur)" calcext:value-type="string">
            <text:p>PaladinAura de fermeté (Sur)</text:p>
          </table:table-cell>
          <table:table-cell table:number-columns-repeated="1020"/>
        </table:table-row>
        <table:table-row table:style-name="ro1">
          <table:table-cell office:value-type="string" calcext:value-type="string">
            <text:p>Paladin</text:p>
          </table:table-cell>
          <table:table-cell office:value-type="string" calcext:value-type="string">
            <text:p>Aura de justice (Sur)</text:p>
          </table:table-cell>
          <table:table-cell office:value-type="string" calcext:value-type="string">
            <text:p>Au niveau 11, un paladin peut sacrifier deux utilisations de sa capacité du châtiment du Mal pour permettre à tous ses alliés situés à 3 m ou moins d’utiliser un châtiment du Mal avec ses propres bonus. Les alliés doivent utiliser ce châtiment du Mal avant que le prochain tour du paladin commence et les bonus persistent pendant une minute. Ce pouvoir s’utilise par une action libre. Les créatures d’alignement Mauvais ne tirent aucun avantage de l’aura de justice.</text:p>
          </table:table-cell>
          <table:table-cell table:formula="of:=CONCATENATE([.A101];[.B101])" office:value-type="string" office:string-value="PaladinAura de justice (Sur)" calcext:value-type="string">
            <text:p>PaladinAura de justice (Sur)</text:p>
          </table:table-cell>
          <table:table-cell table:number-columns-repeated="1020"/>
        </table:table-row>
        <table:table-row table:style-name="ro3">
          <table:table-cell office:value-type="string" calcext:value-type="string">
            <text:p>Paladin</text:p>
          </table:table-cell>
          <table:table-cell office:value-type="string" calcext:value-type="string">
            <text:p>Aura de foi (Sur)</text:p>
          </table:table-cell>
          <table:table-cell office:value-type="string" calcext:value-type="string">
            <text:p>Au niveau 14, les armes d’un paladin sont considérées comme dotées de l’alignement Bon lorsqu’il s’agit de déterminer si elles ignorent les réductions de dégâts. De plus, toutes les attaques faites contre un ennemi dans un rayon de 3 m autour du paladin sont également considérées comme dotées de l’alignement Bon lorsqu’il s’agit de déterminer si elles ignorent les réductions de dégâts.</text:p>
            <text:p>Cette capacité fonctionne tant que le paladin est conscient, mais pas s’il est inconscient ou mort.</text:p>
          </table:table-cell>
          <table:table-cell table:formula="of:=CONCATENATE([.A102];[.B102])" office:value-type="string" office:string-value="PaladinAura de foi (Sur)" calcext:value-type="string">
            <text:p>PaladinAura de foi (Sur)</text:p>
          </table:table-cell>
          <table:table-cell table:number-columns-repeated="1020"/>
        </table:table-row>
        <table:table-row table:style-name="ro3">
          <table:table-cell office:value-type="string" calcext:value-type="string">
            <text:p>Paladin</text:p>
          </table:table-cell>
          <table:table-cell office:value-type="string" calcext:value-type="string">
            <text:p>Aura de droiture (Sur)</text:p>
          </table:table-cell>
          <table:table-cell office:value-type="string" calcext:value-type="string">
            <text:p>Au niveau 17, un paladin gagne une RD 5/Mal et est immunisé aux sorts et aux pouvoirs magiques de coercition. De plus, tous ses alliés situés à 3 m ou moins bénéficient d’un bonus de moral de +4 aux jets de sauvegarde contre tous les effets de coercition.</text:p>
            <text:p>Cette aptitude fonctionne tant que le paladin est conscient, mais pas s’il est inconscient ou mort.</text:p>
          </table:table-cell>
          <table:table-cell table:formula="of:=CONCATENATE([.A103];[.B103])" office:value-type="string" office:string-value="PaladinAura de droiture (Sur)" calcext:value-type="string">
            <text:p>PaladinAura de droiture (Sur)</text:p>
          </table:table-cell>
          <table:table-cell table:number-columns-repeated="1020"/>
        </table:table-row>
        <table:table-row table:style-name="ro1">
          <table:table-cell office:value-type="string" calcext:value-type="string">
            <text:p>Paladin</text:p>
          </table:table-cell>
          <table:table-cell office:value-type="string" calcext:value-type="string">
            <text:p>Champion sacré (Sur)</text:p>
          </table:table-cell>
          <table:table-cell office:value-type="string" calcext:value-type="string">
            <text:p>Au niveau 20, un paladin devient un véritable réceptacle de la puissance de son dieu. Sa RD augmente jusqu’à 10/Mal. Chaque fois qu’il utilise un châtiment du Mal et frappe un Extérieur d’alignement Mauvais, celui-ci est également soumis à un bannissement dont le NLS est égal au niveau du paladin (l’arme et le symbole sacré du paladin comptent automatiquement comme objets que la cible hait). Le châtiment du Mal se termine immédiatement après que l’effet de bannissement et les dégâts de l’attaque ont été appliqués. De plus, chaque fois que le paladin canalise de l’énergie positive ou utilise une imposition des mains pour guérir une créature, il soigne toujours le maximum de points de vie.</text:p>
          </table:table-cell>
          <table:table-cell table:formula="of:=CONCATENATE([.A104];[.B104])" office:value-type="string" office:string-value="PaladinChampion sacré (Sur)" calcext:value-type="string">
            <text:p>PaladinChampion sacré (Sur)</text:p>
          </table:table-cell>
          <table:table-cell table:number-columns-repeated="1020"/>
        </table:table-row>
        <table:table-row table:style-name="ro3">
          <table:table-cell office:value-type="string" calcext:value-type="string">
            <text:p>Paladin</text:p>
          </table:table-cell>
          <table:table-cell office:value-type="string" calcext:value-type="string">
            <text:p>Code de conduite</text:p>
          </table:table-cell>
          <table:table-cell office:value-type="string" calcext:value-type="string">
            <text:p>Le paladin est obligatoirement Loyal Bon. S’il commet sciemment un acte maléfique, il perd aussitôt son statut et ses pouvoirs, en dehors des compétences de maniement d’armes, de port d’armures et d’utilisation de boucliers.</text:p>
            <text:p>De plus, son code de conduite l’oblige à respecter l’autorité légitime, à se comporter de façon honorable (c’est-à-dire à ne pas mentir, tricher, utiliser le poison, etc.), à aider les gens dans le besoin (à condition qu’ils ne cherchent pas à utiliser le paladin dans un but chaotique ou maléfique), et à châtier ceux qui menacent ou maltraitent les innocents.</text:p>
          </table:table-cell>
          <table:table-cell table:formula="of:=CONCATENATE([.A105];[.B105])" office:value-type="string" office:string-value="PaladinCode de conduite" calcext:value-type="string">
            <text:p>PaladinCode de conduite</text:p>
          </table:table-cell>
          <table:table-cell table:number-columns-repeated="1020"/>
        </table:table-row>
        <table:table-row table:style-name="ro1">
          <table:table-cell office:value-type="string" calcext:value-type="string">
            <text:p>Paladin</text:p>
          </table:table-cell>
          <table:table-cell office:value-type="string" calcext:value-type="string">
            <text:p>Compagnons</text:p>
          </table:table-cell>
          <table:table-cell office:value-type="string" calcext:value-type="string">
            <text:p>Le paladin peut partir à l’aventure avec des alliés d’alignement Bon ou Neutre mais il évitera de collaborer avec des personnes d’alignement Mauvais ou avec ceux qui bafouent sans cesse son code de conduite. Dans des circonstances exceptionnelles, un paladin pourra s’associer avec des créatures d’alignement Mauvais mais seulement avec comme but de venir à bout d’un plus grand mal. Le paladin devrait chercher à recevoir régulièrement un sort de pénitence pendant ce genre d’alliance inhabituelle et il devrait immédiatement mettre un terme à celle-ci s’il a l’impression de faire plus de mal que de bien. Enfin, le paladin ne peut louer les services d’hommes d’armes et accepter les suivants que s’ils sont Bons et Loyaux.</text:p>
          </table:table-cell>
          <table:table-cell table:formula="of:=CONCATENATE([.A106];[.B106])" office:value-type="string" office:string-value="PaladinCompagnons" calcext:value-type="string">
            <text:p>PaladinCompagnons</text:p>
          </table:table-cell>
          <table:table-cell table:number-columns-repeated="1020"/>
        </table:table-row>
        <table:table-row table:style-name="ro1">
          <table:table-cell office:value-type="string" calcext:value-type="string">
            <text:p>Paladin</text:p>
          </table:table-cell>
          <table:table-cell office:value-type="string" calcext:value-type="string">
            <text:p>Anciens paladins </text:p>
          </table:table-cell>
          <table:table-cell office:value-type="string" calcext:value-type="string">
            <text:p>Un paladin changeant d’alignement, commettant sciemment un acte maléfique ou bafouant son code de conduite perd ses sorts et ses aptitudes (y compris la collaboration de son destrier, mais pas sa formation en matière d’armes, d’armures et de boucliers). Il ne peut plus gagner de niveaux de paladin. Il récupère son statut et ses capacités et peut à nouveau progresser en tant que paladin s’il fait acte de contrition (voir le sort pénitence).</text:p>
          </table:table-cell>
          <table:table-cell table:formula="of:=CONCATENATE([.A107];[.B107])" office:value-type="string" office:string-value="PaladinAnciens paladins " calcext:value-type="string">
            <text:p>PaladinAnciens paladins </text:p>
          </table:table-cell>
          <table:table-cell table:number-columns-repeated="1020"/>
        </table:table-row>
        <table:table-row table:style-name="ro1">
          <table:table-cell office:value-type="string" calcext:value-type="string">
            <text:p>Prêtre</text:p>
          </table:table-cell>
          <table:table-cell office:value-type="string" calcext:value-type="string">
            <text:p>Armes et armures</text:p>
          </table:table-cell>
          <table:table-cell office:value-type="string" calcext:value-type="string">
            <text:p>Le prêtre est formé au maniement de toutes les armes courantes, ainsi qu’au port des armures légères et intermédiaires et à l’utilisation des boucliers (à l’exception des pavois). Il est également formé au maniement de l’arme de prédilection de son dieu.</text:p>
          </table:table-cell>
          <table:table-cell table:formula="of:=CONCATENATE([.A108];[.B108])" office:value-type="string" office:string-value="PrêtreArmes et armures" calcext:value-type="string">
            <text:p>PrêtreArmes et armures</text:p>
          </table:table-cell>
          <table:table-cell table:number-columns-repeated="1020"/>
        </table:table-row>
        <table:table-row table:style-name="ro1">
          <table:table-cell office:value-type="string" calcext:value-type="string">
            <text:p>Prêtre</text:p>
          </table:table-cell>
          <table:table-cell office:value-type="string" calcext:value-type="string">
            <text:p>Aura (Ext)</text:p>
          </table:table-cell>
          <table:table-cell office:value-type="string" calcext:value-type="string">
            <text:p>Le prêtre d’un dieu Chaotique, Mauvais, Bon ou Loyal possède une aura particulièrement puissante correspondant à l’alignement de la divinité (voir le sort de détection du Mal pour plus de détails).</text:p>
          </table:table-cell>
          <table:table-cell table:formula="of:=CONCATENATE([.A109];[.B109])" office:value-type="string" office:string-value="PrêtreAura (Ext)" calcext:value-type="string">
            <text:p>PrêtreAura (Ext)</text:p>
          </table:table-cell>
          <table:table-cell table:number-columns-repeated="1020"/>
        </table:table-row>
        <table:table-row table:style-name="ro6">
          <table:table-cell office:value-type="string" calcext:value-type="string">
            <text:p>Prêtre</text:p>
          </table:table-cell>
          <table:table-cell office:value-type="string" calcext:value-type="string">
            <text:p>Sorts</text:p>
          </table:table-cell>
          <table:table-cell office:value-type="string" calcext:value-type="string">
            <text:p>Le prêtre peut lancer des sorts divins figurant sur la liste des sorts de prêtres. Son alignement peut cependant l’empêcher de lancer certains sorts opposés à sa morale ou à son éthique (voir « Sorts du Bien, du Chaos, de la Loi et du Mal », plus bas). Le prêtre doit choisir et préparer ses sorts à l’avance.</text:p>
            <text:p>Pour préparer ou lancer un sort, un prêtre doit avoir une valeur de Sagesse supérieure ou égale à 10 + le niveau du sort. Le degré de difficulté des jets de sauvegarde contre un sort de prêtre vaut 10 + le niveau du sort + le modificateur de Sagesse du prêtre.</text:p>
            <text:p>Comme les autres lanceurs de sorts, le prêtre ne peut jeter qu’un certain nombre de sorts de chaque niveau chaque jour. Son quota quotidien de sorts est indiqué sur la Table "Le Prêtre". En plus de cela, il reçoit des sorts en bonus chaque jour s’il possède une valeur de Sagesse élevée (voir la Table "Modificateurs de caractéristique et sorts en bonus").</text:p>
            <text:p>Le prêtre reçoit ses sorts grâce à la prière ou à la méditation : chaque prêtre doit choisir un moment de la journée où il passera quotidiennement une heure à se recueillir ou à prier afin de renouveler son quota journalier de sorts. Le prêtre peut préparer et lancer n’importe quel sort figurant sur la liste des sorts de prêtres et appartenant à un niveau de sorts auquel il a accès. Il doit cependant choisir quels sorts préparer au cours de sa méditation quotidienne.</text:p>
          </table:table-cell>
          <table:table-cell table:formula="of:=CONCATENATE([.A110];[.B110])" office:value-type="string" office:string-value="PrêtreSorts" calcext:value-type="string">
            <text:p>PrêtreSorts</text:p>
          </table:table-cell>
          <table:table-cell table:number-columns-repeated="1020"/>
        </table:table-row>
        <table:table-row table:style-name="ro11">
          <table:table-cell office:value-type="string" calcext:value-type="string">
            <text:p>Prêtre</text:p>
          </table:table-cell>
          <table:table-cell office:value-type="string" calcext:value-type="string">
            <text:p>Canalisation d’énergie (Sur) et ses variantes</text:p>
          </table:table-cell>
          <table:table-cell office:value-type="string" calcext:value-type="string">
            <text:p>Les prêtres sont les messagers et les serviteurs des dieux. Ils canalisent la magie divine et l’énergie positive ou négative à l’état pur. Même si les prêtres aventuriers typiques sont toujours prêts à frapper les ennemis de leur foi à grand renfort de sorts et d’armes, beaucoup se cloîtrent dans des bibliothèques isolées et honorent les dieux lors de leurs travaux d’érudits tandis que d’autres embrassent des croyances hérétiques qui embarrassent les partisans de la pensée dominante du clergé. Les prêtres utilisent leur canalisation divine pour soigner ou blesser et certains ont développé de nouvelles méthodes pour terrasser leurs adversaires ou aider leurs alliés.</text:p>
            <text:p>Quel que soit son alignement, le prêtre peut libérer une vague d’énergie en canalisant la puissance de sa foi à travers son symbole sacré (ou maudit). Selon le type d’énergie canalisée et les créatures affectées, il peut utiliser cette capacité pour blesser ou pour soigner.</text:p>
            <text:p>Un prêtre d’alignement Bon (ou qui vénère une divinité Bonne) canalise de l’énergie positive et peut blesser les morts-vivants ou soigner les vivants. Un prêtre d’alignement Mauvais (ou qui vénère une divinité Mauvaise) canalise de l’énergie négative et peut blesser les vivants ou soigner les morts-vivants. Un prêtre Neutre qui vénère une divinité Neutre (ou qui ne sert aucun dieu) doit choisir entre énergie positive et énergie négative. Ce choix, une fois fait, ne peut plus être modifié. Cette décision détermine également le type de sorts que le prêtre peut lancer spontanément (voir « Incantation spontanée »).</text:p>
            <text:p>L’énergie canalisée crée un rayonnement qui affecte toutes les créatures d’un type donné (soit vivants soit morts-vivants) dans un rayon de 9 m (6 cases) autour du prêtre. La quantité de dégâts infligés ou de points de vie soignés est égale à 1d6 points plus 1d6 points par tranche de deux niveaux de prêtre au-delà du premier (2d6 au niveau 3, 3d6 au niveau 5 et ainsi de suite). Les créatures qui sont blessées par l’énergie canalisée bénéficient d’un jet de Volonté pour diminuer les dégâts de moitié. Le DD de ce jet de sauvegarde vaut 10 + la moitié du niveau du prêtre + le modificateur de Charisme du prêtre. Les créatures qui sont soignées par l’énergie canalisée ne peuvent dépasser leur nombre maximal de points de vie : les points de vie excédentaires sont perdus. Chaque jour, le prêtre peut canaliser l’énergie un nombre de fois égal à 3 + son modificateur de Charisme. Cela requiert une action simple qui ne provoque pa</text:p>
            <text:p>s d’attaque d’opportunité. Le prêtre peut choisir que cet effet l’affecte également ou pas. Il doit être capable de brandir son symbole sacré pour utiliser ce pouvoir.</text:p>
            <text:p>Ultimate Magic - Art de la Magie</text:p>
            <text:p>La canalisation d’énergie positive ou négative est un pouvoir iconique des prêtres, qu’ils s’en servent pour soigner, pour blesser, pour intimider les morts-vivants ou pour les renvoyer. Pourtant, étant donné l’immense variété des divinités et des thèmes qui leur sont associés, il semble normal que certaines dotent leurs serviteurs mortels de pouvoirs de canalisation qui reflètent leurs centres d’intérêt. Les catégories suivantes fournissent des exemples de pouvoirs de canalisation alternatifs basés sur la nature d’une divinité. Par exemple, un dieu du feu accordera des pouvoirs de canalisation d’énergie négative qui infligeront des dégâts de feu à la place d’une partie des dégâts de canalisation classique ou de leur totalité.</text:p>
            <text:p>Quand un joueur crée un personnage prêtre, il doit décider s’il utilise la forme standard de canalisation d’énergie ou une variante présentée ici et basée sur un des thèmes associés à sa divinité. Une fois qu’il a fait ce choix, il ne peut plus revenir dessus. Les canalisations alternatives possèdent la même zone d’effet, les mêmes DD et le même nombre d’utilisations quotidiennes que les autres canalisations d’énergie et suivent les mêmes règles. Les dons et les pouvoirs qui modifient ou représentent une alternative à la canalisation d’énergie (comme contrôle des morts-vivants ou renvoi des morts-vivants) fonctionnent normalement, même avec une variante.</text:p>
            <text:p>Voir les variantes de canalisation.</text:p>
          </table:table-cell>
          <table:table-cell table:formula="of:=CONCATENATE([.A111];[.B111])" office:value-type="string" office:string-value="PrêtreCanalisation d’énergie (Sur) et ses variantes" calcext:value-type="string">
            <text:p>PrêtreCanalisation d’énergie (Sur) et ses variantes</text:p>
          </table:table-cell>
          <table:table-cell table:number-columns-repeated="1020"/>
        </table:table-row>
        <table:table-row table:style-name="ro6">
          <table:table-cell office:value-type="string" calcext:value-type="string">
            <text:p>Prêtre</text:p>
          </table:table-cell>
          <table:table-cell office:value-type="string" calcext:value-type="string">
            <text:p>Domaines</text:p>
          </table:table-cell>
          <table:table-cell office:value-type="string" calcext:value-type="string">
            <text:p>L’alignement du prêtre, ses capacités magiques, ses valeurs et la manière dont les autres le perçoivent dépendent de son dieu. Le prêtre peut choisir deux domaines parmi ceux qui sont associés à sa divinité. Il ne peut sélectionner un domaine lié à un alignement (Bien, Chaos, Loi ou Mal) que s’il correspond à son propre alignement. Si le prêtre ne sert pas un dieu, il peut quand même choisir deux domaines représentant ses penchants spirituels et ses capacités (sous réserve d’accord du MJ), la restriction sur les alignements reste d’application.</text:p>
            <text:p>Chaque domaine offre un certain nombre de pouvoirs de domaine dépendant du niveau du prêtre ainsi que plusieurs sorts en bonus. Le prêtre gagne un emplacement de sort de domaine pour chaque niveau de sort auquel il a accès (sauf le niveau 0). Chaque jour, le prêtre peut utiliser cet emplacement pour préparer un sort provenant de ses domaines. Si ce sort de domaine ne figure pas sur la liste des sorts de prêtres, le prêtre ne peut le préparer que dans un emplacement de sort de domaine. Les sorts de domaine ne peuvent pas être utilisés pour les incantations spontanées.</text:p>
            <text:p>Le prêtre reçoit également les pouvoirs indiqués dans chacun de ses domaines s’il a atteint un niveau suffisant. Sauf indication contraire, il suffit d’une action simple pour activer un pouvoir de domaine.</text:p>
            <text:p>Voir la liste des domaines de prêtres.</text:p>
          </table:table-cell>
          <table:table-cell table:formula="of:=CONCATENATE([.A112];[.B112])" office:value-type="string" office:string-value="PrêtreDomaines" calcext:value-type="string">
            <text:p>PrêtreDomaines</text:p>
          </table:table-cell>
          <table:table-cell table:number-columns-repeated="1020"/>
        </table:table-row>
        <table:table-row table:style-name="ro1">
          <table:table-cell office:value-type="string" calcext:value-type="string">
            <text:p>Prêtre</text:p>
          </table:table-cell>
          <table:table-cell office:value-type="string" calcext:value-type="string">
            <text:p>Oraisons</text:p>
          </table:table-cell>
          <table:table-cell office:value-type="string" calcext:value-type="string">
            <text:p>Les prêtres peuvent préparer un certain nombre d’oraisons (ou sorts de niveau 0) chaque jour, comme indiqué sur la Table "Le Prêtre" sous la mention « Sorts par jour ». Il jette ces sorts comme les autres mais ils ne sont pas dépensés lorsqu’ils sont lancés et peuvent être utilisés à nouveau.</text:p>
          </table:table-cell>
          <table:table-cell table:formula="of:=CONCATENATE([.A113];[.B113])" office:value-type="string" office:string-value="PrêtreOraisons" calcext:value-type="string">
            <text:p>PrêtreOraisons</text:p>
          </table:table-cell>
          <table:table-cell table:number-columns-repeated="1020"/>
        </table:table-row>
        <table:table-row table:style-name="ro2">
          <table:table-cell office:value-type="string" calcext:value-type="string">
            <text:p>Prêtre</text:p>
          </table:table-cell>
          <table:table-cell office:value-type="string" calcext:value-type="string">
            <text:p>Incantation spontanée</text:p>
          </table:table-cell>
          <table:table-cell office:value-type="string" calcext:value-type="string">
            <text:p>Un prêtre Bon (ou un prêtre Neutre vénérant un dieu Bon) peut canaliser l’énergie réservée pour un sort afin de la transformer spontanément en un sort de soin. Le prêtre peut sacrifier n’importe quel sort préparé (à l’exception des oraisons et des sorts de domaine) pour pouvoir lancer un sort de soins de niveau égal ou inférieur (un sort de soins est un sort dont le nom comporte le mot « soins »).</text:p>
            <text:p>Un prêtre Mauvais (ou un prêtre Neutre vénérant un dieu Mauvais) ne peut pas convertir les sorts qu’il a préparés en sorts de soins mais il peut les transformer en sorts de blessure (un sort de blessure est un sort dont le nom comporte le mot « blessure »).</text:p>
            <text:p>Un prêtre Neutre dont la divinité est Neutre peut convertir les sorts qu’il a préparés en sorts de soins ou de blessure (selon le choix du joueur). Une fois que ce choix a été effectué, il ne peut plus être modifié. Cette décision indique également si l’énergie canalisée par le prêtre est positive ou négative (voir « Canalisation d’énergie » plus haut).</text:p>
          </table:table-cell>
          <table:table-cell table:formula="of:=CONCATENATE([.A114];[.B114])" office:value-type="string" office:string-value="PrêtreIncantation spontanée" calcext:value-type="string">
            <text:p>PrêtreIncantation spontanée</text:p>
          </table:table-cell>
          <table:table-cell table:number-columns-repeated="1020"/>
        </table:table-row>
        <table:table-row table:style-name="ro1">
          <table:table-cell office:value-type="string" calcext:value-type="string">
            <text:p>Prêtre</text:p>
          </table:table-cell>
          <table:table-cell office:value-type="string" calcext:value-type="string">
            <text:p>Sorts du Bien, du Chaos, de la Loi et du Mal</text:p>
          </table:table-cell>
          <table:table-cell office:value-type="string" calcext:value-type="string">
            <text:p>Un prêtre ne peut pas lancer de sorts dont l’alignement est opposé au sien ou à celui de son dieu (s’il en sert un). L’alignement d’un sort est indiqué dans sa description par les registres Bien, Chaos, Loi et Mal.</text:p>
          </table:table-cell>
          <table:table-cell table:formula="of:=CONCATENATE([.A115];[.B115])" office:value-type="string" office:string-value="PrêtreSorts du Bien, du Chaos, de la Loi et du Mal" calcext:value-type="string">
            <text:p>PrêtreSorts du Bien, du Chaos, de la Loi et du Mal</text:p>
          </table:table-cell>
          <table:table-cell table:number-columns-repeated="1020"/>
        </table:table-row>
        <table:table-row table:style-name="ro1">
          <table:table-cell office:value-type="string" calcext:value-type="string">
            <text:p>Prêtre</text:p>
          </table:table-cell>
          <table:table-cell office:value-type="string" calcext:value-type="string">
            <text:p>Langues supplémentaires</text:p>
          </table:table-cell>
          <table:table-cell office:value-type="string" calcext:value-type="string">
            <text:p>Les options suivantes viennent s’ajouter à la liste des langues que la race du personnage lui permet d’apprendre : céleste, abyssal, infernal (respectivement, les langages des Extérieurs d’alignement Bon, Chaotique-Mauvais et Loyal-Mauvais).</text:p>
          </table:table-cell>
          <table:table-cell table:formula="of:=CONCATENATE([.A116];[.B116])" office:value-type="string" office:string-value="PrêtreLangues supplémentaires" calcext:value-type="string">
            <text:p>PrêtreLangues supplémentaires</text:p>
          </table:table-cell>
          <table:table-cell table:number-columns-repeated="1020"/>
        </table:table-row>
        <table:table-row table:style-name="ro1">
          <table:table-cell office:value-type="string" calcext:value-type="string">
            <text:p>Rôdeur</text:p>
          </table:table-cell>
          <table:table-cell office:value-type="string" calcext:value-type="string">
            <text:p>Armes et armures</text:p>
          </table:table-cell>
          <table:table-cell office:value-type="string" calcext:value-type="string">
            <text:p>Le rôdeur est formé au maniement de toutes les armes courantes et de guerre, ainsi qu’au port des armures légères et intermédiaires et à l’utilisation des boucliers (à l’exception des pavois).</text:p>
          </table:table-cell>
          <table:table-cell table:formula="of:=CONCATENATE([.A117];[.B117])" office:value-type="string" office:string-value="RôdeurArmes et armures" calcext:value-type="string">
            <text:p>RôdeurArmes et armures</text:p>
          </table:table-cell>
          <table:table-cell table:number-columns-repeated="1020"/>
        </table:table-row>
        <table:table-row table:style-name="ro13">
          <table:table-cell office:value-type="string" calcext:value-type="string">
            <text:p>Rôdeur</text:p>
          </table:table-cell>
          <table:table-cell office:value-type="string" calcext:value-type="string">
            <text:p>Ennemi juré (+2) (Ext)</text:p>
          </table:table-cell>
          <table:table-cell office:value-type="string" calcext:value-type="string">
            <text:p>Au niveau 1, le rôdeur choisit un type de créatures sur la table des ennemis jurés du rôdeur. Il bénéficie d’un bonus de +2 aux tests de Bluff, Connaissances, Perception, Psychologie et Survie lorsqu’il les utilise contre des créatures de ce type. Il bénéficie également d’un bonus de +2 aux jets d’attaque et de dégâts lorsqu’il utilise une arme contre elles. Enfin, il peut tenter d’utiliser la compétence de Connaissances pour identifier ces créatures et ce, même s’il ne possède aucun rang dans celle-ci.</text:p>
            <text:p>Au niveau 5 et tous les cinq niveaux par la suite (aux niveaux 10, 15 et 20), le rôdeur peut choisir un nouvel ennemi juré. En même temps, il peut augmenter de +2 le bonus dont il bénéficie contre l’un de ses ennemis jurés (y compris celui qu’il vient de choisir, s’il le désire).</text:p>
            <text:p>Lorsqu’un rôdeur choisit les Extérieurs ou les humanoïdes comme ennemis jurés, il doit aussi sélectionner un sous-type associé, comme l’indique la table (notez que les sous-types d’humanoïdes cités dans la table ne sont que les plus communs, d’autres sous-types, que le rôdeur peut également choisir, sont présentés dans le Bestiaire Pathfinder). Si une créature appartient à deux familles d’ennemis jurés, les bonus ne se cumulent pas : le rôdeur ne profite que du plus élevé des deux.</text:p>
            <text:p>CAPTION: Choix d'ennemis jurés du rôdeur</text:p>
            <text:p>Aberration            Extérieur (Air)   Humanoïde (autre sous-type) Humanoïde (humain)</text:p>
            <text:p>Animal                Extérieur (Bien)  Humanoïde monstrueux        Humanoïde (nain)</text:p>
            <text:p>Créature artificielle Extérieur (Eau)   Humanoïde (aquatique)  Humanoïde (géant)</text:p>
            <text:p>Créature magique      Extérieur (Chaos) Humanoïde (elfe)       Humanoïde (orque)</text:p>
            <text:p>Dragon                Extérieur (Feu)   Humanoïde (gnoll)           Humanoïde (gobelinoïde)</text:p>
            <text:p>Fée                   Extérieur (Loi)   Humanoïde (gnome)      Humanoïde (reptilien)</text:p>
            <text:p>Mort-vivant           Extérieur (natif) Humanoïde (halfelin)</text:p>
            <text:p>Plante                Extérieur (Mal)</text:p>
            <text:p>Vermine               Extérieur (Terre)</text:p>
          </table:table-cell>
          <table:table-cell table:formula="of:=CONCATENATE([.A118];[.B118])" office:value-type="string" office:string-value="RôdeurEnnemi juré (+2) (Ext)" calcext:value-type="string">
            <text:p>RôdeurEnnemi juré (+2) (Ext)</text:p>
          </table:table-cell>
          <table:table-cell table:number-columns-repeated="1020"/>
        </table:table-row>
        <table:table-row table:style-name="ro13">
          <table:table-cell office:value-type="string" calcext:value-type="string">
            <text:p>Rôdeur</text:p>
          </table:table-cell>
          <table:table-cell office:value-type="string" calcext:value-type="string">
            <text:p>Ennemi juré (+4) (Ext)</text:p>
          </table:table-cell>
          <table:table-cell office:value-type="string" calcext:value-type="string">
            <text:p>Au niveau 1, le rôdeur choisit un type de créatures sur la table des ennemis jurés du rôdeur. Il bénéficie d’un bonus de +2 aux tests de Bluff, Connaissances, Perception, Psychologie et Survie lorsqu’il les utilise contre des créatures de ce type. Il bénéficie également d’un bonus de +2 aux jets d’attaque et de dégâts lorsqu’il utilise une arme contre elles. Enfin, il peut tenter d’utiliser la compétence de Connaissances pour identifier ces créatures et ce, même s’il ne possède aucun rang dans celle-ci.</text:p>
            <text:p>Au niveau 5 et tous les cinq niveaux par la suite (aux niveaux 10, 15 et 20), le rôdeur peut choisir un nouvel ennemi juré. En même temps, il peut augmenter de +2 le bonus dont il bénéficie contre l’un de ses ennemis jurés (y compris celui qu’il vient de choisir, s’il le désire).</text:p>
            <text:p>Lorsqu’un rôdeur choisit les Extérieurs ou les humanoïdes comme ennemis jurés, il doit aussi sélectionner un sous-type associé, comme l’indique la table (notez que les sous-types d’humanoïdes cités dans la table ne sont que les plus communs, d’autres sous-types, que le rôdeur peut également choisir, sont présentés dans le Bestiaire Pathfinder). Si une créature appartient à deux familles d’ennemis jurés, les bonus ne se cumulent pas : le rôdeur ne profite que du plus élevé des deux.</text:p>
            <text:p>CAPTION: Choix d'ennemis jurés du rôdeur</text:p>
            <text:p>Aberration            Extérieur (Air)   Humanoïde (autre sous-type) Humanoïde (humain)</text:p>
            <text:p>Animal                Extérieur (Bien)  Humanoïde monstrueux        Humanoïde (nain)</text:p>
            <text:p>Créature artificielle Extérieur (Eau)   Humanoïde (aquatique)  Humanoïde (géant)</text:p>
            <text:p>Créature magique      Extérieur (Chaos) Humanoïde (elfe)       Humanoïde (orque)</text:p>
            <text:p>Dragon                Extérieur (Feu)   Humanoïde (gnoll)           Humanoïde (gobelinoïde)</text:p>
            <text:p>Fée                   Extérieur (Loi)   Humanoïde (gnome)      Humanoïde (reptilien)</text:p>
            <text:p>Mort-vivant           Extérieur (natif) Humanoïde (halfelin)</text:p>
            <text:p>Plante                Extérieur (Mal)</text:p>
            <text:p>Vermine               Extérieur (Terre)</text:p>
          </table:table-cell>
          <table:table-cell table:formula="of:=CONCATENATE([.A119];[.B119])" office:value-type="string" office:string-value="RôdeurEnnemi juré (+4) (Ext)" calcext:value-type="string">
            <text:p>RôdeurEnnemi juré (+4) (Ext)</text:p>
          </table:table-cell>
          <table:table-cell table:number-columns-repeated="1020"/>
        </table:table-row>
        <table:table-row table:style-name="ro13">
          <table:table-cell office:value-type="string" calcext:value-type="string">
            <text:p>Rôdeur</text:p>
          </table:table-cell>
          <table:table-cell office:value-type="string" calcext:value-type="string">
            <text:p>Ennemi juré (+6) (Ext)</text:p>
          </table:table-cell>
          <table:table-cell office:value-type="string" calcext:value-type="string">
            <text:p>Au niveau 1, le rôdeur choisit un type de créatures sur la table des ennemis jurés du rôdeur. Il bénéficie d’un bonus de +2 aux tests de Bluff, Connaissances, Perception, Psychologie et Survie lorsqu’il les utilise contre des créatures de ce type. Il bénéficie également d’un bonus de +2 aux jets d’attaque et de dégâts lorsqu’il utilise une arme contre elles. Enfin, il peut tenter d’utiliser la compétence de Connaissances pour identifier ces créatures et ce, même s’il ne possède aucun rang dans celle-ci.</text:p>
            <text:p>Au niveau 5 et tous les cinq niveaux par la suite (aux niveaux 10, 15 et 20), le rôdeur peut choisir un nouvel ennemi juré. En même temps, il peut augmenter de +2 le bonus dont il bénéficie contre l’un de ses ennemis jurés (y compris celui qu’il vient de choisir, s’il le désire).</text:p>
            <text:p>Lorsqu’un rôdeur choisit les Extérieurs ou les humanoïdes comme ennemis jurés, il doit aussi sélectionner un sous-type associé, comme l’indique la table (notez que les sous-types d’humanoïdes cités dans la table ne sont que les plus communs, d’autres sous-types, que le rôdeur peut également choisir, sont présentés dans le Bestiaire Pathfinder). Si une créature appartient à deux familles d’ennemis jurés, les bonus ne se cumulent pas : le rôdeur ne profite que du plus élevé des deux.</text:p>
            <text:p>CAPTION: Choix d'ennemis jurés du rôdeur</text:p>
            <text:p>Aberration            Extérieur (Air)   Humanoïde (autre sous-type) Humanoïde (humain)</text:p>
            <text:p>Animal                Extérieur (Bien)  Humanoïde monstrueux        Humanoïde (nain)</text:p>
            <text:p>Créature artificielle Extérieur (Eau)   Humanoïde (aquatique)  Humanoïde (géant)</text:p>
            <text:p>Créature magique      Extérieur (Chaos) Humanoïde (elfe)       Humanoïde (orque)</text:p>
            <text:p>Dragon                Extérieur (Feu)   Humanoïde (gnoll)           Humanoïde (gobelinoïde)</text:p>
            <text:p>Fée                   Extérieur (Loi)   Humanoïde (gnome)      Humanoïde (reptilien)</text:p>
            <text:p>Mort-vivant           Extérieur (natif) Humanoïde (halfelin)</text:p>
            <text:p>Plante                Extérieur (Mal)</text:p>
            <text:p>Vermine               Extérieur (Terre)</text:p>
          </table:table-cell>
          <table:table-cell table:formula="of:=CONCATENATE([.A120];[.B120])" office:value-type="string" office:string-value="RôdeurEnnemi juré (+6) (Ext)" calcext:value-type="string">
            <text:p>RôdeurEnnemi juré (+6) (Ext)</text:p>
          </table:table-cell>
          <table:table-cell table:number-columns-repeated="1020"/>
        </table:table-row>
        <table:table-row table:style-name="ro13">
          <table:table-cell office:value-type="string" calcext:value-type="string">
            <text:p>Rôdeur</text:p>
          </table:table-cell>
          <table:table-cell office:value-type="string" calcext:value-type="string">
            <text:p>Ennemi juré (+8) (Ext)</text:p>
          </table:table-cell>
          <table:table-cell office:value-type="string" calcext:value-type="string">
            <text:p>Au niveau 1, le rôdeur choisit un type de créatures sur la table des ennemis jurés du rôdeur. Il bénéficie d’un bonus de +2 aux tests de Bluff, Connaissances, Perception, Psychologie et Survie lorsqu’il les utilise contre des créatures de ce type. Il bénéficie également d’un bonus de +2 aux jets d’attaque et de dégâts lorsqu’il utilise une arme contre elles. Enfin, il peut tenter d’utiliser la compétence de Connaissances pour identifier ces créatures et ce, même s’il ne possède aucun rang dans celle-ci.</text:p>
            <text:p>Au niveau 5 et tous les cinq niveaux par la suite (aux niveaux 10, 15 et 20), le rôdeur peut choisir un nouvel ennemi juré. En même temps, il peut augmenter de +2 le bonus dont il bénéficie contre l’un de ses ennemis jurés (y compris celui qu’il vient de choisir, s’il le désire).</text:p>
            <text:p>Lorsqu’un rôdeur choisit les Extérieurs ou les humanoïdes comme ennemis jurés, il doit aussi sélectionner un sous-type associé, comme l’indique la table (notez que les sous-types d’humanoïdes cités dans la table ne sont que les plus communs, d’autres sous-types, que le rôdeur peut également choisir, sont présentés dans le Bestiaire Pathfinder). Si une créature appartient à deux familles d’ennemis jurés, les bonus ne se cumulent pas : le rôdeur ne profite que du plus élevé des deux.</text:p>
            <text:p>CAPTION: Choix d'ennemis jurés du rôdeur</text:p>
            <text:p>Aberration            Extérieur (Air)   Humanoïde (autre sous-type) Humanoïde (humain)</text:p>
            <text:p>Animal                Extérieur (Bien)  Humanoïde monstrueux        Humanoïde (nain)</text:p>
            <text:p>Créature artificielle Extérieur (Eau)   Humanoïde (aquatique)  Humanoïde (géant)</text:p>
            <text:p>Créature magique      Extérieur (Chaos) Humanoïde (elfe)       Humanoïde (orque)</text:p>
            <text:p>Dragon                Extérieur (Feu)   Humanoïde (gnoll)           Humanoïde (gobelinoïde)</text:p>
            <text:p>Fée                   Extérieur (Loi)   Humanoïde (gnome)      Humanoïde (reptilien)</text:p>
            <text:p>Mort-vivant           Extérieur (natif) Humanoïde (halfelin)</text:p>
            <text:p>Plante                Extérieur (Mal)</text:p>
            <text:p>Vermine               Extérieur (Terre)</text:p>
          </table:table-cell>
          <table:table-cell table:formula="of:=CONCATENATE([.A121];[.B121])" office:value-type="string" office:string-value="RôdeurEnnemi juré (+8) (Ext)" calcext:value-type="string">
            <text:p>RôdeurEnnemi juré (+8) (Ext)</text:p>
          </table:table-cell>
          <table:table-cell table:number-columns-repeated="1020"/>
        </table:table-row>
        <table:table-row table:style-name="ro13">
          <table:table-cell office:value-type="string" calcext:value-type="string">
            <text:p>Rôdeur</text:p>
          </table:table-cell>
          <table:table-cell office:value-type="string" calcext:value-type="string">
            <text:p>Ennemi juré (+10) (Ext)</text:p>
          </table:table-cell>
          <table:table-cell office:value-type="string" calcext:value-type="string">
            <text:p>Au niveau 1, le rôdeur choisit un type de créatures sur la table des ennemis jurés du rôdeur. Il bénéficie d’un bonus de +2 aux tests de Bluff, Connaissances, Perception, Psychologie et Survie lorsqu’il les utilise contre des créatures de ce type. Il bénéficie également d’un bonus de +2 aux jets d’attaque et de dégâts lorsqu’il utilise une arme contre elles. Enfin, il peut tenter d’utiliser la compétence de Connaissances pour identifier ces créatures et ce, même s’il ne possède aucun rang dans celle-ci.</text:p>
            <text:p>Au niveau 5 et tous les cinq niveaux par la suite (aux niveaux 10, 15 et 20), le rôdeur peut choisir un nouvel ennemi juré. En même temps, il peut augmenter de +2 le bonus dont il bénéficie contre l’un de ses ennemis jurés (y compris celui qu’il vient de choisir, s’il le désire).</text:p>
            <text:p>Lorsqu’un rôdeur choisit les Extérieurs ou les humanoïdes comme ennemis jurés, il doit aussi sélectionner un sous-type associé, comme l’indique la table (notez que les sous-types d’humanoïdes cités dans la table ne sont que les plus communs, d’autres sous-types, que le rôdeur peut également choisir, sont présentés dans le Bestiaire Pathfinder). Si une créature appartient à deux familles d’ennemis jurés, les bonus ne se cumulent pas : le rôdeur ne profite que du plus élevé des deux.</text:p>
            <text:p>CAPTION: Choix d'ennemis jurés du rôdeur</text:p>
            <text:p>Aberration            Extérieur (Air)   Humanoïde (autre sous-type) Humanoïde (humain)</text:p>
            <text:p>Animal                Extérieur (Bien)  Humanoïde monstrueux        Humanoïde (nain)</text:p>
            <text:p>Créature artificielle Extérieur (Eau)   Humanoïde (aquatique)  Humanoïde (géant)</text:p>
            <text:p>Créature magique      Extérieur (Chaos) Humanoïde (elfe)       Humanoïde (orque)</text:p>
            <text:p>Dragon                Extérieur (Feu)   Humanoïde (gnoll)           Humanoïde (gobelinoïde)</text:p>
            <text:p>Fée                   Extérieur (Loi)   Humanoïde (gnome)      Humanoïde (reptilien)</text:p>
            <text:p>Mort-vivant           Extérieur (natif) Humanoïde (halfelin)</text:p>
            <text:p>Plante                Extérieur (Mal)</text:p>
            <text:p>Vermine               Extérieur (Terre)</text:p>
          </table:table-cell>
          <table:table-cell table:formula="of:=CONCATENATE([.A122];[.B122])" office:value-type="string" office:string-value="RôdeurEnnemi juré (+10) (Ext)" calcext:value-type="string">
            <text:p>RôdeurEnnemi juré (+10) (Ext)</text:p>
          </table:table-cell>
          <table:table-cell table:number-columns-repeated="1020"/>
        </table:table-row>
        <table:table-row table:style-name="ro1">
          <table:table-cell office:value-type="string" calcext:value-type="string">
            <text:p>Rôdeur</text:p>
          </table:table-cell>
          <table:table-cell office:value-type="string" calcext:value-type="string">
            <text:p>Pistage (Ext)</text:p>
          </table:table-cell>
          <table:table-cell office:value-type="string" calcext:value-type="string">
            <text:p>Le rôdeur ajoute la moitié de son niveau (au minimum +1) aux tests de Survie pour suivre des traces.</text:p>
          </table:table-cell>
          <table:table-cell table:formula="of:=CONCATENATE([.A123];[.B123])" office:value-type="string" office:string-value="RôdeurPistage (Ext)" calcext:value-type="string">
            <text:p>RôdeurPistage (Ext)</text:p>
          </table:table-cell>
          <table:table-cell table:number-columns-repeated="1020"/>
        </table:table-row>
        <table:table-row table:style-name="ro2">
          <table:table-cell office:value-type="string" calcext:value-type="string">
            <text:p>Rôdeur</text:p>
          </table:table-cell>
          <table:table-cell office:value-type="string" calcext:value-type="string">
            <text:p>Empathie sauvage (Ext)</text:p>
          </table:table-cell>
          <table:table-cell office:value-type="string" calcext:value-type="string">
            <text:p>Un rôdeur peut améliorer l’attitude d’un animal. Cette aptitude suit les mêmes règles que les tests de Diplomatie visant à modifier l’attitude d’une personne. Le résultat d’un test d’empathie sauvage est déterminé par 1d20 + le niveau du rôdeur + son modificateur de Charisme. L’attitude initiale des animaux domestiques est l’indifférence, tandis que les animaux sauvages sont généralement inamicaux.</text:p>
            <text:p>Pour utiliser empathie sauvage, le rôdeur et l’animal doivent être à moins de 9 m (6 cases) de distance dans des conditions de visibilité normales. Il faut en moyenne une minute pour influencer un animal de cette façon, mais, comme pour la diplomatie, cela peut parfois prendre plus longtemps ou être plus rapide.</text:p>
            <text:p>Un rôdeur peut également utiliser cette aptitude pour influencer une créature magique dont la valeur d’Intelligence est de 1 ou 2, mais avec un malus de -4 sur son test.</text:p>
          </table:table-cell>
          <table:table-cell table:formula="of:=CONCATENATE([.A124];[.B124])" office:value-type="string" office:string-value="RôdeurEmpathie sauvage (Ext)" calcext:value-type="string">
            <text:p>RôdeurEmpathie sauvage (Ext)</text:p>
          </table:table-cell>
          <table:table-cell table:number-columns-repeated="1020"/>
        </table:table-row>
        <table:table-row table:style-name="ro14">
          <table:table-cell office:value-type="string" calcext:value-type="string">
            <text:p>Rôdeur</text:p>
          </table:table-cell>
          <table:table-cell office:value-type="string" calcext:value-type="string">
            <text:p>Style de combat (Ext)</text:p>
          </table:table-cell>
          <table:table-cell office:value-type="string" calcext:value-type="string">
            <text:p>Au niveau 2, un rôdeur choisit de se spécialiser dans un des deux styles de combat suivants : combat à deux armes ou combat à distance.</text:p>
            <text:p>Advanced Player's Guide/Manuel du joueur - règles avancées</text:p>
            <text:p>Il peut également choisir de se spécialiser dans un des styles de combat suivants : arbalète, arme à deux mains, arme et bouclier, arme naturelle ou combat monté.</text:p>
            <text:p>Cette spécialisation se traduit par des dons supplémentaires gagnés aux niveaux 2, 6, 10, 14 et 18. Le rôdeur choisit ces dons supplémentaires dans la liste appropriée. Il peut sélectionner un don même s’il ne remplit pas les conditions qui lui sont associées.</text:p>
            <text:p>Si le rôdeur choisit le style de combat à distance, il peut choisir un des dons suivants chaque fois qu’il gagne un don de style de combat : Tir à bout portant, Tir de loin, Tir de précision et Tir rapide. Au niveau 6, les dons Feu nourri et Science du tir de précision s’ajoutent à la liste. Au niveau 10, les dons Tir en mouvement et Viser juste s’ajoutent à la liste.</text:p>
            <text:p>Si le rôdeur choisit le style de combat à deux armes, il peut choisir un des dons suivants chaque fois qu’il gagne un don de style de combat : Arme en main, Combat à deux armes, Double frappe et Science du coup de bouclier. Au niveau 6, les dons Défense à deux armes et Science du combat à deux armes s’ajoutent à la liste. Au niveau 10, les dons Éventration à deux armes et Combat à deux armes supérieur viennent s’ajouter à la liste.</text:p>
            <text:p>Advanced Player's Guide/Manuel du joueur - règles avancées</text:p>
            <text:p>Si le rôdeur choisit le style de combat arbalète, il peut choisir un des dons suivants chaque fois qu’il gagne un don de style de combat :Rechargement rapide, Tir avec concentration, Tir de précision ou Viser. Au niveau 6, les dons Maîtrise des arbalètes et Science du tir de précision s'ajoutent à la liste. Au niveau 10, les dons Tir en mouvement et Viser juste viennent s'ajouter à la liste.</text:p>
            <text:p>Advanced Player's Guide/Manuel du joueur - règles avancées</text:p>
            <text:p>Si le rôdeur choisit le style de combat arme à deux mains, il peut choisir un des dons suivants chaque fois qu’il gagne un don de style de combat : Assaut repoussant, Attaque en puissance, Coups protecteurs ou Enchaînement. Au niveau 6, les dons Concentration malgré la fureur et Succession d’enchaînements s'ajoutent à la liste. Au niveau 10, les dons Carnage effroyable et Science de la destruction viennent s'ajouter à la liste.</text:p>
            <text:p>Advanced Player's Guide/Manuel du joueur - règles avancées</text:p>
            <text:p>Si le rôdeur choisit le style de combat arme et bouclier, il peut choisir un des dons suivants chaque fois qu’il gagne un don de style de combat : Art du bouclier, Frappe du bouclier, Combat à deux armes ou Science du coup de bouclier. Au niveau 6, les dons Bouclier salvateur et Maîtrise du bouclier s'ajoutent à la liste. Au niveau 10, les dons Art du bouclier supérieur et Coup de bouclier opportuniste viennent s'ajouter à la liste.</text:p>
            <text:p>Advanced Player's Guide/Manuel du joueur - règles avancées</text:p>
            <text:p>Si le rôdeur choisit le style de combat arme naturelle, il peut choisir un des dons suivants chaque fois qu’il gagne un don de style de combat : Arme de prédilection, Arme naturelle supérieure, Aspect bestial ou Griffes coupantes. Au niveau 6, les dons Frappe décisive et Griffes magiques s'ajoutent à la liste. Au niveau 10, les dons Attaques multiples et Science de la frappe décisive viennent s'ajouter à la liste.</text:p>
            <text:p>Advanced Player's Guide/Manuel du joueur - règles avancées</text:p>
            <text:p>Si le rôdeur choisit le style de combat combat monté, il peut choisir un des dons suivants chaque fois qu’il gagne un don de style de combat : Astuce d’équitation, Attaque au galop, Combat monté ou Tir monté. Au niveau 6, les dons Bouclier pour la monture et Charge dévastatrice s'ajoutent à la liste. Au niveau 10, les dons Désarçonner et Tirailleur monté viennent s'ajouter à la liste.</text:p>
            <text:p>Le rôdeur ne bénéficie de ses dons de style de combat que s’il porte une armure légère, une armure intermédiaire ou s’il ne porte aucune armure. Il perd leurs avantages s’il porte une armure lourde. Une fois qu’un rôdeur a opté pour un style de combat, ce choix ne peut plus être modifié.</text:p>
          </table:table-cell>
          <table:table-cell table:formula="of:=CONCATENATE([.A125];[.B125])" office:value-type="string" office:string-value="RôdeurStyle de combat (Ext)" calcext:value-type="string">
            <text:p>RôdeurStyle de combat (Ext)</text:p>
          </table:table-cell>
          <table:table-cell table:number-columns-repeated="1020"/>
        </table:table-row>
        <table:table-row table:style-name="ro1">
          <table:table-cell office:value-type="string" calcext:value-type="string">
            <text:p>Rôdeur</text:p>
          </table:table-cell>
          <table:table-cell office:value-type="string" calcext:value-type="string">
            <text:p>Endurance</text:p>
          </table:table-cell>
          <table:table-cell office:value-type="string" calcext:value-type="string">
            <text:p>Un rôdeur de niveau 3 reçoit gratuitement le don Endurance en tant que don supplémentaire.</text:p>
          </table:table-cell>
          <table:table-cell table:formula="of:=CONCATENATE([.A126];[.B126])" office:value-type="string" office:string-value="RôdeurEndurance" calcext:value-type="string">
            <text:p>RôdeurEndurance</text:p>
          </table:table-cell>
          <table:table-cell table:number-columns-repeated="1020"/>
        </table:table-row>
        <table:table-row table:style-name="ro7">
          <table:table-cell office:value-type="string" calcext:value-type="string">
            <text:p>Rôdeur</text:p>
          </table:table-cell>
          <table:table-cell office:value-type="string" calcext:value-type="string">
            <text:p>Environnement de prédilection (+2) (Ext)</text:p>
          </table:table-cell>
          <table:table-cell office:value-type="string" calcext:value-type="string">
            <text:p>CAPTION: Environnements de prédilection du rôdeur</text:p>
            <text:p>Aquatique (sur et sous la surface)</text:p>
            <text:p>Désert (déserts de sable ou étendues désertiques)</text:p>
            <text:p>Forêt (de conifères ou à feuilles caduques)</text:p>
            <text:p>Froid (territoires enneigés ou gelés, glaciers et toundra)</text:p>
            <text:p>Jungle</text:p>
            <text:p>Marais</text:p>
            <text:p>Montagnes (y compris les collines)</text:p>
            <text:p>Plaines</text:p>
            <text:p>Plans (choisir un plan autre que le plan Matériel)</text:p>
            <text:p>Sous terre (grottes et complexes souterrains)</text:p>
            <text:p>Urbain (bâtiments, rues et égouts)</text:p>
            <text:p>Au niveau 3, un rôdeur choisit un type d’environnement sur la table des environnements de prédilection du rôdeur. Il bénéficie d’un bonus de +2 aux jets d’initiative et aux tests de Connaissances (géographie), Discrétion, Perception et Survie lorsqu’il se trouve dans cet environnement. De plus, lorsqu’il voyage dans son environnement de prédilection, le rôdeur ne laisse aucune trace et ne peut être suivi (il peut cependant laisser des traces s’il le désire).</text:p>
            <text:p>Au niveau 8 et tous les cinq niveaux par la suite, le rôdeur peut choisir un nouvel environnement de prédilection. En même temps, il peut augmenter de +2 le bonus dont il bénéficie dans l’un de ses environnements de prédilection (y compris celui qu’il vient de choisir, s’il le désire).</text:p>
            <text:p>Si l’endroit où le rôdeur se trouve entre dans plusieurs catégories d’environnements de prédilection, les bonus ne se cumulent pas : le rôdeur ne bénéficie que du bonus le plus élevé.</text:p>
          </table:table-cell>
          <table:table-cell table:formula="of:=CONCATENATE([.A127];[.B127])" office:value-type="string" office:string-value="RôdeurEnvironnement de prédilection (+2) (Ext)" calcext:value-type="string">
            <text:p>RôdeurEnvironnement de prédilection (+2) (Ext)</text:p>
          </table:table-cell>
          <table:table-cell table:number-columns-repeated="1020"/>
        </table:table-row>
        <table:table-row table:style-name="ro7">
          <table:table-cell office:value-type="string" calcext:value-type="string">
            <text:p>Rôdeur</text:p>
          </table:table-cell>
          <table:table-cell office:value-type="string" calcext:value-type="string">
            <text:p>Environnement de prédilection (+4) (Ext)</text:p>
          </table:table-cell>
          <table:table-cell office:value-type="string" calcext:value-type="string">
            <text:p>CAPTION: Environnements de prédilection du rôdeur</text:p>
            <text:p>Aquatique (sur et sous la surface)</text:p>
            <text:p>Désert (déserts de sable ou étendues désertiques)</text:p>
            <text:p>Forêt (de conifères ou à feuilles caduques)</text:p>
            <text:p>Froid (territoires enneigés ou gelés, glaciers et toundra)</text:p>
            <text:p>Jungle</text:p>
            <text:p>Marais</text:p>
            <text:p>Montagnes (y compris les collines)</text:p>
            <text:p>Plaines</text:p>
            <text:p>Plans (choisir un plan autre que le plan Matériel)</text:p>
            <text:p>Sous terre (grottes et complexes souterrains)</text:p>
            <text:p>Urbain (bâtiments, rues et égouts)</text:p>
            <text:p>Au niveau 3, un rôdeur choisit un type d’environnement sur la table des environnements de prédilection du rôdeur. Il bénéficie d’un bonus de +2 aux jets d’initiative et aux tests de Connaissances (géographie), Discrétion, Perception et Survie lorsqu’il se trouve dans cet environnement. De plus, lorsqu’il voyage dans son environnement de prédilection, le rôdeur ne laisse aucune trace et ne peut être suivi (il peut cependant laisser des traces s’il le désire).</text:p>
            <text:p>Au niveau 8 et tous les cinq niveaux par la suite, le rôdeur peut choisir un nouvel environnement de prédilection. En même temps, il peut augmenter de +2 le bonus dont il bénéficie dans l’un de ses environnements de prédilection (y compris celui qu’il vient de choisir, s’il le désire).</text:p>
            <text:p>Si l’endroit où le rôdeur se trouve entre dans plusieurs catégories d’environnements de prédilection, les bonus ne se cumulent pas : le rôdeur ne bénéficie que du bonus le plus élevé.</text:p>
          </table:table-cell>
          <table:table-cell table:formula="of:=CONCATENATE([.A128];[.B128])" office:value-type="string" office:string-value="RôdeurEnvironnement de prédilection (+4) (Ext)" calcext:value-type="string">
            <text:p>RôdeurEnvironnement de prédilection (+4) (Ext)</text:p>
          </table:table-cell>
          <table:table-cell table:number-columns-repeated="1020"/>
        </table:table-row>
        <table:table-row table:style-name="ro7">
          <table:table-cell office:value-type="string" calcext:value-type="string">
            <text:p>Rôdeur</text:p>
          </table:table-cell>
          <table:table-cell office:value-type="string" calcext:value-type="string">
            <text:p>Environnement de prédilection (+6) (Ext)</text:p>
          </table:table-cell>
          <table:table-cell office:value-type="string" calcext:value-type="string">
            <text:p>CAPTION: Environnements de prédilection du rôdeur</text:p>
            <text:p>Aquatique (sur et sous la surface)</text:p>
            <text:p>Désert (déserts de sable ou étendues désertiques)</text:p>
            <text:p>Forêt (de conifères ou à feuilles caduques)</text:p>
            <text:p>Froid (territoires enneigés ou gelés, glaciers et toundra)</text:p>
            <text:p>Jungle</text:p>
            <text:p>Marais</text:p>
            <text:p>Montagnes (y compris les collines)</text:p>
            <text:p>Plaines</text:p>
            <text:p>Plans (choisir un plan autre que le plan Matériel)</text:p>
            <text:p>Sous terre (grottes et complexes souterrains)</text:p>
            <text:p>Urbain (bâtiments, rues et égouts)</text:p>
            <text:p>Au niveau 3, un rôdeur choisit un type d’environnement sur la table des environnements de prédilection du rôdeur. Il bénéficie d’un bonus de +2 aux jets d’initiative et aux tests de Connaissances (géographie), Discrétion, Perception et Survie lorsqu’il se trouve dans cet environnement. De plus, lorsqu’il voyage dans son environnement de prédilection, le rôdeur ne laisse aucune trace et ne peut être suivi (il peut cependant laisser des traces s’il le désire).</text:p>
            <text:p>Au niveau 8 et tous les cinq niveaux par la suite, le rôdeur peut choisir un nouvel environnement de prédilection. En même temps, il peut augmenter de +2 le bonus dont il bénéficie dans l’un de ses environnements de prédilection (y compris celui qu’il vient de choisir, s’il le désire).</text:p>
            <text:p>Si l’endroit où le rôdeur se trouve entre dans plusieurs catégories d’environnements de prédilection, les bonus ne se cumulent pas : le rôdeur ne bénéficie que du bonus le plus élevé.</text:p>
          </table:table-cell>
          <table:table-cell table:formula="of:=CONCATENATE([.A129];[.B129])" office:value-type="string" office:string-value="RôdeurEnvironnement de prédilection (+6) (Ext)" calcext:value-type="string">
            <text:p>RôdeurEnvironnement de prédilection (+6) (Ext)</text:p>
          </table:table-cell>
          <table:table-cell table:number-columns-repeated="1020"/>
        </table:table-row>
        <table:table-row table:style-name="ro7">
          <table:table-cell office:value-type="string" calcext:value-type="string">
            <text:p>Rôdeur</text:p>
          </table:table-cell>
          <table:table-cell office:value-type="string" calcext:value-type="string">
            <text:p>Environnement de prédilection (+8) (Ext)</text:p>
          </table:table-cell>
          <table:table-cell office:value-type="string" calcext:value-type="string">
            <text:p>CAPTION: Environnements de prédilection du rôdeur</text:p>
            <text:p>Aquatique (sur et sous la surface)</text:p>
            <text:p>Désert (déserts de sable ou étendues désertiques)</text:p>
            <text:p>Forêt (de conifères ou à feuilles caduques)</text:p>
            <text:p>Froid (territoires enneigés ou gelés, glaciers et toundra)</text:p>
            <text:p>Jungle</text:p>
            <text:p>Marais</text:p>
            <text:p>Montagnes (y compris les collines)</text:p>
            <text:p>Plaines</text:p>
            <text:p>Plans (choisir un plan autre que le plan Matériel)</text:p>
            <text:p>Sous terre (grottes et complexes souterrains)</text:p>
            <text:p>Urbain (bâtiments, rues et égouts)</text:p>
            <text:p>Au niveau 3, un rôdeur choisit un type d’environnement sur la table des environnements de prédilection du rôdeur. Il bénéficie d’un bonus de +2 aux jets d’initiative et aux tests de Connaissances (géographie), Discrétion, Perception et Survie lorsqu’il se trouve dans cet environnement. De plus, lorsqu’il voyage dans son environnement de prédilection, le rôdeur ne laisse aucune trace et ne peut être suivi (il peut cependant laisser des traces s’il le désire).</text:p>
            <text:p>Au niveau 8 et tous les cinq niveaux par la suite, le rôdeur peut choisir un nouvel environnement de prédilection. En même temps, il peut augmenter de +2 le bonus dont il bénéficie dans l’un de ses environnements de prédilection (y compris celui qu’il vient de choisir, s’il le désire).</text:p>
            <text:p>Si l’endroit où le rôdeur se trouve entre dans plusieurs catégories d’environnements de prédilection, les bonus ne se cumulent pas : le rôdeur ne bénéficie que du bonus le plus élevé.</text:p>
          </table:table-cell>
          <table:table-cell table:formula="of:=CONCATENATE([.A130];[.B130])" office:value-type="string" office:string-value="RôdeurEnvironnement de prédilection (+8) (Ext)" calcext:value-type="string">
            <text:p>RôdeurEnvironnement de prédilection (+8) (Ext)</text:p>
          </table:table-cell>
          <table:table-cell table:number-columns-repeated="1020"/>
        </table:table-row>
        <table:table-row table:style-name="ro6">
          <table:table-cell office:value-type="string" calcext:value-type="string">
            <text:p>Rôdeur</text:p>
          </table:table-cell>
          <table:table-cell office:value-type="string" calcext:value-type="string">
            <text:p>Pacte du chasseur (Ext)</text:p>
          </table:table-cell>
          <table:table-cell office:value-type="string" calcext:value-type="string">
            <text:p>Au niveau 4, un lien se tisse entre le rôdeur et ses compagnons de chasse. Ce lien peut prendre l’une des deux formes suivantes. Une fois qu’une forme a été choisie, cette décision ne peut plus être modifiée.</text:p>
            <text:p>La première forme est un lien entre le rôdeur et ses compagnons qui lui permet, en utilisant une action de mouvement, de faire bénéficier tous ses alliés distants de 9 m (6 cases) ou moins et qui peuvent le voir ou l’entendre de la moitié de son bonus d’ennemi juré contre une cible unique (appartenant au type adéquat). Ce bonus persiste pendant un nombre de rounds égal au modificateur de Sagesse du rôdeur (au minimum 1 round) et ne se cumule pas avec les bonus d’ennemis jurés que ses alliés pourraient posséder (ils ne bénéficient que du bonus le plus élevé).</text:p>
            <text:p>Sous sa seconde forme, le pacte permet au le rôdeur de tisser un lien étroit avec un compagnon animal. Un rôdeur qui opte pour cette forme doit choisir un animal dans la liste suivante : blaireau, chameau, cheval (lourd ou léger), chien, loup, oiseau, petit félin, poney, rat sanguinaire ou serpent (vipère ou serpent constricteur). Si la campagne se déroule en grande partie ou entièrement en milieu aquatique, le rôdeur peut également choisir un requin. Cet animal est un compagnon loyal qui accompagne le rôdeur au cours de ses aventures et l’aide au mieux de ses possibilités. Le compagnon animal partage les bonus d’ennemis jurés et d’environnements de prédilection du rôdeur.</text:p>
            <text:p>Le compagnon suit les mêmes règles que les compagnons animaux des druides (voir la capacité de druide de pacte avec la nature), avec un niveau de druide effectif égal au niveau du rôdeur -3.</text:p>
          </table:table-cell>
          <table:table-cell table:formula="of:=CONCATENATE([.A131];[.B131])" office:value-type="string" office:string-value="RôdeurPacte du chasseur (Ext)" calcext:value-type="string">
            <text:p>RôdeurPacte du chasseur (Ext)</text:p>
          </table:table-cell>
          <table:table-cell table:number-columns-repeated="1020"/>
        </table:table-row>
        <table:table-row table:style-name="ro4">
          <table:table-cell office:value-type="string" calcext:value-type="string">
            <text:p>Rôdeur</text:p>
          </table:table-cell>
          <table:table-cell office:value-type="string" calcext:value-type="string">
            <text:p>Sorts</text:p>
          </table:table-cell>
          <table:table-cell office:value-type="string" calcext:value-type="string">
            <text:p>Dès le niveau 4, un rôdeur peut lancer un petit nombre de sorts divins appartenant à la liste des sorts de rôdeurs. Un rôdeur doit choisir et préparer ses sorts à l’avance.</text:p>
            <text:p>Pour préparer ou lancer un sort, un rôdeur doit avoir une valeur de Sagesse au moins égale à 10 + le niveau du sort. Le DD des jets de sauvegarde contre les sorts du rôdeur est égal à 10 + le niveau du sort + le modificateur de Sagesse du rôdeur.</text:p>
            <text:p>Comme les autres lanceurs de sorts, le rôdeur ne peut lancer qu’un nombre de sorts donné de chaque niveau chaque jour. Son quota de sorts quotidiens est indiqué dans la Table "Le Rôdeur". En plus de cela, il reçoit des sorts en bonus si sa valeur de Sagesse est suffisamment élevée (voir la Table "Modificateurs de caractéristique et sorts en bonus"). Quand la Table "Le Rôdeur" indique que le rôdeur peut lancer 0 sort d’un niveau de sort par jour, il ne dispose, pour ce niveau de sorts, que des sorts en bonus que peut lui accorder une Sagesse élevée.</text:p>
            <text:p>Chaque jour, le rôdeur doit passer une heure à méditer afin de renouveler son quota journalier de sorts. Le rôdeur peut préparer et lancer n’importe quel sort de la liste des sorts de rôdeurs, pour autant qu’il puisse lancer des sorts de ce niveau. Il doit cependant choisir quels sorts préparer au cours de sa méditation quotidienne.</text:p>
            <text:p>Jusqu’au niveau 3, le rôdeur n’a pas de niveau de lanceur de sorts. À partir du niveau 4, son niveau de lanceur de sorts est égal son niveau de rôdeur -3.</text:p>
          </table:table-cell>
          <table:table-cell table:formula="of:=CONCATENATE([.A132];[.B132])" office:value-type="string" office:string-value="RôdeurSorts" calcext:value-type="string">
            <text:p>RôdeurSorts</text:p>
          </table:table-cell>
          <table:table-cell table:number-columns-repeated="1020"/>
        </table:table-row>
        <table:table-row table:style-name="ro3">
          <table:table-cell office:value-type="string" calcext:value-type="string">
            <text:p>Rôdeur</text:p>
          </table:table-cell>
          <table:table-cell office:value-type="string" calcext:value-type="string">
            <text:p>Déplacement facilité (Ext)</text:p>
          </table:table-cell>
          <table:table-cell office:value-type="string" calcext:value-type="string">
            <text:p>Un rôdeur de niveau 7 se déplace sans la moindre gêne dans toutes sortes de taillis, y compris les fourrés, les buissons (même épineux) et les autres zones de végétation dense. Il progresse normalement et ne subit aucun dégât.</text:p>
            <text:p>La végétation enchantée de manière à restreindre les mouvements continue toutefois à l’affecter.</text:p>
          </table:table-cell>
          <table:table-cell table:formula="of:=CONCATENATE([.A133];[.B133])" office:value-type="string" office:string-value="RôdeurDéplacement facilité (Ext)" calcext:value-type="string">
            <text:p>RôdeurDéplacement facilité (Ext)</text:p>
          </table:table-cell>
          <table:table-cell table:number-columns-repeated="1020"/>
        </table:table-row>
        <table:table-row table:style-name="ro1">
          <table:table-cell office:value-type="string" calcext:value-type="string">
            <text:p>Rôdeur</text:p>
          </table:table-cell>
          <table:table-cell office:value-type="string" calcext:value-type="string">
            <text:p>Pistage accéléré (Ext)</text:p>
          </table:table-cell>
          <table:table-cell office:value-type="string" calcext:value-type="string">
            <text:p>Lorsqu’un rôdeur de niveau 8 suit une piste, il peut se déplacer à vitesse normale sans subir le malus de -5 sur ses tests de Survie. De plus, il ne subit qu’un malus de -10 (au lieu de -20) sur ses tests de Survie lorsqu’il suit une piste en se déplaçant au double de sa vitesse.</text:p>
          </table:table-cell>
          <table:table-cell table:formula="of:=CONCATENATE([.A134];[.B134])" office:value-type="string" office:string-value="RôdeurPistage accéléré (Ext)" calcext:value-type="string">
            <text:p>RôdeurPistage accéléré (Ext)</text:p>
          </table:table-cell>
          <table:table-cell table:number-columns-repeated="1020"/>
        </table:table-row>
        <table:table-row table:style-name="ro1">
          <table:table-cell office:value-type="string" calcext:value-type="string">
            <text:p>Rôdeur</text:p>
          </table:table-cell>
          <table:table-cell office:value-type="string" calcext:value-type="string">
            <text:p>Esquive totale (Ext)</text:p>
          </table:table-cell>
          <table:table-cell office:value-type="string" calcext:value-type="string">
            <text:p>L’agilité phénoménale d’un rôdeur de niveau 9 lui permet d’esquiver les attaques magiques ou inhabituelles. S’il réussit un jet de Réflexes contre une attaque dont les dégâts devraient être réduits de moitié en cas de jet de Réflexes réussi, il évite l’attaque et ne subit pas le moindre dégât. Le rôdeur bénéficie de cet avantage uniquement s’il porte une armure légère, intermédiaire ou aucune armure. Un rôdeur sans défense ne bénéficie pas des avantages de l’esquive totale.</text:p>
          </table:table-cell>
          <table:table-cell table:formula="of:=CONCATENATE([.A135];[.B135])" office:value-type="string" office:string-value="RôdeurEsquive totale (Ext)" calcext:value-type="string">
            <text:p>RôdeurEsquive totale (Ext)</text:p>
          </table:table-cell>
          <table:table-cell table:number-columns-repeated="1020"/>
        </table:table-row>
        <table:table-row table:style-name="ro1">
          <table:table-cell office:value-type="string" calcext:value-type="string">
            <text:p>Rôdeur</text:p>
          </table:table-cell>
          <table:table-cell office:value-type="string" calcext:value-type="string">
            <text:p>Proie du chasseur (Ext)</text:p>
          </table:table-cell>
          <table:table-cell office:value-type="string" calcext:value-type="string">
            <text:p>Au niveau 11, un rôdeur peut choisir une cible dans sa ligne de mire et la désigner comme proie en utilisant une action simple. Chaque fois qu’il suit les traces de sa proie, le rôdeur peut faire 10 sur ses tests de Survie tout en se déplaçant à vitesse normale sans pour autant subir de pénalité. De plus, il reçoit un bonus d’intuition de +2 aux jets d’attaque contre sa cible et toutes les possibilités de critique sont automatiquement confirmées. Le rôdeur ne peut avoir qu’une seule cible à la fois et celle-ci doit appartenir à une de ses catégories d’ennemis jurés. Il peut mettre fin à cet effet à n’importe quel moment (par action libre) mais il doit alors attendre vingt-quatre heures avant de désigner une nouvelle proie. Si le rôdeur a la preuve que sa cible est morte, ce délai d’attente est réduit à une heure.</text:p>
          </table:table-cell>
          <table:table-cell table:formula="of:=CONCATENATE([.A136];[.B136])" office:value-type="string" office:string-value="RôdeurProie du chasseur (Ext)" calcext:value-type="string">
            <text:p>RôdeurProie du chasseur (Ext)</text:p>
          </table:table-cell>
          <table:table-cell table:number-columns-repeated="1020"/>
        </table:table-row>
        <table:table-row table:style-name="ro1">
          <table:table-cell office:value-type="string" calcext:value-type="string">
            <text:p>Rôdeur</text:p>
          </table:table-cell>
          <table:table-cell office:value-type="string" calcext:value-type="string">
            <text:p>Camouflage (Ext)</text:p>
          </table:table-cell>
          <table:table-cell office:value-type="string" calcext:value-type="string">
            <text:p>Un rôdeur de niveau 12 ou plus peut utiliser la compétence Discrétion même s’il ne bénéficie pas d’un abri ou de camouflage, à condition de se trouver dans un de ses environnements de prédilection.</text:p>
          </table:table-cell>
          <table:table-cell table:formula="of:=CONCATENATE([.A137];[.B137])" office:value-type="string" office:string-value="RôdeurCamouflage (Ext)" calcext:value-type="string">
            <text:p>RôdeurCamouflage (Ext)</text:p>
          </table:table-cell>
          <table:table-cell table:number-columns-repeated="1020"/>
        </table:table-row>
        <table:table-row table:style-name="ro1">
          <table:table-cell office:value-type="string" calcext:value-type="string">
            <text:p>Rôdeur</text:p>
          </table:table-cell>
          <table:table-cell office:value-type="string" calcext:value-type="string">
            <text:p>Esquive surnaturelle (Ext)</text:p>
          </table:table-cell>
          <table:table-cell office:value-type="string" calcext:value-type="string">
            <text:p>Au niveau 16, l’esquive totale du rôdeur s’améliore. Quand il est victime d’un attaque qui autorise un jet de Réflexes pour réduire les dégâts de moitié, il ne subit aucun dégât en cas de jet de sauvegarde réussi mais, en plus, il ne subit que la moitié des dégâts en cas d’échec du jet de sauvegarde. Un rôdeur sans défense perd les avantages de l’esquive surnaturelle.</text:p>
          </table:table-cell>
          <table:table-cell table:formula="of:=CONCATENATE([.A138];[.B138])" office:value-type="string" office:string-value="RôdeurEsquive surnaturelle (Ext)" calcext:value-type="string">
            <text:p>RôdeurEsquive surnaturelle (Ext)</text:p>
          </table:table-cell>
          <table:table-cell table:number-columns-repeated="1020"/>
        </table:table-row>
        <table:table-row table:style-name="ro1">
          <table:table-cell office:value-type="string" calcext:value-type="string">
            <text:p>Rôdeur</text:p>
          </table:table-cell>
          <table:table-cell office:value-type="string" calcext:value-type="string">
            <text:p>Discrétion totale (Ext)</text:p>
          </table:table-cell>
          <table:table-cell office:value-type="string" calcext:value-type="string">
            <text:p>Un rôdeur de niveau 17 ou plus se trouvant dans un de ses environnements de prédilection peut utiliser la compétence Discrétion même s’il est observé.</text:p>
          </table:table-cell>
          <table:table-cell table:formula="of:=CONCATENATE([.A139];[.B139])" office:value-type="string" office:string-value="RôdeurDiscrétion totale (Ext)" calcext:value-type="string">
            <text:p>RôdeurDiscrétion totale (Ext)</text:p>
          </table:table-cell>
          <table:table-cell table:number-columns-repeated="1020"/>
        </table:table-row>
        <table:table-row table:style-name="ro1">
          <table:table-cell office:value-type="string" calcext:value-type="string">
            <text:p>Rôdeur</text:p>
          </table:table-cell>
          <table:table-cell office:value-type="string" calcext:value-type="string">
            <text:p>Proie du maître chasseur (Ext)</text:p>
          </table:table-cell>
          <table:table-cell office:value-type="string" calcext:value-type="string">
            <text:p>Au niveau 19, le rôdeur améliore sa capacité à chasser sa proie. Une action libre lui suffit désormais pour désigner une proie et il peut faire 20 aux tests de Survie pour la pister tout en se déplacement à sa vitesse normale sans pour autant subir de pénalité. De plus, son bonus d’intuition aux jets d’attaque passe à +4. Si la cible est tuée ou si le rôdeur décide d’en changer, il ne doit plus attendre que dix minutes avant de pouvoir sélectionner une nouvelle cible.</text:p>
          </table:table-cell>
          <table:table-cell table:formula="of:=CONCATENATE([.A140];[.B140])" office:value-type="string" office:string-value="RôdeurProie du maître chasseur (Ext)" calcext:value-type="string">
            <text:p>RôdeurProie du maître chasseur (Ext)</text:p>
          </table:table-cell>
          <table:table-cell table:number-columns-repeated="1020"/>
        </table:table-row>
        <table:table-row table:style-name="ro3">
          <table:table-cell office:value-type="string" calcext:value-type="string">
            <text:p>Rôdeur</text:p>
          </table:table-cell>
          <table:table-cell office:value-type="string" calcext:value-type="string">
            <text:p>Maître chasseur (Ext)</text:p>
          </table:table-cell>
          <table:table-cell office:value-type="string" calcext:value-type="string">
            <text:p>Un rôdeur de niveau 20 devient un maître chasseur. Lorsqu’il suit une piste, il peut toujours se déplacer à sa vitesse normale sans subir de pénalité aux tests de Survie. En utilisant une action simple, il peut porter une attaque unique contre un ennemi juré en utilisant son bonus d’attaque maximal. Si cette attaque touche, elle inflige des dégâts normaux et la cible doit réussir un jet de Vigueur pour éviter de mourir. Le DD de ce jet de sauvegarde est de 10 + la moitié du niveau du rôdeur + le modificateur de Sagesse du rôdeur. Plutôt que de tuer la cible en cas d’échec du jet de sauvegarde, le rôdeur peut choisir de lui infliger autant de points de dégâts non létaux que celle-ci possède de points de vie. Un jet de sauvegarde réussi annule ces dégâts. Le rôdeur peut utiliser cette capacité une fois par jour par catégorie d’ennemis jurés qu’il possède, mais jamais deux fois contre la même créature au cours d’une période de v</text:p>
            <text:p>ingt-quatre heures.</text:p>
          </table:table-cell>
          <table:table-cell table:formula="of:=CONCATENATE([.A141];[.B141])" office:value-type="string" office:string-value="RôdeurMaître chasseur (Ext)" calcext:value-type="string">
            <text:p>RôdeurMaître chasseur (Ext)</text:p>
          </table:table-cell>
          <table:table-cell table:number-columns-repeated="1020"/>
        </table:table-row>
        <table:table-row table:style-name="ro1">
          <table:table-cell office:value-type="string" calcext:value-type="string">
            <text:p>Roublard</text:p>
          </table:table-cell>
          <table:table-cell office:value-type="string" calcext:value-type="string">
            <text:p>Armes et armures </text:p>
          </table:table-cell>
          <table:table-cell office:value-type="string" calcext:value-type="string">
            <text:p>Le roublard est formé au maniement de toutes les armes courantes, des arbalètes de poing, des arcs courts, des épées courtes, des matraques et des rapières. Il est également formé au port des armures légères mais pas à l’utilisation des boucliers.</text:p>
          </table:table-cell>
          <table:table-cell table:formula="of:=CONCATENATE([.A142];[.B142])" office:value-type="string" office:string-value="RoublardArmes et armures " calcext:value-type="string">
            <text:p>RoublardArmes et armures </text:p>
          </table:table-cell>
          <table:table-cell table:number-columns-repeated="1020"/>
        </table:table-row>
        <table:table-row table:style-name="ro6">
          <table:table-cell office:value-type="string" calcext:value-type="string">
            <text:p>Roublard</text:p>
          </table:table-cell>
          <table:table-cell office:value-type="string" calcext:value-type="string">
            <text:p>Attaque sournoise</text:p>
          </table:table-cell>
          <table:table-cell office:value-type="string" calcext:value-type="string">
            <text:p>Lorsqu’un roublard attaque son adversaire dans une situation où ce dernier est incapable de se défendre efficacement, il peut lui infliger des dégâts supplémentaires en touchant un point sensible.</text:p>
            <text:p>L’attaque du roublard inflige des dégâts supplémentaires lorsque sa cible se trouve dans un cas de figure lui ôtant son bonus de Dextérité à la CA (qu’elle en ait un ou pas) ou qu’elle est prise en tenaille par le roublard et un compagnon de celui-ci. Les dégâts supplémentaires s’élèvent à 1d6 points au niveau 1, et ils augmentent de 1d6 points tous les deux niveaux de roublard suivants. Si le roublard obtient un coup critique sur une attaque sournoise, ces dégâts supplémentaires ne sont pas multipliés. Une attaque à distance ne peut être une attaque sournoise que si la cible se trouve à 9 m (6 cases) ou moins.</text:p>
            <text:p>S’il utilise une arme qui inflige des dégâts non létaux (comme une matraque, un fouet ou une attaque à mains nues), le personnage peut porter une attaque sournoise infligeant elle aussi des dégâts non létaux. Il ne peut pas choisir cette option avec une arme occasionnant normalement des dégâts létaux (même en acceptant une pénalité de -4 au jet d’attaque).</text:p>
            <text:p>Le roublard ne peut tenter une attaque sournoise que contre un adversaire qu’il peut observer suffisamment pour en repérer les points faibles et dont il peut toucher les organes vitaux. Les attaques sournoises sont impossibles lorsque la cible bénéficie d’un camouflage.</text:p>
          </table:table-cell>
          <table:table-cell table:formula="of:=CONCATENATE([.A143];[.B143])" office:value-type="string" office:string-value="RoublardAttaque sournoise" calcext:value-type="string">
            <text:p>RoublardAttaque sournoise</text:p>
          </table:table-cell>
          <table:table-cell table:number-columns-repeated="1020"/>
        </table:table-row>
        <table:table-row table:style-name="ro1">
          <table:table-cell office:value-type="string" calcext:value-type="string">
            <text:p>Roublard</text:p>
          </table:table-cell>
          <table:table-cell office:value-type="string" calcext:value-type="string">
            <text:p>Recherche des pièges</text:p>
          </table:table-cell>
          <table:table-cell office:value-type="string" calcext:value-type="string">
            <text:p>Les roublards ajoutent la moitié de leur niveau (au minimum +1) aux tests de Perception destinés à repérer des pièges ainsi qu’aux tests de Sabotage. Seul un roublard peut utiliser la compétence Sabotage pour désarmer les pièges magiques.</text:p>
          </table:table-cell>
          <table:table-cell table:formula="of:=CONCATENATE([.A144];[.B144])" office:value-type="string" office:string-value="RoublardRecherche des pièges" calcext:value-type="string">
            <text:p>RoublardRecherche des pièges</text:p>
          </table:table-cell>
          <table:table-cell table:number-columns-repeated="1020"/>
        </table:table-row>
        <table:table-row table:style-name="ro1">
          <table:table-cell office:value-type="string" calcext:value-type="string">
            <text:p>Roublard</text:p>
          </table:table-cell>
          <table:table-cell office:value-type="string" calcext:value-type="string">
            <text:p>Esquive totale (Ext)</text:p>
          </table:table-cell>
          <table:table-cell office:value-type="string" calcext:value-type="string">
            <text:p>L’agilité phénoménale d’un roublard de niveau 2 lui permet d’esquiver les attaques magiques ou inhabituelles. S’il réussit un jet de Réflexes contre une attaque dont les dégâts devraient être réduits de moitié en cas de jet de Réflexes réussi, il évite l’attaque et ne subit pas le moindre dégât. Le roublard bénéficie de cet avantage uniquement s’il porte une armure légère ou aucune armure. Un roublard sans défense ne bénéficie pas des avantages de l’esquive totale.</text:p>
          </table:table-cell>
          <table:table-cell table:formula="of:=CONCATENATE([.A145];[.B145])" office:value-type="string" office:string-value="RoublardEsquive totale (Ext)" calcext:value-type="string">
            <text:p>RoublardEsquive totale (Ext)</text:p>
          </table:table-cell>
          <table:table-cell table:number-columns-repeated="1020"/>
        </table:table-row>
        <table:table-row table:style-name="ro3">
          <table:table-cell office:value-type="string" calcext:value-type="string">
            <text:p>Roublard</text:p>
          </table:table-cell>
          <table:table-cell office:value-type="string" calcext:value-type="string">
            <text:p>Talents de roublard</text:p>
          </table:table-cell>
          <table:table-cell office:value-type="string" calcext:value-type="string">
            <text:p>En gagnant de l’expérience, un roublard acquiert divers talents qui l’avantagent ou désavantagent ses ennemis. Il obtient un premier talent de roublard au niveau 2, puis il gagne un talent de roublard supplémentaire tous les deux niveaux de roublard par la suite. Aucun talent ne peut être choisi plus d’une fois.</text:p>
            <text:p>Les talents marqués d’un astérisque ajoutent un effet aux attaques sournoises du roublard. Le roublard ne peut appliquer que l’un de ces effets à chaque attaque, et son choix doit être fait avant le jet d’attaque.</text:p>
          </table:table-cell>
          <table:table-cell table:formula="of:=CONCATENATE([.A146];[.B146])" office:value-type="string" office:string-value="RoublardTalents de roublard" calcext:value-type="string">
            <text:p>RoublardTalents de roublard</text:p>
          </table:table-cell>
          <table:table-cell table:number-columns-repeated="1020"/>
        </table:table-row>
        <table:table-row table:style-name="ro3">
          <table:table-cell office:value-type="string" calcext:value-type="string">
            <text:p>Roublard</text:p>
          </table:table-cell>
          <table:table-cell office:value-type="string" calcext:value-type="string">
            <text:p>Sens des pièges (Ext)</text:p>
          </table:table-cell>
          <table:table-cell office:value-type="string" calcext:value-type="string">
            <text:p>À partir du niveau 3, le roublard acquiert un sens intuitif lui permettant d’éviter les dangers des pièges, ce qui se traduit par un bonus de +1 aux jets de Réflexes effectués pour éviter les pièges et par un bonus d’esquive de +1 à la CA contre les attaques déclenchées par des pièges. Ces bonus passent à +2 lorsque le roublard atteint le niveau 6, à +3 lorsqu’il atteint le niveau 9, à +4 lorsqu’il atteint le niveau 12, à +5 lorsqu’il atteint le niveau 15 et enfin à +6 lorsqu’il atteint le niveau 18.</text:p>
            <text:p>Les bonus de sens des pièges provenant de classes différentes se cumulent entre eux.</text:p>
          </table:table-cell>
          <table:table-cell table:formula="of:=CONCATENATE([.A147];[.B147])" office:value-type="string" office:string-value="RoublardSens des pièges (Ext)" calcext:value-type="string">
            <text:p>RoublardSens des pièges (Ext)</text:p>
          </table:table-cell>
          <table:table-cell table:number-columns-repeated="1020"/>
        </table:table-row>
        <table:table-row table:style-name="ro3">
          <table:table-cell office:value-type="string" calcext:value-type="string">
            <text:p>Roublard</text:p>
          </table:table-cell>
          <table:table-cell office:value-type="string" calcext:value-type="string">
            <text:p>Esquive instinctive (Ext)</text:p>
          </table:table-cell>
          <table:table-cell office:value-type="string" calcext:value-type="string">
            <text:p>Au niveau 4, le roublard gagne la capacité de réagir aux dangers avant même que ses sens les perçoivent. Il ne peut pas être pris au dépourvu. De plus, il conserve son bonus de Dextérité à la classe d’armure lorsqu’il est attaqué par un adversaire invisible. La règle normale s’applique cependant lorsqu’il est immobilisé : dans ce cas, il perd son bonus de Dextérité à la classe d’armure. Un roublard disposant de cette capacité perd également son bonus de Dextérité à la classe d’armure si un adversaire parvient à réaliser une feinte en combat à son encontre.</text:p>
            <text:p>Si un roublard possède déjà la capacité d’esquive instinctive (grâce à une autre classe par exemple), il gagne à la place la capacité d’esquive instinctive supérieure.</text:p>
          </table:table-cell>
          <table:table-cell table:formula="of:=CONCATENATE([.A148];[.B148])" office:value-type="string" office:string-value="RoublardEsquive instinctive (Ext)" calcext:value-type="string">
            <text:p>RoublardEsquive instinctive (Ext)</text:p>
          </table:table-cell>
          <table:table-cell table:number-columns-repeated="1020"/>
        </table:table-row>
        <table:table-row table:style-name="ro2">
          <table:table-cell office:value-type="string" calcext:value-type="string">
            <text:p>Roublard</text:p>
          </table:table-cell>
          <table:table-cell office:value-type="string" calcext:value-type="string">
            <text:p>Esquive instinctive supérieure (Ext)</text:p>
          </table:table-cell>
          <table:table-cell office:value-type="string" calcext:value-type="string">
            <text:p>À partir du niveau 8, un roublard ne peut plus être pris en tenaille.</text:p>
            <text:p>Un autre roublard ne peut donc pas utiliser ses capacités pour lui porter une attaque sournoise en le prenant en tenaille, à moins de posséder au moins quatre niveaux de roublard de plus que lui.</text:p>
            <text:p>Si le personnage dispose déjà de la capacité d’esquive instinctive (voir plus haut) grâce à une autre classe, les niveaux de toutes les classes qui lui donnent cette capacité se cumulent pour déterminer le nombre de niveaux de roublard qu’un attaquant doit posséder pour pouvoir le prendre en tenaille.</text:p>
          </table:table-cell>
          <table:table-cell table:formula="of:=CONCATENATE([.A149];[.B149])" office:value-type="string" office:string-value="RoublardEsquive instinctive supérieure (Ext)" calcext:value-type="string">
            <text:p>RoublardEsquive instinctive supérieure (Ext)</text:p>
          </table:table-cell>
          <table:table-cell table:number-columns-repeated="1020"/>
        </table:table-row>
        <table:table-row table:style-name="ro1">
          <table:table-cell office:value-type="string" calcext:value-type="string">
            <text:p>Roublard</text:p>
          </table:table-cell>
          <table:table-cell office:value-type="string" calcext:value-type="string">
            <text:p>Talents de maître roublard</text:p>
          </table:table-cell>
          <table:table-cell office:value-type="string" calcext:value-type="string">
            <text:p>Au niveau 10 et tous les deux niveaux par la suite, le roublard peut choisir l’un des talents de maître roublard suivants au lieu d’un talent de roublard.</text:p>
          </table:table-cell>
          <table:table-cell table:formula="of:=CONCATENATE([.A150];[.B150])" office:value-type="string" office:string-value="RoublardTalents de maître roublard" calcext:value-type="string">
            <text:p>RoublardTalents de maître roublard</text:p>
          </table:table-cell>
          <table:table-cell table:number-columns-repeated="1020"/>
        </table:table-row>
        <table:table-row table:style-name="ro1">
          <table:table-cell office:value-type="string" calcext:value-type="string">
            <text:p>Roublard</text:p>
          </table:table-cell>
          <table:table-cell office:value-type="string" calcext:value-type="string">
            <text:p>Coup de maître (Ext)</text:p>
          </table:table-cell>
          <table:table-cell office:value-type="string" calcext:value-type="string">
            <text:p>Lorsque le roublard atteint le niveau 20, ses attaques sournoises deviennent incroyablement létales. Chaque fois qu’il inflige des dégâts d’attaque sournoise, il peut choisir un des trois effets suivants : la cible peut être endormie pendant 1d4 heures, paralysée pendant 2d6 rounds ou tuée. Quel que soit l’effet choisi, la cible bénéficie d’un jet de Vigueur pour annuler l’effet additionnel. Le DD de ce jet de sauvegarde est égal à 10 + la moitié du niveau du roublard + le modificateur d’Intelligence du roublard. Une créature prise pour cible par un coup de maître ne peut plus être affectée par un autre coup de maître du même roublard au cours des vingt-quatre heures qui suivent, et ceci qu’elle ait réussi son jet de sauvegarde ou non. Les créatures qui sont immunisées aux attaques sournoises le sont également aux coups de maître.</text:p>
          </table:table-cell>
          <table:table-cell table:formula="of:=CONCATENATE([.A151];[.B151])" office:value-type="string" office:string-value="RoublardCoup de maître (Ext)" calcext:value-type="string">
            <text:p>RoublardCoup de maître (Ext)</text:p>
          </table:table-cell>
          <table:table-cell table:number-columns-repeated="1020"/>
        </table:table-row>
      </table:table>
      <table:table table:name="en_fr" table:style-name="ta1">
        <office:forms form:automatic-focus="false" form:apply-design-mode="false"/>
        <table:table-column table:style-name="co1" table:default-cell-style-name="Default"/>
        <table:table-column table:style-name="co5" table:default-cell-style-name="Default"/>
        <table:table-column table:style-name="co8" table:default-cell-style-name="Default"/>
        <table:table-column table:style-name="co1" table:default-cell-style-name="Default"/>
        <table:table-column table:style-name="co9" table:default-cell-style-name="ce3"/>
        <table:table-column table:style-name="co10" table:default-cell-style-name="ce3"/>
        <table:table-column table:style-name="co4" table:default-cell-style-name="Default"/>
        <table:table-column table:style-name="co11" table:default-cell-style-name="Default"/>
        <table:table-column table:style-name="co4" table:number-columns-repeated="1016" table:default-cell-style-name="Default"/>
        <table:table-row table:style-name="ro1">
          <table:table-cell table:style-name="ce1" office:value-type="string" calcext:value-type="string">
            <text:p>class</text:p>
          </table:table-cell>
          <table:table-cell table:style-name="ce1" office:value-type="string" calcext:value-type="string">
            <text:p>class_fr</text:p>
          </table:table-cell>
          <table:table-cell table:style-name="ce1" table:number-columns-repeated="2"/>
          <table:table-cell table:style-name="ce2" office:value-type="string" calcext:value-type="string">
            <text:p>name</text:p>
          </table:table-cell>
          <table:table-cell table:style-name="ce2" office:value-type="string" calcext:value-type="string">
            <text:p>name_fr</text:p>
          </table:table-cell>
          <table:table-cell table:style-name="ce1"/>
          <table:table-cell table:style-name="ce1" office:value-type="string" calcext:value-type="string">
            <text:p>Pour la table de traduction des noms de pouvoirs :</text:p>
          </table:table-cell>
          <table:table-cell table:style-name="ce1" table:number-columns-repeated="1016"/>
        </table:table-row>
        <table:table-row table:style-name="ro1">
          <table:table-cell office:value-type="string" calcext:value-type="string">
            <text:p>barbarian</text:p>
          </table:table-cell>
          <table:table-cell office:value-type="string" calcext:value-type="string">
            <text:p>Barbare</text:p>
          </table:table-cell>
          <table:table-cell/>
          <table:table-cell office:value-type="string" calcext:value-type="string">
            <text:p>barbarian</text:p>
          </table:table-cell>
          <table:table-cell office:value-type="string" calcext:value-type="string">
            <text:p>Weapon and Armor Proficiency</text:p>
          </table:table-cell>
          <table:table-cell office:value-type="string" calcext:value-type="string">
            <text:p>Armes et armures</text:p>
          </table:table-cell>
          <table:table-cell/>
          <table:table-cell office:value-type="string" calcext:value-type="string">
            <text:p>- la colonne D est juste là pour info</text:p>
          </table:table-cell>
          <table:table-cell table:number-columns-repeated="1016"/>
        </table:table-row>
        <table:table-row table:style-name="ro1">
          <table:table-cell office:value-type="string" calcext:value-type="string">
            <text:p>bard</text:p>
          </table:table-cell>
          <table:table-cell office:value-type="string" calcext:value-type="string">
            <text:p>Barde</text:p>
          </table:table-cell>
          <table:table-cell/>
          <table:table-cell office:value-type="string" calcext:value-type="string">
            <text:p>barbarian</text:p>
          </table:table-cell>
          <table:table-cell office:value-type="string" calcext:value-type="string">
            <text:p>Fast Movement (Ex)</text:p>
          </table:table-cell>
          <table:table-cell office:value-type="string" calcext:value-type="string">
            <text:p>Déplacement accéléré (Ext)</text:p>
          </table:table-cell>
          <table:table-cell/>
          <table:table-cell office:value-type="string" calcext:value-type="string">
            <text:p>- j'ai supprimé les doublons (pouvoirs communs à plusieurs classes) d'où les les lignes vides</text:p>
          </table:table-cell>
          <table:table-cell table:number-columns-repeated="1016"/>
        </table:table-row>
        <table:table-row table:style-name="ro15">
          <table:table-cell office:value-type="string" calcext:value-type="string">
            <text:p>cleric</text:p>
          </table:table-cell>
          <table:table-cell office:value-type="string" calcext:value-type="string">
            <text:p>Prêtre</text:p>
          </table:table-cell>
          <table:table-cell/>
          <table:table-cell office:value-type="string" calcext:value-type="string">
            <text:p>barbarian</text:p>
          </table:table-cell>
          <table:table-cell office:value-type="string" calcext:value-type="string">
            <text:p>Rage (Ex)</text:p>
          </table:table-cell>
          <table:table-cell office:value-type="string" calcext:value-type="string">
            <text:p>Rage de berserker (Ext)</text:p>
          </table:table-cell>
          <table:table-cell/>
          <table:table-cell office:value-type="string" calcext:value-type="string">
            <text:p>- Bonus Feats est traduit par Dons supplémentaire, sauf pour le magicien où </text:p>
            <text:p>c'était "Dons supplémentaires et découvertes arcaniques", </text:p>
            <text:p>on ne garde que Dons supplémentaires du coup</text:p>
          </table:table-cell>
          <table:table-cell table:number-columns-repeated="1016"/>
        </table:table-row>
        <table:table-row table:style-name="ro1">
          <table:table-cell office:value-type="string" calcext:value-type="string">
            <text:p>druid</text:p>
          </table:table-cell>
          <table:table-cell office:value-type="string" calcext:value-type="string">
            <text:p>Druide</text:p>
          </table:table-cell>
          <table:table-cell/>
          <table:table-cell office:value-type="string" calcext:value-type="string">
            <text:p>barbarian</text:p>
          </table:table-cell>
          <table:table-cell office:value-type="string" calcext:value-type="string">
            <text:p>Rage Powers (Ex)</text:p>
          </table:table-cell>
          <table:table-cell office:value-type="string" calcext:value-type="string">
            <text:p>Pouvoirs de rage (Ext)</text:p>
          </table:table-cell>
          <table:table-cell table:number-columns-repeated="1018"/>
        </table:table-row>
        <table:table-row table:style-name="ro1">
          <table:table-cell office:value-type="string" calcext:value-type="string">
            <text:p>fighter</text:p>
          </table:table-cell>
          <table:table-cell office:value-type="string" calcext:value-type="string">
            <text:p>Guerrier</text:p>
          </table:table-cell>
          <table:table-cell/>
          <table:table-cell office:value-type="string" calcext:value-type="string">
            <text:p>barbarian</text:p>
          </table:table-cell>
          <table:table-cell office:value-type="string" calcext:value-type="string">
            <text:p>Uncanny Dodge (Ex)</text:p>
          </table:table-cell>
          <table:table-cell office:value-type="string" calcext:value-type="string">
            <text:p>Esquive instinctive (Ext)</text:p>
          </table:table-cell>
          <table:table-cell table:number-columns-repeated="1018"/>
        </table:table-row>
        <table:table-row table:style-name="ro1">
          <table:table-cell office:value-type="string" calcext:value-type="string">
            <text:p>monk</text:p>
          </table:table-cell>
          <table:table-cell office:value-type="string" calcext:value-type="string">
            <text:p>Moine</text:p>
          </table:table-cell>
          <table:table-cell/>
          <table:table-cell office:value-type="string" calcext:value-type="string">
            <text:p>barbarian</text:p>
          </table:table-cell>
          <table:table-cell office:value-type="string" calcext:value-type="string">
            <text:p>Trap Sense (Ex)</text:p>
          </table:table-cell>
          <table:table-cell office:value-type="string" calcext:value-type="string">
            <text:p>Sens des pièges (Ext)</text:p>
          </table:table-cell>
          <table:table-cell table:number-columns-repeated="1018"/>
        </table:table-row>
        <table:table-row table:style-name="ro1">
          <table:table-cell office:value-type="string" calcext:value-type="string">
            <text:p>paladin</text:p>
          </table:table-cell>
          <table:table-cell office:value-type="string" calcext:value-type="string">
            <text:p>Paladin</text:p>
          </table:table-cell>
          <table:table-cell/>
          <table:table-cell office:value-type="string" calcext:value-type="string">
            <text:p>barbarian</text:p>
          </table:table-cell>
          <table:table-cell office:value-type="string" calcext:value-type="string">
            <text:p>Improved Uncanny Dodge (Ex)</text:p>
          </table:table-cell>
          <table:table-cell office:value-type="string" calcext:value-type="string">
            <text:p>Esquive instinctive supérieure (Ext)</text:p>
          </table:table-cell>
          <table:table-cell table:number-columns-repeated="1018"/>
        </table:table-row>
        <table:table-row table:style-name="ro1">
          <table:table-cell office:value-type="string" calcext:value-type="string">
            <text:p>ranger</text:p>
          </table:table-cell>
          <table:table-cell office:value-type="string" calcext:value-type="string">
            <text:p>Rôdeur</text:p>
          </table:table-cell>
          <table:table-cell/>
          <table:table-cell office:value-type="string" calcext:value-type="string">
            <text:p>barbarian</text:p>
          </table:table-cell>
          <table:table-cell office:value-type="string" calcext:value-type="string">
            <text:p>Damage Reduction (Ex)</text:p>
          </table:table-cell>
          <table:table-cell office:value-type="string" calcext:value-type="string">
            <text:p>Réduction de dégâts (Ext)</text:p>
          </table:table-cell>
          <table:table-cell table:number-columns-repeated="1018"/>
        </table:table-row>
        <table:table-row table:style-name="ro1">
          <table:table-cell office:value-type="string" calcext:value-type="string">
            <text:p>rogue</text:p>
          </table:table-cell>
          <table:table-cell office:value-type="string" calcext:value-type="string">
            <text:p>Roublard</text:p>
          </table:table-cell>
          <table:table-cell/>
          <table:table-cell office:value-type="string" calcext:value-type="string">
            <text:p>barbarian</text:p>
          </table:table-cell>
          <table:table-cell office:value-type="string" calcext:value-type="string">
            <text:p>Greater Rage (Ex)</text:p>
          </table:table-cell>
          <table:table-cell office:value-type="string" calcext:value-type="string">
            <text:p>Rage de grand berserker (Ext)</text:p>
          </table:table-cell>
          <table:table-cell table:number-columns-repeated="1018"/>
        </table:table-row>
        <table:table-row table:style-name="ro1">
          <table:table-cell office:value-type="string" calcext:value-type="string">
            <text:p>sorcerer</text:p>
          </table:table-cell>
          <table:table-cell office:value-type="string" calcext:value-type="string">
            <text:p>Ensorceleur</text:p>
          </table:table-cell>
          <table:table-cell/>
          <table:table-cell office:value-type="string" calcext:value-type="string">
            <text:p>barbarian</text:p>
          </table:table-cell>
          <table:table-cell office:value-type="string" calcext:value-type="string">
            <text:p>Indomitable Will (Ex)</text:p>
          </table:table-cell>
          <table:table-cell office:value-type="string" calcext:value-type="string">
            <text:p>Volonté indomptable (Ext)</text:p>
          </table:table-cell>
          <table:table-cell table:number-columns-repeated="1018"/>
        </table:table-row>
        <table:table-row table:style-name="ro1">
          <table:table-cell office:value-type="string" calcext:value-type="string">
            <text:p>wizard</text:p>
          </table:table-cell>
          <table:table-cell office:value-type="string" calcext:value-type="string">
            <text:p>Magicien</text:p>
          </table:table-cell>
          <table:table-cell/>
          <table:table-cell office:value-type="string" calcext:value-type="string">
            <text:p>barbarian</text:p>
          </table:table-cell>
          <table:table-cell office:value-type="string" calcext:value-type="string">
            <text:p>Tireless Rage (Ex)</text:p>
          </table:table-cell>
          <table:table-cell office:value-type="string" calcext:value-type="string">
            <text:p>Rage sans fatigue (Ext)</text:p>
          </table:table-cell>
          <table:table-cell table:number-columns-repeated="1018"/>
        </table:table-row>
        <table:table-row table:style-name="ro1">
          <table:table-cell table:number-columns-repeated="3"/>
          <table:table-cell office:value-type="string" calcext:value-type="string">
            <text:p>barbarian</text:p>
          </table:table-cell>
          <table:table-cell office:value-type="string" calcext:value-type="string">
            <text:p>Mighty Rage (Ex)</text:p>
          </table:table-cell>
          <table:table-cell office:value-type="string" calcext:value-type="string">
            <text:p>Rage de maître berserker (Ext)</text:p>
          </table:table-cell>
          <table:table-cell table:number-columns-repeated="1018"/>
        </table:table-row>
        <table:table-row table:style-name="ro1">
          <table:table-cell table:number-columns-repeated="3"/>
          <table:table-cell office:value-type="string" calcext:value-type="string">
            <text:p>bard</text:p>
          </table:table-cell>
          <table:table-cell table:number-columns-repeated="1020"/>
        </table:table-row>
        <table:table-row table:style-name="ro1">
          <table:table-cell table:number-columns-repeated="3"/>
          <table:table-cell office:value-type="string" calcext:value-type="string">
            <text:p>bard</text:p>
          </table:table-cell>
          <table:table-cell office:value-type="string" calcext:value-type="string">
            <text:p>Spells</text:p>
          </table:table-cell>
          <table:table-cell office:value-type="string" calcext:value-type="string">
            <text:p>Sorts</text:p>
          </table:table-cell>
          <table:table-cell table:number-columns-repeated="1018"/>
        </table:table-row>
        <table:table-row table:style-name="ro1">
          <table:table-cell table:number-columns-repeated="3"/>
          <table:table-cell office:value-type="string" calcext:value-type="string">
            <text:p>bard</text:p>
          </table:table-cell>
          <table:table-cell office:value-type="string" calcext:value-type="string">
            <text:p>Bardic Knowledge (Ex)</text:p>
          </table:table-cell>
          <table:table-cell office:value-type="string" calcext:value-type="string">
            <text:p>Savoir bardique (Ext)</text:p>
          </table:table-cell>
          <table:table-cell table:number-columns-repeated="1018"/>
        </table:table-row>
        <table:table-row table:style-name="ro1">
          <table:table-cell table:number-columns-repeated="3"/>
          <table:table-cell office:value-type="string" calcext:value-type="string">
            <text:p>bard</text:p>
          </table:table-cell>
          <table:table-cell office:value-type="string" calcext:value-type="string">
            <text:p>Bardic Performance</text:p>
          </table:table-cell>
          <table:table-cell office:value-type="string" calcext:value-type="string">
            <text:p>Représentation bardique</text:p>
          </table:table-cell>
          <table:table-cell table:number-columns-repeated="1018"/>
        </table:table-row>
        <table:table-row table:style-name="ro1">
          <table:table-cell table:number-columns-repeated="3"/>
          <table:table-cell office:value-type="string" calcext:value-type="string">
            <text:p>bard</text:p>
          </table:table-cell>
          <table:table-cell office:value-type="string" calcext:value-type="string">
            <text:p>Cantrips</text:p>
          </table:table-cell>
          <table:table-cell office:value-type="string" calcext:value-type="string">
            <text:p>Tours de magie</text:p>
          </table:table-cell>
          <table:table-cell table:number-columns-repeated="1018"/>
        </table:table-row>
        <table:table-row table:style-name="ro1">
          <table:table-cell table:number-columns-repeated="3"/>
          <table:table-cell office:value-type="string" calcext:value-type="string">
            <text:p>bard</text:p>
          </table:table-cell>
          <table:table-cell office:value-type="string" calcext:value-type="string">
            <text:p>First Versatile Performance (Ex)</text:p>
          </table:table-cell>
          <table:table-cell table:style-name="Default" office:value-type="string" calcext:value-type="string">
            <text:p>Première versatilité artistique (Ext)</text:p>
          </table:table-cell>
          <table:table-cell table:number-columns-repeated="1018"/>
        </table:table-row>
        <table:table-row table:style-name="ro1">
          <table:table-cell table:number-columns-repeated="3"/>
          <table:table-cell office:value-type="string" calcext:value-type="string">
            <text:p>bard</text:p>
          </table:table-cell>
          <table:table-cell office:value-type="string" calcext:value-type="string">
            <text:p>Second Versatile Performance (Ex)</text:p>
          </table:table-cell>
          <table:table-cell table:style-name="Default" office:value-type="string" calcext:value-type="string">
            <text:p>Deuxième versatilité artistique (Ext)</text:p>
          </table:table-cell>
          <table:table-cell table:number-columns-repeated="1018"/>
        </table:table-row>
        <table:table-row table:style-name="ro1">
          <table:table-cell table:number-columns-repeated="3"/>
          <table:table-cell office:value-type="string" calcext:value-type="string">
            <text:p>bard</text:p>
          </table:table-cell>
          <table:table-cell office:value-type="string" calcext:value-type="string">
            <text:p>Third Versatile Performance (Ex)</text:p>
          </table:table-cell>
          <table:table-cell table:style-name="Default" office:value-type="string" calcext:value-type="string">
            <text:p>Troisième ersatilité artistique (Ext)</text:p>
          </table:table-cell>
          <table:table-cell table:number-columns-repeated="1018"/>
        </table:table-row>
        <table:table-row table:style-name="ro1">
          <table:table-cell table:number-columns-repeated="3"/>
          <table:table-cell office:value-type="string" calcext:value-type="string">
            <text:p>bard</text:p>
          </table:table-cell>
          <table:table-cell office:value-type="string" calcext:value-type="string">
            <text:p>Fourth Versatile Performance (Ex)</text:p>
          </table:table-cell>
          <table:table-cell table:style-name="Default" office:value-type="string" calcext:value-type="string">
            <text:p>Quatrième versatilité artistique (Ext)</text:p>
          </table:table-cell>
          <table:table-cell table:number-columns-repeated="1018"/>
        </table:table-row>
        <table:table-row table:style-name="ro1">
          <table:table-cell table:number-columns-repeated="3"/>
          <table:table-cell office:value-type="string" calcext:value-type="string">
            <text:p>bard</text:p>
          </table:table-cell>
          <table:table-cell office:value-type="string" calcext:value-type="string">
            <text:p>Fifth Versatile Performance (Ex)</text:p>
          </table:table-cell>
          <table:table-cell table:style-name="Default" office:value-type="string" calcext:value-type="string">
            <text:p>Cinquième versatilité artistique (Ext)</text:p>
          </table:table-cell>
          <table:table-cell table:number-columns-repeated="1018"/>
        </table:table-row>
        <table:table-row table:style-name="ro1">
          <table:table-cell table:number-columns-repeated="3"/>
          <table:table-cell office:value-type="string" calcext:value-type="string">
            <text:p>bard</text:p>
          </table:table-cell>
          <table:table-cell office:value-type="string" calcext:value-type="string">
            <text:p>Well-Versed (Ex)</text:p>
          </table:table-cell>
          <table:table-cell office:value-type="string" calcext:value-type="string">
            <text:p>Érudition (Ext)</text:p>
          </table:table-cell>
          <table:table-cell table:number-columns-repeated="1018"/>
        </table:table-row>
        <table:table-row table:style-name="ro1">
          <table:table-cell table:number-columns-repeated="3"/>
          <table:table-cell office:value-type="string" calcext:value-type="string">
            <text:p>bard</text:p>
          </table:table-cell>
          <table:table-cell office:value-type="string" calcext:value-type="string">
            <text:p>Lore Master (Ex)</text:p>
          </table:table-cell>
          <table:table-cell office:value-type="string" calcext:value-type="string">
            <text:p>Maître du savoir (Ext)</text:p>
          </table:table-cell>
          <table:table-cell table:number-columns-repeated="1018"/>
        </table:table-row>
        <table:table-row table:style-name="ro1">
          <table:table-cell table:number-columns-repeated="3"/>
          <table:table-cell office:value-type="string" calcext:value-type="string">
            <text:p>bard</text:p>
          </table:table-cell>
          <table:table-cell office:value-type="string" calcext:value-type="string">
            <text:p>Jack-of-All-Trades (Ex)</text:p>
          </table:table-cell>
          <table:table-cell office:value-type="string" calcext:value-type="string">
            <text:p>Touche-à-tout (Ext)</text:p>
          </table:table-cell>
          <table:table-cell table:number-columns-repeated="1018"/>
        </table:table-row>
        <table:table-row table:style-name="ro1">
          <table:table-cell table:number-columns-repeated="3"/>
          <table:table-cell office:value-type="string" calcext:value-type="string">
            <text:p>cleric</text:p>
          </table:table-cell>
          <table:table-cell table:number-columns-repeated="1020"/>
        </table:table-row>
        <table:table-row table:style-name="ro1">
          <table:table-cell table:number-columns-repeated="3"/>
          <table:table-cell office:value-type="string" calcext:value-type="string">
            <text:p>cleric</text:p>
          </table:table-cell>
          <table:table-cell office:value-type="string" calcext:value-type="string">
            <text:p>Aura (Ex)</text:p>
          </table:table-cell>
          <table:table-cell office:value-type="string" calcext:value-type="string">
            <text:p>Aura (Ext)</text:p>
          </table:table-cell>
          <table:table-cell table:number-columns-repeated="1018"/>
        </table:table-row>
        <table:table-row table:style-name="ro1">
          <table:table-cell table:number-columns-repeated="3"/>
          <table:table-cell office:value-type="string" calcext:value-type="string">
            <text:p>cleric</text:p>
          </table:table-cell>
          <table:table-cell table:number-columns-repeated="1020"/>
        </table:table-row>
        <table:table-row table:style-name="ro1">
          <table:table-cell table:number-columns-repeated="3"/>
          <table:table-cell office:value-type="string" calcext:value-type="string">
            <text:p>cleric</text:p>
          </table:table-cell>
          <table:table-cell office:value-type="string" calcext:value-type="string">
            <text:p>Channel Energy (Su)</text:p>
          </table:table-cell>
          <table:table-cell office:value-type="string" calcext:value-type="string">
            <text:p>Canalisation d’énergie (Sur) et ses variantes</text:p>
          </table:table-cell>
          <table:table-cell table:number-columns-repeated="1018"/>
        </table:table-row>
        <table:table-row table:style-name="ro1">
          <table:table-cell table:number-columns-repeated="3"/>
          <table:table-cell office:value-type="string" calcext:value-type="string">
            <text:p>cleric</text:p>
          </table:table-cell>
          <table:table-cell office:value-type="string" calcext:value-type="string">
            <text:p>Domains</text:p>
          </table:table-cell>
          <table:table-cell office:value-type="string" calcext:value-type="string">
            <text:p>Domaines</text:p>
          </table:table-cell>
          <table:table-cell table:number-columns-repeated="1018"/>
        </table:table-row>
        <table:table-row table:style-name="ro1">
          <table:table-cell table:number-columns-repeated="3"/>
          <table:table-cell office:value-type="string" calcext:value-type="string">
            <text:p>cleric</text:p>
          </table:table-cell>
          <table:table-cell office:value-type="string" calcext:value-type="string">
            <text:p>Orisons</text:p>
          </table:table-cell>
          <table:table-cell office:value-type="string" calcext:value-type="string">
            <text:p>Oraisons</text:p>
          </table:table-cell>
          <table:table-cell table:number-columns-repeated="1018"/>
        </table:table-row>
        <table:table-row table:style-name="ro1">
          <table:table-cell table:number-columns-repeated="3"/>
          <table:table-cell office:value-type="string" calcext:value-type="string">
            <text:p>cleric</text:p>
          </table:table-cell>
          <table:table-cell office:value-type="string" calcext:value-type="string">
            <text:p>Spontaneous Casting</text:p>
          </table:table-cell>
          <table:table-cell office:value-type="string" calcext:value-type="string">
            <text:p>Incantation spontanée</text:p>
          </table:table-cell>
          <table:table-cell table:number-columns-repeated="1018"/>
        </table:table-row>
        <table:table-row table:style-name="ro1">
          <table:table-cell table:number-columns-repeated="3"/>
          <table:table-cell office:value-type="string" calcext:value-type="string">
            <text:p>cleric</text:p>
          </table:table-cell>
          <table:table-cell office:value-type="string" calcext:value-type="string">
            <text:p>Chaotic, Evil, Good, and Lawful Spells</text:p>
          </table:table-cell>
          <table:table-cell office:value-type="string" calcext:value-type="string">
            <text:p>Sorts du Bien, du Chaos, de la Loi et du Mal</text:p>
          </table:table-cell>
          <table:table-cell table:number-columns-repeated="1018"/>
        </table:table-row>
        <table:table-row table:style-name="ro1">
          <table:table-cell table:number-columns-repeated="3"/>
          <table:table-cell office:value-type="string" calcext:value-type="string">
            <text:p>cleric</text:p>
          </table:table-cell>
          <table:table-cell office:value-type="string" calcext:value-type="string">
            <text:p>Bonus Languages</text:p>
          </table:table-cell>
          <table:table-cell office:value-type="string" calcext:value-type="string">
            <text:p>Langues supplémentaires</text:p>
          </table:table-cell>
          <table:table-cell table:number-columns-repeated="1018"/>
        </table:table-row>
        <table:table-row table:style-name="ro1">
          <table:table-cell table:number-columns-repeated="3"/>
          <table:table-cell office:value-type="string" calcext:value-type="string">
            <text:p>cleric</text:p>
          </table:table-cell>
          <table:table-cell table:number-columns-repeated="1020"/>
        </table:table-row>
        <table:table-row table:style-name="ro1">
          <table:table-cell table:number-columns-repeated="3"/>
          <table:table-cell office:value-type="string" calcext:value-type="string">
            <text:p>druid</text:p>
          </table:table-cell>
          <table:table-cell table:number-columns-repeated="1020"/>
        </table:table-row>
        <table:table-row table:style-name="ro1">
          <table:table-cell table:number-columns-repeated="3"/>
          <table:table-cell office:value-type="string" calcext:value-type="string">
            <text:p>druid</text:p>
          </table:table-cell>
          <table:table-cell table:number-columns-repeated="1020"/>
        </table:table-row>
        <table:table-row table:style-name="ro1">
          <table:table-cell table:number-columns-repeated="3"/>
          <table:table-cell office:value-type="string" calcext:value-type="string">
            <text:p>druid</text:p>
          </table:table-cell>
          <table:table-cell table:number-columns-repeated="1020"/>
        </table:table-row>
        <table:table-row table:style-name="ro1">
          <table:table-cell table:number-columns-repeated="3"/>
          <table:table-cell office:value-type="string" calcext:value-type="string">
            <text:p>druid</text:p>
          </table:table-cell>
          <table:table-cell table:number-columns-repeated="1020"/>
        </table:table-row>
        <table:table-row table:style-name="ro1">
          <table:table-cell table:number-columns-repeated="3"/>
          <table:table-cell office:value-type="string" calcext:value-type="string">
            <text:p>druid</text:p>
          </table:table-cell>
          <table:table-cell office:value-type="string" calcext:value-type="string">
            <text:p>Bonus Languages</text:p>
          </table:table-cell>
          <table:table-cell office:value-type="string" calcext:value-type="string">
            <text:p>Langues supplémentaires</text:p>
          </table:table-cell>
          <table:table-cell table:number-columns-repeated="1018"/>
        </table:table-row>
        <table:table-row table:style-name="ro1">
          <table:table-cell table:number-columns-repeated="3"/>
          <table:table-cell office:value-type="string" calcext:value-type="string">
            <text:p>druid</text:p>
          </table:table-cell>
          <table:table-cell office:value-type="string" calcext:value-type="string">
            <text:p>Nature Bond (Ex)</text:p>
          </table:table-cell>
          <table:table-cell office:value-type="string" calcext:value-type="string">
            <text:p>Pacte avec la nature (Ext)</text:p>
          </table:table-cell>
          <table:table-cell table:number-columns-repeated="1018"/>
        </table:table-row>
        <table:table-row table:style-name="ro1">
          <table:table-cell table:number-columns-repeated="3"/>
          <table:table-cell office:value-type="string" calcext:value-type="string">
            <text:p>druid</text:p>
          </table:table-cell>
          <table:table-cell office:value-type="string" calcext:value-type="string">
            <text:p>Nature Sense (Ex)</text:p>
          </table:table-cell>
          <table:table-cell office:value-type="string" calcext:value-type="string">
            <text:p>Instinct naturel (Ext)</text:p>
          </table:table-cell>
          <table:table-cell table:number-columns-repeated="1018"/>
        </table:table-row>
        <table:table-row table:style-name="ro1">
          <table:table-cell table:number-columns-repeated="3"/>
          <table:table-cell office:value-type="string" calcext:value-type="string">
            <text:p>druid</text:p>
          </table:table-cell>
          <table:table-cell office:value-type="string" calcext:value-type="string">
            <text:p>Wild Empathy (Ex)</text:p>
          </table:table-cell>
          <table:table-cell office:value-type="string" calcext:value-type="string">
            <text:p>Empathie sauvage (Ext)</text:p>
          </table:table-cell>
          <table:table-cell table:number-columns-repeated="1018"/>
        </table:table-row>
        <table:table-row table:style-name="ro1">
          <table:table-cell table:number-columns-repeated="3"/>
          <table:table-cell office:value-type="string" calcext:value-type="string">
            <text:p>druid</text:p>
          </table:table-cell>
          <table:table-cell office:value-type="string" calcext:value-type="string">
            <text:p>Woodland Stride (Ex)</text:p>
          </table:table-cell>
          <table:table-cell office:value-type="string" calcext:value-type="string">
            <text:p>Déplacement facilité (Ext)</text:p>
          </table:table-cell>
          <table:table-cell table:number-columns-repeated="1018"/>
        </table:table-row>
        <table:table-row table:style-name="ro1">
          <table:table-cell table:number-columns-repeated="3"/>
          <table:table-cell office:value-type="string" calcext:value-type="string">
            <text:p>druid</text:p>
          </table:table-cell>
          <table:table-cell office:value-type="string" calcext:value-type="string">
            <text:p>Trackless Step (Ex)</text:p>
          </table:table-cell>
          <table:table-cell office:value-type="string" calcext:value-type="string">
            <text:p>Absence de traces (Ext)</text:p>
          </table:table-cell>
          <table:table-cell table:number-columns-repeated="1018"/>
        </table:table-row>
        <table:table-row table:style-name="ro1">
          <table:table-cell table:number-columns-repeated="3"/>
          <table:table-cell office:value-type="string" calcext:value-type="string">
            <text:p>druid</text:p>
          </table:table-cell>
          <table:table-cell office:value-type="string" calcext:value-type="string">
            <text:p>Resist Nature's Lure (Ex)</text:p>
          </table:table-cell>
          <table:table-cell office:value-type="string" calcext:value-type="string">
            <text:p>Résistance à l’appel de la nature (Ext)</text:p>
          </table:table-cell>
          <table:table-cell table:number-columns-repeated="1018"/>
        </table:table-row>
        <table:table-row table:style-name="ro1">
          <table:table-cell table:number-columns-repeated="3"/>
          <table:table-cell office:value-type="string" calcext:value-type="string">
            <text:p>druid</text:p>
          </table:table-cell>
          <table:table-cell office:value-type="string" calcext:value-type="string">
            <text:p>Wild Shape (Su)</text:p>
          </table:table-cell>
          <table:table-cell office:value-type="string" calcext:value-type="string">
            <text:p>Forme animale (Sur)</text:p>
          </table:table-cell>
          <table:table-cell table:number-columns-repeated="1018"/>
        </table:table-row>
        <table:table-row table:style-name="ro1">
          <table:table-cell table:number-columns-repeated="3"/>
          <table:table-cell office:value-type="string" calcext:value-type="string">
            <text:p>druid</text:p>
          </table:table-cell>
          <table:table-cell office:value-type="string" calcext:value-type="string">
            <text:p>Venom Immunity (Ex)</text:p>
          </table:table-cell>
          <table:table-cell office:value-type="string" calcext:value-type="string">
            <text:p>Immunité contre le venin (Ext)</text:p>
          </table:table-cell>
          <table:table-cell table:number-columns-repeated="1018"/>
        </table:table-row>
        <table:table-row table:style-name="ro1">
          <table:table-cell table:number-columns-repeated="3"/>
          <table:table-cell office:value-type="string" calcext:value-type="string">
            <text:p>druid</text:p>
          </table:table-cell>
          <table:table-cell office:value-type="string" calcext:value-type="string">
            <text:p>A Thousand Faces (Su)</text:p>
          </table:table-cell>
          <table:table-cell office:value-type="string" calcext:value-type="string">
            <text:p>Mille visages (Sur)</text:p>
          </table:table-cell>
          <table:table-cell table:number-columns-repeated="1018"/>
        </table:table-row>
        <table:table-row table:style-name="ro1">
          <table:table-cell table:number-columns-repeated="3"/>
          <table:table-cell office:value-type="string" calcext:value-type="string">
            <text:p>druid</text:p>
          </table:table-cell>
          <table:table-cell office:value-type="string" calcext:value-type="string">
            <text:p>Timeless Body (Ex)</text:p>
          </table:table-cell>
          <table:table-cell office:value-type="string" calcext:value-type="string">
            <text:p>Éternelle jeunesse (Ext)</text:p>
          </table:table-cell>
          <table:table-cell table:number-columns-repeated="1018"/>
        </table:table-row>
        <table:table-row table:style-name="ro1">
          <table:table-cell table:number-columns-repeated="3"/>
          <table:table-cell office:value-type="string" calcext:value-type="string">
            <text:p>fighter</text:p>
          </table:table-cell>
          <table:table-cell table:number-columns-repeated="1020"/>
        </table:table-row>
        <table:table-row table:style-name="ro1">
          <table:table-cell table:number-columns-repeated="3"/>
          <table:table-cell office:value-type="string" calcext:value-type="string">
            <text:p>fighter</text:p>
          </table:table-cell>
          <table:table-cell office:value-type="string" calcext:value-type="string">
            <text:p>Bonus Feats</text:p>
          </table:table-cell>
          <table:table-cell office:value-type="string" calcext:value-type="string">
            <text:p>Dons supplémentaires</text:p>
          </table:table-cell>
          <table:table-cell table:number-columns-repeated="1018"/>
        </table:table-row>
        <table:table-row table:style-name="ro1">
          <table:table-cell table:number-columns-repeated="3"/>
          <table:table-cell office:value-type="string" calcext:value-type="string">
            <text:p>fighter</text:p>
          </table:table-cell>
          <table:table-cell office:value-type="string" calcext:value-type="string">
            <text:p>Bravery (Ex)</text:p>
          </table:table-cell>
          <table:table-cell office:value-type="string" calcext:value-type="string">
            <text:p>Courage (Ext)</text:p>
          </table:table-cell>
          <table:table-cell table:number-columns-repeated="1018"/>
        </table:table-row>
        <table:table-row table:style-name="ro1">
          <table:table-cell table:number-columns-repeated="3"/>
          <table:table-cell office:value-type="string" calcext:value-type="string">
            <text:p>fighter</text:p>
          </table:table-cell>
          <table:table-cell office:value-type="string" calcext:value-type="string">
            <text:p>Armor Training (Ex)</text:p>
          </table:table-cell>
          <table:table-cell office:value-type="string" calcext:value-type="string">
            <text:p>Entraînement aux armures (Ext)</text:p>
          </table:table-cell>
          <table:table-cell table:number-columns-repeated="1018"/>
        </table:table-row>
        <table:table-row table:style-name="ro1">
          <table:table-cell table:number-columns-repeated="3"/>
          <table:table-cell office:value-type="string" calcext:value-type="string">
            <text:p>fighter</text:p>
          </table:table-cell>
          <table:table-cell office:value-type="string" calcext:value-type="string">
            <text:p>Weapon Training (Ex)</text:p>
          </table:table-cell>
          <table:table-cell office:value-type="string" calcext:value-type="string">
            <text:p>Entraînement aux armes (Ext)</text:p>
          </table:table-cell>
          <table:table-cell table:number-columns-repeated="1018"/>
        </table:table-row>
        <table:table-row table:style-name="ro1">
          <table:table-cell table:number-columns-repeated="3"/>
          <table:table-cell office:value-type="string" calcext:value-type="string">
            <text:p>fighter</text:p>
          </table:table-cell>
          <table:table-cell office:value-type="string" calcext:value-type="string">
            <text:p>Armor Mastery (Ex)</text:p>
          </table:table-cell>
          <table:table-cell office:value-type="string" calcext:value-type="string">
            <text:p>Maîtrise des armures (Ext)</text:p>
          </table:table-cell>
          <table:table-cell table:number-columns-repeated="1018"/>
        </table:table-row>
        <table:table-row table:style-name="ro1">
          <table:table-cell table:number-columns-repeated="3"/>
          <table:table-cell office:value-type="string" calcext:value-type="string">
            <text:p>fighter</text:p>
          </table:table-cell>
          <table:table-cell office:value-type="string" calcext:value-type="string">
            <text:p>Weapon Mastery (Ex)</text:p>
          </table:table-cell>
          <table:table-cell office:value-type="string" calcext:value-type="string">
            <text:p>Maîtrise des armes (Ext)</text:p>
          </table:table-cell>
          <table:table-cell table:number-columns-repeated="1018"/>
        </table:table-row>
        <table:table-row table:style-name="ro1">
          <table:table-cell table:number-columns-repeated="3"/>
          <table:table-cell office:value-type="string" calcext:value-type="string">
            <text:p>monk</text:p>
          </table:table-cell>
          <table:table-cell table:number-columns-repeated="1020"/>
        </table:table-row>
        <table:table-row table:style-name="ro1">
          <table:table-cell table:number-columns-repeated="3"/>
          <table:table-cell office:value-type="string" calcext:value-type="string">
            <text:p>monk</text:p>
          </table:table-cell>
          <table:table-cell office:value-type="string" calcext:value-type="string">
            <text:p>AC Bonus (Ex)</text:p>
          </table:table-cell>
          <table:table-cell office:value-type="string" calcext:value-type="string">
            <text:p>Bonus à la CA (Ext)</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Flurry of Blows (Ex)</text:p>
          </table:table-cell>
          <table:table-cell office:value-type="string" calcext:value-type="string">
            <text:p>Déluge de coups (Ext)</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Unarmed Strike</text:p>
          </table:table-cell>
          <table:table-cell office:value-type="string" calcext:value-type="string">
            <text:p>Combat à mains nues</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Bonus Feats</text:p>
          </table:table-cell>
          <table:table-cell office:value-type="string" calcext:value-type="string">
            <text:p>Dons supplémentaires</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Stunning Fist (Ex)</text:p>
          </table:table-cell>
          <table:table-cell office:value-type="string" calcext:value-type="string">
            <text:p>Coup étourdissant (Ext)</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Evasion (Ex)</text:p>
          </table:table-cell>
          <table:table-cell office:value-type="string" calcext:value-type="string">
            <text:p>Esquive totale (Ext)</text:p>
          </table:table-cell>
          <table:table-cell table:number-columns-repeated="1018"/>
        </table:table-row>
        <table:table-row table:style-name="ro1">
          <table:table-cell table:number-columns-repeated="3"/>
          <table:table-cell office:value-type="string" calcext:value-type="string">
            <text:p>monk</text:p>
          </table:table-cell>
          <table:table-cell table:number-columns-repeated="1020"/>
        </table:table-row>
        <table:table-row table:style-name="ro1">
          <table:table-cell table:number-columns-repeated="3"/>
          <table:table-cell office:value-type="string" calcext:value-type="string">
            <text:p>monk</text:p>
          </table:table-cell>
          <table:table-cell office:value-type="string" calcext:value-type="string">
            <text:p>Maneuver Training (Ex)</text:p>
          </table:table-cell>
          <table:table-cell office:value-type="string" calcext:value-type="string">
            <text:p>Entraînement aux manœuvres offensives (Ext)</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Still Mind (Ex)</text:p>
          </table:table-cell>
          <table:table-cell office:value-type="string" calcext:value-type="string">
            <text:p>Sérénité (Ext)</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Ki Pool (Su)</text:p>
          </table:table-cell>
          <table:table-cell office:value-type="string" calcext:value-type="string">
            <text:p>Réserve de ki (Sur) et Voeux</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Slow Fall (Ex)</text:p>
          </table:table-cell>
          <table:table-cell office:value-type="string" calcext:value-type="string">
            <text:p>Chute ralentie (Ext)</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High Jump (Ex)</text:p>
          </table:table-cell>
          <table:table-cell office:value-type="string" calcext:value-type="string">
            <text:p>Sauts puissants (Ext)</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Purity of Body (Ex)</text:p>
          </table:table-cell>
          <table:table-cell office:value-type="string" calcext:value-type="string">
            <text:p>Pureté physique (Ext)</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Wholeness of Body (Su)</text:p>
          </table:table-cell>
          <table:table-cell office:value-type="string" calcext:value-type="string">
            <text:p>Plénitude physique (Sur)</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Improved Evasion (Ex)</text:p>
          </table:table-cell>
          <table:table-cell office:value-type="string" calcext:value-type="string">
            <text:p>Esquive surnaturelle (Ext)</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Diamond Body (Su)</text:p>
          </table:table-cell>
          <table:table-cell office:value-type="string" calcext:value-type="string">
            <text:p>Corps de diamant (Sur)</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Abundant Step (Su)</text:p>
          </table:table-cell>
          <table:table-cell office:value-type="string" calcext:value-type="string">
            <text:p>Pas chassé (Sur)</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Diamond Soul (Ex)</text:p>
          </table:table-cell>
          <table:table-cell office:value-type="string" calcext:value-type="string">
            <text:p>Âme de diamant (Ext)</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Quivering Palm (Su)</text:p>
          </table:table-cell>
          <table:table-cell office:value-type="string" calcext:value-type="string">
            <text:p>Paume vibratoire (Sur)</text:p>
          </table:table-cell>
          <table:table-cell table:number-columns-repeated="1018"/>
        </table:table-row>
        <table:table-row table:style-name="ro1">
          <table:table-cell table:number-columns-repeated="3"/>
          <table:table-cell office:value-type="string" calcext:value-type="string">
            <text:p>monk</text:p>
          </table:table-cell>
          <table:table-cell table:number-columns-repeated="1020"/>
        </table:table-row>
        <table:table-row table:style-name="ro1">
          <table:table-cell table:number-columns-repeated="3"/>
          <table:table-cell office:value-type="string" calcext:value-type="string">
            <text:p>monk</text:p>
          </table:table-cell>
          <table:table-cell office:value-type="string" calcext:value-type="string">
            <text:p>Tongue of the Sun and Moon (Ex)</text:p>
          </table:table-cell>
          <table:table-cell office:value-type="string" calcext:value-type="string">
            <text:p>Langues du soleil et de la lune (Ext)</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Empty Body (Su)</text:p>
          </table:table-cell>
          <table:table-cell office:value-type="string" calcext:value-type="string">
            <text:p>Désertion de l’âme (Sur)</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Perfect Self</text:p>
          </table:table-cell>
          <table:table-cell office:value-type="string" calcext:value-type="string">
            <text:p>Perfection de l’être</text:p>
          </table:table-cell>
          <table:table-cell table:number-columns-repeated="1018"/>
        </table:table-row>
        <table:table-row table:style-name="ro1">
          <table:table-cell table:number-columns-repeated="3"/>
          <table:table-cell office:value-type="string" calcext:value-type="string">
            <text:p>paladin</text:p>
          </table:table-cell>
          <table:table-cell table:number-columns-repeated="1020"/>
        </table:table-row>
        <table:table-row table:style-name="ro1">
          <table:table-cell table:number-columns-repeated="3"/>
          <table:table-cell office:value-type="string" calcext:value-type="string">
            <text:p>paladin</text:p>
          </table:table-cell>
          <table:table-cell office:value-type="string" calcext:value-type="string">
            <text:p>Aura of Good (Ex)</text:p>
          </table:table-cell>
          <table:table-cell office:value-type="string" calcext:value-type="string">
            <text:p>Aura de Bien (Ext)</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Detect Evil</text:p>
          </table:table-cell>
          <table:table-cell office:value-type="string" calcext:value-type="string">
            <text:p>Détection du Mal (Mag)</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Smite Evil (Su)</text:p>
          </table:table-cell>
          <table:table-cell office:value-type="string" calcext:value-type="string">
            <text:p>Châtiment du Mal (Sur)</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Divine Grace (Su)</text:p>
          </table:table-cell>
          <table:table-cell office:value-type="string" calcext:value-type="string">
            <text:p>Grâce divine (Sur)</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Lay On Hands (Su)</text:p>
          </table:table-cell>
          <table:table-cell office:value-type="string" calcext:value-type="string">
            <text:p>Imposition des mains (Sur)</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Aura of Courage (Su)</text:p>
          </table:table-cell>
          <table:table-cell office:value-type="string" calcext:value-type="string">
            <text:p>Aura de bravoure (Sur)</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Divine Health (Ex)</text:p>
          </table:table-cell>
          <table:table-cell office:value-type="string" calcext:value-type="string">
            <text:p>Santé divine (Ext)</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Mercy (Su)</text:p>
          </table:table-cell>
          <table:table-cell office:value-type="string" calcext:value-type="string">
            <text:p>Grâce (Sur)</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Channel Positive Energy (Su)</text:p>
          </table:table-cell>
          <table:table-cell office:value-type="string" calcext:value-type="string">
            <text:p>Canalisation d’énergie positive (Sur)</text:p>
          </table:table-cell>
          <table:table-cell table:number-columns-repeated="1018"/>
        </table:table-row>
        <table:table-row table:style-name="ro1">
          <table:table-cell table:number-columns-repeated="3"/>
          <table:table-cell office:value-type="string" calcext:value-type="string">
            <text:p>paladin</text:p>
          </table:table-cell>
          <table:table-cell table:number-columns-repeated="1020"/>
        </table:table-row>
        <table:table-row table:style-name="ro1">
          <table:table-cell table:number-columns-repeated="3"/>
          <table:table-cell office:value-type="string" calcext:value-type="string">
            <text:p>paladin</text:p>
          </table:table-cell>
          <table:table-cell office:value-type="string" calcext:value-type="string">
            <text:p>Divine Bond (Sp)</text:p>
          </table:table-cell>
          <table:table-cell office:value-type="string" calcext:value-type="string">
            <text:p>Pacte divin (Mag)</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Aura of Resolve (Su)</text:p>
          </table:table-cell>
          <table:table-cell office:value-type="string" calcext:value-type="string">
            <text:p>Aura de fermeté (Sur)</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Aura of Justice (Su)</text:p>
          </table:table-cell>
          <table:table-cell office:value-type="string" calcext:value-type="string">
            <text:p>Aura de justice (Sur)</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Aura of Faith (Su)</text:p>
          </table:table-cell>
          <table:table-cell office:value-type="string" calcext:value-type="string">
            <text:p>Aura de foi (Sur)</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Aura of Righteousness (Su)</text:p>
          </table:table-cell>
          <table:table-cell office:value-type="string" calcext:value-type="string">
            <text:p>Aura de droiture (Sur)</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Holy Champion (Su)</text:p>
          </table:table-cell>
          <table:table-cell office:value-type="string" calcext:value-type="string">
            <text:p>Champion sacré (Sur)</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Code of Conduct</text:p>
          </table:table-cell>
          <table:table-cell office:value-type="string" calcext:value-type="string">
            <text:p>Code de conduite</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Associates</text:p>
          </table:table-cell>
          <table:table-cell office:value-type="string" calcext:value-type="string">
            <text:p>Compagnons</text:p>
          </table:table-cell>
          <table:table-cell table:number-columns-repeated="1018"/>
        </table:table-row>
        <table:table-row table:style-name="ro1">
          <table:table-cell table:number-columns-repeated="3"/>
          <table:table-cell office:value-type="string" calcext:value-type="string">
            <text:p>ranger</text:p>
          </table:table-cell>
          <table:table-cell table:number-columns-repeated="1020"/>
        </table:table-row>
        <table:table-row table:style-name="ro1">
          <table:table-cell table:number-columns-repeated="3"/>
          <table:table-cell office:value-type="string" calcext:value-type="string">
            <text:p>ranger</text:p>
          </table:table-cell>
          <table:table-cell office:value-type="string" calcext:value-type="string">
            <text:p>Favored Enemy (+2) (Ex)</text:p>
          </table:table-cell>
          <table:table-cell table:style-name="Default" office:value-type="string" calcext:value-type="string">
            <text:p>Ennemi juré (+2) (Ext)</text:p>
          </table:table-cell>
          <table:table-cell table:number-columns-repeated="1018"/>
        </table:table-row>
        <table:table-row table:style-name="ro1">
          <table:table-cell table:number-columns-repeated="3"/>
          <table:table-cell office:value-type="string" calcext:value-type="string">
            <text:p>ranger</text:p>
          </table:table-cell>
          <table:table-cell office:value-type="string" calcext:value-type="string">
            <text:p>Favored Enemy (+4) (Ex)</text:p>
          </table:table-cell>
          <table:table-cell table:style-name="Default" office:value-type="string" calcext:value-type="string">
            <text:p>Ennemi juré (+4) (Ext)</text:p>
          </table:table-cell>
          <table:table-cell table:number-columns-repeated="1018"/>
        </table:table-row>
        <table:table-row table:style-name="ro1">
          <table:table-cell table:number-columns-repeated="3"/>
          <table:table-cell office:value-type="string" calcext:value-type="string">
            <text:p>ranger</text:p>
          </table:table-cell>
          <table:table-cell office:value-type="string" calcext:value-type="string">
            <text:p>Favored Enemy (+6) (Ex)</text:p>
          </table:table-cell>
          <table:table-cell table:style-name="Default" office:value-type="string" calcext:value-type="string">
            <text:p>Ennemi juré (+6) (Ext)</text:p>
          </table:table-cell>
          <table:table-cell table:number-columns-repeated="1018"/>
        </table:table-row>
        <table:table-row table:style-name="ro1">
          <table:table-cell table:number-columns-repeated="3"/>
          <table:table-cell office:value-type="string" calcext:value-type="string">
            <text:p>ranger</text:p>
          </table:table-cell>
          <table:table-cell office:value-type="string" calcext:value-type="string">
            <text:p>Favored Enemy (+8) (Ex)</text:p>
          </table:table-cell>
          <table:table-cell table:style-name="Default" office:value-type="string" calcext:value-type="string">
            <text:p>Ennemi juré (+8) (Ext)</text:p>
          </table:table-cell>
          <table:table-cell table:number-columns-repeated="1018"/>
        </table:table-row>
        <table:table-row table:style-name="ro1">
          <table:table-cell table:number-columns-repeated="3"/>
          <table:table-cell office:value-type="string" calcext:value-type="string">
            <text:p>ranger</text:p>
          </table:table-cell>
          <table:table-cell office:value-type="string" calcext:value-type="string">
            <text:p>Favored Enemy (+10) (Ex)</text:p>
          </table:table-cell>
          <table:table-cell table:style-name="Default" office:value-type="string" calcext:value-type="string">
            <text:p>Ennemi juré (+10) (Ext)</text:p>
          </table:table-cell>
          <table:table-cell table:number-columns-repeated="1018"/>
        </table:table-row>
        <table:table-row table:style-name="ro1">
          <table:table-cell table:number-columns-repeated="3"/>
          <table:table-cell office:value-type="string" calcext:value-type="string">
            <text:p>ranger</text:p>
          </table:table-cell>
          <table:table-cell office:value-type="string" calcext:value-type="string">
            <text:p>Track (Ex)</text:p>
          </table:table-cell>
          <table:table-cell office:value-type="string" calcext:value-type="string">
            <text:p>Pistage (Ext)</text:p>
          </table:table-cell>
          <table:table-cell table:number-columns-repeated="1018"/>
        </table:table-row>
        <table:table-row table:style-name="ro1">
          <table:table-cell table:number-columns-repeated="3"/>
          <table:table-cell office:value-type="string" calcext:value-type="string">
            <text:p>ranger</text:p>
          </table:table-cell>
          <table:table-cell table:number-columns-repeated="1020"/>
        </table:table-row>
        <table:table-row table:style-name="ro1">
          <table:table-cell table:number-columns-repeated="3"/>
          <table:table-cell office:value-type="string" calcext:value-type="string">
            <text:p>ranger</text:p>
          </table:table-cell>
          <table:table-cell office:value-type="string" calcext:value-type="string">
            <text:p>Combat Style Feat (Ex)</text:p>
          </table:table-cell>
          <table:table-cell office:value-type="string" calcext:value-type="string">
            <text:p>Style de combat (Ext)</text:p>
          </table:table-cell>
          <table:table-cell table:number-columns-repeated="1018"/>
        </table:table-row>
        <table:table-row table:style-name="ro1">
          <table:table-cell table:number-columns-repeated="3"/>
          <table:table-cell office:value-type="string" calcext:value-type="string">
            <text:p>ranger</text:p>
          </table:table-cell>
          <table:table-cell table:number-columns-repeated="2" office:value-type="string" calcext:value-type="string">
            <text:p>Endurance</text:p>
          </table:table-cell>
          <table:table-cell table:number-columns-repeated="1018"/>
        </table:table-row>
        <table:table-row table:style-name="ro1">
          <table:table-cell table:number-columns-repeated="3"/>
          <table:table-cell office:value-type="string" calcext:value-type="string">
            <text:p>ranger</text:p>
          </table:table-cell>
          <table:table-cell office:value-type="string" calcext:value-type="string">
            <text:p>Favored Terrain (+2) (Ex)</text:p>
          </table:table-cell>
          <table:table-cell table:style-name="Default" office:value-type="string" calcext:value-type="string">
            <text:p>Environnement de prédilection (+2) (Ext)</text:p>
          </table:table-cell>
          <table:table-cell table:number-columns-repeated="1018"/>
        </table:table-row>
        <table:table-row table:style-name="ro1">
          <table:table-cell table:number-columns-repeated="3"/>
          <table:table-cell office:value-type="string" calcext:value-type="string">
            <text:p>ranger</text:p>
          </table:table-cell>
          <table:table-cell office:value-type="string" calcext:value-type="string">
            <text:p>Favored Terrain (+4) (Ex)</text:p>
          </table:table-cell>
          <table:table-cell table:style-name="Default" office:value-type="string" calcext:value-type="string">
            <text:p>Environnement de prédilection (+4) (Ext)</text:p>
          </table:table-cell>
          <table:table-cell table:number-columns-repeated="1018"/>
        </table:table-row>
        <table:table-row table:style-name="ro1">
          <table:table-cell table:number-columns-repeated="3"/>
          <table:table-cell office:value-type="string" calcext:value-type="string">
            <text:p>ranger</text:p>
          </table:table-cell>
          <table:table-cell office:value-type="string" calcext:value-type="string">
            <text:p>Favored Terrain (+6) (Ex)</text:p>
          </table:table-cell>
          <table:table-cell table:style-name="Default" office:value-type="string" calcext:value-type="string">
            <text:p>Environnement de prédilection (+6) (Ext)</text:p>
          </table:table-cell>
          <table:table-cell table:number-columns-repeated="1018"/>
        </table:table-row>
        <table:table-row table:style-name="ro1">
          <table:table-cell table:number-columns-repeated="3"/>
          <table:table-cell office:value-type="string" calcext:value-type="string">
            <text:p>ranger</text:p>
          </table:table-cell>
          <table:table-cell office:value-type="string" calcext:value-type="string">
            <text:p>Favored Terrain (+8) (Ex)</text:p>
          </table:table-cell>
          <table:table-cell table:style-name="Default" office:value-type="string" calcext:value-type="string">
            <text:p>Environnement de prédilection (+8) (Ext)</text:p>
          </table:table-cell>
          <table:table-cell table:number-columns-repeated="1018"/>
        </table:table-row>
        <table:table-row table:style-name="ro1">
          <table:table-cell table:number-columns-repeated="3"/>
          <table:table-cell office:value-type="string" calcext:value-type="string">
            <text:p>ranger</text:p>
          </table:table-cell>
          <table:table-cell office:value-type="string" calcext:value-type="string">
            <text:p>Hunter's Bond (Ex)</text:p>
          </table:table-cell>
          <table:table-cell office:value-type="string" calcext:value-type="string">
            <text:p>Pacte du chasseur (Ext)</text:p>
          </table:table-cell>
          <table:table-cell table:number-columns-repeated="1018"/>
        </table:table-row>
        <table:table-row table:style-name="ro1">
          <table:table-cell table:number-columns-repeated="3"/>
          <table:table-cell office:value-type="string" calcext:value-type="string">
            <text:p>ranger</text:p>
          </table:table-cell>
          <table:table-cell table:number-columns-repeated="1020"/>
        </table:table-row>
        <table:table-row table:style-name="ro1">
          <table:table-cell table:number-columns-repeated="3"/>
          <table:table-cell office:value-type="string" calcext:value-type="string">
            <text:p>ranger</text:p>
          </table:table-cell>
          <table:table-cell table:number-columns-repeated="1020"/>
        </table:table-row>
        <table:table-row table:style-name="ro1">
          <table:table-cell table:number-columns-repeated="3"/>
          <table:table-cell office:value-type="string" calcext:value-type="string">
            <text:p>ranger</text:p>
          </table:table-cell>
          <table:table-cell office:value-type="string" calcext:value-type="string">
            <text:p>Swift Tracker (Ex)</text:p>
          </table:table-cell>
          <table:table-cell office:value-type="string" calcext:value-type="string">
            <text:p>Pistage accéléré (Ext)</text:p>
          </table:table-cell>
          <table:table-cell table:number-columns-repeated="1018"/>
        </table:table-row>
        <table:table-row table:style-name="ro1">
          <table:table-cell table:number-columns-repeated="3"/>
          <table:table-cell office:value-type="string" calcext:value-type="string">
            <text:p>ranger</text:p>
          </table:table-cell>
          <table:table-cell table:number-columns-repeated="1020"/>
        </table:table-row>
        <table:table-row table:style-name="ro1">
          <table:table-cell table:number-columns-repeated="3"/>
          <table:table-cell office:value-type="string" calcext:value-type="string">
            <text:p>ranger</text:p>
          </table:table-cell>
          <table:table-cell office:value-type="string" calcext:value-type="string">
            <text:p>Quarry (Ex)</text:p>
          </table:table-cell>
          <table:table-cell office:value-type="string" calcext:value-type="string">
            <text:p>Proie du chasseur (Ext)</text:p>
          </table:table-cell>
          <table:table-cell table:number-columns-repeated="1018"/>
        </table:table-row>
        <table:table-row table:style-name="ro1">
          <table:table-cell table:number-columns-repeated="3"/>
          <table:table-cell office:value-type="string" calcext:value-type="string">
            <text:p>ranger</text:p>
          </table:table-cell>
          <table:table-cell office:value-type="string" calcext:value-type="string">
            <text:p>Camouflage (Ex)</text:p>
          </table:table-cell>
          <table:table-cell office:value-type="string" calcext:value-type="string">
            <text:p>Camouflage (Ext)</text:p>
          </table:table-cell>
          <table:table-cell table:number-columns-repeated="1018"/>
        </table:table-row>
        <table:table-row table:style-name="ro1">
          <table:table-cell table:number-columns-repeated="3"/>
          <table:table-cell office:value-type="string" calcext:value-type="string">
            <text:p>ranger</text:p>
          </table:table-cell>
          <table:table-cell table:number-columns-repeated="1020"/>
        </table:table-row>
        <table:table-row table:style-name="ro1">
          <table:table-cell table:number-columns-repeated="3"/>
          <table:table-cell office:value-type="string" calcext:value-type="string">
            <text:p>ranger</text:p>
          </table:table-cell>
          <table:table-cell office:value-type="string" calcext:value-type="string">
            <text:p>Hide in Plain Sight (Ex)</text:p>
          </table:table-cell>
          <table:table-cell office:value-type="string" calcext:value-type="string">
            <text:p>Discrétion totale (Ext)</text:p>
          </table:table-cell>
          <table:table-cell table:number-columns-repeated="1018"/>
        </table:table-row>
        <table:table-row table:style-name="ro1">
          <table:table-cell table:number-columns-repeated="3"/>
          <table:table-cell office:value-type="string" calcext:value-type="string">
            <text:p>ranger</text:p>
          </table:table-cell>
          <table:table-cell office:value-type="string" calcext:value-type="string">
            <text:p>Improved Quarry (Ex)</text:p>
          </table:table-cell>
          <table:table-cell office:value-type="string" calcext:value-type="string">
            <text:p>Proie du maître chasseur (Ext)</text:p>
          </table:table-cell>
          <table:table-cell table:number-columns-repeated="1018"/>
        </table:table-row>
        <table:table-row table:style-name="ro1">
          <table:table-cell table:number-columns-repeated="3"/>
          <table:table-cell office:value-type="string" calcext:value-type="string">
            <text:p>ranger</text:p>
          </table:table-cell>
          <table:table-cell office:value-type="string" calcext:value-type="string">
            <text:p>Master Hunter (Ex)</text:p>
          </table:table-cell>
          <table:table-cell office:value-type="string" calcext:value-type="string">
            <text:p>Maître chasseur (Ext)</text:p>
          </table:table-cell>
          <table:table-cell table:number-columns-repeated="1018"/>
        </table:table-row>
        <table:table-row table:style-name="ro1">
          <table:table-cell table:number-columns-repeated="3"/>
          <table:table-cell office:value-type="string" calcext:value-type="string">
            <text:p>rogue</text:p>
          </table:table-cell>
          <table:table-cell table:number-columns-repeated="1020"/>
        </table:table-row>
        <table:table-row table:style-name="ro1">
          <table:table-cell table:number-columns-repeated="3"/>
          <table:table-cell office:value-type="string" calcext:value-type="string">
            <text:p>rogue</text:p>
          </table:table-cell>
          <table:table-cell office:value-type="string" calcext:value-type="string">
            <text:p>Sneak Attack</text:p>
          </table:table-cell>
          <table:table-cell office:value-type="string" calcext:value-type="string">
            <text:p>Attaque sournoise</text:p>
          </table:table-cell>
          <table:table-cell table:number-columns-repeated="1018"/>
        </table:table-row>
        <table:table-row table:style-name="ro1">
          <table:table-cell table:number-columns-repeated="3"/>
          <table:table-cell office:value-type="string" calcext:value-type="string">
            <text:p>rogue</text:p>
          </table:table-cell>
          <table:table-cell office:value-type="string" calcext:value-type="string">
            <text:p>Trapfinding</text:p>
          </table:table-cell>
          <table:table-cell office:value-type="string" calcext:value-type="string">
            <text:p>Recherche des pièges</text:p>
          </table:table-cell>
          <table:table-cell table:number-columns-repeated="1018"/>
        </table:table-row>
        <table:table-row table:style-name="ro1">
          <table:table-cell table:number-columns-repeated="3"/>
          <table:table-cell office:value-type="string" calcext:value-type="string">
            <text:p>rogue</text:p>
          </table:table-cell>
          <table:table-cell table:number-columns-repeated="1020"/>
        </table:table-row>
        <table:table-row table:style-name="ro1">
          <table:table-cell table:number-columns-repeated="3"/>
          <table:table-cell office:value-type="string" calcext:value-type="string">
            <text:p>rogue</text:p>
          </table:table-cell>
          <table:table-cell office:value-type="string" calcext:value-type="string">
            <text:p>Rogue Talents</text:p>
          </table:table-cell>
          <table:table-cell office:value-type="string" calcext:value-type="string">
            <text:p>Talents de roublard</text:p>
          </table:table-cell>
          <table:table-cell table:number-columns-repeated="1018"/>
        </table:table-row>
        <table:table-row table:style-name="ro1">
          <table:table-cell table:number-columns-repeated="3"/>
          <table:table-cell office:value-type="string" calcext:value-type="string">
            <text:p>rogue</text:p>
          </table:table-cell>
          <table:table-cell table:number-columns-repeated="1020"/>
        </table:table-row>
        <table:table-row table:style-name="ro1">
          <table:table-cell table:number-columns-repeated="3"/>
          <table:table-cell office:value-type="string" calcext:value-type="string">
            <text:p>rogue</text:p>
          </table:table-cell>
          <table:table-cell table:number-columns-repeated="1020"/>
        </table:table-row>
        <table:table-row table:style-name="ro1">
          <table:table-cell table:number-columns-repeated="3"/>
          <table:table-cell office:value-type="string" calcext:value-type="string">
            <text:p>rogue</text:p>
          </table:table-cell>
          <table:table-cell table:number-columns-repeated="1020"/>
        </table:table-row>
        <table:table-row table:style-name="ro1">
          <table:table-cell table:number-columns-repeated="3"/>
          <table:table-cell office:value-type="string" calcext:value-type="string">
            <text:p>rogue</text:p>
          </table:table-cell>
          <table:table-cell office:value-type="string" calcext:value-type="string">
            <text:p>Advanced Talents</text:p>
          </table:table-cell>
          <table:table-cell office:value-type="string" calcext:value-type="string">
            <text:p>Talents de maître roublard</text:p>
          </table:table-cell>
          <table:table-cell table:number-columns-repeated="1018"/>
        </table:table-row>
        <table:table-row table:style-name="ro1">
          <table:table-cell table:number-columns-repeated="3"/>
          <table:table-cell office:value-type="string" calcext:value-type="string">
            <text:p>rogue</text:p>
          </table:table-cell>
          <table:table-cell office:value-type="string" calcext:value-type="string">
            <text:p>Master Strike</text:p>
          </table:table-cell>
          <table:table-cell office:value-type="string" calcext:value-type="string">
            <text:p>Coup de maître (Ext)</text:p>
          </table:table-cell>
          <table:table-cell table:number-columns-repeated="1018"/>
        </table:table-row>
        <table:table-row table:style-name="ro1">
          <table:table-cell table:number-columns-repeated="3"/>
          <table:table-cell office:value-type="string" calcext:value-type="string">
            <text:p>sorcerer</text:p>
          </table:table-cell>
          <table:table-cell table:number-columns-repeated="1020"/>
        </table:table-row>
        <table:table-row table:style-name="ro1">
          <table:table-cell table:number-columns-repeated="3"/>
          <table:table-cell office:value-type="string" calcext:value-type="string">
            <text:p>sorcerer</text:p>
          </table:table-cell>
          <table:table-cell table:number-columns-repeated="1020"/>
        </table:table-row>
        <table:table-row table:style-name="ro1">
          <table:table-cell table:number-columns-repeated="3"/>
          <table:table-cell office:value-type="string" calcext:value-type="string">
            <text:p>sorcerer</text:p>
          </table:table-cell>
          <table:table-cell office:value-type="string" calcext:value-type="string">
            <text:p>Bloodline</text:p>
          </table:table-cell>
          <table:table-cell office:value-type="string" calcext:value-type="string">
            <text:p>Lignage</text:p>
          </table:table-cell>
          <table:table-cell table:number-columns-repeated="1018"/>
        </table:table-row>
        <table:table-row table:style-name="ro1">
          <table:table-cell table:number-columns-repeated="3"/>
          <table:table-cell office:value-type="string" calcext:value-type="string">
            <text:p>sorcerer</text:p>
          </table:table-cell>
          <table:table-cell table:number-columns-repeated="1020"/>
        </table:table-row>
        <table:table-row table:style-name="ro1">
          <table:table-cell table:number-columns-repeated="3"/>
          <table:table-cell office:value-type="string" calcext:value-type="string">
            <text:p>sorcerer</text:p>
          </table:table-cell>
          <table:table-cell office:value-type="string" calcext:value-type="string">
            <text:p>Eschew Materials</text:p>
          </table:table-cell>
          <table:table-cell office:value-type="string" calcext:value-type="string">
            <text:p>Dispense de composantes</text:p>
          </table:table-cell>
          <table:table-cell table:number-columns-repeated="1018"/>
        </table:table-row>
        <table:table-row table:style-name="ro1">
          <table:table-cell table:number-columns-repeated="3"/>
          <table:table-cell office:value-type="string" calcext:value-type="string">
            <text:p>wizard</text:p>
          </table:table-cell>
          <table:table-cell table:number-columns-repeated="1020"/>
        </table:table-row>
        <table:table-row table:style-name="ro1">
          <table:table-cell table:number-columns-repeated="3"/>
          <table:table-cell office:value-type="string" calcext:value-type="string">
            <text:p>wizard</text:p>
          </table:table-cell>
          <table:table-cell table:number-columns-repeated="1020"/>
        </table:table-row>
        <table:table-row table:style-name="ro1">
          <table:table-cell table:number-columns-repeated="3"/>
          <table:table-cell office:value-type="string" calcext:value-type="string">
            <text:p>wizard</text:p>
          </table:table-cell>
          <table:table-cell table:number-columns-repeated="1020"/>
        </table:table-row>
        <table:table-row table:style-name="ro1">
          <table:table-cell table:number-columns-repeated="3"/>
          <table:table-cell office:value-type="string" calcext:value-type="string">
            <text:p>wizard</text:p>
          </table:table-cell>
          <table:table-cell office:value-type="string" calcext:value-type="string">
            <text:p>Arcane Bond (Ex or Sp)</text:p>
          </table:table-cell>
          <table:table-cell office:value-type="string" calcext:value-type="string">
            <text:p>Pacte magique (Ext ou Mag)</text:p>
          </table:table-cell>
          <table:table-cell table:number-columns-repeated="1018"/>
        </table:table-row>
        <table:table-row table:style-name="ro1">
          <table:table-cell table:number-columns-repeated="3"/>
          <table:table-cell office:value-type="string" calcext:value-type="string">
            <text:p>wizard</text:p>
          </table:table-cell>
          <table:table-cell office:value-type="string" calcext:value-type="string">
            <text:p>Arcane School</text:p>
          </table:table-cell>
          <table:table-cell office:value-type="string" calcext:value-type="string">
            <text:p>École de magie</text:p>
          </table:table-cell>
          <table:table-cell table:number-columns-repeated="1018"/>
        </table:table-row>
        <table:table-row table:style-name="ro1">
          <table:table-cell table:number-columns-repeated="3"/>
          <table:table-cell office:value-type="string" calcext:value-type="string">
            <text:p>wizard</text:p>
          </table:table-cell>
          <table:table-cell table:number-columns-repeated="1020"/>
        </table:table-row>
        <table:table-row table:style-name="ro1">
          <table:table-cell table:number-columns-repeated="3"/>
          <table:table-cell office:value-type="string" calcext:value-type="string">
            <text:p>wizard</text:p>
          </table:table-cell>
          <table:table-cell office:value-type="string" calcext:value-type="string">
            <text:p>Scribe Scroll</text:p>
          </table:table-cell>
          <table:table-cell office:value-type="string" calcext:value-type="string">
            <text:p>Écriture de parchemins</text:p>
          </table:table-cell>
          <table:table-cell table:number-columns-repeated="1018"/>
        </table:table-row>
        <table:table-row table:style-name="ro1">
          <table:table-cell table:number-columns-repeated="3"/>
          <table:table-cell office:value-type="string" calcext:value-type="string">
            <text:p>wizard</text:p>
          </table:table-cell>
          <table:table-cell table:number-columns-repeated="1020"/>
        </table:table-row>
        <table:table-row table:style-name="ro1">
          <table:table-cell table:number-columns-repeated="3"/>
          <table:table-cell office:value-type="string" calcext:value-type="string">
            <text:p>wizard</text:p>
          </table:table-cell>
          <table:table-cell office:value-type="string" calcext:value-type="string">
            <text:p>Spellbooks</text:p>
          </table:table-cell>
          <table:table-cell office:value-type="string" calcext:value-type="string">
            <text:p>Grimoire</text:p>
          </table:table-cell>
          <table:table-cell table:number-columns-repeated="1018"/>
        </table:table-row>
        <table:table-row table:style-name="ro1" table:number-rows-repeated="1048425">
          <table:table-cell table:number-columns-repeated="1024"/>
        </table:table-row>
        <table:table-row table:style-name="ro1">
          <table:table-cell table:number-columns-repeated="1024"/>
        </table:table-row>
      </table:table>
      <table:table table:name="vue" table:style-name="ta1">
        <office:forms form:automatic-focus="false" form:apply-design-mode="false"/>
        <table:table-column table:style-name="co4" table:default-cell-style-name="Default"/>
        <table:table-column table:style-name="co12" table:default-cell-style-name="ce5"/>
        <table:table-column table:style-name="co13" table:default-cell-style-name="Default"/>
        <table:table-column table:style-name="co14" table:default-cell-style-name="ce5"/>
        <table:table-column table:style-name="co15" table:default-cell-style-name="Default"/>
        <table:table-column table:style-name="co16" table:default-cell-style-name="ce5"/>
        <table:table-column table:style-name="co4" table:number-columns-repeated="1018" table:default-cell-style-name="Default"/>
        <table:table-row table:style-name="ro1">
          <table:table-cell table:style-name="ce1" table:formula="of:=[dump_en.A1]" office:value-type="string" office:string-value="class" calcext:value-type="string">
            <text:p>class</text:p>
          </table:table-cell>
          <table:table-cell table:style-name="ce4" office:value-type="string" calcext:value-type="string">
            <text:p>class_fr</text:p>
          </table:table-cell>
          <table:table-cell table:style-name="ce1" table:formula="of:=[dump_en.B1]" office:value-type="string" office:string-value="name" calcext:value-type="string">
            <text:p>name</text:p>
          </table:table-cell>
          <table:table-cell table:style-name="ce4" office:value-type="string" calcext:value-type="string">
            <text:p>name_fr</text:p>
          </table:table-cell>
          <table:table-cell table:style-name="ce1" table:formula="of:=[dump_en.C1]" office:value-type="string" office:string-value="description" calcext:value-type="string">
            <text:p>description</text:p>
          </table:table-cell>
          <table:table-cell table:style-name="ce4" office:value-type="string" calcext:value-type="string">
            <text:p>description_fr</text:p>
          </table:table-cell>
          <table:table-cell table:style-name="ce1" table:number-columns-repeated="1018"/>
        </table:table-row>
        <table:table-row table:style-name="ro1">
          <table:table-cell table:formula="of:=[dump_en.A2]" office:value-type="string" office:string-value="barbarian" calcext:value-type="string">
            <text:p>barbarian</text:p>
          </table:table-cell>
          <table:table-cell table:formula="of:=VLOOKUP([.A2];[en_fr.$A$1:.$B$12];2)" office:value-type="string" office:string-value="Barbare" calcext:value-type="string">
            <text:p>Barbare</text:p>
          </table:table-cell>
          <table:table-cell table:formula="of:=[dump_en.B2]" office:value-type="string" office:string-value="Weapon and Armor Proficiency" calcext:value-type="string">
            <text:p>Weapon and Armor Proficiency</text:p>
          </table:table-cell>
          <table:table-cell table:formula="of:=INDEX([en_fr.$F$2:.$F$150];MATCH([.C2];[en_fr.$E$2:.$E$150];0))" office:value-type="string" office:string-value="Armes et armures" calcext:value-type="string">
            <text:p>Armes et armures</text:p>
          </table:table-cell>
          <table:table-cell table:formula="of:=[dump_en.C2]" office:value-type="string" office:string-value="A barbarian is proficient with all simple and martial weapons, light armor, medium armor, and shields (except tower shields)." calcext:value-type="string">
            <text:p>A barbarian is proficient with all simple and martial weapons, light armor, medium armor, and shields (except tower shields).</text:p>
          </table:table-cell>
          <table:table-cell table:formula="of:=INDEX([dump_fr.$C$2:.$C$151];MATCH(CONCATENATE([.B2];[.D2]);[dump_fr.$D$2:.$D$151];0))" office:value-type="string" office:string-value="Le barbare est formé au maniement de toutes les armes courantes et de guerre, ainsi qu’au port des armures légères et intermédiaires, et à l’utilisation des boucliers (à l’exception des pavois)." calcext:value-type="string">
            <text:p>Le barbare est formé au maniement de toutes les armes courantes et de guerre, ainsi qu’au port des armures légères et intermédiaires, et à l’utilisation des boucliers (à l’exception des pavois).</text:p>
          </table:table-cell>
          <table:table-cell table:number-columns-repeated="1018"/>
        </table:table-row>
        <table:table-row table:style-name="ro1">
          <table:table-cell table:formula="of:=[dump_en.A3]" office:value-type="string" office:string-value="barbarian" calcext:value-type="string">
            <text:p>barbarian</text:p>
          </table:table-cell>
          <table:table-cell table:formula="of:=VLOOKUP([.A3];[en_fr.$A$1:.$B$12];2)" office:value-type="string" office:string-value="Barbare" calcext:value-type="string">
            <text:p>Barbare</text:p>
          </table:table-cell>
          <table:table-cell table:formula="of:=[dump_en.B3]" office:value-type="string" office:string-value="Fast Movement (Ex)" calcext:value-type="string">
            <text:p>Fast Movement (Ex)</text:p>
          </table:table-cell>
          <table:table-cell table:formula="of:=INDEX([en_fr.$F$2:.$F$150];MATCH([.C3];[en_fr.$E$2:.$E$150];0))" office:value-type="string" office:string-value="Déplacement accéléré (Ext)" calcext:value-type="string">
            <text:p>Déplacement accéléré (Ext)</text:p>
          </table:table-cell>
          <table:table-cell table:formula="of:=[dump_en.C3]" office:value-type="string" office:string-value="A barbarian's land speed is faster than the norm for her race by +10 feet. This benefit applies only when she is wearing no armor, light armor, or medium armor, and not carrying a heavy load. Apply this bonus before modifying the barbarian's speed because of any load carried or armor worn. This bonus stacks with any other bonuses to the barbarian's land speed." calcext:value-type="string">
            <text:p>A barbarian's land speed is faster than the norm for her race by +10 feet. This benefit applies only when she is wearing no armor, light armor, or medium armor, and not carrying a heavy load. Apply this bonus before modifying the barbarian's speed because of any load carried or armor worn. This bonus stacks with any other bonuses to the barbarian's land speed.</text:p>
          </table:table-cell>
          <table:table-cell table:formula="of:=INDEX([dump_fr.$C$2:.$C$151];MATCH(CONCATENATE([.B3];[.D3]);[dump_fr.$D$2:.$D$151];0))" office:value-type="string" office:string-value="La vitesse de déplacement au sol d’un barbare est supérieure de 3 m (2 cases) à la vitesse normale de sa race. Cet avantage s’applique uniquement lorsque le barbare ne porte aucune armure, une armure légère ou une armure intermédiaire et qu’il ne transporte pas de charge lourde. Le bonus s’applique avant le calcul de la vitesse du barbare en fonction de la charge transportée ou de l’armure portée, et il se cumule avec tous les autres bonus à la vitesse de déplacement au sol." calcext:value-type="string">
            <text:p>La vitesse de déplacement au sol d’un barbare est supérieure de 3 m (2 cases) à la vitesse normale de sa race. Cet avantage s’applique uniquement lorsque le barbare ne porte aucune armure, une armure légère ou une armure intermédiaire et qu’il ne transporte pas de charge lourde. Le bonus s’applique avant le calcul de la vitesse du barbare en fonction de la charge transportée ou de l’armure portée, et il se cumule avec tous les autres bonus à la vitesse de déplacement au sol.</text:p>
          </table:table-cell>
          <table:table-cell table:number-columns-repeated="1018"/>
        </table:table-row>
        <table:table-row table:style-name="ro2">
          <table:table-cell table:formula="of:=[dump_en.A4]" office:value-type="string" office:string-value="barbarian" calcext:value-type="string">
            <text:p>barbarian</text:p>
          </table:table-cell>
          <table:table-cell table:formula="of:=VLOOKUP([.A4];[en_fr.$A$1:.$B$12];2)" office:value-type="string" office:string-value="Barbare" calcext:value-type="string">
            <text:p>Barbare</text:p>
          </table:table-cell>
          <table:table-cell table:formula="of:=[dump_en.B4]" office:value-type="string" office:string-value="Rage (Ex)" calcext:value-type="string">
            <text:p>Rage (Ex)</text:p>
          </table:table-cell>
          <table:table-cell table:formula="of:=INDEX([en_fr.$F$2:.$F$150];MATCH([.C4];[en_fr.$E$2:.$E$150];0))" office:value-type="string" office:string-value="Rage de berserker (Ext)" calcext:value-type="string">
            <text:p>Rage de berserker (Ext)</text:p>
          </table:table-cell>
          <table:table-cell table:formula="of:=[dump_en.C4]" office:value-type="string" office:string-value="A barbarian can call upon inner reserves of strength and ferocity, granting her additional combat prowess. Starting at 1st level, a barbarian can rage for a number of rounds per day equal to 4 + her Constitution modifier. At each level after 1st, she can rage for 2 additional rounds. Temporary increases to Constitution, such as those gained from rage and spells like bear's endurance, do not increase the total number of rounds that a barbarian can rage per day. A barbarian can enter rage as a free action. The total number of rounds of rage per day is renewed after resting for 8 hours, although these hours do not need to be consecutive.While in rage, a barbarian gains a +4 morale bonus to her Strength and Constitution, as well as a +2 morale bonus on Will saves. In addition, she takes a –2 penalty to Armor Class. The increase to Constitution grants the barbarian 2 hit points per Hit Dice, but these disappear when the rage ends and are not lost first like temporary hit points. While in rage, a barbarian cannot use any Charisma-, Dexterity-, or Intelligence-based skills (except Acrobatics, Fly, Intimidate, and Ride) or any ability that requires patience or concentration.A barbarian can end her rage as a free action and is fatigued after rage for a number of rounds equal to 2 times the number of rounds spent in the rage. A barbarian cannot enter a new rage while fatigued or exhausted but can otherwise enter rage multiple times during a single encounter or combat. If a barbarian falls unconscious, her rage immediately ends, placing her in peril of death." calcext:value-type="string">
            <text:p>A barbarian can call upon inner reserves of strength and ferocity, granting her additional combat prowess. Starting at 1st level, a barbarian can rage for a number of rounds per day equal to 4 + her Constitution modifier. At each level after 1st, she can rage for 2 additional rounds. Temporary increases to Constitution, such as those gained from rage and spells like bear's endurance, do not increase the total number of rounds that a barbarian can rage per day. A barbarian can enter rage as a free action. The total number of rounds of rage per day is renewed after resting for 8 hours, although these hours do not need to be consecutive.While in rage, a barbarian gains a +4 morale bonus to her Strength and Constitution, as well as a +2 morale bonus on Will saves. In addition, she takes a –2 penalty to Armor Class. The increase to Constitution grants the barbarian 2 hit points per Hit Dice, but these disappear when the rage ends and are not lost first like temporary hit points. While in rage, a barbarian cannot use any Charisma-, Dexterity-, or Intelligence-based skills (except Acrobatics, Fly, Intimidate, and Ride) or any ability that requires patience or concentration.A barbarian can end her rage as a free action and is fatigued after rage for a number of rounds equal to 2 times the number of rounds spent in the rage. A barbarian cannot enter a new rage while fatigued or exhausted but can otherwise enter rage multiple times during a single encounter or combat. If a barbarian falls unconscious, her rage immediately ends, placing her in peril of death.</text:p>
          </table:table-cell>
          <table:table-cell table:formula="of:=INDEX([dump_fr.$C$2:.$C$151];MATCH(CONCATENATE([.B4];[.D4]);[dump_fr.$D$2:.$D$151];0))" office:value-type="string" office:string-value="Le barbare peut faire appel à des réserves intérieures de force et de férocité qui augmentent sa puissance au combat. Dès le niveau 1, un barbare peut entrer en rage chaque jour pendant un nombre de rounds égal à 4 + son modificateur de Constitution. Ce nombre augmente de +2 à chaque niveau de barbare après le premier. Les accroissements temporaires de la Constitution (comme ceux qui proviennent de la rage ou de sorts comme endurance de l’ours) ne modifient pas le nombre total de rounds de rage par jour. Un barbare peut entrer en rage par une action libre. Le quota de rounds de rage par jour est renouvelé après un repos de huit heures (ces heures ne doivent pas forcément être consécutives).&#10;Lorsqu’il est en rage, un barbare bénéficie d’un bonus de moral de +4 à la Force et à la Constitution ainsi que d’un bonus de moral de +2 aux jets de Volonté. Il subit également un malus de -2 à sa classe d’armure. Cette augmentation de la Constitution donne au barbare 2 points de vie supplémentaires par dé de vie mais ceux-ci disparaissent dès que la rage se termine (contrairement aux points de vie temporaires, qui disparaissent en premier). Lorsqu’il est en rage, un barbare ne peut pas utiliser de compétence basée sur le Charisme, la Dextérité ou l’Intelligence (à l’exception des compétences Acrobaties, Équitation, Intimidation et Vol) ni de capacités nécessitant de la patience ou de la concentration.&#10;Le barbare peut mettre fin à sa rage par une action libre. Il est alors fatigué pendant un nombre de rounds égal au double du nombre de rounds passés en rage. Le barbare ne peut entrer à nouveau en rage tant qu’il est fatigué ou épuisé mais, tant que cette restriction est respectée, il peut entrer en rage plusieurs fois au cours d’une même rencontre ou d’un même combat. Si le barbare tombe inconscient, sa rage se termine immédiatement (ce qui peut se révéler mortel)." calcext:value-type="string">
            <text:p>Le barbare peut faire appel à des réserves intérieures de force et de férocité qui augmentent sa puissance au combat. Dès le niveau 1, un barbare peut entrer en rage chaque jour pendant un nombre de rounds égal à 4 + son modificateur de Constitution. Ce nombre augmente de +2 à chaque niveau de barbare après le premier. Les accroissements temporaires de la Constitution (comme ceux qui proviennent de la rage ou de sorts comme endurance de l’ours) ne modifient pas le nombre total de rounds de rage par jour. Un barbare peut entrer en rage par une action libre. Le quota de rounds de rage par jour est renouvelé après un repos de huit heures (ces heures ne doivent pas forcément être consécutives).</text:p>
            <text:p>Lorsqu’il est en rage, un barbare bénéficie d’un bonus de moral de +4 à la Force et à la Constitution ainsi que d’un bonus de moral de +2 aux jets de Volonté. Il subit également un malus de -2 à sa classe d’armure. Cette augmentation de la Constitution donne au barbare 2 points de vie supplémentaires par dé de vie mais ceux-ci disparaissent dès que la rage se termine (contrairement aux points de vie temporaires, qui disparaissent en premier). Lorsqu’il est en rage, un barbare ne peut pas utiliser de compétence basée sur le Charisme, la Dextérité ou l’Intelligence (à l’exception des compétences Acrobaties, Équitation, Intimidation et Vol) ni de capacités nécessitant de la patience ou de la concentration.</text:p>
            <text:p>Le barbare peut mettre fin à sa rage par une action libre. Il est alors fatigué pendant un nombre de rounds égal au double du nombre de rounds passés en rage. Le barbare ne peut entrer à nouveau en rage tant qu’il est fatigué ou épuisé mais, tant que cette restriction est respectée, il peut entrer en rage plusieurs fois au cours d’une même rencontre ou d’un même combat. Si le barbare tombe inconscient, sa rage se termine immédiatement (ce qui peut se révéler mortel).</text:p>
          </table:table-cell>
          <table:table-cell table:number-columns-repeated="1018"/>
        </table:table-row>
        <table:table-row table:style-name="ro3">
          <table:table-cell table:formula="of:=[dump_en.A5]" office:value-type="string" office:string-value="barbarian" calcext:value-type="string">
            <text:p>barbarian</text:p>
          </table:table-cell>
          <table:table-cell table:formula="of:=VLOOKUP([.A5];[en_fr.$A$1:.$B$12];2)" office:value-type="string" office:string-value="Barbare" calcext:value-type="string">
            <text:p>Barbare</text:p>
          </table:table-cell>
          <table:table-cell table:formula="of:=[dump_en.B5]" office:value-type="string" office:string-value="Rage Powers (Ex)" calcext:value-type="string">
            <text:p>Rage Powers (Ex)</text:p>
          </table:table-cell>
          <table:table-cell table:formula="of:=INDEX([en_fr.$F$2:.$F$150];MATCH([.C5];[en_fr.$E$2:.$E$150];0))" office:value-type="string" office:string-value="Pouvoirs de rage (Ext)" calcext:value-type="string">
            <text:p>Pouvoirs de rage (Ext)</text:p>
          </table:table-cell>
          <table:table-cell table:formula="of:=[dump_en.C5]" office:value-type="string" office:string-value="As a barbarian gains levels, she learns to use her rage in new ways. Starting at 2nd level, a barbarian gains a rage power. She gains another rage power for every two levels of barbarian attained after 2nd level. A barbarian gains the benefits of rage powers only while raging, and some of these powers require the barbarian to take an action first. Unless otherwise noted, a barbarian cannot select an individual power more than once.Animal Fury (Ex): While raging, the barbarian gains a bite attack. If used as part of a full attack action, the bite attack is made at the barbarian's full base attack bonus –5. If the bite hits, it deals 1d4 points of damage (assuming the barbarian is Medium; 1d3 points of damage if Small) plus half the barbarian's Strength modifier. A barbarian can make a bite attack as part of the action to maintain or break free from a grapple. This attack is resolved before the grapple check is made. If the bite attack hits, any grapple checks made by the barbarian against the target this round are at a +2 bonus.Clear Mind (Ex): A barbarian may reroll a failed Will save. This power is used as an immediate action after the first save is attempted, but before the results are revealed by the GM. The barbarian must take the second result, even if it is worse. A barbarian must be at least 8th level before selecting this power. This power can only be used once per rage.Fearless Rage (Ex): While raging, the barbarian is immune to the shaken and frightened conditions. A barbarian must be at least 12th level before selecting this rage power.Guarded Stance (Ex): The barbarian gains a +1 dodge bonus to her Armor Class against melee attacks for a number of rounds equal to the barbarian's current Constitution modifier (minimum 1). This bonus increases by +1 for every 6 levels the barbarian has attained. Activating this ability is a move action that does not provoke an attack of opportunity.Increased Damage Reduction (Ex): The barbarian's damage reduction increases by 1/—. This increase is always active while the barbarian is raging. A barbarian can select this rage power up to three times. Its effects stack. A barbarian must be at least 8th level before selecting this rage power.Internal Fortitude (Ex): While raging, the barbarian is immune to the sickened and nauseated conditions. A barbarian must be at least 8th level before selecting this rage power.Intimidating Glare (Ex): The barbarian can make an Intimidate check against one adjacent foe as a move action. If the barbarian successfully demoralizes her opponent, the foe is shaken for 1d4 rounds + 1 round for every 5 points by which the barbarian's check exceeds the DC.Knockback (Ex): Once per round, the barbarian can make a bull rush attempt against one target in place of a melee attack. If successful, the target takes damage equal to the barbarian's Strength modifier and is moved back as normal. The barbarian does not need to move with the target if successful. This does not provoke an attack of opportunity.Low-Light Vision (Ex): The barbarian's senses sharpen and she gains low-light vision while raging.Mighty Swing (Ex): The barbarian automatically confirms a critical hit. This power is used as an immediate action once a critical threat has been determined. A barbarian must be at least 12th level before selecting this power. This power can only be used once per rage.Moment of Clarity (Ex): The barbarian does not gain any benefits or take any of the penalties from rage for 1 round. Activating this power is a swift action. This includes the penalty to Armor Class and the restriction on what actions can be performed. This round still counts against her total number of rounds of rage per day. This power can only be used once per rage.Night Vision (Ex): The barbarian's senses grow incredibly sharp while raging and she gains darkvision 60 feet. A barbarian must have low-light vision as a rage power or a racial trait to select this rage power.No Escape (Ex): The barbarian can move up to double her normal speed as an immediate action but she can only use this ability when an adjacent foe uses a withdraw action to move away from her. She must end her movement adjacent to the enemy that used the withdraw action. The barbarian provokes attacks of opportunity as normal during this movement. This power can only be used once per rage.Powerful Blow (Ex): The barbarian gains a +1 bonus on a single damage roll. This bonus increases by +1 for every 4 levels the barbarian has attained. This power is used as a swift action before the roll to hit is made. This power can only be used once per rage.Quick Reflexes (Ex): While raging, the barbarian can make one additional attack of opportunity per round.Raging Climber (Ex): When raging, the barbarian adds her level as an enhancement bonus on all Climb skill checks.Raging Leaper (Ex): When raging, the barbarian adds her level as an enhancement bonus on all Acrobatics skill checks made to jump. When making a jump in this way, the barbarian is always considered to have a running start.Raging Swimmer (Ex): When raging, the barbarian adds her level as an enhancement bonus on all Swim skill checks.Renewed Vigor (Ex): As a standard action, the barbarian heals 1d8 points of damage + her Constitution modifier. For every four levels the barbarian has attained above 4th, this amount of damage healed increases by 1d8, to a maximum of 5d8 at 20th level. A barbarian must be at least 4th level before selecting this power. This power can be used only once per day and only while raging.Rolling Dodge (Ex): The barbarian gains a +1 dodge bonus to her Armor Class against ranged attacks for a number of rounds equal to the barbarian's current Constitution modifier (minimum 1). This bonus increases by +1 for every 6 levels the barbarian has attained. Activating this ability is a move action that does not provoke an attack of opportunity.Roused Anger (Ex): The barbarian may enter a rage even if fatigued. While raging after using this ability, the barbarian is immune to the fatigued condition. Once this rage ends, the barbarian is exhausted for 10 minutes per round spent raging.Scent (Ex): The barbarian gains the scent ability while raging and can use this ability to locate unseen foes (see Special Abilities for rules on the scent ability).Strength Surge (Ex): The barbarian adds her barbarian level on one Strength check or combat maneuver check, or to her Combat Maneuver Defense when an opponent attempts a maneuver against her. This power is used as an immediate action. This power can only be used once per rage.Superstition (Ex): The barbarian gains a +2 morale bonus on saving throws made to resist spells, supernatural abilities, and spell-like abilities. This bonus increases by +1 for every 4 levels the barbarian has attained. While raging, the barbarian cannot be a willing target of any spell and must make saving throws to resist all spells, even those cast by allies.Surprise Accuracy (Ex): The barbarian gains a +1 morale bonus on one attack roll. This bonus increases by +1 for every 4 levels the barbarian has attained. This power is used as a swift action before the roll to hit is made. This power can only be used once per rage.Swift Foot (Ex): The barbarian gains a 5-foot enhancement bonus to her speed. This increase is always active while the barbarian is raging. A barbarian can select this rage power up to three times. Its effects stack.Terrifying Howl (Ex): The barbarian unleashes a terrifying howl as a standard action. All shaken enemies within 30 feet must make a Will save (DC equal to 10 + 1/2 the barbarian's level + the barbarian's Strength modifier) or be panicked for 1d4+1 rounds. Once an enemy has made a save versus terrifying howl (successful or not), it is immune to this power for 24 hours. A barbarian must have the intimidating glare rage power to select this rage power. A barbarian must be at least 8th level before selecting this power.Unexpected Strike (Ex): The barbarian can make an attack of opportunity against a foe that moves into any square threatened by the barbarian, regardless of whether or not that movement would normally provoke an attack of opportunity. This power can only be used once per rage. A barbarian must be at least 8th level before selecting this power." calcext:value-type="string">
            <text:p>As a barbarian gains levels, she learns to use her rage in new ways. Starting at 2nd level, a barbarian gains a rage power. She gains another rage power for every two levels of barbarian attained after 2nd level. A barbarian gains the benefits of rage powers only while raging, and some of these powers require the barbarian to take an action first. Unless otherwise noted, a barbarian cannot select an individual power more than once.Animal Fury (Ex): While raging, the barbarian gains a bite attack. If used as part of a full attack action, the bite attack is made at the barbarian's full base attack bonus –5. If the bite hits, it deals 1d4 points of damage (assuming the barbarian is Medium; 1d3 points of damage if Small) plus half the barbarian's Strength modifier. A barbarian can make a bite attack as part of the action to maintain or break free from a grapple. This attack is resolved before the grapple check is made. If the bite attack hits, any grapple checks made by the barbarian against the target this round are at a +2 bonus.Clear Mind (Ex): A barbarian may reroll a failed Will save. This power is used as an immediate action after the first save is attempted, but before the results are revealed by the GM. The barbarian must take the second result, even if it is worse. A barbarian must be at least 8th level before selecting this power. This power can only be used once per rage.Fearless Rage (Ex): While raging, the barbarian is immune to the shaken and frightened conditions. A barbarian must be at least 12th level before selecting this rage power.Guarded Stance (Ex): The barbarian gains a +1 dodge bonus to her Armor Class against melee attacks for a number of rounds equal to the barbarian's current Constitution modifier (minimum 1). This bonus increases by +1 for every 6 levels the barbarian has attained. Activating this ability is a move action that does not provoke an attack of opportunity.Increased Damage Reduction (Ex): The barbarian's damage reduction increases by 1/—. This increase is always active while the barbarian is raging. A barbarian can select this rage power up to three times. Its effects stack. A barbarian must be at least 8th level before selecting this rage power.Internal Fortitude (Ex): While raging, the barbarian is immune to the sickened and nauseated conditions. A barbarian must be at least 8th level before selecting this rage power.Intimidating Glare (Ex): The barbarian can make an Intimidate check against one adjacent foe as a move action. If the barbarian successfully demoralizes her opponent, the foe is shaken for 1d4 rounds + 1 round for every 5 points by which the barbarian's check exceeds the DC.Knockback (Ex): Once per round, the barbarian can make a bull rush attempt against one target in place of a melee attack. If successful, the target takes damage equal to the barbarian's Strength modifier and is moved back as normal. The barbarian does not need to move with the target if successful. This does not provoke an attack of opportunity.Low-Light Vision (Ex): The barbarian's senses sharpen and she gains low-light vision while raging.Mighty Swing (Ex): The barbarian automatically confirms a critical hit. This power is used as an immediate action once a critical threat has been determined. A barbarian must be at least 12th level before selecting this power. This power can only be used once per rage.Moment of Clarity (Ex): The barbarian does not gain any benefits or take any of the penalties from rage for 1 round. Activating this power is a swift action. This includes the penalty to Armor Class and the restriction on what actions can be performed. This round still counts against her total number of rounds of rage per day. This power can only be used once per rage.Night Vision (Ex): The barbarian's senses grow incredibly sharp while raging and she gains darkvision 60 feet. A barbarian must have low-light vision as a rage power or a racial trait to select this rage power.No Escape (Ex): The barbarian can move up to double her normal speed as an immediate action but she can only use this ability when an adjacent foe uses a withdraw action to move away from her. She must end her movement adjacent to the enemy that used the withdraw action. The barbarian provokes attacks of opportunity as normal during this movement. This power can only be used once per rage.Powerful Blow (Ex): The barbarian gains a +1 bonus on a single damage roll. This bonus increases by +1 for every 4 levels the barbarian has attained. This power is used as a swift action before the roll to hit is made. This power can only be used once per rage.Quick Reflexes (Ex): While raging, the barbarian can make one additional attack of opportunity per round.Raging Climber (Ex): When raging, the barbarian adds her level as an enhancement bonus on all Climb skill checks.Raging Leaper (Ex): When raging, the barbarian adds her level as an enhancement bonus on all Acrobatics skill checks made to jump. When making a jump in this way, the barbarian is always considered to have a running start.Raging Swimmer (Ex): When raging, the barbarian adds her level as an enhancement bonus on all Swim skill checks.Renewed Vigor (Ex): As a standard action, the barbarian heals 1d8 points of damage + her Constitution modifier. For every four levels the barbarian has attained above 4th, this amount of damage healed increases by 1d8, to a maximum of 5d8 at 20th level. A barbarian must be at least 4th level before selecting this power. This power can be used only once per day and only while raging.Rolling Dodge (Ex): The barbarian gains a +1 dodge bonus to her Armor Class against ranged attacks for a number of rounds equal to the barbarian's current Constitution modifier (minimum 1). This bonus increases by +1 for every 6 levels the barbarian has attained. Activating this ability is a move action that does not provoke an attack of opportunity.Roused Anger (Ex): The barbarian may enter a rage even if fatigued. While raging after using this ability, the barbarian is immune to the fatigued condition. Once this rage ends, the barbarian is exhausted for 10 minutes per round spent raging.Scent (Ex): The barbarian gains the scent ability while raging and can use this ability to locate unseen foes (see Special Abilities for rules on the scent ability).Strength Surge (Ex): The barbarian adds her barbarian level on one Strength check or combat maneuver check, or to her Combat Maneuver Defense when an opponent attempts a maneuver against her. This power is used as an immediate action. This power can only be used once per rage.Superstition (Ex): The barbarian gains a +2 morale bonus on saving throws made to resist spells, supernatural abilities, and spell-like abilities. This bonus increases by +1 for every 4 levels the barbarian has attained. While raging, the barbarian cannot be a willing target of any spell and must make saving throws to resist all spells, even those cast by allies.Surprise Accuracy (Ex): The barbarian gains a +1 morale bonus on one attack roll. This bonus increases by +1 for every 4 levels the barbarian has attained. This power is used as a swift action before the roll to hit is made. This power can only be used once per rage.Swift Foot (Ex): The barbarian gains a 5-foot enhancement bonus to her speed. This increase is always active while the barbarian is raging. A barbarian can select this rage power up to three times. Its effects stack.Terrifying Howl (Ex): The barbarian unleashes a terrifying howl as a standard action. All shaken enemies within 30 feet must make a Will save (DC equal to 10 + 1/2 the barbarian's level + the barbarian's Strength modifier) or be panicked for 1d4+1 rounds. Once an enemy has made a save versus terrifying howl (successful or not), it is immune to this power for 24 hours. A barbarian must have the intimidating glare rage power to select this rage power. A barbarian must be at least 8th level before selecting this power.Unexpected Strike (Ex): The barbarian can make an attack of opportunity against a foe that moves into any square threatened by the barbarian, regardless of whether or not that movement would normally provoke an attack of opportunity. This power can only be used once per rage. A barbarian must be at least 8th level before selecting this power.</text:p>
          </table:table-cell>
          <table:table-cell table:formula="of:=INDEX([dump_fr.$C$2:.$C$151];MATCH(CONCATENATE([.B5];[.D5]);[dump_fr.$D$2:.$D$151];0))" office:value-type="string" office:string-value="En gagnant des niveaux, un barbare apprend à canaliser sa rage sous diverses formes. Le barbare gagne un pouvoir de rage au niveau 2 et un autre pouvoir tous les deux niveaux de barbare suivants. Pour bénéficier des avantages octroyés par ses pouvoirs de rage, le barbare doit être en rage. Certains pouvoirs nécessitent également une action spécifique. Sauf mention contraire, un barbare ne peut pas choisir le même pouvoir de rage plus d’une fois.&#10;Voir la liste des pouvoirs de rage." calcext:value-type="string">
            <text:p>En gagnant des niveaux, un barbare apprend à canaliser sa rage sous diverses formes. Le barbare gagne un pouvoir de rage au niveau 2 et un autre pouvoir tous les deux niveaux de barbare suivants. Pour bénéficier des avantages octroyés par ses pouvoirs de rage, le barbare doit être en rage. Certains pouvoirs nécessitent également une action spécifique. Sauf mention contraire, un barbare ne peut pas choisir le même pouvoir de rage plus d’une fois.</text:p>
            <text:p>Voir la liste des pouvoirs de rage.</text:p>
          </table:table-cell>
          <table:table-cell table:number-columns-repeated="1018"/>
        </table:table-row>
        <table:table-row table:style-name="ro3">
          <table:table-cell table:formula="of:=[dump_en.A6]" office:value-type="string" office:string-value="barbarian" calcext:value-type="string">
            <text:p>barbarian</text:p>
          </table:table-cell>
          <table:table-cell table:formula="of:=VLOOKUP([.A6];[en_fr.$A$1:.$B$12];2)" office:value-type="string" office:string-value="Barbare" calcext:value-type="string">
            <text:p>Barbare</text:p>
          </table:table-cell>
          <table:table-cell table:formula="of:=[dump_en.B6]" office:value-type="string" office:string-value="Uncanny Dodge (Ex)" calcext:value-type="string">
            <text:p>Uncanny Dodge (Ex)</text:p>
          </table:table-cell>
          <table:table-cell table:formula="of:=INDEX([en_fr.$F$2:.$F$150];MATCH([.C6];[en_fr.$E$2:.$E$150];0))" office:value-type="string" office:string-value="Esquive instinctive (Ext)" calcext:value-type="string">
            <text:p>Esquive instinctive (Ext)</text:p>
          </table:table-cell>
          <table:table-cell table:formula="of:=[dump_en.C6]" office:value-type="string" office:string-value="At 2nd level, a barbarian gains the ability to react to danger before her senses would normally allow her to do so. She cannot be caught flat-footed, even if the attacker is invisible. She still loses her Dexterity bonus to AC if immobilized. A barbarian with this ability can still lose her Dexterity bonus to AC if an opponent successfully uses the feint action against her.If a barbarian already has uncanny dodge from a different class, she automatically gains improved uncanny dodge (see below) instead." calcext:value-type="string">
            <text:p>At 2nd level, a barbarian gains the ability to react to danger before her senses would normally allow her to do so. She cannot be caught flat-footed, even if the attacker is invisible. She still loses her Dexterity bonus to AC if immobilized. A barbarian with this ability can still lose her Dexterity bonus to AC if an opponent successfully uses the feint action against her.If a barbarian already has uncanny dodge from a different class, she automatically gains improved uncanny dodge (see below) instead.</text:p>
          </table:table-cell>
          <table:table-cell table:formula="of:=INDEX([dump_fr.$C$2:.$C$151];MATCH(CONCATENATE([.B6];[.D6]);[dump_fr.$D$2:.$D$151];0))" office:value-type="string" office:string-value="Au niveau 2, le barbare gagne la capacité de réagir aux dangers avant même que ses sens les perçoivent. Il ne peut pas être pris au dépourvu et, de plus, il conserve son bonus de Dextérité à la classe d’armure lorsqu’il est attaqué par un adversaire invisible. La règle normale s’applique cependant lorsqu’il est immobilisé : dans ce cas, il perd son bonus de Dextérité à la classe d’armure. Un barbare disposant de cette capacité perd également son bonus de Dextérité à la classe d’armure si un adversaire parvient à réaliser une feinte en combat à son encontre.&#10;Si un barbare possède déjà la capacité d’esquive instinctive (grâce à une autre classe par exemple), il gagne la capacité d’esquive instinctive supérieure." calcext:value-type="string">
            <text:p>Au niveau 2, le barbare gagne la capacité de réagir aux dangers avant même que ses sens les perçoivent. Il ne peut pas être pris au dépourvu et, de plus, il conserve son bonus de Dextérité à la classe d’armure lorsqu’il est attaqué par un adversaire invisible. La règle normale s’applique cependant lorsqu’il est immobilisé : dans ce cas, il perd son bonus de Dextérité à la classe d’armure. Un barbare disposant de cette capacité perd également son bonus de Dextérité à la classe d’armure si un adversaire parvient à réaliser une feinte en combat à son encontre.</text:p>
            <text:p>Si un barbare possède déjà la capacité d’esquive instinctive (grâce à une autre classe par exemple), il gagne la capacité d’esquive instinctive supérieure.</text:p>
          </table:table-cell>
          <table:table-cell table:number-columns-repeated="1018"/>
        </table:table-row>
        <table:table-row table:style-name="ro1">
          <table:table-cell table:formula="of:=[dump_en.A7]" office:value-type="string" office:string-value="barbarian" calcext:value-type="string">
            <text:p>barbarian</text:p>
          </table:table-cell>
          <table:table-cell table:formula="of:=VLOOKUP([.A7];[en_fr.$A$1:.$B$12];2)" office:value-type="string" office:string-value="Barbare" calcext:value-type="string">
            <text:p>Barbare</text:p>
          </table:table-cell>
          <table:table-cell table:formula="of:=[dump_en.B7]" office:value-type="string" office:string-value="Trap Sense (Ex)" calcext:value-type="string">
            <text:p>Trap Sense (Ex)</text:p>
          </table:table-cell>
          <table:table-cell table:formula="of:=INDEX([en_fr.$F$2:.$F$150];MATCH([.C7];[en_fr.$E$2:.$E$150];0))" office:value-type="string" office:string-value="Sens des pièges (Ext)" calcext:value-type="string">
            <text:p>Sens des pièges (Ext)</text:p>
          </table:table-cell>
          <table:table-cell table:formula="of:=[dump_en.C7]" office:value-type="string" office:string-value="At 3rd level, a barbarian gains a +1 bonus on Reflex saves made to avoid traps and a +1 dodge bonus to AC against attacks made by traps. These bonuses increase by +1 every three barbarian levels thereafter (6th, 9th, 12th, 15th, and 18th level). Trap sense bonuses gained from multiple classes stack." calcext:value-type="string">
            <text:p>At 3rd level, a barbarian gains a +1 bonus on Reflex saves made to avoid traps and a +1 dodge bonus to AC against attacks made by traps. These bonuses increase by +1 every three barbarian levels thereafter (6th, 9th, 12th, 15th, and 18th level). Trap sense bonuses gained from multiple classes stack.</text:p>
          </table:table-cell>
          <table:table-cell table:formula="of:=INDEX([dump_fr.$C$2:.$C$151];MATCH(CONCATENATE([.B7];[.D7]);[dump_fr.$D$2:.$D$151];0))" office:value-type="string" office:string-value="Au niveau 3, le barbare gagne un bonus de +1 aux jets de Réflexes destinés à éviter des pièges ainsi qu’un bonus d’esquive de +1 à la classe d’armure contre les attaques provoquées par des pièges. Ces bonus augmentent de +1 tous les trois niveaux par la suite (aux niveaux 6, 9, 12, 15 et 18). Les bonus de sens des pièges provenant de classes différentes se cumulent." calcext:value-type="string">
            <text:p>Au niveau 3, le barbare gagne un bonus de +1 aux jets de Réflexes destinés à éviter des pièges ainsi qu’un bonus d’esquive de +1 à la classe d’armure contre les attaques provoquées par des pièges. Ces bonus augmentent de +1 tous les trois niveaux par la suite (aux niveaux 6, 9, 12, 15 et 18). Les bonus de sens des pièges provenant de classes différentes se cumulent.</text:p>
          </table:table-cell>
          <table:table-cell table:number-columns-repeated="1018"/>
        </table:table-row>
        <table:table-row table:style-name="ro3">
          <table:table-cell table:formula="of:=[dump_en.A8]" office:value-type="string" office:string-value="barbarian" calcext:value-type="string">
            <text:p>barbarian</text:p>
          </table:table-cell>
          <table:table-cell table:formula="of:=VLOOKUP([.A8];[en_fr.$A$1:.$B$12];2)" office:value-type="string" office:string-value="Barbare" calcext:value-type="string">
            <text:p>Barbare</text:p>
          </table:table-cell>
          <table:table-cell table:formula="of:=[dump_en.B8]" office:value-type="string" office:string-value="Improved Uncanny Dodge (Ex)" calcext:value-type="string">
            <text:p>Improved Uncanny Dodge (Ex)</text:p>
          </table:table-cell>
          <table:table-cell table:formula="of:=INDEX([en_fr.$F$2:.$F$150];MATCH([.C8];[en_fr.$E$2:.$E$150];0))" office:value-type="string" office:string-value="Esquive instinctive supérieure (Ext)" calcext:value-type="string">
            <text:p>Esquive instinctive supérieure (Ext)</text:p>
          </table:table-cell>
          <table:table-cell table:formula="of:=[dump_en.C8]" office:value-type="string" office:string-value="At 5th level and higher, a barbarian can no longer be flanked. This defense denies a rogue the ability to sneak attack the barbarian by flanking her, unless the attacker has at least four more rogue levels than the target has barbarian levels.If a character already has uncanny dodge (see above) from another class, the levels from the classes that grant uncanny dodge stack to determine the minimum rogue level required to flank the character." calcext:value-type="string">
            <text:p>At 5th level and higher, a barbarian can no longer be flanked. This defense denies a rogue the ability to sneak attack the barbarian by flanking her, unless the attacker has at least four more rogue levels than the target has barbarian levels.If a character already has uncanny dodge (see above) from another class, the levels from the classes that grant uncanny dodge stack to determine the minimum rogue level required to flank the character.</text:p>
          </table:table-cell>
          <table:table-cell table:formula="of:=INDEX([dump_fr.$C$2:.$C$151];MATCH(CONCATENATE([.B8];[.D8]);[dump_fr.$D$2:.$D$151];0))" office:value-type="string" office:string-value="À partir du niveau 5, un barbare ne peut plus être pris en tenaille. Un roublard ne peut donc pas utiliser ses capacités pour porter une attaque sournoise contre le barbare en le prenant en tenaille, à moins de posséder au moins quatre niveaux de roublard de plus que le nombre de niveaux de barbare de sa cible.&#10;Si le personnage dispose déjà de la capacité d’esquive instinctive grâce à une autre classe, les niveaux de toutes les classes qui lui donnent cette capacité se cumulent pour déterminer le nombre de niveaux de roublard qu’un attaquant doit posséder pour pouvoir le prendre en tenaille." calcext:value-type="string">
            <text:p>À partir du niveau 5, un barbare ne peut plus être pris en tenaille. Un roublard ne peut donc pas utiliser ses capacités pour porter une attaque sournoise contre le barbare en le prenant en tenaille, à moins de posséder au moins quatre niveaux de roublard de plus que le nombre de niveaux de barbare de sa cible.</text:p>
            <text:p>Si le personnage dispose déjà de la capacité d’esquive instinctive grâce à une autre classe, les niveaux de toutes les classes qui lui donnent cette capacité se cumulent pour déterminer le nombre de niveaux de roublard qu’un attaquant doit posséder pour pouvoir le prendre en tenaille.</text:p>
          </table:table-cell>
          <table:table-cell table:number-columns-repeated="1018"/>
        </table:table-row>
        <table:table-row table:style-name="ro1">
          <table:table-cell table:formula="of:=[dump_en.A9]" office:value-type="string" office:string-value="barbarian" calcext:value-type="string">
            <text:p>barbarian</text:p>
          </table:table-cell>
          <table:table-cell table:formula="of:=VLOOKUP([.A9];[en_fr.$A$1:.$B$12];2)" office:value-type="string" office:string-value="Barbare" calcext:value-type="string">
            <text:p>Barbare</text:p>
          </table:table-cell>
          <table:table-cell table:formula="of:=[dump_en.B9]" office:value-type="string" office:string-value="Damage Reduction (Ex)" calcext:value-type="string">
            <text:p>Damage Reduction (Ex)</text:p>
          </table:table-cell>
          <table:table-cell table:formula="of:=INDEX([en_fr.$F$2:.$F$150];MATCH([.C9];[en_fr.$E$2:.$E$150];0))" office:value-type="string" office:string-value="Réduction de dégâts (Ext)" calcext:value-type="string">
            <text:p>Réduction de dégâts (Ext)</text:p>
          </table:table-cell>
          <table:table-cell table:formula="of:=[dump_en.C9]" office:value-type="string" office:string-value="At 7th level, a barbarian gains damage reduction. Subtract 1 from the damage the barbarian takes each time she is dealt damage from a weapon or a natural attack. At 10th level, and every three barbarian levels thereafter (13th, 16th, and 19th level), this damage reduction rises by 1 point. Damage reduction can reduce damage to 0 but not below 0." calcext:value-type="string">
            <text:p>At 7th level, a barbarian gains damage reduction. Subtract 1 from the damage the barbarian takes each time she is dealt damage from a weapon or a natural attack. At 10th level, and every three barbarian levels thereafter (13th, 16th, and 19th level), this damage reduction rises by 1 point. Damage reduction can reduce damage to 0 but not below 0.</text:p>
          </table:table-cell>
          <table:table-cell table:formula="of:=INDEX([dump_fr.$C$2:.$C$151];MATCH(CONCATENATE([.B9];[.D9]);[dump_fr.$D$2:.$D$151];0))" office:value-type="string" office:string-value="Au niveau 7, le barbare gagne une réduction de dégâts. Chaque fois qu’une arme ou qu’une attaque naturelle lui inflige des dégâts, ceux-ci sont réduits de 1. Au niveau 10 et tous les trois niveaux de barbare par la suite (aux niveaux 13, 16 et 19) cette réduction de dégâts augmente de 1 point. Les réductions de dégâts peuvent diminuer la quantité de dégâts jusqu’à 0 mais pas au-delà." calcext:value-type="string">
            <text:p>Au niveau 7, le barbare gagne une réduction de dégâts. Chaque fois qu’une arme ou qu’une attaque naturelle lui inflige des dégâts, ceux-ci sont réduits de 1. Au niveau 10 et tous les trois niveaux de barbare par la suite (aux niveaux 13, 16 et 19) cette réduction de dégâts augmente de 1 point. Les réductions de dégâts peuvent diminuer la quantité de dégâts jusqu’à 0 mais pas au-delà.</text:p>
          </table:table-cell>
          <table:table-cell table:number-columns-repeated="1018"/>
        </table:table-row>
        <table:table-row table:style-name="ro1">
          <table:table-cell table:formula="of:=[dump_en.A10]" office:value-type="string" office:string-value="barbarian" calcext:value-type="string">
            <text:p>barbarian</text:p>
          </table:table-cell>
          <table:table-cell table:formula="of:=VLOOKUP([.A10];[en_fr.$A$1:.$B$12];2)" office:value-type="string" office:string-value="Barbare" calcext:value-type="string">
            <text:p>Barbare</text:p>
          </table:table-cell>
          <table:table-cell table:formula="of:=[dump_en.B10]" office:value-type="string" office:string-value="Greater Rage (Ex)" calcext:value-type="string">
            <text:p>Greater Rage (Ex)</text:p>
          </table:table-cell>
          <table:table-cell table:formula="of:=INDEX([en_fr.$F$2:.$F$150];MATCH([.C10];[en_fr.$E$2:.$E$150];0))" office:value-type="string" office:string-value="Rage de grand berserker (Ext)" calcext:value-type="string">
            <text:p>Rage de grand berserker (Ext)</text:p>
          </table:table-cell>
          <table:table-cell table:formula="of:=[dump_en.C10]" office:value-type="string" office:string-value="At 11th level, when a barbarian enters rage, the morale bonus to her Strength and Constitution increases to +6 and the morale bonus on her Will saves increases to +3." calcext:value-type="string">
            <text:p>At 11th level, when a barbarian enters rage, the morale bonus to her Strength and Constitution increases to +6 and the morale bonus on her Will saves increases to +3.</text:p>
          </table:table-cell>
          <table:table-cell table:formula="of:=INDEX([dump_fr.$C$2:.$C$151];MATCH(CONCATENATE([.B10];[.D10]);[dump_fr.$D$2:.$D$151];0))" office:value-type="string" office:string-value="À partir du niveau 11, les bonus de moral à la Force et à la Constitution gagnés lorsque le barbare entre en rage passent à +6 et le bonus de moral aux jets de Volonté grimpe à +3." calcext:value-type="string">
            <text:p>À partir du niveau 11, les bonus de moral à la Force et à la Constitution gagnés lorsque le barbare entre en rage passent à +6 et le bonus de moral aux jets de Volonté grimpe à +3.</text:p>
          </table:table-cell>
          <table:table-cell table:number-columns-repeated="1018"/>
        </table:table-row>
        <table:table-row table:style-name="ro1">
          <table:table-cell table:formula="of:=[dump_en.A11]" office:value-type="string" office:string-value="barbarian" calcext:value-type="string">
            <text:p>barbarian</text:p>
          </table:table-cell>
          <table:table-cell table:formula="of:=VLOOKUP([.A11];[en_fr.$A$1:.$B$12];2)" office:value-type="string" office:string-value="Barbare" calcext:value-type="string">
            <text:p>Barbare</text:p>
          </table:table-cell>
          <table:table-cell table:formula="of:=[dump_en.B11]" office:value-type="string" office:string-value="Indomitable Will (Ex)" calcext:value-type="string">
            <text:p>Indomitable Will (Ex)</text:p>
          </table:table-cell>
          <table:table-cell table:formula="of:=INDEX([en_fr.$F$2:.$F$150];MATCH([.C11];[en_fr.$E$2:.$E$150];0))" office:value-type="string" office:string-value="Volonté indomptable (Ext)" calcext:value-type="string">
            <text:p>Volonté indomptable (Ext)</text:p>
          </table:table-cell>
          <table:table-cell table:formula="of:=[dump_en.C11]" office:value-type="string" office:string-value="While in rage, a barbarian of 14th level or higher gains a +4 bonus on Will saves to resist enchantment spells. This bonus stacks with all other modifiers, including the morale bonus on Will saves she also receives during her rage." calcext:value-type="string">
            <text:p>While in rage, a barbarian of 14th level or higher gains a +4 bonus on Will saves to resist enchantment spells. This bonus stacks with all other modifiers, including the morale bonus on Will saves she also receives during her rage.</text:p>
          </table:table-cell>
          <table:table-cell table:formula="of:=INDEX([dump_fr.$C$2:.$C$151];MATCH(CONCATENATE([.B11];[.D11]);[dump_fr.$D$2:.$D$151];0))" office:value-type="string" office:string-value="Lorsqu’un barbare de niveau 14 ou plus est en rage, il gagne un bonus de +4 aux jets de Volonté contre les sorts d’Enchantement. Ce bonus se cumule avec tous les autres modificateurs, y compris le bonus de moral octroyé par la rage." calcext:value-type="string">
            <text:p>Lorsqu’un barbare de niveau 14 ou plus est en rage, il gagne un bonus de +4 aux jets de Volonté contre les sorts d’Enchantement. Ce bonus se cumule avec tous les autres modificateurs, y compris le bonus de moral octroyé par la rage.</text:p>
          </table:table-cell>
          <table:table-cell table:number-columns-repeated="1018"/>
        </table:table-row>
        <table:table-row table:style-name="ro1">
          <table:table-cell table:formula="of:=[dump_en.A12]" office:value-type="string" office:string-value="barbarian" calcext:value-type="string">
            <text:p>barbarian</text:p>
          </table:table-cell>
          <table:table-cell table:formula="of:=VLOOKUP([.A12];[en_fr.$A$1:.$B$12];2)" office:value-type="string" office:string-value="Barbare" calcext:value-type="string">
            <text:p>Barbare</text:p>
          </table:table-cell>
          <table:table-cell table:formula="of:=[dump_en.B12]" office:value-type="string" office:string-value="Tireless Rage (Ex)" calcext:value-type="string">
            <text:p>Tireless Rage (Ex)</text:p>
          </table:table-cell>
          <table:table-cell table:formula="of:=INDEX([en_fr.$F$2:.$F$150];MATCH([.C12];[en_fr.$E$2:.$E$150];0))" office:value-type="string" office:string-value="Rage sans fatigue (Ext)" calcext:value-type="string">
            <text:p>Rage sans fatigue (Ext)</text:p>
          </table:table-cell>
          <table:table-cell table:formula="of:=[dump_en.C12]" office:value-type="string" office:string-value="Starting at 17th level, a barbarian no longer becomes fatigued at the end of her rage." calcext:value-type="string">
            <text:p>Starting at 17th level, a barbarian no longer becomes fatigued at the end of her rage.</text:p>
          </table:table-cell>
          <table:table-cell table:formula="of:=INDEX([dump_fr.$C$2:.$C$151];MATCH(CONCATENATE([.B12];[.D12]);[dump_fr.$D$2:.$D$151];0))" office:value-type="string" office:string-value="Dès le niveau 17, un barbare n’est plus fatigué lorsqu’il met fin à sa rage." calcext:value-type="string">
            <text:p>Dès le niveau 17, un barbare n’est plus fatigué lorsqu’il met fin à sa rage.</text:p>
          </table:table-cell>
          <table:table-cell table:number-columns-repeated="1018"/>
        </table:table-row>
        <table:table-row table:style-name="ro1">
          <table:table-cell table:formula="of:=[dump_en.A13]" office:value-type="string" office:string-value="barbarian" calcext:value-type="string">
            <text:p>barbarian</text:p>
          </table:table-cell>
          <table:table-cell table:formula="of:=VLOOKUP([.A13];[en_fr.$A$1:.$B$12];2)" office:value-type="string" office:string-value="Barbare" calcext:value-type="string">
            <text:p>Barbare</text:p>
          </table:table-cell>
          <table:table-cell table:formula="of:=[dump_en.B13]" office:value-type="string" office:string-value="Mighty Rage (Ex)" calcext:value-type="string">
            <text:p>Mighty Rage (Ex)</text:p>
          </table:table-cell>
          <table:table-cell table:formula="of:=INDEX([en_fr.$F$2:.$F$150];MATCH([.C13];[en_fr.$E$2:.$E$150];0))" office:value-type="string" office:string-value="Rage de maître berserker (Ext)" calcext:value-type="string">
            <text:p>Rage de maître berserker (Ext)</text:p>
          </table:table-cell>
          <table:table-cell table:formula="of:=[dump_en.C13]" office:value-type="string" office:string-value="At 20th level, when a barbarian enters rage, the morale bonus to her Strength and Constitution increases to +8 and the morale bonus on her Will saves increases to +4." calcext:value-type="string">
            <text:p>At 20th level, when a barbarian enters rage, the morale bonus to her Strength and Constitution increases to +8 and the morale bonus on her Will saves increases to +4.</text:p>
          </table:table-cell>
          <table:table-cell table:formula="of:=INDEX([dump_fr.$C$2:.$C$151];MATCH(CONCATENATE([.B13];[.D13]);[dump_fr.$D$2:.$D$151];0))" office:value-type="string" office:string-value="Au niveau 20, les bonus de moral à la Force et à la Constitution gagnés lorsque le barbare entre en rage passent à +8 et le bonus de moral aux jets de Volonté grimpe à +4." calcext:value-type="string">
            <text:p>Au niveau 20, les bonus de moral à la Force et à la Constitution gagnés lorsque le barbare entre en rage passent à +8 et le bonus de moral aux jets de Volonté grimpe à +4.</text:p>
          </table:table-cell>
          <table:table-cell table:number-columns-repeated="1018"/>
        </table:table-row>
        <table:table-row table:style-name="ro1">
          <table:table-cell table:formula="of:=[dump_en.A14]" office:value-type="string" office:string-value="bard" calcext:value-type="string">
            <text:p>bard</text:p>
          </table:table-cell>
          <table:table-cell table:formula="of:=VLOOKUP([.A14];[en_fr.$A$1:.$B$12];2)" office:value-type="string" office:string-value="Barde" calcext:value-type="string">
            <text:p>Barde</text:p>
          </table:table-cell>
          <table:table-cell table:formula="of:=[dump_en.B14]" office:value-type="string" office:string-value="Weapon and Armor Proficiency" calcext:value-type="string">
            <text:p>Weapon and Armor Proficiency</text:p>
          </table:table-cell>
          <table:table-cell table:formula="of:=INDEX([en_fr.$F$2:.$F$150];MATCH([.C14];[en_fr.$E$2:.$E$150];0))" office:value-type="string" office:string-value="Armes et armures" calcext:value-type="string">
            <text:p>Armes et armures</text:p>
          </table:table-cell>
          <table:table-cell table:formula="of:=[dump_en.C14]" office:value-type="string" office:string-value="A bard is proficient with all simple weapons, plus the longsword, rapier, sap, short sword, shortbow, and whip. Bards are also proficient with light armor and shields (except tower shields). A bard can cast bard spells while wearing light armor and use a shield without incurring the normal arcane spell failure chance. Like any other arcane spellcaster, a bard wearing medium or heavy armor incurs a chance of arcane spell failure if the spell in question has a somatic component. A multiclass bard still incurs the normal arcane spell failure chance for arcane spells received from other classes." calcext:value-type="string">
            <text:p>A bard is proficient with all simple weapons, plus the longsword, rapier, sap, short sword, shortbow, and whip. Bards are also proficient with light armor and shields (except tower shields). A bard can cast bard spells while wearing light armor and use a shield without incurring the normal arcane spell failure chance. Like any other arcane spellcaster, a bard wearing medium or heavy armor incurs a chance of arcane spell failure if the spell in question has a somatic component. A multiclass bard still incurs the normal arcane spell failure chance for arcane spells received from other classes.</text:p>
          </table:table-cell>
          <table:table-cell table:formula="of:=INDEX([dump_fr.$C$2:.$C$151];MATCH(CONCATENATE([.B14];[.D14]);[dump_fr.$D$2:.$D$151];0))" office:value-type="string" office:string-value="Le barde est formé au maniement de toutes les armes courantes ainsi que de l’arc court, l’épée courte, l’épée longue, la matraque, la rapière, et du fouet. Il est également formé au port des armures légères et à l’utilisation des boucliers (à l’exception des pavois). Il peut porter une armure légère et utiliser un bouclier sans encourir de risque d’échec des sorts. S’il porte une armure intermédiaire ou lourde, le risque d’échec des sorts s’applique normalement lorsque le sort lancé possède une composante gestuelle (comme pour les autres lanceurs de sorts profanes). Ces particularités ne concernent que les sorts de barde : les règles normales s’appliquent dans le cas des sorts qu’un barde multiclassé reçoit grâce à d’autres classes." calcext:value-type="string">
            <text:p>Le barde est formé au maniement de toutes les armes courantes ainsi que de l’arc court, l’épée courte, l’épée longue, la matraque, la rapière, et du fouet. Il est également formé au port des armures légères et à l’utilisation des boucliers (à l’exception des pavois). Il peut porter une armure légère et utiliser un bouclier sans encourir de risque d’échec des sorts. S’il porte une armure intermédiaire ou lourde, le risque d’échec des sorts s’applique normalement lorsque le sort lancé possède une composante gestuelle (comme pour les autres lanceurs de sorts profanes). Ces particularités ne concernent que les sorts de barde : les règles normales s’appliquent dans le cas des sorts qu’un barde multiclassé reçoit grâce à d’autres classes.</text:p>
          </table:table-cell>
          <table:table-cell table:number-columns-repeated="1018"/>
        </table:table-row>
        <table:table-row table:style-name="ro4">
          <table:table-cell table:formula="of:=[dump_en.A15]" office:value-type="string" office:string-value="bard" calcext:value-type="string">
            <text:p>bard</text:p>
          </table:table-cell>
          <table:table-cell table:formula="of:=VLOOKUP([.A15];[en_fr.$A$1:.$B$12];2)" office:value-type="string" office:string-value="Barde" calcext:value-type="string">
            <text:p>Barde</text:p>
          </table:table-cell>
          <table:table-cell table:formula="of:=[dump_en.B15]" office:value-type="string" office:string-value="Spells" calcext:value-type="string">
            <text:p>Spells</text:p>
          </table:table-cell>
          <table:table-cell table:formula="of:=INDEX([en_fr.$F$2:.$F$150];MATCH([.C15];[en_fr.$E$2:.$E$150];0))" office:value-type="string" office:string-value="Sorts" calcext:value-type="string">
            <text:p>Sorts</text:p>
          </table:table-cell>
          <table:table-cell table:formula="of:=[dump_en.C15]" office:value-type="string" office:string-value="A bard casts arcane spells drawn from the bard spell list presented in Spell Lists. He can cast any spell he knows without preparing it ahead of time. Every bard spell has a verbal component (song, recitation, or music). To learn or cast a spell, a bard must have a Charisma score equal to at least 10 + the spell level. The Difficulty Class for a saving throw against a bard's spell is 10 + the spell level + the bard's Charisma modifier.Like other spellcasters, a bard can cast only a certain number of spells of each spell level per day. His base daily spell allotment is given on Table: Bard. In addition, he receives bonus spells per day if he has a high Charisma score (see  Table: Ability Modifiers and Bonus Spells).The bard's selection of spells is extremely limited. A bard begins play knowing four 0-level spells and two 1st-level spells of the bard's choice. At each new bard level, he gains one or more new spells, as indicated on Table: Bard Spells Known. (Unlike spells per day, the number of spells a bard knows is not affected by his Charisma score. The numbers on Table: Bard Spells Known are fixed.)Upon reaching 5th level, and at every third bard level after that (8th, 11th, and so on), a bard can choose to learn a new spell in place of one he already knows. In effect, the bard â€œlosesâ€ the old spell in exchange for the new one. The new spell's level must be the same as that of the spell being exchanged, and it must be at least one level lower than the highest-level bard spell the bard can cast. A bard may swap only a single spell at any given level and must choose whether or not to swap the spell at the same time that he gains new spells known for the level.A bard need not prepare his spells in advance. He can cast any spell he knows at any time, assuming he has not yet used up his allotment of spells per day for the spell's level." calcext:value-type="string">
            <text:p>A bard casts arcane spells drawn from the bard spell list presented in Spell Lists. He can cast any spell he knows without preparing it ahead of time. Every bard spell has a verbal component (song, recitation, or music). To learn or cast a spell, a bard must have a Charisma score equal to at least 10 + the spell level. The Difficulty Class for a saving throw against a bard's spell is 10 + the spell level + the bard's Charisma modifier.Like other spellcasters, a bard can cast only a certain number of spells of each spell level per day. His base daily spell allotment is given on Table: Bard. In addition, he receives bonus spells per day if he has a high Charisma score (see <text:s/>Table: Ability Modifiers and Bonus Spells).The bard's selection of spells is extremely limited. A bard begins play knowing four 0-level spells and two 1st-level spells of the bard's choice. At each new bard level, he gains one or more new spells, as indicated on Table: Bard Spells Known. (Unlike spells per day, the number of spells a bard knows is not affected by his Charisma score. The numbers on Table: Bard Spells Known are fixed.)Upon reaching 5th level, and at every third bard level after that (8th, 11th, and so on), a bard can choose to learn a new spell in place of one he already knows. In effect, the bard â€œlosesâ€ the old spell in exchange for the new one. The new spell's level must be the same as that of the spell being exchanged, and it must be at least one level lower than the highest-level bard spell the bard can cast. A bard may swap only a single spell at any given level and must choose whether or not to swap the spell at the same time that he gains new spells known for the level.A bard need not prepare his spells in advance. He can cast any spell he knows at any time, assuming he has not yet used up his allotment of spells per day for the spell's level.</text:p>
          </table:table-cell>
          <table:table-cell table:formula="of:=INDEX([dump_fr.$C$2:.$C$151];MATCH(CONCATENATE([.B15];[.D15]);[dump_fr.$D$2:.$D$151];0))" office:value-type="string" office:string-value="Un barde peut lancer des sorts profanes appartenant à la liste des sorts de bardes. Il peut lancer les sorts qu’il connaît sans devoir les préparer à l’avance. Tous les sorts qu’un barde lance s’accompagnent d’une composante verbale (qui peut prendre la forme d’une chanson, d’un poème ou d’un air de musique). Pour apprendre ou lancer un sort, le barde doit avoir une valeur de Charisme d’au moins 10 + le niveau du sort. Le degré de difficulté des jets de sauvegarde contre ses sorts vaut 10 + le niveau du sort + le modificateur de Charisme du barde.&#10;Comme les autres lanceurs de sorts, le barde ne peut lancer qu’un certain nombre de sorts de chaque niveau chaque jour. Son quota de sorts quotidiens est indiqué sur la Table &quot;Le Barde&quot;. En plus de cela, il reçoit des sorts en bonus chaque jour s’il possède un Charisme élevé (voir la Table &quot;Modificateurs de caractéristique et sorts en bonus&quot;).&#10;Le barde possède un répertoire de sorts très limité. Il commence sa carrière en connaissant seulement quatre sorts du niveau 0 et deux sorts du 1^er niveau (il peut choisir ces sorts). Chaque fois qu’il gagne un niveau de barde, il reçoit un ou plusieurs nouveaux sorts, comme indiqué sur la Table &quot;Sorts connus par le barde&quot; (contrairement au quota de sorts quotidiens, le nombre de sorts connus par un barde n’est pas modifié par sa valeur de Charisme ; les chiffres de la Table &quot;Sorts connus par le barde&quot; sont fixes).&#10;Lorsqu’il atteint le niveau 5, et tous les trois niveaux de barde suivants (aux niveaux 8, 11, etc.), le barde peut choisir d’apprendre un nouveau sort à la place de l’un de ceux qu’il connaît déjà. Le barde oublie alors un sort au profit d’un autre. Le niveau du nouveau sort doit être identique à celui du sort oublié, et il ne peut s’agir d’un sort appartenant au plus haut niveau de sorts accessible au barde. Un barde ne peut échanger qu’un seul sort à chaque fois, et doit choisir s’il procède à un échange au moment où il apprend de nouveaux sorts lors du passage de niveau.&#10;Un barde n’a pas besoin de préparer ses sorts à l’avance. Il peut lancer n’importe quel sort de son répertoire à n’importe quel moment, pour autant qu’il n’ait pas épuisé son quota de sorts de ce niveau pour la journée." calcext:value-type="string">
            <text:p>Un barde peut lancer des sorts profanes appartenant à la liste des sorts de bardes. Il peut lancer les sorts qu’il connaît sans devoir les préparer à l’avance. Tous les sorts qu’un barde lance s’accompagnent d’une composante verbale (qui peut prendre la forme d’une chanson, d’un poème ou d’un air de musique). Pour apprendre ou lancer un sort, le barde doit avoir une valeur de Charisme d’au moins 10 + le niveau du sort. Le degré de difficulté des jets de sauvegarde contre ses sorts vaut 10 + le niveau du sort + le modificateur de Charisme du barde.</text:p>
            <text:p>Comme les autres lanceurs de sorts, le barde ne peut lancer qu’un certain nombre de sorts de chaque niveau chaque jour. Son quota de sorts quotidiens est indiqué sur la Table "Le Barde". En plus de cela, il reçoit des sorts en bonus chaque jour s’il possède un Charisme élevé (voir la Table "Modificateurs de caractéristique et sorts en bonus").</text:p>
            <text:p>Le barde possède un répertoire de sorts très limité. Il commence sa carrière en connaissant seulement quatre sorts du niveau 0 et deux sorts du 1^er niveau (il peut choisir ces sorts). Chaque fois qu’il gagne un niveau de barde, il reçoit un ou plusieurs nouveaux sorts, comme indiqué sur la Table "Sorts connus par le barde" (contrairement au quota de sorts quotidiens, le nombre de sorts connus par un barde n’est pas modifié par sa valeur de Charisme ; les chiffres de la Table "Sorts connus par le barde" sont fixes).</text:p>
            <text:p>Lorsqu’il atteint le niveau 5, et tous les trois niveaux de barde suivants (aux niveaux 8, 11, etc.), le barde peut choisir d’apprendre un nouveau sort à la place de l’un de ceux qu’il connaît déjà. Le barde oublie alors un sort au profit d’un autre. Le niveau du nouveau sort doit être identique à celui du sort oublié, et il ne peut s’agir d’un sort appartenant au plus haut niveau de sorts accessible au barde. Un barde ne peut échanger qu’un seul sort à chaque fois, et doit choisir s’il procède à un échange au moment où il apprend de nouveaux sorts lors du passage de niveau.</text:p>
            <text:p>Un barde n’a pas besoin de préparer ses sorts à l’avance. Il peut lancer n’importe quel sort de son répertoire à n’importe quel moment, pour autant qu’il n’ait pas épuisé son quota de sorts de ce niveau pour la journée.</text:p>
          </table:table-cell>
          <table:table-cell table:number-columns-repeated="1018"/>
        </table:table-row>
        <table:table-row table:style-name="ro1">
          <table:table-cell table:formula="of:=[dump_en.A16]" office:value-type="string" office:string-value="bard" calcext:value-type="string">
            <text:p>bard</text:p>
          </table:table-cell>
          <table:table-cell table:formula="of:=VLOOKUP([.A16];[en_fr.$A$1:.$B$12];2)" office:value-type="string" office:string-value="Barde" calcext:value-type="string">
            <text:p>Barde</text:p>
          </table:table-cell>
          <table:table-cell table:formula="of:=[dump_en.B16]" office:value-type="string" office:string-value="Bardic Knowledge (Ex)" calcext:value-type="string">
            <text:p>Bardic Knowledge (Ex)</text:p>
          </table:table-cell>
          <table:table-cell table:formula="of:=INDEX([en_fr.$F$2:.$F$150];MATCH([.C16];[en_fr.$E$2:.$E$150];0))" office:value-type="string" office:string-value="Savoir bardique (Ext)" calcext:value-type="string">
            <text:p>Savoir bardique (Ext)</text:p>
          </table:table-cell>
          <table:table-cell table:formula="of:=[dump_en.C16]" office:value-type="string" office:string-value="A bard adds half his class level (minimum 1) on all Knowledge skill checks and may make all Knowledge skill checks untrained." calcext:value-type="string">
            <text:p>A bard adds half his class level (minimum 1) on all Knowledge skill checks and may make all Knowledge skill checks untrained.</text:p>
          </table:table-cell>
          <table:table-cell table:formula="of:=INDEX([dump_fr.$C$2:.$C$151];MATCH(CONCATENATE([.B16];[.D16]);[dump_fr.$D$2:.$D$151];0))" office:value-type="string" office:string-value="Un barde ajoute la moitié de son niveau de classe (au minimum 1) à tous ses tests de Connaissances et peut utiliser n’importe quelle compétence de Connaissances, même s’il n’a pas investi de points de compétence dans celle-ci." calcext:value-type="string">
            <text:p>Un barde ajoute la moitié de son niveau de classe (au minimum 1) à tous ses tests de Connaissances et peut utiliser n’importe quelle compétence de Connaissances, même s’il n’a pas investi de points de compétence dans celle-ci.</text:p>
          </table:table-cell>
          <table:table-cell table:number-columns-repeated="1018"/>
        </table:table-row>
        <table:table-row table:style-name="ro5">
          <table:table-cell table:formula="of:=[dump_en.A17]" office:value-type="string" office:string-value="bard" calcext:value-type="string">
            <text:p>bard</text:p>
          </table:table-cell>
          <table:table-cell table:formula="of:=VLOOKUP([.A17];[en_fr.$A$1:.$B$12];2)" office:value-type="string" office:string-value="Barde" calcext:value-type="string">
            <text:p>Barde</text:p>
          </table:table-cell>
          <table:table-cell table:formula="of:=[dump_en.B17]" office:value-type="string" office:string-value="Bardic Performance" calcext:value-type="string">
            <text:p>Bardic Performance</text:p>
          </table:table-cell>
          <table:table-cell table:formula="of:=INDEX([en_fr.$F$2:.$F$150];MATCH([.C17];[en_fr.$E$2:.$E$150];0))" office:value-type="string" office:string-value="Représentation bardique" calcext:value-type="string">
            <text:p>Représentation bardique</text:p>
          </table:table-cell>
          <table:table-cell table:formula="of:=[dump_en.C17]" office:value-type="string" office:string-value="A bard is trained to use the Perform skill to create magical effects on those around him, including himself if desired. He can use this ability for a number of rounds per day equal to 4 + his Charisma modifier. At each level after 1st a bard can use bardic performance for 2 additional rounds per day. Each round, the bard can produce any one of the types of bardic performance that he has mastered, as indicated by his level.Starting a bardic performance is a standard action, but it can be maintained each round as a free action. Changing a bardic performance from one effect to another requires the bard to stop the previous performance and start a new one as a standard action. A bardic performance cannot be disrupted, but it ends immediately if the bard is killed, paralyzed, stunned, knocked unconscious, or otherwise prevented from taking a free action to maintain it each round. A bard cannot have more than one bardic performance in effect at one time.At 7th level, a bard can start a bardic performance as a move action instead of a standard action. At 13th level, a bard can start a bardic performance as a swift action.Each bardic performance has audible components, visual components, or both.If a bardic performance has audible components, the targets must be able to hear the bard for the performance to have any effect, and many such performances are language dependent (as noted in the description). A deaf bard has a 20% chance to fail when attempting to use a bardic performance with an audible component. If he fails this check, the attempt still counts against his daily limit. Deaf creatures are immune to bardic performances with audible components.If a bardic performance has a visual component, the targets must have line of sight to the bard for the performance to have any effect. A blind bard has a 50% chance to fail when attempting to use a bardic performance with a visual component. If he fails this check, the attempt still counts against his daily limit. Blind creatures are immune to bardic performances with visual components.Countersong (Su): At 1st level, a bard learns to counter magic effects that depend on sound (but not spells that have verbal components). Each round of the countersong he makes a Perform (keyboard, percussion, wind, string, or sing) skill check. Any creature within 30 feet of the bard (including the bard himself) that is affected by a sonic or language-dependent magical attack may use the bard's Perform check result in place of its saving throw if, after the saving throw is rolled, the Perform check result proves to be higher. If a creature within range of the countersong is already under the effect of a noninstantaneous sonic or language-dependent magical attack, it gains another saving throw against the effect each round it hears the countersong, but it must use the bard's Perform skill check result for the save. Countersong does not work on effects that don't allow saves. Countersong relies on audible components.Distraction (Su): At 1st level, a bard can use his performance to counter magic effects that depend on sight. Each round of the distraction, he makes a Perform (act, comedy, dance, or oratory) skill check. Any creature within 30 feet of the bard (including the bard himself) that is affected by an illusion (pattern) or illusion (figment) magical attack may use the bard's Perform check result in place of its saving throw if, after the saving throw is rolled, the Perform skill check proves to be higher. If a creature within range of the distraction is already under the effect of a noninstantaneous illusion (pattern) or illusion (figment) magical attack, it gains another saving throw against the effect each round it sees the distraction, but it must use the bard's Perform skill check result for the save. Distraction does not work on effects that don't allow saves. Distraction relies on visual components.Fascinate (Su): At 1st level, a bard can use his performance to cause one or more creatures to become fascinated with him. Each creature to be fascinated must be within 90 feet, able to see and hear the bard, and capable of paying attention to him. The bard must also be able to see the creatures affected. The distraction of a nearby combat or other dangers prevents this ability from working. For every three levels the bard has attained beyond 1st, he can target one additional creature with this ability.Each creature within range receives a Will save (DC 10 + 1/2 the bard's level + the bard's Cha modifier) to negate the effect. If a creature's saving throw succeeds, the bard cannot attempt to fascinate that creature again for 24 hours. If its saving throw fails, the creature sits quietly and observes the performance for as long as the bard continues to maintain it. While fascinated, a target takes a –4 penalty on all skill checks made as reactions, such as Perception checks. Any potential threat to the target allows the target to make a new saving throw against the effect. Any obvious threat, such as someone drawing a weapon, casting a spell, or aiming a weapon at the target, automatically breaks the effect.Fascinate is an enchantment (compulsion), mind-affecting ability. Fascinate relies on audible and visual components in order to function.Inspire Courage (Su): A 1st-level bard can use his performance to inspire courage in his allies (including himself), bolstering them against fear and improving their combat abilities. To be affected, an ally must be able to perceive the bard's performance. An affected ally receives a +1 morale bonus on saving throws against charm and fear effects and a +1 competence bonus on attack and weapon damage rolls. At 5th level, and every six bard levels thereafter, this bonus increases by +1, to a maximum of +4 at 17th level. Inspire courage is a mind-affecting ability. Inspire courage can use audible or visual components. The bard must choose which component to use when starting his performance.Inspire Competence (Su): A bard of 3rd level or higher can use his performance to help an ally succeed at a task. That ally must be within 30 feet and be able to hear the bard. The ally gets a +2 competence bonus on skill checks with a particular skill as long as she continues to hear the bard's performance. This bonus increases by +1 for every four levels the bard has attained beyond 3rd (+3 at 7th, +4 at 11th, +5 at 15th, and +6 at 19th). Certain uses of this ability are infeasible, such as Stealth, and may be disallowed at the GM's discretion. A bard can't inspire competence in himself. Inspire competence relies on audible components.Suggestion (Sp): A bard of 6th level or higher can use his performance to make a suggestion (as per the spell) to a creature he has already fascinated (see above). Using this ability does not disrupt the fascinate effect, but it does require a standard action to activate (in addition to the free action to continue the fascinate effect). A bard can use this ability more than once against an individual creature during an individual performance.Making a suggestion does not count against a bard's daily use of bardic performance. A Will saving throw (DC 10 + 1/2 the bard's level + the bard's Cha modifier) negates the effect. This ability affects only a single creature. Suggestion is an enchantment (compulsion), mind affecting, language-dependent ability and relies on audible components.Dirge of Doom (Su): A bard of 8th level or higher can use his performance to foster a sense of growing dread in his enemies, causing them to become shaken. To be affected, an enemy must be within 30 feet and able to see and hear the bard's performance. The effect persists for as long as the enemy is within 30 feet and the bard continues his performance. This performance cannot cause a creature to become frightened or panicked, even if the targets are already shaken from another effect. Dirge of doom is a mind-affecting fear effect, and it relies on audible and visual components.Inspire Greatness (Su): A bard of 9th level or higher can use his performance to inspire greatness in himself or a single willing ally within 30 feet, granting extra fighting capability. For every three levels the bard attains beyond 9th, he can target an additional ally while using this performance (up to a maximum of four targets at 18th level). To inspire greatness, all of the targets must be able to see and hear the bard. A creature inspired with greatness gains 2 bonus Hit Dice (d10s), the commensurate number of temporary hit points (apply the target's Constitution modifier, if any, to these bonus Hit Dice), a +2 competence bonus on attack rolls, and a +1 competence bonus on Fortitude saves. The bonus Hit Dice count as regular Hit Dice for determining the effect of spells that are Hit Dice dependent. Inspire greatness is a mind-affecting ability and it relies on audible and visual components.Soothing Performance (Su): A bard of 12th level or higher can use his performance to create an effect equivalent to a mass cure serious wounds, using the bard's level as the caster level. In addition, this performance removes the fatigued, sickened, and shaken conditions from all those affected. Using this ability requires 4 rounds of continuous performance, and the targets must be able to see and hear the bard throughout the performance. Soothing performance affects all targets that remain within 30 feet throughout the performance. Soothing performance relies on audible and visual components.Frightening Tune (Sp): A bard of 14th level or higher can use his performance to cause fear in his enemies. To be affected, an enemy must be able to hear the bard perform and be within 30 feet. Each enemy within range receives a Will save (DC 10 + 1/2 the bard's level + the bard's Cha modifier) to negate the effect. If the save succeeds, the creature is immune to this ability for 24 hours. If the save fails, the target becomes frightened and flees for as long as the target can hear the bard's performance. Frightening tune relies on audible components.Inspire Heroics (Su): A bard of 15th level or higher can inspire tremendous heroism in himself or a single ally within 30 feet. For every three bard levels the character attains beyond 15th, he can inspire heroics in an additional creature. To inspire heroics, all of the targets must be able to see and hear the bard. Inspired creatures gain a +4 morale bonus on saving throws and a +4 dodge bonus to AC. This effect lasts for as long as the targets are able to witness the performance. Inspire heroics is a mind-affecting ability that relies on audible and visual components.Mass Suggestion (Sp): This ability functions just like suggestion, but allows a bard of 18th level or higher to make a suggestion simultaneously to any number of creatures that he has already fascinated. Mass suggestion is an enchantment (compulsion), mind-affecting, language-dependent ability that relies on audible components.Deadly Performance (Su): A bard of 20th level or higher can use his performance to cause one enemy to die from joy or sorrow. To be affected, the target must be able to see and hear the bard perform for 1 full round and be within 30 feet. The target receives a Will save (DC 10 + 1/2 the bard's level + the bard's Cha modifier) to negate the effect. If a creature's saving throw succeeds, the target is staggered for 1d4 rounds, and the bard cannot use deadly performance on that creature again for 24 hours. If a creature's saving throw fails, it dies. Deadly performance is a mind-affecting death effect that relies on audible and visual components." calcext:value-type="string">
            <text:p>A bard is trained to use the Perform skill to create magical effects on those around him, including himself if desired. He can use this ability for a number of rounds per day equal to 4 + his Charisma modifier. At each level after 1st a bard can use bardic performance for 2 additional rounds per day. Each round, the bard can produce any one of the types of bardic performance that he has mastered, as indicated by his level.Starting a bardic performance is a standard action, but it can be maintained each round as a free action. Changing a bardic performance from one effect to another requires the bard to stop the previous performance and start a new one as a standard action. A bardic performance cannot be disrupted, but it ends immediately if the bard is killed, paralyzed, stunned, knocked unconscious, or otherwise prevented from taking a free action to maintain it each round. A bard cannot have more than one bardic performance in effect at one time.At 7th level, a bard can start a bardic performance as a move action instead of a standard action. At 13th level, a bard can start a bardic performance as a swift action.Each bardic performance has audible components, visual components, or both.If a bardic performance has audible components, the targets must be able to hear the bard for the performance to have any effect, and many such performances are language dependent (as noted in the description). A deaf bard has a 20% chance to fail when attempting to use a bardic performance with an audible component. If he fails this check, the attempt still counts against his daily limit. Deaf creatures are immune to bardic performances with audible components.If a bardic performance has a visual component, the targets must have line of sight to the bard for the performance to have any effect. A blind bard has a 50% chance to fail when attempting to use a bardic performance with a visual component. If he fails this check, the attempt still counts against his daily limit. Blind creatures are immune to bardic performances with visual components.Countersong (Su): At 1st level, a bard learns to counter magic effects that depend on sound (but not spells that have verbal components). Each round of the countersong he makes a Perform (keyboard, percussion, wind, string, or sing) skill check. Any creature within 30 feet of the bard (including the bard himself) that is affected by a sonic or language-dependent magical attack may use the bard's Perform check result in place of its saving throw if, after the saving throw is rolled, the Perform check result proves to be higher. If a creature within range of the countersong is already under the effect of a noninstantaneous sonic or language-dependent magical attack, it gains another saving throw against the effect each round it hears the countersong, but it must use the bard's Perform skill check result for the save. Countersong does not work on effects that don't allow saves. Countersong relies on audible components.Distraction (Su): At 1st level, a bard can use his performance to counter magic effects that depend on sight. Each round of the distraction, he makes a Perform (act, comedy, dance, or oratory) skill check. Any creature within 30 feet of the bard (including the bard himself) that is affected by an illusion (pattern) or illusion (figment) magical attack may use the bard's Perform check result in place of its saving throw if, after the saving throw is rolled, the Perform skill check proves to be higher. If a creature within range of the distraction is already under the effect of a noninstantaneous illusion (pattern) or illusion (figment) magical attack, it gains another saving throw against the effect each round it sees the distraction, but it must use the bard's Perform skill check result for the save. Distraction does not work on effects that don't allow saves. Distraction relies on visual components.Fascinate (Su): At 1st level, a bard can use his performance to cause one or more creatures to become fascinated with him. Each creature to be fascinated must be within 90 feet, able to see and hear the bard, and capable of paying attention to him. The bard must also be able to see the creatures affected. The distraction of a nearby combat or other dangers prevents this ability from working. For every three levels the bard has attained beyond 1st, he can target one additional creature with this ability.Each creature within range receives a Will save (DC 10 + 1/2 the bard's level + the bard's Cha modifier) to negate the effect. If a creature's saving throw succeeds, the bard cannot attempt to fascinate that creature again for 24 hours. If its saving throw fails, the creature sits quietly and observes the performance for as long as the bard continues to maintain it. While fascinated, a target takes a –4 penalty on all skill checks made as reactions, such as Perception checks. Any potential threat to the target allows the target to make a new saving throw against the effect. Any obvious threat, such as someone drawing a weapon, casting a spell, or aiming a weapon at the target, automatically breaks the effect.Fascinate is an enchantment (compulsion), mind-affecting ability. Fascinate relies on audible and visual components in order to function.Inspire Courage (Su): A 1st-level bard can use his performance to inspire courage in his allies (including himself), bolstering them against fear and improving their combat abilities. To be affected, an ally must be able to perceive the bard's performance. An affected ally receives a +1 morale bonus on saving throws against charm and fear effects and a +1 competence bonus on attack and weapon damage rolls. At 5th level, and every six bard levels thereafter, this bonus increases by +1, to a maximum of +4 at 17th level. Inspire courage is a mind-affecting ability. Inspire courage can use audible or visual components. The bard must choose which component to use when starting his performance.Inspire Competence (Su): A bard of 3rd level or higher can use his performance to help an ally succeed at a task. That ally must be within 30 feet and be able to hear the bard. The ally gets a +2 competence bonus on skill checks with a particular skill as long as she continues to hear the bard's performance. This bonus increases by +1 for every four levels the bard has attained beyond 3rd (+3 at 7th, +4 at 11th, +5 at 15th, and +6 at 19th). Certain uses of this ability are infeasible, such as Stealth, and may be disallowed at the GM's discretion. A bard can't inspire competence in himself. Inspire competence relies on audible components.Suggestion (Sp): A bard of 6th level or higher can use his performance to make a suggestion (as per the spell) to a creature he has already fascinated (see above). Using this ability does not disrupt the fascinate effect, but it does require a standard action to activate (in addition to the free action to continue the fascinate effect). A bard can use this ability more than once against an individual creature during an individual performance.Making a suggestion does not count against a bard's daily use of bardic performance. A Will saving throw (DC 10 + 1/2 the bard's level + the bard's Cha modifier) negates the effect. This ability affects only a single creature. Suggestion is an enchantment (compulsion), mind affecting, language-dependent ability and relies on audible components.Dirge of Doom (Su): A bard of 8th level or higher can use his performance to foster a sense of growing dread in his enemies, causing them to become shaken. To be affected, an enemy must be within 30 feet and able to see and hear the bard's performance. The effect persists for as long as the enemy is within 30 feet and the bard continues his performance. This performance cannot cause a creature to become frightened or panicked, even if the targets are already shaken from another effect. Dirge of doom is a mind-affecting fear effect, and it relies on audible and visual components.Inspire Greatness (Su): A bard of 9th level or higher can use his performance to inspire greatness in himself or a single willing ally within 30 feet, granting extra fighting capability. For every three levels the bard attains beyond 9th, he can target an additional ally while using this performance (up to a maximum of four targets at 18th level). To inspire greatness, all of the targets must be able to see and hear the bard. A creature inspired with greatness gains 2 bonus Hit Dice (d10s), the commensurate number of temporary hit points (apply the target's Constitution modifier, if any, to these bonus Hit Dice), a +2 competence bonus on attack rolls, and a +1 competence bonus on Fortitude saves. The bonus Hit Dice count as regular Hit Dice for determining the effect of spells that are Hit Dice dependent. Inspire greatness is a mind-affecting ability and it relies on audible and visual components.Soothing Performance (Su): A bard of 12th level or higher can use his performance to create an effect equivalent to a mass cure serious wounds, using the bard's level as the caster level. In addition, this performance removes the fatigued, sickened, and shaken conditions from all those affected. Using this ability requires 4 rounds of continuous performance, and the targets must be able to see and hear the bard throughout the performance. Soothing performance affects all targets that remain within 30 feet throughout the performance. Soothing performance relies on audible and visual components.Frightening Tune (Sp): A bard of 14th level or higher can use his performance to cause fear in his enemies. To be affected, an enemy must be able to hear the bard perform and be within 30 feet. Each enemy within range receives a Will save (DC 10 + 1/2 the bard's level + the bard's Cha modifier) to negate the effect. If the save succeeds, the creature is immune to this ability for 24 hours. If the save fails, the target becomes frightened and flees for as long as the target can hear the bard's performance. Frightening tune relies on audible components.Inspire Heroics (Su): A bard of 15th level or higher can inspire tremendous heroism in himself or a single ally within 30 feet. For every three bard levels the character attains beyond 15th, he can inspire heroics in an additional creature. To inspire heroics, all of the targets must be able to see and hear the bard. Inspired creatures gain a +4 morale bonus on saving throws and a +4 dodge bonus to AC. This effect lasts for as long as the targets are able to witness the performance. Inspire heroics is a mind-affecting ability that relies on audible and visual components.Mass Suggestion (Sp): This ability functions just like suggestion, but allows a bard of 18th level or higher to make a suggestion simultaneously to any number of creatures that he has already fascinated. Mass suggestion is an enchantment (compulsion), mind-affecting, language-dependent ability that relies on audible components.Deadly Performance (Su): A bard of 20th level or higher can use his performance to cause one enemy to die from joy or sorrow. To be affected, the target must be able to see and hear the bard perform for 1 full round and be within 30 feet. The target receives a Will save (DC 10 + 1/2 the bard's level + the bard's Cha modifier) to negate the effect. If a creature's saving throw succeeds, the target is staggered for 1d4 rounds, and the bard cannot use deadly performance on that creature again for 24 hours. If a creature's saving throw fails, it dies. Deadly performance is a mind-affecting death effect that relies on audible and visual components.</text:p>
          </table:table-cell>
          <table:table-cell table:formula="of:=INDEX([dump_fr.$C$2:.$C$151];MATCH(CONCATENATE([.B17];[.D17]);[dump_fr.$D$2:.$D$151];0))" office:value-type="string" office:string-value="Un barde peut utiliser la compétence Représentation pour créer des effets magiques affectant ceux qui sont proches de lui, y compris lui-même s’il le désire. Chaque jour, il peut utiliser cette capacité pendant un nombre de rounds égal à 4 + son modificateur de Charisme. Ce nombre augmente de +2 à chaque niveau de barde après le premier. Au fil des niveaux, le barde apprend à produire différents effets. Chaque round, il peut choisir celui qu’il désire utiliser.&#10;Il faut utiliser une action simple pour activer un effet de représentation bardique mais, pour maintenir en place un effet déjà activé un round de plus, une action libre suffit. Pour passer à un autre effet, le barde doit arrêter le précédent et utiliser une action simple pour activer le nouvel effet. Un adversaire ne peut interrompre une représentation bardique mais l’effet se termine immédiatement si le barde est tué, paralysé, étourdi, s’il tombe inconscient ou s’il lui est impossible, pour une raison ou pour une autre, de dévouer une action libre chaque round pour le maintenir. Un barde ne peut appliquer qu’un seul effet de représentation bardique à la fois.&#10;À partir du niveau 7, le barde n’a besoin que d’une action de mouvement pour activer un effet de représentation bardique. À partir du niveau 13, une action rapide suffit.&#10;Chaque représentation bardique possède une composante sonore, une composante visuelle, ou les deux.&#10;Dans le cas de composantes sonores, les cibles doivent être capables d’entendre le barde et, dans la plupart des cas (voir les descriptions individuelles pour plus de précision) de comprendre le langage utilisé pour être affectées par la représentation. Un barde sourd a 20% de chances d’échec lorsqu’il entreprend une représentation à composante sonore. En cas d’échec, la tentative est quand même décomptée de son quota journalier. Les créatures sourdes ne peuvent pas être affectées par une représentation bardique à composante sonore.&#10;Dans le cas de composantes visuelles, les cibles doivent disposer d’une ligne de mire jusqu’au barde pour être affectées par sa représentation. Un barde aveugle a 50% de chances d’échec lorsqu’il entreprend une représentation à composante visuelle. En cas d’échec, la tentative est quand même décomptée de son quota journalier. Les créatures aveugles ne peuvent pas être affectées par une représentation bardique à composante visuelle.&#10;Voir la liste des représentations bardiques.&#10;En remplacement de sa représentation bardique, le barde peut exécuter, sous certaines conditions, un chef-d’œuvre lui permettant de réaliser un exploit incroyable. Voir la description des chefs-d’œuvre." calcext:value-type="string">
            <text:p>Un barde peut utiliser la compétence Représentation pour créer des effets magiques affectant ceux qui sont proches de lui, y compris lui-même s’il le désire. Chaque jour, il peut utiliser cette capacité pendant un nombre de rounds égal à 4 + son modificateur de Charisme. Ce nombre augmente de +2 à chaque niveau de barde après le premier. Au fil des niveaux, le barde apprend à produire différents effets. Chaque round, il peut choisir celui qu’il désire utiliser.</text:p>
            <text:p>Il faut utiliser une action simple pour activer un effet de représentation bardique mais, pour maintenir en place un effet déjà activé un round de plus, une action libre suffit. Pour passer à un autre effet, le barde doit arrêter le précédent et utiliser une action simple pour activer le nouvel effet. Un adversaire ne peut interrompre une représentation bardique mais l’effet se termine immédiatement si le barde est tué, paralysé, étourdi, s’il tombe inconscient ou s’il lui est impossible, pour une raison ou pour une autre, de dévouer une action libre chaque round pour le maintenir. Un barde ne peut appliquer qu’un seul effet de représentation bardique à la fois.</text:p>
            <text:p>À partir du niveau 7, le barde n’a besoin que d’une action de mouvement pour activer un effet de représentation bardique. À partir du niveau 13, une action rapide suffit.</text:p>
            <text:p>Chaque représentation bardique possède une composante sonore, une composante visuelle, ou les deux.</text:p>
            <text:p>Dans le cas de composantes sonores, les cibles doivent être capables d’entendre le barde et, dans la plupart des cas (voir les descriptions individuelles pour plus de précision) de comprendre le langage utilisé pour être affectées par la représentation. Un barde sourd a 20% de chances d’échec lorsqu’il entreprend une représentation à composante sonore. En cas d’échec, la tentative est quand même décomptée de son quota journalier. Les créatures sourdes ne peuvent pas être affectées par une représentation bardique à composante sonore.</text:p>
            <text:p>Dans le cas de composantes visuelles, les cibles doivent disposer d’une ligne de mire jusqu’au barde pour être affectées par sa représentation. Un barde aveugle a 50% de chances d’échec lorsqu’il entreprend une représentation à composante visuelle. En cas d’échec, la tentative est quand même décomptée de son quota journalier. Les créatures aveugles ne peuvent pas être affectées par une représentation bardique à composante visuelle.</text:p>
            <text:p>Voir la liste des représentations bardiques.</text:p>
            <text:p>En remplacement de sa représentation bardique, le barde peut exécuter, sous certaines conditions, un chef-d’œuvre lui permettant de réaliser un exploit incroyable. Voir la description des chefs-d’œuvre.</text:p>
          </table:table-cell>
          <table:table-cell table:number-columns-repeated="1018"/>
        </table:table-row>
        <table:table-row table:style-name="ro1">
          <table:table-cell table:formula="of:=[dump_en.A18]" office:value-type="string" office:string-value="bard" calcext:value-type="string">
            <text:p>bard</text:p>
          </table:table-cell>
          <table:table-cell table:formula="of:=VLOOKUP([.A18];[en_fr.$A$1:.$B$12];2)" office:value-type="string" office:string-value="Barde" calcext:value-type="string">
            <text:p>Barde</text:p>
          </table:table-cell>
          <table:table-cell table:formula="of:=[dump_en.B18]" office:value-type="string" office:string-value="Cantrips" calcext:value-type="string">
            <text:p>Cantrips</text:p>
          </table:table-cell>
          <table:table-cell table:formula="of:=INDEX([en_fr.$F$2:.$F$150];MATCH([.C18];[en_fr.$E$2:.$E$150];0))" office:value-type="string" office:string-value="Tours de magie" calcext:value-type="string">
            <text:p>Tours de magie</text:p>
          </table:table-cell>
          <table:table-cell table:formula="of:=[dump_en.C18]" office:value-type="string" office:string-value="Bards learn a number of cantrips, or 0-level spells, as noted on Table: Bard Spells Known under â€œSpells Known.â€ These spells are cast like any other spell, but they do not consume any slots and may be used again." calcext:value-type="string">
            <text:p>Bards learn a number of cantrips, or 0-level spells, as noted on Table: Bard Spells Known under â€œSpells Known.â€ These spells are cast like any other spell, but they do not consume any slots and may be used again.</text:p>
          </table:table-cell>
          <table:table-cell table:formula="of:=INDEX([dump_fr.$C$2:.$C$151];MATCH(CONCATENATE([.B18];[.D18]);[dump_fr.$D$2:.$D$151];0))" office:value-type="string" office:string-value="Les bardes apprennent un certain nombre de tours de magie (ou sorts de niveau 0) comme indiqué dans la Table &quot;Sorts connus par le barde&quot;. Ces sorts sont lancés de la même manière que les autres mais ils ne nécessitent aucun emplacement de sorts et peuvent être utilisés de manière illimitée." calcext:value-type="string">
            <text:p>Les bardes apprennent un certain nombre de tours de magie (ou sorts de niveau 0) comme indiqué dans la Table "Sorts connus par le barde". Ces sorts sont lancés de la même manière que les autres mais ils ne nécessitent aucun emplacement de sorts et peuvent être utilisés de manière illimitée.</text:p>
          </table:table-cell>
          <table:table-cell table:number-columns-repeated="1018"/>
        </table:table-row>
        <table:table-row table:style-name="ro3">
          <table:table-cell table:formula="of:=[dump_en.A19]" office:value-type="string" office:string-value="bard" calcext:value-type="string">
            <text:p>bard</text:p>
          </table:table-cell>
          <table:table-cell table:formula="of:=VLOOKUP([.A19];[en_fr.$A$1:.$B$12];2)" office:value-type="string" office:string-value="Barde" calcext:value-type="string">
            <text:p>Barde</text:p>
          </table:table-cell>
          <table:table-cell table:formula="of:=[dump_en.B19]" office:value-type="string" office:string-value="First Versatile Performance (Ex)" calcext:value-type="string">
            <text:p>First Versatile Performance (Ex)</text:p>
          </table:table-cell>
          <table:table-cell table:formula="of:=INDEX([en_fr.$F$2:.$F$150];MATCH([.C19];[en_fr.$E$2:.$E$150];0))" office:value-type="string" office:string-value="Première versatilité artistique (Ext)" calcext:value-type="string">
            <text:p>Première versatilité artistique (Ext)</text:p>
          </table:table-cell>
          <table:table-cell table:formula="of:=[dump_en.C19]" office:value-type="string" office:string-value="At 2nd level, a bard can choose one type of Perform skill. He can use his bonus in that skill in place of his bonus in associated skills. When substituting in this way, the bard uses his total Perform skill bonus, including class skill bonus, in place of its associated skill's bonus, whether or not he has ranks in that skill or if it is a class skill. At 6th level, and every 4 levels thereafter, the bard can select an additional type of Perform to substitute.The types of Perform and their associated skills are: Act (Bluff, Disguise), Comedy (Bluff, Intimidate), Dance (Acrobatics, Fly), Keyboard Instruments (Diplomacy, Intimidate), Oratory (Diplomacy, Sense Motive), Percussion (Handle Animal, Intimidate), Sing (Bluff, Sense Motive), String (Bluff, Diplomacy), and Wind (Diplomacy, Handle Animal)." calcext:value-type="string">
            <text:p>At 2nd level, a bard can choose one type of Perform skill. He can use his bonus in that skill in place of his bonus in associated skills. When substituting in this way, the bard uses his total Perform skill bonus, including class skill bonus, in place of its associated skill's bonus, whether or not he has ranks in that skill or if it is a class skill. At 6th level, and every 4 levels thereafter, the bard can select an additional type of Perform to substitute.The types of Perform and their associated skills are: Act (Bluff, Disguise), Comedy (Bluff, Intimidate), Dance (Acrobatics, Fly), Keyboard Instruments (Diplomacy, Intimidate), Oratory (Diplomacy, Sense Motive), Percussion (Handle Animal, Intimidate), Sing (Bluff, Sense Motive), String (Bluff, Diplomacy), and Wind (Diplomacy, Handle Animal).</text:p>
          </table:table-cell>
          <table:table-cell table:formula="of:=INDEX([dump_fr.$C$2:.$C$151];MATCH(CONCATENATE([.B19];[.D19]);[dump_fr.$D$2:.$D$151];0))" office:value-type="string" office:string-value="Au niveau 2, un barde peut choisir une forme de la compétence Représentation et utiliser le modificateur correspondant à la place des modificateurs de certaines compétences auxquelles elles sont associées. Lorsque le barde choisit de faire cette substitution, il utilise son bonus total pour la compétence de Représentation (y compris son bonus de compétence de classe) au lieu de son bonus dans la compétence associée et ce, qu’il ait investi des points de compétence dans celle-ci ou non. Au niveau 6 et tous les quatre niveaux par la suite, le barde peut choisir une nouvelle forme de la compétence Représentation qu’il pourra également utiliser pour cette substitution.&#10;Les formes de Représentation et leurs compétences associées sont : chant (Bluff, Psychologie), danse (Acrobaties, Vol), déclamation (Diplomatie, Psychologie), farce (Bluff, Intimidation), instruments à clavier (Diplomatie, Intimidation), instruments à cordes (Bluff, Diplomatie), instruments à vent (Diplomatie, Dressage), percussions (Dressage, Intimidation) et scène (Bluff, Déguisement)." calcext:value-type="string">
            <text:p>Au niveau 2, un barde peut choisir une forme de la compétence Représentation et utiliser le modificateur correspondant à la place des modificateurs de certaines compétences auxquelles elles sont associées. Lorsque le barde choisit de faire cette substitution, il utilise son bonus total pour la compétence de Représentation (y compris son bonus de compétence de classe) au lieu de son bonus dans la compétence associée et ce, qu’il ait investi des points de compétence dans celle-ci ou non. Au niveau 6 et tous les quatre niveaux par la suite, le barde peut choisir une nouvelle forme de la compétence Représentation qu’il pourra également utiliser pour cette substitution.</text:p>
            <text:p>Les formes de Représentation et leurs compétences associées sont : chant (Bluff, Psychologie), danse (Acrobaties, Vol), déclamation (Diplomatie, Psychologie), farce (Bluff, Intimidation), instruments à clavier (Diplomatie, Intimidation), instruments à cordes (Bluff, Diplomatie), instruments à vent (Diplomatie, Dressage), percussions (Dressage, Intimidation) et scène (Bluff, Déguisement).</text:p>
          </table:table-cell>
          <table:table-cell table:number-columns-repeated="1018"/>
        </table:table-row>
        <table:table-row table:style-name="ro3">
          <table:table-cell table:formula="of:=[dump_en.A20]" office:value-type="string" office:string-value="bard" calcext:value-type="string">
            <text:p>bard</text:p>
          </table:table-cell>
          <table:table-cell table:formula="of:=VLOOKUP([.A20];[en_fr.$A$1:.$B$12];2)" office:value-type="string" office:string-value="Barde" calcext:value-type="string">
            <text:p>Barde</text:p>
          </table:table-cell>
          <table:table-cell table:formula="of:=[dump_en.B20]" office:value-type="string" office:string-value="Second Versatile Performance (Ex)" calcext:value-type="string">
            <text:p>Second Versatile Performance (Ex)</text:p>
          </table:table-cell>
          <table:table-cell table:formula="of:=INDEX([en_fr.$F$2:.$F$150];MATCH([.C20];[en_fr.$E$2:.$E$150];0))" office:value-type="string" office:string-value="Deuxième versatilité artistique (Ext)" calcext:value-type="string">
            <text:p>Deuxième versatilité artistique (Ext)</text:p>
          </table:table-cell>
          <table:table-cell table:formula="of:=[dump_en.C20]" office:value-type="string" office:string-value="At 2nd level, a bard can choose one type of Perform skill. He can use his bonus in that skill in place of his bonus in associated skills. When substituting in this way, the bard uses his total Perform skill bonus, including class skill bonus, in place of its associated skill's bonus, whether or not he has ranks in that skill or if it is a class skill. At 6th level, and every 4 levels thereafter, the bard can select an additional type of Perform to substitute.The types of Perform and their associated skills are: Act (Bluff, Disguise), Comedy (Bluff, Intimidate), Dance (Acrobatics, Fly), Keyboard Instruments (Diplomacy, Intimidate), Oratory (Diplomacy, Sense Motive), Percussion (Handle Animal, Intimidate), Sing (Bluff, Sense Motive), String (Bluff, Diplomacy), and Wind (Diplomacy, Handle Animal)." calcext:value-type="string">
            <text:p>At 2nd level, a bard can choose one type of Perform skill. He can use his bonus in that skill in place of his bonus in associated skills. When substituting in this way, the bard uses his total Perform skill bonus, including class skill bonus, in place of its associated skill's bonus, whether or not he has ranks in that skill or if it is a class skill. At 6th level, and every 4 levels thereafter, the bard can select an additional type of Perform to substitute.The types of Perform and their associated skills are: Act (Bluff, Disguise), Comedy (Bluff, Intimidate), Dance (Acrobatics, Fly), Keyboard Instruments (Diplomacy, Intimidate), Oratory (Diplomacy, Sense Motive), Percussion (Handle Animal, Intimidate), Sing (Bluff, Sense Motive), String (Bluff, Diplomacy), and Wind (Diplomacy, Handle Animal).</text:p>
          </table:table-cell>
          <table:table-cell table:formula="of:=INDEX([dump_fr.$C$2:.$C$151];MATCH(CONCATENATE([.B20];[.D20]);[dump_fr.$D$2:.$D$151];0))" office:value-type="string" office:string-value="Au niveau 2, un barde peut choisir une forme de la compétence Représentation et utiliser le modificateur correspondant à la place des modificateurs de certaines compétences auxquelles elles sont associées. Lorsque le barde choisit de faire cette substitution, il utilise son bonus total pour la compétence de Représentation (y compris son bonus de compétence de classe) au lieu de son bonus dans la compétence associée et ce, qu’il ait investi des points de compétence dans celle-ci ou non. Au niveau 6 et tous les quatre niveaux par la suite, le barde peut choisir une nouvelle forme de la compétence Représentation qu’il pourra également utiliser pour cette substitution.&#10;Les formes de Représentation et leurs compétences associées sont : chant (Bluff, Psychologie), danse (Acrobaties, Vol), déclamation (Diplomatie, Psychologie), farce (Bluff, Intimidation), instruments à clavier (Diplomatie, Intimidation), instruments à cordes (Bluff, Diplomatie), instruments à vent (Diplomatie, Dressage), percussions (Dressage, Intimidation) et scène (Bluff, Déguisement)." calcext:value-type="string">
            <text:p>Au niveau 2, un barde peut choisir une forme de la compétence Représentation et utiliser le modificateur correspondant à la place des modificateurs de certaines compétences auxquelles elles sont associées. Lorsque le barde choisit de faire cette substitution, il utilise son bonus total pour la compétence de Représentation (y compris son bonus de compétence de classe) au lieu de son bonus dans la compétence associée et ce, qu’il ait investi des points de compétence dans celle-ci ou non. Au niveau 6 et tous les quatre niveaux par la suite, le barde peut choisir une nouvelle forme de la compétence Représentation qu’il pourra également utiliser pour cette substitution.</text:p>
            <text:p>Les formes de Représentation et leurs compétences associées sont : chant (Bluff, Psychologie), danse (Acrobaties, Vol), déclamation (Diplomatie, Psychologie), farce (Bluff, Intimidation), instruments à clavier (Diplomatie, Intimidation), instruments à cordes (Bluff, Diplomatie), instruments à vent (Diplomatie, Dressage), percussions (Dressage, Intimidation) et scène (Bluff, Déguisement).</text:p>
          </table:table-cell>
          <table:table-cell table:number-columns-repeated="1018"/>
        </table:table-row>
        <table:table-row table:style-name="ro3">
          <table:table-cell table:formula="of:=[dump_en.A21]" office:value-type="string" office:string-value="bard" calcext:value-type="string">
            <text:p>bard</text:p>
          </table:table-cell>
          <table:table-cell table:formula="of:=VLOOKUP([.A21];[en_fr.$A$1:.$B$12];2)" office:value-type="string" office:string-value="Barde" calcext:value-type="string">
            <text:p>Barde</text:p>
          </table:table-cell>
          <table:table-cell table:formula="of:=[dump_en.B21]" office:value-type="string" office:string-value="Third Versatile Performance (Ex)" calcext:value-type="string">
            <text:p>Third Versatile Performance (Ex)</text:p>
          </table:table-cell>
          <table:table-cell table:formula="of:=INDEX([en_fr.$F$2:.$F$150];MATCH([.C21];[en_fr.$E$2:.$E$150];0))" office:value-type="string" office:string-value="Troisième ersatilité artistique (Ext)" calcext:value-type="string">
            <text:p>Troisième ersatilité artistique (Ext)</text:p>
          </table:table-cell>
          <table:table-cell table:formula="of:=[dump_en.C21]" office:value-type="string" office:string-value="At 2nd level, a bard can choose one type of Perform skill. He can use his bonus in that skill in place of his bonus in associated skills. When substituting in this way, the bard uses his total Perform skill bonus, including class skill bonus, in place of its associated skill's bonus, whether or not he has ranks in that skill or if it is a class skill. At 6th level, and every 4 levels thereafter, the bard can select an additional type of Perform to substitute.The types of Perform and their associated skills are: Act (Bluff, Disguise), Comedy (Bluff, Intimidate), Dance (Acrobatics, Fly), Keyboard Instruments (Diplomacy, Intimidate), Oratory (Diplomacy, Sense Motive), Percussion (Handle Animal, Intimidate), Sing (Bluff, Sense Motive), String (Bluff, Diplomacy), and Wind (Diplomacy, Handle Animal)." calcext:value-type="string">
            <text:p>At 2nd level, a bard can choose one type of Perform skill. He can use his bonus in that skill in place of his bonus in associated skills. When substituting in this way, the bard uses his total Perform skill bonus, including class skill bonus, in place of its associated skill's bonus, whether or not he has ranks in that skill or if it is a class skill. At 6th level, and every 4 levels thereafter, the bard can select an additional type of Perform to substitute.The types of Perform and their associated skills are: Act (Bluff, Disguise), Comedy (Bluff, Intimidate), Dance (Acrobatics, Fly), Keyboard Instruments (Diplomacy, Intimidate), Oratory (Diplomacy, Sense Motive), Percussion (Handle Animal, Intimidate), Sing (Bluff, Sense Motive), String (Bluff, Diplomacy), and Wind (Diplomacy, Handle Animal).</text:p>
          </table:table-cell>
          <table:table-cell table:formula="of:=INDEX([dump_fr.$C$2:.$C$151];MATCH(CONCATENATE([.B21];[.D21]);[dump_fr.$D$2:.$D$151];0))" office:value-type="string" office:string-value="Au niveau 2, un barde peut choisir une forme de la compétence Représentation et utiliser le modificateur correspondant à la place des modificateurs de certaines compétences auxquelles elles sont associées. Lorsque le barde choisit de faire cette substitution, il utilise son bonus total pour la compétence de Représentation (y compris son bonus de compétence de classe) au lieu de son bonus dans la compétence associée et ce, qu’il ait investi des points de compétence dans celle-ci ou non. Au niveau 6 et tous les quatre niveaux par la suite, le barde peut choisir une nouvelle forme de la compétence Représentation qu’il pourra également utiliser pour cette substitution.&#10;Les formes de Représentation et leurs compétences associées sont : chant (Bluff, Psychologie), danse (Acrobaties, Vol), déclamation (Diplomatie, Psychologie), farce (Bluff, Intimidation), instruments à clavier (Diplomatie, Intimidation), instruments à cordes (Bluff, Diplomatie), instruments à vent (Diplomatie, Dressage), percussions (Dressage, Intimidation) et scène (Bluff, Déguisement)." calcext:value-type="string">
            <text:p>Au niveau 2, un barde peut choisir une forme de la compétence Représentation et utiliser le modificateur correspondant à la place des modificateurs de certaines compétences auxquelles elles sont associées. Lorsque le barde choisit de faire cette substitution, il utilise son bonus total pour la compétence de Représentation (y compris son bonus de compétence de classe) au lieu de son bonus dans la compétence associée et ce, qu’il ait investi des points de compétence dans celle-ci ou non. Au niveau 6 et tous les quatre niveaux par la suite, le barde peut choisir une nouvelle forme de la compétence Représentation qu’il pourra également utiliser pour cette substitution.</text:p>
            <text:p>Les formes de Représentation et leurs compétences associées sont : chant (Bluff, Psychologie), danse (Acrobaties, Vol), déclamation (Diplomatie, Psychologie), farce (Bluff, Intimidation), instruments à clavier (Diplomatie, Intimidation), instruments à cordes (Bluff, Diplomatie), instruments à vent (Diplomatie, Dressage), percussions (Dressage, Intimidation) et scène (Bluff, Déguisement).</text:p>
          </table:table-cell>
          <table:table-cell table:number-columns-repeated="1018"/>
        </table:table-row>
        <table:table-row table:style-name="ro3">
          <table:table-cell table:formula="of:=[dump_en.A22]" office:value-type="string" office:string-value="bard" calcext:value-type="string">
            <text:p>bard</text:p>
          </table:table-cell>
          <table:table-cell table:formula="of:=VLOOKUP([.A22];[en_fr.$A$1:.$B$12];2)" office:value-type="string" office:string-value="Barde" calcext:value-type="string">
            <text:p>Barde</text:p>
          </table:table-cell>
          <table:table-cell table:formula="of:=[dump_en.B22]" office:value-type="string" office:string-value="Fourth Versatile Performance (Ex)" calcext:value-type="string">
            <text:p>Fourth Versatile Performance (Ex)</text:p>
          </table:table-cell>
          <table:table-cell table:formula="of:=INDEX([en_fr.$F$2:.$F$150];MATCH([.C22];[en_fr.$E$2:.$E$150];0))" office:value-type="string" office:string-value="Quatrième versatilité artistique (Ext)" calcext:value-type="string">
            <text:p>Quatrième versatilité artistique (Ext)</text:p>
          </table:table-cell>
          <table:table-cell table:formula="of:=[dump_en.C22]" office:value-type="string" office:string-value="At 2nd level, a bard can choose one type of Perform skill. He can use his bonus in that skill in place of his bonus in associated skills. When substituting in this way, the bard uses his total Perform skill bonus, including class skill bonus, in place of its associated skill's bonus, whether or not he has ranks in that skill or if it is a class skill. At 6th level, and every 4 levels thereafter, the bard can select an additional type of Perform to substitute.The types of Perform and their associated skills are: Act (Bluff, Disguise), Comedy (Bluff, Intimidate), Dance (Acrobatics, Fly), Keyboard Instruments (Diplomacy, Intimidate), Oratory (Diplomacy, Sense Motive), Percussion (Handle Animal, Intimidate), Sing (Bluff, Sense Motive), String (Bluff, Diplomacy), and Wind (Diplomacy, Handle Animal)." calcext:value-type="string">
            <text:p>At 2nd level, a bard can choose one type of Perform skill. He can use his bonus in that skill in place of his bonus in associated skills. When substituting in this way, the bard uses his total Perform skill bonus, including class skill bonus, in place of its associated skill's bonus, whether or not he has ranks in that skill or if it is a class skill. At 6th level, and every 4 levels thereafter, the bard can select an additional type of Perform to substitute.The types of Perform and their associated skills are: Act (Bluff, Disguise), Comedy (Bluff, Intimidate), Dance (Acrobatics, Fly), Keyboard Instruments (Diplomacy, Intimidate), Oratory (Diplomacy, Sense Motive), Percussion (Handle Animal, Intimidate), Sing (Bluff, Sense Motive), String (Bluff, Diplomacy), and Wind (Diplomacy, Handle Animal).</text:p>
          </table:table-cell>
          <table:table-cell table:formula="of:=INDEX([dump_fr.$C$2:.$C$151];MATCH(CONCATENATE([.B22];[.D22]);[dump_fr.$D$2:.$D$151];0))" office:value-type="string" office:string-value="Au niveau 2, un barde peut choisir une forme de la compétence Représentation et utiliser le modificateur correspondant à la place des modificateurs de certaines compétences auxquelles elles sont associées. Lorsque le barde choisit de faire cette substitution, il utilise son bonus total pour la compétence de Représentation (y compris son bonus de compétence de classe) au lieu de son bonus dans la compétence associée et ce, qu’il ait investi des points de compétence dans celle-ci ou non. Au niveau 6 et tous les quatre niveaux par la suite, le barde peut choisir une nouvelle forme de la compétence Représentation qu’il pourra également utiliser pour cette substitution.&#10;Les formes de Représentation et leurs compétences associées sont : chant (Bluff, Psychologie), danse (Acrobaties, Vol), déclamation (Diplomatie, Psychologie), farce (Bluff, Intimidation), instruments à clavier (Diplomatie, Intimidation), instruments à cordes (Bluff, Diplomatie), instruments à vent (Diplomatie, Dressage), percussions (Dressage, Intimidation) et scène (Bluff, Déguisement)." calcext:value-type="string">
            <text:p>Au niveau 2, un barde peut choisir une forme de la compétence Représentation et utiliser le modificateur correspondant à la place des modificateurs de certaines compétences auxquelles elles sont associées. Lorsque le barde choisit de faire cette substitution, il utilise son bonus total pour la compétence de Représentation (y compris son bonus de compétence de classe) au lieu de son bonus dans la compétence associée et ce, qu’il ait investi des points de compétence dans celle-ci ou non. Au niveau 6 et tous les quatre niveaux par la suite, le barde peut choisir une nouvelle forme de la compétence Représentation qu’il pourra également utiliser pour cette substitution.</text:p>
            <text:p>Les formes de Représentation et leurs compétences associées sont : chant (Bluff, Psychologie), danse (Acrobaties, Vol), déclamation (Diplomatie, Psychologie), farce (Bluff, Intimidation), instruments à clavier (Diplomatie, Intimidation), instruments à cordes (Bluff, Diplomatie), instruments à vent (Diplomatie, Dressage), percussions (Dressage, Intimidation) et scène (Bluff, Déguisement).</text:p>
          </table:table-cell>
          <table:table-cell table:number-columns-repeated="1018"/>
        </table:table-row>
        <table:table-row table:style-name="ro3">
          <table:table-cell table:formula="of:=[dump_en.A23]" office:value-type="string" office:string-value="bard" calcext:value-type="string">
            <text:p>bard</text:p>
          </table:table-cell>
          <table:table-cell table:formula="of:=VLOOKUP([.A23];[en_fr.$A$1:.$B$12];2)" office:value-type="string" office:string-value="Barde" calcext:value-type="string">
            <text:p>Barde</text:p>
          </table:table-cell>
          <table:table-cell table:formula="of:=[dump_en.B23]" office:value-type="string" office:string-value="Fifth Versatile Performance (Ex)" calcext:value-type="string">
            <text:p>Fifth Versatile Performance (Ex)</text:p>
          </table:table-cell>
          <table:table-cell table:formula="of:=INDEX([en_fr.$F$2:.$F$150];MATCH([.C23];[en_fr.$E$2:.$E$150];0))" office:value-type="string" office:string-value="Cinquième versatilité artistique (Ext)" calcext:value-type="string">
            <text:p>Cinquième versatilité artistique (Ext)</text:p>
          </table:table-cell>
          <table:table-cell table:formula="of:=[dump_en.C23]" office:value-type="string" office:string-value="At 2nd level, a bard can choose one type of Perform skill. He can use his bonus in that skill in place of his bonus in associated skills. When substituting in this way, the bard uses his total Perform skill bonus, including class skill bonus, in place of its associated skill's bonus, whether or not he has ranks in that skill or if it is a class skill. At 6th level, and every 4 levels thereafter, the bard can select an additional type of Perform to substitute.The types of Perform and their associated skills are: Act (Bluff, Disguise), Comedy (Bluff, Intimidate), Dance (Acrobatics, Fly), Keyboard Instruments (Diplomacy, Intimidate), Oratory (Diplomacy, Sense Motive), Percussion (Handle Animal, Intimidate), Sing (Bluff, Sense Motive), String (Bluff, Diplomacy), and Wind (Diplomacy, Handle Animal)." calcext:value-type="string">
            <text:p>At 2nd level, a bard can choose one type of Perform skill. He can use his bonus in that skill in place of his bonus in associated skills. When substituting in this way, the bard uses his total Perform skill bonus, including class skill bonus, in place of its associated skill's bonus, whether or not he has ranks in that skill or if it is a class skill. At 6th level, and every 4 levels thereafter, the bard can select an additional type of Perform to substitute.The types of Perform and their associated skills are: Act (Bluff, Disguise), Comedy (Bluff, Intimidate), Dance (Acrobatics, Fly), Keyboard Instruments (Diplomacy, Intimidate), Oratory (Diplomacy, Sense Motive), Percussion (Handle Animal, Intimidate), Sing (Bluff, Sense Motive), String (Bluff, Diplomacy), and Wind (Diplomacy, Handle Animal).</text:p>
          </table:table-cell>
          <table:table-cell table:formula="of:=INDEX([dump_fr.$C$2:.$C$151];MATCH(CONCATENATE([.B23];[.D23]);[dump_fr.$D$2:.$D$151];0))" office:value-type="string" office:string-value="Au niveau 2, un barde peut choisir une forme de la compétence Représentation et utiliser le modificateur correspondant à la place des modificateurs de certaines compétences auxquelles elles sont associées. Lorsque le barde choisit de faire cette substitution, il utilise son bonus total pour la compétence de Représentation (y compris son bonus de compétence de classe) au lieu de son bonus dans la compétence associée et ce, qu’il ait investi des points de compétence dans celle-ci ou non. Au niveau 6 et tous les quatre niveaux par la suite, le barde peut choisir une nouvelle forme de la compétence Représentation qu’il pourra également utiliser pour cette substitution.&#10;Les formes de Représentation et leurs compétences associées sont : chant (Bluff, Psychologie), danse (Acrobaties, Vol), déclamation (Diplomatie, Psychologie), farce (Bluff, Intimidation), instruments à clavier (Diplomatie, Intimidation), instruments à cordes (Bluff, Diplomatie), instruments à vent (Diplomatie, Dressage), percussions (Dressage, Intimidation) et scène (Bluff, Déguisement)." calcext:value-type="string">
            <text:p>Au niveau 2, un barde peut choisir une forme de la compétence Représentation et utiliser le modificateur correspondant à la place des modificateurs de certaines compétences auxquelles elles sont associées. Lorsque le barde choisit de faire cette substitution, il utilise son bonus total pour la compétence de Représentation (y compris son bonus de compétence de classe) au lieu de son bonus dans la compétence associée et ce, qu’il ait investi des points de compétence dans celle-ci ou non. Au niveau 6 et tous les quatre niveaux par la suite, le barde peut choisir une nouvelle forme de la compétence Représentation qu’il pourra également utiliser pour cette substitution.</text:p>
            <text:p>Les formes de Représentation et leurs compétences associées sont : chant (Bluff, Psychologie), danse (Acrobaties, Vol), déclamation (Diplomatie, Psychologie), farce (Bluff, Intimidation), instruments à clavier (Diplomatie, Intimidation), instruments à cordes (Bluff, Diplomatie), instruments à vent (Diplomatie, Dressage), percussions (Dressage, Intimidation) et scène (Bluff, Déguisement).</text:p>
          </table:table-cell>
          <table:table-cell table:number-columns-repeated="1018"/>
        </table:table-row>
        <table:table-row table:style-name="ro1">
          <table:table-cell table:formula="of:=[dump_en.A24]" office:value-type="string" office:string-value="bard" calcext:value-type="string">
            <text:p>bard</text:p>
          </table:table-cell>
          <table:table-cell table:formula="of:=VLOOKUP([.A24];[en_fr.$A$1:.$B$12];2)" office:value-type="string" office:string-value="Barde" calcext:value-type="string">
            <text:p>Barde</text:p>
          </table:table-cell>
          <table:table-cell table:formula="of:=[dump_en.B24]" office:value-type="string" office:string-value="Well-Versed (Ex)" calcext:value-type="string">
            <text:p>Well-Versed (Ex)</text:p>
          </table:table-cell>
          <table:table-cell table:formula="of:=INDEX([en_fr.$F$2:.$F$150];MATCH([.C24];[en_fr.$E$2:.$E$150];0))" office:value-type="string" office:string-value="Érudition (Ext)" calcext:value-type="string">
            <text:p>Érudition (Ext)</text:p>
          </table:table-cell>
          <table:table-cell table:formula="of:=[dump_en.C24]" office:value-type="string" office:string-value="At 2nd level, the bard becomes resistant to the bardic performance of others, and to sonic effects in general. The bard gains a +4 bonus on saving throws made against bardic performance, sonic, and language-dependent effects." calcext:value-type="string">
            <text:p>At 2nd level, the bard becomes resistant to the bardic performance of others, and to sonic effects in general. The bard gains a +4 bonus on saving throws made against bardic performance, sonic, and language-dependent effects.</text:p>
          </table:table-cell>
          <table:table-cell table:formula="of:=INDEX([dump_fr.$C$2:.$C$151];MATCH(CONCATENATE([.B24];[.D24]);[dump_fr.$D$2:.$D$151];0))" office:value-type="string" office:string-value="Au niveau 2, le barde acquiert une certaine résistance aux représentations des autres bardes et aux effets de son en général. Il gagne un bonus de +4 aux jets de sauvegarde contre les effets des représentations bardiques, les effets de son et les effets de langage." calcext:value-type="string">
            <text:p>Au niveau 2, le barde acquiert une certaine résistance aux représentations des autres bardes et aux effets de son en général. Il gagne un bonus de +4 aux jets de sauvegarde contre les effets des représentations bardiques, les effets de son et les effets de langage.</text:p>
          </table:table-cell>
          <table:table-cell table:number-columns-repeated="1018"/>
        </table:table-row>
        <table:table-row table:style-name="ro1">
          <table:table-cell table:formula="of:=[dump_en.A25]" office:value-type="string" office:string-value="bard" calcext:value-type="string">
            <text:p>bard</text:p>
          </table:table-cell>
          <table:table-cell table:formula="of:=VLOOKUP([.A25];[en_fr.$A$1:.$B$12];2)" office:value-type="string" office:string-value="Barde" calcext:value-type="string">
            <text:p>Barde</text:p>
          </table:table-cell>
          <table:table-cell table:formula="of:=[dump_en.B25]" office:value-type="string" office:string-value="Lore Master (Ex)" calcext:value-type="string">
            <text:p>Lore Master (Ex)</text:p>
          </table:table-cell>
          <table:table-cell table:formula="of:=INDEX([en_fr.$F$2:.$F$150];MATCH([.C25];[en_fr.$E$2:.$E$150];0))" office:value-type="string" office:string-value="Maître du savoir (Ext)" calcext:value-type="string">
            <text:p>Maître du savoir (Ext)</text:p>
          </table:table-cell>
          <table:table-cell table:formula="of:=[dump_en.C25]" office:value-type="string" office:string-value="At 5th level, the bard becomes a master of lore and can take 10 on any Knowledge skill check that he has ranks in. A bard can choose not to take 10 and can instead roll normally. In addition, once per day, the bard can take 20 on any Knowledge skill check as a standard action. He can use this ability one additional time per day for every six levels he possesses beyond 5th, to a maximum of three times per day at 17th level." calcext:value-type="string">
            <text:p>At 5th level, the bard becomes a master of lore and can take 10 on any Knowledge skill check that he has ranks in. A bard can choose not to take 10 and can instead roll normally. In addition, once per day, the bard can take 20 on any Knowledge skill check as a standard action. He can use this ability one additional time per day for every six levels he possesses beyond 5th, to a maximum of three times per day at 17th level.</text:p>
          </table:table-cell>
          <table:table-cell table:formula="of:=INDEX([dump_fr.$C$2:.$C$151];MATCH(CONCATENATE([.B25];[.D25]);[dump_fr.$D$2:.$D$151];0))" office:value-type="string" office:string-value="Au niveau 5, le barde devient un maître érudit et peut « faire 10 » chaque fois qu’il doit réaliser un test de compétence relatif à une catégorie de Connaissances dans laquelle il a investi des points de compétence. Le barde n’est pas obligé de « faire 10 » et peut choisir de lancer le dé normalement. De plus, une fois par jour, le barde peut « faire 20 » sur un test de Connaissances en utilisant une action simple. Tous les six niveaux de barde après le niveau 5, il peut utiliser cette capacité une fois de plus chaque jour, jusqu’à un maximum de trois utilisations quotidiennes au niveau 17." calcext:value-type="string">
            <text:p>Au niveau 5, le barde devient un maître érudit et peut « faire 10 » chaque fois qu’il doit réaliser un test de compétence relatif à une catégorie de Connaissances dans laquelle il a investi des points de compétence. Le barde n’est pas obligé de « faire 10 » et peut choisir de lancer le dé normalement. De plus, une fois par jour, le barde peut « faire 20 » sur un test de Connaissances en utilisant une action simple. Tous les six niveaux de barde après le niveau 5, il peut utiliser cette capacité une fois de plus chaque jour, jusqu’à un maximum de trois utilisations quotidiennes au niveau 17.</text:p>
          </table:table-cell>
          <table:table-cell table:number-columns-repeated="1018"/>
        </table:table-row>
        <table:table-row table:style-name="ro1">
          <table:table-cell table:formula="of:=[dump_en.A26]" office:value-type="string" office:string-value="bard" calcext:value-type="string">
            <text:p>bard</text:p>
          </table:table-cell>
          <table:table-cell table:formula="of:=VLOOKUP([.A26];[en_fr.$A$1:.$B$12];2)" office:value-type="string" office:string-value="Barde" calcext:value-type="string">
            <text:p>Barde</text:p>
          </table:table-cell>
          <table:table-cell table:formula="of:=[dump_en.B26]" office:value-type="string" office:string-value="Jack-of-All-Trades (Ex)" calcext:value-type="string">
            <text:p>Jack-of-All-Trades (Ex)</text:p>
          </table:table-cell>
          <table:table-cell table:formula="of:=INDEX([en_fr.$F$2:.$F$150];MATCH([.C26];[en_fr.$E$2:.$E$150];0))" office:value-type="string" office:string-value="Touche-à-tout (Ext)" calcext:value-type="string">
            <text:p>Touche-à-tout (Ext)</text:p>
          </table:table-cell>
          <table:table-cell table:formula="of:=[dump_en.C26]" office:value-type="string" office:string-value="At 10th level, the bard can use any skill, even if the skill normally requires him to be trained. At 16th level, the bard considers all skills to be class skills. At 19th level, the bard can take 10 on any skill check, even if it is not normally allowed." calcext:value-type="string">
            <text:p>At 10th level, the bard can use any skill, even if the skill normally requires him to be trained. At 16th level, the bard considers all skills to be class skills. At 19th level, the bard can take 10 on any skill check, even if it is not normally allowed.</text:p>
          </table:table-cell>
          <table:table-cell table:formula="of:=INDEX([dump_fr.$C$2:.$C$151];MATCH(CONCATENATE([.B26];[.D26]);[dump_fr.$D$2:.$D$151];0))" office:value-type="string" office:string-value="Au niveau 10, le barde peut utiliser n’importe quelle compétence, même celles qui ne peuvent normalement pas être utilisées sans formation. Au niveau 16, toutes les compétences sont des compétences de classe pour le barde. Au niveau 19, le barde peut choisir de « faire 10 » chaque fois qu’il doit réaliser un test de compétence et ce quelle que soit la compétence, même s’il s’agit d’une compétence qui n’autorise normalement pas cette possibilité." calcext:value-type="string">
            <text:p>Au niveau 10, le barde peut utiliser n’importe quelle compétence, même celles qui ne peuvent normalement pas être utilisées sans formation. Au niveau 16, toutes les compétences sont des compétences de classe pour le barde. Au niveau 19, le barde peut choisir de « faire 10 » chaque fois qu’il doit réaliser un test de compétence et ce quelle que soit la compétence, même s’il s’agit d’une compétence qui n’autorise normalement pas cette possibilité.</text:p>
          </table:table-cell>
          <table:table-cell table:number-columns-repeated="1018"/>
        </table:table-row>
        <table:table-row table:style-name="ro1">
          <table:table-cell table:formula="of:=[dump_en.A27]" office:value-type="string" office:string-value="cleric" calcext:value-type="string">
            <text:p>cleric</text:p>
          </table:table-cell>
          <table:table-cell table:formula="of:=VLOOKUP([.A27];[en_fr.$A$1:.$B$12];2)" office:value-type="string" office:string-value="Prêtre" calcext:value-type="string">
            <text:p>Prêtre</text:p>
          </table:table-cell>
          <table:table-cell table:formula="of:=[dump_en.B27]" office:value-type="string" office:string-value="Weapon and Armor Proficiency" calcext:value-type="string">
            <text:p>Weapon and Armor Proficiency</text:p>
          </table:table-cell>
          <table:table-cell table:formula="of:=INDEX([en_fr.$F$2:.$F$150];MATCH([.C27];[en_fr.$E$2:.$E$150];0))" office:value-type="string" office:string-value="Armes et armures" calcext:value-type="string">
            <text:p>Armes et armures</text:p>
          </table:table-cell>
          <table:table-cell table:formula="of:=[dump_en.C27]" office:value-type="string" office:string-value="Clerics are proficient with all simple weapons, light armor, medium armor, and shields (except tower shields). Clerics are also proficient with the favored weapon of their deity." calcext:value-type="string">
            <text:p>Clerics are proficient with all simple weapons, light armor, medium armor, and shields (except tower shields). Clerics are also proficient with the favored weapon of their deity.</text:p>
          </table:table-cell>
          <table:table-cell table:formula="of:=INDEX([dump_fr.$C$2:.$C$151];MATCH(CONCATENATE([.B27];[.D27]);[dump_fr.$D$2:.$D$151];0))" office:value-type="string" office:string-value="Le prêtre est formé au maniement de toutes les armes courantes, ainsi qu’au port des armures légères et intermédiaires et à l’utilisation des boucliers (à l’exception des pavois). Il est également formé au maniement de l’arme de prédilection de son dieu." calcext:value-type="string">
            <text:p>Le prêtre est formé au maniement de toutes les armes courantes, ainsi qu’au port des armures légères et intermédiaires et à l’utilisation des boucliers (à l’exception des pavois). Il est également formé au maniement de l’arme de prédilection de son dieu.</text:p>
          </table:table-cell>
          <table:table-cell table:number-columns-repeated="1018"/>
        </table:table-row>
        <table:table-row table:style-name="ro1">
          <table:table-cell table:formula="of:=[dump_en.A28]" office:value-type="string" office:string-value="cleric" calcext:value-type="string">
            <text:p>cleric</text:p>
          </table:table-cell>
          <table:table-cell table:formula="of:=VLOOKUP([.A28];[en_fr.$A$1:.$B$12];2)" office:value-type="string" office:string-value="Prêtre" calcext:value-type="string">
            <text:p>Prêtre</text:p>
          </table:table-cell>
          <table:table-cell table:formula="of:=[dump_en.B28]" office:value-type="string" office:string-value="Aura (Ex)" calcext:value-type="string">
            <text:p>Aura (Ex)</text:p>
          </table:table-cell>
          <table:table-cell table:formula="of:=INDEX([en_fr.$F$2:.$F$150];MATCH([.C28];[en_fr.$E$2:.$E$150];0))" office:value-type="string" office:string-value="Aura (Ext)" calcext:value-type="string">
            <text:p>Aura (Ext)</text:p>
          </table:table-cell>
          <table:table-cell table:formula="of:=[dump_en.C28]" office:value-type="string" office:string-value="A cleric of a chaotic, evil, good, or lawful deity has a particularly powerful aura corresponding to the deity's alignment (see the detect evil spell for details)." calcext:value-type="string">
            <text:p>A cleric of a chaotic, evil, good, or lawful deity has a particularly powerful aura corresponding to the deity's alignment (see the detect evil spell for details).</text:p>
          </table:table-cell>
          <table:table-cell table:formula="of:=INDEX([dump_fr.$C$2:.$C$151];MATCH(CONCATENATE([.B28];[.D28]);[dump_fr.$D$2:.$D$151];0))" office:value-type="string" office:string-value="Le prêtre d’un dieu Chaotique, Mauvais, Bon ou Loyal possède une aura particulièrement puissante correspondant à l’alignement de la divinité (voir le sort de détection du Mal pour plus de détails)." calcext:value-type="string">
            <text:p>Le prêtre d’un dieu Chaotique, Mauvais, Bon ou Loyal possède une aura particulièrement puissante correspondant à l’alignement de la divinité (voir le sort de détection du Mal pour plus de détails).</text:p>
          </table:table-cell>
          <table:table-cell table:number-columns-repeated="1018"/>
        </table:table-row>
        <table:table-row table:style-name="ro6">
          <table:table-cell table:formula="of:=[dump_en.A29]" office:value-type="string" office:string-value="cleric" calcext:value-type="string">
            <text:p>cleric</text:p>
          </table:table-cell>
          <table:table-cell table:formula="of:=VLOOKUP([.A29];[en_fr.$A$1:.$B$12];2)" office:value-type="string" office:string-value="Prêtre" calcext:value-type="string">
            <text:p>Prêtre</text:p>
          </table:table-cell>
          <table:table-cell table:formula="of:=[dump_en.B29]" office:value-type="string" office:string-value="Spells" calcext:value-type="string">
            <text:p>Spells</text:p>
          </table:table-cell>
          <table:table-cell table:formula="of:=INDEX([en_fr.$F$2:.$F$150];MATCH([.C29];[en_fr.$E$2:.$E$150];0))" office:value-type="string" office:string-value="Sorts" calcext:value-type="string">
            <text:p>Sorts</text:p>
          </table:table-cell>
          <table:table-cell table:formula="of:=[dump_en.C29]" office:value-type="string" office:string-value="A cleric casts divine spells which are drawn from the cleric spell list presented in Spell Lists. Her alignment, however, may restrict her from casting certain spells opposed to her moral or ethical beliefs; see chaotic, evil, good, and lawful spells. A cleric must choose and prepare her spells in advance.To prepare or cast a spell, a cleric must have a Wisdom score equal to at least 10 + the spell level. The Difficulty Class for a saving throw against a cleric's spell is 10 + the spell level + the cleric's Wisdom modifier.Like other spellcasters, a cleric can cast only a certain number of spells of each spell level per day. Her base daily spell allotment is given on Table: Cleric. In addition, she receives bonus spells per day if she has a high Wisdom score (see  Table: Ability Modifiers and Bonus Spells).Clerics meditate or pray for their spells. Each cleric must choose a time when she must spend 1 hour each day in quiet contemplation or supplication to regain her daily allotment of spells. A cleric may prepare and cast any spell on the cleric spell list, provided that she can cast spells of that level, but she must choose which spells to prepare during her daily meditation." calcext:value-type="string">
            <text:p>A cleric casts divine spells which are drawn from the cleric spell list presented in Spell Lists. Her alignment, however, may restrict her from casting certain spells opposed to her moral or ethical beliefs; see chaotic, evil, good, and lawful spells. A cleric must choose and prepare her spells in advance.To prepare or cast a spell, a cleric must have a Wisdom score equal to at least 10 + the spell level. The Difficulty Class for a saving throw against a cleric's spell is 10 + the spell level + the cleric's Wisdom modifier.Like other spellcasters, a cleric can cast only a certain number of spells of each spell level per day. Her base daily spell allotment is given on Table: Cleric. In addition, she receives bonus spells per day if she has a high Wisdom score (see <text:s/>Table: Ability Modifiers and Bonus Spells).Clerics meditate or pray for their spells. Each cleric must choose a time when she must spend 1 hour each day in quiet contemplation or supplication to regain her daily allotment of spells. A cleric may prepare and cast any spell on the cleric spell list, provided that she can cast spells of that level, but she must choose which spells to prepare during her daily meditation.</text:p>
          </table:table-cell>
          <table:table-cell table:formula="of:=INDEX([dump_fr.$C$2:.$C$151];MATCH(CONCATENATE([.B29];[.D29]);[dump_fr.$D$2:.$D$151];0))" office:value-type="string" office:string-value="Le prêtre peut lancer des sorts divins figurant sur la liste des sorts de prêtres. Son alignement peut cependant l’empêcher de lancer certains sorts opposés à sa morale ou à son éthique (voir « Sorts du Bien, du Chaos, de la Loi et du Mal », plus bas). Le prêtre doit choisir et préparer ses sorts à l’avance.&#10;Pour préparer ou lancer un sort, un prêtre doit avoir une valeur de Sagesse supérieure ou égale à 10 + le niveau du sort. Le degré de difficulté des jets de sauvegarde contre un sort de prêtre vaut 10 + le niveau du sort + le modificateur de Sagesse du prêtre.&#10;Comme les autres lanceurs de sorts, le prêtre ne peut jeter qu’un certain nombre de sorts de chaque niveau chaque jour. Son quota quotidien de sorts est indiqué sur la Table &quot;Le Prêtre&quot;. En plus de cela, il reçoit des sorts en bonus chaque jour s’il possède une valeur de Sagesse élevée (voir la Table &quot;Modificateurs de caractéristique et sorts en bonus&quot;).&#10;Le prêtre reçoit ses sorts grâce à la prière ou à la méditation : chaque prêtre doit choisir un moment de la journée où il passera quotidiennement une heure à se recueillir ou à prier afin de renouveler son quota journalier de sorts. Le prêtre peut préparer et lancer n’importe quel sort figurant sur la liste des sorts de prêtres et appartenant à un niveau de sorts auquel il a accès. Il doit cependant choisir quels sorts préparer au cours de sa méditation quotidienne." calcext:value-type="string">
            <text:p>Le prêtre peut lancer des sorts divins figurant sur la liste des sorts de prêtres. Son alignement peut cependant l’empêcher de lancer certains sorts opposés à sa morale ou à son éthique (voir « Sorts du Bien, du Chaos, de la Loi et du Mal », plus bas). Le prêtre doit choisir et préparer ses sorts à l’avance.</text:p>
            <text:p>Pour préparer ou lancer un sort, un prêtre doit avoir une valeur de Sagesse supérieure ou égale à 10 + le niveau du sort. Le degré de difficulté des jets de sauvegarde contre un sort de prêtre vaut 10 + le niveau du sort + le modificateur de Sagesse du prêtre.</text:p>
            <text:p>Comme les autres lanceurs de sorts, le prêtre ne peut jeter qu’un certain nombre de sorts de chaque niveau chaque jour. Son quota quotidien de sorts est indiqué sur la Table "Le Prêtre". En plus de cela, il reçoit des sorts en bonus chaque jour s’il possède une valeur de Sagesse élevée (voir la Table "Modificateurs de caractéristique et sorts en bonus").</text:p>
            <text:p>Le prêtre reçoit ses sorts grâce à la prière ou à la méditation : chaque prêtre doit choisir un moment de la journée où il passera quotidiennement une heure à se recueillir ou à prier afin de renouveler son quota journalier de sorts. Le prêtre peut préparer et lancer n’importe quel sort figurant sur la liste des sorts de prêtres et appartenant à un niveau de sorts auquel il a accès. Il doit cependant choisir quels sorts préparer au cours de sa méditation quotidienne.</text:p>
          </table:table-cell>
          <table:table-cell table:number-columns-repeated="1018"/>
        </table:table-row>
        <table:table-row table:style-name="ro11">
          <table:table-cell table:formula="of:=[dump_en.A30]" office:value-type="string" office:string-value="cleric" calcext:value-type="string">
            <text:p>cleric</text:p>
          </table:table-cell>
          <table:table-cell table:formula="of:=VLOOKUP([.A30];[en_fr.$A$1:.$B$12];2)" office:value-type="string" office:string-value="Prêtre" calcext:value-type="string">
            <text:p>Prêtre</text:p>
          </table:table-cell>
          <table:table-cell table:formula="of:=[dump_en.B30]" office:value-type="string" office:string-value="Channel Energy (Su)" calcext:value-type="string">
            <text:p>Channel Energy (Su)</text:p>
          </table:table-cell>
          <table:table-cell table:formula="of:=INDEX([en_fr.$F$2:.$F$150];MATCH([.C30];[en_fr.$E$2:.$E$150];0))" office:value-type="string" office:string-value="Canalisation d’énergie (Sur) et ses variantes" calcext:value-type="string">
            <text:p>Canalisation d’énergie (Sur) et ses variantes</text:p>
          </table:table-cell>
          <table:table-cell table:formula="of:=[dump_en.C30]" office:value-type="string" office:string-value="Regardless of alignment, any cleric can release a wave of energy by channeling the power of her faith through her holy (or unholy) symbol. This energy can be used to cause or heal damage, depending on the type of energy channeled and the creatures targeted.A good cleric (or one who worships a good deity) channels positive energy and can choose to deal damage to undead creatures or to heal living creatures. An evil cleric (or one who worships an evil deity) channels negative energy and can choose to deal damage to living creatures or to heal undead creatures. A neutral cleric who worships a neutral deity (or one who is not devoted to a particular deity) must choose whether she channels positive or negative energy. Once this choice is made, it cannot be reversed. This decision also determines whether the cleric casts spontaneous cure or inflict spells (see spontaneous casting).Channeling energy causes a burst that affects all creatures of one type (either undead or living) in a 30-foot radius centered on the cleric. The amount of damage dealt or healed is equal to 1d6 points of damage plus 1d6 points of damage for every two cleric levels beyond 1st (2d6 at 3rd, 3d6 at 5th, and so on). Creatures that take damage from channeled energy receive a Will save to halve the damage. The DC of this save is equal to 10 + 1/2 the cleric's level + the cleric's Charisma modifier. Creatures healed by channeled energy cannot exceed their maximum hit point total—all excess healing is lost. A cleric may channel energy a number of times per day equal to 3 + her Charisma modifier. This is a standard action that does not provoke an attack of opportunity. A cleric can choose whether or not to include herself in this effect. A cleric must be able to present her holy symbol to use this ability." calcext:value-type="string">
            <text:p>Regardless of alignment, any cleric can release a wave of energy by channeling the power of her faith through her holy (or unholy) symbol. This energy can be used to cause or heal damage, depending on the type of energy channeled and the creatures targeted.A good cleric (or one who worships a good deity) channels positive energy and can choose to deal damage to undead creatures or to heal living creatures. An evil cleric (or one who worships an evil deity) channels negative energy and can choose to deal damage to living creatures or to heal undead creatures. A neutral cleric who worships a neutral deity (or one who is not devoted to a particular deity) must choose whether she channels positive or negative energy. Once this choice is made, it cannot be reversed. This decision also determines whether the cleric casts spontaneous cure or inflict spells (see spontaneous casting).Channeling energy causes a burst that affects all creatures of one type (either undead or living) in a 30-foot radius centered on the cleric. The amount of damage dealt or healed is equal to 1d6 points of damage plus 1d6 points of damage for every two cleric levels beyond 1st (2d6 at 3rd, 3d6 at 5th, and so on). Creatures that take damage from channeled energy receive a Will save to halve the damage. The DC of this save is equal to 10 + 1/2 the cleric's level + the cleric's Charisma modifier. Creatures healed by channeled energy cannot exceed their maximum hit point total—all excess healing is lost. A cleric may channel energy a number of times per day equal to 3 + her Charisma modifier. This is a standard action that does not provoke an attack of opportunity. A cleric can choose whether or not to include herself in this effect. A cleric must be able to present her holy symbol to use this ability.</text:p>
          </table:table-cell>
          <table:table-cell table:formula="of:=INDEX([dump_fr.$C$2:.$C$151];MATCH(CONCATENATE([.B30];[.D30]);[dump_fr.$D$2:.$D$151];0))" office:value-type="string" office:string-value="Les prêtres sont les messagers et les serviteurs des dieux. Ils canalisent la magie divine et l’énergie positive ou négative à l’état pur. Même si les prêtres aventuriers typiques sont toujours prêts à frapper les ennemis de leur foi à grand renfort de sorts et d’armes, beaucoup se cloîtrent dans des bibliothèques isolées et honorent les dieux lors de leurs travaux d’érudits tandis que d’autres embrassent des croyances hérétiques qui embarrassent les partisans de la pensée dominante du clergé. Les prêtres utilisent leur canalisation divine pour soigner ou blesser et certains ont développé de nouvelles méthodes pour terrasser leurs adversaires ou aider leurs alliés.&#10;Quel que soit son alignement, le prêtre peut libérer une vague d’énergie en canalisant la puissance de sa foi à travers son symbole sacré (ou maudit). Selon le type d’énergie canalisée et les créatures affectées, il peut utiliser cette capacité pour blesser ou pour soigner.&#10;Un prêtre d’alignement Bon (ou qui vénère une divinité Bonne) canalise de l’énergie positive et peut blesser les morts-vivants ou soigner les vivants. Un prêtre d’alignement Mauvais (ou qui vénère une divinité Mauvaise) canalise de l’énergie négative et peut blesser les vivants ou soigner les morts-vivants. Un prêtre Neutre qui vénère une divinité Neutre (ou qui ne sert aucun dieu) doit choisir entre énergie positive et énergie négative. Ce choix, une fois fait, ne peut plus être modifié. Cette décision détermine également le type de sorts que le prêtre peut lancer spontanément (voir « Incantation spontanée »).&#10;L’énergie canalisée crée un rayonnement qui affecte toutes les créatures d’un type donné (soit vivants soit morts-vivants) dans un rayon de 9 m (6 cases) autour du prêtre. La quantité de dégâts infligés ou de points de vie soignés est égale à 1d6 points plus 1d6 points par tranche de deux niveaux de prêtre au-delà du premier (2d6 au niveau 3, 3d6 au niveau 5 et ainsi de suite). Les créatures qui sont blessées par l’énergie canalisée bénéficient d’un jet de Volonté pour diminuer les dégâts de moitié. Le DD de ce jet de sauvegarde vaut 10 + la moitié du niveau du prêtre + le modificateur de Charisme du prêtre. Les créatures qui sont soignées par l’énergie canalisée ne peuvent dépasser leur nombre maximal de points de vie : les points de vie excédentaires sont perdus. Chaque jour, le prêtre peut canaliser l’énergie un nombre de fois égal à 3 + son modificateur de Charisme. Cela requiert une action simple qui ne provoque pa&#10;s d’attaque d’opportunité. Le prêtre peut choisir que cet effet l’affecte également ou pas. Il doit être capable de brandir son symbole sacré pour utiliser ce pouvoir.&#10;Ultimate Magic - Art de la Magie&#10;La canalisation d’énergie positive ou négative est un pouvoir iconique des prêtres, qu’ils s’en servent pour soigner, pour blesser, pour intimider les morts-vivants ou pour les renvoyer. Pourtant, étant donné l’immense variété des divinités et des thèmes qui leur sont associés, il semble normal que certaines dotent leurs serviteurs mortels de pouvoirs de canalisation qui reflètent leurs centres d’intérêt. Les catégories suivantes fournissent des exemples de pouvoirs de canalisation alternatifs basés sur la nature d’une divinité. Par exemple, un dieu du feu accordera des pouvoirs de canalisation d’énergie négative qui infligeront des dégâts de feu à la place d’une partie des dégâts de canalisation classique ou de leur totalité.&#10;Quand un joueur crée un personnage prêtre, il doit décider s’il utilise la forme standard de canalisation d’énergie ou une variante présentée ici et basée sur un des thèmes associés à sa divinité. Une fois qu’il a fait ce choix, il ne peut plus revenir dessus. Les canalisations alternatives possèdent la même zone d’effet, les mêmes DD et le même nombre d’utilisations quotidiennes que les autres canalisations d’énergie et suivent les mêmes règles. Les dons et les pouvoirs qui modifient ou représentent une alternative à la canalisation d’énergie (comme contrôle des morts-vivants ou renvoi des morts-vivants) fonctionnent normalement, même avec une variante.&#10;Voir les variantes de canalisation." calcext:value-type="string">
            <text:p>Les prêtres sont les messagers et les serviteurs des dieux. Ils canalisent la magie divine et l’énergie positive ou négative à l’état pur. Même si les prêtres aventuriers typiques sont toujours prêts à frapper les ennemis de leur foi à grand renfort de sorts et d’armes, beaucoup se cloîtrent dans des bibliothèques isolées et honorent les dieux lors de leurs travaux d’érudits tandis que d’autres embrassent des croyances hérétiques qui embarrassent les partisans de la pensée dominante du clergé. Les prêtres utilisent leur canalisation divine pour soigner ou blesser et certains ont développé de nouvelles méthodes pour terrasser leurs adversaires ou aider leurs alliés.</text:p>
            <text:p>Quel que soit son alignement, le prêtre peut libérer une vague d’énergie en canalisant la puissance de sa foi à travers son symbole sacré (ou maudit). Selon le type d’énergie canalisée et les créatures affectées, il peut utiliser cette capacité pour blesser ou pour soigner.</text:p>
            <text:p>Un prêtre d’alignement Bon (ou qui vénère une divinité Bonne) canalise de l’énergie positive et peut blesser les morts-vivants ou soigner les vivants. Un prêtre d’alignement Mauvais (ou qui vénère une divinité Mauvaise) canalise de l’énergie négative et peut blesser les vivants ou soigner les morts-vivants. Un prêtre Neutre qui vénère une divinité Neutre (ou qui ne sert aucun dieu) doit choisir entre énergie positive et énergie négative. Ce choix, une fois fait, ne peut plus être modifié. Cette décision détermine également le type de sorts que le prêtre peut lancer spontanément (voir « Incantation spontanée »).</text:p>
            <text:p>L’énergie canalisée crée un rayonnement qui affecte toutes les créatures d’un type donné (soit vivants soit morts-vivants) dans un rayon de 9 m (6 cases) autour du prêtre. La quantité de dégâts infligés ou de points de vie soignés est égale à 1d6 points plus 1d6 points par tranche de deux niveaux de prêtre au-delà du premier (2d6 au niveau 3, 3d6 au niveau 5 et ainsi de suite). Les créatures qui sont blessées par l’énergie canalisée bénéficient d’un jet de Volonté pour diminuer les dégâts de moitié. Le DD de ce jet de sauvegarde vaut 10 + la moitié du niveau du prêtre + le modificateur de Charisme du prêtre. Les créatures qui sont soignées par l’énergie canalisée ne peuvent dépasser leur nombre maximal de points de vie : les points de vie excédentaires sont perdus. Chaque jour, le prêtre peut canaliser l’énergie un nombre de fois égal à 3 + son modificateur de Charisme. Cela requiert une action simple qui ne provoque pa</text:p>
            <text:p>s d’attaque d’opportunité. Le prêtre peut choisir que cet effet l’affecte également ou pas. Il doit être capable de brandir son symbole sacré pour utiliser ce pouvoir.</text:p>
            <text:p>Ultimate Magic - Art de la Magie</text:p>
            <text:p>La canalisation d’énergie positive ou négative est un pouvoir iconique des prêtres, qu’ils s’en servent pour soigner, pour blesser, pour intimider les morts-vivants ou pour les renvoyer. Pourtant, étant donné l’immense variété des divinités et des thèmes qui leur sont associés, il semble normal que certaines dotent leurs serviteurs mortels de pouvoirs de canalisation qui reflètent leurs centres d’intérêt. Les catégories suivantes fournissent des exemples de pouvoirs de canalisation alternatifs basés sur la nature d’une divinité. Par exemple, un dieu du feu accordera des pouvoirs de canalisation d’énergie négative qui infligeront des dégâts de feu à la place d’une partie des dégâts de canalisation classique ou de leur totalité.</text:p>
            <text:p>Quand un joueur crée un personnage prêtre, il doit décider s’il utilise la forme standard de canalisation d’énergie ou une variante présentée ici et basée sur un des thèmes associés à sa divinité. Une fois qu’il a fait ce choix, il ne peut plus revenir dessus. Les canalisations alternatives possèdent la même zone d’effet, les mêmes DD et le même nombre d’utilisations quotidiennes que les autres canalisations d’énergie et suivent les mêmes règles. Les dons et les pouvoirs qui modifient ou représentent une alternative à la canalisation d’énergie (comme contrôle des morts-vivants ou renvoi des morts-vivants) fonctionnent normalement, même avec une variante.</text:p>
            <text:p>Voir les variantes de canalisation.</text:p>
          </table:table-cell>
          <table:table-cell table:number-columns-repeated="1018"/>
        </table:table-row>
        <table:table-row table:style-name="ro6">
          <table:table-cell table:formula="of:=[dump_en.A31]" office:value-type="string" office:string-value="cleric" calcext:value-type="string">
            <text:p>cleric</text:p>
          </table:table-cell>
          <table:table-cell table:formula="of:=VLOOKUP([.A31];[en_fr.$A$1:.$B$12];2)" office:value-type="string" office:string-value="Prêtre" calcext:value-type="string">
            <text:p>Prêtre</text:p>
          </table:table-cell>
          <table:table-cell table:formula="of:=[dump_en.B31]" office:value-type="string" office:string-value="Domains" calcext:value-type="string">
            <text:p>Domains</text:p>
          </table:table-cell>
          <table:table-cell table:formula="of:=INDEX([en_fr.$F$2:.$F$150];MATCH([.C31];[en_fr.$E$2:.$E$150];0))" office:value-type="string" office:string-value="Domaines" calcext:value-type="string">
            <text:p>Domaines</text:p>
          </table:table-cell>
          <table:table-cell table:formula="of:=[dump_en.C31]" office:value-type="string" office:string-value="A cleric's deity influences her alignment, what magic she can perform, her values, and how others see her. A cleric chooses two domains from among those belonging to her deity. A cleric can select an alignment domain (Chaos, Evil, Good, or Law) only if her alignment matches that domain. If a cleric is not devoted to a particular deity, she still selects two domains to represent her spiritual inclinations and abilities (subject to GM approval). The restriction on alignment domains still applies.Each domain grants a number of domain powers, dependent upon the level of the cleric, as well as a number of bonus spells. A cleric gains one domain spell slot for each level of cleric spell she can cast, from 1st on up. Each day, a cleric can prepare one of the spells from her two domains in that slot. If a domain spell is not on the cleric spell list, a cleric can prepare it only in her domain spell slot. Domain spells cannot be used to cast spells spontaneously.In addition, a cleric gains the listed powers from both of her domains, if she is of a high enough level. Unless otherwise noted, using a domain power is a standard action. Cleric domains are listed at the end of this class entry." calcext:value-type="string">
            <text:p>A cleric's deity influences her alignment, what magic she can perform, her values, and how others see her. A cleric chooses two domains from among those belonging to her deity. A cleric can select an alignment domain (Chaos, Evil, Good, or Law) only if her alignment matches that domain. If a cleric is not devoted to a particular deity, she still selects two domains to represent her spiritual inclinations and abilities (subject to GM approval). The restriction on alignment domains still applies.Each domain grants a number of domain powers, dependent upon the level of the cleric, as well as a number of bonus spells. A cleric gains one domain spell slot for each level of cleric spell she can cast, from 1st on up. Each day, a cleric can prepare one of the spells from her two domains in that slot. If a domain spell is not on the cleric spell list, a cleric can prepare it only in her domain spell slot. Domain spells cannot be used to cast spells spontaneously.In addition, a cleric gains the listed powers from both of her domains, if she is of a high enough level. Unless otherwise noted, using a domain power is a standard action. Cleric domains are listed at the end of this class entry.</text:p>
          </table:table-cell>
          <table:table-cell table:formula="of:=INDEX([dump_fr.$C$2:.$C$151];MATCH(CONCATENATE([.B31];[.D31]);[dump_fr.$D$2:.$D$151];0))" office:value-type="string" office:string-value="L’alignement du prêtre, ses capacités magiques, ses valeurs et la manière dont les autres le perçoivent dépendent de son dieu. Le prêtre peut choisir deux domaines parmi ceux qui sont associés à sa divinité. Il ne peut sélectionner un domaine lié à un alignement (Bien, Chaos, Loi ou Mal) que s’il correspond à son propre alignement. Si le prêtre ne sert pas un dieu, il peut quand même choisir deux domaines représentant ses penchants spirituels et ses capacités (sous réserve d’accord du MJ), la restriction sur les alignements reste d’application.&#10;Chaque domaine offre un certain nombre de pouvoirs de domaine dépendant du niveau du prêtre ainsi que plusieurs sorts en bonus. Le prêtre gagne un emplacement de sort de domaine pour chaque niveau de sort auquel il a accès (sauf le niveau 0). Chaque jour, le prêtre peut utiliser cet emplacement pour préparer un sort provenant de ses domaines. Si ce sort de domaine ne figure pas sur la liste des sorts de prêtres, le prêtre ne peut le préparer que dans un emplacement de sort de domaine. Les sorts de domaine ne peuvent pas être utilisés pour les incantations spontanées.&#10;Le prêtre reçoit également les pouvoirs indiqués dans chacun de ses domaines s’il a atteint un niveau suffisant. Sauf indication contraire, il suffit d’une action simple pour activer un pouvoir de domaine.&#10;Voir la liste des domaines de prêtres." calcext:value-type="string">
            <text:p>L’alignement du prêtre, ses capacités magiques, ses valeurs et la manière dont les autres le perçoivent dépendent de son dieu. Le prêtre peut choisir deux domaines parmi ceux qui sont associés à sa divinité. Il ne peut sélectionner un domaine lié à un alignement (Bien, Chaos, Loi ou Mal) que s’il correspond à son propre alignement. Si le prêtre ne sert pas un dieu, il peut quand même choisir deux domaines représentant ses penchants spirituels et ses capacités (sous réserve d’accord du MJ), la restriction sur les alignements reste d’application.</text:p>
            <text:p>Chaque domaine offre un certain nombre de pouvoirs de domaine dépendant du niveau du prêtre ainsi que plusieurs sorts en bonus. Le prêtre gagne un emplacement de sort de domaine pour chaque niveau de sort auquel il a accès (sauf le niveau 0). Chaque jour, le prêtre peut utiliser cet emplacement pour préparer un sort provenant de ses domaines. Si ce sort de domaine ne figure pas sur la liste des sorts de prêtres, le prêtre ne peut le préparer que dans un emplacement de sort de domaine. Les sorts de domaine ne peuvent pas être utilisés pour les incantations spontanées.</text:p>
            <text:p>Le prêtre reçoit également les pouvoirs indiqués dans chacun de ses domaines s’il a atteint un niveau suffisant. Sauf indication contraire, il suffit d’une action simple pour activer un pouvoir de domaine.</text:p>
            <text:p>Voir la liste des domaines de prêtres.</text:p>
          </table:table-cell>
          <table:table-cell table:number-columns-repeated="1018"/>
        </table:table-row>
        <table:table-row table:style-name="ro1">
          <table:table-cell table:formula="of:=[dump_en.A32]" office:value-type="string" office:string-value="cleric" calcext:value-type="string">
            <text:p>cleric</text:p>
          </table:table-cell>
          <table:table-cell table:formula="of:=VLOOKUP([.A32];[en_fr.$A$1:.$B$12];2)" office:value-type="string" office:string-value="Prêtre" calcext:value-type="string">
            <text:p>Prêtre</text:p>
          </table:table-cell>
          <table:table-cell table:formula="of:=[dump_en.B32]" office:value-type="string" office:string-value="Orisons" calcext:value-type="string">
            <text:p>Orisons</text:p>
          </table:table-cell>
          <table:table-cell table:formula="of:=INDEX([en_fr.$F$2:.$F$150];MATCH([.C32];[en_fr.$E$2:.$E$150];0))" office:value-type="string" office:string-value="Oraisons" calcext:value-type="string">
            <text:p>Oraisons</text:p>
          </table:table-cell>
          <table:table-cell table:formula="of:=[dump_en.C32]" office:value-type="string" office:string-value="Clerics can prepare a number of orisons, or 0-level spells, each day, as noted on Table: Cleric under â€œSpells per Day.â€ These spells are cast like any other spell, but they are not expended when cast and may be used again." calcext:value-type="string">
            <text:p>Clerics can prepare a number of orisons, or 0-level spells, each day, as noted on Table: Cleric under â€œSpells per Day.â€ These spells are cast like any other spell, but they are not expended when cast and may be used again.</text:p>
          </table:table-cell>
          <table:table-cell table:formula="of:=INDEX([dump_fr.$C$2:.$C$151];MATCH(CONCATENATE([.B32];[.D32]);[dump_fr.$D$2:.$D$151];0))" office:value-type="string" office:string-value="Les prêtres peuvent préparer un certain nombre d’oraisons (ou sorts de niveau 0) chaque jour, comme indiqué sur la Table &quot;Le Prêtre&quot; sous la mention « Sorts par jour ». Il jette ces sorts comme les autres mais ils ne sont pas dépensés lorsqu’ils sont lancés et peuvent être utilisés à nouveau." calcext:value-type="string">
            <text:p>Les prêtres peuvent préparer un certain nombre d’oraisons (ou sorts de niveau 0) chaque jour, comme indiqué sur la Table "Le Prêtre" sous la mention « Sorts par jour ». Il jette ces sorts comme les autres mais ils ne sont pas dépensés lorsqu’ils sont lancés et peuvent être utilisés à nouveau.</text:p>
          </table:table-cell>
          <table:table-cell table:number-columns-repeated="1018"/>
        </table:table-row>
        <table:table-row table:style-name="ro2">
          <table:table-cell table:formula="of:=[dump_en.A33]" office:value-type="string" office:string-value="cleric" calcext:value-type="string">
            <text:p>cleric</text:p>
          </table:table-cell>
          <table:table-cell table:formula="of:=VLOOKUP([.A33];[en_fr.$A$1:.$B$12];2)" office:value-type="string" office:string-value="Prêtre" calcext:value-type="string">
            <text:p>Prêtre</text:p>
          </table:table-cell>
          <table:table-cell table:formula="of:=[dump_en.B33]" office:value-type="string" office:string-value="Spontaneous Casting" calcext:value-type="string">
            <text:p>Spontaneous Casting</text:p>
          </table:table-cell>
          <table:table-cell table:formula="of:=INDEX([en_fr.$F$2:.$F$150];MATCH([.C33];[en_fr.$E$2:.$E$150];0))" office:value-type="string" office:string-value="Incantation spontanée" calcext:value-type="string">
            <text:p>Incantation spontanée</text:p>
          </table:table-cell>
          <table:table-cell table:formula="of:=[dump_en.C33]" office:value-type="string" office:string-value="A good cleric (or a neutral cleric of a good deity) can channel stored spell energy into healing spells that she did not prepare ahead of time. The cleric can â€œloseâ€ any prepared spell that is not an orison or domain spell in order to cast any cure spell of the same spell level or lower (a cure spell is any spell with â€œcureâ€ in its name).An evil cleric (or a neutral cleric who worships an evil deity) can't convert prepared spells to cure spells but can convert them to inflict spells (an inflict spell is one with â€œinflictâ€ in its name).A cleric who is neither good nor evil and whose deity is neither good nor evil can convert spells to either cure spells or inflict spells (player's choice). Once the player makes this choice, it cannot be reversed. This choice also determines whether the cleric channels positive or negative energy (see Channel Energy)." calcext:value-type="string">
            <text:p>A good cleric (or a neutral cleric of a good deity) can channel stored spell energy into healing spells that she did not prepare ahead of time. The cleric can â€œloseâ€ any prepared spell that is not an orison or domain spell in order to cast any cure spell of the same spell level or lower (a cure spell is any spell with â€œcureâ€ in its name).An evil cleric (or a neutral cleric who worships an evil deity) can't convert prepared spells to cure spells but can convert them to inflict spells (an inflict spell is one with â€œinflictâ€ in its name).A cleric who is neither good nor evil and whose deity is neither good nor evil can convert spells to either cure spells or inflict spells (player's choice). Once the player makes this choice, it cannot be reversed. This choice also determines whether the cleric channels positive or negative energy (see Channel Energy).</text:p>
          </table:table-cell>
          <table:table-cell table:formula="of:=INDEX([dump_fr.$C$2:.$C$151];MATCH(CONCATENATE([.B33];[.D33]);[dump_fr.$D$2:.$D$151];0))" office:value-type="string" office:string-value="Un prêtre Bon (ou un prêtre Neutre vénérant un dieu Bon) peut canaliser l’énergie réservée pour un sort afin de la transformer spontanément en un sort de soin. Le prêtre peut sacrifier n’importe quel sort préparé (à l’exception des oraisons et des sorts de domaine) pour pouvoir lancer un sort de soins de niveau égal ou inférieur (un sort de soins est un sort dont le nom comporte le mot « soins »).&#10;Un prêtre Mauvais (ou un prêtre Neutre vénérant un dieu Mauvais) ne peut pas convertir les sorts qu’il a préparés en sorts de soins mais il peut les transformer en sorts de blessure (un sort de blessure est un sort dont le nom comporte le mot « blessure »).&#10;Un prêtre Neutre dont la divinité est Neutre peut convertir les sorts qu’il a préparés en sorts de soins ou de blessure (selon le choix du joueur). Une fois que ce choix a été effectué, il ne peut plus être modifié. Cette décision indique également si l’énergie canalisée par le prêtre est positive ou négative (voir « Canalisation d’énergie » plus haut)." calcext:value-type="string">
            <text:p>Un prêtre Bon (ou un prêtre Neutre vénérant un dieu Bon) peut canaliser l’énergie réservée pour un sort afin de la transformer spontanément en un sort de soin. Le prêtre peut sacrifier n’importe quel sort préparé (à l’exception des oraisons et des sorts de domaine) pour pouvoir lancer un sort de soins de niveau égal ou inférieur (un sort de soins est un sort dont le nom comporte le mot « soins »).</text:p>
            <text:p>Un prêtre Mauvais (ou un prêtre Neutre vénérant un dieu Mauvais) ne peut pas convertir les sorts qu’il a préparés en sorts de soins mais il peut les transformer en sorts de blessure (un sort de blessure est un sort dont le nom comporte le mot « blessure »).</text:p>
            <text:p>Un prêtre Neutre dont la divinité est Neutre peut convertir les sorts qu’il a préparés en sorts de soins ou de blessure (selon le choix du joueur). Une fois que ce choix a été effectué, il ne peut plus être modifié. Cette décision indique également si l’énergie canalisée par le prêtre est positive ou négative (voir « Canalisation d’énergie » plus haut).</text:p>
          </table:table-cell>
          <table:table-cell table:number-columns-repeated="1018"/>
        </table:table-row>
        <table:table-row table:style-name="ro1">
          <table:table-cell table:formula="of:=[dump_en.A34]" office:value-type="string" office:string-value="cleric" calcext:value-type="string">
            <text:p>cleric</text:p>
          </table:table-cell>
          <table:table-cell table:formula="of:=VLOOKUP([.A34];[en_fr.$A$1:.$B$12];2)" office:value-type="string" office:string-value="Prêtre" calcext:value-type="string">
            <text:p>Prêtre</text:p>
          </table:table-cell>
          <table:table-cell table:formula="of:=[dump_en.B34]" office:value-type="string" office:string-value="Chaotic, Evil, Good, and Lawful Spells" calcext:value-type="string">
            <text:p>Chaotic, Evil, Good, and Lawful Spells</text:p>
          </table:table-cell>
          <table:table-cell table:formula="of:=INDEX([en_fr.$F$2:.$F$150];MATCH([.C34];[en_fr.$E$2:.$E$150];0))" office:value-type="string" office:string-value="Sorts du Bien, du Chaos, de la Loi et du Mal" calcext:value-type="string">
            <text:p>Sorts du Bien, du Chaos, de la Loi et du Mal</text:p>
          </table:table-cell>
          <table:table-cell table:formula="of:=[dump_en.C34]" office:value-type="string" office:string-value="A cleric can't cast spells of an alignment opposed to her own or her deity's (if she has one). Spells associated with particular alignments are indicated by the chaotic, evil, good, and lawful descriptors in their spell descriptions." calcext:value-type="string">
            <text:p>A cleric can't cast spells of an alignment opposed to her own or her deity's (if she has one). Spells associated with particular alignments are indicated by the chaotic, evil, good, and lawful descriptors in their spell descriptions.</text:p>
          </table:table-cell>
          <table:table-cell table:formula="of:=INDEX([dump_fr.$C$2:.$C$151];MATCH(CONCATENATE([.B34];[.D34]);[dump_fr.$D$2:.$D$151];0))" office:value-type="string" office:string-value="Un prêtre ne peut pas lancer de sorts dont l’alignement est opposé au sien ou à celui de son dieu (s’il en sert un). L’alignement d’un sort est indiqué dans sa description par les registres Bien, Chaos, Loi et Mal." calcext:value-type="string">
            <text:p>Un prêtre ne peut pas lancer de sorts dont l’alignement est opposé au sien ou à celui de son dieu (s’il en sert un). L’alignement d’un sort est indiqué dans sa description par les registres Bien, Chaos, Loi et Mal.</text:p>
          </table:table-cell>
          <table:table-cell table:number-columns-repeated="1018"/>
        </table:table-row>
        <table:table-row table:style-name="ro1">
          <table:table-cell table:formula="of:=[dump_en.A35]" office:value-type="string" office:string-value="cleric" calcext:value-type="string">
            <text:p>cleric</text:p>
          </table:table-cell>
          <table:table-cell table:formula="of:=VLOOKUP([.A35];[en_fr.$A$1:.$B$12];2)" office:value-type="string" office:string-value="Prêtre" calcext:value-type="string">
            <text:p>Prêtre</text:p>
          </table:table-cell>
          <table:table-cell table:formula="of:=[dump_en.B35]" office:value-type="string" office:string-value="Bonus Languages" calcext:value-type="string">
            <text:p>Bonus Languages</text:p>
          </table:table-cell>
          <table:table-cell table:formula="of:=INDEX([en_fr.$F$2:.$F$150];MATCH([.C35];[en_fr.$E$2:.$E$150];0))" office:value-type="string" office:string-value="Langues supplémentaires" calcext:value-type="string">
            <text:p>Langues supplémentaires</text:p>
          </table:table-cell>
          <table:table-cell table:formula="of:=[dump_en.C35]" office:value-type="string" office:string-value="A cleric's bonus language options include Celestial, Abyssal, and Infernal (the languages of good, chaotic evil, and lawful evil outsiders, respectively). These choices are in addition to the bonus languages available to the character because of her race." calcext:value-type="string">
            <text:p>A cleric's bonus language options include Celestial, Abyssal, and Infernal (the languages of good, chaotic evil, and lawful evil outsiders, respectively). These choices are in addition to the bonus languages available to the character because of her race.</text:p>
          </table:table-cell>
          <table:table-cell table:formula="of:=INDEX([dump_fr.$C$2:.$C$151];MATCH(CONCATENATE([.B35];[.D35]);[dump_fr.$D$2:.$D$151];0))" office:value-type="string" office:string-value="Les options suivantes viennent s’ajouter à la liste des langues que la race du personnage lui permet d’apprendre : céleste, abyssal, infernal (respectivement, les langages des Extérieurs d’alignement Bon, Chaotique-Mauvais et Loyal-Mauvais)." calcext:value-type="string">
            <text:p>Les options suivantes viennent s’ajouter à la liste des langues que la race du personnage lui permet d’apprendre : céleste, abyssal, infernal (respectivement, les langages des Extérieurs d’alignement Bon, Chaotique-Mauvais et Loyal-Mauvais).</text:p>
          </table:table-cell>
          <table:table-cell table:number-columns-repeated="1018"/>
        </table:table-row>
        <table:table-row table:style-name="ro2">
          <table:table-cell table:formula="of:=[dump_en.A36]" office:value-type="string" office:string-value="druid" calcext:value-type="string">
            <text:p>druid</text:p>
          </table:table-cell>
          <table:table-cell table:formula="of:=VLOOKUP([.A36];[en_fr.$A$1:.$B$12];2)" office:value-type="string" office:string-value="Druide" calcext:value-type="string">
            <text:p>Druide</text:p>
          </table:table-cell>
          <table:table-cell table:formula="of:=[dump_en.B36]" office:value-type="string" office:string-value="Weapon and Armor Proficiency" calcext:value-type="string">
            <text:p>Weapon and Armor Proficiency</text:p>
          </table:table-cell>
          <table:table-cell table:formula="of:=INDEX([en_fr.$F$2:.$F$150];MATCH([.C36];[en_fr.$E$2:.$E$150];0))" office:value-type="string" office:string-value="Armes et armures" calcext:value-type="string">
            <text:p>Armes et armures</text:p>
          </table:table-cell>
          <table:table-cell table:formula="of:=[dump_en.C36]" office:value-type="string" office:string-value="Druids are proficient with the following weapons: club, dagger, dart, quarterstaff, scimitar, scythe, sickle, shortspear, sling, and spear. They are also proficient with all natural attacks (claw, bite, and so forth) of any form they assume with wild shape (see below).Druids are proficient with light and medium armor but are prohibited from wearing metal armor; thus, they may wear only padded, leather, or hide armor. A druid may also wear wooden armor that has been altered by the ironwood spell so that it functions as though it were steel. Druids are proficient with shields (except tower shields) but must use only those crafted from wood.A druid who wears prohibited armor or uses a prohibited shield is unable to cast druid spells or use any of her supernatural or spell-like class abilities while doing so and for 24 hours thereafter." calcext:value-type="string">
            <text:p>Druids are proficient with the following weapons: club, dagger, dart, quarterstaff, scimitar, scythe, sickle, shortspear, sling, and spear. They are also proficient with all natural attacks (claw, bite, and so forth) of any form they assume with wild shape (see below).Druids are proficient with light and medium armor but are prohibited from wearing metal armor; thus, they may wear only padded, leather, or hide armor. A druid may also wear wooden armor that has been altered by the ironwood spell so that it functions as though it were steel. Druids are proficient with shields (except tower shields) but must use only those crafted from wood.A druid who wears prohibited armor or uses a prohibited shield is unable to cast druid spells or use any of her supernatural or spell-like class abilities while doing so and for 24 hours thereafter.</text:p>
          </table:table-cell>
          <table:table-cell table:formula="of:=INDEX([dump_fr.$C$2:.$C$151];MATCH(CONCATENATE([.B36];[.D36]);[dump_fr.$D$2:.$D$151];0))" office:value-type="string" office:string-value="Le druide est formé au maniement des armes suivantes : bâton, cimeterre, dague, épieu, faux, fléchette, fronde, gourdin, lance et serpe. Il sait également utiliser toutes les attaques naturelles (griffes, morsure et ainsi de suite) des formes qu’il est capable de revêtir (voir l’aptitude forme animale, ci-dessous).&#10;Le druide est formé au port des armures légères et intermédiaires, mais sa foi lui interdit les armures métalliques (il est donc limité aux armures de cuir, de peau ou matelassées). Un druide peut librement utiliser des armures en bois ayant acquis la dureté de l’acier grâce au sort bois de fer. Le druide est également formé au maniement des boucliers (à l’exception des pavois) mais ne peut utiliser que ceux en bois.&#10;Si un druide porte une armure ou un bouclier qui lui est interdit, il perd l’accès à ses sorts de druide et à toutes ses aptitudes de classe surnaturelles ou magiques tant qu’il porte l’objet en question et pendant les vingt-quatre heures suivantes." calcext:value-type="string">
            <text:p>Le druide est formé au maniement des armes suivantes : bâton, cimeterre, dague, épieu, faux, fléchette, fronde, gourdin, lance et serpe. Il sait également utiliser toutes les attaques naturelles (griffes, morsure et ainsi de suite) des formes qu’il est capable de revêtir (voir l’aptitude forme animale, ci-dessous).</text:p>
            <text:p>Le druide est formé au port des armures légères et intermédiaires, mais sa foi lui interdit les armures métalliques (il est donc limité aux armures de cuir, de peau ou matelassées). Un druide peut librement utiliser des armures en bois ayant acquis la dureté de l’acier grâce au sort bois de fer. Le druide est également formé au maniement des boucliers (à l’exception des pavois) mais ne peut utiliser que ceux en bois.</text:p>
            <text:p>Si un druide porte une armure ou un bouclier qui lui est interdit, il perd l’accès à ses sorts de druide et à toutes ses aptitudes de classe surnaturelles ou magiques tant qu’il porte l’objet en question et pendant les vingt-quatre heures suivantes.</text:p>
          </table:table-cell>
          <table:table-cell table:number-columns-repeated="1018"/>
        </table:table-row>
        <table:table-row table:style-name="ro6">
          <table:table-cell table:formula="of:=[dump_en.A37]" office:value-type="string" office:string-value="druid" calcext:value-type="string">
            <text:p>druid</text:p>
          </table:table-cell>
          <table:table-cell table:formula="of:=VLOOKUP([.A37];[en_fr.$A$1:.$B$12];2)" office:value-type="string" office:string-value="Druide" calcext:value-type="string">
            <text:p>Druide</text:p>
          </table:table-cell>
          <table:table-cell table:formula="of:=[dump_en.B37]" office:value-type="string" office:string-value="Spells" calcext:value-type="string">
            <text:p>Spells</text:p>
          </table:table-cell>
          <table:table-cell table:formula="of:=INDEX([en_fr.$F$2:.$F$150];MATCH([.C37];[en_fr.$E$2:.$E$150];0))" office:value-type="string" office:string-value="Sorts" calcext:value-type="string">
            <text:p>Sorts</text:p>
          </table:table-cell>
          <table:table-cell table:formula="of:=[dump_en.C37]" office:value-type="string" office:string-value="A druid casts divine spells which are drawn from the druid spell list presented in Spell Lists. Her alignment may restrict her from casting certain spells opposed to her moral or ethical beliefs; see Chaotic, Evil, Good, and Lawful Spells. A druid must choose and prepare her spells in advance.To prepare or cast a spell, the druid must have a Wisdom score equal to at least 10 + the spell level. The Difficulty Class for a saving throw against a druid's spell is 10 + the spell level + the druid's Wisdom modifier.Like other spellcasters, a druid can cast only a certain number of spells of each spell level per day. Her base daily spell allotment is given on Table: Druid. In addition, she receives bonus spells per day if she has a high Wisdom score (see  Table: Ability Modifiers and Bonus Spells).A druid must spend 1 hour each day in a trance-like meditation on the mysteries of nature to regain her daily allotment of spells. A druid may prepare and cast any spell on the druid spell list, provided that she can cast spells of that level, but she must choose which spells to prepare during her daily meditation." calcext:value-type="string">
            <text:p>A druid casts divine spells which are drawn from the druid spell list presented in Spell Lists. Her alignment may restrict her from casting certain spells opposed to her moral or ethical beliefs; see Chaotic, Evil, Good, and Lawful Spells. A druid must choose and prepare her spells in advance.To prepare or cast a spell, the druid must have a Wisdom score equal to at least 10 + the spell level. The Difficulty Class for a saving throw against a druid's spell is 10 + the spell level + the druid's Wisdom modifier.Like other spellcasters, a druid can cast only a certain number of spells of each spell level per day. Her base daily spell allotment is given on Table: Druid. In addition, she receives bonus spells per day if she has a high Wisdom score (see <text:s/>Table: Ability Modifiers and Bonus Spells).A druid must spend 1 hour each day in a trance-like meditation on the mysteries of nature to regain her daily allotment of spells. A druid may prepare and cast any spell on the druid spell list, provided that she can cast spells of that level, but she must choose which spells to prepare during her daily meditation.</text:p>
          </table:table-cell>
          <table:table-cell table:formula="of:=INDEX([dump_fr.$C$2:.$C$151];MATCH(CONCATENATE([.B37];[.D37]);[dump_fr.$D$2:.$D$151];0))" office:value-type="string" office:string-value="Un druide peut lancer des sorts divins appartenant à la liste des sorts de druides. Son alignement peut cependant l’empêcher de lancer certains sorts opposés à sa morale ou à son éthique (voir la section « Sorts du Bien, du Chaos, de la Loi et du Mal », ci-dessous). Un druide doit choisir et préparer ses sorts à l’avance.&#10;Pour préparer ou lancer un sort, un druide doit avoir une valeur de Sagesse supérieure ou égale à 10 + le niveau du sort. Le DD des jets de sauvegarde contre les sorts du druide est égal à 10 + le niveau du sort + le modificateur de Sagesse du druide.&#10;Comme les autres lanceurs de sorts, le druide ne peut lancer qu’un nombre de sorts donné de chaque niveau chaque jour. Son quota de sorts quotidiens est indiqué sur la Table &quot;Le Druide&quot;. En plus de cela, il reçoit des sorts en bonus chaque jour si sa valeur de Sagesse est suffisamment élevée (voir la Table &quot;Modificateurs de caractéristique et sorts en bonus&quot;).&#10;Chaque jour, le druide doit passer une heure à méditer sur les mystères de la nature afin de renouveler son quota journalier de sorts. Le druide peut préparer et lancer n’importe quel sort de la liste des sorts de druide pour autant qu’il puisse lancer des sorts de ce niveau. Il doit cependant choisir quels sorts préparer au cours de sa méditation quotidienne." calcext:value-type="string">
            <text:p>Un druide peut lancer des sorts divins appartenant à la liste des sorts de druides. Son alignement peut cependant l’empêcher de lancer certains sorts opposés à sa morale ou à son éthique (voir la section « Sorts du Bien, du Chaos, de la Loi et du Mal », ci-dessous). Un druide doit choisir et préparer ses sorts à l’avance.</text:p>
            <text:p>Pour préparer ou lancer un sort, un druide doit avoir une valeur de Sagesse supérieure ou égale à 10 + le niveau du sort. Le DD des jets de sauvegarde contre les sorts du druide est égal à 10 + le niveau du sort + le modificateur de Sagesse du druide.</text:p>
            <text:p>Comme les autres lanceurs de sorts, le druide ne peut lancer qu’un nombre de sorts donné de chaque niveau chaque jour. Son quota de sorts quotidiens est indiqué sur la Table "Le Druide". En plus de cela, il reçoit des sorts en bonus chaque jour si sa valeur de Sagesse est suffisamment élevée (voir la Table "Modificateurs de caractéristique et sorts en bonus").</text:p>
            <text:p>Chaque jour, le druide doit passer une heure à méditer sur les mystères de la nature afin de renouveler son quota journalier de sorts. Le druide peut préparer et lancer n’importe quel sort de la liste des sorts de druide pour autant qu’il puisse lancer des sorts de ce niveau. Il doit cependant choisir quels sorts préparer au cours de sa méditation quotidienne.</text:p>
          </table:table-cell>
          <table:table-cell table:number-columns-repeated="1018"/>
        </table:table-row>
        <table:table-row table:style-name="ro1">
          <table:table-cell table:formula="of:=[dump_en.A38]" office:value-type="string" office:string-value="druid" calcext:value-type="string">
            <text:p>druid</text:p>
          </table:table-cell>
          <table:table-cell table:formula="of:=VLOOKUP([.A38];[en_fr.$A$1:.$B$12];2)" office:value-type="string" office:string-value="Druide" calcext:value-type="string">
            <text:p>Druide</text:p>
          </table:table-cell>
          <table:table-cell table:formula="of:=[dump_en.B38]" office:value-type="string" office:string-value="Spontaneous Casting" calcext:value-type="string">
            <text:p>Spontaneous Casting</text:p>
          </table:table-cell>
          <table:table-cell table:formula="of:=INDEX([en_fr.$F$2:.$F$150];MATCH([.C38];[en_fr.$E$2:.$E$150];0))" office:value-type="string" office:string-value="Incantation spontanée" calcext:value-type="string">
            <text:p>Incantation spontanée</text:p>
          </table:table-cell>
          <table:table-cell table:formula="of:=[dump_en.C38]" office:value-type="string" office:string-value="A druid can channel stored spell energy into summoning spells that she hasn't prepared ahead of time. She can â€œloseâ€ a prepared spell in order to cast any summon nature's ally spell of the same level or lower." calcext:value-type="string">
            <text:p>A druid can channel stored spell energy into summoning spells that she hasn't prepared ahead of time. She can â€œloseâ€ a prepared spell in order to cast any summon nature's ally spell of the same level or lower.</text:p>
          </table:table-cell>
          <table:table-cell table:formula="of:=INDEX([dump_fr.$C$2:.$C$151];MATCH(CONCATENATE([.B38];[.D38]);[dump_fr.$D$2:.$D$151];0))" office:value-type="string" office:string-value="Un druide peut canaliser l’énergie réservée à un sort pour la transformer spontanément en un sort de convocation qu’il n’avait pas préparé à l’avance. Il peut sacrifier un sort préparé pour lancer un sort de convocation d’alliés naturels de niveau égal ou inférieur au niveau du sort transformé." calcext:value-type="string">
            <text:p>Un druide peut canaliser l’énergie réservée à un sort pour la transformer spontanément en un sort de convocation qu’il n’avait pas préparé à l’avance. Il peut sacrifier un sort préparé pour lancer un sort de convocation d’alliés naturels de niveau égal ou inférieur au niveau du sort transformé.</text:p>
          </table:table-cell>
          <table:table-cell table:number-columns-repeated="1018"/>
        </table:table-row>
        <table:table-row table:style-name="ro1">
          <table:table-cell table:formula="of:=[dump_en.A39]" office:value-type="string" office:string-value="druid" calcext:value-type="string">
            <text:p>druid</text:p>
          </table:table-cell>
          <table:table-cell table:formula="of:=VLOOKUP([.A39];[en_fr.$A$1:.$B$12];2)" office:value-type="string" office:string-value="Druide" calcext:value-type="string">
            <text:p>Druide</text:p>
          </table:table-cell>
          <table:table-cell table:formula="of:=[dump_en.B39]" office:value-type="string" office:string-value="Chaotic, Evil, Good, and Lawful Spells" calcext:value-type="string">
            <text:p>Chaotic, Evil, Good, and Lawful Spells</text:p>
          </table:table-cell>
          <table:table-cell table:formula="of:=INDEX([en_fr.$F$2:.$F$150];MATCH([.C39];[en_fr.$E$2:.$E$150];0))" office:value-type="string" office:string-value="Sorts du Bien, du Chaos, de la Loi et du Mal" calcext:value-type="string">
            <text:p>Sorts du Bien, du Chaos, de la Loi et du Mal</text:p>
          </table:table-cell>
          <table:table-cell table:formula="of:=[dump_en.C39]" office:value-type="string" office:string-value="A druid can't cast spells of an alignment opposed to her own or her deity's (if she has one). Spells associated with particular alignments are indicated by the chaos, evil, good, and law descriptors in their spell descriptions." calcext:value-type="string">
            <text:p>A druid can't cast spells of an alignment opposed to her own or her deity's (if she has one). Spells associated with particular alignments are indicated by the chaos, evil, good, and law descriptors in their spell descriptions.</text:p>
          </table:table-cell>
          <table:table-cell table:formula="of:=INDEX([dump_fr.$C$2:.$C$151];MATCH(CONCATENATE([.B39];[.D39]);[dump_fr.$D$2:.$D$151];0))" office:value-type="string" office:string-value="Un druide ne peut pas lancer de sorts dont l’alignement est opposé au sien ou à celui de son dieu (s’il en sert un). L’alignement d’un sort est indiqué dans sa description par les registres Bien, Chaos, Loi et Mal." calcext:value-type="string">
            <text:p>Un druide ne peut pas lancer de sorts dont l’alignement est opposé au sien ou à celui de son dieu (s’il en sert un). L’alignement d’un sort est indiqué dans sa description par les registres Bien, Chaos, Loi et Mal.</text:p>
          </table:table-cell>
          <table:table-cell table:number-columns-repeated="1018"/>
        </table:table-row>
        <table:table-row table:style-name="ro1">
          <table:table-cell table:formula="of:=[dump_en.A40]" office:value-type="string" office:string-value="druid" calcext:value-type="string">
            <text:p>druid</text:p>
          </table:table-cell>
          <table:table-cell table:formula="of:=VLOOKUP([.A40];[en_fr.$A$1:.$B$12];2)" office:value-type="string" office:string-value="Druide" calcext:value-type="string">
            <text:p>Druide</text:p>
          </table:table-cell>
          <table:table-cell table:formula="of:=[dump_en.B40]" office:value-type="string" office:string-value="Orisons" calcext:value-type="string">
            <text:p>Orisons</text:p>
          </table:table-cell>
          <table:table-cell table:formula="of:=INDEX([en_fr.$F$2:.$F$150];MATCH([.C40];[en_fr.$E$2:.$E$150];0))" office:value-type="string" office:string-value="Oraisons" calcext:value-type="string">
            <text:p>Oraisons</text:p>
          </table:table-cell>
          <table:table-cell table:formula="of:=[dump_en.C40]" office:value-type="string" office:string-value="Druids can prepare a number of orisons, or 0-level spells, each day, as noted on Table: Druid under â€œSpells per Day.â€ These spells are cast like any other spell, but they are not expended when cast and may be used again." calcext:value-type="string">
            <text:p>Druids can prepare a number of orisons, or 0-level spells, each day, as noted on Table: Druid under â€œSpells per Day.â€ These spells are cast like any other spell, but they are not expended when cast and may be used again.</text:p>
          </table:table-cell>
          <table:table-cell table:formula="of:=INDEX([dump_fr.$C$2:.$C$151];MATCH(CONCATENATE([.B40];[.D40]);[dump_fr.$D$2:.$D$151];0))" office:value-type="string" office:string-value="Les druides peuvent préparer un certain nombre d’oraisons (ou sorts de niveau 0) chaque jour, comme indiqué sur la Table &quot;Le Druide&quot; sous la mention « Sorts par jour ». Il jette ces sorts comme les autres mais ils ne sont pas perdus lorsqu’ils sont lancés et peuvent être utilisés à volonté." calcext:value-type="string">
            <text:p>Les druides peuvent préparer un certain nombre d’oraisons (ou sorts de niveau 0) chaque jour, comme indiqué sur la Table "Le Druide" sous la mention « Sorts par jour ». Il jette ces sorts comme les autres mais ils ne sont pas perdus lorsqu’ils sont lancés et peuvent être utilisés à volonté.</text:p>
          </table:table-cell>
          <table:table-cell table:number-columns-repeated="1018"/>
        </table:table-row>
        <table:table-row table:style-name="ro2">
          <table:table-cell table:formula="of:=[dump_en.A41]" office:value-type="string" office:string-value="druid" calcext:value-type="string">
            <text:p>druid</text:p>
          </table:table-cell>
          <table:table-cell table:formula="of:=VLOOKUP([.A41];[en_fr.$A$1:.$B$12];2)" office:value-type="string" office:string-value="Druide" calcext:value-type="string">
            <text:p>Druide</text:p>
          </table:table-cell>
          <table:table-cell table:formula="of:=[dump_en.B41]" office:value-type="string" office:string-value="Bonus Languages" calcext:value-type="string">
            <text:p>Bonus Languages</text:p>
          </table:table-cell>
          <table:table-cell table:formula="of:=INDEX([en_fr.$F$2:.$F$150];MATCH([.C41];[en_fr.$E$2:.$E$150];0))" office:value-type="string" office:string-value="Langues supplémentaires" calcext:value-type="string">
            <text:p>Langues supplémentaires</text:p>
          </table:table-cell>
          <table:table-cell table:formula="of:=[dump_en.C41]" office:value-type="string" office:string-value="A druid's bonus language options include Sylvan, the language of woodland creatures. This choice is in addition to the bonus languages available to the character because of her race.A druid also knows Druidic, a secret language known only to druids, which she learns upon becoming a 1st-level druid. Druidic is a free language for a druid; that is, she knows it in addition to her regular allotment of languages and it doesn't take up a language slot. Druids are forbidden to teach this language to nondruids.Druidic has its own alphabet." calcext:value-type="string">
            <text:p>A druid's bonus language options include Sylvan, the language of woodland creatures. This choice is in addition to the bonus languages available to the character because of her race.A druid also knows Druidic, a secret language known only to druids, which she learns upon becoming a 1st-level druid. Druidic is a free language for a druid; that is, she knows it in addition to her regular allotment of languages and it doesn't take up a language slot. Druids are forbidden to teach this language to nondruids.Druidic has its own alphabet.</text:p>
          </table:table-cell>
          <table:table-cell table:formula="of:=INDEX([dump_fr.$C$2:.$C$151];MATCH(CONCATENATE([.B41];[.D41]);[dump_fr.$D$2:.$D$151];0))" office:value-type="string" office:string-value="Le sylvestre, le langage des créatures des bois, vient s’ajouter à la liste des langues que le druide peut choisir comme langues supplémentaires au niveau 1.&#10;En devenant un druide de niveau 1, le personnage apprend également le druidique, le langage secret des druides. Cet apprentissage est gratuit. Le druidique vient s’ajouter à la liste des langues que le personnage connaît sans qu’il doive le choisir à la place d’une autre langue. Il est interdit d’enseigner le druidique aux non-druides.&#10;Le druidique possède son propre alphabet." calcext:value-type="string">
            <text:p>Le sylvestre, le langage des créatures des bois, vient s’ajouter à la liste des langues que le druide peut choisir comme langues supplémentaires au niveau 1.</text:p>
            <text:p>En devenant un druide de niveau 1, le personnage apprend également le druidique, le langage secret des druides. Cet apprentissage est gratuit. Le druidique vient s’ajouter à la liste des langues que le personnage connaît sans qu’il doive le choisir à la place d’une autre langue. Il est interdit d’enseigner le druidique aux non-druides.</text:p>
            <text:p>Le druidique possède son propre alphabet.</text:p>
          </table:table-cell>
          <table:table-cell table:number-columns-repeated="1018"/>
        </table:table-row>
        <table:table-row table:style-name="ro7">
          <table:table-cell table:formula="of:=[dump_en.A42]" office:value-type="string" office:string-value="druid" calcext:value-type="string">
            <text:p>druid</text:p>
          </table:table-cell>
          <table:table-cell table:formula="of:=VLOOKUP([.A42];[en_fr.$A$1:.$B$12];2)" office:value-type="string" office:string-value="Druide" calcext:value-type="string">
            <text:p>Druide</text:p>
          </table:table-cell>
          <table:table-cell table:formula="of:=[dump_en.B42]" office:value-type="string" office:string-value="Nature Bond (Ex)" calcext:value-type="string">
            <text:p>Nature Bond (Ex)</text:p>
          </table:table-cell>
          <table:table-cell table:formula="of:=INDEX([en_fr.$F$2:.$F$150];MATCH([.C42];[en_fr.$E$2:.$E$150];0))" office:value-type="string" office:string-value="Pacte avec la nature (Ext)" calcext:value-type="string">
            <text:p>Pacte avec la nature (Ext)</text:p>
          </table:table-cell>
          <table:table-cell table:formula="of:=[dump_en.C42]" office:value-type="string" office:string-value="At 1st level, a druid forms a bond with nature. This bond can take one of two forms. The first is a close tie to the natural world, granting the druid one of the following cleric domains: Air, Animal, Earth, Fire, Plant, Water, or Weather. When determining the powers and bonus spells granted by this domain, the druid's effective cleric level is equal to her druid level. A druid that selects this option also receives additional domain spell slots, just like a cleric. She must prepare the spell from her domain in this slot and this spell cannot be used to cast a spell spontaneously.The second option is to form a close bond with an animal companion. A druid may begin play with any of the animals listed in Animal Choices. This animal is a loyal companion that accompanies the druid on her adventures.Unlike normal animals of its kind, an animal companion's Hit Dice, abilities, skills, and feats advance as the druid advances in level. If a character receives an animal companion from more than one source, her effective druid levels stack for the purposes of determining the statistics and abilities of the companion. Most animal companions increase in size when their druid reaches 4th or 7th level, depending on the companion. If a druid releases her companion from service, she may gain a new one by performing a ceremony requiring 24 uninterrupted hours of prayer in the environment where the new companion typically lives. This ceremony can also replace an animal companion that has perished." calcext:value-type="string">
            <text:p>At 1st level, a druid forms a bond with nature. This bond can take one of two forms. The first is a close tie to the natural world, granting the druid one of the following cleric domains: Air, Animal, Earth, Fire, Plant, Water, or Weather. When determining the powers and bonus spells granted by this domain, the druid's effective cleric level is equal to her druid level. A druid that selects this option also receives additional domain spell slots, just like a cleric. She must prepare the spell from her domain in this slot and this spell cannot be used to cast a spell spontaneously.The second option is to form a close bond with an animal companion. A druid may begin play with any of the animals listed in Animal Choices. This animal is a loyal companion that accompanies the druid on her adventures.Unlike normal animals of its kind, an animal companion's Hit Dice, abilities, skills, and feats advance as the druid advances in level. If a character receives an animal companion from more than one source, her effective druid levels stack for the purposes of determining the statistics and abilities of the companion. Most animal companions increase in size when their druid reaches 4th or 7th level, depending on the companion. If a druid releases her companion from service, she may gain a new one by performing a ceremony requiring 24 uninterrupted hours of prayer in the environment where the new companion typically lives. This ceremony can also replace an animal companion that has perished.</text:p>
          </table:table-cell>
          <table:table-cell table:formula="of:=INDEX([dump_fr.$C$2:.$C$151];MATCH(CONCATENATE([.B42];[.D42]);[dump_fr.$D$2:.$D$151];0))" office:value-type="string" office:string-value="Au niveau 1, un lien se crée entre le druide et la nature, lien qui peut prendre une des deux formes suivantes.&#10;&#10;Domaine de druide :&#10;Dans la première forme, le druide devient si intime avec la nature qu’il acquiert l’un des domaines de prêtre suivants : Air, Climat, Eau, Faune, Feu, Flore ou Terre. Pour toutes les capacités et les sorts en bonus donnés par ce domaine, on considère que le niveau de prêtre du personnage est égal à son niveau de druide. Comme les prêtres, les druides qui choisissent cette option reçoivent des emplacements de sorts de domaine qu’ils ne peuvent utiliser que pour préparer les sorts de leur domaine et qu’ils ne peuvent pas employer pour une incantation spontanée.&#10;Ultimate Magic - Art de la Magie&#10;En plus de ces domaines communs avec les prêtres, un druide peut choisir un domaine animal ou environnemental au lieu de l’un des domaines précité.&#10;Tout comme les domaines de prêtre, ceux du druide lui donnent des pouvoirs et des sorts de domaine. Un druide qui choisit un domaine animal ou environnemental gagne un emplacement de sort de domaine par niveau.&#10;Un druide qui vénère un dieu (et non la nature en général) ne peut pas choisir un domaine animal ou environnemental qui entre en contradiction avec les thèmes associés à sa divinité ou qui sort de sa juridiction.&#10;Si un pouvoir de domaine animal ou environnement autorise un jet de sauvegarde, le DD du jet est égal à 10 + 1/2 du niveau du druide + modificateur de Sagesse.&#10;Les autres classes basées sur la nature qui donnent accès à des domaines peuvent choisir un domaine animal ou environnemental au lieu d’un domaine ordinaire.&#10;&#10;Compagnon Animal :&#10;La seconde forme consiste en un lien étroit entre le druide et un compagnon animal ou vermine. Le druide peut commencer sa carrière en étant accompagné d’un des animaux ou une des vermines cités dans la section « Liste des compagnons animaux ». Le compagnon est loyal et accompagne le druide lors de ses aventures.&#10;Contrairement aux animaux normaux, le compagnon animal ou vermine évolue (en dés de vie, en caractéristiques, en compétences et en dons) lorsque le druide gagne des niveaux. Si le personnage possède plusieurs classes offrant un compagnon animal, ses niveaux dans ces différentes classes se cumulent pour déterminer les caractéristiques de son compagnon. La taille de la plupart des compagnons animaux s’accroît lorsque le druide atteint le niveau 4 ou 7 (selon le compagnon). Si le druide décide de se séparer de son compagnon, il peut en obtenir un autre en accomplissant un rituel qui nécessite vingt-quatre heures de prières ininterrompues au sein d’un environnement de vie typique pour le nouveau compagnon animal. Cette cérémonie peut également être utilisée pour remplacer un compagnon animal qui est mort.&#10;Voir aussi la liste des compagnons animaux" calcext:value-type="string">
            <text:p>Au niveau 1, un lien se crée entre le druide et la nature, lien qui peut prendre une des deux formes suivantes.</text:p>
            <text:p/>
            <text:p>Domaine de druide :</text:p>
            <text:p>Dans la première forme, le druide devient si intime avec la nature qu’il acquiert l’un des domaines de prêtre suivants : Air, Climat, Eau, Faune, Feu, Flore ou Terre. Pour toutes les capacités et les sorts en bonus donnés par ce domaine, on considère que le niveau de prêtre du personnage est égal à son niveau de druide. Comme les prêtres, les druides qui choisissent cette option reçoivent des emplacements de sorts de domaine qu’ils ne peuvent utiliser que pour préparer les sorts de leur domaine et qu’ils ne peuvent pas employer pour une incantation spontanée.</text:p>
            <text:p>Ultimate Magic - Art de la Magie</text:p>
            <text:p>En plus de ces domaines communs avec les prêtres, un druide peut choisir un domaine animal ou environnemental au lieu de l’un des domaines précité.</text:p>
            <text:p>Tout comme les domaines de prêtre, ceux du druide lui donnent des pouvoirs et des sorts de domaine. Un druide qui choisit un domaine animal ou environnemental gagne un emplacement de sort de domaine par niveau.</text:p>
            <text:p>Un druide qui vénère un dieu (et non la nature en général) ne peut pas choisir un domaine animal ou environnemental qui entre en contradiction avec les thèmes associés à sa divinité ou qui sort de sa juridiction.</text:p>
            <text:p>Si un pouvoir de domaine animal ou environnement autorise un jet de sauvegarde, le DD du jet est égal à 10 + 1/2 du niveau du druide + modificateur de Sagesse.</text:p>
            <text:p>Les autres classes basées sur la nature qui donnent accès à des domaines peuvent choisir un domaine animal ou environnemental au lieu d’un domaine ordinaire.</text:p>
            <text:p/>
            <text:p>Compagnon Animal :</text:p>
            <text:p>La seconde forme consiste en un lien étroit entre le druide et un compagnon animal ou vermine. Le druide peut commencer sa carrière en étant accompagné d’un des animaux ou une des vermines cités dans la section « Liste des compagnons animaux ». Le compagnon est loyal et accompagne le druide lors de ses aventures.</text:p>
            <text:p>Contrairement aux animaux normaux, le compagnon animal ou vermine évolue (en dés de vie, en caractéristiques, en compétences et en dons) lorsque le druide gagne des niveaux. Si le personnage possède plusieurs classes offrant un compagnon animal, ses niveaux dans ces différentes classes se cumulent pour déterminer les caractéristiques de son compagnon. La taille de la plupart des compagnons animaux s’accroît lorsque le druide atteint le niveau 4 ou 7 (selon le compagnon). Si le druide décide de se séparer de son compagnon, il peut en obtenir un autre en accomplissant un rituel qui nécessite vingt-quatre heures de prières ininterrompues au sein d’un environnement de vie typique pour le nouveau compagnon animal. Cette cérémonie peut également être utilisée pour remplacer un compagnon animal qui est mort.</text:p>
            <text:p>Voir aussi la liste des compagnons animaux</text:p>
          </table:table-cell>
          <table:table-cell table:number-columns-repeated="1018"/>
        </table:table-row>
        <table:table-row table:style-name="ro1">
          <table:table-cell table:formula="of:=[dump_en.A43]" office:value-type="string" office:string-value="druid" calcext:value-type="string">
            <text:p>druid</text:p>
          </table:table-cell>
          <table:table-cell table:formula="of:=VLOOKUP([.A43];[en_fr.$A$1:.$B$12];2)" office:value-type="string" office:string-value="Druide" calcext:value-type="string">
            <text:p>Druide</text:p>
          </table:table-cell>
          <table:table-cell table:formula="of:=[dump_en.B43]" office:value-type="string" office:string-value="Nature Sense (Ex)" calcext:value-type="string">
            <text:p>Nature Sense (Ex)</text:p>
          </table:table-cell>
          <table:table-cell table:formula="of:=INDEX([en_fr.$F$2:.$F$150];MATCH([.C43];[en_fr.$E$2:.$E$150];0))" office:value-type="string" office:string-value="Instinct naturel (Ext)" calcext:value-type="string">
            <text:p>Instinct naturel (Ext)</text:p>
          </table:table-cell>
          <table:table-cell table:formula="of:=[dump_en.C43]" office:value-type="string" office:string-value="A druid gains a +2 bonus on Knowledge (nature) and Survival checks." calcext:value-type="string">
            <text:p>A druid gains a +2 bonus on Knowledge (nature) and Survival checks.</text:p>
          </table:table-cell>
          <table:table-cell table:formula="of:=INDEX([dump_fr.$C$2:.$C$151];MATCH(CONCATENATE([.B43];[.D43]);[dump_fr.$D$2:.$D$151];0))" office:value-type="string" office:string-value="Le druide bénéficie d’un bonus de +2 aux tests de Connaissances (nature) et de Survie." calcext:value-type="string">
            <text:p>Le druide bénéficie d’un bonus de +2 aux tests de Connaissances (nature) et de Survie.</text:p>
          </table:table-cell>
          <table:table-cell table:number-columns-repeated="1018"/>
        </table:table-row>
        <table:table-row table:style-name="ro2">
          <table:table-cell table:formula="of:=[dump_en.A44]" office:value-type="string" office:string-value="druid" calcext:value-type="string">
            <text:p>druid</text:p>
          </table:table-cell>
          <table:table-cell table:formula="of:=VLOOKUP([.A44];[en_fr.$A$1:.$B$12];2)" office:value-type="string" office:string-value="Druide" calcext:value-type="string">
            <text:p>Druide</text:p>
          </table:table-cell>
          <table:table-cell table:formula="of:=[dump_en.B44]" office:value-type="string" office:string-value="Wild Empathy (Ex)" calcext:value-type="string">
            <text:p>Wild Empathy (Ex)</text:p>
          </table:table-cell>
          <table:table-cell table:formula="of:=INDEX([en_fr.$F$2:.$F$150];MATCH([.C44];[en_fr.$E$2:.$E$150];0))" office:value-type="string" office:string-value="Empathie sauvage (Ext)" calcext:value-type="string">
            <text:p>Empathie sauvage (Ext)</text:p>
          </table:table-cell>
          <table:table-cell table:formula="of:=[dump_en.C44]" office:value-type="string" office:string-value="A druid can improve the attitude of an animal. This ability functions just like a Diplomacy check made to improve the attitude of a person (see Using Skills). The druid rolls 1d20 and adds her druid level and her Charisma modifier to determine the wild empathy check result. The typical domestic animal has a starting attitude of indifferent, while wild animals are usually unfriendly.To use wild empathy, the druid and the animal must be within 30 feet of one another under normal conditions. Generally, influencing an animal in this way takes 1 minute but, as with influencing people, it might take more or less time.A druid can also use this ability to influence a magical beast with an Intelligence score of 1 or 2, but she takes a –4 penalty on the check." calcext:value-type="string">
            <text:p>A druid can improve the attitude of an animal. This ability functions just like a Diplomacy check made to improve the attitude of a person (see Using Skills). The druid rolls 1d20 and adds her druid level and her Charisma modifier to determine the wild empathy check result. The typical domestic animal has a starting attitude of indifferent, while wild animals are usually unfriendly.To use wild empathy, the druid and the animal must be within 30 feet of one another under normal conditions. Generally, influencing an animal in this way takes 1 minute but, as with influencing people, it might take more or less time.A druid can also use this ability to influence a magical beast with an Intelligence score of 1 or 2, but she takes a –4 penalty on the check.</text:p>
          </table:table-cell>
          <table:table-cell table:formula="of:=INDEX([dump_fr.$C$2:.$C$151];MATCH(CONCATENATE([.B44];[.D44]);[dump_fr.$D$2:.$D$151];0))" office:value-type="string" office:string-value="Un druide peut améliorer l’attitude d’un animal. Cette aptitude suit les mêmes règles que les tests de Diplomatie destinés à modifier l’attitude d’une personne. Le druide lance 1d20 et ajoute son niveau de druide et son modificateur de Charisme pour déterminer le résultat de son test. L’attitude initiale des animaux domestiques est l’indifférence, tandis que les animaux sauvages sont généralement inamicaux.&#10;Pour utiliser l’empathie sauvage, le druide et l’animal doivent être à moins de neuf mètres l’un de l’autre (dans des conditions de visibilité normales). Il faut en moyenne une minute pour influencer un animal de cette façon, mais, comme dans le cas de personnes, cela peut parfois prendre plus longtemps ou être plus rapide.&#10;Un druide peut également utiliser cette aptitude pour influencer une créature magique dont la valeur d’Intelligence est de 1 ou 2 mais son test subit alors un malus de -4." calcext:value-type="string">
            <text:p>Un druide peut améliorer l’attitude d’un animal. Cette aptitude suit les mêmes règles que les tests de Diplomatie destinés à modifier l’attitude d’une personne. Le druide lance 1d20 et ajoute son niveau de druide et son modificateur de Charisme pour déterminer le résultat de son test. L’attitude initiale des animaux domestiques est l’indifférence, tandis que les animaux sauvages sont généralement inamicaux.</text:p>
            <text:p>Pour utiliser l’empathie sauvage, le druide et l’animal doivent être à moins de neuf mètres l’un de l’autre (dans des conditions de visibilité normales). Il faut en moyenne une minute pour influencer un animal de cette façon, mais, comme dans le cas de personnes, cela peut parfois prendre plus longtemps ou être plus rapide.</text:p>
            <text:p>Un druide peut également utiliser cette aptitude pour influencer une créature magique dont la valeur d’Intelligence est de 1 ou 2 mais son test subit alors un malus de -4.</text:p>
          </table:table-cell>
          <table:table-cell table:number-columns-repeated="1018"/>
        </table:table-row>
        <table:table-row table:style-name="ro1">
          <table:table-cell table:formula="of:=[dump_en.A45]" office:value-type="string" office:string-value="druid" calcext:value-type="string">
            <text:p>druid</text:p>
          </table:table-cell>
          <table:table-cell table:formula="of:=VLOOKUP([.A45];[en_fr.$A$1:.$B$12];2)" office:value-type="string" office:string-value="Druide" calcext:value-type="string">
            <text:p>Druide</text:p>
          </table:table-cell>
          <table:table-cell table:formula="of:=[dump_en.B45]" office:value-type="string" office:string-value="Woodland Stride (Ex)" calcext:value-type="string">
            <text:p>Woodland Stride (Ex)</text:p>
          </table:table-cell>
          <table:table-cell table:formula="of:=INDEX([en_fr.$F$2:.$F$150];MATCH([.C45];[en_fr.$E$2:.$E$150];0))" office:value-type="string" office:string-value="Déplacement facilité (Ext)" calcext:value-type="string">
            <text:p>Déplacement facilité (Ext)</text:p>
          </table:table-cell>
          <table:table-cell table:formula="of:=[dump_en.C45]" office:value-type="string" office:string-value="Starting at 2nd level, a druid may move through any sort of undergrowth (such as natural thorns, briars, overgrown areas, and similar terrain) at her normal speed and without taking damage or suffering any other impairment. Thorns, briars, and overgrown areas that have been magically manipulated to impede motion, however, still affect her." calcext:value-type="string">
            <text:p>Starting at 2nd level, a druid may move through any sort of undergrowth (such as natural thorns, briars, overgrown areas, and similar terrain) at her normal speed and without taking damage or suffering any other impairment. Thorns, briars, and overgrown areas that have been magically manipulated to impede motion, however, still affect her.</text:p>
          </table:table-cell>
          <table:table-cell table:formula="of:=INDEX([dump_fr.$C$2:.$C$151];MATCH(CONCATENATE([.B45];[.D45]);[dump_fr.$D$2:.$D$151];0))" office:value-type="string" office:string-value="Dès le niveau 2, le druide se déplace sans la moindre gêne dans toutes sortes de taillis, y compris les fourrés, les buissons (même épineux) et les autres zones de végétation dense. Il progresse à sa vitesse de déplacement normale et ne subit aucun dégât. La végétation enchantée de manière à restreindre les mouvements continue toutefois de l’affecter." calcext:value-type="string">
            <text:p>Dès le niveau 2, le druide se déplace sans la moindre gêne dans toutes sortes de taillis, y compris les fourrés, les buissons (même épineux) et les autres zones de végétation dense. Il progresse à sa vitesse de déplacement normale et ne subit aucun dégât. La végétation enchantée de manière à restreindre les mouvements continue toutefois de l’affecter.</text:p>
          </table:table-cell>
          <table:table-cell table:number-columns-repeated="1018"/>
        </table:table-row>
        <table:table-row table:style-name="ro1">
          <table:table-cell table:formula="of:=[dump_en.A46]" office:value-type="string" office:string-value="druid" calcext:value-type="string">
            <text:p>druid</text:p>
          </table:table-cell>
          <table:table-cell table:formula="of:=VLOOKUP([.A46];[en_fr.$A$1:.$B$12];2)" office:value-type="string" office:string-value="Druide" calcext:value-type="string">
            <text:p>Druide</text:p>
          </table:table-cell>
          <table:table-cell table:formula="of:=[dump_en.B46]" office:value-type="string" office:string-value="Trackless Step (Ex)" calcext:value-type="string">
            <text:p>Trackless Step (Ex)</text:p>
          </table:table-cell>
          <table:table-cell table:formula="of:=INDEX([en_fr.$F$2:.$F$150];MATCH([.C46];[en_fr.$E$2:.$E$150];0))" office:value-type="string" office:string-value="Absence de traces (Ext)" calcext:value-type="string">
            <text:p>Absence de traces (Ext)</text:p>
          </table:table-cell>
          <table:table-cell table:formula="of:=[dump_en.C46]" office:value-type="string" office:string-value="Starting at 3rd level, a druid leaves no trail in natural surroundings and cannot be tracked. She may choose to leave a trail if so desired." calcext:value-type="string">
            <text:p>Starting at 3rd level, a druid leaves no trail in natural surroundings and cannot be tracked. She may choose to leave a trail if so desired.</text:p>
          </table:table-cell>
          <table:table-cell table:formula="of:=INDEX([dump_fr.$C$2:.$C$151];MATCH(CONCATENATE([.B46];[.D46]);[dump_fr.$D$2:.$D$151];0))" office:value-type="string" office:string-value="Au niveau 3, le druide ne laisse plus la moindre trace en milieu naturel et il est impossible de le pister. Il peut néanmoins laisser des traces s’il le souhaite." calcext:value-type="string">
            <text:p>Au niveau 3, le druide ne laisse plus la moindre trace en milieu naturel et il est impossible de le pister. Il peut néanmoins laisser des traces s’il le souhaite.</text:p>
          </table:table-cell>
          <table:table-cell table:number-columns-repeated="1018"/>
        </table:table-row>
        <table:table-row table:style-name="ro1">
          <table:table-cell table:formula="of:=[dump_en.A47]" office:value-type="string" office:string-value="druid" calcext:value-type="string">
            <text:p>druid</text:p>
          </table:table-cell>
          <table:table-cell table:formula="of:=VLOOKUP([.A47];[en_fr.$A$1:.$B$12];2)" office:value-type="string" office:string-value="Druide" calcext:value-type="string">
            <text:p>Druide</text:p>
          </table:table-cell>
          <table:table-cell table:formula="of:=[dump_en.B47]" office:value-type="string" office:string-value="Resist Nature's Lure (Ex)" calcext:value-type="string">
            <text:p>Resist Nature's Lure (Ex)</text:p>
          </table:table-cell>
          <table:table-cell table:formula="of:=INDEX([en_fr.$F$2:.$F$150];MATCH([.C47];[en_fr.$E$2:.$E$150];0))" office:value-type="string" office:string-value="Résistance à l’appel de la nature (Ext)" calcext:value-type="string">
            <text:p>Résistance à l’appel de la nature (Ext)</text:p>
          </table:table-cell>
          <table:table-cell table:formula="of:=[dump_en.C47]" office:value-type="string" office:string-value="Starting at 4th level, a druid gains a +4 bonus on saving throws against the spell-like and supernatural abilities of fey. This bonus also applies to spells and effects that utilize or target plants, such as blight, entangle, spike growth, and warp wood." calcext:value-type="string">
            <text:p>Starting at 4th level, a druid gains a +4 bonus on saving throws against the spell-like and supernatural abilities of fey. This bonus also applies to spells and effects that utilize or target plants, such as blight, entangle, spike growth, and warp wood.</text:p>
          </table:table-cell>
          <table:table-cell table:formula="of:=INDEX([dump_fr.$C$2:.$C$151];MATCH(CONCATENATE([.B47];[.D47]);[dump_fr.$D$2:.$D$151];0))" office:value-type="string" office:string-value="À partir du niveau 4, le druide bénéficie d’un bonus de +4 aux jets de sauvegarde contre les capacités surnaturelles ou magiques des fées. Ce bonus s’applique également aux sorts et aux effets qui utilisent ou ciblent des plantes, comme par exemple croissance d’épines, distorsion du bois, enchevêtrement ou flétrissement végétal." calcext:value-type="string">
            <text:p>À partir du niveau 4, le druide bénéficie d’un bonus de +4 aux jets de sauvegarde contre les capacités surnaturelles ou magiques des fées. Ce bonus s’applique également aux sorts et aux effets qui utilisent ou ciblent des plantes, comme par exemple croissance d’épines, distorsion du bois, enchevêtrement ou flétrissement végétal.</text:p>
          </table:table-cell>
          <table:table-cell table:number-columns-repeated="1018"/>
        </table:table-row>
        <table:table-row table:style-name="ro8">
          <table:table-cell table:formula="of:=[dump_en.A48]" office:value-type="string" office:string-value="druid" calcext:value-type="string">
            <text:p>druid</text:p>
          </table:table-cell>
          <table:table-cell table:formula="of:=VLOOKUP([.A48];[en_fr.$A$1:.$B$12];2)" office:value-type="string" office:string-value="Druide" calcext:value-type="string">
            <text:p>Druide</text:p>
          </table:table-cell>
          <table:table-cell table:formula="of:=[dump_en.B48]" office:value-type="string" office:string-value="Wild Shape (Su)" calcext:value-type="string">
            <text:p>Wild Shape (Su)</text:p>
          </table:table-cell>
          <table:table-cell table:formula="of:=INDEX([en_fr.$F$2:.$F$150];MATCH([.C48];[en_fr.$E$2:.$E$150];0))" office:value-type="string" office:string-value="Forme animale (Sur)" calcext:value-type="string">
            <text:p>Forme animale (Sur)</text:p>
          </table:table-cell>
          <table:table-cell table:formula="of:=[dump_en.C48]" office:value-type="string" office:string-value="At 4th level, a druid gains the ability to turn herself into any Small or Medium animal and back again once per day. Her options for new forms include all creatures with the animal type. This ability functions like the beast shape I spell, except as noted here. The effect lasts for 1 hour per druid level, or until she changes back. Changing form (to animal or back) is a standard action and doesn't provoke an attack of opportunity. The form chosen must be that of an animal with which the druid is familiar.A druid loses her ability to speak while in animal form because she is limited to the sounds that a normal, untrained animal can make, but she can communicate normally with other animals of the same general grouping as her new form. (The normal sound a wild parrot makes is a squawk, so changing to this form does not permit speech.)A druid can use this ability an additional time per day at 6th level and every two levels thereafter, for a total of eight times at 18th level. At 20th level, a druid can use wild shape at will. As a druid gains levels, this ability allows the druid to take on the form of larger and smaller animals, elementals, and plants. Each form expends one daily use of this ability, regardless of the form taken.At 6th level, a druid can also use wild shape to change into a Large or Tiny animal or a Small elemental. When taking the form of an animal, a druid's wild shape now functions as beast shape II. When taking the form of an elemental, the druid's wild shape functions as elemental body I.At 8th level, a druid can also use wild shape to change into a Huge or Diminutive animal, a Medium elemental, or a Small or Medium plant creature. When taking the form of animals, a druid's wild shape now functions as beast shape III. When taking the form of an elemental, the druid's wild shape now functions as elemental body II. When taking the form of a plant creature, the druid's wild shape functions as plant shape I.At 10th level, a druid can also use wild shape to change into a Large elemental or a Large plant creature. When taking the form of an elemental, the druid's wild shape now functions as elemental body III. When taking the form of a plant, the druid's wild shape now functions as plant shape II.At 12th level, a druid can also use wild shape to change into a Huge elemental or a Huge plant creature. When taking the form of an elemental, the druid's wild shape now functions as elemental body IV. When taking the form of a plant, the druid's wild shape now functions as plant shape III." calcext:value-type="string">
            <text:p>At 4th level, a druid gains the ability to turn herself into any Small or Medium animal and back again once per day. Her options for new forms include all creatures with the animal type. This ability functions like the beast shape I spell, except as noted here. The effect lasts for 1 hour per druid level, or until she changes back. Changing form (to animal or back) is a standard action and doesn't provoke an attack of opportunity. The form chosen must be that of an animal with which the druid is familiar.A druid loses her ability to speak while in animal form because she is limited to the sounds that a normal, untrained animal can make, but she can communicate normally with other animals of the same general grouping as her new form. (The normal sound a wild parrot makes is a squawk, so changing to this form does not permit speech.)A druid can use this ability an additional time per day at 6th level and every two levels thereafter, for a total of eight times at 18th level. At 20th level, a druid can use wild shape at will. As a druid gains levels, this ability allows the druid to take on the form of larger and smaller animals, elementals, and plants. Each form expends one daily use of this ability, regardless of the form taken.At 6th level, a druid can also use wild shape to change into a Large or Tiny animal or a Small elemental. When taking the form of an animal, a druid's wild shape now functions as beast shape II. When taking the form of an elemental, the druid's wild shape functions as elemental body I.At 8th level, a druid can also use wild shape to change into a Huge or Diminutive animal, a Medium elemental, or a Small or Medium plant creature. When taking the form of animals, a druid's wild shape now functions as beast shape III. When taking the form of an elemental, the druid's wild shape now functions as elemental body II. When taking the form of a plant creature, the druid's wild shape functions as plant shape I.At 10th level, a druid can also use wild shape to change into a Large elemental or a Large plant creature. When taking the form of an elemental, the druid's wild shape now functions as elemental body III. When taking the form of a plant, the druid's wild shape now functions as plant shape II.At 12th level, a druid can also use wild shape to change into a Huge elemental or a Huge plant creature. When taking the form of an elemental, the druid's wild shape now functions as elemental body IV. When taking the form of a plant, the druid's wild shape now functions as plant shape III.</text:p>
          </table:table-cell>
          <table:table-cell table:formula="of:=INDEX([dump_fr.$C$2:.$C$151];MATCH(CONCATENATE([.B48];[.D48]);[dump_fr.$D$2:.$D$151];0))" office:value-type="string" office:string-value="Au niveau 4, le druide gagne la capacité de se transformer en un animal de taille P ou M puis de reprendre sa forme normale une fois par jour. Il peut prendre la forme de n’importe quelle créature de type animal. Ce pouvoir fonctionne comme le sort de forme bestiale I, mis à part les différences précisées ici. Cet effet dure au maximum une heure par niveau de druide mais le druide peut y mettre fin avant. La transformation (vers ou depuis la forme animale) est une action simple qui ne provoque pas d’attaque d’opportunité. La forme choisie doit être celle d’un animal que le druide connaît bien.&#10;Tant qu’il est transformé, un druide est incapable de parler. Il doit se contenter des bruits qu’un animal ordinaire est capable de produire sans entraînement. Il peut néanmoins communiquer normalement avec les autres animaux de la même espèce, ou d’une espèce proche de sa forme actuelle (à noter dans la nature, les perroquets poussent des cris, ils ne sont pas capables de parler).&#10;Le personnage gagne une utilisation quotidienne supplémentaire de ce pouvoir au niveau 6 et tous les deux niveaux par la suite, pour un total de huit utilisations au niveau 18. Au niveau 20, le druide peut utiliser cette capacité à volonté. En gagnant des niveaux, le druide a accès à d’autres formes, comme celles d’animaux plus petits et plus grands, d’élémentaires et de plantes. Quelle que soit la forme choisie, la transformation consomme une utilisation de ce pouvoir.&#10;Au niveau 6, un druide peut également utiliser ce pouvoir pour se transformer en animal de taille TP ou taille G ou en élémentaire de taille P. Lorsqu’il prend la forme d’un animal, la capacité fonctionne désormais comme le sort forme bestiale II. Lorsqu’il prend la forme d’un élémentaire, elle fonctionne comme le sort corps élémentaire I.&#10;Au niveau 8, le druide peut également utiliser ce pouvoir pour se transformer en animal de taille TG ou Min, en élémentaire de taille M ou en créature de type plante de taille P ou M. Lorsqu’il prend la forme d’un animal, la capacité fonctionne désormais comme le sort forme bestiale III. Lorsqu’il prend la forme d’un élémentaire, elle fonctionne comme le sort corps élémentaire II. Lorsqu’il prend la forme d’une créature de type plante, elle fonctionne comme le sort forme végétale I.&#10;Au niveau 10, le druide peut également utiliser ce pouvoir pour se transformer en élémentaire de taille G ou en créature de type plante de taille G. Lorsqu’il prend la forme d’un élémentaire, la capacité fonctionne désormais comme le sort corps élémentaire III. Lorsqu’il prend la forme d’une créature de type plante, elle fonctionne comme le sort forme végétale II.&#10;Au niveau 12, le druide peut également utiliser ce pouvoir pour se transformer en élémentaire de taille TG ou en créature de type plante de taille TG. Lorsqu’il prend la forme d’un élémentaire, la capacité fonctionne désormais comme le sort corps élémentaire IV. Lorsqu’il prend la forme d’une créature de type plante, elle fonctionne comme le sort de forme végétale III." calcext:value-type="string">
            <text:p>Au niveau 4, le druide gagne la capacité de se transformer en un animal de taille P ou M puis de reprendre sa forme normale une fois par jour. Il peut prendre la forme de n’importe quelle créature de type animal. Ce pouvoir fonctionne comme le sort de forme bestiale I, mis à part les différences précisées ici. Cet effet dure au maximum une heure par niveau de druide mais le druide peut y mettre fin avant. La transformation (vers ou depuis la forme animale) est une action simple qui ne provoque pas d’attaque d’opportunité. La forme choisie doit être celle d’un animal que le druide connaît bien.</text:p>
            <text:p>Tant qu’il est transformé, un druide est incapable de parler. Il doit se contenter des bruits qu’un animal ordinaire est capable de produire sans entraînement. Il peut néanmoins communiquer normalement avec les autres animaux de la même espèce, ou d’une espèce proche de sa forme actuelle (à noter dans la nature, les perroquets poussent des cris, ils ne sont pas capables de parler).</text:p>
            <text:p>Le personnage gagne une utilisation quotidienne supplémentaire de ce pouvoir au niveau 6 et tous les deux niveaux par la suite, pour un total de huit utilisations au niveau 18. Au niveau 20, le druide peut utiliser cette capacité à volonté. En gagnant des niveaux, le druide a accès à d’autres formes, comme celles d’animaux plus petits et plus grands, d’élémentaires et de plantes. Quelle que soit la forme choisie, la transformation consomme une utilisation de ce pouvoir.</text:p>
            <text:p>Au niveau 6, un druide peut également utiliser ce pouvoir pour se transformer en animal de taille TP ou taille G ou en élémentaire de taille P. Lorsqu’il prend la forme d’un animal, la capacité fonctionne désormais comme le sort forme bestiale II. Lorsqu’il prend la forme d’un élémentaire, elle fonctionne comme le sort corps élémentaire I.</text:p>
            <text:p>Au niveau 8, le druide peut également utiliser ce pouvoir pour se transformer en animal de taille TG ou Min, en élémentaire de taille M ou en créature de type plante de taille P ou M. Lorsqu’il prend la forme d’un animal, la capacité fonctionne désormais comme le sort forme bestiale III. Lorsqu’il prend la forme d’un élémentaire, elle fonctionne comme le sort corps élémentaire II. Lorsqu’il prend la forme d’une créature de type plante, elle fonctionne comme le sort forme végétale I.</text:p>
            <text:p>Au niveau 10, le druide peut également utiliser ce pouvoir pour se transformer en élémentaire de taille G ou en créature de type plante de taille G. Lorsqu’il prend la forme d’un élémentaire, la capacité fonctionne désormais comme le sort corps élémentaire III. Lorsqu’il prend la forme d’une créature de type plante, elle fonctionne comme le sort forme végétale II.</text:p>
            <text:p>Au niveau 12, le druide peut également utiliser ce pouvoir pour se transformer en élémentaire de taille TG ou en créature de type plante de taille TG. Lorsqu’il prend la forme d’un élémentaire, la capacité fonctionne désormais comme le sort corps élémentaire IV. Lorsqu’il prend la forme d’une créature de type plante, elle fonctionne comme le sort de forme végétale III.</text:p>
          </table:table-cell>
          <table:table-cell table:number-columns-repeated="1018"/>
        </table:table-row>
        <table:table-row table:style-name="ro1">
          <table:table-cell table:formula="of:=[dump_en.A49]" office:value-type="string" office:string-value="druid" calcext:value-type="string">
            <text:p>druid</text:p>
          </table:table-cell>
          <table:table-cell table:formula="of:=VLOOKUP([.A49];[en_fr.$A$1:.$B$12];2)" office:value-type="string" office:string-value="Druide" calcext:value-type="string">
            <text:p>Druide</text:p>
          </table:table-cell>
          <table:table-cell table:formula="of:=[dump_en.B49]" office:value-type="string" office:string-value="Venom Immunity (Ex)" calcext:value-type="string">
            <text:p>Venom Immunity (Ex)</text:p>
          </table:table-cell>
          <table:table-cell table:formula="of:=INDEX([en_fr.$F$2:.$F$150];MATCH([.C49];[en_fr.$E$2:.$E$150];0))" office:value-type="string" office:string-value="Immunité contre le venin (Ext)" calcext:value-type="string">
            <text:p>Immunité contre le venin (Ext)</text:p>
          </table:table-cell>
          <table:table-cell table:formula="of:=[dump_en.C49]" office:value-type="string" office:string-value="At 9th level, a druid gains immunity to all poisons." calcext:value-type="string">
            <text:p>At 9th level, a druid gains immunity to all poisons.</text:p>
          </table:table-cell>
          <table:table-cell table:formula="of:=INDEX([dump_fr.$C$2:.$C$151];MATCH(CONCATENATE([.B49];[.D49]);[dump_fr.$D$2:.$D$151];0))" office:value-type="string" office:string-value="À partir du niveau 9, le druide est immunisé à toutes les formes de poisons." calcext:value-type="string">
            <text:p>À partir du niveau 9, le druide est immunisé à toutes les formes de poisons.</text:p>
          </table:table-cell>
          <table:table-cell table:number-columns-repeated="1018"/>
        </table:table-row>
        <table:table-row table:style-name="ro1">
          <table:table-cell table:formula="of:=[dump_en.A50]" office:value-type="string" office:string-value="druid" calcext:value-type="string">
            <text:p>druid</text:p>
          </table:table-cell>
          <table:table-cell table:formula="of:=VLOOKUP([.A50];[en_fr.$A$1:.$B$12];2)" office:value-type="string" office:string-value="Druide" calcext:value-type="string">
            <text:p>Druide</text:p>
          </table:table-cell>
          <table:table-cell table:formula="of:=[dump_en.B50]" office:value-type="string" office:string-value="A Thousand Faces (Su)" calcext:value-type="string">
            <text:p>A Thousand Faces (Su)</text:p>
          </table:table-cell>
          <table:table-cell table:formula="of:=INDEX([en_fr.$F$2:.$F$150];MATCH([.C50];[en_fr.$E$2:.$E$150];0))" office:value-type="string" office:string-value="Mille visages (Sur)" calcext:value-type="string">
            <text:p>Mille visages (Sur)</text:p>
          </table:table-cell>
          <table:table-cell table:formula="of:=[dump_en.C50]" office:value-type="string" office:string-value="At 13th level, a druid gains the ability to change her appearance at will, as if using the alter self spell, but only while in her normal form." calcext:value-type="string">
            <text:p>At 13th level, a druid gains the ability to change her appearance at will, as if using the alter self spell, but only while in her normal form.</text:p>
          </table:table-cell>
          <table:table-cell table:formula="of:=INDEX([dump_fr.$C$2:.$C$151];MATCH(CONCATENATE([.B50];[.D50]);[dump_fr.$D$2:.$D$151];0))" office:value-type="string" office:string-value="Au niveau 13, le druide acquiert le pouvoir surnaturel de se transformer à volonté, comme s’il utilisait le sort modification d’apparence, mais uniquement lorsqu’il est sous sa forme normale." calcext:value-type="string">
            <text:p>Au niveau 13, le druide acquiert le pouvoir surnaturel de se transformer à volonté, comme s’il utilisait le sort modification d’apparence, mais uniquement lorsqu’il est sous sa forme normale.</text:p>
          </table:table-cell>
          <table:table-cell table:number-columns-repeated="1018"/>
        </table:table-row>
        <table:table-row table:style-name="ro1">
          <table:table-cell table:formula="of:=[dump_en.A51]" office:value-type="string" office:string-value="druid" calcext:value-type="string">
            <text:p>druid</text:p>
          </table:table-cell>
          <table:table-cell table:formula="of:=VLOOKUP([.A51];[en_fr.$A$1:.$B$12];2)" office:value-type="string" office:string-value="Druide" calcext:value-type="string">
            <text:p>Druide</text:p>
          </table:table-cell>
          <table:table-cell table:formula="of:=[dump_en.B51]" office:value-type="string" office:string-value="Timeless Body (Ex)" calcext:value-type="string">
            <text:p>Timeless Body (Ex)</text:p>
          </table:table-cell>
          <table:table-cell table:formula="of:=INDEX([en_fr.$F$2:.$F$150];MATCH([.C51];[en_fr.$E$2:.$E$150];0))" office:value-type="string" office:string-value="Éternelle jeunesse (Ext)" calcext:value-type="string">
            <text:p>Éternelle jeunesse (Ext)</text:p>
          </table:table-cell>
          <table:table-cell table:formula="of:=[dump_en.C51]" office:value-type="string" office:string-value="After attaining 15th level, a druid no longer takes ability score penalties for aging and cannot be magically aged. Any penalties she may have already incurred, however, remain in place. Bonuses still accrue, and the druid still dies of old age when her time is up." calcext:value-type="string">
            <text:p>After attaining 15th level, a druid no longer takes ability score penalties for aging and cannot be magically aged. Any penalties she may have already incurred, however, remain in place. Bonuses still accrue, and the druid still dies of old age when her time is up.</text:p>
          </table:table-cell>
          <table:table-cell table:formula="of:=INDEX([dump_fr.$C$2:.$C$151];MATCH(CONCATENATE([.B51];[.D51]);[dump_fr.$D$2:.$D$151];0))" office:value-type="string" office:string-value="À partir du niveau 15, le druide ne subit plus les effets du vieillissement et est immunisé aux attaques provoquant un vieillissement accéléré. Les malus de vieillesse qu’il aurait pu subir avant d’atteindre ce niveau ne sont pas effacés pour autant. Le druide continue de vieillir et bénéficie des bonus qui en découlent. Il meurt toujours de vieillesse lorsque son heure est venue." calcext:value-type="string">
            <text:p>À partir du niveau 15, le druide ne subit plus les effets du vieillissement et est immunisé aux attaques provoquant un vieillissement accéléré. Les malus de vieillesse qu’il aurait pu subir avant d’atteindre ce niveau ne sont pas effacés pour autant. Le druide continue de vieillir et bénéficie des bonus qui en découlent. Il meurt toujours de vieillesse lorsque son heure est venue.</text:p>
          </table:table-cell>
          <table:table-cell table:number-columns-repeated="1018"/>
        </table:table-row>
        <table:table-row table:style-name="ro1">
          <table:table-cell table:formula="of:=[dump_en.A52]" office:value-type="string" office:string-value="fighter" calcext:value-type="string">
            <text:p>fighter</text:p>
          </table:table-cell>
          <table:table-cell table:formula="of:=VLOOKUP([.A52];[en_fr.$A$1:.$B$12];2)" office:value-type="string" office:string-value="Guerrier" calcext:value-type="string">
            <text:p>Guerrier</text:p>
          </table:table-cell>
          <table:table-cell table:formula="of:=[dump_en.B52]" office:value-type="string" office:string-value="Weapon and Armor Proficiency" calcext:value-type="string">
            <text:p>Weapon and Armor Proficiency</text:p>
          </table:table-cell>
          <table:table-cell table:formula="of:=INDEX([en_fr.$F$2:.$F$150];MATCH([.C52];[en_fr.$E$2:.$E$150];0))" office:value-type="string" office:string-value="Armes et armures" calcext:value-type="string">
            <text:p>Armes et armures</text:p>
          </table:table-cell>
          <table:table-cell table:formula="of:=[dump_en.C52]" office:value-type="string" office:string-value="A fighter is proficient with all simple and martial weapons and with all armor (heavy, light, and medium) and shields (including tower shields)." calcext:value-type="string">
            <text:p>A fighter is proficient with all simple and martial weapons and with all armor (heavy, light, and medium) and shields (including tower shields).</text:p>
          </table:table-cell>
          <table:table-cell table:formula="of:=INDEX([dump_fr.$C$2:.$C$151];MATCH(CONCATENATE([.B52];[.D52]);[dump_fr.$D$2:.$D$151];0))" office:value-type="string" office:string-value="Le guerrier est formé au maniement de toutes les armes courantes et de guerre, ainsi qu’au port de tous les types d’armures (légères, intermédiaires et lourdes) et à l’utilisation des boucliers (y compris les pavois)." calcext:value-type="string">
            <text:p>Le guerrier est formé au maniement de toutes les armes courantes et de guerre, ainsi qu’au port de tous les types d’armures (légères, intermédiaires et lourdes) et à l’utilisation des boucliers (y compris les pavois).</text:p>
          </table:table-cell>
          <table:table-cell table:number-columns-repeated="1018"/>
        </table:table-row>
        <table:table-row table:style-name="ro3">
          <table:table-cell table:formula="of:=[dump_en.A53]" office:value-type="string" office:string-value="fighter" calcext:value-type="string">
            <text:p>fighter</text:p>
          </table:table-cell>
          <table:table-cell table:formula="of:=VLOOKUP([.A53];[en_fr.$A$1:.$B$12];2)" office:value-type="string" office:string-value="Guerrier" calcext:value-type="string">
            <text:p>Guerrier</text:p>
          </table:table-cell>
          <table:table-cell table:formula="of:=[dump_en.B53]" office:value-type="string" office:string-value="Bonus Feats" calcext:value-type="string">
            <text:p>Bonus Feats</text:p>
          </table:table-cell>
          <table:table-cell table:formula="of:=INDEX([en_fr.$F$2:.$F$150];MATCH([.C53];[en_fr.$E$2:.$E$150];0))" office:value-type="string" office:string-value="Dons supplémentaires" calcext:value-type="string">
            <text:p>Dons supplémentaires</text:p>
          </table:table-cell>
          <table:table-cell table:formula="of:=[dump_en.C53]" office:value-type="string" office:string-value="At 1st level, and at every even level thereafter, a fighter gains a bonus feat in addition to those gained from normal advancement (meaning that the fighter gains a feat at every level). These bonus feats must be selected from those listed as combat feats, sometimes also called â€œfighter bonus feats.â€Upon reaching 4th level, and every four levels thereafter (8th, 12th, and so on), a fighter can choose to learn a new bonus feat in place of a bonus feat he has already learned. In effect, the fighter loses the bonus feat in exchange for the new one. The old feat cannot be one that was used as a prerequisite for another feat, prestige class, or other ability. A fighter can only change one feat at any given level and must choose whether or not to swap the feat at the time he gains a new bonus feat for the level." calcext:value-type="string">
            <text:p>At 1st level, and at every even level thereafter, a fighter gains a bonus feat in addition to those gained from normal advancement (meaning that the fighter gains a feat at every level). These bonus feats must be selected from those listed as combat feats, sometimes also called â€œfighter bonus feats.â€Upon reaching 4th level, and every four levels thereafter (8th, 12th, and so on), a fighter can choose to learn a new bonus feat in place of a bonus feat he has already learned. In effect, the fighter loses the bonus feat in exchange for the new one. The old feat cannot be one that was used as a prerequisite for another feat, prestige class, or other ability. A fighter can only change one feat at any given level and must choose whether or not to swap the feat at the time he gains a new bonus feat for the level.</text:p>
          </table:table-cell>
          <table:table-cell table:formula="of:=INDEX([dump_fr.$C$2:.$C$151];MATCH(CONCATENATE([.B53];[.D53]);[dump_fr.$D$2:.$D$151];0))" office:value-type="string" office:string-value="Au niveau 1 et tous les niveaux pairs suivants, le guerrier peut choisir un don supplémentaire qui vient s’ajouter à ceux auxquels tous les personnages ont droit en montant de niveau (le guerrier gagne donc un don à chaque niveau). Ces dons supplémentaires doivent être choisis parmi ceux qui sont indiqués comme étant des « dons de combat ».&#10;Lorsqu’il atteint le niveau 4 et tous les quatre niveaux par la suite (aux niveaux 8, 12, et ainsi de suite), le guerrier peut choisir de remplacer un des dons supplémentaires qu’il a appris par un autre. Concrètement, le guerrier perd le don supplémentaire en question et en gagne un nouveau. Le don perdu ne peut avoir été utilisé comme condition permettant d’avoir accès à un autre don, à une classe de prestige ou à un autre avantage. Le guerrier ne peut remplacer qu’un seul don à chacun de ces niveaux et doit choisir de le faire ou non au moment où il sélectionne le nouveau don pour ce niveau." calcext:value-type="string">
            <text:p>Au niveau 1 et tous les niveaux pairs suivants, le guerrier peut choisir un don supplémentaire qui vient s’ajouter à ceux auxquels tous les personnages ont droit en montant de niveau (le guerrier gagne donc un don à chaque niveau). Ces dons supplémentaires doivent être choisis parmi ceux qui sont indiqués comme étant des « dons de combat ».</text:p>
            <text:p>Lorsqu’il atteint le niveau 4 et tous les quatre niveaux par la suite (aux niveaux 8, 12, et ainsi de suite), le guerrier peut choisir de remplacer un des dons supplémentaires qu’il a appris par un autre. Concrètement, le guerrier perd le don supplémentaire en question et en gagne un nouveau. Le don perdu ne peut avoir été utilisé comme condition permettant d’avoir accès à un autre don, à une classe de prestige ou à un autre avantage. Le guerrier ne peut remplacer qu’un seul don à chacun de ces niveaux et doit choisir de le faire ou non au moment où il sélectionne le nouveau don pour ce niveau.</text:p>
          </table:table-cell>
          <table:table-cell table:number-columns-repeated="1018"/>
        </table:table-row>
        <table:table-row table:style-name="ro1">
          <table:table-cell table:formula="of:=[dump_en.A54]" office:value-type="string" office:string-value="fighter" calcext:value-type="string">
            <text:p>fighter</text:p>
          </table:table-cell>
          <table:table-cell table:formula="of:=VLOOKUP([.A54];[en_fr.$A$1:.$B$12];2)" office:value-type="string" office:string-value="Guerrier" calcext:value-type="string">
            <text:p>Guerrier</text:p>
          </table:table-cell>
          <table:table-cell table:formula="of:=[dump_en.B54]" office:value-type="string" office:string-value="Bravery (Ex)" calcext:value-type="string">
            <text:p>Bravery (Ex)</text:p>
          </table:table-cell>
          <table:table-cell table:formula="of:=INDEX([en_fr.$F$2:.$F$150];MATCH([.C54];[en_fr.$E$2:.$E$150];0))" office:value-type="string" office:string-value="Courage (Ext)" calcext:value-type="string">
            <text:p>Courage (Ext)</text:p>
          </table:table-cell>
          <table:table-cell table:formula="of:=[dump_en.C54]" office:value-type="string" office:string-value="Starting at 2nd level, a fighter gains a +1 bonus on Will saves against fear. This bonus increases by +1 for every four levels beyond 2nd." calcext:value-type="string">
            <text:p>Starting at 2nd level, a fighter gains a +1 bonus on Will saves against fear. This bonus increases by +1 for every four levels beyond 2nd.</text:p>
          </table:table-cell>
          <table:table-cell table:formula="of:=INDEX([dump_fr.$C$2:.$C$151];MATCH(CONCATENATE([.B54];[.D54]);[dump_fr.$D$2:.$D$151];0))" office:value-type="string" office:string-value="À partir du niveau 2, le guerrier gagne un bonus de +1 aux jets de sauvegarde contre la terreur. Ce bonus augmente de +1 tous les quatre niveaux après le niveau 2." calcext:value-type="string">
            <text:p>À partir du niveau 2, le guerrier gagne un bonus de +1 aux jets de sauvegarde contre la terreur. Ce bonus augmente de +1 tous les quatre niveaux après le niveau 2.</text:p>
          </table:table-cell>
          <table:table-cell table:number-columns-repeated="1018"/>
        </table:table-row>
        <table:table-row table:style-name="ro3">
          <table:table-cell table:formula="of:=[dump_en.A55]" office:value-type="string" office:string-value="fighter" calcext:value-type="string">
            <text:p>fighter</text:p>
          </table:table-cell>
          <table:table-cell table:formula="of:=VLOOKUP([.A55];[en_fr.$A$1:.$B$12];2)" office:value-type="string" office:string-value="Guerrier" calcext:value-type="string">
            <text:p>Guerrier</text:p>
          </table:table-cell>
          <table:table-cell table:formula="of:=[dump_en.B55]" office:value-type="string" office:string-value="Armor Training (Ex)" calcext:value-type="string">
            <text:p>Armor Training (Ex)</text:p>
          </table:table-cell>
          <table:table-cell table:formula="of:=INDEX([en_fr.$F$2:.$F$150];MATCH([.C55];[en_fr.$E$2:.$E$150];0))" office:value-type="string" office:string-value="Entraînement aux armures (Ext)" calcext:value-type="string">
            <text:p>Entraînement aux armures (Ext)</text:p>
          </table:table-cell>
          <table:table-cell table:formula="of:=[dump_en.C55]" office:value-type="string" office:string-value="Starting at 3rd level, a fighter learns to be more maneuverable while wearing armor. Whenever he is wearing armor, he reduces the armor check penalty by 1 (to a minimum of 0) and increases the maximum Dexterity bonus allowed by his armor by 1. Every four levels thereafter (7th, 11th, and 15th), these bonuses increase by +1 each time, to a maximum –4 reduction of the armor check penalty and a +4 increase of the maximum Dexterity bonus allowed.In addition, a fighter can also move at his normal speed while wearing medium armor. At 7th level, a fighter can move at his normal speed while wearing heavy armor." calcext:value-type="string">
            <text:p>Starting at 3rd level, a fighter learns to be more maneuverable while wearing armor. Whenever he is wearing armor, he reduces the armor check penalty by 1 (to a minimum of 0) and increases the maximum Dexterity bonus allowed by his armor by 1. Every four levels thereafter (7th, 11th, and 15th), these bonuses increase by +1 each time, to a maximum –4 reduction of the armor check penalty and a +4 increase of the maximum Dexterity bonus allowed.In addition, a fighter can also move at his normal speed while wearing medium armor. At 7th level, a fighter can move at his normal speed while wearing heavy armor.</text:p>
          </table:table-cell>
          <table:table-cell table:formula="of:=INDEX([dump_fr.$C$2:.$C$151];MATCH(CONCATENATE([.B55];[.D55]);[dump_fr.$D$2:.$D$151];0))" office:value-type="string" office:string-value="Dès le niveau 3, le guerrier apprend à rester mobile même en armure. Lorsqu’il porte une armure, il réduit de 1 le malus d’armure aux tests de compétence (jusqu’à un minimum de 0) et augmente de 1 le bonus de Dextérité maximal autorisé par cette armure. Tous les quatre niveaux par la suite (aux niveaux 7, 11 et 15), ces modificateurs augmentent de 1, jusqu’à une réduction de -4 au malus d’armure et une augmentation de +4 au bonus de Dextérité maximal.&#10;De plus, un guerrier peut se déplacer à sa vitesse normale même lorsqu’il porte une armure intermédiaire. Au niveau 7, cela est valable également lorsqu’il porte une armure lourde." calcext:value-type="string">
            <text:p>Dès le niveau 3, le guerrier apprend à rester mobile même en armure. Lorsqu’il porte une armure, il réduit de 1 le malus d’armure aux tests de compétence (jusqu’à un minimum de 0) et augmente de 1 le bonus de Dextérité maximal autorisé par cette armure. Tous les quatre niveaux par la suite (aux niveaux 7, 11 et 15), ces modificateurs augmentent de 1, jusqu’à une réduction de -4 au malus d’armure et une augmentation de +4 au bonus de Dextérité maximal.</text:p>
            <text:p>De plus, un guerrier peut se déplacer à sa vitesse normale même lorsqu’il porte une armure intermédiaire. Au niveau 7, cela est valable également lorsqu’il porte une armure lourde.</text:p>
          </table:table-cell>
          <table:table-cell table:number-columns-repeated="1018"/>
        </table:table-row>
        <table:table-row table:style-name="ro9">
          <table:table-cell table:formula="of:=[dump_en.A56]" office:value-type="string" office:string-value="fighter" calcext:value-type="string">
            <text:p>fighter</text:p>
          </table:table-cell>
          <table:table-cell table:formula="of:=VLOOKUP([.A56];[en_fr.$A$1:.$B$12];2)" office:value-type="string" office:string-value="Guerrier" calcext:value-type="string">
            <text:p>Guerrier</text:p>
          </table:table-cell>
          <table:table-cell table:formula="of:=[dump_en.B56]" office:value-type="string" office:string-value="Weapon Training (Ex)" calcext:value-type="string">
            <text:p>Weapon Training (Ex)</text:p>
          </table:table-cell>
          <table:table-cell table:formula="of:=INDEX([en_fr.$F$2:.$F$150];MATCH([.C56];[en_fr.$E$2:.$E$150];0))" office:value-type="string" office:string-value="Entraînement aux armes (Ext)" calcext:value-type="string">
            <text:p>Entraînement aux armes (Ext)</text:p>
          </table:table-cell>
          <table:table-cell table:formula="of:=[dump_en.C56]" office:value-type="string" office:string-value="Starting at 5th level, a fighter can select one group of weapons, as noted below. Whenever he attacks with a weapon from this group, he gains a +1 bonus on attack and damage rolls.Every four levels thereafter (9th, 13th, and 17th), a fighter becomes further trained in another group of weapons. He gains a +1 bonus on attack and damage rolls when using a weapon from this group. In addition, the bonuses granted by previous weapon groups increase by +1 each. For example, when a fighter reaches 9th level, he receives a +1 bonus on attack and damage rolls with one weapon group and a +2 bonus on attack and damage rolls with the weapon group selected at 5th level. Bonuses granted from overlapping groups do not stack. Take the highest bonus granted for a weapon if it resides in two or more groups.A fighter also adds this bonus to any combat maneuver checks made with weapons from this group. This bonus also applies to the fighter's Combat Maneuver Defense when defending against disarm and sunder attempts made against weapons from this group.Weapon groups are defined as follows (GMs may add other weapons to these groups, or add entirely new groups):Axes: battleaxe, dwarven waraxe, greataxe, handaxe, heavy pick, light pick, orc double axe, and throwing axe.Blades, Heavy: bastard sword, elven curve blade, falchion, greatsword, longsword, scimitar, scythe, and two-bladed sword.Blades, Light: dagger, kama, kukri, rapier, sickle, starknife, and short sword.Bows: composite longbow, composite shortbow, longbow, and shortbow.Close: gauntlet, heavy shield, light shield, punching dagger, sap, spiked armor, spiked gauntlet, spiked shield, and unarmed strike.Crossbows: hand crossbow, heavy crossbow, light crossbow, heavy repeating crossbow, and light repeating crossbow.Double: dire flail, dwarven urgrosh, gnome hooked hammer, orc double axe, quarterstaff, and two-bladed sword.Flails: dire flail, flail, heavy flail, morningstar, nunchaku, spiked chain, and whip.Hammers: club, greatclub, heavy mace, light hammer, light mace, and warhammer.Monk: kama, nunchaku, quarterstaff, sai, shuriken, siangham, and unarmed strike.Natural: unarmed strike and all natural weapons, such as bite, claw, gore, tail, and wing.Pole Arms: glaive, guisarme, halberd, and ranseur.Spears: javelin, lance, longspear, shortspear, spear, and trident.Thrown: blowgun, bolas, club, dagger, dart, halfling sling staff, javelin, light hammer, net, shortspear, shuriken, sling, spear, starknife, throwing axe, and trident." calcext:value-type="string">
            <text:p>Starting at 5th level, a fighter can select one group of weapons, as noted below. Whenever he attacks with a weapon from this group, he gains a +1 bonus on attack and damage rolls.Every four levels thereafter (9th, 13th, and 17th), a fighter becomes further trained in another group of weapons. He gains a +1 bonus on attack and damage rolls when using a weapon from this group. In addition, the bonuses granted by previous weapon groups increase by +1 each. For example, when a fighter reaches 9th level, he receives a +1 bonus on attack and damage rolls with one weapon group and a +2 bonus on attack and damage rolls with the weapon group selected at 5th level. Bonuses granted from overlapping groups do not stack. Take the highest bonus granted for a weapon if it resides in two or more groups.A fighter also adds this bonus to any combat maneuver checks made with weapons from this group. This bonus also applies to the fighter's Combat Maneuver Defense when defending against disarm and sunder attempts made against weapons from this group.Weapon groups are defined as follows (GMs may add other weapons to these groups, or add entirely new groups):Axes: battleaxe, dwarven waraxe, greataxe, handaxe, heavy pick, light pick, orc double axe, and throwing axe.Blades, Heavy: bastard sword, elven curve blade, falchion, greatsword, longsword, scimitar, scythe, and two-bladed sword.Blades, Light: dagger, kama, kukri, rapier, sickle, starknife, and short sword.Bows: composite longbow, composite shortbow, longbow, and shortbow.Close: gauntlet, heavy shield, light shield, punching dagger, sap, spiked armor, spiked gauntlet, spiked shield, and unarmed strike.Crossbows: hand crossbow, heavy crossbow, light crossbow, heavy repeating crossbow, and light repeating crossbow.Double: dire flail, dwarven urgrosh, gnome hooked hammer, orc double axe, quarterstaff, and two-bladed sword.Flails: dire flail, flail, heavy flail, morningstar, nunchaku, spiked chain, and whip.Hammers: club, greatclub, heavy mace, light hammer, light mace, and warhammer.Monk: kama, nunchaku, quarterstaff, sai, shuriken, siangham, and unarmed strike.Natural: unarmed strike and all natural weapons, such as bite, claw, gore, tail, and wing.Pole Arms: glaive, guisarme, halberd, and ranseur.Spears: javelin, lance, longspear, shortspear, spear, and trident.Thrown: blowgun, bolas, club, dagger, dart, halfling sling staff, javelin, light hammer, net, shortspear, shuriken, sling, spear, starknife, throwing axe, and trident.</text:p>
          </table:table-cell>
          <table:table-cell table:formula="of:=INDEX([dump_fr.$C$2:.$C$151];MATCH(CONCATENATE([.B56];[.D56]);[dump_fr.$D$2:.$D$151];0))" office:value-type="string" office:string-value="Dès le niveau 5, le guerrier peut choisir un groupe d’armes (voir ci-dessous) et obtenir un bonus de +1 à tous les jets d’attaque et de dégâts relatifs aux attaques avec ces armes.&#10;Tous les quatre niveaux de guerrier par la suite (aux niveaux 9, 13 et 17), son entraînement s’étend pour inclure un nouveau groupe d’armes. Il obtient un bonus de +1 aux jets d’attaque et de dégâts pour les attaques effectuées avec les armes de ce nouveau groupe et chacun des bonus associés aux groupes d’armes qu’il a choisis précédemment augmente de +1. Par exemple, un guerrier de niveau 9 dispose d’un bonus de +1 aux jets d’attaque et de dégâts avec un groupe d’armes et d’un bonus de +2 aux jets d’attaque et de dégâts avec le groupe d’armes qu’il a choisi au niveau 5. Si le guerrier utilise une arme qui appartient à plusieurs groupes, les bonus ne se cumulent pas : seul le bonus le plus élevé s’applique.&#10;Le bonus s’applique également aux tests des manœuvres offensives réalisées à l’aide d’une arme appartenant à un de ces groupes, ainsi qu’à la défense contre les manœuvres offensives lorsque le guerrier utilise une de ces armes pour se défendre contre une tentative de désarmement ou de destruction.&#10;Les groupes d’armes sont définis comme suit (le MJ peut ajouter d’autres armes à ces groupes ou même créer de nouveaux groupes) :&#10;* Arbalètes. Arbalète double, arbalète légère, arbalète légère à répétition, arbalète lourde, arbalète lourde à répétition, arbalète de poing.&#10;* Arcs. Arc court, arc court composite, arc long, arc long composite.&#10;* Armes doubles. Bâton, épée double, fléau double, hache double orque, marteau piolet gnome, urgrosh de nain.&#10;* Armes à feu. Toutes les armes à feu à une main, à deux mains et armes à feu de siège.&#10;* Armes de proximité et de combat rapproché. Armure à pointes, baïonnette, bouclier à pointes, ceste, coup-de-poing américain, dague coup-de poing, dan bong, écu, emeici, éventail de combat, fléchettes wushu, gantelet, gantelet à pointes, gourdin mere, madu, mains nues, matraque, pieu de bois, pinceau de fer, rondache, scizore, tekko-kagi, tonfa.&#10;* De jet et de lancer. Aklys, amentum, atlatl, bâton de jet halfelin, bolas, boomerang, bouclier de lancer, chakram, dague, épieu, filet, fléchette, fléchettes wushu, fronde, gourdin, hache de lancer, harpon, javeline, kestros, lamétoile, lance, lasso, marteau léger, sable empoisonné, sarbacane, sheng biao, shuriken, trident.&#10;* D’hast. Bardiche, bec de corbin, corsèque, fourche du tigre, getsugasan, glaive, glaive-guisarme, guisarme, hallebarde, happe-vilain, lance crochue, marteau de Lucerne, naginata, nodachi, rhomphaia, tepoztopili, vouge.&#10;* Engins de siège. Tous les engins de siège.&#10;* Fléau. Chaîne cloutée, chaîne à deux kamas, fléau d’armes, fléau d’armes lourd, fouet, fouet en neuf parties, fouet scorpion, kusarigama, kyoketsu shoge, lame volante, lance à chaîne, marteau météore, morgenstern, nunchaku, sansetsukon, urumi.&#10;* Haches. Bardiche, grande hache, hache d’armes, hache crochue, hache double orque, hache de guerre naine, hache de lancer, hache de poing, hachette, mattock, pata, pic de guerre léger, pic de guerre lourd.&#10;* Lames légères. Baïonnette, canne épée, couteau papillon, dague, dague brise-épée, épée courte, faucille, gladius, kama, kérambit, kukri, lamétoile, pata, quadrens, rapière, sica, wakizashi.&#10;* Lames lourdes. Bâton aux deux katanas, chakram, cimeterre, cimeterre à deux mains, épée bâtarde, épée à deux mains, épée double, épée longue, épée à neuf anneaux, épée à sept branches, épée du temple, falcata, faux, grand terbutje, katana, khopesh, lame elfique incurvée, nodachi, sabre double ergot de poulet, shotel, terbutje.&#10;* Lances. Amentum, épieu, fourche du tigre, harpon, javeline, lance, lance d’arçon, lance d’arrêt, pilum, pique, sibat, trident.&#10;* Marteaux. Aklys, goupillon de combat, gourdin, gourdin mere, marteau de guerre, marteau léger, masse d’armes légère, masse d’armes lourde, massue, taiaha, tetsubo, wahaika.&#10;* Moine. Bâton, bô, ceste, chaîne à deux kamas, coup-de-poing américain, couteau papillon, dan bong, emeici, épée à neuf anneaux, épée à sept branches, épée à triple pointe et double tranchant, éventail de combat, fléchettes wushu, fouet en neuf parties, fourche du tigre, getsugasan, jitte, kama, kusarigama, kyoketsu shoge, lungshuan tamo, mains nues, nunchaku, sabre double ergot de poulet, sai, sansetsukon, shang gou, sheng biao, shuriken, siangham, tonfa, urumi.&#10;* Naturelles. Mains nues et toutes les armes naturelles comme aile, corne, griffe, morsure et queue." calcext:value-type="string">
            <text:p>Dès le niveau 5, le guerrier peut choisir un groupe d’armes (voir ci-dessous) et obtenir un bonus de +1 à tous les jets d’attaque et de dégâts relatifs aux attaques avec ces armes.</text:p>
            <text:p>Tous les quatre niveaux de guerrier par la suite (aux niveaux 9, 13 et 17), son entraînement s’étend pour inclure un nouveau groupe d’armes. Il obtient un bonus de +1 aux jets d’attaque et de dégâts pour les attaques effectuées avec les armes de ce nouveau groupe et chacun des bonus associés aux groupes d’armes qu’il a choisis précédemment augmente de +1. Par exemple, un guerrier de niveau 9 dispose d’un bonus de +1 aux jets d’attaque et de dégâts avec un groupe d’armes et d’un bonus de +2 aux jets d’attaque et de dégâts avec le groupe d’armes qu’il a choisi au niveau 5. Si le guerrier utilise une arme qui appartient à plusieurs groupes, les bonus ne se cumulent pas : seul le bonus le plus élevé s’applique.</text:p>
            <text:p>Le bonus s’applique également aux tests des manœuvres offensives réalisées à l’aide d’une arme appartenant à un de ces groupes, ainsi qu’à la défense contre les manœuvres offensives lorsque le guerrier utilise une de ces armes pour se défendre contre une tentative de désarmement ou de destruction.</text:p>
            <text:p>Les groupes d’armes sont définis comme suit (le MJ peut ajouter d’autres armes à ces groupes ou même créer de nouveaux groupes) :</text:p>
            <text:p>* Arbalètes. Arbalète double, arbalète légère, arbalète légère à répétition, arbalète lourde, arbalète lourde à répétition, arbalète de poing.</text:p>
            <text:p>* Arcs. Arc court, arc court composite, arc long, arc long composite.</text:p>
            <text:p>* Armes doubles. Bâton, épée double, fléau double, hache double orque, marteau piolet gnome, urgrosh de nain.</text:p>
            <text:p>* Armes à feu. Toutes les armes à feu à une main, à deux mains et armes à feu de siège.</text:p>
            <text:p>* Armes de proximité et de combat rapproché. Armure à pointes, baïonnette, bouclier à pointes, ceste, coup-de-poing américain, dague coup-de poing, dan bong, écu, emeici, éventail de combat, fléchettes wushu, gantelet, gantelet à pointes, gourdin mere, madu, mains nues, matraque, pieu de bois, pinceau de fer, rondache, scizore, tekko-kagi, tonfa.</text:p>
            <text:p>* De jet et de lancer. Aklys, amentum, atlatl, bâton de jet halfelin, bolas, boomerang, bouclier de lancer, chakram, dague, épieu, filet, fléchette, fléchettes wushu, fronde, gourdin, hache de lancer, harpon, javeline, kestros, lamétoile, lance, lasso, marteau léger, sable empoisonné, sarbacane, sheng biao, shuriken, trident.</text:p>
            <text:p>* D’hast. Bardiche, bec de corbin, corsèque, fourche du tigre, getsugasan, glaive, glaive-guisarme, guisarme, hallebarde, happe-vilain, lance crochue, marteau de Lucerne, naginata, nodachi, rhomphaia, tepoztopili, vouge.</text:p>
            <text:p>* Engins de siège. Tous les engins de siège.</text:p>
            <text:p>* Fléau. Chaîne cloutée, chaîne à deux kamas, fléau d’armes, fléau d’armes lourd, fouet, fouet en neuf parties, fouet scorpion, kusarigama, kyoketsu shoge, lame volante, lance à chaîne, marteau météore, morgenstern, nunchaku, sansetsukon, urumi.</text:p>
            <text:p>* Haches. Bardiche, grande hache, hache d’armes, hache crochue, hache double orque, hache de guerre naine, hache de lancer, hache de poing, hachette, mattock, pata, pic de guerre léger, pic de guerre lourd.</text:p>
            <text:p>* Lames légères. Baïonnette, canne épée, couteau papillon, dague, dague brise-épée, épée courte, faucille, gladius, kama, kérambit, kukri, lamétoile, pata, quadrens, rapière, sica, wakizashi.</text:p>
            <text:p>* Lames lourdes. Bâton aux deux katanas, chakram, cimeterre, cimeterre à deux mains, épée bâtarde, épée à deux mains, épée double, épée longue, épée à neuf anneaux, épée à sept branches, épée du temple, falcata, faux, grand terbutje, katana, khopesh, lame elfique incurvée, nodachi, sabre double ergot de poulet, shotel, terbutje.</text:p>
            <text:p>* Lances. Amentum, épieu, fourche du tigre, harpon, javeline, lance, lance d’arçon, lance d’arrêt, pilum, pique, sibat, trident.</text:p>
            <text:p>* Marteaux. Aklys, goupillon de combat, gourdin, gourdin mere, marteau de guerre, marteau léger, masse d’armes légère, masse d’armes lourde, massue, taiaha, tetsubo, wahaika.</text:p>
            <text:p>* Moine. Bâton, bô, ceste, chaîne à deux kamas, coup-de-poing américain, couteau papillon, dan bong, emeici, épée à neuf anneaux, épée à sept branches, épée à triple pointe et double tranchant, éventail de combat, fléchettes wushu, fouet en neuf parties, fourche du tigre, getsugasan, jitte, kama, kusarigama, kyoketsu shoge, lungshuan tamo, mains nues, nunchaku, sabre double ergot de poulet, sai, sansetsukon, shang gou, sheng biao, shuriken, siangham, tonfa, urumi.</text:p>
            <text:p>* Naturelles. Mains nues et toutes les armes naturelles comme aile, corne, griffe, morsure et queue.</text:p>
          </table:table-cell>
          <table:table-cell table:number-columns-repeated="1018"/>
        </table:table-row>
        <table:table-row table:style-name="ro1">
          <table:table-cell table:formula="of:=[dump_en.A57]" office:value-type="string" office:string-value="fighter" calcext:value-type="string">
            <text:p>fighter</text:p>
          </table:table-cell>
          <table:table-cell table:formula="of:=VLOOKUP([.A57];[en_fr.$A$1:.$B$12];2)" office:value-type="string" office:string-value="Guerrier" calcext:value-type="string">
            <text:p>Guerrier</text:p>
          </table:table-cell>
          <table:table-cell table:formula="of:=[dump_en.B57]" office:value-type="string" office:string-value="Armor Mastery (Ex)" calcext:value-type="string">
            <text:p>Armor Mastery (Ex)</text:p>
          </table:table-cell>
          <table:table-cell table:formula="of:=INDEX([en_fr.$F$2:.$F$150];MATCH([.C57];[en_fr.$E$2:.$E$150];0))" office:value-type="string" office:string-value="Maîtrise des armures (Ext)" calcext:value-type="string">
            <text:p>Maîtrise des armures (Ext)</text:p>
          </table:table-cell>
          <table:table-cell table:formula="of:=[dump_en.C57]" office:value-type="string" office:string-value="At 19th level, a fighter gains DR 5/— whenever he is wearing armor or using a shield." calcext:value-type="string">
            <text:p>At 19th level, a fighter gains DR 5/— whenever he is wearing armor or using a shield.</text:p>
          </table:table-cell>
          <table:table-cell table:formula="of:=INDEX([dump_fr.$C$2:.$C$151];MATCH(CONCATENATE([.B57];[.D57]);[dump_fr.$D$2:.$D$151];0))" office:value-type="string" office:string-value="Au niveau 19, le guerrier gagne une réduction aux dégâts de 5/— lorsqu’il porte une armure ou utilise un bouclier." calcext:value-type="string">
            <text:p>Au niveau 19, le guerrier gagne une réduction aux dégâts de 5/— lorsqu’il porte une armure ou utilise un bouclier.</text:p>
          </table:table-cell>
          <table:table-cell table:number-columns-repeated="1018"/>
        </table:table-row>
        <table:table-row table:style-name="ro1">
          <table:table-cell table:formula="of:=[dump_en.A58]" office:value-type="string" office:string-value="fighter" calcext:value-type="string">
            <text:p>fighter</text:p>
          </table:table-cell>
          <table:table-cell table:formula="of:=VLOOKUP([.A58];[en_fr.$A$1:.$B$12];2)" office:value-type="string" office:string-value="Guerrier" calcext:value-type="string">
            <text:p>Guerrier</text:p>
          </table:table-cell>
          <table:table-cell table:formula="of:=[dump_en.B58]" office:value-type="string" office:string-value="Weapon Mastery (Ex)" calcext:value-type="string">
            <text:p>Weapon Mastery (Ex)</text:p>
          </table:table-cell>
          <table:table-cell table:formula="of:=INDEX([en_fr.$F$2:.$F$150];MATCH([.C58];[en_fr.$E$2:.$E$150];0))" office:value-type="string" office:string-value="Maîtrise des armes (Ext)" calcext:value-type="string">
            <text:p>Maîtrise des armes (Ext)</text:p>
          </table:table-cell>
          <table:table-cell table:formula="of:=[dump_en.C58]" office:value-type="string" office:string-value="At 20th level, a fighter chooses one weapon, such as the longsword, greataxe, or longbow. Any attacks made with that weapon automatically confirm all critical threats and have their damage multiplier increased by 1 (×2 becomes ×3, for example). In addition, he cannot be disarmed while wielding a weapon of this type." calcext:value-type="string">
            <text:p>At 20th level, a fighter chooses one weapon, such as the longsword, greataxe, or longbow. Any attacks made with that weapon automatically confirm all critical threats and have their damage multiplier increased by 1 (×2 becomes ×3, for example). In addition, he cannot be disarmed while wielding a weapon of this type.</text:p>
          </table:table-cell>
          <table:table-cell table:formula="of:=INDEX([dump_fr.$C$2:.$C$151];MATCH(CONCATENATE([.B58];[.D58]);[dump_fr.$D$2:.$D$151];0))" office:value-type="string" office:string-value="Au niveau 20, le guerrier choisit un type d’arme (comme les épées longues, les grandes haches ou les arcs longs). Les possibilités de critique lorsqu’il attaque avec ce type d’arme sont automatiquement confirmées et le multiplicateur de dégâts de l’arme augmente de 1 (×2 devient ×3 par exemple). De plus, le guerrier ne peut plus être désarmé lorsqu’il tient une arme de ce type." calcext:value-type="string">
            <text:p>Au niveau 20, le guerrier choisit un type d’arme (comme les épées longues, les grandes haches ou les arcs longs). Les possibilités de critique lorsqu’il attaque avec ce type d’arme sont automatiquement confirmées et le multiplicateur de dégâts de l’arme augmente de 1 (×2 devient ×3 par exemple). De plus, le guerrier ne peut plus être désarmé lorsqu’il tient une arme de ce type.</text:p>
          </table:table-cell>
          <table:table-cell table:number-columns-repeated="1018"/>
        </table:table-row>
        <table:table-row table:style-name="ro2">
          <table:table-cell table:formula="of:=[dump_en.A59]" office:value-type="string" office:string-value="monk" calcext:value-type="string">
            <text:p>monk</text:p>
          </table:table-cell>
          <table:table-cell table:formula="of:=VLOOKUP([.A59];[en_fr.$A$1:.$B$12];2)" office:value-type="string" office:string-value="Moine" calcext:value-type="string">
            <text:p>Moine</text:p>
          </table:table-cell>
          <table:table-cell table:formula="of:=[dump_en.B59]" office:value-type="string" office:string-value="Weapon and Armor Proficiency" calcext:value-type="string">
            <text:p>Weapon and Armor Proficiency</text:p>
          </table:table-cell>
          <table:table-cell table:formula="of:=INDEX([en_fr.$F$2:.$F$150];MATCH([.C59];[en_fr.$E$2:.$E$150];0))" office:value-type="string" office:string-value="Armes et armures" calcext:value-type="string">
            <text:p>Armes et armures</text:p>
          </table:table-cell>
          <table:table-cell table:formula="of:=[dump_en.C59]" office:value-type="string" office:string-value="Monks are proficient with the club, crossbow (light or heavy), dagger, handaxe, javelin, kama, nunchaku, quarterstaff, sai, shortspear, short sword, shuriken, siangham, sling, and spear.Monks are not proficient with any armor or shields.When wearing armor, using a shield, or carrying a medium or heavy load, a monk loses his AC bonus, as well as his fast movement and flurry of blows abilities." calcext:value-type="string">
            <text:p>Monks are proficient with the club, crossbow (light or heavy), dagger, handaxe, javelin, kama, nunchaku, quarterstaff, sai, shortspear, short sword, shuriken, siangham, sling, and spear.Monks are not proficient with any armor or shields.When wearing armor, using a shield, or carrying a medium or heavy load, a monk loses his AC bonus, as well as his fast movement and flurry of blows abilities.</text:p>
          </table:table-cell>
          <table:table-cell table:formula="of:=INDEX([dump_fr.$C$2:.$C$151];MATCH(CONCATENATE([.B59];[.D59]);[dump_fr.$D$2:.$D$151];0))" office:value-type="string" office:string-value="Le moine est formé au maniement des armes suivantes : arbalète (légère ou lourde), bâton, ceste^APG, coup de poing américain^APG, dague, épée courte, épée du temple^APG, épieu, fronde, gourdin, hachette, javeline, kama, lance, nunchaku, sai, shuriken et siangham.&#10;Le moine n’est formé ni au port d’armures ni à l’utilisation de boucliers.&#10;Lorsqu’il porte une armure ou utilise un bouclier, ou encore lorsqu’il transporte une charge lourde ou intermédiaire, un moine perd son bonus à la CA ainsi que ses aptitudes de déplacement accéléré et de déluge de coups." calcext:value-type="string">
            <text:p>Le moine est formé au maniement des armes suivantes : arbalète (légère ou lourde), bâton, ceste^APG, coup de poing américain^APG, dague, épée courte, épée du temple^APG, épieu, fronde, gourdin, hachette, javeline, kama, lance, nunchaku, sai, shuriken et siangham.</text:p>
            <text:p>Le moine n’est formé ni au port d’armures ni à l’utilisation de boucliers.</text:p>
            <text:p>Lorsqu’il porte une armure ou utilise un bouclier, ou encore lorsqu’il transporte une charge lourde ou intermédiaire, un moine perd son bonus à la CA ainsi que ses aptitudes de déplacement accéléré et de déluge de coups.</text:p>
          </table:table-cell>
          <table:table-cell table:number-columns-repeated="1018"/>
        </table:table-row>
        <table:table-row table:style-name="ro3">
          <table:table-cell table:formula="of:=[dump_en.A60]" office:value-type="string" office:string-value="monk" calcext:value-type="string">
            <text:p>monk</text:p>
          </table:table-cell>
          <table:table-cell table:formula="of:=VLOOKUP([.A60];[en_fr.$A$1:.$B$12];2)" office:value-type="string" office:string-value="Moine" calcext:value-type="string">
            <text:p>Moine</text:p>
          </table:table-cell>
          <table:table-cell table:formula="of:=[dump_en.B60]" office:value-type="string" office:string-value="AC Bonus (Ex)" calcext:value-type="string">
            <text:p>AC Bonus (Ex)</text:p>
          </table:table-cell>
          <table:table-cell table:formula="of:=INDEX([en_fr.$F$2:.$F$150];MATCH([.C60];[en_fr.$E$2:.$E$150];0))" office:value-type="string" office:string-value="Bonus à la CA (Ext)" calcext:value-type="string">
            <text:p>Bonus à la CA (Ext)</text:p>
          </table:table-cell>
          <table:table-cell table:formula="of:=[dump_en.C60]" office:value-type="string" office:string-value="When unarmored and unencumbered, the monk adds his Wisdom bonus (if any) to his AC and his CMD. In addition, a monk gains a +1 bonus to AC and CMD at 4th level. This bonus increases by 1 for every four monk levels thereafter, up to a maximum of +5 at 20th level.These bonuses to AC apply even against touch attacks or when the monk is flat-footed. He loses these bonuses when he is immobilized or helpless, when he wears any armor, when he carries a shield, or when he carries a medium or heavy load." calcext:value-type="string">
            <text:p>When unarmored and unencumbered, the monk adds his Wisdom bonus (if any) to his AC and his CMD. In addition, a monk gains a +1 bonus to AC and CMD at 4th level. This bonus increases by 1 for every four monk levels thereafter, up to a maximum of +5 at 20th level.These bonuses to AC apply even against touch attacks or when the monk is flat-footed. He loses these bonuses when he is immobilized or helpless, when he wears any armor, when he carries a shield, or when he carries a medium or heavy load.</text:p>
          </table:table-cell>
          <table:table-cell table:formula="of:=INDEX([dump_fr.$C$2:.$C$151];MATCH(CONCATENATE([.B60];[.D60]);[dump_fr.$D$2:.$D$151];0))" office:value-type="string" office:string-value="Tant qu’il ne porte pas d’armure et qu’il n’est pas encombré, un moine ajoute son bonus de Sagesse (s’il en a un) à sa CA et à son DMD. De plus, il obtient un bonus de +1 à la CA et au DMD au niveau 4. Ce bonus augmente de +1 tous les quatre niveaux de moine par la suite, jusqu’à un maximum de +5 au niveau 20.&#10;Ces bonus à la CA s’appliquent aussi contre les attaques de contact ou lorsque le moine est pris au dépourvu. Il les perd s’il est immobilisé, s’il est sans défense ou s’il porte une armure ou un bouclier ou transporte une charge intermédiaire ou lourde." calcext:value-type="string">
            <text:p>Tant qu’il ne porte pas d’armure et qu’il n’est pas encombré, un moine ajoute son bonus de Sagesse (s’il en a un) à sa CA et à son DMD. De plus, il obtient un bonus de +1 à la CA et au DMD au niveau 4. Ce bonus augmente de +1 tous les quatre niveaux de moine par la suite, jusqu’à un maximum de +5 au niveau 20.</text:p>
            <text:p>Ces bonus à la CA s’appliquent aussi contre les attaques de contact ou lorsque le moine est pris au dépourvu. Il les perd s’il est immobilisé, s’il est sans défense ou s’il porte une armure ou un bouclier ou transporte une charge intermédiaire ou lourde.</text:p>
          </table:table-cell>
          <table:table-cell table:number-columns-repeated="1018"/>
        </table:table-row>
        <table:table-row table:style-name="ro6">
          <table:table-cell table:formula="of:=[dump_en.A61]" office:value-type="string" office:string-value="monk" calcext:value-type="string">
            <text:p>monk</text:p>
          </table:table-cell>
          <table:table-cell table:formula="of:=VLOOKUP([.A61];[en_fr.$A$1:.$B$12];2)" office:value-type="string" office:string-value="Moine" calcext:value-type="string">
            <text:p>Moine</text:p>
          </table:table-cell>
          <table:table-cell table:formula="of:=[dump_en.B61]" office:value-type="string" office:string-value="Flurry of Blows (Ex)" calcext:value-type="string">
            <text:p>Flurry of Blows (Ex)</text:p>
          </table:table-cell>
          <table:table-cell table:formula="of:=INDEX([en_fr.$F$2:.$F$150];MATCH([.C61];[en_fr.$E$2:.$E$150];0))" office:value-type="string" office:string-value="Déluge de coups (Ext)" calcext:value-type="string">
            <text:p>Déluge de coups (Ext)</text:p>
          </table:table-cell>
          <table:table-cell table:formula="of:=[dump_en.C61]" office:value-type="string" office:string-value="Starting at 1st level, a monk can make a flurry of blows as a full-attack action. When doing so, he may make on additional attack, taking a -2 penalty on all of his attack rolls, as if using the Two-Weapon Fighting feat. These attacks can be any combination of unarmed strikes and attacks with a monk special weapon (he does not need to use two weapons to use this ability). For the purpose of these attacks, the monk's base attack bonus from his monk class levels is equal to his monk level. For all other purposes, such as qualifying for a feat or a prestige class, the monk uses his normal base attack bonus.At 8th level, the monk can make two additional attacks when he uses flurry of blows, as if using Improved Two-Weapon Fighting (even if the monk does not meet the prerequisites for the feat).At 15th level, the monk can make three additional attacks using flurry of blows, as if using Greater Two-Weapon Fighting (even if the monk does not meet the prerequisites for the feat).A monk applies his full Strength bonus to his damage rolls for all successful attacks made with flurry of blows, whether the attacks are made with an off-hand or with a weapon wielded in both hands. A monk may substitute disarm, sunder, and trip combat maneuvers for unarmed attacks as part of a flurry of blows. A monk cannot use any weapon other than an unarmed strike or a special monk weapon as part of a flurry of blows. A monk with natural weapons cannot use such weapons as part of a flurry of blows, nor can he make natural attacks in addition to his flurry of blows attacks." calcext:value-type="string">
            <text:p>Starting at 1st level, a monk can make a flurry of blows as a full-attack action. When doing so, he may make on additional attack, taking a -2 penalty on all of his attack rolls, as if using the Two-Weapon Fighting feat. These attacks can be any combination of unarmed strikes and attacks with a monk special weapon (he does not need to use two weapons to use this ability). For the purpose of these attacks, the monk's base attack bonus from his monk class levels is equal to his monk level. For all other purposes, such as qualifying for a feat or a prestige class, the monk uses his normal base attack bonus.At 8th level, the monk can make two additional attacks when he uses flurry of blows, as if using Improved Two-Weapon Fighting (even if the monk does not meet the prerequisites for the feat).At 15th level, the monk can make three additional attacks using flurry of blows, as if using Greater Two-Weapon Fighting (even if the monk does not meet the prerequisites for the feat).A monk applies his full Strength bonus to his damage rolls for all successful attacks made with flurry of blows, whether the attacks are made with an off-hand or with a weapon wielded in both hands. A monk may substitute disarm, sunder, and trip combat maneuvers for unarmed attacks as part of a flurry of blows. A monk cannot use any weapon other than an unarmed strike or a special monk weapon as part of a flurry of blows. A monk with natural weapons cannot use such weapons as part of a flurry of blows, nor can he make natural attacks in addition to his flurry of blows attacks.</text:p>
          </table:table-cell>
          <table:table-cell table:formula="of:=INDEX([dump_fr.$C$2:.$C$151];MATCH(CONCATENATE([.B61];[.D61]);[dump_fr.$D$2:.$D$151];0))" office:value-type="string" office:string-value="Dès le niveau 1, un moine peut faire pleuvoir un déluge de coups lors d’une attaque à outrance. Dans ce cas, il peut porter une attaque supplémentaire à condition d'accepter une pénalité de -2 sur tous ses jets d'attaque, comme s'il utilisait le don Combat à deux armes. Les attaques en question peuvent être n'importe quelle combinaison d'attaques à mains nues et d'attaques utilisant des armes de moines (il n'est pas nécessaire d'utiliser deux armes différentes pour tirer parti de cette capacité). Pour déterminer les bonus de ces attaques, on considère que le bonus de base à l’attaque du moine est égal à son niveau de moine. Pour toutes les autres considérations (comme pour déterminer si le moine remplit les conditions d’un don ou d’une classe de prestige), le moine utilise son bonus de base à l’attaque normal.&#10;Au niveau 8, le moine peut porter deux attaques supplémentaires lorsqu’il fait pleuvoir un déluge de coups, comme s’il utilisait le don Science du combat à deux armes (même s’il ne remplit pas les conditions de ce don).&#10;Au niveau 15, il peut porter trois attaques supplémentaires lorsqu’il fait pleuvoir un déluge de coups, comme s’il utilisait le don Combat à deux armes supérieur (même s’il ne remplit pas les conditions de ce don).&#10;Le moine ajoute son bonus de Force entier aux jets de dégâts pour toutes les attaques du déluge de coups qui touchent, même celles qu’il porte avec une arme tenue à deux mains ou avec une arme secondaire. Il peut remplacer une des attaques à mains nues d’un déluge de coups par une manœuvre offensive de désarmement, de destruction ou de croc-en-jambe. Lors d’un déluge de coups, le moine ne peut utiliser que des attaques à mains nues ou des armes spéciales de moines, aucune autre arme. Si le moine dispose d’attaques naturelles, il ne peut les utiliser ni dans un déluge de coups ni en plus d’un déluge de coups." calcext:value-type="string">
            <text:p>Dès le niveau 1, un moine peut faire pleuvoir un déluge de coups lors d’une attaque à outrance. Dans ce cas, il peut porter une attaque supplémentaire à condition d'accepter une pénalité de -2 sur tous ses jets d'attaque, comme s'il utilisait le don Combat à deux armes. Les attaques en question peuvent être n'importe quelle combinaison d'attaques à mains nues et d'attaques utilisant des armes de moines (il n'est pas nécessaire d'utiliser deux armes différentes pour tirer parti de cette capacité). Pour déterminer les bonus de ces attaques, on considère que le bonus de base à l’attaque du moine est égal à son niveau de moine. Pour toutes les autres considérations (comme pour déterminer si le moine remplit les conditions d’un don ou d’une classe de prestige), le moine utilise son bonus de base à l’attaque normal.</text:p>
            <text:p>Au niveau 8, le moine peut porter deux attaques supplémentaires lorsqu’il fait pleuvoir un déluge de coups, comme s’il utilisait le don Science du combat à deux armes (même s’il ne remplit pas les conditions de ce don).</text:p>
            <text:p>Au niveau 15, il peut porter trois attaques supplémentaires lorsqu’il fait pleuvoir un déluge de coups, comme s’il utilisait le don Combat à deux armes supérieur (même s’il ne remplit pas les conditions de ce don).</text:p>
            <text:p>Le moine ajoute son bonus de Force entier aux jets de dégâts pour toutes les attaques du déluge de coups qui touchent, même celles qu’il porte avec une arme tenue à deux mains ou avec une arme secondaire. Il peut remplacer une des attaques à mains nues d’un déluge de coups par une manœuvre offensive de désarmement, de destruction ou de croc-en-jambe. Lors d’un déluge de coups, le moine ne peut utiliser que des attaques à mains nues ou des armes spéciales de moines, aucune autre arme. Si le moine dispose d’attaques naturelles, il ne peut les utiliser ni dans un déluge de coups ni en plus d’un déluge de coups.</text:p>
          </table:table-cell>
          <table:table-cell table:number-columns-repeated="1018"/>
        </table:table-row>
        <table:table-row table:style-name="ro7">
          <table:table-cell table:formula="of:=[dump_en.A62]" office:value-type="string" office:string-value="monk" calcext:value-type="string">
            <text:p>monk</text:p>
          </table:table-cell>
          <table:table-cell table:formula="of:=VLOOKUP([.A62];[en_fr.$A$1:.$B$12];2)" office:value-type="string" office:string-value="Moine" calcext:value-type="string">
            <text:p>Moine</text:p>
          </table:table-cell>
          <table:table-cell table:formula="of:=[dump_en.B62]" office:value-type="string" office:string-value="Unarmed Strike" calcext:value-type="string">
            <text:p>Unarmed Strike</text:p>
          </table:table-cell>
          <table:table-cell table:formula="of:=INDEX([en_fr.$F$2:.$F$150];MATCH([.C62];[en_fr.$E$2:.$E$150];0))" office:value-type="string" office:string-value="Combat à mains nues" calcext:value-type="string">
            <text:p>Combat à mains nues</text:p>
          </table:table-cell>
          <table:table-cell table:formula="of:=[dump_en.C62]" office:value-type="string" office:string-value="At 1st level, a monk gains Improved Unarmed Strike as a bonus feat. A monk's attacks may be with fist, elbows, knees, and feet. This means that a monk may make unarmed strikes with his hands full. There is no such thing as an off-hand attack for a monk striking unarmed. A monk may thus apply his full Strength bonus on damage rolls for all his unarmed strikes.Usually a monk's unarmed strikes deal lethal damage, but he can choose to deal nonlethal damage instead with no penalty on his attack roll. He has the same choice to deal lethal or nonlethal damage while grappling.A monk's unarmed strike is treated as both a manufactured weapon and a natural weapon for the purpose of spells and effects that enhance or improve either manufactured weapons or natural weapons.A monk also deals more damage with his unarmed strikes than a normal person would, as shown above on Table: Monk. The unarmed damage values listed on Table: Monk is for Medium monks. A Small monk deals less damage than the amount given there with his unarmed attacks, while a Large monk deals more damage; see Small or Large Monk Unarmed Damage on the table given below." calcext:value-type="string">
            <text:p>At 1st level, a monk gains Improved Unarmed Strike as a bonus feat. A monk's attacks may be with fist, elbows, knees, and feet. This means that a monk may make unarmed strikes with his hands full. There is no such thing as an off-hand attack for a monk striking unarmed. A monk may thus apply his full Strength bonus on damage rolls for all his unarmed strikes.Usually a monk's unarmed strikes deal lethal damage, but he can choose to deal nonlethal damage instead with no penalty on his attack roll. He has the same choice to deal lethal or nonlethal damage while grappling.A monk's unarmed strike is treated as both a manufactured weapon and a natural weapon for the purpose of spells and effects that enhance or improve either manufactured weapons or natural weapons.A monk also deals more damage with his unarmed strikes than a normal person would, as shown above on Table: Monk. The unarmed damage values listed on Table: Monk is for Medium monks. A Small monk deals less damage than the amount given there with his unarmed attacks, while a Large monk deals more damage; see Small or Large Monk Unarmed Damage on the table given below.</text:p>
          </table:table-cell>
          <table:table-cell table:formula="of:=INDEX([dump_fr.$C$2:.$C$151];MATCH(CONCATENATE([.B62];[.D62]);[dump_fr.$D$2:.$D$151];0))" office:value-type="string" office:string-value="CAPTION: Degats a mains nues des moines&#10;de taille P ou G&#10;Niveau Dégâts&#10;(taille P) Dégâts&#10;(taille G)&#10;1–3    1d4        1d8&#10;4–7    1d6        2d6&#10;8–11   1d8        2d8&#10;12–15  1d10       3d6&#10;16–19  2d6        3d8&#10;20     2d8        4d8&#10;Un moine de niveau 1 reçoit le don Science du combat à mains nues comme don supplémentaire. Ses attaques peuvent venir de ses poings, mais aussi de ses pieds, de ses coudes ou de ses genoux. Cela signifie qu’un moine peut même porter des attaques « à mains nues » alors que ses deux mains sont occupées à porter quelque chose. De plus, la notion d’attaque secondaire n’a pas de sens quand il se bat à mains nues. Un moine bénéficie donc toujours de son bonus de Force entier sur les jets de dégâts à mains nues.&#10;En règle générale, les attaques à mains nues du moine infligent des dégâts létaux, mais le moine peut choisir d’infliger des dégâts non létaux sans devoir subir un malus au jet d’attaque. Ce même choix lui est offert en situation de lutte.&#10;L’attaque à mains nues du moine est considérée à la fois comme une arme manufacturée et une arme naturelle pour les sorts et effets qui altèrent ou améliorent l’un ou l’autre de ces deux types d’armes.&#10;Les attaques à mains nues d’un moine infligent plus de dégâts que la normale, comme indiqué dans la Table Le Moine. Les dégâts de cette table concernent uniquement les moines de taille M. Les moines de taille P infligent des dégâts moins importants, tandis que ceux de taille G infligent des dégâts plus élevés, comme indiqué dans la table suivante." calcext:value-type="string">
            <text:p>CAPTION: Degats a mains nues des moines</text:p>
            <text:p>de taille P ou G</text:p>
            <text:p>Niveau Dégâts</text:p>
            <text:p>(taille P) Dégâts</text:p>
            <text:p>(taille G)</text:p>
            <text:p>1–3    1d4        1d8</text:p>
            <text:p>4–7    1d6        2d6</text:p>
            <text:p>8–11   1d8        2d8</text:p>
            <text:p>12–15  1d10       3d6</text:p>
            <text:p>16–19  2d6        3d8</text:p>
            <text:p>20     2d8        4d8</text:p>
            <text:p>Un moine de niveau 1 reçoit le don Science du combat à mains nues comme don supplémentaire. Ses attaques peuvent venir de ses poings, mais aussi de ses pieds, de ses coudes ou de ses genoux. Cela signifie qu’un moine peut même porter des attaques « à mains nues » alors que ses deux mains sont occupées à porter quelque chose. De plus, la notion d’attaque secondaire n’a pas de sens quand il se bat à mains nues. Un moine bénéficie donc toujours de son bonus de Force entier sur les jets de dégâts à mains nues.</text:p>
            <text:p>En règle générale, les attaques à mains nues du moine infligent des dégâts létaux, mais le moine peut choisir d’infliger des dégâts non létaux sans devoir subir un malus au jet d’attaque. Ce même choix lui est offert en situation de lutte.</text:p>
            <text:p>L’attaque à mains nues du moine est considérée à la fois comme une arme manufacturée et une arme naturelle pour les sorts et effets qui altèrent ou améliorent l’un ou l’autre de ces deux types d’armes.</text:p>
            <text:p>Les attaques à mains nues d’un moine infligent plus de dégâts que la normale, comme indiqué dans la Table Le Moine. Les dégâts de cette table concernent uniquement les moines de taille M. Les moines de taille P infligent des dégâts moins importants, tandis que ceux de taille G infligent des dégâts plus élevés, comme indiqué dans la table suivante.</text:p>
          </table:table-cell>
          <table:table-cell table:number-columns-repeated="1018"/>
        </table:table-row>
        <table:table-row table:style-name="ro10">
          <table:table-cell table:formula="of:=[dump_en.A63]" office:value-type="string" office:string-value="monk" calcext:value-type="string">
            <text:p>monk</text:p>
          </table:table-cell>
          <table:table-cell table:formula="of:=VLOOKUP([.A63];[en_fr.$A$1:.$B$12];2)" office:value-type="string" office:string-value="Moine" calcext:value-type="string">
            <text:p>Moine</text:p>
          </table:table-cell>
          <table:table-cell table:formula="of:=[dump_en.B63]" office:value-type="string" office:string-value="Bonus Feats" calcext:value-type="string">
            <text:p>Bonus Feats</text:p>
          </table:table-cell>
          <table:table-cell table:formula="of:=INDEX([en_fr.$F$2:.$F$150];MATCH([.C63];[en_fr.$E$2:.$E$150];0))" office:value-type="string" office:string-value="Dons supplémentaires" calcext:value-type="string">
            <text:p>Dons supplémentaires</text:p>
          </table:table-cell>
          <table:table-cell table:formula="of:=[dump_en.C63]" office:value-type="string" office:string-value="At 1st level, 2nd level, and every 4 levels thereafter, a monk may select a bonus feat. These feats must be taken from the following list: Catch Off-Guard, Combat Reflexes, Deflect Arrows, Dodge, Improved Grapple, Scorpion Style, and Throw Anything. At 6th level, the following feats are added to the list: Gorgon's Fist, Improved Bull Rush, Improved Disarm, Improved Feint, Improved Trip, and Mobility. At 10th level, the following feats are added to the list: Improved Critical, Medusa's Wrath, Snatch Arrows, and Spring Attack. A monk need not have any of the prerequisites normally required for these feats to select them." calcext:value-type="string">
            <text:p>At 1st level, 2nd level, and every 4 levels thereafter, a monk may select a bonus feat. These feats must be taken from the following list: Catch Off-Guard, Combat Reflexes, Deflect Arrows, Dodge, Improved Grapple, Scorpion Style, and Throw Anything. At 6th level, the following feats are added to the list: Gorgon's Fist, Improved Bull Rush, Improved Disarm, Improved Feint, Improved Trip, and Mobility. At 10th level, the following feats are added to the list: Improved Critical, Medusa's Wrath, Snatch Arrows, and Spring Attack. A monk need not have any of the prerequisites normally required for these feats to select them.</text:p>
          </table:table-cell>
          <table:table-cell table:formula="of:=INDEX([dump_fr.$C$2:.$C$151];MATCH(CONCATENATE([.B63];[.D63]);[dump_fr.$D$2:.$D$151];0))" office:value-type="string" office:string-value="Aux niveaux 1 et 2 et tous les quatre niveaux suivants, un moine peut choisir un don supplémentaire.&#10;Ces dons doivent être choisis dans la liste suivante : Attaques réflexes, École du scorpion, Esquive, Lancer improvisé, Parade de projectiles, Science de la lutte et Surprise.&#10;Au niveau 6, les dons suivants s’ajoutent à la liste : Poing de la gorgone, Science de la bousculade, Science de la feinte, Science du croc-en-jambe, Science du désarmement et Souplesse du serpent.&#10;Au niveau 10, les dons suivants s’ajoutent à la liste : Attaque éclair, Fureur de la méduse, Capture de projectiles, Lancer ki^APG et Science du critique.&#10;Au niveau 14, le don suivant s'ajoute à cette liste : Science du lancer ki^APG, Entrave à distance^AdG&#10;Le moine peut choisir un de ces dons comme don supplémentaire même s’il ne remplit pas les conditions requises." calcext:value-type="string">
            <text:p>Aux niveaux 1 et 2 et tous les quatre niveaux suivants, un moine peut choisir un don supplémentaire.</text:p>
            <text:p>Ces dons doivent être choisis dans la liste suivante : Attaques réflexes, École du scorpion, Esquive, Lancer improvisé, Parade de projectiles, Science de la lutte et Surprise.</text:p>
            <text:p>Au niveau 6, les dons suivants s’ajoutent à la liste : Poing de la gorgone, Science de la bousculade, Science de la feinte, Science du croc-en-jambe, Science du désarmement et Souplesse du serpent.</text:p>
            <text:p>Au niveau 10, les dons suivants s’ajoutent à la liste : Attaque éclair, Fureur de la méduse, Capture de projectiles, Lancer ki^APG et Science du critique.</text:p>
            <text:p>Au niveau 14, le don suivant s'ajoute à cette liste : Science du lancer ki^APG, Entrave à distance^AdG</text:p>
            <text:p>Le moine peut choisir un de ces dons comme don supplémentaire même s’il ne remplit pas les conditions requises.</text:p>
          </table:table-cell>
          <table:table-cell table:number-columns-repeated="1018"/>
        </table:table-row>
        <table:table-row table:style-name="ro3">
          <table:table-cell table:formula="of:=[dump_en.A64]" office:value-type="string" office:string-value="monk" calcext:value-type="string">
            <text:p>monk</text:p>
          </table:table-cell>
          <table:table-cell table:formula="of:=VLOOKUP([.A64];[en_fr.$A$1:.$B$12];2)" office:value-type="string" office:string-value="Moine" calcext:value-type="string">
            <text:p>Moine</text:p>
          </table:table-cell>
          <table:table-cell table:formula="of:=[dump_en.B64]" office:value-type="string" office:string-value="Stunning Fist (Ex)" calcext:value-type="string">
            <text:p>Stunning Fist (Ex)</text:p>
          </table:table-cell>
          <table:table-cell table:formula="of:=INDEX([en_fr.$F$2:.$F$150];MATCH([.C64];[en_fr.$E$2:.$E$150];0))" office:value-type="string" office:string-value="Coup étourdissant (Ext)" calcext:value-type="string">
            <text:p>Coup étourdissant (Ext)</text:p>
          </table:table-cell>
          <table:table-cell table:formula="of:=[dump_en.C64]" office:value-type="string" office:string-value="At 1st level, the monk gains Stunning Fist as a bonus feat, even if he does not meet the prerequisites. At 4th level, and every 4 levels thereafter, the monk gains the ability to apply a new condition to the target of his Stunning Fist. This condition replaces stunning the target for 1 round, and a successful saving throw still negates the effect. At 4th level, he can choose to make the target fatigued. At 8th level, he can make the target sickened for 1 minute. At 12th level, he can make the target staggered for 1d6+1 rounds. At 16th level, he can permanently blind or deafen the target. At 20th level, he can paralyze the target for 1d6+1 rounds. The monk must choose which condition will apply before the attack roll is made. These effects do not stack with themselves (a creature sickened by Stunning Fist cannot become nauseated if hit by Stunning Fist again), but additional hits do increase the duration." calcext:value-type="string">
            <text:p>At 1st level, the monk gains Stunning Fist as a bonus feat, even if he does not meet the prerequisites. At 4th level, and every 4 levels thereafter, the monk gains the ability to apply a new condition to the target of his Stunning Fist. This condition replaces stunning the target for 1 round, and a successful saving throw still negates the effect. At 4th level, he can choose to make the target fatigued. At 8th level, he can make the target sickened for 1 minute. At 12th level, he can make the target staggered for 1d6+1 rounds. At 16th level, he can permanently blind or deafen the target. At 20th level, he can paralyze the target for 1d6+1 rounds. The monk must choose which condition will apply before the attack roll is made. These effects do not stack with themselves (a creature sickened by Stunning Fist cannot become nauseated if hit by Stunning Fist again), but additional hits do increase the duration.</text:p>
          </table:table-cell>
          <table:table-cell table:formula="of:=INDEX([dump_fr.$C$2:.$C$151];MATCH(CONCATENATE([.B64];[.D64]);[dump_fr.$D$2:.$D$151];0))" office:value-type="string" office:string-value="Au niveau 1, le moine obtient le don Coup étourdissant comme don supplémentaire, même s’il n’en remplit pas les conditions. Au niveau 4 et tous les quatre niveaux suivant, le moine acquiert la capacité d’appliquer un nouvel état préjudiciable à la cible de son coup étourdissant. La cible subit l’état choisi pendant un round (au lieu d’être étourdie) si son jet de sauvegarde échoue. Au niveau 4, le moine peut choisir de rendre la cible fatiguée. Au niveau 8, il peut la rendre fiévreuse pendant une minute. Au niveau 12, il peut la rendre chancelante pour 1d6+1 rounds. Au niveau 16, il peut l’aveugler ou la rendre sourde de manière permanente. Au niveau 20, il peut la paralyser pour 1d6+1 rounds. Le moine choisit l’état préjudiciable qu’il désire infliger avant de faire son jet d’attaque. Ces effets ne se cumulent pas (une créature rendue fiévreuse par cette capacité ne deviendra ainsi pas nauséeuse si elle est&#10;affectée par un nouveau Coup étourdissant), mais les coups supplémentaires augmentent la durée de l'état préjudiciable initial." calcext:value-type="string">
            <text:p>Au niveau 1, le moine obtient le don Coup étourdissant comme don supplémentaire, même s’il n’en remplit pas les conditions. Au niveau 4 et tous les quatre niveaux suivant, le moine acquiert la capacité d’appliquer un nouvel état préjudiciable à la cible de son coup étourdissant. La cible subit l’état choisi pendant un round (au lieu d’être étourdie) si son jet de sauvegarde échoue. Au niveau 4, le moine peut choisir de rendre la cible fatiguée. Au niveau 8, il peut la rendre fiévreuse pendant une minute. Au niveau 12, il peut la rendre chancelante pour 1d6+1 rounds. Au niveau 16, il peut l’aveugler ou la rendre sourde de manière permanente. Au niveau 20, il peut la paralyser pour 1d6+1 rounds. Le moine choisit l’état préjudiciable qu’il désire infliger avant de faire son jet d’attaque. Ces effets ne se cumulent pas (une créature rendue fiévreuse par cette capacité ne deviendra ainsi pas nauséeuse si elle est</text:p>
            <text:p>affectée par un nouveau Coup étourdissant), mais les coups supplémentaires augmentent la durée de l'état préjudiciable initial.</text:p>
          </table:table-cell>
          <table:table-cell table:number-columns-repeated="1018"/>
        </table:table-row>
        <table:table-row table:style-name="ro1">
          <table:table-cell table:formula="of:=[dump_en.A65]" office:value-type="string" office:string-value="monk" calcext:value-type="string">
            <text:p>monk</text:p>
          </table:table-cell>
          <table:table-cell table:formula="of:=VLOOKUP([.A65];[en_fr.$A$1:.$B$12];2)" office:value-type="string" office:string-value="Moine" calcext:value-type="string">
            <text:p>Moine</text:p>
          </table:table-cell>
          <table:table-cell table:formula="of:=[dump_en.B65]" office:value-type="string" office:string-value="Evasion (Ex)" calcext:value-type="string">
            <text:p>Evasion (Ex)</text:p>
          </table:table-cell>
          <table:table-cell table:formula="of:=INDEX([en_fr.$F$2:.$F$150];MATCH([.C65];[en_fr.$E$2:.$E$150];0))" office:value-type="string" office:string-value="Esquive totale (Ext)" calcext:value-type="string">
            <text:p>Esquive totale (Ext)</text:p>
          </table:table-cell>
          <table:table-cell table:formula="of:=[dump_en.C65]" office:value-type="string" office:string-value="At 2nd level or higher, a monk can avoid damage from many area-effect attacks. If a monk makes a successful Reflex saving throw against an attack that normally deals half damage on a successful save, he instead takes no damage. Evasion can be used only if a monk is wearing light armor or no armor. A helpless monk does not gain the benefit of evasion." calcext:value-type="string">
            <text:p>At 2nd level or higher, a monk can avoid damage from many area-effect attacks. If a monk makes a successful Reflex saving throw against an attack that normally deals half damage on a successful save, he instead takes no damage. Evasion can be used only if a monk is wearing light armor or no armor. A helpless monk does not gain the benefit of evasion.</text:p>
          </table:table-cell>
          <table:table-cell table:formula="of:=INDEX([dump_fr.$C$2:.$C$151];MATCH(CONCATENATE([.B65];[.D65]);[dump_fr.$D$2:.$D$151];0))" office:value-type="string" office:string-value="À partir du niveau 2, le moine peut esquiver de nombreuses attaques de zone. S’il réussit son jet de Réflexes contre une attaque dont les dégâts sont normalement réduits de moitié, il ne subit pas le moindre dégât. Un moine portant une armure ou une charge intermédiaire ou lourde ou qui se trouve sans défense perd les avantages de l’esquive totale." calcext:value-type="string">
            <text:p>À partir du niveau 2, le moine peut esquiver de nombreuses attaques de zone. S’il réussit son jet de Réflexes contre une attaque dont les dégâts sont normalement réduits de moitié, il ne subit pas le moindre dégât. Un moine portant une armure ou une charge intermédiaire ou lourde ou qui se trouve sans défense perd les avantages de l’esquive totale.</text:p>
          </table:table-cell>
          <table:table-cell table:number-columns-repeated="1018"/>
        </table:table-row>
        <table:table-row table:style-name="ro1">
          <table:table-cell table:formula="of:=[dump_en.A66]" office:value-type="string" office:string-value="monk" calcext:value-type="string">
            <text:p>monk</text:p>
          </table:table-cell>
          <table:table-cell table:formula="of:=VLOOKUP([.A66];[en_fr.$A$1:.$B$12];2)" office:value-type="string" office:string-value="Moine" calcext:value-type="string">
            <text:p>Moine</text:p>
          </table:table-cell>
          <table:table-cell table:formula="of:=[dump_en.B66]" office:value-type="string" office:string-value="Fast Movement (Ex)" calcext:value-type="string">
            <text:p>Fast Movement (Ex)</text:p>
          </table:table-cell>
          <table:table-cell table:formula="of:=INDEX([en_fr.$F$2:.$F$150];MATCH([.C66];[en_fr.$E$2:.$E$150];0))" office:value-type="string" office:string-value="Déplacement accéléré (Ext)" calcext:value-type="string">
            <text:p>Déplacement accéléré (Ext)</text:p>
          </table:table-cell>
          <table:table-cell table:formula="of:=[dump_en.C66]" office:value-type="string" office:string-value="At 3rd level, a monk gains an enhancement bonus to his land speed, as shown on Table: Monk. A monk in armor or carrying a medium or heavy load loses this extra speed." calcext:value-type="string">
            <text:p>At 3rd level, a monk gains an enhancement bonus to his land speed, as shown on Table: Monk. A monk in armor or carrying a medium or heavy load loses this extra speed.</text:p>
          </table:table-cell>
          <table:table-cell table:formula="of:=INDEX([dump_fr.$C$2:.$C$151];MATCH(CONCATENATE([.B66];[.D66]);[dump_fr.$D$2:.$D$151];0))" office:value-type="string" office:string-value="À partir du niveau 3, un moine obtient un bonus d’altération à sa vitesse de déplacement au sol, comme indiqué dans la Table &quot;Le Moine&quot;. Il perd ce bonus s’il porte une armure ou une charge intermédiaire ou lourde." calcext:value-type="string">
            <text:p>À partir du niveau 3, un moine obtient un bonus d’altération à sa vitesse de déplacement au sol, comme indiqué dans la Table "Le Moine". Il perd ce bonus s’il porte une armure ou une charge intermédiaire ou lourde.</text:p>
          </table:table-cell>
          <table:table-cell table:number-columns-repeated="1018"/>
        </table:table-row>
        <table:table-row table:style-name="ro1">
          <table:table-cell table:formula="of:=[dump_en.A67]" office:value-type="string" office:string-value="monk" calcext:value-type="string">
            <text:p>monk</text:p>
          </table:table-cell>
          <table:table-cell table:formula="of:=VLOOKUP([.A67];[en_fr.$A$1:.$B$12];2)" office:value-type="string" office:string-value="Moine" calcext:value-type="string">
            <text:p>Moine</text:p>
          </table:table-cell>
          <table:table-cell table:formula="of:=[dump_en.B67]" office:value-type="string" office:string-value="Maneuver Training (Ex)" calcext:value-type="string">
            <text:p>Maneuver Training (Ex)</text:p>
          </table:table-cell>
          <table:table-cell table:formula="of:=INDEX([en_fr.$F$2:.$F$150];MATCH([.C67];[en_fr.$E$2:.$E$150];0))" office:value-type="string" office:string-value="Entraînement aux manœuvres offensives (Ext)" calcext:value-type="string">
            <text:p>Entraînement aux manœuvres offensives (Ext)</text:p>
          </table:table-cell>
          <table:table-cell table:formula="of:=[dump_en.C67]" office:value-type="string" office:string-value="At 3rd level, a monk uses his monk level in place of his base attack bonus when calculating his Combat Maneuver Bonus. Base attack bonuses granted from other classes are unaffected and are added normally." calcext:value-type="string">
            <text:p>At 3rd level, a monk uses his monk level in place of his base attack bonus when calculating his Combat Maneuver Bonus. Base attack bonuses granted from other classes are unaffected and are added normally.</text:p>
          </table:table-cell>
          <table:table-cell table:formula="of:=INDEX([dump_fr.$C$2:.$C$151];MATCH(CONCATENATE([.B67];[.D67]);[dump_fr.$D$2:.$D$151];0))" office:value-type="string" office:string-value="Au niveau 3, le moine utilise son niveau de moine au lieu de son bonus de base à l’attaque lorsqu’il calcule son bonus de manœuvre offensive. Les bonus de base à l’attaque provenant d’autres classes ne sont pas modifiés et se cumulent normalement." calcext:value-type="string">
            <text:p>Au niveau 3, le moine utilise son niveau de moine au lieu de son bonus de base à l’attaque lorsqu’il calcule son bonus de manœuvre offensive. Les bonus de base à l’attaque provenant d’autres classes ne sont pas modifiés et se cumulent normalement.</text:p>
          </table:table-cell>
          <table:table-cell table:number-columns-repeated="1018"/>
        </table:table-row>
        <table:table-row table:style-name="ro1">
          <table:table-cell table:formula="of:=[dump_en.A68]" office:value-type="string" office:string-value="monk" calcext:value-type="string">
            <text:p>monk</text:p>
          </table:table-cell>
          <table:table-cell table:formula="of:=VLOOKUP([.A68];[en_fr.$A$1:.$B$12];2)" office:value-type="string" office:string-value="Moine" calcext:value-type="string">
            <text:p>Moine</text:p>
          </table:table-cell>
          <table:table-cell table:formula="of:=[dump_en.B68]" office:value-type="string" office:string-value="Still Mind (Ex)" calcext:value-type="string">
            <text:p>Still Mind (Ex)</text:p>
          </table:table-cell>
          <table:table-cell table:formula="of:=INDEX([en_fr.$F$2:.$F$150];MATCH([.C68];[en_fr.$E$2:.$E$150];0))" office:value-type="string" office:string-value="Sérénité (Ext)" calcext:value-type="string">
            <text:p>Sérénité (Ext)</text:p>
          </table:table-cell>
          <table:table-cell table:formula="of:=[dump_en.C68]" office:value-type="string" office:string-value="A monk of 3rd level or higher gains a +2 bonus on saving throws against enchantment spells and effects." calcext:value-type="string">
            <text:p>A monk of 3rd level or higher gains a +2 bonus on saving throws against enchantment spells and effects.</text:p>
          </table:table-cell>
          <table:table-cell table:formula="of:=INDEX([dump_fr.$C$2:.$C$151];MATCH(CONCATENATE([.B68];[.D68]);[dump_fr.$D$2:.$D$151];0))" office:value-type="string" office:string-value="Un moine de niveau 3 bénéficie d’un bonus de +2 aux jets de sauvegarde contre les sorts et effets de type enchantement." calcext:value-type="string">
            <text:p>Un moine de niveau 3 bénéficie d’un bonus de +2 aux jets de sauvegarde contre les sorts et effets de type enchantement.</text:p>
          </table:table-cell>
          <table:table-cell table:number-columns-repeated="1018"/>
        </table:table-row>
        <table:table-row table:style-name="ro11">
          <table:table-cell table:formula="of:=[dump_en.A69]" office:value-type="string" office:string-value="monk" calcext:value-type="string">
            <text:p>monk</text:p>
          </table:table-cell>
          <table:table-cell table:formula="of:=VLOOKUP([.A69];[en_fr.$A$1:.$B$12];2)" office:value-type="string" office:string-value="Moine" calcext:value-type="string">
            <text:p>Moine</text:p>
          </table:table-cell>
          <table:table-cell table:formula="of:=[dump_en.B69]" office:value-type="string" office:string-value="Ki Pool (Su)" calcext:value-type="string">
            <text:p>Ki Pool (Su)</text:p>
          </table:table-cell>
          <table:table-cell table:formula="of:=INDEX([en_fr.$F$2:.$F$150];MATCH([.C69];[en_fr.$E$2:.$E$150];0))" office:value-type="string" office:string-value="Réserve de ki (Sur) et Voeux" calcext:value-type="string">
            <text:p>Réserve de ki (Sur) et Voeux</text:p>
          </table:table-cell>
          <table:table-cell table:formula="of:=[dump_en.C69]" office:value-type="string" office:string-value="At 4th level, a monk gains a pool of ki points, supernatural energy he can use to accomplish amazing feats. The number of points in a monk's ki pool is equal to 1/2 his monk level + his Wisdom modifier. As long as he has at least 1 point in his ki pool, he can make a ki strike. At 4th level, ki strike allows his unarmed attacks to be treated as magic weapons for the purpose of overcoming damage reduction. At 7th level, his unarmed attacks are also treated as cold iron and silver for the purpose of overcoming damage reduction. At 10th level, his unarmed attacks are also treated as lawful weapons for the purpose of overcoming damage reduction. At 16th level, his unarmed attacks are treated as adamantine weapons for the purpose of overcoming damage reduction and bypassing hardness.By spending 1 point from his ki pool, a monk can make one additional attack at his highest attack bonus when making a flurry of blows attack. In addition, he can spend 1 point to increase his speed by 20 feet for 1 round. Finally, a monk can spend 1 point from his ki pool to give himself a +4 dodge bonus to AC for 1 round. Each of these powers is activated as a swift action. A monk gains additional powers that consume points from his ki pool as he gains levels.The ki pool is replenished each morning after 8 hours of rest or meditation; these hours do not need to be consecutive." calcext:value-type="string">
            <text:p>At 4th level, a monk gains a pool of ki points, supernatural energy he can use to accomplish amazing feats. The number of points in a monk's ki pool is equal to 1/2 his monk level + his Wisdom modifier. As long as he has at least 1 point in his ki pool, he can make a ki strike. At 4th level, ki strike allows his unarmed attacks to be treated as magic weapons for the purpose of overcoming damage reduction. At 7th level, his unarmed attacks are also treated as cold iron and silver for the purpose of overcoming damage reduction. At 10th level, his unarmed attacks are also treated as lawful weapons for the purpose of overcoming damage reduction. At 16th level, his unarmed attacks are treated as adamantine weapons for the purpose of overcoming damage reduction and bypassing hardness.By spending 1 point from his ki pool, a monk can make one additional attack at his highest attack bonus when making a flurry of blows attack. In addition, he can spend 1 point to increase his speed by 20 feet for 1 round. Finally, a monk can spend 1 point from his ki pool to give himself a +4 dodge bonus to AC for 1 round. Each of these powers is activated as a swift action. A monk gains additional powers that consume points from his ki pool as he gains levels.The ki pool is replenished each morning after 8 hours of rest or meditation; these hours do not need to be consecutive.</text:p>
          </table:table-cell>
          <table:table-cell table:formula="of:=INDEX([dump_fr.$C$2:.$C$151];MATCH(CONCATENATE([.B69];[.D69]);[dump_fr.$D$2:.$D$151];0))" office:value-type="string" office:string-value="Réserve de ki. À partir du niveau 4, le moine dispose d’une réserve de points ki, une énergie surnaturelle qu’il peut utiliser pour accomplir des exploits étonnants. Cette réserve contient un nombre de points égal à la moitié du niveau du moine + son modificateur de Sagesse. Tant qu’il reste au moins 1 point ki dans la réserve du moine, celui-ci peut effectuer une frappe ki. Au niveau 4, les attaques à mains nues lors d’une frappe ki sont considérées comme des armes magiques pour ce qui est d’ignorer la réduction de dégâts des créatures. Au niveau 7, les attaques à mains nues du moine sont considérées comme des armes en fer froid et en argent pour ce qui est d'ignorer la réduction de dégâts des créatures. Au niveau 10, ses attaques à mains nues sont également considérées comme des armes Loyales pour déterminer si elles ignorent les réductions de dégâts. Au niveau 16, elles sont considérées comme des armes en adamantium pour déterminer&#10;si elles ignorent les réductions de dégâts ou la solidité des objets.&#10;En dépensant 1 point de sa réserve de ki, le moine peut ajouter une attaque supplémentaire à un déluge de coups (cette attaque supplémentaire utilise son bonus d’attaque le plus élevé). Il peut également dépenser 1 point pour augmenter sa vitesse de déplacement de 6 m pendant 1 round. Finalement, le moine peut dépenser 1 point de sa réserve de ki pour gagner un bonus d’esquive de +4 à sa CA pendant 1 round. Chacune de ces options requiert une action rapide. D’autres manières d’utiliser les points ki s’offrent au moine lorsqu’il progresse en niveau.&#10;La réserve de ki du moine se renouvelle chaque matin après huit heures de repos ou de méditation (qui ne doivent pas forcément être consécutives).&#10;Voeux.&#10;Ultimate Magic - Art de la Magie&#10;Un moine peut discipliner son corps pour stocker plus de ki en respectant scrupuleusement un vœu. Tant qu’il s’y tient, sa réserve de ki augmente du montant indiqué dans la description du vœu. Tous les vœux comportent un inconvénient ou une limite pour contrebalancer cette hausse. Un moine peut prononcer un vœu à n’importe quel niveau mais il ne peut pas l’appliquer à sa réserve de ki tant qu’il n’a pas gagné une réserve de ki comme pouvoir de classe. Un moine qui prononce un vœu ne peut plus jamais bénéficier du pouvoir de classe sérénité, même s’il brise son vœu.&#10;Si un moine brise volontairement et sciemment un vœu, sa réserve de ki tombe à 0 (comme s’il avait dépensé tous ses points) et il ne peut plus la remplir ni utiliser de pouvoirs qui exigent du ki tant qu’il ne s’est pas racheté. Cette rédemption exige qu’il reprenne ses vœux et subisse un sort de pénitence. Une fois que le moine s’est racheté, sa réserve de ki revient à la normale (sans le bonus du vœu). S’il respecte le vœu brisé pendant un mois complet, il récupère aussi les points de ki supplémentaires dus au vœu et peut alors choisir de vivre à nouveau en accord avec ce vœu ou d’y renoncer sans malus. Quand un moine renonce ainsi à un vœu, il ne peut plus jamais bénéficier de points de ki supplémentaires grâce à ce vœu précis.&#10;Un moine peut prononcer plusieurs vœux. Leurs effets et leur augmentation de réserve de ki se cumulent. Si un moine viole un vœu, la rédemption lui permet de se servir à nouveau de l’amélioration due aux autres vœux mais le ki supplémentaire issu du vœu brisé ne reviendra pas avant un mois de dévotion (en effet, une fois que le moine s’est racheté, la violation du vœu n’a plus aucun effet sur les autres)." calcext:value-type="string">
            <text:p>Réserve de ki. À partir du niveau 4, le moine dispose d’une réserve de points ki, une énergie surnaturelle qu’il peut utiliser pour accomplir des exploits étonnants. Cette réserve contient un nombre de points égal à la moitié du niveau du moine + son modificateur de Sagesse. Tant qu’il reste au moins 1 point ki dans la réserve du moine, celui-ci peut effectuer une frappe ki. Au niveau 4, les attaques à mains nues lors d’une frappe ki sont considérées comme des armes magiques pour ce qui est d’ignorer la réduction de dégâts des créatures. Au niveau 7, les attaques à mains nues du moine sont considérées comme des armes en fer froid et en argent pour ce qui est d'ignorer la réduction de dégâts des créatures. Au niveau 10, ses attaques à mains nues sont également considérées comme des armes Loyales pour déterminer si elles ignorent les réductions de dégâts. Au niveau 16, elles sont considérées comme des armes en adamantium pour déterminer</text:p>
            <text:p>si elles ignorent les réductions de dégâts ou la solidité des objets.</text:p>
            <text:p>En dépensant 1 point de sa réserve de ki, le moine peut ajouter une attaque supplémentaire à un déluge de coups (cette attaque supplémentaire utilise son bonus d’attaque le plus élevé). Il peut également dépenser 1 point pour augmenter sa vitesse de déplacement de 6 m pendant 1 round. Finalement, le moine peut dépenser 1 point de sa réserve de ki pour gagner un bonus d’esquive de +4 à sa CA pendant 1 round. Chacune de ces options requiert une action rapide. D’autres manières d’utiliser les points ki s’offrent au moine lorsqu’il progresse en niveau.</text:p>
            <text:p>La réserve de ki du moine se renouvelle chaque matin après huit heures de repos ou de méditation (qui ne doivent pas forcément être consécutives).</text:p>
            <text:p>Voeux.</text:p>
            <text:p>Ultimate Magic - Art de la Magie</text:p>
            <text:p>Un moine peut discipliner son corps pour stocker plus de ki en respectant scrupuleusement un vœu. Tant qu’il s’y tient, sa réserve de ki augmente du montant indiqué dans la description du vœu. Tous les vœux comportent un inconvénient ou une limite pour contrebalancer cette hausse. Un moine peut prononcer un vœu à n’importe quel niveau mais il ne peut pas l’appliquer à sa réserve de ki tant qu’il n’a pas gagné une réserve de ki comme pouvoir de classe. Un moine qui prononce un vœu ne peut plus jamais bénéficier du pouvoir de classe sérénité, même s’il brise son vœu.</text:p>
            <text:p>Si un moine brise volontairement et sciemment un vœu, sa réserve de ki tombe à 0 (comme s’il avait dépensé tous ses points) et il ne peut plus la remplir ni utiliser de pouvoirs qui exigent du ki tant qu’il ne s’est pas racheté. Cette rédemption exige qu’il reprenne ses vœux et subisse un sort de pénitence. Une fois que le moine s’est racheté, sa réserve de ki revient à la normale (sans le bonus du vœu). S’il respecte le vœu brisé pendant un mois complet, il récupère aussi les points de ki supplémentaires dus au vœu et peut alors choisir de vivre à nouveau en accord avec ce vœu ou d’y renoncer sans malus. Quand un moine renonce ainsi à un vœu, il ne peut plus jamais bénéficier de points de ki supplémentaires grâce à ce vœu précis.</text:p>
            <text:p>Un moine peut prononcer plusieurs vœux. Leurs effets et leur augmentation de réserve de ki se cumulent. Si un moine viole un vœu, la rédemption lui permet de se servir à nouveau de l’amélioration due aux autres vœux mais le ki supplémentaire issu du vœu brisé ne reviendra pas avant un mois de dévotion (en effet, une fois que le moine s’est racheté, la violation du vœu n’a plus aucun effet sur les autres).</text:p>
          </table:table-cell>
          <table:table-cell table:number-columns-repeated="1018"/>
        </table:table-row>
        <table:table-row table:style-name="ro1">
          <table:table-cell table:formula="of:=[dump_en.A70]" office:value-type="string" office:string-value="monk" calcext:value-type="string">
            <text:p>monk</text:p>
          </table:table-cell>
          <table:table-cell table:formula="of:=VLOOKUP([.A70];[en_fr.$A$1:.$B$12];2)" office:value-type="string" office:string-value="Moine" calcext:value-type="string">
            <text:p>Moine</text:p>
          </table:table-cell>
          <table:table-cell table:formula="of:=[dump_en.B70]" office:value-type="string" office:string-value="Slow Fall (Ex)" calcext:value-type="string">
            <text:p>Slow Fall (Ex)</text:p>
          </table:table-cell>
          <table:table-cell table:formula="of:=INDEX([en_fr.$F$2:.$F$150];MATCH([.C70];[en_fr.$E$2:.$E$150];0))" office:value-type="string" office:string-value="Chute ralentie (Ext)" calcext:value-type="string">
            <text:p>Chute ralentie (Ext)</text:p>
          </table:table-cell>
          <table:table-cell table:formula="of:=[dump_en.C70]" office:value-type="string" office:string-value="At 4th level or higher, a monk within arm's reach of a wall can use it to slow his descent. When first gaining this ability, he takes damage as if the fall were 20 feet shorter than it actually is. The monk's ability to slow his fall (that is, to reduce the effective distance of the fall when next to a wall) improves with his monk level until at 20th level he can use a nearby wall to slow his descent and fall any distance without harm." calcext:value-type="string">
            <text:p>At 4th level or higher, a monk within arm's reach of a wall can use it to slow his descent. When first gaining this ability, he takes damage as if the fall were 20 feet shorter than it actually is. The monk's ability to slow his fall (that is, to reduce the effective distance of the fall when next to a wall) improves with his monk level until at 20th level he can use a nearby wall to slow his descent and fall any distance without harm.</text:p>
          </table:table-cell>
          <table:table-cell table:formula="of:=INDEX([dump_fr.$C$2:.$C$151];MATCH(CONCATENATE([.B70];[.D70]);[dump_fr.$D$2:.$D$151];0))" office:value-type="string" office:string-value="À partir du niveau 4, lorsque le moine se trouve assez près d’une paroi pour pouvoir la toucher, il peut l’utiliser pour freiner sa chute. Au début, cette aptitude permet de réduire les dégâts résultant de la chute en considérant que celle-ci s’effectuait sur une hauteur de 6 m de moins que sa hauteur réelle. La capacité du moine à ralentir sa chute (c’est-à-dire à en réduire les dégâts en ignorant une partie de la distance parcourue) s’améliore lorsque son niveau augmente et, finalement, au niveau 20, le moine ne subit plus aucun dégât en cas de chute à proximité d’une paroi." calcext:value-type="string">
            <text:p>À partir du niveau 4, lorsque le moine se trouve assez près d’une paroi pour pouvoir la toucher, il peut l’utiliser pour freiner sa chute. Au début, cette aptitude permet de réduire les dégâts résultant de la chute en considérant que celle-ci s’effectuait sur une hauteur de 6 m de moins que sa hauteur réelle. La capacité du moine à ralentir sa chute (c’est-à-dire à en réduire les dégâts en ignorant une partie de la distance parcourue) s’améliore lorsque son niveau augmente et, finalement, au niveau 20, le moine ne subit plus aucun dégât en cas de chute à proximité d’une paroi.</text:p>
          </table:table-cell>
          <table:table-cell table:number-columns-repeated="1018"/>
        </table:table-row>
        <table:table-row table:style-name="ro1">
          <table:table-cell table:formula="of:=[dump_en.A71]" office:value-type="string" office:string-value="monk" calcext:value-type="string">
            <text:p>monk</text:p>
          </table:table-cell>
          <table:table-cell table:formula="of:=VLOOKUP([.A71];[en_fr.$A$1:.$B$12];2)" office:value-type="string" office:string-value="Moine" calcext:value-type="string">
            <text:p>Moine</text:p>
          </table:table-cell>
          <table:table-cell table:formula="of:=[dump_en.B71]" office:value-type="string" office:string-value="High Jump (Ex)" calcext:value-type="string">
            <text:p>High Jump (Ex)</text:p>
          </table:table-cell>
          <table:table-cell table:formula="of:=INDEX([en_fr.$F$2:.$F$150];MATCH([.C71];[en_fr.$E$2:.$E$150];0))" office:value-type="string" office:string-value="Sauts puissants (Ext)" calcext:value-type="string">
            <text:p>Sauts puissants (Ext)</text:p>
          </table:table-cell>
          <table:table-cell table:formula="of:=[dump_en.C71]" office:value-type="string" office:string-value="At 5th level, a monk adds his level to all Acrobatics checks made to jump, both for vertical jumps and horizontal jumps. In addition, he always counts as having a running start when making jump checks using Acrobatics. By spending 1 point from his ki pool as a swift action, a monk gains a +20 bonus on Acrobatics checks made to jump for 1 round." calcext:value-type="string">
            <text:p>At 5th level, a monk adds his level to all Acrobatics checks made to jump, both for vertical jumps and horizontal jumps. In addition, he always counts as having a running start when making jump checks using Acrobatics. By spending 1 point from his ki pool as a swift action, a monk gains a +20 bonus on Acrobatics checks made to jump for 1 round.</text:p>
          </table:table-cell>
          <table:table-cell table:formula="of:=INDEX([dump_fr.$C$2:.$C$151];MATCH(CONCATENATE([.B71];[.D71]);[dump_fr.$D$2:.$D$151];0))" office:value-type="string" office:string-value="Au niveau 5, le moine ajoute son niveau à tous les tests d’Acrobaties relatifs à des sauts (verticaux ou horizontaux). De plus, on considère qu’il dispose toujours d’un élan (même si ce n’est pas le cas en pratique). En dépensant 1 point de sa réserve de ki (ce qui nécessite une action rapide) le moine gagne pendant 1 round un bonus de +20 à tous les tests d’Acrobaties relatifs à des sauts." calcext:value-type="string">
            <text:p>Au niveau 5, le moine ajoute son niveau à tous les tests d’Acrobaties relatifs à des sauts (verticaux ou horizontaux). De plus, on considère qu’il dispose toujours d’un élan (même si ce n’est pas le cas en pratique). En dépensant 1 point de sa réserve de ki (ce qui nécessite une action rapide) le moine gagne pendant 1 round un bonus de +20 à tous les tests d’Acrobaties relatifs à des sauts.</text:p>
          </table:table-cell>
          <table:table-cell table:number-columns-repeated="1018"/>
        </table:table-row>
        <table:table-row table:style-name="ro1">
          <table:table-cell table:formula="of:=[dump_en.A72]" office:value-type="string" office:string-value="monk" calcext:value-type="string">
            <text:p>monk</text:p>
          </table:table-cell>
          <table:table-cell table:formula="of:=VLOOKUP([.A72];[en_fr.$A$1:.$B$12];2)" office:value-type="string" office:string-value="Moine" calcext:value-type="string">
            <text:p>Moine</text:p>
          </table:table-cell>
          <table:table-cell table:formula="of:=[dump_en.B72]" office:value-type="string" office:string-value="Purity of Body (Ex)" calcext:value-type="string">
            <text:p>Purity of Body (Ex)</text:p>
          </table:table-cell>
          <table:table-cell table:formula="of:=INDEX([en_fr.$F$2:.$F$150];MATCH([.C72];[en_fr.$E$2:.$E$150];0))" office:value-type="string" office:string-value="Pureté physique (Ext)" calcext:value-type="string">
            <text:p>Pureté physique (Ext)</text:p>
          </table:table-cell>
          <table:table-cell table:formula="of:=[dump_en.C72]" office:value-type="string" office:string-value="At 5th level, a monk gains immunity to all diseases, including supernatural and magical diseases." calcext:value-type="string">
            <text:p>At 5th level, a monk gains immunity to all diseases, including supernatural and magical diseases.</text:p>
          </table:table-cell>
          <table:table-cell table:formula="of:=INDEX([dump_fr.$C$2:.$C$151];MATCH(CONCATENATE([.B72];[.D72]);[dump_fr.$D$2:.$D$151];0))" office:value-type="string" office:string-value="Au niveau 5, le moine développe une immunité à toutes les maladies, même celles qui sont d’origine surnaturelle ou magique." calcext:value-type="string">
            <text:p>Au niveau 5, le moine développe une immunité à toutes les maladies, même celles qui sont d’origine surnaturelle ou magique.</text:p>
          </table:table-cell>
          <table:table-cell table:number-columns-repeated="1018"/>
        </table:table-row>
        <table:table-row table:style-name="ro1">
          <table:table-cell table:formula="of:=[dump_en.A73]" office:value-type="string" office:string-value="monk" calcext:value-type="string">
            <text:p>monk</text:p>
          </table:table-cell>
          <table:table-cell table:formula="of:=VLOOKUP([.A73];[en_fr.$A$1:.$B$12];2)" office:value-type="string" office:string-value="Moine" calcext:value-type="string">
            <text:p>Moine</text:p>
          </table:table-cell>
          <table:table-cell table:formula="of:=[dump_en.B73]" office:value-type="string" office:string-value="Wholeness of Body (Su)" calcext:value-type="string">
            <text:p>Wholeness of Body (Su)</text:p>
          </table:table-cell>
          <table:table-cell table:formula="of:=INDEX([en_fr.$F$2:.$F$150];MATCH([.C73];[en_fr.$E$2:.$E$150];0))" office:value-type="string" office:string-value="Plénitude physique (Sur)" calcext:value-type="string">
            <text:p>Plénitude physique (Sur)</text:p>
          </table:table-cell>
          <table:table-cell table:formula="of:=[dump_en.C73]" office:value-type="string" office:string-value="At 7th level or higher, a monk can heal his own wounds as a standard action. He can heal a number of hit points of damage equal to his monk level by using 2 points from his ki pool." calcext:value-type="string">
            <text:p>At 7th level or higher, a monk can heal his own wounds as a standard action. He can heal a number of hit points of damage equal to his monk level by using 2 points from his ki pool.</text:p>
          </table:table-cell>
          <table:table-cell table:formula="of:=INDEX([dump_fr.$C$2:.$C$151];MATCH(CONCATENATE([.B73];[.D73]);[dump_fr.$D$2:.$D$151];0))" office:value-type="string" office:string-value="Dès le niveau 7, le moine est capable de se soigner par une action simple. Il peut récupérer un nombre de points de vie égal à son niveau de moine en utilisant 2 points de sa réserve de ki." calcext:value-type="string">
            <text:p>Dès le niveau 7, le moine est capable de se soigner par une action simple. Il peut récupérer un nombre de points de vie égal à son niveau de moine en utilisant 2 points de sa réserve de ki.</text:p>
          </table:table-cell>
          <table:table-cell table:number-columns-repeated="1018"/>
        </table:table-row>
        <table:table-row table:style-name="ro1">
          <table:table-cell table:formula="of:=[dump_en.A74]" office:value-type="string" office:string-value="monk" calcext:value-type="string">
            <text:p>monk</text:p>
          </table:table-cell>
          <table:table-cell table:formula="of:=VLOOKUP([.A74];[en_fr.$A$1:.$B$12];2)" office:value-type="string" office:string-value="Moine" calcext:value-type="string">
            <text:p>Moine</text:p>
          </table:table-cell>
          <table:table-cell table:formula="of:=[dump_en.B74]" office:value-type="string" office:string-value="Improved Evasion (Ex)" calcext:value-type="string">
            <text:p>Improved Evasion (Ex)</text:p>
          </table:table-cell>
          <table:table-cell table:formula="of:=INDEX([en_fr.$F$2:.$F$150];MATCH([.C74];[en_fr.$E$2:.$E$150];0))" office:value-type="string" office:string-value="Esquive surnaturelle (Ext)" calcext:value-type="string">
            <text:p>Esquive surnaturelle (Ext)</text:p>
          </table:table-cell>
          <table:table-cell table:formula="of:=[dump_en.C74]" office:value-type="string" office:string-value="At 9th level, a monk's evasion ability improves. He still takes no damage on a successful Reflex saving throw against attacks, but henceforth he takes only half damage on a failed save. A helpless monk does not gain the benefit of improved evasion." calcext:value-type="string">
            <text:p>At 9th level, a monk's evasion ability improves. He still takes no damage on a successful Reflex saving throw against attacks, but henceforth he takes only half damage on a failed save. A helpless monk does not gain the benefit of improved evasion.</text:p>
          </table:table-cell>
          <table:table-cell table:formula="of:=INDEX([dump_fr.$C$2:.$C$151];MATCH(CONCATENATE([.B74];[.D74]);[dump_fr.$D$2:.$D$151];0))" office:value-type="string" office:string-value="Au niveau 9, l’esquive totale du moine s’améliore. Face aux attaques permettant un jet de Réflexes pour réduire les dégâts de moitié, il continue à ne subir aucun dégât en cas de jet de sauvegarde réussi mais, en plus, il ne subit que la moitié des dégâts en cas d’échec du jet de sauvegarde. Le moine ne bénéficie pas de cette capacité s’il est sans défense." calcext:value-type="string">
            <text:p>Au niveau 9, l’esquive totale du moine s’améliore. Face aux attaques permettant un jet de Réflexes pour réduire les dégâts de moitié, il continue à ne subir aucun dégât en cas de jet de sauvegarde réussi mais, en plus, il ne subit que la moitié des dégâts en cas d’échec du jet de sauvegarde. Le moine ne bénéficie pas de cette capacité s’il est sans défense.</text:p>
          </table:table-cell>
          <table:table-cell table:number-columns-repeated="1018"/>
        </table:table-row>
        <table:table-row table:style-name="ro1">
          <table:table-cell table:formula="of:=[dump_en.A75]" office:value-type="string" office:string-value="monk" calcext:value-type="string">
            <text:p>monk</text:p>
          </table:table-cell>
          <table:table-cell table:formula="of:=VLOOKUP([.A75];[en_fr.$A$1:.$B$12];2)" office:value-type="string" office:string-value="Moine" calcext:value-type="string">
            <text:p>Moine</text:p>
          </table:table-cell>
          <table:table-cell table:formula="of:=[dump_en.B75]" office:value-type="string" office:string-value="Diamond Body (Su)" calcext:value-type="string">
            <text:p>Diamond Body (Su)</text:p>
          </table:table-cell>
          <table:table-cell table:formula="of:=INDEX([en_fr.$F$2:.$F$150];MATCH([.C75];[en_fr.$E$2:.$E$150];0))" office:value-type="string" office:string-value="Corps de diamant (Sur)" calcext:value-type="string">
            <text:p>Corps de diamant (Sur)</text:p>
          </table:table-cell>
          <table:table-cell table:formula="of:=[dump_en.C75]" office:value-type="string" office:string-value="At 11th level, a monk gains immunity to poisons of all kinds." calcext:value-type="string">
            <text:p>At 11th level, a monk gains immunity to poisons of all kinds.</text:p>
          </table:table-cell>
          <table:table-cell table:formula="of:=INDEX([dump_fr.$C$2:.$C$151];MATCH(CONCATENATE([.B75];[.D75]);[dump_fr.$D$2:.$D$151];0))" office:value-type="string" office:string-value="Au niveau 11, le moine développe une immunité à tous les types de poisons." calcext:value-type="string">
            <text:p>Au niveau 11, le moine développe une immunité à tous les types de poisons.</text:p>
          </table:table-cell>
          <table:table-cell table:number-columns-repeated="1018"/>
        </table:table-row>
        <table:table-row table:style-name="ro1">
          <table:table-cell table:formula="of:=[dump_en.A76]" office:value-type="string" office:string-value="monk" calcext:value-type="string">
            <text:p>monk</text:p>
          </table:table-cell>
          <table:table-cell table:formula="of:=VLOOKUP([.A76];[en_fr.$A$1:.$B$12];2)" office:value-type="string" office:string-value="Moine" calcext:value-type="string">
            <text:p>Moine</text:p>
          </table:table-cell>
          <table:table-cell table:formula="of:=[dump_en.B76]" office:value-type="string" office:string-value="Abundant Step (Su)" calcext:value-type="string">
            <text:p>Abundant Step (Su)</text:p>
          </table:table-cell>
          <table:table-cell table:formula="of:=INDEX([en_fr.$F$2:.$F$150];MATCH([.C76];[en_fr.$E$2:.$E$150];0))" office:value-type="string" office:string-value="Pas chassé (Sur)" calcext:value-type="string">
            <text:p>Pas chassé (Sur)</text:p>
          </table:table-cell>
          <table:table-cell table:formula="of:=[dump_en.C76]" office:value-type="string" office:string-value="At 12th level or higher, a monk can slip magically between spaces, as if using the spell dimension door. Using this ability is a move action that consumes 2 points from his ki pool. His caster level for this effect is equal to his monk level. He cannot take other creatures with him when he uses this ability." calcext:value-type="string">
            <text:p>At 12th level or higher, a monk can slip magically between spaces, as if using the spell dimension door. Using this ability is a move action that consumes 2 points from his ki pool. His caster level for this effect is equal to his monk level. He cannot take other creatures with him when he uses this ability.</text:p>
          </table:table-cell>
          <table:table-cell table:formula="of:=INDEX([dump_fr.$C$2:.$C$151];MATCH(CONCATENATE([.B76];[.D76]);[dump_fr.$D$2:.$D$151];0))" office:value-type="string" office:string-value="À partir du niveau 12, le moine peut se déplacer instantanément d’un endroit à un autre comme à l’aide du sort porte dimensionnelle. Chaque utilisation de cette capacité nécessite une action de mouvement et coûte 2 points de ki. Le niveau de lanceur de sorts du moine pour cet effet est égal à son niveau de moine. Seul le moine peut se déplacer ainsi : il ne peut amener personne avec lui." calcext:value-type="string">
            <text:p>À partir du niveau 12, le moine peut se déplacer instantanément d’un endroit à un autre comme à l’aide du sort porte dimensionnelle. Chaque utilisation de cette capacité nécessite une action de mouvement et coûte 2 points de ki. Le niveau de lanceur de sorts du moine pour cet effet est égal à son niveau de moine. Seul le moine peut se déplacer ainsi : il ne peut amener personne avec lui.</text:p>
          </table:table-cell>
          <table:table-cell table:number-columns-repeated="1018"/>
        </table:table-row>
        <table:table-row table:style-name="ro1">
          <table:table-cell table:formula="of:=[dump_en.A77]" office:value-type="string" office:string-value="monk" calcext:value-type="string">
            <text:p>monk</text:p>
          </table:table-cell>
          <table:table-cell table:formula="of:=VLOOKUP([.A77];[en_fr.$A$1:.$B$12];2)" office:value-type="string" office:string-value="Moine" calcext:value-type="string">
            <text:p>Moine</text:p>
          </table:table-cell>
          <table:table-cell table:formula="of:=[dump_en.B77]" office:value-type="string" office:string-value="Diamond Soul (Ex)" calcext:value-type="string">
            <text:p>Diamond Soul (Ex)</text:p>
          </table:table-cell>
          <table:table-cell table:formula="of:=INDEX([en_fr.$F$2:.$F$150];MATCH([.C77];[en_fr.$E$2:.$E$150];0))" office:value-type="string" office:string-value="Âme de diamant (Ext)" calcext:value-type="string">
            <text:p>Âme de diamant (Ext)</text:p>
          </table:table-cell>
          <table:table-cell table:formula="of:=[dump_en.C77]" office:value-type="string" office:string-value="At 13th level, a monk gains spell resistance equal to his current monk level + 10. In order to affect the monk with a spell, a spellcaster must get a result on a caster level check (1d20 + caster level) that equals or exceeds the monk's spell resistance." calcext:value-type="string">
            <text:p>At 13th level, a monk gains spell resistance equal to his current monk level + 10. In order to affect the monk with a spell, a spellcaster must get a result on a caster level check (1d20 + caster level) that equals or exceeds the monk's spell resistance.</text:p>
          </table:table-cell>
          <table:table-cell table:formula="of:=INDEX([dump_fr.$C$2:.$C$151];MATCH(CONCATENATE([.B77];[.D77]);[dump_fr.$D$2:.$D$151];0))" office:value-type="string" office:string-value="Au niveau 13, le moine acquiert une résistance à la magie égale à son niveau de moine actuel + 10. Pour pouvoir l’affecter à l’aide d’un sort, son adversaire doit effectuer un test de niveau de lanceur de sorts (1d20 + son niveau de lanceur de sorts) et obtenir un résultat égal ou supérieur à la RM du moine." calcext:value-type="string">
            <text:p>Au niveau 13, le moine acquiert une résistance à la magie égale à son niveau de moine actuel + 10. Pour pouvoir l’affecter à l’aide d’un sort, son adversaire doit effectuer un test de niveau de lanceur de sorts (1d20 + son niveau de lanceur de sorts) et obtenir un résultat égal ou supérieur à la RM du moine.</text:p>
          </table:table-cell>
          <table:table-cell table:number-columns-repeated="1018"/>
        </table:table-row>
        <table:table-row table:style-name="ro3">
          <table:table-cell table:formula="of:=[dump_en.A78]" office:value-type="string" office:string-value="monk" calcext:value-type="string">
            <text:p>monk</text:p>
          </table:table-cell>
          <table:table-cell table:formula="of:=VLOOKUP([.A78];[en_fr.$A$1:.$B$12];2)" office:value-type="string" office:string-value="Moine" calcext:value-type="string">
            <text:p>Moine</text:p>
          </table:table-cell>
          <table:table-cell table:formula="of:=[dump_en.B78]" office:value-type="string" office:string-value="Quivering Palm (Su)" calcext:value-type="string">
            <text:p>Quivering Palm (Su)</text:p>
          </table:table-cell>
          <table:table-cell table:formula="of:=INDEX([en_fr.$F$2:.$F$150];MATCH([.C78];[en_fr.$E$2:.$E$150];0))" office:value-type="string" office:string-value="Paume vibratoire (Sur)" calcext:value-type="string">
            <text:p>Paume vibratoire (Sur)</text:p>
          </table:table-cell>
          <table:table-cell table:formula="of:=[dump_en.C78]" office:value-type="string" office:string-value="Starting at 15th level, a monk can set up vibrations within the body of another creature that can thereafter be fatal if the monk so desires. He can use this quivering palm attack once per day, and he must announce his intent before making his attack roll. Creatures immune to critical hits cannot be affected. Otherwise, if the monk strikes successfully and the target takes damage from the blow, the quivering palm attack succeeds. Thereafter, the monk can try to slay the victim at any later time, as long as the attempt is made within a number of days equal to his monk level. To make such an attempt, the monk merely wills the target to die (a free action), and unless the target makes a Fortitude saving throw (DC 10 + 1/2 the monk's level + the monk's Wis modifier), it dies. If the saving throw is successful, the target is no longer in danger from that particular quivering palm attack, but it may still be affected by another one at a later time. A monk can have no more than 1 quivering palm in effect at one time. If a monk uses quivering palm while another is still in effect, the previous effect is negated." calcext:value-type="string">
            <text:p>Starting at 15th level, a monk can set up vibrations within the body of another creature that can thereafter be fatal if the monk so desires. He can use this quivering palm attack once per day, and he must announce his intent before making his attack roll. Creatures immune to critical hits cannot be affected. Otherwise, if the monk strikes successfully and the target takes damage from the blow, the quivering palm attack succeeds. Thereafter, the monk can try to slay the victim at any later time, as long as the attempt is made within a number of days equal to his monk level. To make such an attempt, the monk merely wills the target to die (a free action), and unless the target makes a Fortitude saving throw (DC 10 + 1/2 the monk's level + the monk's Wis modifier), it dies. If the saving throw is successful, the target is no longer in danger from that particular quivering palm attack, but it may still be affected by another one at a later time. A monk can have no more than 1 quivering palm in effect at one time. If a monk uses quivering palm while another is still in effect, the previous effect is negated.</text:p>
          </table:table-cell>
          <table:table-cell table:formula="of:=INDEX([dump_fr.$C$2:.$C$151];MATCH(CONCATENATE([.B78];[.D78]);[dump_fr.$D$2:.$D$151];0))" office:value-type="string" office:string-value="Dès le niveau 15, le moine peut utiliser cette redoutable attaque lui permettant de transmettre des vibrations dangereuses à sa cible, qui peuvent devenir fatales quand il le désire. Le personnage peut se servir de la paume vibratoire une fois par jour et doit l’annoncer avant d’effectuer son jet d’attaque. Les créatures immunisées aux coups critiques ne sont pas affectées par ce pouvoir. Si le coup porte et si l’adversaire est blessé, les vibrations sont transmises avec succès au corps de la victime. À partir de ce moment, le moine peut décider de la tuer à tout instant (les vibrations persistent pendant un jour par niveau du moine). Dès qu’il prend cette décision (ce qui lui demande une action libre), la cible doit effectuer un jet de Vigueur (DD 10 + la moitié du niveau du moine + le modificateur de Sagesse du moine). En cas d’échec, elle meurt. Si elle réussit, les vibrations cessent et elle ne risque plus rien (mais elle peut subir une nouvelle attaque de&#10;paume vibratoire). Le moine ne peut activer plus d’un effet de paume vibratoire à la fois : si une victime est encore affectée par la paume vibratoire du moine et que celui-ci utilise cette capacité à nouveau, l’effet le plus ancien prend fin immédiatement." calcext:value-type="string">
            <text:p>Dès le niveau 15, le moine peut utiliser cette redoutable attaque lui permettant de transmettre des vibrations dangereuses à sa cible, qui peuvent devenir fatales quand il le désire. Le personnage peut se servir de la paume vibratoire une fois par jour et doit l’annoncer avant d’effectuer son jet d’attaque. Les créatures immunisées aux coups critiques ne sont pas affectées par ce pouvoir. Si le coup porte et si l’adversaire est blessé, les vibrations sont transmises avec succès au corps de la victime. À partir de ce moment, le moine peut décider de la tuer à tout instant (les vibrations persistent pendant un jour par niveau du moine). Dès qu’il prend cette décision (ce qui lui demande une action libre), la cible doit effectuer un jet de Vigueur (DD 10 + la moitié du niveau du moine + le modificateur de Sagesse du moine). En cas d’échec, elle meurt. Si elle réussit, les vibrations cessent et elle ne risque plus rien (mais elle peut subir une nouvelle attaque de</text:p>
            <text:p>paume vibratoire). Le moine ne peut activer plus d’un effet de paume vibratoire à la fois : si une victime est encore affectée par la paume vibratoire du moine et que celui-ci utilise cette capacité à nouveau, l’effet le plus ancien prend fin immédiatement.</text:p>
          </table:table-cell>
          <table:table-cell table:number-columns-repeated="1018"/>
        </table:table-row>
        <table:table-row table:style-name="ro1">
          <table:table-cell table:formula="of:=[dump_en.A79]" office:value-type="string" office:string-value="monk" calcext:value-type="string">
            <text:p>monk</text:p>
          </table:table-cell>
          <table:table-cell table:formula="of:=VLOOKUP([.A79];[en_fr.$A$1:.$B$12];2)" office:value-type="string" office:string-value="Moine" calcext:value-type="string">
            <text:p>Moine</text:p>
          </table:table-cell>
          <table:table-cell table:formula="of:=[dump_en.B79]" office:value-type="string" office:string-value="Timeless Body (Ex)" calcext:value-type="string">
            <text:p>Timeless Body (Ex)</text:p>
          </table:table-cell>
          <table:table-cell table:formula="of:=INDEX([en_fr.$F$2:.$F$150];MATCH([.C79];[en_fr.$E$2:.$E$150];0))" office:value-type="string" office:string-value="Éternelle jeunesse (Ext)" calcext:value-type="string">
            <text:p>Éternelle jeunesse (Ext)</text:p>
          </table:table-cell>
          <table:table-cell table:formula="of:=[dump_en.C79]" office:value-type="string" office:string-value="At 17th level, a monk no longer takes penalties to his ability scores for aging and cannot be magically aged. Any such penalties that he has already taken, however, remain in place. Age bonuses still accrue, and the monk still dies of old age when his time is up." calcext:value-type="string">
            <text:p>At 17th level, a monk no longer takes penalties to his ability scores for aging and cannot be magically aged. Any such penalties that he has already taken, however, remain in place. Age bonuses still accrue, and the monk still dies of old age when his time is up.</text:p>
          </table:table-cell>
          <table:table-cell table:formula="of:=INDEX([dump_fr.$C$2:.$C$151];MATCH(CONCATENATE([.B79];[.D79]);[dump_fr.$D$2:.$D$151];0))" office:value-type="string" office:string-value="À partir du niveau 17, les affaiblissements de caractéristiques dus au vieillissement n’affectent plus le moine, pas plus que les attaques provoquant un vieillissement accéléré. Les affaiblissements qu’il aurait pu subir avant d’atteindre ce niveau ne sont pas annulés pour autant. Le moine continue de vieillir et bénéficie des bonus qui en découlent. Il meurt toujours de vieillesse lorsque son heure est venue." calcext:value-type="string">
            <text:p>À partir du niveau 17, les affaiblissements de caractéristiques dus au vieillissement n’affectent plus le moine, pas plus que les attaques provoquant un vieillissement accéléré. Les affaiblissements qu’il aurait pu subir avant d’atteindre ce niveau ne sont pas annulés pour autant. Le moine continue de vieillir et bénéficie des bonus qui en découlent. Il meurt toujours de vieillesse lorsque son heure est venue.</text:p>
          </table:table-cell>
          <table:table-cell table:number-columns-repeated="1018"/>
        </table:table-row>
        <table:table-row table:style-name="ro1">
          <table:table-cell table:formula="of:=[dump_en.A80]" office:value-type="string" office:string-value="monk" calcext:value-type="string">
            <text:p>monk</text:p>
          </table:table-cell>
          <table:table-cell table:formula="of:=VLOOKUP([.A80];[en_fr.$A$1:.$B$12];2)" office:value-type="string" office:string-value="Moine" calcext:value-type="string">
            <text:p>Moine</text:p>
          </table:table-cell>
          <table:table-cell table:formula="of:=[dump_en.B80]" office:value-type="string" office:string-value="Tongue of the Sun and Moon (Ex)" calcext:value-type="string">
            <text:p>Tongue of the Sun and Moon (Ex)</text:p>
          </table:table-cell>
          <table:table-cell table:formula="of:=INDEX([en_fr.$F$2:.$F$150];MATCH([.C80];[en_fr.$E$2:.$E$150];0))" office:value-type="string" office:string-value="Langues du soleil et de la lune (Ext)" calcext:value-type="string">
            <text:p>Langues du soleil et de la lune (Ext)</text:p>
          </table:table-cell>
          <table:table-cell table:formula="of:=[dump_en.C80]" office:value-type="string" office:string-value="A monk of 17th level or higher can speak with any living creature." calcext:value-type="string">
            <text:p>A monk of 17th level or higher can speak with any living creature.</text:p>
          </table:table-cell>
          <table:table-cell table:formula="of:=INDEX([dump_fr.$C$2:.$C$151];MATCH(CONCATENATE([.B80];[.D80]);[dump_fr.$D$2:.$D$151];0))" office:value-type="string" office:string-value="À partir du niveau 17, le moine peut communiquer avec toutes les créatures vivantes." calcext:value-type="string">
            <text:p>À partir du niveau 17, le moine peut communiquer avec toutes les créatures vivantes.</text:p>
          </table:table-cell>
          <table:table-cell table:number-columns-repeated="1018"/>
        </table:table-row>
        <table:table-row table:style-name="ro1">
          <table:table-cell table:formula="of:=[dump_en.A81]" office:value-type="string" office:string-value="monk" calcext:value-type="string">
            <text:p>monk</text:p>
          </table:table-cell>
          <table:table-cell table:formula="of:=VLOOKUP([.A81];[en_fr.$A$1:.$B$12];2)" office:value-type="string" office:string-value="Moine" calcext:value-type="string">
            <text:p>Moine</text:p>
          </table:table-cell>
          <table:table-cell table:formula="of:=[dump_en.B81]" office:value-type="string" office:string-value="Empty Body (Su)" calcext:value-type="string">
            <text:p>Empty Body (Su)</text:p>
          </table:table-cell>
          <table:table-cell table:formula="of:=INDEX([en_fr.$F$2:.$F$150];MATCH([.C81];[en_fr.$E$2:.$E$150];0))" office:value-type="string" office:string-value="Désertion de l’âme (Sur)" calcext:value-type="string">
            <text:p>Désertion de l’âme (Sur)</text:p>
          </table:table-cell>
          <table:table-cell table:formula="of:=[dump_en.C81]" office:value-type="string" office:string-value="At 19th level, a monk gains the ability to assume an ethereal state for 1 minute as though using the spell etherealness. Using this ability is a move action that consumes 3 points from his ki pool. This ability only affects the monk and cannot be used to make other creatures ethereal." calcext:value-type="string">
            <text:p>At 19th level, a monk gains the ability to assume an ethereal state for 1 minute as though using the spell etherealness. Using this ability is a move action that consumes 3 points from his ki pool. This ability only affects the monk and cannot be used to make other creatures ethereal.</text:p>
          </table:table-cell>
          <table:table-cell table:formula="of:=INDEX([dump_fr.$C$2:.$C$151];MATCH(CONCATENATE([.B81];[.D81]);[dump_fr.$D$2:.$D$151];0))" office:value-type="string" office:string-value="Au niveau 19, le personnage peut devenir éthéré pendant une minute comme s’il utilisait le sort passage dans l’éther. Cette capacité s’active par une action de mouvement et coûte 3 points de ki. Seul le moine est affecté : il ne peut pas utiliser désertion de l’âme pour appliquer le même effet à d’autres créatures." calcext:value-type="string">
            <text:p>Au niveau 19, le personnage peut devenir éthéré pendant une minute comme s’il utilisait le sort passage dans l’éther. Cette capacité s’active par une action de mouvement et coûte 3 points de ki. Seul le moine est affecté : il ne peut pas utiliser désertion de l’âme pour appliquer le même effet à d’autres créatures.</text:p>
          </table:table-cell>
          <table:table-cell table:number-columns-repeated="1018"/>
        </table:table-row>
        <table:table-row table:style-name="ro1">
          <table:table-cell table:formula="of:=[dump_en.A82]" office:value-type="string" office:string-value="monk" calcext:value-type="string">
            <text:p>monk</text:p>
          </table:table-cell>
          <table:table-cell table:formula="of:=VLOOKUP([.A82];[en_fr.$A$1:.$B$12];2)" office:value-type="string" office:string-value="Moine" calcext:value-type="string">
            <text:p>Moine</text:p>
          </table:table-cell>
          <table:table-cell table:formula="of:=[dump_en.B82]" office:value-type="string" office:string-value="Perfect Self" calcext:value-type="string">
            <text:p>Perfect Self</text:p>
          </table:table-cell>
          <table:table-cell table:formula="of:=INDEX([en_fr.$F$2:.$F$150];MATCH([.C82];[en_fr.$E$2:.$E$150];0))" office:value-type="string" office:string-value="Perfection de l’être" calcext:value-type="string">
            <text:p>Perfection de l’être</text:p>
          </table:table-cell>
          <table:table-cell table:formula="of:=[dump_en.C82]" office:value-type="string" office:string-value="At 20th level, a monk becomes a magical creature. He is forevermore treated as an outsider rather than as a humanoid (or whatever the monk's creature type was) for the purpose of spells and magical effects. Additionally, the monk gains damage reduction 10/chaotic, which allows him to ignore the first 10 points of damage from any attack made by a nonchaotic weapon or by any natural attack made by a creature that doesn't have similar damage reduction. Unlike other outsiders, the monk can still be brought back from the dead as if he were a member of his previous creature type." calcext:value-type="string">
            <text:p>At 20th level, a monk becomes a magical creature. He is forevermore treated as an outsider rather than as a humanoid (or whatever the monk's creature type was) for the purpose of spells and magical effects. Additionally, the monk gains damage reduction 10/chaotic, which allows him to ignore the first 10 points of damage from any attack made by a nonchaotic weapon or by any natural attack made by a creature that doesn't have similar damage reduction. Unlike other outsiders, the monk can still be brought back from the dead as if he were a member of his previous creature type.</text:p>
          </table:table-cell>
          <table:table-cell table:formula="of:=INDEX([dump_fr.$C$2:.$C$151];MATCH(CONCATENATE([.B82];[.D82]);[dump_fr.$D$2:.$D$151];0))" office:value-type="string" office:string-value="Au niveau 20, le moine devient une entité magique. À partir de cet instant, il n’est plus considéré comme un humanoïde mais comme un Extérieur pour ce qui est des sorts et des effets magiques. De plus, le moine acquiert une réduction de dégâts de 10/chaotique, ce qui signifie qu’il ignore les 10 premiers points de dégâts infligés par chaque attaque portée avec une arme non-chaotique ou avec une arme naturelle d’une créature qui ne dispose pas d’une réduction de dégâts similaire. Contrairement aux autres Extérieurs, le moine peut être ramené à la vie, comme si son type de créature n’avait pas changé." calcext:value-type="string">
            <text:p>Au niveau 20, le moine devient une entité magique. À partir de cet instant, il n’est plus considéré comme un humanoïde mais comme un Extérieur pour ce qui est des sorts et des effets magiques. De plus, le moine acquiert une réduction de dégâts de 10/chaotique, ce qui signifie qu’il ignore les 10 premiers points de dégâts infligés par chaque attaque portée avec une arme non-chaotique ou avec une arme naturelle d’une créature qui ne dispose pas d’une réduction de dégâts similaire. Contrairement aux autres Extérieurs, le moine peut être ramené à la vie, comme si son type de créature n’avait pas changé.</text:p>
          </table:table-cell>
          <table:table-cell table:number-columns-repeated="1018"/>
        </table:table-row>
        <table:table-row table:style-name="ro1">
          <table:table-cell table:formula="of:=[dump_en.A83]" office:value-type="string" office:string-value="paladin" calcext:value-type="string">
            <text:p>paladin</text:p>
          </table:table-cell>
          <table:table-cell table:formula="of:=VLOOKUP([.A83];[en_fr.$A$1:.$B$12];2)" office:value-type="string" office:string-value="Paladin" calcext:value-type="string">
            <text:p>Paladin</text:p>
          </table:table-cell>
          <table:table-cell table:formula="of:=[dump_en.B83]" office:value-type="string" office:string-value="Weapon and Armor Proficiency" calcext:value-type="string">
            <text:p>Weapon and Armor Proficiency</text:p>
          </table:table-cell>
          <table:table-cell table:formula="of:=INDEX([en_fr.$F$2:.$F$150];MATCH([.C83];[en_fr.$E$2:.$E$150];0))" office:value-type="string" office:string-value="Armes et armures" calcext:value-type="string">
            <text:p>Armes et armures</text:p>
          </table:table-cell>
          <table:table-cell table:formula="of:=[dump_en.C83]" office:value-type="string" office:string-value="Paladins are proficient with all simple and martial weapons, with all types of armor (heavy, medium, and light), and with shields (except tower shields)." calcext:value-type="string">
            <text:p>Paladins are proficient with all simple and martial weapons, with all types of armor (heavy, medium, and light), and with shields (except tower shields).</text:p>
          </table:table-cell>
          <table:table-cell table:formula="of:=INDEX([dump_fr.$C$2:.$C$151];MATCH(CONCATENATE([.B83];[.D83]);[dump_fr.$D$2:.$D$151];0))" office:value-type="string" office:string-value="Le paladin est formé au maniement de toutes les armes courantes et de guerre, ainsi qu’au port de toutes les armures (légères, intermédiaires et lourdes) et à l’utilisation des boucliers (à l’exception des pavois)." calcext:value-type="string">
            <text:p>Le paladin est formé au maniement de toutes les armes courantes et de guerre, ainsi qu’au port de toutes les armures (légères, intermédiaires et lourdes) et à l’utilisation des boucliers (à l’exception des pavois).</text:p>
          </table:table-cell>
          <table:table-cell table:number-columns-repeated="1018"/>
        </table:table-row>
        <table:table-row table:style-name="ro1">
          <table:table-cell table:formula="of:=[dump_en.A84]" office:value-type="string" office:string-value="paladin" calcext:value-type="string">
            <text:p>paladin</text:p>
          </table:table-cell>
          <table:table-cell table:formula="of:=VLOOKUP([.A84];[en_fr.$A$1:.$B$12];2)" office:value-type="string" office:string-value="Paladin" calcext:value-type="string">
            <text:p>Paladin</text:p>
          </table:table-cell>
          <table:table-cell table:formula="of:=[dump_en.B84]" office:value-type="string" office:string-value="Aura of Good (Ex)" calcext:value-type="string">
            <text:p>Aura of Good (Ex)</text:p>
          </table:table-cell>
          <table:table-cell table:formula="of:=INDEX([en_fr.$F$2:.$F$150];MATCH([.C84];[en_fr.$E$2:.$E$150];0))" office:value-type="string" office:string-value="Aura de Bien (Ext)" calcext:value-type="string">
            <text:p>Aura de Bien (Ext)</text:p>
          </table:table-cell>
          <table:table-cell table:formula="of:=[dump_en.C84]" office:value-type="string" office:string-value="The power of a paladin's aura of good (see the detect good spell) is equal to her paladin level." calcext:value-type="string">
            <text:p>The power of a paladin's aura of good (see the detect good spell) is equal to her paladin level.</text:p>
          </table:table-cell>
          <table:table-cell table:formula="of:=INDEX([dump_fr.$C$2:.$C$151];MATCH(CONCATENATE([.B84];[.D84]);[dump_fr.$D$2:.$D$151];0))" office:value-type="string" office:string-value="Un paladin génère une aura de Bien (voir le sort détection du Mal), dont la puissance correspond à son niveau de paladin." calcext:value-type="string">
            <text:p>Un paladin génère une aura de Bien (voir le sort détection du Mal), dont la puissance correspond à son niveau de paladin.</text:p>
          </table:table-cell>
          <table:table-cell table:number-columns-repeated="1018"/>
        </table:table-row>
        <table:table-row table:style-name="ro1">
          <table:table-cell table:formula="of:=[dump_en.A85]" office:value-type="string" office:string-value="paladin" calcext:value-type="string">
            <text:p>paladin</text:p>
          </table:table-cell>
          <table:table-cell table:formula="of:=VLOOKUP([.A85];[en_fr.$A$1:.$B$12];2)" office:value-type="string" office:string-value="Paladin" calcext:value-type="string">
            <text:p>Paladin</text:p>
          </table:table-cell>
          <table:table-cell table:formula="of:=[dump_en.B85]" office:value-type="string" office:string-value="Detect Evil" calcext:value-type="string">
            <text:p>Detect Evil</text:p>
          </table:table-cell>
          <table:table-cell table:formula="of:=INDEX([en_fr.$F$2:.$F$150];MATCH([.C85];[en_fr.$E$2:.$E$150];0))" office:value-type="string" office:string-value="Détection du Mal (Mag)" calcext:value-type="string">
            <text:p>Détection du Mal (Mag)</text:p>
          </table:table-cell>
          <table:table-cell table:formula="of:=[dump_en.C85]" office:value-type="string" office:string-value="At will, a paladin can use detect evil, as the spell. A paladin can, as a move action, concentrate on a single item or individual within 60 feet and determine if it is evil, learning the strength of its aura as if having studied it for 3 rounds. While focusing on one individual or object, the paladin does not detect evil in any other object or individual within range." calcext:value-type="string">
            <text:p>At will, a paladin can use detect evil, as the spell. A paladin can, as a move action, concentrate on a single item or individual within 60 feet and determine if it is evil, learning the strength of its aura as if having studied it for 3 rounds. While focusing on one individual or object, the paladin does not detect evil in any other object or individual within range.</text:p>
          </table:table-cell>
          <table:table-cell table:formula="of:=INDEX([dump_fr.$C$2:.$C$151];MATCH(CONCATENATE([.B85];[.D85]);[dump_fr.$D$2:.$D$151];0))" office:value-type="string" office:string-value="Un paladin peut détecter le Mal à volonté, comme par le sort de détection du Mal. Par une action de mouvement, le paladin peut se concentrer sur un objet ou un individu unique distant de 18 m (12 cases) ou moins pour déterminer s’il est d’alignement Mauvais et pour connaître la puissance de son aura comme s’il l’avait étudié pendant trois rounds. Lorsqu’il se concentre sur un objet ou un individu, le paladin ne détecte pas le Mal sur les autres objets ou individus à proximité." calcext:value-type="string">
            <text:p>Un paladin peut détecter le Mal à volonté, comme par le sort de détection du Mal. Par une action de mouvement, le paladin peut se concentrer sur un objet ou un individu unique distant de 18 m (12 cases) ou moins pour déterminer s’il est d’alignement Mauvais et pour connaître la puissance de son aura comme s’il l’avait étudié pendant trois rounds. Lorsqu’il se concentre sur un objet ou un individu, le paladin ne détecte pas le Mal sur les autres objets ou individus à proximité.</text:p>
          </table:table-cell>
          <table:table-cell table:number-columns-repeated="1018"/>
        </table:table-row>
        <table:table-row table:style-name="ro2">
          <table:table-cell table:formula="of:=[dump_en.A86]" office:value-type="string" office:string-value="paladin" calcext:value-type="string">
            <text:p>paladin</text:p>
          </table:table-cell>
          <table:table-cell table:formula="of:=VLOOKUP([.A86];[en_fr.$A$1:.$B$12];2)" office:value-type="string" office:string-value="Paladin" calcext:value-type="string">
            <text:p>Paladin</text:p>
          </table:table-cell>
          <table:table-cell table:formula="of:=[dump_en.B86]" office:value-type="string" office:string-value="Smite Evil (Su)" calcext:value-type="string">
            <text:p>Smite Evil (Su)</text:p>
          </table:table-cell>
          <table:table-cell table:formula="of:=INDEX([en_fr.$F$2:.$F$150];MATCH([.C86];[en_fr.$E$2:.$E$150];0))" office:value-type="string" office:string-value="Châtiment du Mal (Sur)" calcext:value-type="string">
            <text:p>Châtiment du Mal (Sur)</text:p>
          </table:table-cell>
          <table:table-cell table:formula="of:=[dump_en.C86]" office:value-type="string" office:string-value="Once per day, a paladin can call out to the powers of good to aid her in her struggle against evil. As a swift action, the paladin chooses one target within sight to smite. If this target is evil, the paladin adds her Charisma bonus (if any) to her attack rolls and adds her paladin level to all damage rolls made against the target of her smite. If the target of smite evil is an outsider with the evil subtype, an evil-aligned dragon, or an undead creature, the bonus to damage on the first successful attack increases to 2 points of damage per level the paladin possesses. Regardless of the target, smite evil attacks automatically bypass any DR the creature might possess.In addition, while smite evil is in effect, the paladin gains a deflection bonus equal to her Charisma modifier (if any) to her AC against attacks made by the target of the smite. If the paladin targets a creature that is not evil, the smite is wasted with no effect.The smite evil effect remains until the target of the smite is dead or the next time the paladin rests and regains her uses of this ability. At 4th level, and at every three levels thereafter, the paladin may smite evil one additional time per day, as indicated on Table: Paladin, to a maximum of seven times per day at 19th level." calcext:value-type="string">
            <text:p>Once per day, a paladin can call out to the powers of good to aid her in her struggle against evil. As a swift action, the paladin chooses one target within sight to smite. If this target is evil, the paladin adds her Charisma bonus (if any) to her attack rolls and adds her paladin level to all damage rolls made against the target of her smite. If the target of smite evil is an outsider with the evil subtype, an evil-aligned dragon, or an undead creature, the bonus to damage on the first successful attack increases to 2 points of damage per level the paladin possesses. Regardless of the target, smite evil attacks automatically bypass any DR the creature might possess.In addition, while smite evil is in effect, the paladin gains a deflection bonus equal to her Charisma modifier (if any) to her AC against attacks made by the target of the smite. If the paladin targets a creature that is not evil, the smite is wasted with no effect.The smite evil effect remains until the target of the smite is dead or the next time the paladin rests and regains her uses of this ability. At 4th level, and at every three levels thereafter, the paladin may smite evil one additional time per day, as indicated on Table: Paladin, to a maximum of seven times per day at 19th level.</text:p>
          </table:table-cell>
          <table:table-cell table:formula="of:=INDEX([dump_fr.$C$2:.$C$151];MATCH(CONCATENATE([.B86];[.D86]);[dump_fr.$D$2:.$D$151];0))" office:value-type="string" office:string-value="Une fois par jour, un paladin peut faire appel aux pouvoirs du bien dans son combat contre le mal. Par une action rapide, le paladin désigne comme cible de son châtiment du Mal un ennemi qu’il peut voir. Si la cible est d’alignement Mauvais, le paladin ajoute son bonus de Charisme (s’il en a un) à ses jets d’attaque et son niveau de paladin à tous les jets de dégâts à l’encontre de sa cible. Si la cible est un Extérieur du sous-type Mal, un dragon d’alignement Mauvais ou un mort-vivant, le bonus aux dégâts passe à 2 points de dégâts par niveau du paladin pour la première attaque qui touche l'adversaire. Dans tous les cas, le châtiment du mal ignore toutes les réductions de dégâts de la cible.&#10;De plus, lorsqu’un châtiment du Mal est en cours, le paladin gagne un bonus de parade à sa CA égal à son bonus de Charisme (s’il en a un) contre les attaques portées par la cible du châtiment du Mal. Si le paladin désigne une créature qui n’est pas d’alignement Mauvais, le châtiment est dépensé mais n’a aucun effet.&#10;L’effet du châtiment du Mal persiste jusqu’à ce que la cible soit morte ou jusqu’à ce que le paladin se repose et récupère son quota d’utilisations de cette capacité. Au niveau 4 et tous les trois niveaux par la suite, le paladin obtient une utilisation quotidienne supplémentaire de ce pouvoir, comme indiqué dans la Table &quot;Le Paladin&quot;, avec un maximum de sept utilisations quotidiennes au niveau 19." calcext:value-type="string">
            <text:p>Une fois par jour, un paladin peut faire appel aux pouvoirs du bien dans son combat contre le mal. Par une action rapide, le paladin désigne comme cible de son châtiment du Mal un ennemi qu’il peut voir. Si la cible est d’alignement Mauvais, le paladin ajoute son bonus de Charisme (s’il en a un) à ses jets d’attaque et son niveau de paladin à tous les jets de dégâts à l’encontre de sa cible. Si la cible est un Extérieur du sous-type Mal, un dragon d’alignement Mauvais ou un mort-vivant, le bonus aux dégâts passe à 2 points de dégâts par niveau du paladin pour la première attaque qui touche l'adversaire. Dans tous les cas, le châtiment du mal ignore toutes les réductions de dégâts de la cible.</text:p>
            <text:p>De plus, lorsqu’un châtiment du Mal est en cours, le paladin gagne un bonus de parade à sa CA égal à son bonus de Charisme (s’il en a un) contre les attaques portées par la cible du châtiment du Mal. Si le paladin désigne une créature qui n’est pas d’alignement Mauvais, le châtiment est dépensé mais n’a aucun effet.</text:p>
            <text:p>L’effet du châtiment du Mal persiste jusqu’à ce que la cible soit morte ou jusqu’à ce que le paladin se repose et récupère son quota d’utilisations de cette capacité. Au niveau 4 et tous les trois niveaux par la suite, le paladin obtient une utilisation quotidienne supplémentaire de ce pouvoir, comme indiqué dans la Table "Le Paladin", avec un maximum de sept utilisations quotidiennes au niveau 19.</text:p>
          </table:table-cell>
          <table:table-cell table:number-columns-repeated="1018"/>
        </table:table-row>
        <table:table-row table:style-name="ro1">
          <table:table-cell table:formula="of:=[dump_en.A87]" office:value-type="string" office:string-value="paladin" calcext:value-type="string">
            <text:p>paladin</text:p>
          </table:table-cell>
          <table:table-cell table:formula="of:=VLOOKUP([.A87];[en_fr.$A$1:.$B$12];2)" office:value-type="string" office:string-value="Paladin" calcext:value-type="string">
            <text:p>Paladin</text:p>
          </table:table-cell>
          <table:table-cell table:formula="of:=[dump_en.B87]" office:value-type="string" office:string-value="Divine Grace (Su)" calcext:value-type="string">
            <text:p>Divine Grace (Su)</text:p>
          </table:table-cell>
          <table:table-cell table:formula="of:=INDEX([en_fr.$F$2:.$F$150];MATCH([.C87];[en_fr.$E$2:.$E$150];0))" office:value-type="string" office:string-value="Grâce divine (Sur)" calcext:value-type="string">
            <text:p>Grâce divine (Sur)</text:p>
          </table:table-cell>
          <table:table-cell table:formula="of:=[dump_en.C87]" office:value-type="string" office:string-value="At 2nd level, a paladin gains a bonus equal to her Charisma bonus (if any) on all saving throws." calcext:value-type="string">
            <text:p>At 2nd level, a paladin gains a bonus equal to her Charisma bonus (if any) on all saving throws.</text:p>
          </table:table-cell>
          <table:table-cell table:formula="of:=INDEX([dump_fr.$C$2:.$C$151];MATCH(CONCATENATE([.B87];[.D87]);[dump_fr.$D$2:.$D$151];0))" office:value-type="string" office:string-value="Un paladin de niveau 2 ou plus bénéficie d’un bonus à tous ses jets de sauvegarde égal à son bonus de Charisme (s’il en a un)." calcext:value-type="string">
            <text:p>Un paladin de niveau 2 ou plus bénéficie d’un bonus à tous ses jets de sauvegarde égal à son bonus de Charisme (s’il en a un).</text:p>
          </table:table-cell>
          <table:table-cell table:number-columns-repeated="1018"/>
        </table:table-row>
        <table:table-row table:style-name="ro3">
          <table:table-cell table:formula="of:=[dump_en.A88]" office:value-type="string" office:string-value="paladin" calcext:value-type="string">
            <text:p>paladin</text:p>
          </table:table-cell>
          <table:table-cell table:formula="of:=VLOOKUP([.A88];[en_fr.$A$1:.$B$12];2)" office:value-type="string" office:string-value="Paladin" calcext:value-type="string">
            <text:p>Paladin</text:p>
          </table:table-cell>
          <table:table-cell table:formula="of:=[dump_en.B88]" office:value-type="string" office:string-value="Lay On Hands (Su)" calcext:value-type="string">
            <text:p>Lay On Hands (Su)</text:p>
          </table:table-cell>
          <table:table-cell table:formula="of:=INDEX([en_fr.$F$2:.$F$150];MATCH([.C88];[en_fr.$E$2:.$E$150];0))" office:value-type="string" office:string-value="Imposition des mains (Sur)" calcext:value-type="string">
            <text:p>Imposition des mains (Sur)</text:p>
          </table:table-cell>
          <table:table-cell table:formula="of:=[dump_en.C88]" office:value-type="string" office:string-value="Beginning at 2nd level, a paladin can heal wounds (her own or those of others) by touch. Each day she can use this ability a number of times equal to 1/2 her paladin level plus her Charisma modifier. With one use of this ability, a paladin can heal 1d6 hit points of damage for every two paladin levels she possesses. Using this ability is a standard action, unless the paladin targets herself, in which case it is a swift action. Despite the name of this ability, a paladin only needs one free hand to use this ability.Alternatively, a paladin can use this healing power to deal damage to undead creatures, dealing 1d6 points of damage for every two levels the paladin possesses. Using lay on hands in this way requires a successful melee touch attack and doesn't provoke an attack of opportunity. Undead do not receive a saving throw against this damage." calcext:value-type="string">
            <text:p>Beginning at 2nd level, a paladin can heal wounds (her own or those of others) by touch. Each day she can use this ability a number of times equal to 1/2 her paladin level plus her Charisma modifier. With one use of this ability, a paladin can heal 1d6 hit points of damage for every two paladin levels she possesses. Using this ability is a standard action, unless the paladin targets herself, in which case it is a swift action. Despite the name of this ability, a paladin only needs one free hand to use this ability.Alternatively, a paladin can use this healing power to deal damage to undead creatures, dealing 1d6 points of damage for every two levels the paladin possesses. Using lay on hands in this way requires a successful melee touch attack and doesn't provoke an attack of opportunity. Undead do not receive a saving throw against this damage.</text:p>
          </table:table-cell>
          <table:table-cell table:formula="of:=INDEX([dump_fr.$C$2:.$C$151];MATCH(CONCATENATE([.B88];[.D88]);[dump_fr.$D$2:.$D$151];0))" office:value-type="string" office:string-value="À partir du niveau 2, un paladin peut soigner ses blessures ou celles de ses camarades d’un simple toucher. Il peut utiliser ce pouvoir un nombre de fois par jour égal à la moitié de son niveau de paladin + son modificateur de Charisme. Chaque utilisation permet de soigner 1d6 points de vie par tranche de deux niveaux de paladin et nécessite une action simple (sauf si le paladin soigne ses propres blessures, auquel cas une action rapide suffit). Contrairement à ce que son nom pourrait laisser penser, cette capacité ne nécessite qu’une seule main de libre pour être utilisée.&#10;Le paladin peut également utiliser ce pouvoir de guérison pour infliger des blessures aux morts-vivants, à hauteur de 1d6 points de dégâts par tranche de deux niveaux de paladin. Cette utilisation du pouvoir nécessite un jet d’attaque de contact au corps à corps et ne provoque pas d’attaque d’opportunité. Les morts-vivants ne bénéficient d’aucun jet de sauvegarde contre ces dégâts." calcext:value-type="string">
            <text:p>À partir du niveau 2, un paladin peut soigner ses blessures ou celles de ses camarades d’un simple toucher. Il peut utiliser ce pouvoir un nombre de fois par jour égal à la moitié de son niveau de paladin + son modificateur de Charisme. Chaque utilisation permet de soigner 1d6 points de vie par tranche de deux niveaux de paladin et nécessite une action simple (sauf si le paladin soigne ses propres blessures, auquel cas une action rapide suffit). Contrairement à ce que son nom pourrait laisser penser, cette capacité ne nécessite qu’une seule main de libre pour être utilisée.</text:p>
            <text:p>Le paladin peut également utiliser ce pouvoir de guérison pour infliger des blessures aux morts-vivants, à hauteur de 1d6 points de dégâts par tranche de deux niveaux de paladin. Cette utilisation du pouvoir nécessite un jet d’attaque de contact au corps à corps et ne provoque pas d’attaque d’opportunité. Les morts-vivants ne bénéficient d’aucun jet de sauvegarde contre ces dégâts.</text:p>
          </table:table-cell>
          <table:table-cell table:number-columns-repeated="1018"/>
        </table:table-row>
        <table:table-row table:style-name="ro1">
          <table:table-cell table:formula="of:=[dump_en.A89]" office:value-type="string" office:string-value="paladin" calcext:value-type="string">
            <text:p>paladin</text:p>
          </table:table-cell>
          <table:table-cell table:formula="of:=VLOOKUP([.A89];[en_fr.$A$1:.$B$12];2)" office:value-type="string" office:string-value="Paladin" calcext:value-type="string">
            <text:p>Paladin</text:p>
          </table:table-cell>
          <table:table-cell table:formula="of:=[dump_en.B89]" office:value-type="string" office:string-value="Aura of Courage (Su)" calcext:value-type="string">
            <text:p>Aura of Courage (Su)</text:p>
          </table:table-cell>
          <table:table-cell table:formula="of:=INDEX([en_fr.$F$2:.$F$150];MATCH([.C89];[en_fr.$E$2:.$E$150];0))" office:value-type="string" office:string-value="Aura de bravoure (Sur)" calcext:value-type="string">
            <text:p>Aura de bravoure (Sur)</text:p>
          </table:table-cell>
          <table:table-cell table:formula="of:=[dump_en.C89]" office:value-type="string" office:string-value="At 3rd level, a paladin is immune to fear (magical or otherwise). Each ally within 10 feet of her gains a +4 morale bonus on saving throws against fear effects. This ability functions only while the paladin is conscious, not if she is unconscious or dead." calcext:value-type="string">
            <text:p>At 3rd level, a paladin is immune to fear (magical or otherwise). Each ally within 10 feet of her gains a +4 morale bonus on saving throws against fear effects. This ability functions only while the paladin is conscious, not if she is unconscious or dead.</text:p>
          </table:table-cell>
          <table:table-cell table:formula="of:=INDEX([dump_fr.$C$2:.$C$151];MATCH(CONCATENATE([.B89];[.D89]);[dump_fr.$D$2:.$D$151];0))" office:value-type="string" office:string-value="Un paladin de niveau 3 est immunisé contre la terreur (magique ou non). De plus, tous ses alliés situés à 3 m (2 cases) ou moins bénéficient d’un bonus de moral de +4 aux jets de sauvegarde contre tous les effets de terreur. Cette aptitude fonctionne tant que le paladin est conscient, mais pas s’il est inconscient ou mort." calcext:value-type="string">
            <text:p>Un paladin de niveau 3 est immunisé contre la terreur (magique ou non). De plus, tous ses alliés situés à 3 m (2 cases) ou moins bénéficient d’un bonus de moral de +4 aux jets de sauvegarde contre tous les effets de terreur. Cette aptitude fonctionne tant que le paladin est conscient, mais pas s’il est inconscient ou mort.</text:p>
          </table:table-cell>
          <table:table-cell table:number-columns-repeated="1018"/>
        </table:table-row>
        <table:table-row table:style-name="ro2">
          <table:table-cell table:formula="of:=[dump_en.A90]" office:value-type="string" office:string-value="paladin" calcext:value-type="string">
            <text:p>paladin</text:p>
          </table:table-cell>
          <table:table-cell table:formula="of:=VLOOKUP([.A90];[en_fr.$A$1:.$B$12];2)" office:value-type="string" office:string-value="Paladin" calcext:value-type="string">
            <text:p>Paladin</text:p>
          </table:table-cell>
          <table:table-cell table:formula="of:=[dump_en.B90]" office:value-type="string" office:string-value="Divine Health (Ex)" calcext:value-type="string">
            <text:p>Divine Health (Ex)</text:p>
          </table:table-cell>
          <table:table-cell table:formula="of:=INDEX([en_fr.$F$2:.$F$150];MATCH([.C90];[en_fr.$E$2:.$E$150];0))" office:value-type="string" office:string-value="Santé divine (Ext)" calcext:value-type="string">
            <text:p>Santé divine (Ext)</text:p>
          </table:table-cell>
          <table:table-cell table:formula="of:=[dump_en.C90]" office:value-type="string" office:string-value="At 3rd level, a paladin is immune to all diseases, including supernatural and magical diseases, including mummy rot." calcext:value-type="string">
            <text:p>At 3rd level, a paladin is immune to all diseases, including supernatural and magical diseases, including mummy rot.</text:p>
          </table:table-cell>
          <table:table-cell table:formula="of:=INDEX([dump_fr.$C$2:.$C$151];MATCH(CONCATENATE([.B90];[.D90]);[dump_fr.$D$2:.$D$151];0))" office:value-type="string" office:string-value="Un paladin de niveau 3 est immunisé contre toutes les maladies, y compris celles qui sont d’origine magique ou surnaturelle.&#10;Grâce est également le nom d'un sort.&#10;Cliquez pour afficher/cacher l'information" calcext:value-type="string">
            <text:p>Un paladin de niveau 3 est immunisé contre toutes les maladies, y compris celles qui sont d’origine magique ou surnaturelle.</text:p>
            <text:p>Grâce est également le nom d'un sort.</text:p>
            <text:p>Cliquez pour afficher/cacher l'information</text:p>
          </table:table-cell>
          <table:table-cell table:number-columns-repeated="1018"/>
        </table:table-row>
        <table:table-row table:style-name="ro12">
          <table:table-cell table:formula="of:=[dump_en.A91]" office:value-type="string" office:string-value="paladin" calcext:value-type="string">
            <text:p>paladin</text:p>
          </table:table-cell>
          <table:table-cell table:formula="of:=VLOOKUP([.A91];[en_fr.$A$1:.$B$12];2)" office:value-type="string" office:string-value="Paladin" calcext:value-type="string">
            <text:p>Paladin</text:p>
          </table:table-cell>
          <table:table-cell table:formula="of:=[dump_en.B91]" office:value-type="string" office:string-value="Mercy (Su)" calcext:value-type="string">
            <text:p>Mercy (Su)</text:p>
          </table:table-cell>
          <table:table-cell table:formula="of:=INDEX([en_fr.$F$2:.$F$150];MATCH([.C91];[en_fr.$E$2:.$E$150];0))" office:value-type="string" office:string-value="Grâce (Sur)" calcext:value-type="string">
            <text:p>Grâce (Sur)</text:p>
          </table:table-cell>
          <table:table-cell table:formula="of:=[dump_en.C91]" office:value-type="string" office:string-value="At 3rd level, and every three levels thereafter, a paladin can select one mercy. Each mercy adds an effect to the paladin's lay on hands ability. Whenever the paladin uses lay on hands to heal damage to one target, the target also receives the additional effects from all of the mercies possessed by the paladin. A mercy can remove a condition caused by a curse, disease, or poison without curing the affliction. Such conditions return after 1 hour unless the mercy actually removes the affliction that causes the condition.At 3rd level, the paladin can select from the following initial mercies.â€¢ Fatigued: The target is no longer fatigued.â€¢ Shaken: The target is no longer shaken.â€¢ Sickened: The target is no longer sickened.At 6th level, a paladin adds the following mercies to the list of those that can be selected.â€¢ Dazed: The target is no longer dazed.â€¢ Diseased: The paladin's lay on hands ability also acts as remove disease, using the paladin's level as the caster level.â€¢ Staggered: The target is no longer staggered, unless the target is at exactly 0 hit points.At 9th level, a paladin adds the following mercies to the list of those that can be selected.â€¢ Cursed: The paladin's lay on hands ability also acts as remove curse, using the paladin's level as the caster level.â€¢ Exhausted: The target is no longer exhausted. The paladin must have the fatigue mercy before selecting this mercy.â€¢ Frightened: The target is no longer frightened. The paladin must have the shaken mercy before selecting this mercy.â€¢ Nauseated: The target is no longer nauseated. The paladin must have the sickened mercy before selecting this mercy.â€¢ Poisoned: The paladin's lay on hands ability also acts as neutralize poison, using the paladin's level as the caster level.At 12th level, a paladin adds the following mercies to the list of those that can be selected.â€¢ Blinded: The target is no longer blinded.â€¢ Deafened: The target is no longer deafened.â€¢ Paralyzed: The target is no longer paralyzed.â€¢ Stunned: The target is no longer stunned.These abilities are cumulative. For example, a 12th-level paladin's lay on hands ability heals 6d6 points of damage and might also cure fatigued and exhausted conditions as well as removing diseases and neutralizing poisons. Once a condition or spell effect is chosen, it can't be changed." calcext:value-type="string">
            <text:p>At 3rd level, and every three levels thereafter, a paladin can select one mercy. Each mercy adds an effect to the paladin's lay on hands ability. Whenever the paladin uses lay on hands to heal damage to one target, the target also receives the additional effects from all of the mercies possessed by the paladin. A mercy can remove a condition caused by a curse, disease, or poison without curing the affliction. Such conditions return after 1 hour unless the mercy actually removes the affliction that causes the condition.At 3rd level, the paladin can select from the following initial mercies.â€¢ Fatigued: The target is no longer fatigued.â€¢ Shaken: The target is no longer shaken.â€¢ Sickened: The target is no longer sickened.At 6th level, a paladin adds the following mercies to the list of those that can be selected.â€¢ Dazed: The target is no longer dazed.â€¢ Diseased: The paladin's lay on hands ability also acts as remove disease, using the paladin's level as the caster level.â€¢ Staggered: The target is no longer staggered, unless the target is at exactly 0 hit points.At 9th level, a paladin adds the following mercies to the list of those that can be selected.â€¢ Cursed: The paladin's lay on hands ability also acts as remove curse, using the paladin's level as the caster level.â€¢ Exhausted: The target is no longer exhausted. The paladin must have the fatigue mercy before selecting this mercy.â€¢ Frightened: The target is no longer frightened. The paladin must have the shaken mercy before selecting this mercy.â€¢ Nauseated: The target is no longer nauseated. The paladin must have the sickened mercy before selecting this mercy.â€¢ Poisoned: The paladin's lay on hands ability also acts as neutralize poison, using the paladin's level as the caster level.At 12th level, a paladin adds the following mercies to the list of those that can be selected.â€¢ Blinded: The target is no longer blinded.â€¢ Deafened: The target is no longer deafened.â€¢ Paralyzed: The target is no longer paralyzed.â€¢ Stunned: The target is no longer stunned.These abilities are cumulative. For example, a 12th-level paladin's lay on hands ability heals 6d6 points of damage and might also cure fatigued and exhausted conditions as well as removing diseases and neutralizing poisons. Once a condition or spell effect is chosen, it can't be changed.</text:p>
          </table:table-cell>
          <table:table-cell table:formula="of:=INDEX([dump_fr.$C$2:.$C$151];MATCH(CONCATENATE([.B91];[.D91]);[dump_fr.$D$2:.$D$151];0))" office:value-type="string" office:string-value="Au niveau 3 et tous les trois niveaux par la suite, un paladin peut choisir une grâce. Chaque grâce ajoute un effet supplémentaire à sa capacité d’imposition des mains. Chaque fois que le paladin impose les mains pour soigner les blessures d’une créature, celle-ci bénéficie également des effets supplémentaires relatifs à toutes les grâces que le paladin a choisies. Une grâce peut annuler un état préjudiciable infligé par une maladie, une malédiction ou un poison sans pour autant soigner l’affliction elle-même. L’état préjudiciable en question réapparaît après une heure, à moins que la grâce ait effectivement supprimé l’affliction qui le causait.&#10;Au niveau 3, le paladin peut sélectionner une des grâces suivantes :&#10;* Fatigué : la cible n’est plus fatiguée.&#10;* Fiévreux : la cible n’est plus fiévreuse.&#10;* Secoué : la cible n’est plus secouée.&#10;Au niveau 6, les choix suivants s’ajoutent à la liste des grâces disponibles :&#10;* Chancelant : la cible n’est plus chancelante, sauf si elle a exactement 0 point de vie.&#10;* Guérison de la maladie : l’imposition des mains du paladin agit également comme un sort de guérison des maladies avec un NLS égal au niveau du paladin.&#10;* Hébété : la cible n’est plus hébétée.&#10;Au niveau 9, les choix suivants s’ajoutent à la liste des grâces disponibles :&#10;* Délivrance de la malédiction : l’imposition des mains du paladin agit également comme un sort de délivrance des malédictions avec un NLS égal au niveau du paladin.&#10;* Effrayé : la cible n’est plus effrayée (le paladin doit posséder la grâce Secoué avant de pouvoir choisir cette option).&#10;* Épuisé : la cible n’est plus épuisée (le paladin doit posséder la grâce Fatigué avant de pouvoir choisir cette option).&#10;* Guérison du poison : l’imposition des mains du paladin agit également comme un sort de neutralisation du poison avec un NLS égal au niveau du paladin.&#10;* Nauséeux : la cible n’est plus nauséeuse (le paladin doit posséder la grâce Fiévreux avant de pouvoir choisir cette option).&#10;Au niveau 12, les choix suivants s’ajoutent à la liste des grâces disponibles.&#10;* Aveugle : la cible n’est plus aveugle.&#10;* Assourdi : la cible n’est plus assourdie.&#10;* Étourdi : la cible n’est plus étourdie.&#10;* Paralysé : la cible n’est plus paralysée.&#10;Ces effets se cumulent. Par exemple, lorsqu’un paladin de niveau 12 impose les mains, il guérit 6d6 points de dégâts et peut également supprimer les états préjudiciables fatigué et épuisé en plus de soigner les maladies et de neutraliser les poisons. Une fois qu’une grâce a été sélectionnée, ce choix ne peut plus être modifié." calcext:value-type="string">
            <text:p>Au niveau 3 et tous les trois niveaux par la suite, un paladin peut choisir une grâce. Chaque grâce ajoute un effet supplémentaire à sa capacité d’imposition des mains. Chaque fois que le paladin impose les mains pour soigner les blessures d’une créature, celle-ci bénéficie également des effets supplémentaires relatifs à toutes les grâces que le paladin a choisies. Une grâce peut annuler un état préjudiciable infligé par une maladie, une malédiction ou un poison sans pour autant soigner l’affliction elle-même. L’état préjudiciable en question réapparaît après une heure, à moins que la grâce ait effectivement supprimé l’affliction qui le causait.</text:p>
            <text:p>Au niveau 3, le paladin peut sélectionner une des grâces suivantes :</text:p>
            <text:p>* Fatigué : la cible n’est plus fatiguée.</text:p>
            <text:p>* Fiévreux : la cible n’est plus fiévreuse.</text:p>
            <text:p>* Secoué : la cible n’est plus secouée.</text:p>
            <text:p>Au niveau 6, les choix suivants s’ajoutent à la liste des grâces disponibles :</text:p>
            <text:p>* Chancelant : la cible n’est plus chancelante, sauf si elle a exactement 0 point de vie.</text:p>
            <text:p>* Guérison de la maladie : l’imposition des mains du paladin agit également comme un sort de guérison des maladies avec un NLS égal au niveau du paladin.</text:p>
            <text:p>* Hébété : la cible n’est plus hébétée.</text:p>
            <text:p>Au niveau 9, les choix suivants s’ajoutent à la liste des grâces disponibles :</text:p>
            <text:p>* Délivrance de la malédiction : l’imposition des mains du paladin agit également comme un sort de délivrance des malédictions avec un NLS égal au niveau du paladin.</text:p>
            <text:p>* Effrayé : la cible n’est plus effrayée (le paladin doit posséder la grâce Secoué avant de pouvoir choisir cette option).</text:p>
            <text:p>* Épuisé : la cible n’est plus épuisée (le paladin doit posséder la grâce Fatigué avant de pouvoir choisir cette option).</text:p>
            <text:p>* Guérison du poison : l’imposition des mains du paladin agit également comme un sort de neutralisation du poison avec un NLS égal au niveau du paladin.</text:p>
            <text:p>* Nauséeux : la cible n’est plus nauséeuse (le paladin doit posséder la grâce Fiévreux avant de pouvoir choisir cette option).</text:p>
            <text:p>Au niveau 12, les choix suivants s’ajoutent à la liste des grâces disponibles.</text:p>
            <text:p>* Aveugle : la cible n’est plus aveugle.</text:p>
            <text:p>* Assourdi : la cible n’est plus assourdie.</text:p>
            <text:p>* Étourdi : la cible n’est plus étourdie.</text:p>
            <text:p>* Paralysé : la cible n’est plus paralysée.</text:p>
            <text:p>Ces effets se cumulent. Par exemple, lorsqu’un paladin de niveau 12 impose les mains, il guérit 6d6 points de dégâts et peut également supprimer les états préjudiciables fatigué et épuisé en plus de soigner les maladies et de neutraliser les poisons. Une fois qu’une grâce a été sélectionnée, ce choix ne peut plus être modifié.</text:p>
          </table:table-cell>
          <table:table-cell table:number-columns-repeated="1018"/>
        </table:table-row>
        <table:table-row table:style-name="ro2">
          <table:table-cell table:formula="of:=[dump_en.A92]" office:value-type="string" office:string-value="paladin" calcext:value-type="string">
            <text:p>paladin</text:p>
          </table:table-cell>
          <table:table-cell table:formula="of:=VLOOKUP([.A92];[en_fr.$A$1:.$B$12];2)" office:value-type="string" office:string-value="Paladin" calcext:value-type="string">
            <text:p>Paladin</text:p>
          </table:table-cell>
          <table:table-cell table:formula="of:=[dump_en.B92]" office:value-type="string" office:string-value="Channel Positive Energy (Su)" calcext:value-type="string">
            <text:p>Channel Positive Energy (Su)</text:p>
          </table:table-cell>
          <table:table-cell table:formula="of:=INDEX([en_fr.$F$2:.$F$150];MATCH([.C92];[en_fr.$E$2:.$E$150];0))" office:value-type="string" office:string-value="Canalisation d’énergie positive (Sur)" calcext:value-type="string">
            <text:p>Canalisation d’énergie positive (Sur)</text:p>
          </table:table-cell>
          <table:table-cell table:formula="of:=[dump_en.C92]" office:value-type="string" office:string-value="When a paladin reaches 4th level, she gains the supernatural ability to channel positive energy like a cleric. Using this ability consumes two uses of her lay on hands ability. A paladin uses her level as her effective cleric level when channeling positive energy. This is a Charisma-based ability." calcext:value-type="string">
            <text:p>When a paladin reaches 4th level, she gains the supernatural ability to channel positive energy like a cleric. Using this ability consumes two uses of her lay on hands ability. A paladin uses her level as her effective cleric level when channeling positive energy. This is a Charisma-based ability.</text:p>
          </table:table-cell>
          <table:table-cell table:formula="of:=INDEX([dump_fr.$C$2:.$C$151];MATCH(CONCATENATE([.B92];[.D92]);[dump_fr.$D$2:.$D$151];0))" office:value-type="string" office:string-value="Lorsque le paladin atteint le niveau 4, il acquiert la capacité surnaturelle de canaliser de l’énergie positive avec un niveau effectif de prêtre égal à son niveau de paladin (voir la description de cette capacité chez le prêtre). Chaque canalisation d’énergie consomme deux utilisations de sa capacité d’imposition des mains. Il s’agit d’une capacité basée sur le Charisme.&#10;Ultimate Magic - Art de la Magie&#10;Voir aussi les variantes de canalisation" calcext:value-type="string">
            <text:p>Lorsque le paladin atteint le niveau 4, il acquiert la capacité surnaturelle de canaliser de l’énergie positive avec un niveau effectif de prêtre égal à son niveau de paladin (voir la description de cette capacité chez le prêtre). Chaque canalisation d’énergie consomme deux utilisations de sa capacité d’imposition des mains. Il s’agit d’une capacité basée sur le Charisme.</text:p>
            <text:p>Ultimate Magic - Art de la Magie</text:p>
            <text:p>Voir aussi les variantes de canalisation</text:p>
          </table:table-cell>
          <table:table-cell table:number-columns-repeated="1018"/>
        </table:table-row>
        <table:table-row table:style-name="ro4">
          <table:table-cell table:formula="of:=[dump_en.A93]" office:value-type="string" office:string-value="paladin" calcext:value-type="string">
            <text:p>paladin</text:p>
          </table:table-cell>
          <table:table-cell table:formula="of:=VLOOKUP([.A93];[en_fr.$A$1:.$B$12];2)" office:value-type="string" office:string-value="Paladin" calcext:value-type="string">
            <text:p>Paladin</text:p>
          </table:table-cell>
          <table:table-cell table:formula="of:=[dump_en.B93]" office:value-type="string" office:string-value="Spells" calcext:value-type="string">
            <text:p>Spells</text:p>
          </table:table-cell>
          <table:table-cell table:formula="of:=INDEX([en_fr.$F$2:.$F$150];MATCH([.C93];[en_fr.$E$2:.$E$150];0))" office:value-type="string" office:string-value="Sorts" calcext:value-type="string">
            <text:p>Sorts</text:p>
          </table:table-cell>
          <table:table-cell table:formula="of:=[dump_en.C93]" office:value-type="string" office:string-value="Beginning at 4th level, a paladin gains the ability to cast a small number of divine spells which are drawn from the paladin spell list presented in Spell Lists. A paladin must choose and prepare her spells in advance.To prepare or cast a spell, a paladin must have a Charisma score equal to at least 10 + the spell level. The Difficulty Class for a saving throw against a paladin's spell is 10 + the spell level + the paladin's Charisma modifier.Like other spellcasters, a paladin can cast only a certain number of spells of each spell level per day. Her base daily spell allotment is given on Table: Paladin. In addition, she receives bonus spells per day if she has a high Charisma score (see  Table: Ability Modifiers and Bonus Spells). When Table: Paladin indicates that the paladin gets 0 spells per day of a given spell level, she gains only the bonus spells she would be entitled to based on her Charisma score for that spell level.A paladin must spend 1 hour each day in quiet prayer and meditation to regain her daily allotment of spells. A paladin may prepare and cast any spell on the paladin spell list, provided that she can cast spells of that level, but she must choose which spells to prepare during her daily meditation.Through 3rd level, a paladin has no caster level. At 4th level and higher, her caster level is equal to her paladin level – 3." calcext:value-type="string">
            <text:p>Beginning at 4th level, a paladin gains the ability to cast a small number of divine spells which are drawn from the paladin spell list presented in Spell Lists. A paladin must choose and prepare her spells in advance.To prepare or cast a spell, a paladin must have a Charisma score equal to at least 10 + the spell level. The Difficulty Class for a saving throw against a paladin's spell is 10 + the spell level + the paladin's Charisma modifier.Like other spellcasters, a paladin can cast only a certain number of spells of each spell level per day. Her base daily spell allotment is given on Table: Paladin. In addition, she receives bonus spells per day if she has a high Charisma score (see <text:s/>Table: Ability Modifiers and Bonus Spells). When Table: Paladin indicates that the paladin gets 0 spells per day of a given spell level, she gains only the bonus spells she would be entitled to based on her Charisma score for that spell level.A paladin must spend 1 hour each day in quiet prayer and meditation to regain her daily allotment of spells. A paladin may prepare and cast any spell on the paladin spell list, provided that she can cast spells of that level, but she must choose which spells to prepare during her daily meditation.Through 3rd level, a paladin has no caster level. At 4th level and higher, her caster level is equal to her paladin level – 3.</text:p>
          </table:table-cell>
          <table:table-cell table:formula="of:=INDEX([dump_fr.$C$2:.$C$151];MATCH(CONCATENATE([.B93];[.D93]);[dump_fr.$D$2:.$D$151];0))" office:value-type="string" office:string-value="Dès le niveau 4, un paladin peut lancer un petit nombre de sorts divins appartenant à la liste des sorts de paladins. Un paladin doit choisir et préparer ses sorts à l’avance.&#10;Pour préparer ou lancer un sort, un paladin doit avoir une valeur de Charisme au moins égale à 10 + le niveau du sort. Le DD des jets de sauvegarde contre les sorts du paladin est égal à 10 + le niveau du sort + le modificateur de Charisme du paladin.&#10;Comme les autres lanceurs de sorts, le paladin ne peut lancer qu’un nombre de sorts donné de chaque niveau chaque jour. Son quota de sorts quotidiens est indiqué dans la Table &quot;Le Paladin&quot;. En plus de cela, il reçoit des sorts en bonus si sa valeur de Charisme est suffisamment élevée. Quand la Table &quot;Le Paladin&quot; indique que le paladin peut lancer quotidiennement 0 sort d’un niveau donné, il ne dispose, pour ce niveau de sorts, que des sorts en bonus que peut lui accorder un Charisme élevé (voir la Table &quot;Modificateurs de caractéristique et sorts en bonus&quot;).&#10;Chaque jour, le paladin doit passer une heure à prier et à méditer afin de renouveler son quota journalier de sorts. Le paladin peut préparer et lancer n’importe quel sort de la liste des paladins, pour autant qu’il puisse lancer des sorts de ce niveau. Il doit cependant choisir quels sorts préparer au cours de sa méditation quotidienne.&#10;Jusqu’au niveau 3, le paladin n’a pas de niveau de lanceur de sorts. À partir du niveau 4, son niveau de lanceur de sorts est égal son niveau de paladin -3." calcext:value-type="string">
            <text:p>Dès le niveau 4, un paladin peut lancer un petit nombre de sorts divins appartenant à la liste des sorts de paladins. Un paladin doit choisir et préparer ses sorts à l’avance.</text:p>
            <text:p>Pour préparer ou lancer un sort, un paladin doit avoir une valeur de Charisme au moins égale à 10 + le niveau du sort. Le DD des jets de sauvegarde contre les sorts du paladin est égal à 10 + le niveau du sort + le modificateur de Charisme du paladin.</text:p>
            <text:p>Comme les autres lanceurs de sorts, le paladin ne peut lancer qu’un nombre de sorts donné de chaque niveau chaque jour. Son quota de sorts quotidiens est indiqué dans la Table "Le Paladin". En plus de cela, il reçoit des sorts en bonus si sa valeur de Charisme est suffisamment élevée. Quand la Table "Le Paladin" indique que le paladin peut lancer quotidiennement 0 sort d’un niveau donné, il ne dispose, pour ce niveau de sorts, que des sorts en bonus que peut lui accorder un Charisme élevé (voir la Table "Modificateurs de caractéristique et sorts en bonus").</text:p>
            <text:p>Chaque jour, le paladin doit passer une heure à prier et à méditer afin de renouveler son quota journalier de sorts. Le paladin peut préparer et lancer n’importe quel sort de la liste des paladins, pour autant qu’il puisse lancer des sorts de ce niveau. Il doit cependant choisir quels sorts préparer au cours de sa méditation quotidienne.</text:p>
            <text:p>Jusqu’au niveau 3, le paladin n’a pas de niveau de lanceur de sorts. À partir du niveau 4, son niveau de lanceur de sorts est égal son niveau de paladin -3.</text:p>
          </table:table-cell>
          <table:table-cell table:number-columns-repeated="1018"/>
        </table:table-row>
        <table:table-row table:style-name="ro5">
          <table:table-cell table:formula="of:=[dump_en.A94]" office:value-type="string" office:string-value="paladin" calcext:value-type="string">
            <text:p>paladin</text:p>
          </table:table-cell>
          <table:table-cell table:formula="of:=VLOOKUP([.A94];[en_fr.$A$1:.$B$12];2)" office:value-type="string" office:string-value="Paladin" calcext:value-type="string">
            <text:p>Paladin</text:p>
          </table:table-cell>
          <table:table-cell table:formula="of:=[dump_en.B94]" office:value-type="string" office:string-value="Divine Bond (Sp)" calcext:value-type="string">
            <text:p>Divine Bond (Sp)</text:p>
          </table:table-cell>
          <table:table-cell table:formula="of:=INDEX([en_fr.$F$2:.$F$150];MATCH([.C94];[en_fr.$E$2:.$E$150];0))" office:value-type="string" office:string-value="Pacte divin (Mag)" calcext:value-type="string">
            <text:p>Pacte divin (Mag)</text:p>
          </table:table-cell>
          <table:table-cell table:formula="of:=[dump_en.C94]" office:value-type="string" office:string-value="Upon reaching 5th level, a paladin forms a divine bond with her god. This bond can take one of two forms. Once the form is chosen, it cannot be changed.The first type of bond allows the paladin to enhance her weapon as a standard action by calling upon the aid of a celestial spirit for 1 minute per paladin level. When called, the spirit causes the weapon to shed light as a torch. At 5th level, this spirit grants the weapon a +1 enhancement bonus. For every three levels beyond 5th, the weapon gains another +1 enhancement bonus, to a maximum of +6 at 20th level. These bonuses can be added to the weapon, stacking with existing weapon bonuses to a maximum of +5, or they can be used to add any of the following weapon properties: axiomatic, brilliant energy, defending, disruption, flaming, flaming burst, holy, keen, merciful, and speed. Adding these properties consumes an amount of bonus equal to the property's cost (see Table: Melee Weapon Special Abilities). These bonuses are added to any properties the weapon already has, but duplicate abilities do not stack. If the weapon is not magical, at least a +1 enhancement bonus must be added before any other properties can be added. The bonus and properties granted by the spirit are determined when the spirit is called and cannot be changed until the spirit is called again. The celestial spirit imparts no bonuses if the weapon is held by anyone other than the paladin but resumes giving bonuses if returned to the paladin. These bonuses apply to only one end of a double weapon. A paladin can use this ability once per day at 5th level, and one additional time per day for every four levels beyond 5th, to a total of four times per day at 17th level.If a weapon bonded with a celestial spirit is destroyed, the paladin loses the use of this ability for 30 days, or until she gains a level, whichever comes first. During this 30-day period, the paladin takes a –1 penalty on attack and weapon damage rolls.The second type of bond allows a paladin to gain the service of an unusually intelligent, strong, and loyal steed to serve her in her crusade against evil. This mount is usually a heavy horse (for a Medium paladin) or a pony (for a Small paladin), although more exotic mounts, such as a boar, camel, or dog are also suitable. This mount functions as a druid's animal companion, using the paladin's level as her effective druid level. Bonded mounts have an Intelligence of at least 6.Once per day, as a full-round action, a paladin may magically call her mount to her side. This ability is the equivalent of a spell of a level equal to one-third the paladin's level. The mount immediately appears adjacent to the paladin. A paladin can use this ability once per day at 5th level, and one additional time per day for every 4 levels thereafter, for a total of four times per day at 17th level.At 11th level, the mount gains the celestial template and becomes a magical beast for the purposes of determining which spells affect it. At 15th level, a paladin's mount gains spell resistance equal to the paladin's level + 11.Should the paladin's mount die, the paladin may not summon another mount for 30 days or until she gains a paladin level, whichever comes first. During this 30-day period, the paladin takes a –1 penalty on attack and weapon damage rolls." calcext:value-type="string">
            <text:p>Upon reaching 5th level, a paladin forms a divine bond with her god. This bond can take one of two forms. Once the form is chosen, it cannot be changed.The first type of bond allows the paladin to enhance her weapon as a standard action by calling upon the aid of a celestial spirit for 1 minute per paladin level. When called, the spirit causes the weapon to shed light as a torch. At 5th level, this spirit grants the weapon a +1 enhancement bonus. For every three levels beyond 5th, the weapon gains another +1 enhancement bonus, to a maximum of +6 at 20th level. These bonuses can be added to the weapon, stacking with existing weapon bonuses to a maximum of +5, or they can be used to add any of the following weapon properties: axiomatic, brilliant energy, defending, disruption, flaming, flaming burst, holy, keen, merciful, and speed. Adding these properties consumes an amount of bonus equal to the property's cost (see Table: Melee Weapon Special Abilities). These bonuses are added to any properties the weapon already has, but duplicate abilities do not stack. If the weapon is not magical, at least a +1 enhancement bonus must be added before any other properties can be added. The bonus and properties granted by the spirit are determined when the spirit is called and cannot be changed until the spirit is called again. The celestial spirit imparts no bonuses if the weapon is held by anyone other than the paladin but resumes giving bonuses if returned to the paladin. These bonuses apply to only one end of a double weapon. A paladin can use this ability once per day at 5th level, and one additional time per day for every four levels beyond 5th, to a total of four times per day at 17th level.If a weapon bonded with a celestial spirit is destroyed, the paladin loses the use of this ability for 30 days, or until she gains a level, whichever comes first. During this 30-day period, the paladin takes a –1 penalty on attack and weapon damage rolls.The second type of bond allows a paladin to gain the service of an unusually intelligent, strong, and loyal steed to serve her in her crusade against evil. This mount is usually a heavy horse (for a Medium paladin) or a pony (for a Small paladin), although more exotic mounts, such as a boar, camel, or dog are also suitable. This mount functions as a druid's animal companion, using the paladin's level as her effective druid level. Bonded mounts have an Intelligence of at least 6.Once per day, as a full-round action, a paladin may magically call her mount to her side. This ability is the equivalent of a spell of a level equal to one-third the paladin's level. The mount immediately appears adjacent to the paladin. A paladin can use this ability once per day at 5th level, and one additional time per day for every 4 levels thereafter, for a total of four times per day at 17th level.At 11th level, the mount gains the celestial template and becomes a magical beast for the purposes of determining which spells affect it. At 15th level, a paladin's mount gains spell resistance equal to the paladin's level + 11.Should the paladin's mount die, the paladin may not summon another mount for 30 days or until she gains a paladin level, whichever comes first. During this 30-day period, the paladin takes a –1 penalty on attack and weapon damage rolls.</text:p>
          </table:table-cell>
          <table:table-cell table:formula="of:=INDEX([dump_fr.$C$2:.$C$151];MATCH(CONCATENATE([.B94];[.D94]);[dump_fr.$D$2:.$D$151];0))" office:value-type="string" office:string-value="Lorsque le paladin atteint le niveau 5, un lien divin se tisse entre lui et son dieu. Celui-ci peut prendre une des deux formes suivantes. Une fois qu’une forme a été choisie, ce choix ne peut plus être modifié.&#10;Arme sacrée. La première forme de lien permet à un paladin d’enchanter son arme par une action simple en faisant appel à un esprit céleste qui lui accorde son aide pendant une minute par niveau de paladin. Lorsqu’il est appelé, l’esprit fait briller l’arme comme une torche. Au niveau 5, cet esprit donne à l’arme un bonus d’altération de +1. Tous les trois niveaux suivants, l’arme gagne un bonus d’altération de +1 supplémentaire, jusqu’à un maximum de +6 au niveau 20. Ces bonus peuvent être ajoutés directement à l’arme et cumulés avec les bonus qu’elle possède déjà et ce jusqu’à un maximum de +5. Ces bonus peuvent également être utilisés pour ajouter l’une des propriétés suivantes à l’arme : acérée, axiomatique, de destruction, de feu, de feu intense, de lumière, de rapidité, gardienne, miséricordieuse ou sainte. Ajouter une de ces propriétés coûte une quantité de bonus équivalente au coût de&#10;la propriété (voir ici). Ces propriétés s’ajoutent à celles que l’arme possède déjà mais les propriétés en double ne se cumulent pas. Si l’arme n’est pas magique, il faut lui ajouter un bonus d’altération d’au moins +1 avant de pouvoir lui conférer des propriétés. Les bonus et les propriétés donnés par l’esprit sont déterminés lorsqu’il est appelé et ne peuvent donc être modifiés que lorsque l’esprit est appelé à nouveau. L’esprit céleste n’accorde aucun bonus si quelqu’un d’autre que le paladin tient l’arme, mais les bonus réapparaissent si l’arme revient dans la main du paladin. Ces bonus ne s’appliquent qu’à une seule tête si l’arme est une arme double. Un paladin peut utiliser cette capacité une fois par jour au niveau 5 et une fois de plus par jour tous les quatre niveaux suivants, pour un total de quatre utilisations quotidiennes au niveau 17.&#10;Si une arme est détruite alors qu’elle est liée à un esprit céleste, le paladin doit attendre de gagner un niveau ou que trente jours se soient écoulés avant de pouvoir utiliser cette capacité à nouveau. Pendant cette période d’attente, le paladin subit un malus de -1 à tous les jets d’attaque et de dégâts lorsqu’il combat avec une arme.&#10;Destrier. La seconde forme de lien permet à un paladin d’acquérir les services d’un destrier plus intelligent, fort et loyal que la moyenne, qui viendra l’aider dans sa croisade contre le mal. Il s’agit généralement d’un cheval lourd (pour un paladin de taille M) ou d’un poney (pour un paladin de taille P), mais des montures plus exotiques comme un sanglier, un chameau ou un chien sont également possibles. Le destrier suit les mêmes règles que les compagnons animaux des druides, avec un niveau de druide effectif égal au niveau du paladin. Les montures ainsi liées au paladin possèdent une Intelligence d’au moins 6.&#10;Une fois par jour, le paladin peut appeler son destrier auprès de lui en utilisant une action complexe. Cette capacité est équivalente à un sort d’un niveau égal au tiers du niveau du paladin. Le destrier apparaît immédiatement à côté du paladin. Un paladin peut utiliser ce pouvoir une fois par jour au niveau 5 et une fois de plus chaque jour tous les quatre niveaux par la suite, pour un total de quatre fois par jour au niveau 17.&#10;Au niveau 11, le destrier acquiert l’archétype céleste (voir le Bestiaire Pathfinder) et est désormais considéré comme une créature magique lorsqu’il s’agit de déterminer les effets des sorts. Au niveau 15, le destrier gagne une résistance à la magie égale au niveau du paladin + 11.&#10;Si le destrier vient à mourir, le paladin doit attendre de gagner un niveau ou que trente jours se soient écoulés avant de pouvoir utiliser cette capacité à nouveau. Pendant cette période d’attente, le paladin subit un malus de -1 à tous les jets d’attaque et de dégâts lorsqu’il combat avec une arme." calcext:value-type="string">
            <text:p>Lorsque le paladin atteint le niveau 5, un lien divin se tisse entre lui et son dieu. Celui-ci peut prendre une des deux formes suivantes. Une fois qu’une forme a été choisie, ce choix ne peut plus être modifié.</text:p>
            <text:p>Arme sacrée. La première forme de lien permet à un paladin d’enchanter son arme par une action simple en faisant appel à un esprit céleste qui lui accorde son aide pendant une minute par niveau de paladin. Lorsqu’il est appelé, l’esprit fait briller l’arme comme une torche. Au niveau 5, cet esprit donne à l’arme un bonus d’altération de +1. Tous les trois niveaux suivants, l’arme gagne un bonus d’altération de +1 supplémentaire, jusqu’à un maximum de +6 au niveau 20. Ces bonus peuvent être ajoutés directement à l’arme et cumulés avec les bonus qu’elle possède déjà et ce jusqu’à un maximum de +5. Ces bonus peuvent également être utilisés pour ajouter l’une des propriétés suivantes à l’arme : acérée, axiomatique, de destruction, de feu, de feu intense, de lumière, de rapidité, gardienne, miséricordieuse ou sainte. Ajouter une de ces propriétés coûte une quantité de bonus équivalente au coût de</text:p>
            <text:p>la propriété (voir ici). Ces propriétés s’ajoutent à celles que l’arme possède déjà mais les propriétés en double ne se cumulent pas. Si l’arme n’est pas magique, il faut lui ajouter un bonus d’altération d’au moins +1 avant de pouvoir lui conférer des propriétés. Les bonus et les propriétés donnés par l’esprit sont déterminés lorsqu’il est appelé et ne peuvent donc être modifiés que lorsque l’esprit est appelé à nouveau. L’esprit céleste n’accorde aucun bonus si quelqu’un d’autre que le paladin tient l’arme, mais les bonus réapparaissent si l’arme revient dans la main du paladin. Ces bonus ne s’appliquent qu’à une seule tête si l’arme est une arme double. Un paladin peut utiliser cette capacité une fois par jour au niveau 5 et une fois de plus par jour tous les quatre niveaux suivants, pour un total de quatre utilisations quotidiennes au niveau 17.</text:p>
            <text:p>Si une arme est détruite alors qu’elle est liée à un esprit céleste, le paladin doit attendre de gagner un niveau ou que trente jours se soient écoulés avant de pouvoir utiliser cette capacité à nouveau. Pendant cette période d’attente, le paladin subit un malus de -1 à tous les jets d’attaque et de dégâts lorsqu’il combat avec une arme.</text:p>
            <text:p>Destrier. La seconde forme de lien permet à un paladin d’acquérir les services d’un destrier plus intelligent, fort et loyal que la moyenne, qui viendra l’aider dans sa croisade contre le mal. Il s’agit généralement d’un cheval lourd (pour un paladin de taille M) ou d’un poney (pour un paladin de taille P), mais des montures plus exotiques comme un sanglier, un chameau ou un chien sont également possibles. Le destrier suit les mêmes règles que les compagnons animaux des druides, avec un niveau de druide effectif égal au niveau du paladin. Les montures ainsi liées au paladin possèdent une Intelligence d’au moins 6.</text:p>
            <text:p>Une fois par jour, le paladin peut appeler son destrier auprès de lui en utilisant une action complexe. Cette capacité est équivalente à un sort d’un niveau égal au tiers du niveau du paladin. Le destrier apparaît immédiatement à côté du paladin. Un paladin peut utiliser ce pouvoir une fois par jour au niveau 5 et une fois de plus chaque jour tous les quatre niveaux par la suite, pour un total de quatre fois par jour au niveau 17.</text:p>
            <text:p>Au niveau 11, le destrier acquiert l’archétype céleste (voir le Bestiaire Pathfinder) et est désormais considéré comme une créature magique lorsqu’il s’agit de déterminer les effets des sorts. Au niveau 15, le destrier gagne une résistance à la magie égale au niveau du paladin + 11.</text:p>
            <text:p>Si le destrier vient à mourir, le paladin doit attendre de gagner un niveau ou que trente jours se soient écoulés avant de pouvoir utiliser cette capacité à nouveau. Pendant cette période d’attente, le paladin subit un malus de -1 à tous les jets d’attaque et de dégâts lorsqu’il combat avec une arme.</text:p>
          </table:table-cell>
          <table:table-cell table:number-columns-repeated="1018"/>
        </table:table-row>
        <table:table-row table:style-name="ro3">
          <table:table-cell table:formula="of:=[dump_en.A95]" office:value-type="string" office:string-value="paladin" calcext:value-type="string">
            <text:p>paladin</text:p>
          </table:table-cell>
          <table:table-cell table:formula="of:=VLOOKUP([.A95];[en_fr.$A$1:.$B$12];2)" office:value-type="string" office:string-value="Paladin" calcext:value-type="string">
            <text:p>Paladin</text:p>
          </table:table-cell>
          <table:table-cell table:formula="of:=[dump_en.B95]" office:value-type="string" office:string-value="Aura of Resolve (Su)" calcext:value-type="string">
            <text:p>Aura of Resolve (Su)</text:p>
          </table:table-cell>
          <table:table-cell table:formula="of:=INDEX([en_fr.$F$2:.$F$150];MATCH([.C95];[en_fr.$E$2:.$E$150];0))" office:value-type="string" office:string-value="Aura de fermeté (Sur)" calcext:value-type="string">
            <text:p>Aura de fermeté (Sur)</text:p>
          </table:table-cell>
          <table:table-cell table:formula="of:=[dump_en.C95]" office:value-type="string" office:string-value="At 8th level, a paladin is immune to charm spells and spell-like abilities. Each ally within 10 feet of her gains a +4 morale bonus on saving throws against charm effects.This ability functions only while the paladin is conscious, not if she is unconscious or dead." calcext:value-type="string">
            <text:p>At 8th level, a paladin is immune to charm spells and spell-like abilities. Each ally within 10 feet of her gains a +4 morale bonus on saving throws against charm effects.This ability functions only while the paladin is conscious, not if she is unconscious or dead.</text:p>
          </table:table-cell>
          <table:table-cell table:formula="of:=INDEX([dump_fr.$C$2:.$C$151];MATCH(CONCATENATE([.B95];[.D95]);[dump_fr.$D$2:.$D$151];0))" office:value-type="string" office:string-value="Un paladin de niveau 8 est immunisé contre les sorts et les pouvoirs magiques de charme. De plus, tous ses alliés situés à 3 m ou moins bénéficient d’un bonus de moral de +4 aux jets de sauvegarde contre tous les effets de charme.&#10;Cette aptitude fonctionne tant que le paladin est conscient, mais pas s’il est inconscient ou mort." calcext:value-type="string">
            <text:p>Un paladin de niveau 8 est immunisé contre les sorts et les pouvoirs magiques de charme. De plus, tous ses alliés situés à 3 m ou moins bénéficient d’un bonus de moral de +4 aux jets de sauvegarde contre tous les effets de charme.</text:p>
            <text:p>Cette aptitude fonctionne tant que le paladin est conscient, mais pas s’il est inconscient ou mort.</text:p>
          </table:table-cell>
          <table:table-cell table:number-columns-repeated="1018"/>
        </table:table-row>
        <table:table-row table:style-name="ro1">
          <table:table-cell table:formula="of:=[dump_en.A96]" office:value-type="string" office:string-value="paladin" calcext:value-type="string">
            <text:p>paladin</text:p>
          </table:table-cell>
          <table:table-cell table:formula="of:=VLOOKUP([.A96];[en_fr.$A$1:.$B$12];2)" office:value-type="string" office:string-value="Paladin" calcext:value-type="string">
            <text:p>Paladin</text:p>
          </table:table-cell>
          <table:table-cell table:formula="of:=[dump_en.B96]" office:value-type="string" office:string-value="Aura of Justice (Su)" calcext:value-type="string">
            <text:p>Aura of Justice (Su)</text:p>
          </table:table-cell>
          <table:table-cell table:formula="of:=INDEX([en_fr.$F$2:.$F$150];MATCH([.C96];[en_fr.$E$2:.$E$150];0))" office:value-type="string" office:string-value="Aura de justice (Sur)" calcext:value-type="string">
            <text:p>Aura de justice (Sur)</text:p>
          </table:table-cell>
          <table:table-cell table:formula="of:=[dump_en.C96]" office:value-type="string" office:string-value="At 11th level, a paladin can expend two uses of her smite evil ability to grant the ability to smite evil to all allies within 10 feet, using her bonuses. Allies must use this smite evil ability by the start of the paladin's next turn and the bonuses last for 1 minute. Using this ability is a free action. Evil creatures gain no benefit from this ability." calcext:value-type="string">
            <text:p>At 11th level, a paladin can expend two uses of her smite evil ability to grant the ability to smite evil to all allies within 10 feet, using her bonuses. Allies must use this smite evil ability by the start of the paladin's next turn and the bonuses last for 1 minute. Using this ability is a free action. Evil creatures gain no benefit from this ability.</text:p>
          </table:table-cell>
          <table:table-cell table:formula="of:=INDEX([dump_fr.$C$2:.$C$151];MATCH(CONCATENATE([.B96];[.D96]);[dump_fr.$D$2:.$D$151];0))" office:value-type="string" office:string-value="Au niveau 11, un paladin peut sacrifier deux utilisations de sa capacité du châtiment du Mal pour permettre à tous ses alliés situés à 3 m ou moins d’utiliser un châtiment du Mal avec ses propres bonus. Les alliés doivent utiliser ce châtiment du Mal avant que le prochain tour du paladin commence et les bonus persistent pendant une minute. Ce pouvoir s’utilise par une action libre. Les créatures d’alignement Mauvais ne tirent aucun avantage de l’aura de justice." calcext:value-type="string">
            <text:p>Au niveau 11, un paladin peut sacrifier deux utilisations de sa capacité du châtiment du Mal pour permettre à tous ses alliés situés à 3 m ou moins d’utiliser un châtiment du Mal avec ses propres bonus. Les alliés doivent utiliser ce châtiment du Mal avant que le prochain tour du paladin commence et les bonus persistent pendant une minute. Ce pouvoir s’utilise par une action libre. Les créatures d’alignement Mauvais ne tirent aucun avantage de l’aura de justice.</text:p>
          </table:table-cell>
          <table:table-cell table:number-columns-repeated="1018"/>
        </table:table-row>
        <table:table-row table:style-name="ro3">
          <table:table-cell table:formula="of:=[dump_en.A97]" office:value-type="string" office:string-value="paladin" calcext:value-type="string">
            <text:p>paladin</text:p>
          </table:table-cell>
          <table:table-cell table:formula="of:=VLOOKUP([.A97];[en_fr.$A$1:.$B$12];2)" office:value-type="string" office:string-value="Paladin" calcext:value-type="string">
            <text:p>Paladin</text:p>
          </table:table-cell>
          <table:table-cell table:formula="of:=[dump_en.B97]" office:value-type="string" office:string-value="Aura of Faith (Su)" calcext:value-type="string">
            <text:p>Aura of Faith (Su)</text:p>
          </table:table-cell>
          <table:table-cell table:formula="of:=INDEX([en_fr.$F$2:.$F$150];MATCH([.C97];[en_fr.$E$2:.$E$150];0))" office:value-type="string" office:string-value="Aura de foi (Sur)" calcext:value-type="string">
            <text:p>Aura de foi (Sur)</text:p>
          </table:table-cell>
          <table:table-cell table:formula="of:=[dump_en.C97]" office:value-type="string" office:string-value="At 14th level, a paladin's weapons are treated as good-aligned for the purposes of overcoming damage reduction. Any attack made against an enemy within 10 feet of her is treated as good-aligned for the purposes of overcoming damage reduction.This ability functions only while the paladin is conscious, not if she is unconscious or dead." calcext:value-type="string">
            <text:p>At 14th level, a paladin's weapons are treated as good-aligned for the purposes of overcoming damage reduction. Any attack made against an enemy within 10 feet of her is treated as good-aligned for the purposes of overcoming damage reduction.This ability functions only while the paladin is conscious, not if she is unconscious or dead.</text:p>
          </table:table-cell>
          <table:table-cell table:formula="of:=INDEX([dump_fr.$C$2:.$C$151];MATCH(CONCATENATE([.B97];[.D97]);[dump_fr.$D$2:.$D$151];0))" office:value-type="string" office:string-value="Au niveau 14, les armes d’un paladin sont considérées comme dotées de l’alignement Bon lorsqu’il s’agit de déterminer si elles ignorent les réductions de dégâts. De plus, toutes les attaques faites contre un ennemi dans un rayon de 3 m autour du paladin sont également considérées comme dotées de l’alignement Bon lorsqu’il s’agit de déterminer si elles ignorent les réductions de dégâts.&#10;Cette capacité fonctionne tant que le paladin est conscient, mais pas s’il est inconscient ou mort." calcext:value-type="string">
            <text:p>Au niveau 14, les armes d’un paladin sont considérées comme dotées de l’alignement Bon lorsqu’il s’agit de déterminer si elles ignorent les réductions de dégâts. De plus, toutes les attaques faites contre un ennemi dans un rayon de 3 m autour du paladin sont également considérées comme dotées de l’alignement Bon lorsqu’il s’agit de déterminer si elles ignorent les réductions de dégâts.</text:p>
            <text:p>Cette capacité fonctionne tant que le paladin est conscient, mais pas s’il est inconscient ou mort.</text:p>
          </table:table-cell>
          <table:table-cell table:number-columns-repeated="1018"/>
        </table:table-row>
        <table:table-row table:style-name="ro3">
          <table:table-cell table:formula="of:=[dump_en.A98]" office:value-type="string" office:string-value="paladin" calcext:value-type="string">
            <text:p>paladin</text:p>
          </table:table-cell>
          <table:table-cell table:formula="of:=VLOOKUP([.A98];[en_fr.$A$1:.$B$12];2)" office:value-type="string" office:string-value="Paladin" calcext:value-type="string">
            <text:p>Paladin</text:p>
          </table:table-cell>
          <table:table-cell table:formula="of:=[dump_en.B98]" office:value-type="string" office:string-value="Aura of Righteousness (Su)" calcext:value-type="string">
            <text:p>Aura of Righteousness (Su)</text:p>
          </table:table-cell>
          <table:table-cell table:formula="of:=INDEX([en_fr.$F$2:.$F$150];MATCH([.C98];[en_fr.$E$2:.$E$150];0))" office:value-type="string" office:string-value="Aura de droiture (Sur)" calcext:value-type="string">
            <text:p>Aura de droiture (Sur)</text:p>
          </table:table-cell>
          <table:table-cell table:formula="of:=[dump_en.C98]" office:value-type="string" office:string-value="At 17th level, a paladin gains DR 5/evil and immunity to compulsion spells and spell-like abilities. Each ally within 10 feet of her gains a +4 morale bonus on saving throws against compulsion effects.This ability functions only while the paladin is conscious, not if she is unconscious or dead." calcext:value-type="string">
            <text:p>At 17th level, a paladin gains DR 5/evil and immunity to compulsion spells and spell-like abilities. Each ally within 10 feet of her gains a +4 morale bonus on saving throws against compulsion effects.This ability functions only while the paladin is conscious, not if she is unconscious or dead.</text:p>
          </table:table-cell>
          <table:table-cell table:formula="of:=INDEX([dump_fr.$C$2:.$C$151];MATCH(CONCATENATE([.B98];[.D98]);[dump_fr.$D$2:.$D$151];0))" office:value-type="string" office:string-value="Au niveau 17, un paladin gagne une RD 5/Mal et est immunisé aux sorts et aux pouvoirs magiques de coercition. De plus, tous ses alliés situés à 3 m ou moins bénéficient d’un bonus de moral de +4 aux jets de sauvegarde contre tous les effets de coercition.&#10;Cette aptitude fonctionne tant que le paladin est conscient, mais pas s’il est inconscient ou mort." calcext:value-type="string">
            <text:p>Au niveau 17, un paladin gagne une RD 5/Mal et est immunisé aux sorts et aux pouvoirs magiques de coercition. De plus, tous ses alliés situés à 3 m ou moins bénéficient d’un bonus de moral de +4 aux jets de sauvegarde contre tous les effets de coercition.</text:p>
            <text:p>Cette aptitude fonctionne tant que le paladin est conscient, mais pas s’il est inconscient ou mort.</text:p>
          </table:table-cell>
          <table:table-cell table:number-columns-repeated="1018"/>
        </table:table-row>
        <table:table-row table:style-name="ro1">
          <table:table-cell table:formula="of:=[dump_en.A99]" office:value-type="string" office:string-value="paladin" calcext:value-type="string">
            <text:p>paladin</text:p>
          </table:table-cell>
          <table:table-cell table:formula="of:=VLOOKUP([.A99];[en_fr.$A$1:.$B$12];2)" office:value-type="string" office:string-value="Paladin" calcext:value-type="string">
            <text:p>Paladin</text:p>
          </table:table-cell>
          <table:table-cell table:formula="of:=[dump_en.B99]" office:value-type="string" office:string-value="Holy Champion (Su)" calcext:value-type="string">
            <text:p>Holy Champion (Su)</text:p>
          </table:table-cell>
          <table:table-cell table:formula="of:=INDEX([en_fr.$F$2:.$F$150];MATCH([.C99];[en_fr.$E$2:.$E$150];0))" office:value-type="string" office:string-value="Champion sacré (Sur)" calcext:value-type="string">
            <text:p>Champion sacré (Sur)</text:p>
          </table:table-cell>
          <table:table-cell table:formula="of:=[dump_en.C99]" office:value-type="string" office:string-value="At 20th level, a paladin becomes a conduit for the power of her god. Her DR increases to 10/evil. Whenever she uses smite evil and successfully strikes an evil outsider, the outsider is also subject to a banishment, using her paladin level as the caster level (her weapon and holy symbol automatically count as objects that the subject hates). After the banishment effect and the damage from the attack is resolved, the smite immediately ends. In addition, whenever she channels positive energy or uses lay on hands to heal a creature, she heals the maximum possible amount." calcext:value-type="string">
            <text:p>At 20th level, a paladin becomes a conduit for the power of her god. Her DR increases to 10/evil. Whenever she uses smite evil and successfully strikes an evil outsider, the outsider is also subject to a banishment, using her paladin level as the caster level (her weapon and holy symbol automatically count as objects that the subject hates). After the banishment effect and the damage from the attack is resolved, the smite immediately ends. In addition, whenever she channels positive energy or uses lay on hands to heal a creature, she heals the maximum possible amount.</text:p>
          </table:table-cell>
          <table:table-cell table:formula="of:=INDEX([dump_fr.$C$2:.$C$151];MATCH(CONCATENATE([.B99];[.D99]);[dump_fr.$D$2:.$D$151];0))" office:value-type="string" office:string-value="Au niveau 20, un paladin devient un véritable réceptacle de la puissance de son dieu. Sa RD augmente jusqu’à 10/Mal. Chaque fois qu’il utilise un châtiment du Mal et frappe un Extérieur d’alignement Mauvais, celui-ci est également soumis à un bannissement dont le NLS est égal au niveau du paladin (l’arme et le symbole sacré du paladin comptent automatiquement comme objets que la cible hait). Le châtiment du Mal se termine immédiatement après que l’effet de bannissement et les dégâts de l’attaque ont été appliqués. De plus, chaque fois que le paladin canalise de l’énergie positive ou utilise une imposition des mains pour guérir une créature, il soigne toujours le maximum de points de vie." calcext:value-type="string">
            <text:p>Au niveau 20, un paladin devient un véritable réceptacle de la puissance de son dieu. Sa RD augmente jusqu’à 10/Mal. Chaque fois qu’il utilise un châtiment du Mal et frappe un Extérieur d’alignement Mauvais, celui-ci est également soumis à un bannissement dont le NLS est égal au niveau du paladin (l’arme et le symbole sacré du paladin comptent automatiquement comme objets que la cible hait). Le châtiment du Mal se termine immédiatement après que l’effet de bannissement et les dégâts de l’attaque ont été appliqués. De plus, chaque fois que le paladin canalise de l’énergie positive ou utilise une imposition des mains pour guérir une créature, il soigne toujours le maximum de points de vie.</text:p>
          </table:table-cell>
          <table:table-cell table:number-columns-repeated="1018"/>
        </table:table-row>
        <table:table-row table:style-name="ro3">
          <table:table-cell table:formula="of:=[dump_en.A100]" office:value-type="string" office:string-value="paladin" calcext:value-type="string">
            <text:p>paladin</text:p>
          </table:table-cell>
          <table:table-cell table:formula="of:=VLOOKUP([.A100];[en_fr.$A$1:.$B$12];2)" office:value-type="string" office:string-value="Paladin" calcext:value-type="string">
            <text:p>Paladin</text:p>
          </table:table-cell>
          <table:table-cell table:formula="of:=[dump_en.B100]" office:value-type="string" office:string-value="Code of Conduct" calcext:value-type="string">
            <text:p>Code of Conduct</text:p>
          </table:table-cell>
          <table:table-cell table:formula="of:=INDEX([en_fr.$F$2:.$F$150];MATCH([.C100];[en_fr.$E$2:.$E$150];0))" office:value-type="string" office:string-value="Code de conduite" calcext:value-type="string">
            <text:p>Code de conduite</text:p>
          </table:table-cell>
          <table:table-cell table:formula="of:=[dump_en.C100]" office:value-type="string" office:string-value="A paladin must be of lawful good alignment and loses all class features except proficiencies if she ever willingly commits an evil act.Additionally, a paladin's code requires that she respect legitimate authority, act with honor (not lying, not cheating, not using poison, and so forth), help those in need (provided they do not use the help for evil or chaotic ends), and punish those who harm or threaten innocents." calcext:value-type="string">
            <text:p>A paladin must be of lawful good alignment and loses all class features except proficiencies if she ever willingly commits an evil act.Additionally, a paladin's code requires that she respect legitimate authority, act with honor (not lying, not cheating, not using poison, and so forth), help those in need (provided they do not use the help for evil or chaotic ends), and punish those who harm or threaten innocents.</text:p>
          </table:table-cell>
          <table:table-cell table:formula="of:=INDEX([dump_fr.$C$2:.$C$151];MATCH(CONCATENATE([.B100];[.D100]);[dump_fr.$D$2:.$D$151];0))" office:value-type="string" office:string-value="Le paladin est obligatoirement Loyal Bon. S’il commet sciemment un acte maléfique, il perd aussitôt son statut et ses pouvoirs, en dehors des compétences de maniement d’armes, de port d’armures et d’utilisation de boucliers.&#10;De plus, son code de conduite l’oblige à respecter l’autorité légitime, à se comporter de façon honorable (c’est-à-dire à ne pas mentir, tricher, utiliser le poison, etc.), à aider les gens dans le besoin (à condition qu’ils ne cherchent pas à utiliser le paladin dans un but chaotique ou maléfique), et à châtier ceux qui menacent ou maltraitent les innocents." calcext:value-type="string">
            <text:p>Le paladin est obligatoirement Loyal Bon. S’il commet sciemment un acte maléfique, il perd aussitôt son statut et ses pouvoirs, en dehors des compétences de maniement d’armes, de port d’armures et d’utilisation de boucliers.</text:p>
            <text:p>De plus, son code de conduite l’oblige à respecter l’autorité légitime, à se comporter de façon honorable (c’est-à-dire à ne pas mentir, tricher, utiliser le poison, etc.), à aider les gens dans le besoin (à condition qu’ils ne cherchent pas à utiliser le paladin dans un but chaotique ou maléfique), et à châtier ceux qui menacent ou maltraitent les innocents.</text:p>
          </table:table-cell>
          <table:table-cell table:number-columns-repeated="1018"/>
        </table:table-row>
        <table:table-row table:style-name="ro1">
          <table:table-cell table:formula="of:=[dump_en.A101]" office:value-type="string" office:string-value="paladin" calcext:value-type="string">
            <text:p>paladin</text:p>
          </table:table-cell>
          <table:table-cell table:formula="of:=VLOOKUP([.A101];[en_fr.$A$1:.$B$12];2)" office:value-type="string" office:string-value="Paladin" calcext:value-type="string">
            <text:p>Paladin</text:p>
          </table:table-cell>
          <table:table-cell table:formula="of:=[dump_en.B101]" office:value-type="string" office:string-value="Associates" calcext:value-type="string">
            <text:p>Associates</text:p>
          </table:table-cell>
          <table:table-cell table:formula="of:=INDEX([en_fr.$F$2:.$F$150];MATCH([.C101];[en_fr.$E$2:.$E$150];0))" office:value-type="string" office:string-value="Compagnons" calcext:value-type="string">
            <text:p>Compagnons</text:p>
          </table:table-cell>
          <table:table-cell table:formula="of:=[dump_en.C101]" office:value-type="string" office:string-value="While she may adventure with good or neutral allies, a paladin avoids working with evil characters or with anyone who consistently offends her moral code. Under exceptional circumstances, a paladin can ally with evil associates, but only to defeat what she believes to be a greater evil. A paladin should seek an atonement spell periodically during such an unusual alliance, and should end the alliance immediately should she feel it is doing more harm than good. A paladin may accept only henchmen, followers, or cohorts who are lawful good." calcext:value-type="string">
            <text:p>While she may adventure with good or neutral allies, a paladin avoids working with evil characters or with anyone who consistently offends her moral code. Under exceptional circumstances, a paladin can ally with evil associates, but only to defeat what she believes to be a greater evil. A paladin should seek an atonement spell periodically during such an unusual alliance, and should end the alliance immediately should she feel it is doing more harm than good. A paladin may accept only henchmen, followers, or cohorts who are lawful good.</text:p>
          </table:table-cell>
          <table:table-cell table:formula="of:=INDEX([dump_fr.$C$2:.$C$151];MATCH(CONCATENATE([.B101];[.D101]);[dump_fr.$D$2:.$D$151];0))" office:value-type="string" office:string-value="Le paladin peut partir à l’aventure avec des alliés d’alignement Bon ou Neutre mais il évitera de collaborer avec des personnes d’alignement Mauvais ou avec ceux qui bafouent sans cesse son code de conduite. Dans des circonstances exceptionnelles, un paladin pourra s’associer avec des créatures d’alignement Mauvais mais seulement avec comme but de venir à bout d’un plus grand mal. Le paladin devrait chercher à recevoir régulièrement un sort de pénitence pendant ce genre d’alliance inhabituelle et il devrait immédiatement mettre un terme à celle-ci s’il a l’impression de faire plus de mal que de bien. Enfin, le paladin ne peut louer les services d’hommes d’armes et accepter les suivants que s’ils sont Bons et Loyaux." calcext:value-type="string">
            <text:p>Le paladin peut partir à l’aventure avec des alliés d’alignement Bon ou Neutre mais il évitera de collaborer avec des personnes d’alignement Mauvais ou avec ceux qui bafouent sans cesse son code de conduite. Dans des circonstances exceptionnelles, un paladin pourra s’associer avec des créatures d’alignement Mauvais mais seulement avec comme but de venir à bout d’un plus grand mal. Le paladin devrait chercher à recevoir régulièrement un sort de pénitence pendant ce genre d’alliance inhabituelle et il devrait immédiatement mettre un terme à celle-ci s’il a l’impression de faire plus de mal que de bien. Enfin, le paladin ne peut louer les services d’hommes d’armes et accepter les suivants que s’ils sont Bons et Loyaux.</text:p>
          </table:table-cell>
          <table:table-cell table:number-columns-repeated="1018"/>
        </table:table-row>
        <table:table-row table:style-name="ro1">
          <table:table-cell table:formula="of:=[dump_en.A102]" office:value-type="string" office:string-value="ranger" calcext:value-type="string">
            <text:p>ranger</text:p>
          </table:table-cell>
          <table:table-cell table:formula="of:=VLOOKUP([.A102];[en_fr.$A$1:.$B$12];2)" office:value-type="string" office:string-value="Rôdeur" calcext:value-type="string">
            <text:p>Rôdeur</text:p>
          </table:table-cell>
          <table:table-cell table:formula="of:=[dump_en.B102]" office:value-type="string" office:string-value="Weapon and Armor Proficiency" calcext:value-type="string">
            <text:p>Weapon and Armor Proficiency</text:p>
          </table:table-cell>
          <table:table-cell table:formula="of:=INDEX([en_fr.$F$2:.$F$150];MATCH([.C102];[en_fr.$E$2:.$E$150];0))" office:value-type="string" office:string-value="Armes et armures" calcext:value-type="string">
            <text:p>Armes et armures</text:p>
          </table:table-cell>
          <table:table-cell table:formula="of:=[dump_en.C102]" office:value-type="string" office:string-value="A ranger is proficient with all simple and martial weapons and with light armor, medium armor, and shields (except tower shields)." calcext:value-type="string">
            <text:p>A ranger is proficient with all simple and martial weapons and with light armor, medium armor, and shields (except tower shields).</text:p>
          </table:table-cell>
          <table:table-cell table:formula="of:=INDEX([dump_fr.$C$2:.$C$151];MATCH(CONCATENATE([.B102];[.D102]);[dump_fr.$D$2:.$D$151];0))" office:value-type="string" office:string-value="Le rôdeur est formé au maniement de toutes les armes courantes et de guerre, ainsi qu’au port des armures légères et intermédiaires et à l’utilisation des boucliers (à l’exception des pavois)." calcext:value-type="string">
            <text:p>Le rôdeur est formé au maniement de toutes les armes courantes et de guerre, ainsi qu’au port des armures légères et intermédiaires et à l’utilisation des boucliers (à l’exception des pavois).</text:p>
          </table:table-cell>
          <table:table-cell table:number-columns-repeated="1018"/>
        </table:table-row>
        <table:table-row table:style-name="ro13">
          <table:table-cell table:formula="of:=[dump_en.A103]" office:value-type="string" office:string-value="ranger" calcext:value-type="string">
            <text:p>ranger</text:p>
          </table:table-cell>
          <table:table-cell table:formula="of:=VLOOKUP([.A103];[en_fr.$A$1:.$B$12];2)" office:value-type="string" office:string-value="Rôdeur" calcext:value-type="string">
            <text:p>Rôdeur</text:p>
          </table:table-cell>
          <table:table-cell table:formula="of:=[dump_en.B103]" office:value-type="string" office:string-value="Favored Enemy (+2) (Ex)" calcext:value-type="string">
            <text:p>Favored Enemy (+2) (Ex)</text:p>
          </table:table-cell>
          <table:table-cell table:formula="of:=INDEX([en_fr.$F$2:.$F$150];MATCH([.C103];[en_fr.$E$2:.$E$150];0))" office:value-type="string" office:string-value="Ennemi juré (+2) (Ext)" calcext:value-type="string">
            <text:p>Ennemi juré (+2) (Ext)</text:p>
          </table:table-cell>
          <table:table-cell table:formula="of:=[dump_en.C103]" office:value-type="string" office:string-value="At 1st level, a ranger selects a creature type from the ranger favored enemies table. He gains a +2 bonus on Bluff, Knowledge, Perception, Sense Motive, and Survival checks against creatures of his selected type. Likewise, he gets a +2 bonus on weapon attack and damage rolls against them. A ranger may make Knowledge skill checks untrained when attempting to identify these creatures.At 5th level and every five levels thereafter (10th, 15th, and 20th level), the ranger may select an additional favored enemy. In addition, at each such interval, the bonus against any one favored enemy (including the one just selected, if so desired) increases by +2.If the ranger chooses humanoids or outsiders as a favored enemy, he must also choose an associated subtype, as indicated on the table below. (Note that there are other types of humanoid to choose from—those called out specifically on the table below are merely the most common.) If a specific creature falls into more than one category of favored enemy, the ranger's bonuses do not stack; he simply uses whichever bonus is higher." calcext:value-type="string">
            <text:p>At 1st level, a ranger selects a creature type from the ranger favored enemies table. He gains a +2 bonus on Bluff, Knowledge, Perception, Sense Motive, and Survival checks against creatures of his selected type. Likewise, he gets a +2 bonus on weapon attack and damage rolls against them. A ranger may make Knowledge skill checks untrained when attempting to identify these creatures.At 5th level and every five levels thereafter (10th, 15th, and 20th level), the ranger may select an additional favored enemy. In addition, at each such interval, the bonus against any one favored enemy (including the one just selected, if so desired) increases by +2.If the ranger chooses humanoids or outsiders as a favored enemy, he must also choose an associated subtype, as indicated on the table below. (Note that there are other types of humanoid to choose from—those called out specifically on the table below are merely the most common.) If a specific creature falls into more than one category of favored enemy, the ranger's bonuses do not stack; he simply uses whichever bonus is higher.</text:p>
          </table:table-cell>
          <table:table-cell table:formula="of:=INDEX([dump_fr.$C$2:.$C$151];MATCH(CONCATENATE([.B103];[.D103]);[dump_fr.$D$2:.$D$151];0))" office:value-type="string" office:string-value="Au niveau 1, le rôdeur choisit un type de créatures sur la table des ennemis jurés du rôdeur. Il bénéficie d’un bonus de +2 aux tests de Bluff, Connaissances, Perception, Psychologie et Survie lorsqu’il les utilise contre des créatures de ce type. Il bénéficie également d’un bonus de +2 aux jets d’attaque et de dégâts lorsqu’il utilise une arme contre elles. Enfin, il peut tenter d’utiliser la compétence de Connaissances pour identifier ces créatures et ce, même s’il ne possède aucun rang dans celle-ci.&#10;Au niveau 5 et tous les cinq niveaux par la suite (aux niveaux 10, 15 et 20), le rôdeur peut choisir un nouvel ennemi juré. En même temps, il peut augmenter de +2 le bonus dont il bénéficie contre l’un de ses ennemis jurés (y compris celui qu’il vient de choisir, s’il le désire).&#10;Lorsqu’un rôdeur choisit les Extérieurs ou les humanoïdes comme ennemis jurés, il doit aussi sélectionner un sous-type associé, comme l’indique la table (notez que les sous-types d’humanoïdes cités dans la table ne sont que les plus communs, d’autres sous-types, que le rôdeur peut également choisir, sont présentés dans le Bestiaire Pathfinder). Si une créature appartient à deux familles d’ennemis jurés, les bonus ne se cumulent pas : le rôdeur ne profite que du plus élevé des deux.&#10;CAPTION: Choix d'ennemis jurés du rôdeur&#10;Aberration            Extérieur (Air)   Humanoïde (autre sous-type) Humanoïde (humain)&#10;Animal                Extérieur (Bien)  Humanoïde monstrueux        Humanoïde (nain)&#10;Créature artificielle Extérieur (Eau)   Humanoïde (aquatique)  Humanoïde (géant)&#10;Créature magique      Extérieur (Chaos) Humanoïde (elfe)       Humanoïde (orque)&#10;Dragon                Extérieur (Feu)   Humanoïde (gnoll)           Humanoïde (gobelinoïde)&#10;Fée                   Extérieur (Loi)   Humanoïde (gnome)      Humanoïde (reptilien)&#10;Mort-vivant           Extérieur (natif) Humanoïde (halfelin)&#10;Plante                Extérieur (Mal)&#10;Vermine               Extérieur (Terre)" calcext:value-type="string">
            <text:p>Au niveau 1, le rôdeur choisit un type de créatures sur la table des ennemis jurés du rôdeur. Il bénéficie d’un bonus de +2 aux tests de Bluff, Connaissances, Perception, Psychologie et Survie lorsqu’il les utilise contre des créatures de ce type. Il bénéficie également d’un bonus de +2 aux jets d’attaque et de dégâts lorsqu’il utilise une arme contre elles. Enfin, il peut tenter d’utiliser la compétence de Connaissances pour identifier ces créatures et ce, même s’il ne possède aucun rang dans celle-ci.</text:p>
            <text:p>Au niveau 5 et tous les cinq niveaux par la suite (aux niveaux 10, 15 et 20), le rôdeur peut choisir un nouvel ennemi juré. En même temps, il peut augmenter de +2 le bonus dont il bénéficie contre l’un de ses ennemis jurés (y compris celui qu’il vient de choisir, s’il le désire).</text:p>
            <text:p>Lorsqu’un rôdeur choisit les Extérieurs ou les humanoïdes comme ennemis jurés, il doit aussi sélectionner un sous-type associé, comme l’indique la table (notez que les sous-types d’humanoïdes cités dans la table ne sont que les plus communs, d’autres sous-types, que le rôdeur peut également choisir, sont présentés dans le Bestiaire Pathfinder). Si une créature appartient à deux familles d’ennemis jurés, les bonus ne se cumulent pas : le rôdeur ne profite que du plus élevé des deux.</text:p>
            <text:p>CAPTION: Choix d'ennemis jurés du rôdeur</text:p>
            <text:p>Aberration            Extérieur (Air)   Humanoïde (autre sous-type) Humanoïde (humain)</text:p>
            <text:p>Animal                Extérieur (Bien)  Humanoïde monstrueux        Humanoïde (nain)</text:p>
            <text:p>Créature artificielle Extérieur (Eau)   Humanoïde (aquatique)  Humanoïde (géant)</text:p>
            <text:p>Créature magique      Extérieur (Chaos) Humanoïde (elfe)       Humanoïde (orque)</text:p>
            <text:p>Dragon                Extérieur (Feu)   Humanoïde (gnoll)           Humanoïde (gobelinoïde)</text:p>
            <text:p>Fée                   Extérieur (Loi)   Humanoïde (gnome)      Humanoïde (reptilien)</text:p>
            <text:p>Mort-vivant           Extérieur (natif) Humanoïde (halfelin)</text:p>
            <text:p>Plante                Extérieur (Mal)</text:p>
            <text:p>Vermine               Extérieur (Terre)</text:p>
          </table:table-cell>
          <table:table-cell table:number-columns-repeated="1018"/>
        </table:table-row>
        <table:table-row table:style-name="ro13">
          <table:table-cell table:formula="of:=[dump_en.A104]" office:value-type="string" office:string-value="ranger" calcext:value-type="string">
            <text:p>ranger</text:p>
          </table:table-cell>
          <table:table-cell table:formula="of:=VLOOKUP([.A104];[en_fr.$A$1:.$B$12];2)" office:value-type="string" office:string-value="Rôdeur" calcext:value-type="string">
            <text:p>Rôdeur</text:p>
          </table:table-cell>
          <table:table-cell table:formula="of:=[dump_en.B104]" office:value-type="string" office:string-value="Favored Enemy (+4) (Ex)" calcext:value-type="string">
            <text:p>Favored Enemy (+4) (Ex)</text:p>
          </table:table-cell>
          <table:table-cell table:formula="of:=INDEX([en_fr.$F$2:.$F$150];MATCH([.C104];[en_fr.$E$2:.$E$150];0))" office:value-type="string" office:string-value="Ennemi juré (+4) (Ext)" calcext:value-type="string">
            <text:p>Ennemi juré (+4) (Ext)</text:p>
          </table:table-cell>
          <table:table-cell table:formula="of:=[dump_en.C104]" office:value-type="string" office:string-value="At 1st level, a ranger selects a creature type from the ranger favored enemies table. He gains a +2 bonus on Bluff, Knowledge, Perception, Sense Motive, and Survival checks against creatures of his selected type. Likewise, he gets a +2 bonus on weapon attack and damage rolls against them. A ranger may make Knowledge skill checks untrained when attempting to identify these creatures.At 5th level and every five levels thereafter (10th, 15th, and 20th level), the ranger may select an additional favored enemy. In addition, at each such interval, the bonus against any one favored enemy (including the one just selected, if so desired) increases by +2.If the ranger chooses humanoids or outsiders as a favored enemy, he must also choose an associated subtype, as indicated on the table below. (Note that there are other types of humanoid to choose from—those called out specifically on the table below are merely the most common.) If a specific creature falls into more than one category of favored enemy, the ranger's bonuses do not stack; he simply uses whichever bonus is higher." calcext:value-type="string">
            <text:p>At 1st level, a ranger selects a creature type from the ranger favored enemies table. He gains a +2 bonus on Bluff, Knowledge, Perception, Sense Motive, and Survival checks against creatures of his selected type. Likewise, he gets a +2 bonus on weapon attack and damage rolls against them. A ranger may make Knowledge skill checks untrained when attempting to identify these creatures.At 5th level and every five levels thereafter (10th, 15th, and 20th level), the ranger may select an additional favored enemy. In addition, at each such interval, the bonus against any one favored enemy (including the one just selected, if so desired) increases by +2.If the ranger chooses humanoids or outsiders as a favored enemy, he must also choose an associated subtype, as indicated on the table below. (Note that there are other types of humanoid to choose from—those called out specifically on the table below are merely the most common.) If a specific creature falls into more than one category of favored enemy, the ranger's bonuses do not stack; he simply uses whichever bonus is higher.</text:p>
          </table:table-cell>
          <table:table-cell table:formula="of:=INDEX([dump_fr.$C$2:.$C$151];MATCH(CONCATENATE([.B104];[.D104]);[dump_fr.$D$2:.$D$151];0))" office:value-type="string" office:string-value="Au niveau 1, le rôdeur choisit un type de créatures sur la table des ennemis jurés du rôdeur. Il bénéficie d’un bonus de +2 aux tests de Bluff, Connaissances, Perception, Psychologie et Survie lorsqu’il les utilise contre des créatures de ce type. Il bénéficie également d’un bonus de +2 aux jets d’attaque et de dégâts lorsqu’il utilise une arme contre elles. Enfin, il peut tenter d’utiliser la compétence de Connaissances pour identifier ces créatures et ce, même s’il ne possède aucun rang dans celle-ci.&#10;Au niveau 5 et tous les cinq niveaux par la suite (aux niveaux 10, 15 et 20), le rôdeur peut choisir un nouvel ennemi juré. En même temps, il peut augmenter de +2 le bonus dont il bénéficie contre l’un de ses ennemis jurés (y compris celui qu’il vient de choisir, s’il le désire).&#10;Lorsqu’un rôdeur choisit les Extérieurs ou les humanoïdes comme ennemis jurés, il doit aussi sélectionner un sous-type associé, comme l’indique la table (notez que les sous-types d’humanoïdes cités dans la table ne sont que les plus communs, d’autres sous-types, que le rôdeur peut également choisir, sont présentés dans le Bestiaire Pathfinder). Si une créature appartient à deux familles d’ennemis jurés, les bonus ne se cumulent pas : le rôdeur ne profite que du plus élevé des deux.&#10;CAPTION: Choix d'ennemis jurés du rôdeur&#10;Aberration            Extérieur (Air)   Humanoïde (autre sous-type) Humanoïde (humain)&#10;Animal                Extérieur (Bien)  Humanoïde monstrueux        Humanoïde (nain)&#10;Créature artificielle Extérieur (Eau)   Humanoïde (aquatique)  Humanoïde (géant)&#10;Créature magique      Extérieur (Chaos) Humanoïde (elfe)       Humanoïde (orque)&#10;Dragon                Extérieur (Feu)   Humanoïde (gnoll)           Humanoïde (gobelinoïde)&#10;Fée                   Extérieur (Loi)   Humanoïde (gnome)      Humanoïde (reptilien)&#10;Mort-vivant           Extérieur (natif) Humanoïde (halfelin)&#10;Plante                Extérieur (Mal)&#10;Vermine               Extérieur (Terre)" calcext:value-type="string">
            <text:p>Au niveau 1, le rôdeur choisit un type de créatures sur la table des ennemis jurés du rôdeur. Il bénéficie d’un bonus de +2 aux tests de Bluff, Connaissances, Perception, Psychologie et Survie lorsqu’il les utilise contre des créatures de ce type. Il bénéficie également d’un bonus de +2 aux jets d’attaque et de dégâts lorsqu’il utilise une arme contre elles. Enfin, il peut tenter d’utiliser la compétence de Connaissances pour identifier ces créatures et ce, même s’il ne possède aucun rang dans celle-ci.</text:p>
            <text:p>Au niveau 5 et tous les cinq niveaux par la suite (aux niveaux 10, 15 et 20), le rôdeur peut choisir un nouvel ennemi juré. En même temps, il peut augmenter de +2 le bonus dont il bénéficie contre l’un de ses ennemis jurés (y compris celui qu’il vient de choisir, s’il le désire).</text:p>
            <text:p>Lorsqu’un rôdeur choisit les Extérieurs ou les humanoïdes comme ennemis jurés, il doit aussi sélectionner un sous-type associé, comme l’indique la table (notez que les sous-types d’humanoïdes cités dans la table ne sont que les plus communs, d’autres sous-types, que le rôdeur peut également choisir, sont présentés dans le Bestiaire Pathfinder). Si une créature appartient à deux familles d’ennemis jurés, les bonus ne se cumulent pas : le rôdeur ne profite que du plus élevé des deux.</text:p>
            <text:p>CAPTION: Choix d'ennemis jurés du rôdeur</text:p>
            <text:p>Aberration            Extérieur (Air)   Humanoïde (autre sous-type) Humanoïde (humain)</text:p>
            <text:p>Animal                Extérieur (Bien)  Humanoïde monstrueux        Humanoïde (nain)</text:p>
            <text:p>Créature artificielle Extérieur (Eau)   Humanoïde (aquatique)  Humanoïde (géant)</text:p>
            <text:p>Créature magique      Extérieur (Chaos) Humanoïde (elfe)       Humanoïde (orque)</text:p>
            <text:p>Dragon                Extérieur (Feu)   Humanoïde (gnoll)           Humanoïde (gobelinoïde)</text:p>
            <text:p>Fée                   Extérieur (Loi)   Humanoïde (gnome)      Humanoïde (reptilien)</text:p>
            <text:p>Mort-vivant           Extérieur (natif) Humanoïde (halfelin)</text:p>
            <text:p>Plante                Extérieur (Mal)</text:p>
            <text:p>Vermine               Extérieur (Terre)</text:p>
          </table:table-cell>
          <table:table-cell table:number-columns-repeated="1018"/>
        </table:table-row>
        <table:table-row table:style-name="ro13">
          <table:table-cell table:formula="of:=[dump_en.A105]" office:value-type="string" office:string-value="ranger" calcext:value-type="string">
            <text:p>ranger</text:p>
          </table:table-cell>
          <table:table-cell table:formula="of:=VLOOKUP([.A105];[en_fr.$A$1:.$B$12];2)" office:value-type="string" office:string-value="Rôdeur" calcext:value-type="string">
            <text:p>Rôdeur</text:p>
          </table:table-cell>
          <table:table-cell table:formula="of:=[dump_en.B105]" office:value-type="string" office:string-value="Favored Enemy (+6) (Ex)" calcext:value-type="string">
            <text:p>Favored Enemy (+6) (Ex)</text:p>
          </table:table-cell>
          <table:table-cell table:formula="of:=INDEX([en_fr.$F$2:.$F$150];MATCH([.C105];[en_fr.$E$2:.$E$150];0))" office:value-type="string" office:string-value="Ennemi juré (+6) (Ext)" calcext:value-type="string">
            <text:p>Ennemi juré (+6) (Ext)</text:p>
          </table:table-cell>
          <table:table-cell table:formula="of:=[dump_en.C105]" office:value-type="string" office:string-value="At 1st level, a ranger selects a creature type from the ranger favored enemies table. He gains a +2 bonus on Bluff, Knowledge, Perception, Sense Motive, and Survival checks against creatures of his selected type. Likewise, he gets a +2 bonus on weapon attack and damage rolls against them. A ranger may make Knowledge skill checks untrained when attempting to identify these creatures.At 5th level and every five levels thereafter (10th, 15th, and 20th level), the ranger may select an additional favored enemy. In addition, at each such interval, the bonus against any one favored enemy (including the one just selected, if so desired) increases by +2.If the ranger chooses humanoids or outsiders as a favored enemy, he must also choose an associated subtype, as indicated on the table below. (Note that there are other types of humanoid to choose from—those called out specifically on the table below are merely the most common.) If a specific creature falls into more than one category of favored enemy, the ranger's bonuses do not stack; he simply uses whichever bonus is higher." calcext:value-type="string">
            <text:p>At 1st level, a ranger selects a creature type from the ranger favored enemies table. He gains a +2 bonus on Bluff, Knowledge, Perception, Sense Motive, and Survival checks against creatures of his selected type. Likewise, he gets a +2 bonus on weapon attack and damage rolls against them. A ranger may make Knowledge skill checks untrained when attempting to identify these creatures.At 5th level and every five levels thereafter (10th, 15th, and 20th level), the ranger may select an additional favored enemy. In addition, at each such interval, the bonus against any one favored enemy (including the one just selected, if so desired) increases by +2.If the ranger chooses humanoids or outsiders as a favored enemy, he must also choose an associated subtype, as indicated on the table below. (Note that there are other types of humanoid to choose from—those called out specifically on the table below are merely the most common.) If a specific creature falls into more than one category of favored enemy, the ranger's bonuses do not stack; he simply uses whichever bonus is higher.</text:p>
          </table:table-cell>
          <table:table-cell table:formula="of:=INDEX([dump_fr.$C$2:.$C$151];MATCH(CONCATENATE([.B105];[.D105]);[dump_fr.$D$2:.$D$151];0))" office:value-type="string" office:string-value="Au niveau 1, le rôdeur choisit un type de créatures sur la table des ennemis jurés du rôdeur. Il bénéficie d’un bonus de +2 aux tests de Bluff, Connaissances, Perception, Psychologie et Survie lorsqu’il les utilise contre des créatures de ce type. Il bénéficie également d’un bonus de +2 aux jets d’attaque et de dégâts lorsqu’il utilise une arme contre elles. Enfin, il peut tenter d’utiliser la compétence de Connaissances pour identifier ces créatures et ce, même s’il ne possède aucun rang dans celle-ci.&#10;Au niveau 5 et tous les cinq niveaux par la suite (aux niveaux 10, 15 et 20), le rôdeur peut choisir un nouvel ennemi juré. En même temps, il peut augmenter de +2 le bonus dont il bénéficie contre l’un de ses ennemis jurés (y compris celui qu’il vient de choisir, s’il le désire).&#10;Lorsqu’un rôdeur choisit les Extérieurs ou les humanoïdes comme ennemis jurés, il doit aussi sélectionner un sous-type associé, comme l’indique la table (notez que les sous-types d’humanoïdes cités dans la table ne sont que les plus communs, d’autres sous-types, que le rôdeur peut également choisir, sont présentés dans le Bestiaire Pathfinder). Si une créature appartient à deux familles d’ennemis jurés, les bonus ne se cumulent pas : le rôdeur ne profite que du plus élevé des deux.&#10;CAPTION: Choix d'ennemis jurés du rôdeur&#10;Aberration            Extérieur (Air)   Humanoïde (autre sous-type) Humanoïde (humain)&#10;Animal                Extérieur (Bien)  Humanoïde monstrueux        Humanoïde (nain)&#10;Créature artificielle Extérieur (Eau)   Humanoïde (aquatique)  Humanoïde (géant)&#10;Créature magique      Extérieur (Chaos) Humanoïde (elfe)       Humanoïde (orque)&#10;Dragon                Extérieur (Feu)   Humanoïde (gnoll)           Humanoïde (gobelinoïde)&#10;Fée                   Extérieur (Loi)   Humanoïde (gnome)      Humanoïde (reptilien)&#10;Mort-vivant           Extérieur (natif) Humanoïde (halfelin)&#10;Plante                Extérieur (Mal)&#10;Vermine               Extérieur (Terre)" calcext:value-type="string">
            <text:p>Au niveau 1, le rôdeur choisit un type de créatures sur la table des ennemis jurés du rôdeur. Il bénéficie d’un bonus de +2 aux tests de Bluff, Connaissances, Perception, Psychologie et Survie lorsqu’il les utilise contre des créatures de ce type. Il bénéficie également d’un bonus de +2 aux jets d’attaque et de dégâts lorsqu’il utilise une arme contre elles. Enfin, il peut tenter d’utiliser la compétence de Connaissances pour identifier ces créatures et ce, même s’il ne possède aucun rang dans celle-ci.</text:p>
            <text:p>Au niveau 5 et tous les cinq niveaux par la suite (aux niveaux 10, 15 et 20), le rôdeur peut choisir un nouvel ennemi juré. En même temps, il peut augmenter de +2 le bonus dont il bénéficie contre l’un de ses ennemis jurés (y compris celui qu’il vient de choisir, s’il le désire).</text:p>
            <text:p>Lorsqu’un rôdeur choisit les Extérieurs ou les humanoïdes comme ennemis jurés, il doit aussi sélectionner un sous-type associé, comme l’indique la table (notez que les sous-types d’humanoïdes cités dans la table ne sont que les plus communs, d’autres sous-types, que le rôdeur peut également choisir, sont présentés dans le Bestiaire Pathfinder). Si une créature appartient à deux familles d’ennemis jurés, les bonus ne se cumulent pas : le rôdeur ne profite que du plus élevé des deux.</text:p>
            <text:p>CAPTION: Choix d'ennemis jurés du rôdeur</text:p>
            <text:p>Aberration            Extérieur (Air)   Humanoïde (autre sous-type) Humanoïde (humain)</text:p>
            <text:p>Animal                Extérieur (Bien)  Humanoïde monstrueux        Humanoïde (nain)</text:p>
            <text:p>Créature artificielle Extérieur (Eau)   Humanoïde (aquatique)  Humanoïde (géant)</text:p>
            <text:p>Créature magique      Extérieur (Chaos) Humanoïde (elfe)       Humanoïde (orque)</text:p>
            <text:p>Dragon                Extérieur (Feu)   Humanoïde (gnoll)           Humanoïde (gobelinoïde)</text:p>
            <text:p>Fée                   Extérieur (Loi)   Humanoïde (gnome)      Humanoïde (reptilien)</text:p>
            <text:p>Mort-vivant           Extérieur (natif) Humanoïde (halfelin)</text:p>
            <text:p>Plante                Extérieur (Mal)</text:p>
            <text:p>Vermine               Extérieur (Terre)</text:p>
          </table:table-cell>
          <table:table-cell table:number-columns-repeated="1018"/>
        </table:table-row>
        <table:table-row table:style-name="ro13">
          <table:table-cell table:formula="of:=[dump_en.A106]" office:value-type="string" office:string-value="ranger" calcext:value-type="string">
            <text:p>ranger</text:p>
          </table:table-cell>
          <table:table-cell table:formula="of:=VLOOKUP([.A106];[en_fr.$A$1:.$B$12];2)" office:value-type="string" office:string-value="Rôdeur" calcext:value-type="string">
            <text:p>Rôdeur</text:p>
          </table:table-cell>
          <table:table-cell table:formula="of:=[dump_en.B106]" office:value-type="string" office:string-value="Favored Enemy (+8) (Ex)" calcext:value-type="string">
            <text:p>Favored Enemy (+8) (Ex)</text:p>
          </table:table-cell>
          <table:table-cell table:formula="of:=INDEX([en_fr.$F$2:.$F$150];MATCH([.C106];[en_fr.$E$2:.$E$150];0))" office:value-type="string" office:string-value="Ennemi juré (+8) (Ext)" calcext:value-type="string">
            <text:p>Ennemi juré (+8) (Ext)</text:p>
          </table:table-cell>
          <table:table-cell table:formula="of:=[dump_en.C106]" office:value-type="string" office:string-value="At 1st level, a ranger selects a creature type from the ranger favored enemies table. He gains a +2 bonus on Bluff, Knowledge, Perception, Sense Motive, and Survival checks against creatures of his selected type. Likewise, he gets a +2 bonus on weapon attack and damage rolls against them. A ranger may make Knowledge skill checks untrained when attempting to identify these creatures.At 5th level and every five levels thereafter (10th, 15th, and 20th level), the ranger may select an additional favored enemy. In addition, at each such interval, the bonus against any one favored enemy (including the one just selected, if so desired) increases by +2.If the ranger chooses humanoids or outsiders as a favored enemy, he must also choose an associated subtype, as indicated on the table below. (Note that there are other types of humanoid to choose from—those called out specifically on the table below are merely the most common.) If a specific creature falls into more than one category of favored enemy, the ranger's bonuses do not stack; he simply uses whichever bonus is higher." calcext:value-type="string">
            <text:p>At 1st level, a ranger selects a creature type from the ranger favored enemies table. He gains a +2 bonus on Bluff, Knowledge, Perception, Sense Motive, and Survival checks against creatures of his selected type. Likewise, he gets a +2 bonus on weapon attack and damage rolls against them. A ranger may make Knowledge skill checks untrained when attempting to identify these creatures.At 5th level and every five levels thereafter (10th, 15th, and 20th level), the ranger may select an additional favored enemy. In addition, at each such interval, the bonus against any one favored enemy (including the one just selected, if so desired) increases by +2.If the ranger chooses humanoids or outsiders as a favored enemy, he must also choose an associated subtype, as indicated on the table below. (Note that there are other types of humanoid to choose from—those called out specifically on the table below are merely the most common.) If a specific creature falls into more than one category of favored enemy, the ranger's bonuses do not stack; he simply uses whichever bonus is higher.</text:p>
          </table:table-cell>
          <table:table-cell table:formula="of:=INDEX([dump_fr.$C$2:.$C$151];MATCH(CONCATENATE([.B106];[.D106]);[dump_fr.$D$2:.$D$151];0))" office:value-type="string" office:string-value="Au niveau 1, le rôdeur choisit un type de créatures sur la table des ennemis jurés du rôdeur. Il bénéficie d’un bonus de +2 aux tests de Bluff, Connaissances, Perception, Psychologie et Survie lorsqu’il les utilise contre des créatures de ce type. Il bénéficie également d’un bonus de +2 aux jets d’attaque et de dégâts lorsqu’il utilise une arme contre elles. Enfin, il peut tenter d’utiliser la compétence de Connaissances pour identifier ces créatures et ce, même s’il ne possède aucun rang dans celle-ci.&#10;Au niveau 5 et tous les cinq niveaux par la suite (aux niveaux 10, 15 et 20), le rôdeur peut choisir un nouvel ennemi juré. En même temps, il peut augmenter de +2 le bonus dont il bénéficie contre l’un de ses ennemis jurés (y compris celui qu’il vient de choisir, s’il le désire).&#10;Lorsqu’un rôdeur choisit les Extérieurs ou les humanoïdes comme ennemis jurés, il doit aussi sélectionner un sous-type associé, comme l’indique la table (notez que les sous-types d’humanoïdes cités dans la table ne sont que les plus communs, d’autres sous-types, que le rôdeur peut également choisir, sont présentés dans le Bestiaire Pathfinder). Si une créature appartient à deux familles d’ennemis jurés, les bonus ne se cumulent pas : le rôdeur ne profite que du plus élevé des deux.&#10;CAPTION: Choix d'ennemis jurés du rôdeur&#10;Aberration            Extérieur (Air)   Humanoïde (autre sous-type) Humanoïde (humain)&#10;Animal                Extérieur (Bien)  Humanoïde monstrueux        Humanoïde (nain)&#10;Créature artificielle Extérieur (Eau)   Humanoïde (aquatique)  Humanoïde (géant)&#10;Créature magique      Extérieur (Chaos) Humanoïde (elfe)       Humanoïde (orque)&#10;Dragon                Extérieur (Feu)   Humanoïde (gnoll)           Humanoïde (gobelinoïde)&#10;Fée                   Extérieur (Loi)   Humanoïde (gnome)      Humanoïde (reptilien)&#10;Mort-vivant           Extérieur (natif) Humanoïde (halfelin)&#10;Plante                Extérieur (Mal)&#10;Vermine               Extérieur (Terre)" calcext:value-type="string">
            <text:p>Au niveau 1, le rôdeur choisit un type de créatures sur la table des ennemis jurés du rôdeur. Il bénéficie d’un bonus de +2 aux tests de Bluff, Connaissances, Perception, Psychologie et Survie lorsqu’il les utilise contre des créatures de ce type. Il bénéficie également d’un bonus de +2 aux jets d’attaque et de dégâts lorsqu’il utilise une arme contre elles. Enfin, il peut tenter d’utiliser la compétence de Connaissances pour identifier ces créatures et ce, même s’il ne possède aucun rang dans celle-ci.</text:p>
            <text:p>Au niveau 5 et tous les cinq niveaux par la suite (aux niveaux 10, 15 et 20), le rôdeur peut choisir un nouvel ennemi juré. En même temps, il peut augmenter de +2 le bonus dont il bénéficie contre l’un de ses ennemis jurés (y compris celui qu’il vient de choisir, s’il le désire).</text:p>
            <text:p>Lorsqu’un rôdeur choisit les Extérieurs ou les humanoïdes comme ennemis jurés, il doit aussi sélectionner un sous-type associé, comme l’indique la table (notez que les sous-types d’humanoïdes cités dans la table ne sont que les plus communs, d’autres sous-types, que le rôdeur peut également choisir, sont présentés dans le Bestiaire Pathfinder). Si une créature appartient à deux familles d’ennemis jurés, les bonus ne se cumulent pas : le rôdeur ne profite que du plus élevé des deux.</text:p>
            <text:p>CAPTION: Choix d'ennemis jurés du rôdeur</text:p>
            <text:p>Aberration            Extérieur (Air)   Humanoïde (autre sous-type) Humanoïde (humain)</text:p>
            <text:p>Animal                Extérieur (Bien)  Humanoïde monstrueux        Humanoïde (nain)</text:p>
            <text:p>Créature artificielle Extérieur (Eau)   Humanoïde (aquatique)  Humanoïde (géant)</text:p>
            <text:p>Créature magique      Extérieur (Chaos) Humanoïde (elfe)       Humanoïde (orque)</text:p>
            <text:p>Dragon                Extérieur (Feu)   Humanoïde (gnoll)           Humanoïde (gobelinoïde)</text:p>
            <text:p>Fée                   Extérieur (Loi)   Humanoïde (gnome)      Humanoïde (reptilien)</text:p>
            <text:p>Mort-vivant           Extérieur (natif) Humanoïde (halfelin)</text:p>
            <text:p>Plante                Extérieur (Mal)</text:p>
            <text:p>Vermine               Extérieur (Terre)</text:p>
          </table:table-cell>
          <table:table-cell table:number-columns-repeated="1018"/>
        </table:table-row>
        <table:table-row table:style-name="ro13">
          <table:table-cell table:formula="of:=[dump_en.A107]" office:value-type="string" office:string-value="ranger" calcext:value-type="string">
            <text:p>ranger</text:p>
          </table:table-cell>
          <table:table-cell table:formula="of:=VLOOKUP([.A107];[en_fr.$A$1:.$B$12];2)" office:value-type="string" office:string-value="Rôdeur" calcext:value-type="string">
            <text:p>Rôdeur</text:p>
          </table:table-cell>
          <table:table-cell table:formula="of:=[dump_en.B107]" office:value-type="string" office:string-value="Favored Enemy (+10) (Ex)" calcext:value-type="string">
            <text:p>Favored Enemy (+10) (Ex)</text:p>
          </table:table-cell>
          <table:table-cell table:formula="of:=INDEX([en_fr.$F$2:.$F$150];MATCH([.C107];[en_fr.$E$2:.$E$150];0))" office:value-type="string" office:string-value="Ennemi juré (+10) (Ext)" calcext:value-type="string">
            <text:p>Ennemi juré (+10) (Ext)</text:p>
          </table:table-cell>
          <table:table-cell table:formula="of:=[dump_en.C107]" office:value-type="string" office:string-value="At 1st level, a ranger selects a creature type from the ranger favored enemies table. He gains a +2 bonus on Bluff, Knowledge, Perception, Sense Motive, and Survival checks against creatures of his selected type. Likewise, he gets a +2 bonus on weapon attack and damage rolls against them. A ranger may make Knowledge skill checks untrained when attempting to identify these creatures.At 5th level and every five levels thereafter (10th, 15th, and 20th level), the ranger may select an additional favored enemy. In addition, at each such interval, the bonus against any one favored enemy (including the one just selected, if so desired) increases by +2.If the ranger chooses humanoids or outsiders as a favored enemy, he must also choose an associated subtype, as indicated on the table below. (Note that there are other types of humanoid to choose from—those called out specifically on the table below are merely the most common.) If a specific creature falls into more than one category of favored enemy, the ranger's bonuses do not stack; he simply uses whichever bonus is higher." calcext:value-type="string">
            <text:p>At 1st level, a ranger selects a creature type from the ranger favored enemies table. He gains a +2 bonus on Bluff, Knowledge, Perception, Sense Motive, and Survival checks against creatures of his selected type. Likewise, he gets a +2 bonus on weapon attack and damage rolls against them. A ranger may make Knowledge skill checks untrained when attempting to identify these creatures.At 5th level and every five levels thereafter (10th, 15th, and 20th level), the ranger may select an additional favored enemy. In addition, at each such interval, the bonus against any one favored enemy (including the one just selected, if so desired) increases by +2.If the ranger chooses humanoids or outsiders as a favored enemy, he must also choose an associated subtype, as indicated on the table below. (Note that there are other types of humanoid to choose from—those called out specifically on the table below are merely the most common.) If a specific creature falls into more than one category of favored enemy, the ranger's bonuses do not stack; he simply uses whichever bonus is higher.</text:p>
          </table:table-cell>
          <table:table-cell table:formula="of:=INDEX([dump_fr.$C$2:.$C$151];MATCH(CONCATENATE([.B107];[.D107]);[dump_fr.$D$2:.$D$151];0))" office:value-type="string" office:string-value="Au niveau 1, le rôdeur choisit un type de créatures sur la table des ennemis jurés du rôdeur. Il bénéficie d’un bonus de +2 aux tests de Bluff, Connaissances, Perception, Psychologie et Survie lorsqu’il les utilise contre des créatures de ce type. Il bénéficie également d’un bonus de +2 aux jets d’attaque et de dégâts lorsqu’il utilise une arme contre elles. Enfin, il peut tenter d’utiliser la compétence de Connaissances pour identifier ces créatures et ce, même s’il ne possède aucun rang dans celle-ci.&#10;Au niveau 5 et tous les cinq niveaux par la suite (aux niveaux 10, 15 et 20), le rôdeur peut choisir un nouvel ennemi juré. En même temps, il peut augmenter de +2 le bonus dont il bénéficie contre l’un de ses ennemis jurés (y compris celui qu’il vient de choisir, s’il le désire).&#10;Lorsqu’un rôdeur choisit les Extérieurs ou les humanoïdes comme ennemis jurés, il doit aussi sélectionner un sous-type associé, comme l’indique la table (notez que les sous-types d’humanoïdes cités dans la table ne sont que les plus communs, d’autres sous-types, que le rôdeur peut également choisir, sont présentés dans le Bestiaire Pathfinder). Si une créature appartient à deux familles d’ennemis jurés, les bonus ne se cumulent pas : le rôdeur ne profite que du plus élevé des deux.&#10;CAPTION: Choix d'ennemis jurés du rôdeur&#10;Aberration            Extérieur (Air)   Humanoïde (autre sous-type) Humanoïde (humain)&#10;Animal                Extérieur (Bien)  Humanoïde monstrueux        Humanoïde (nain)&#10;Créature artificielle Extérieur (Eau)   Humanoïde (aquatique)  Humanoïde (géant)&#10;Créature magique      Extérieur (Chaos) Humanoïde (elfe)       Humanoïde (orque)&#10;Dragon                Extérieur (Feu)   Humanoïde (gnoll)           Humanoïde (gobelinoïde)&#10;Fée                   Extérieur (Loi)   Humanoïde (gnome)      Humanoïde (reptilien)&#10;Mort-vivant           Extérieur (natif) Humanoïde (halfelin)&#10;Plante                Extérieur (Mal)&#10;Vermine               Extérieur (Terre)" calcext:value-type="string">
            <text:p>Au niveau 1, le rôdeur choisit un type de créatures sur la table des ennemis jurés du rôdeur. Il bénéficie d’un bonus de +2 aux tests de Bluff, Connaissances, Perception, Psychologie et Survie lorsqu’il les utilise contre des créatures de ce type. Il bénéficie également d’un bonus de +2 aux jets d’attaque et de dégâts lorsqu’il utilise une arme contre elles. Enfin, il peut tenter d’utiliser la compétence de Connaissances pour identifier ces créatures et ce, même s’il ne possède aucun rang dans celle-ci.</text:p>
            <text:p>Au niveau 5 et tous les cinq niveaux par la suite (aux niveaux 10, 15 et 20), le rôdeur peut choisir un nouvel ennemi juré. En même temps, il peut augmenter de +2 le bonus dont il bénéficie contre l’un de ses ennemis jurés (y compris celui qu’il vient de choisir, s’il le désire).</text:p>
            <text:p>Lorsqu’un rôdeur choisit les Extérieurs ou les humanoïdes comme ennemis jurés, il doit aussi sélectionner un sous-type associé, comme l’indique la table (notez que les sous-types d’humanoïdes cités dans la table ne sont que les plus communs, d’autres sous-types, que le rôdeur peut également choisir, sont présentés dans le Bestiaire Pathfinder). Si une créature appartient à deux familles d’ennemis jurés, les bonus ne se cumulent pas : le rôdeur ne profite que du plus élevé des deux.</text:p>
            <text:p>CAPTION: Choix d'ennemis jurés du rôdeur</text:p>
            <text:p>Aberration            Extérieur (Air)   Humanoïde (autre sous-type) Humanoïde (humain)</text:p>
            <text:p>Animal                Extérieur (Bien)  Humanoïde monstrueux        Humanoïde (nain)</text:p>
            <text:p>Créature artificielle Extérieur (Eau)   Humanoïde (aquatique)  Humanoïde (géant)</text:p>
            <text:p>Créature magique      Extérieur (Chaos) Humanoïde (elfe)       Humanoïde (orque)</text:p>
            <text:p>Dragon                Extérieur (Feu)   Humanoïde (gnoll)           Humanoïde (gobelinoïde)</text:p>
            <text:p>Fée                   Extérieur (Loi)   Humanoïde (gnome)      Humanoïde (reptilien)</text:p>
            <text:p>Mort-vivant           Extérieur (natif) Humanoïde (halfelin)</text:p>
            <text:p>Plante                Extérieur (Mal)</text:p>
            <text:p>Vermine               Extérieur (Terre)</text:p>
          </table:table-cell>
          <table:table-cell table:number-columns-repeated="1018"/>
        </table:table-row>
        <table:table-row table:style-name="ro1">
          <table:table-cell table:formula="of:=[dump_en.A108]" office:value-type="string" office:string-value="ranger" calcext:value-type="string">
            <text:p>ranger</text:p>
          </table:table-cell>
          <table:table-cell table:formula="of:=VLOOKUP([.A108];[en_fr.$A$1:.$B$12];2)" office:value-type="string" office:string-value="Rôdeur" calcext:value-type="string">
            <text:p>Rôdeur</text:p>
          </table:table-cell>
          <table:table-cell table:formula="of:=[dump_en.B108]" office:value-type="string" office:string-value="Track (Ex)" calcext:value-type="string">
            <text:p>Track (Ex)</text:p>
          </table:table-cell>
          <table:table-cell table:formula="of:=INDEX([en_fr.$F$2:.$F$150];MATCH([.C108];[en_fr.$E$2:.$E$150];0))" office:value-type="string" office:string-value="Pistage (Ext)" calcext:value-type="string">
            <text:p>Pistage (Ext)</text:p>
          </table:table-cell>
          <table:table-cell table:formula="of:=[dump_en.C108]" office:value-type="string" office:string-value="A ranger adds half his level (minimum 1) to Survival skill checks made to follow tracks." calcext:value-type="string">
            <text:p>A ranger adds half his level (minimum 1) to Survival skill checks made to follow tracks.</text:p>
          </table:table-cell>
          <table:table-cell table:formula="of:=INDEX([dump_fr.$C$2:.$C$151];MATCH(CONCATENATE([.B108];[.D108]);[dump_fr.$D$2:.$D$151];0))" office:value-type="string" office:string-value="Le rôdeur ajoute la moitié de son niveau (au minimum +1) aux tests de Survie pour suivre des traces." calcext:value-type="string">
            <text:p>Le rôdeur ajoute la moitié de son niveau (au minimum +1) aux tests de Survie pour suivre des traces.</text:p>
          </table:table-cell>
          <table:table-cell table:number-columns-repeated="1018"/>
        </table:table-row>
        <table:table-row table:style-name="ro2">
          <table:table-cell table:formula="of:=[dump_en.A109]" office:value-type="string" office:string-value="ranger" calcext:value-type="string">
            <text:p>ranger</text:p>
          </table:table-cell>
          <table:table-cell table:formula="of:=VLOOKUP([.A109];[en_fr.$A$1:.$B$12];2)" office:value-type="string" office:string-value="Rôdeur" calcext:value-type="string">
            <text:p>Rôdeur</text:p>
          </table:table-cell>
          <table:table-cell table:formula="of:=[dump_en.B109]" office:value-type="string" office:string-value="Wild Empathy (Ex)" calcext:value-type="string">
            <text:p>Wild Empathy (Ex)</text:p>
          </table:table-cell>
          <table:table-cell table:formula="of:=INDEX([en_fr.$F$2:.$F$150];MATCH([.C109];[en_fr.$E$2:.$E$150];0))" office:value-type="string" office:string-value="Empathie sauvage (Ext)" calcext:value-type="string">
            <text:p>Empathie sauvage (Ext)</text:p>
          </table:table-cell>
          <table:table-cell table:formula="of:=[dump_en.C109]" office:value-type="string" office:string-value="A ranger can improve the initial attitude of an animal. This ability functions just like a Diplomacy check to improve the attitude of a person (see Using Skills). The ranger rolls 1d20 and adds his ranger level and his Charisma bonus to determine the wild empathy check result. The typical domestic animal has a starting attitude of indifferent, while wild animals are usually unfriendly.To use wild empathy, the ranger and the animal must be within 30 feet of one another under normal visibility conditions. Generally, influencing an animal in this way takes 1 minute, but, as with influencing people, it might take more or less time.The ranger can also use this ability to influence a magical beast with an Intelligence score of 1 or 2, but he takes a –4 penalty on the check." calcext:value-type="string">
            <text:p>A ranger can improve the initial attitude of an animal. This ability functions just like a Diplomacy check to improve the attitude of a person (see Using Skills). The ranger rolls 1d20 and adds his ranger level and his Charisma bonus to determine the wild empathy check result. The typical domestic animal has a starting attitude of indifferent, while wild animals are usually unfriendly.To use wild empathy, the ranger and the animal must be within 30 feet of one another under normal visibility conditions. Generally, influencing an animal in this way takes 1 minute, but, as with influencing people, it might take more or less time.The ranger can also use this ability to influence a magical beast with an Intelligence score of 1 or 2, but he takes a –4 penalty on the check.</text:p>
          </table:table-cell>
          <table:table-cell table:formula="of:=INDEX([dump_fr.$C$2:.$C$151];MATCH(CONCATENATE([.B109];[.D109]);[dump_fr.$D$2:.$D$151];0))" office:value-type="string" office:string-value="Un rôdeur peut améliorer l’attitude d’un animal. Cette aptitude suit les mêmes règles que les tests de Diplomatie visant à modifier l’attitude d’une personne. Le résultat d’un test d’empathie sauvage est déterminé par 1d20 + le niveau du rôdeur + son modificateur de Charisme. L’attitude initiale des animaux domestiques est l’indifférence, tandis que les animaux sauvages sont généralement inamicaux.&#10;Pour utiliser empathie sauvage, le rôdeur et l’animal doivent être à moins de 9 m (6 cases) de distance dans des conditions de visibilité normales. Il faut en moyenne une minute pour influencer un animal de cette façon, mais, comme pour la diplomatie, cela peut parfois prendre plus longtemps ou être plus rapide.&#10;Un rôdeur peut également utiliser cette aptitude pour influencer une créature magique dont la valeur d’Intelligence est de 1 ou 2, mais avec un malus de -4 sur son test." calcext:value-type="string">
            <text:p>Un rôdeur peut améliorer l’attitude d’un animal. Cette aptitude suit les mêmes règles que les tests de Diplomatie visant à modifier l’attitude d’une personne. Le résultat d’un test d’empathie sauvage est déterminé par 1d20 + le niveau du rôdeur + son modificateur de Charisme. L’attitude initiale des animaux domestiques est l’indifférence, tandis que les animaux sauvages sont généralement inamicaux.</text:p>
            <text:p>Pour utiliser empathie sauvage, le rôdeur et l’animal doivent être à moins de 9 m (6 cases) de distance dans des conditions de visibilité normales. Il faut en moyenne une minute pour influencer un animal de cette façon, mais, comme pour la diplomatie, cela peut parfois prendre plus longtemps ou être plus rapide.</text:p>
            <text:p>Un rôdeur peut également utiliser cette aptitude pour influencer une créature magique dont la valeur d’Intelligence est de 1 ou 2, mais avec un malus de -4 sur son test.</text:p>
          </table:table-cell>
          <table:table-cell table:number-columns-repeated="1018"/>
        </table:table-row>
        <table:table-row table:style-name="ro14">
          <table:table-cell table:formula="of:=[dump_en.A110]" office:value-type="string" office:string-value="ranger" calcext:value-type="string">
            <text:p>ranger</text:p>
          </table:table-cell>
          <table:table-cell table:formula="of:=VLOOKUP([.A110];[en_fr.$A$1:.$B$12];2)" office:value-type="string" office:string-value="Rôdeur" calcext:value-type="string">
            <text:p>Rôdeur</text:p>
          </table:table-cell>
          <table:table-cell table:formula="of:=[dump_en.B110]" office:value-type="string" office:string-value="Combat Style Feat (Ex)" calcext:value-type="string">
            <text:p>Combat Style Feat (Ex)</text:p>
          </table:table-cell>
          <table:table-cell table:formula="of:=INDEX([en_fr.$F$2:.$F$150];MATCH([.C110];[en_fr.$E$2:.$E$150];0))" office:value-type="string" office:string-value="Style de combat (Ext)" calcext:value-type="string">
            <text:p>Style de combat (Ext)</text:p>
          </table:table-cell>
          <table:table-cell table:formula="of:=[dump_en.C110]" office:value-type="string" office:string-value="At 2nd level, a ranger must select one of two combat styles to pursue: archery or two-weapon combat. The ranger's expertise manifests in the form of bonus feats at 2nd, 6th, 10th, 14th, and 18th level. He can choose feats from his selected combat style, even if he does not have the normal prerequisites.If the ranger selects archery, he can choose from the following list whenever he gains a combat style feat: Far Shot, Point Blank Shot, Precise Shot, and Rapid Shot. At 6th level, he adds Improved Precise Shot and Manyshot to the list. At 10th level, he adds Pinpoint Targeting and Shot on the Run to the list.If the ranger selects two-weapon combat, he can choose from the following list whenever he gains a combat style feat: Double Slice, Improved Shield Bash, Quick Draw, and Two-Weapon Fighting. At 6th level, he adds Improved Two-Weapon Fighting and Two-Weapon Defense to the list. At 10th level, he adds Greater Two-Weapon Fighting and Two-Weapon Rend to the list.The benefits of the ranger's chosen style feats apply only when he wears light, medium, or no armor. He loses all benefits of his combat style feats when wearing heavy armor. Once a ranger selects a combat style, it cannot be changed." calcext:value-type="string">
            <text:p>At 2nd level, a ranger must select one of two combat styles to pursue: archery or two-weapon combat. The ranger's expertise manifests in the form of bonus feats at 2nd, 6th, 10th, 14th, and 18th level. He can choose feats from his selected combat style, even if he does not have the normal prerequisites.If the ranger selects archery, he can choose from the following list whenever he gains a combat style feat: Far Shot, Point Blank Shot, Precise Shot, and Rapid Shot. At 6th level, he adds Improved Precise Shot and Manyshot to the list. At 10th level, he adds Pinpoint Targeting and Shot on the Run to the list.If the ranger selects two-weapon combat, he can choose from the following list whenever he gains a combat style feat: Double Slice, Improved Shield Bash, Quick Draw, and Two-Weapon Fighting. At 6th level, he adds Improved Two-Weapon Fighting and Two-Weapon Defense to the list. At 10th level, he adds Greater Two-Weapon Fighting and Two-Weapon Rend to the list.The benefits of the ranger's chosen style feats apply only when he wears light, medium, or no armor. He loses all benefits of his combat style feats when wearing heavy armor. Once a ranger selects a combat style, it cannot be changed.</text:p>
          </table:table-cell>
          <table:table-cell table:formula="of:=INDEX([dump_fr.$C$2:.$C$151];MATCH(CONCATENATE([.B110];[.D110]);[dump_fr.$D$2:.$D$151];0))" office:value-type="string" office:string-value="Au niveau 2, un rôdeur choisit de se spécialiser dans un des deux styles de combat suivants : combat à deux armes ou combat à distance.&#10;Advanced Player's Guide/Manuel du joueur - règles avancées&#10;Il peut également choisir de se spécialiser dans un des styles de combat suivants : arbalète, arme à deux mains, arme et bouclier, arme naturelle ou combat monté.&#10;Cette spécialisation se traduit par des dons supplémentaires gagnés aux niveaux 2, 6, 10, 14 et 18. Le rôdeur choisit ces dons supplémentaires dans la liste appropriée. Il peut sélectionner un don même s’il ne remplit pas les conditions qui lui sont associées.&#10;Si le rôdeur choisit le style de combat à distance, il peut choisir un des dons suivants chaque fois qu’il gagne un don de style de combat : Tir à bout portant, Tir de loin, Tir de précision et Tir rapide. Au niveau 6, les dons Feu nourri et Science du tir de précision s’ajoutent à la liste. Au niveau 10, les dons Tir en mouvement et Viser juste s’ajoutent à la liste.&#10;Si le rôdeur choisit le style de combat à deux armes, il peut choisir un des dons suivants chaque fois qu’il gagne un don de style de combat : Arme en main, Combat à deux armes, Double frappe et Science du coup de bouclier. Au niveau 6, les dons Défense à deux armes et Science du combat à deux armes s’ajoutent à la liste. Au niveau 10, les dons Éventration à deux armes et Combat à deux armes supérieur viennent s’ajouter à la liste.&#10;Advanced Player's Guide/Manuel du joueur - règles avancées&#10;Si le rôdeur choisit le style de combat arbalète, il peut choisir un des dons suivants chaque fois qu’il gagne un don de style de combat :Rechargement rapide, Tir avec concentration, Tir de précision ou Viser. Au niveau 6, les dons Maîtrise des arbalètes et Science du tir de précision s'ajoutent à la liste. Au niveau 10, les dons Tir en mouvement et Viser juste viennent s'ajouter à la liste.&#10;Advanced Player's Guide/Manuel du joueur - règles avancées&#10;Si le rôdeur choisit le style de combat arme à deux mains, il peut choisir un des dons suivants chaque fois qu’il gagne un don de style de combat : Assaut repoussant, Attaque en puissance, Coups protecteurs ou Enchaînement. Au niveau 6, les dons Concentration malgré la fureur et Succession d’enchaînements s'ajoutent à la liste. Au niveau 10, les dons Carnage effroyable et Science de la destruction viennent s'ajouter à la liste.&#10;Advanced Player's Guide/Manuel du joueur - règles avancées&#10;Si le rôdeur choisit le style de combat arme et bouclier, il peut choisir un des dons suivants chaque fois qu’il gagne un don de style de combat : Art du bouclier, Frappe du bouclier, Combat à deux armes ou Science du coup de bouclier. Au niveau 6, les dons Bouclier salvateur et Maîtrise du bouclier s'ajoutent à la liste. Au niveau 10, les dons Art du bouclier supérieur et Coup de bouclier opportuniste viennent s'ajouter à la liste.&#10;Advanced Player's Guide/Manuel du joueur - règles avancées&#10;Si le rôdeur choisit le style de combat arme naturelle, il peut choisir un des dons suivants chaque fois qu’il gagne un don de style de combat : Arme de prédilection, Arme naturelle supérieure, Aspect bestial ou Griffes coupantes. Au niveau 6, les dons Frappe décisive et Griffes magiques s'ajoutent à la liste. Au niveau 10, les dons Attaques multiples et Science de la frappe décisive viennent s'ajouter à la liste.&#10;Advanced Player's Guide/Manuel du joueur - règles avancées&#10;Si le rôdeur choisit le style de combat combat monté, il peut choisir un des dons suivants chaque fois qu’il gagne un don de style de combat : Astuce d’équitation, Attaque au galop, Combat monté ou Tir monté. Au niveau 6, les dons Bouclier pour la monture et Charge dévastatrice s'ajoutent à la liste. Au niveau 10, les dons Désarçonner et Tirailleur monté viennent s'ajouter à la liste.&#10;Le rôdeur ne bénéficie de ses dons de style de combat que s’il porte une armure légère, une armure intermédiaire ou s’il ne porte aucune armure. Il perd leurs avantages s’il porte une armure lourde. Une fois qu’un rôdeur a opté pour un style de combat, ce choix ne peut plus être modifié." calcext:value-type="string">
            <text:p>Au niveau 2, un rôdeur choisit de se spécialiser dans un des deux styles de combat suivants : combat à deux armes ou combat à distance.</text:p>
            <text:p>Advanced Player's Guide/Manuel du joueur - règles avancées</text:p>
            <text:p>Il peut également choisir de se spécialiser dans un des styles de combat suivants : arbalète, arme à deux mains, arme et bouclier, arme naturelle ou combat monté.</text:p>
            <text:p>Cette spécialisation se traduit par des dons supplémentaires gagnés aux niveaux 2, 6, 10, 14 et 18. Le rôdeur choisit ces dons supplémentaires dans la liste appropriée. Il peut sélectionner un don même s’il ne remplit pas les conditions qui lui sont associées.</text:p>
            <text:p>Si le rôdeur choisit le style de combat à distance, il peut choisir un des dons suivants chaque fois qu’il gagne un don de style de combat : Tir à bout portant, Tir de loin, Tir de précision et Tir rapide. Au niveau 6, les dons Feu nourri et Science du tir de précision s’ajoutent à la liste. Au niveau 10, les dons Tir en mouvement et Viser juste s’ajoutent à la liste.</text:p>
            <text:p>Si le rôdeur choisit le style de combat à deux armes, il peut choisir un des dons suivants chaque fois qu’il gagne un don de style de combat : Arme en main, Combat à deux armes, Double frappe et Science du coup de bouclier. Au niveau 6, les dons Défense à deux armes et Science du combat à deux armes s’ajoutent à la liste. Au niveau 10, les dons Éventration à deux armes et Combat à deux armes supérieur viennent s’ajouter à la liste.</text:p>
            <text:p>Advanced Player's Guide/Manuel du joueur - règles avancées</text:p>
            <text:p>Si le rôdeur choisit le style de combat arbalète, il peut choisir un des dons suivants chaque fois qu’il gagne un don de style de combat :Rechargement rapide, Tir avec concentration, Tir de précision ou Viser. Au niveau 6, les dons Maîtrise des arbalètes et Science du tir de précision s'ajoutent à la liste. Au niveau 10, les dons Tir en mouvement et Viser juste viennent s'ajouter à la liste.</text:p>
            <text:p>Advanced Player's Guide/Manuel du joueur - règles avancées</text:p>
            <text:p>Si le rôdeur choisit le style de combat arme à deux mains, il peut choisir un des dons suivants chaque fois qu’il gagne un don de style de combat : Assaut repoussant, Attaque en puissance, Coups protecteurs ou Enchaînement. Au niveau 6, les dons Concentration malgré la fureur et Succession d’enchaînements s'ajoutent à la liste. Au niveau 10, les dons Carnage effroyable et Science de la destruction viennent s'ajouter à la liste.</text:p>
            <text:p>Advanced Player's Guide/Manuel du joueur - règles avancées</text:p>
            <text:p>Si le rôdeur choisit le style de combat arme et bouclier, il peut choisir un des dons suivants chaque fois qu’il gagne un don de style de combat : Art du bouclier, Frappe du bouclier, Combat à deux armes ou Science du coup de bouclier. Au niveau 6, les dons Bouclier salvateur et Maîtrise du bouclier s'ajoutent à la liste. Au niveau 10, les dons Art du bouclier supérieur et Coup de bouclier opportuniste viennent s'ajouter à la liste.</text:p>
            <text:p>Advanced Player's Guide/Manuel du joueur - règles avancées</text:p>
            <text:p>Si le rôdeur choisit le style de combat arme naturelle, il peut choisir un des dons suivants chaque fois qu’il gagne un don de style de combat : Arme de prédilection, Arme naturelle supérieure, Aspect bestial ou Griffes coupantes. Au niveau 6, les dons Frappe décisive et Griffes magiques s'ajoutent à la liste. Au niveau 10, les dons Attaques multiples et Science de la frappe décisive viennent s'ajouter à la liste.</text:p>
            <text:p>Advanced Player's Guide/Manuel du joueur - règles avancées</text:p>
            <text:p>Si le rôdeur choisit le style de combat combat monté, il peut choisir un des dons suivants chaque fois qu’il gagne un don de style de combat : Astuce d’équitation, Attaque au galop, Combat monté ou Tir monté. Au niveau 6, les dons Bouclier pour la monture et Charge dévastatrice s'ajoutent à la liste. Au niveau 10, les dons Désarçonner et Tirailleur monté viennent s'ajouter à la liste.</text:p>
            <text:p>Le rôdeur ne bénéficie de ses dons de style de combat que s’il porte une armure légère, une armure intermédiaire ou s’il ne porte aucune armure. Il perd leurs avantages s’il porte une armure lourde. Une fois qu’un rôdeur a opté pour un style de combat, ce choix ne peut plus être modifié.</text:p>
          </table:table-cell>
          <table:table-cell table:number-columns-repeated="1018"/>
        </table:table-row>
        <table:table-row table:style-name="ro1">
          <table:table-cell table:formula="of:=[dump_en.A111]" office:value-type="string" office:string-value="ranger" calcext:value-type="string">
            <text:p>ranger</text:p>
          </table:table-cell>
          <table:table-cell table:formula="of:=VLOOKUP([.A111];[en_fr.$A$1:.$B$12];2)" office:value-type="string" office:string-value="Rôdeur" calcext:value-type="string">
            <text:p>Rôdeur</text:p>
          </table:table-cell>
          <table:table-cell table:formula="of:=[dump_en.B111]" office:value-type="string" office:string-value="Endurance" calcext:value-type="string">
            <text:p>Endurance</text:p>
          </table:table-cell>
          <table:table-cell table:formula="of:=INDEX([en_fr.$F$2:.$F$150];MATCH([.C111];[en_fr.$E$2:.$E$150];0))" office:value-type="string" office:string-value="Endurance" calcext:value-type="string">
            <text:p>Endurance</text:p>
          </table:table-cell>
          <table:table-cell table:formula="of:=[dump_en.C111]" office:value-type="string" office:string-value="A ranger gains Endurance as a bonus feat at 3rd level." calcext:value-type="string">
            <text:p>A ranger gains Endurance as a bonus feat at 3rd level.</text:p>
          </table:table-cell>
          <table:table-cell table:formula="of:=INDEX([dump_fr.$C$2:.$C$151];MATCH(CONCATENATE([.B111];[.D111]);[dump_fr.$D$2:.$D$151];0))" office:value-type="string" office:string-value="Un rôdeur de niveau 3 reçoit gratuitement le don Endurance en tant que don supplémentaire." calcext:value-type="string">
            <text:p>Un rôdeur de niveau 3 reçoit gratuitement le don Endurance en tant que don supplémentaire.</text:p>
          </table:table-cell>
          <table:table-cell table:number-columns-repeated="1018"/>
        </table:table-row>
        <table:table-row table:style-name="ro7">
          <table:table-cell table:formula="of:=[dump_en.A112]" office:value-type="string" office:string-value="ranger" calcext:value-type="string">
            <text:p>ranger</text:p>
          </table:table-cell>
          <table:table-cell table:formula="of:=VLOOKUP([.A112];[en_fr.$A$1:.$B$12];2)" office:value-type="string" office:string-value="Rôdeur" calcext:value-type="string">
            <text:p>Rôdeur</text:p>
          </table:table-cell>
          <table:table-cell table:formula="of:=[dump_en.B112]" office:value-type="string" office:string-value="Favored Terrain (+2) (Ex)" calcext:value-type="string">
            <text:p>Favored Terrain (+2) (Ex)</text:p>
          </table:table-cell>
          <table:table-cell table:formula="of:=INDEX([en_fr.$F$2:.$F$150];MATCH([.C112];[en_fr.$E$2:.$E$150];0))" office:value-type="string" office:string-value="Environnement de prédilection (+2) (Ext)" calcext:value-type="string">
            <text:p>Environnement de prédilection (+2) (Ext)</text:p>
          </table:table-cell>
          <table:table-cell table:formula="of:=[dump_en.C112]" office:value-type="string" office:string-value="At 3rd level, a ranger may select a type of terrain from the Favored Terrains table. The ranger gains a +2 bonus on initiative checks and Knowledge (geography), Perception, Stealth, and Survival skill checks when he is in this terrain. A ranger traveling through his favored terrain normally leaves no trail and cannot be tracked (though he may leave a trail if he so chooses).At 8th level and every five levels thereafter, the ranger may select an additional favored terrain. In addition, at each such interval, the skill bonus and initiative bonus in any one favored terrain (including the one just selected, if so desired), increases by +2.If a specific terrain falls into more than one category of favored terrain, the ranger's bonuses do not stack; he simply uses whichever bonus is higher." calcext:value-type="string">
            <text:p>At 3rd level, a ranger may select a type of terrain from the Favored Terrains table. The ranger gains a +2 bonus on initiative checks and Knowledge (geography), Perception, Stealth, and Survival skill checks when he is in this terrain. A ranger traveling through his favored terrain normally leaves no trail and cannot be tracked (though he may leave a trail if he so chooses).At 8th level and every five levels thereafter, the ranger may select an additional favored terrain. In addition, at each such interval, the skill bonus and initiative bonus in any one favored terrain (including the one just selected, if so desired), increases by +2.If a specific terrain falls into more than one category of favored terrain, the ranger's bonuses do not stack; he simply uses whichever bonus is higher.</text:p>
          </table:table-cell>
          <table:table-cell table:formula="of:=INDEX([dump_fr.$C$2:.$C$151];MATCH(CONCATENATE([.B112];[.D112]);[dump_fr.$D$2:.$D$151];0))" office:value-type="string" office:string-value="CAPTION: Environnements de prédilection du rôdeur&#10;Aquatique (sur et sous la surface)&#10;Désert (déserts de sable ou étendues désertiques)&#10;Forêt (de conifères ou à feuilles caduques)&#10;Froid (territoires enneigés ou gelés, glaciers et toundra)&#10;Jungle&#10;Marais&#10;Montagnes (y compris les collines)&#10;Plaines&#10;Plans (choisir un plan autre que le plan Matériel)&#10;Sous terre (grottes et complexes souterrains)&#10;Urbain (bâtiments, rues et égouts)&#10;Au niveau 3, un rôdeur choisit un type d’environnement sur la table des environnements de prédilection du rôdeur. Il bénéficie d’un bonus de +2 aux jets d’initiative et aux tests de Connaissances (géographie), Discrétion, Perception et Survie lorsqu’il se trouve dans cet environnement. De plus, lorsqu’il voyage dans son environnement de prédilection, le rôdeur ne laisse aucune trace et ne peut être suivi (il peut cependant laisser des traces s’il le désire).&#10;Au niveau 8 et tous les cinq niveaux par la suite, le rôdeur peut choisir un nouvel environnement de prédilection. En même temps, il peut augmenter de +2 le bonus dont il bénéficie dans l’un de ses environnements de prédilection (y compris celui qu’il vient de choisir, s’il le désire).&#10;Si l’endroit où le rôdeur se trouve entre dans plusieurs catégories d’environnements de prédilection, les bonus ne se cumulent pas : le rôdeur ne bénéficie que du bonus le plus élevé." calcext:value-type="string">
            <text:p>CAPTION: Environnements de prédilection du rôdeur</text:p>
            <text:p>Aquatique (sur et sous la surface)</text:p>
            <text:p>Désert (déserts de sable ou étendues désertiques)</text:p>
            <text:p>Forêt (de conifères ou à feuilles caduques)</text:p>
            <text:p>Froid (territoires enneigés ou gelés, glaciers et toundra)</text:p>
            <text:p>Jungle</text:p>
            <text:p>Marais</text:p>
            <text:p>Montagnes (y compris les collines)</text:p>
            <text:p>Plaines</text:p>
            <text:p>Plans (choisir un plan autre que le plan Matériel)</text:p>
            <text:p>Sous terre (grottes et complexes souterrains)</text:p>
            <text:p>Urbain (bâtiments, rues et égouts)</text:p>
            <text:p>Au niveau 3, un rôdeur choisit un type d’environnement sur la table des environnements de prédilection du rôdeur. Il bénéficie d’un bonus de +2 aux jets d’initiative et aux tests de Connaissances (géographie), Discrétion, Perception et Survie lorsqu’il se trouve dans cet environnement. De plus, lorsqu’il voyage dans son environnement de prédilection, le rôdeur ne laisse aucune trace et ne peut être suivi (il peut cependant laisser des traces s’il le désire).</text:p>
            <text:p>Au niveau 8 et tous les cinq niveaux par la suite, le rôdeur peut choisir un nouvel environnement de prédilection. En même temps, il peut augmenter de +2 le bonus dont il bénéficie dans l’un de ses environnements de prédilection (y compris celui qu’il vient de choisir, s’il le désire).</text:p>
            <text:p>Si l’endroit où le rôdeur se trouve entre dans plusieurs catégories d’environnements de prédilection, les bonus ne se cumulent pas : le rôdeur ne bénéficie que du bonus le plus élevé.</text:p>
          </table:table-cell>
          <table:table-cell table:number-columns-repeated="1018"/>
        </table:table-row>
        <table:table-row table:style-name="ro7">
          <table:table-cell table:formula="of:=[dump_en.A113]" office:value-type="string" office:string-value="ranger" calcext:value-type="string">
            <text:p>ranger</text:p>
          </table:table-cell>
          <table:table-cell table:formula="of:=VLOOKUP([.A113];[en_fr.$A$1:.$B$12];2)" office:value-type="string" office:string-value="Rôdeur" calcext:value-type="string">
            <text:p>Rôdeur</text:p>
          </table:table-cell>
          <table:table-cell table:formula="of:=[dump_en.B113]" office:value-type="string" office:string-value="Favored Terrain (+4) (Ex)" calcext:value-type="string">
            <text:p>Favored Terrain (+4) (Ex)</text:p>
          </table:table-cell>
          <table:table-cell table:formula="of:=INDEX([en_fr.$F$2:.$F$150];MATCH([.C113];[en_fr.$E$2:.$E$150];0))" office:value-type="string" office:string-value="Environnement de prédilection (+4) (Ext)" calcext:value-type="string">
            <text:p>Environnement de prédilection (+4) (Ext)</text:p>
          </table:table-cell>
          <table:table-cell table:formula="of:=[dump_en.C113]" office:value-type="string" office:string-value="At 3rd level, a ranger may select a type of terrain from the Favored Terrains table. The ranger gains a +2 bonus on initiative checks and Knowledge (geography), Perception, Stealth, and Survival skill checks when he is in this terrain. A ranger traveling through his favored terrain normally leaves no trail and cannot be tracked (though he may leave a trail if he so chooses).At 8th level and every five levels thereafter, the ranger may select an additional favored terrain. In addition, at each such interval, the skill bonus and initiative bonus in any one favored terrain (including the one just selected, if so desired), increases by +2.If a specific terrain falls into more than one category of favored terrain, the ranger's bonuses do not stack; he simply uses whichever bonus is higher." calcext:value-type="string">
            <text:p>At 3rd level, a ranger may select a type of terrain from the Favored Terrains table. The ranger gains a +2 bonus on initiative checks and Knowledge (geography), Perception, Stealth, and Survival skill checks when he is in this terrain. A ranger traveling through his favored terrain normally leaves no trail and cannot be tracked (though he may leave a trail if he so chooses).At 8th level and every five levels thereafter, the ranger may select an additional favored terrain. In addition, at each such interval, the skill bonus and initiative bonus in any one favored terrain (including the one just selected, if so desired), increases by +2.If a specific terrain falls into more than one category of favored terrain, the ranger's bonuses do not stack; he simply uses whichever bonus is higher.</text:p>
          </table:table-cell>
          <table:table-cell table:formula="of:=INDEX([dump_fr.$C$2:.$C$151];MATCH(CONCATENATE([.B113];[.D113]);[dump_fr.$D$2:.$D$151];0))" office:value-type="string" office:string-value="CAPTION: Environnements de prédilection du rôdeur&#10;Aquatique (sur et sous la surface)&#10;Désert (déserts de sable ou étendues désertiques)&#10;Forêt (de conifères ou à feuilles caduques)&#10;Froid (territoires enneigés ou gelés, glaciers et toundra)&#10;Jungle&#10;Marais&#10;Montagnes (y compris les collines)&#10;Plaines&#10;Plans (choisir un plan autre que le plan Matériel)&#10;Sous terre (grottes et complexes souterrains)&#10;Urbain (bâtiments, rues et égouts)&#10;Au niveau 3, un rôdeur choisit un type d’environnement sur la table des environnements de prédilection du rôdeur. Il bénéficie d’un bonus de +2 aux jets d’initiative et aux tests de Connaissances (géographie), Discrétion, Perception et Survie lorsqu’il se trouve dans cet environnement. De plus, lorsqu’il voyage dans son environnement de prédilection, le rôdeur ne laisse aucune trace et ne peut être suivi (il peut cependant laisser des traces s’il le désire).&#10;Au niveau 8 et tous les cinq niveaux par la suite, le rôdeur peut choisir un nouvel environnement de prédilection. En même temps, il peut augmenter de +2 le bonus dont il bénéficie dans l’un de ses environnements de prédilection (y compris celui qu’il vient de choisir, s’il le désire).&#10;Si l’endroit où le rôdeur se trouve entre dans plusieurs catégories d’environnements de prédilection, les bonus ne se cumulent pas : le rôdeur ne bénéficie que du bonus le plus élevé." calcext:value-type="string">
            <text:p>CAPTION: Environnements de prédilection du rôdeur</text:p>
            <text:p>Aquatique (sur et sous la surface)</text:p>
            <text:p>Désert (déserts de sable ou étendues désertiques)</text:p>
            <text:p>Forêt (de conifères ou à feuilles caduques)</text:p>
            <text:p>Froid (territoires enneigés ou gelés, glaciers et toundra)</text:p>
            <text:p>Jungle</text:p>
            <text:p>Marais</text:p>
            <text:p>Montagnes (y compris les collines)</text:p>
            <text:p>Plaines</text:p>
            <text:p>Plans (choisir un plan autre que le plan Matériel)</text:p>
            <text:p>Sous terre (grottes et complexes souterrains)</text:p>
            <text:p>Urbain (bâtiments, rues et égouts)</text:p>
            <text:p>Au niveau 3, un rôdeur choisit un type d’environnement sur la table des environnements de prédilection du rôdeur. Il bénéficie d’un bonus de +2 aux jets d’initiative et aux tests de Connaissances (géographie), Discrétion, Perception et Survie lorsqu’il se trouve dans cet environnement. De plus, lorsqu’il voyage dans son environnement de prédilection, le rôdeur ne laisse aucune trace et ne peut être suivi (il peut cependant laisser des traces s’il le désire).</text:p>
            <text:p>Au niveau 8 et tous les cinq niveaux par la suite, le rôdeur peut choisir un nouvel environnement de prédilection. En même temps, il peut augmenter de +2 le bonus dont il bénéficie dans l’un de ses environnements de prédilection (y compris celui qu’il vient de choisir, s’il le désire).</text:p>
            <text:p>Si l’endroit où le rôdeur se trouve entre dans plusieurs catégories d’environnements de prédilection, les bonus ne se cumulent pas : le rôdeur ne bénéficie que du bonus le plus élevé.</text:p>
          </table:table-cell>
          <table:table-cell table:number-columns-repeated="1018"/>
        </table:table-row>
        <table:table-row table:style-name="ro7">
          <table:table-cell table:formula="of:=[dump_en.A114]" office:value-type="string" office:string-value="ranger" calcext:value-type="string">
            <text:p>ranger</text:p>
          </table:table-cell>
          <table:table-cell table:formula="of:=VLOOKUP([.A114];[en_fr.$A$1:.$B$12];2)" office:value-type="string" office:string-value="Rôdeur" calcext:value-type="string">
            <text:p>Rôdeur</text:p>
          </table:table-cell>
          <table:table-cell table:formula="of:=[dump_en.B114]" office:value-type="string" office:string-value="Favored Terrain (+6) (Ex)" calcext:value-type="string">
            <text:p>Favored Terrain (+6) (Ex)</text:p>
          </table:table-cell>
          <table:table-cell table:formula="of:=INDEX([en_fr.$F$2:.$F$150];MATCH([.C114];[en_fr.$E$2:.$E$150];0))" office:value-type="string" office:string-value="Environnement de prédilection (+6) (Ext)" calcext:value-type="string">
            <text:p>Environnement de prédilection (+6) (Ext)</text:p>
          </table:table-cell>
          <table:table-cell table:formula="of:=[dump_en.C114]" office:value-type="string" office:string-value="At 3rd level, a ranger may select a type of terrain from the Favored Terrains table. The ranger gains a +2 bonus on initiative checks and Knowledge (geography), Perception, Stealth, and Survival skill checks when he is in this terrain. A ranger traveling through his favored terrain normally leaves no trail and cannot be tracked (though he may leave a trail if he so chooses).At 8th level and every five levels thereafter, the ranger may select an additional favored terrain. In addition, at each such interval, the skill bonus and initiative bonus in any one favored terrain (including the one just selected, if so desired), increases by +2.If a specific terrain falls into more than one category of favored terrain, the ranger's bonuses do not stack; he simply uses whichever bonus is higher." calcext:value-type="string">
            <text:p>At 3rd level, a ranger may select a type of terrain from the Favored Terrains table. The ranger gains a +2 bonus on initiative checks and Knowledge (geography), Perception, Stealth, and Survival skill checks when he is in this terrain. A ranger traveling through his favored terrain normally leaves no trail and cannot be tracked (though he may leave a trail if he so chooses).At 8th level and every five levels thereafter, the ranger may select an additional favored terrain. In addition, at each such interval, the skill bonus and initiative bonus in any one favored terrain (including the one just selected, if so desired), increases by +2.If a specific terrain falls into more than one category of favored terrain, the ranger's bonuses do not stack; he simply uses whichever bonus is higher.</text:p>
          </table:table-cell>
          <table:table-cell table:formula="of:=INDEX([dump_fr.$C$2:.$C$151];MATCH(CONCATENATE([.B114];[.D114]);[dump_fr.$D$2:.$D$151];0))" office:value-type="string" office:string-value="CAPTION: Environnements de prédilection du rôdeur&#10;Aquatique (sur et sous la surface)&#10;Désert (déserts de sable ou étendues désertiques)&#10;Forêt (de conifères ou à feuilles caduques)&#10;Froid (territoires enneigés ou gelés, glaciers et toundra)&#10;Jungle&#10;Marais&#10;Montagnes (y compris les collines)&#10;Plaines&#10;Plans (choisir un plan autre que le plan Matériel)&#10;Sous terre (grottes et complexes souterrains)&#10;Urbain (bâtiments, rues et égouts)&#10;Au niveau 3, un rôdeur choisit un type d’environnement sur la table des environnements de prédilection du rôdeur. Il bénéficie d’un bonus de +2 aux jets d’initiative et aux tests de Connaissances (géographie), Discrétion, Perception et Survie lorsqu’il se trouve dans cet environnement. De plus, lorsqu’il voyage dans son environnement de prédilection, le rôdeur ne laisse aucune trace et ne peut être suivi (il peut cependant laisser des traces s’il le désire).&#10;Au niveau 8 et tous les cinq niveaux par la suite, le rôdeur peut choisir un nouvel environnement de prédilection. En même temps, il peut augmenter de +2 le bonus dont il bénéficie dans l’un de ses environnements de prédilection (y compris celui qu’il vient de choisir, s’il le désire).&#10;Si l’endroit où le rôdeur se trouve entre dans plusieurs catégories d’environnements de prédilection, les bonus ne se cumulent pas : le rôdeur ne bénéficie que du bonus le plus élevé." calcext:value-type="string">
            <text:p>CAPTION: Environnements de prédilection du rôdeur</text:p>
            <text:p>Aquatique (sur et sous la surface)</text:p>
            <text:p>Désert (déserts de sable ou étendues désertiques)</text:p>
            <text:p>Forêt (de conifères ou à feuilles caduques)</text:p>
            <text:p>Froid (territoires enneigés ou gelés, glaciers et toundra)</text:p>
            <text:p>Jungle</text:p>
            <text:p>Marais</text:p>
            <text:p>Montagnes (y compris les collines)</text:p>
            <text:p>Plaines</text:p>
            <text:p>Plans (choisir un plan autre que le plan Matériel)</text:p>
            <text:p>Sous terre (grottes et complexes souterrains)</text:p>
            <text:p>Urbain (bâtiments, rues et égouts)</text:p>
            <text:p>Au niveau 3, un rôdeur choisit un type d’environnement sur la table des environnements de prédilection du rôdeur. Il bénéficie d’un bonus de +2 aux jets d’initiative et aux tests de Connaissances (géographie), Discrétion, Perception et Survie lorsqu’il se trouve dans cet environnement. De plus, lorsqu’il voyage dans son environnement de prédilection, le rôdeur ne laisse aucune trace et ne peut être suivi (il peut cependant laisser des traces s’il le désire).</text:p>
            <text:p>Au niveau 8 et tous les cinq niveaux par la suite, le rôdeur peut choisir un nouvel environnement de prédilection. En même temps, il peut augmenter de +2 le bonus dont il bénéficie dans l’un de ses environnements de prédilection (y compris celui qu’il vient de choisir, s’il le désire).</text:p>
            <text:p>Si l’endroit où le rôdeur se trouve entre dans plusieurs catégories d’environnements de prédilection, les bonus ne se cumulent pas : le rôdeur ne bénéficie que du bonus le plus élevé.</text:p>
          </table:table-cell>
          <table:table-cell table:number-columns-repeated="1018"/>
        </table:table-row>
        <table:table-row table:style-name="ro7">
          <table:table-cell table:formula="of:=[dump_en.A115]" office:value-type="string" office:string-value="ranger" calcext:value-type="string">
            <text:p>ranger</text:p>
          </table:table-cell>
          <table:table-cell table:formula="of:=VLOOKUP([.A115];[en_fr.$A$1:.$B$12];2)" office:value-type="string" office:string-value="Rôdeur" calcext:value-type="string">
            <text:p>Rôdeur</text:p>
          </table:table-cell>
          <table:table-cell table:formula="of:=[dump_en.B115]" office:value-type="string" office:string-value="Favored Terrain (+8) (Ex)" calcext:value-type="string">
            <text:p>Favored Terrain (+8) (Ex)</text:p>
          </table:table-cell>
          <table:table-cell table:formula="of:=INDEX([en_fr.$F$2:.$F$150];MATCH([.C115];[en_fr.$E$2:.$E$150];0))" office:value-type="string" office:string-value="Environnement de prédilection (+8) (Ext)" calcext:value-type="string">
            <text:p>Environnement de prédilection (+8) (Ext)</text:p>
          </table:table-cell>
          <table:table-cell table:formula="of:=[dump_en.C115]" office:value-type="string" office:string-value="At 3rd level, a ranger may select a type of terrain from the Favored Terrains table. The ranger gains a +2 bonus on initiative checks and Knowledge (geography), Perception, Stealth, and Survival skill checks when he is in this terrain. A ranger traveling through his favored terrain normally leaves no trail and cannot be tracked (though he may leave a trail if he so chooses).At 8th level and every five levels thereafter, the ranger may select an additional favored terrain. In addition, at each such interval, the skill bonus and initiative bonus in any one favored terrain (including the one just selected, if so desired), increases by +2.If a specific terrain falls into more than one category of favored terrain, the ranger's bonuses do not stack; he simply uses whichever bonus is higher." calcext:value-type="string">
            <text:p>At 3rd level, a ranger may select a type of terrain from the Favored Terrains table. The ranger gains a +2 bonus on initiative checks and Knowledge (geography), Perception, Stealth, and Survival skill checks when he is in this terrain. A ranger traveling through his favored terrain normally leaves no trail and cannot be tracked (though he may leave a trail if he so chooses).At 8th level and every five levels thereafter, the ranger may select an additional favored terrain. In addition, at each such interval, the skill bonus and initiative bonus in any one favored terrain (including the one just selected, if so desired), increases by +2.If a specific terrain falls into more than one category of favored terrain, the ranger's bonuses do not stack; he simply uses whichever bonus is higher.</text:p>
          </table:table-cell>
          <table:table-cell table:formula="of:=INDEX([dump_fr.$C$2:.$C$151];MATCH(CONCATENATE([.B115];[.D115]);[dump_fr.$D$2:.$D$151];0))" office:value-type="string" office:string-value="CAPTION: Environnements de prédilection du rôdeur&#10;Aquatique (sur et sous la surface)&#10;Désert (déserts de sable ou étendues désertiques)&#10;Forêt (de conifères ou à feuilles caduques)&#10;Froid (territoires enneigés ou gelés, glaciers et toundra)&#10;Jungle&#10;Marais&#10;Montagnes (y compris les collines)&#10;Plaines&#10;Plans (choisir un plan autre que le plan Matériel)&#10;Sous terre (grottes et complexes souterrains)&#10;Urbain (bâtiments, rues et égouts)&#10;Au niveau 3, un rôdeur choisit un type d’environnement sur la table des environnements de prédilection du rôdeur. Il bénéficie d’un bonus de +2 aux jets d’initiative et aux tests de Connaissances (géographie), Discrétion, Perception et Survie lorsqu’il se trouve dans cet environnement. De plus, lorsqu’il voyage dans son environnement de prédilection, le rôdeur ne laisse aucune trace et ne peut être suivi (il peut cependant laisser des traces s’il le désire).&#10;Au niveau 8 et tous les cinq niveaux par la suite, le rôdeur peut choisir un nouvel environnement de prédilection. En même temps, il peut augmenter de +2 le bonus dont il bénéficie dans l’un de ses environnements de prédilection (y compris celui qu’il vient de choisir, s’il le désire).&#10;Si l’endroit où le rôdeur se trouve entre dans plusieurs catégories d’environnements de prédilection, les bonus ne se cumulent pas : le rôdeur ne bénéficie que du bonus le plus élevé." calcext:value-type="string">
            <text:p>CAPTION: Environnements de prédilection du rôdeur</text:p>
            <text:p>Aquatique (sur et sous la surface)</text:p>
            <text:p>Désert (déserts de sable ou étendues désertiques)</text:p>
            <text:p>Forêt (de conifères ou à feuilles caduques)</text:p>
            <text:p>Froid (territoires enneigés ou gelés, glaciers et toundra)</text:p>
            <text:p>Jungle</text:p>
            <text:p>Marais</text:p>
            <text:p>Montagnes (y compris les collines)</text:p>
            <text:p>Plaines</text:p>
            <text:p>Plans (choisir un plan autre que le plan Matériel)</text:p>
            <text:p>Sous terre (grottes et complexes souterrains)</text:p>
            <text:p>Urbain (bâtiments, rues et égouts)</text:p>
            <text:p>Au niveau 3, un rôdeur choisit un type d’environnement sur la table des environnements de prédilection du rôdeur. Il bénéficie d’un bonus de +2 aux jets d’initiative et aux tests de Connaissances (géographie), Discrétion, Perception et Survie lorsqu’il se trouve dans cet environnement. De plus, lorsqu’il voyage dans son environnement de prédilection, le rôdeur ne laisse aucune trace et ne peut être suivi (il peut cependant laisser des traces s’il le désire).</text:p>
            <text:p>Au niveau 8 et tous les cinq niveaux par la suite, le rôdeur peut choisir un nouvel environnement de prédilection. En même temps, il peut augmenter de +2 le bonus dont il bénéficie dans l’un de ses environnements de prédilection (y compris celui qu’il vient de choisir, s’il le désire).</text:p>
            <text:p>Si l’endroit où le rôdeur se trouve entre dans plusieurs catégories d’environnements de prédilection, les bonus ne se cumulent pas : le rôdeur ne bénéficie que du bonus le plus élevé.</text:p>
          </table:table-cell>
          <table:table-cell table:number-columns-repeated="1018"/>
        </table:table-row>
        <table:table-row table:style-name="ro6">
          <table:table-cell table:formula="of:=[dump_en.A116]" office:value-type="string" office:string-value="ranger" calcext:value-type="string">
            <text:p>ranger</text:p>
          </table:table-cell>
          <table:table-cell table:formula="of:=VLOOKUP([.A116];[en_fr.$A$1:.$B$12];2)" office:value-type="string" office:string-value="Rôdeur" calcext:value-type="string">
            <text:p>Rôdeur</text:p>
          </table:table-cell>
          <table:table-cell table:formula="of:=[dump_en.B116]" office:value-type="string" office:string-value="Hunter's Bond (Ex)" calcext:value-type="string">
            <text:p>Hunter's Bond (Ex)</text:p>
          </table:table-cell>
          <table:table-cell table:formula="of:=INDEX([en_fr.$F$2:.$F$150];MATCH([.C116];[en_fr.$E$2:.$E$150];0))" office:value-type="string" office:string-value="Pacte du chasseur (Ext)" calcext:value-type="string">
            <text:p>Pacte du chasseur (Ext)</text:p>
          </table:table-cell>
          <table:table-cell table:formula="of:=[dump_en.C116]" office:value-type="string" office:string-value="At 4th level, a ranger forms a bond with his hunting companions. This bond can take one of two forms. Once the form is chosen, it cannot be changed. The first is a bond to his companions. This bond allows him to spend a move action to grant half his favored enemy bonus against a single target of the appropriate type to all allies within 30 feet who can see or hear him. This bonus lasts for a number of rounds equal to the ranger's Wisdom modifier (minimum 1). This bonus does not stack with any favored enemy bonuses possessed by his allies; they use whichever bonus is higher.The second option is to form a close bond with an animal companion. A ranger who selects an animal companion can choose from the following list: badger, bird, camel, cat (small), dire rat, dog, horse, pony, snake (viper or constrictor), or wolf. If the campaign takes place wholly or partly in an aquatic environment, the ranger may choose a shark instead. This animal is a loyal companion that accompanies the ranger on his adventures as appropriate for its kind. A ranger's animal companion shares his favored enemy and favored terrain bonuses.This ability functions like the druid animal companion ability (which is part of the Nature Bond class feature), except that the ranger's effective druid level is equal to his ranger level – 3." calcext:value-type="string">
            <text:p>At 4th level, a ranger forms a bond with his hunting companions. This bond can take one of two forms. Once the form is chosen, it cannot be changed. The first is a bond to his companions. This bond allows him to spend a move action to grant half his favored enemy bonus against a single target of the appropriate type to all allies within 30 feet who can see or hear him. This bonus lasts for a number of rounds equal to the ranger's Wisdom modifier (minimum 1). This bonus does not stack with any favored enemy bonuses possessed by his allies; they use whichever bonus is higher.The second option is to form a close bond with an animal companion. A ranger who selects an animal companion can choose from the following list: badger, bird, camel, cat (small), dire rat, dog, horse, pony, snake (viper or constrictor), or wolf. If the campaign takes place wholly or partly in an aquatic environment, the ranger may choose a shark instead. This animal is a loyal companion that accompanies the ranger on his adventures as appropriate for its kind. A ranger's animal companion shares his favored enemy and favored terrain bonuses.This ability functions like the druid animal companion ability (which is part of the Nature Bond class feature), except that the ranger's effective druid level is equal to his ranger level – 3.</text:p>
          </table:table-cell>
          <table:table-cell table:formula="of:=INDEX([dump_fr.$C$2:.$C$151];MATCH(CONCATENATE([.B116];[.D116]);[dump_fr.$D$2:.$D$151];0))" office:value-type="string" office:string-value="Au niveau 4, un lien se tisse entre le rôdeur et ses compagnons de chasse. Ce lien peut prendre l’une des deux formes suivantes. Une fois qu’une forme a été choisie, cette décision ne peut plus être modifiée.&#10;La première forme est un lien entre le rôdeur et ses compagnons qui lui permet, en utilisant une action de mouvement, de faire bénéficier tous ses alliés distants de 9 m (6 cases) ou moins et qui peuvent le voir ou l’entendre de la moitié de son bonus d’ennemi juré contre une cible unique (appartenant au type adéquat). Ce bonus persiste pendant un nombre de rounds égal au modificateur de Sagesse du rôdeur (au minimum 1 round) et ne se cumule pas avec les bonus d’ennemis jurés que ses alliés pourraient posséder (ils ne bénéficient que du bonus le plus élevé).&#10;Sous sa seconde forme, le pacte permet au le rôdeur de tisser un lien étroit avec un compagnon animal. Un rôdeur qui opte pour cette forme doit choisir un animal dans la liste suivante : blaireau, chameau, cheval (lourd ou léger), chien, loup, oiseau, petit félin, poney, rat sanguinaire ou serpent (vipère ou serpent constricteur). Si la campagne se déroule en grande partie ou entièrement en milieu aquatique, le rôdeur peut également choisir un requin. Cet animal est un compagnon loyal qui accompagne le rôdeur au cours de ses aventures et l’aide au mieux de ses possibilités. Le compagnon animal partage les bonus d’ennemis jurés et d’environnements de prédilection du rôdeur.&#10;Le compagnon suit les mêmes règles que les compagnons animaux des druides (voir la capacité de druide de pacte avec la nature), avec un niveau de druide effectif égal au niveau du rôdeur -3." calcext:value-type="string">
            <text:p>Au niveau 4, un lien se tisse entre le rôdeur et ses compagnons de chasse. Ce lien peut prendre l’une des deux formes suivantes. Une fois qu’une forme a été choisie, cette décision ne peut plus être modifiée.</text:p>
            <text:p>La première forme est un lien entre le rôdeur et ses compagnons qui lui permet, en utilisant une action de mouvement, de faire bénéficier tous ses alliés distants de 9 m (6 cases) ou moins et qui peuvent le voir ou l’entendre de la moitié de son bonus d’ennemi juré contre une cible unique (appartenant au type adéquat). Ce bonus persiste pendant un nombre de rounds égal au modificateur de Sagesse du rôdeur (au minimum 1 round) et ne se cumule pas avec les bonus d’ennemis jurés que ses alliés pourraient posséder (ils ne bénéficient que du bonus le plus élevé).</text:p>
            <text:p>Sous sa seconde forme, le pacte permet au le rôdeur de tisser un lien étroit avec un compagnon animal. Un rôdeur qui opte pour cette forme doit choisir un animal dans la liste suivante : blaireau, chameau, cheval (lourd ou léger), chien, loup, oiseau, petit félin, poney, rat sanguinaire ou serpent (vipère ou serpent constricteur). Si la campagne se déroule en grande partie ou entièrement en milieu aquatique, le rôdeur peut également choisir un requin. Cet animal est un compagnon loyal qui accompagne le rôdeur au cours de ses aventures et l’aide au mieux de ses possibilités. Le compagnon animal partage les bonus d’ennemis jurés et d’environnements de prédilection du rôdeur.</text:p>
            <text:p>Le compagnon suit les mêmes règles que les compagnons animaux des druides (voir la capacité de druide de pacte avec la nature), avec un niveau de druide effectif égal au niveau du rôdeur -3.</text:p>
          </table:table-cell>
          <table:table-cell table:number-columns-repeated="1018"/>
        </table:table-row>
        <table:table-row table:style-name="ro4">
          <table:table-cell table:formula="of:=[dump_en.A117]" office:value-type="string" office:string-value="ranger" calcext:value-type="string">
            <text:p>ranger</text:p>
          </table:table-cell>
          <table:table-cell table:formula="of:=VLOOKUP([.A117];[en_fr.$A$1:.$B$12];2)" office:value-type="string" office:string-value="Rôdeur" calcext:value-type="string">
            <text:p>Rôdeur</text:p>
          </table:table-cell>
          <table:table-cell table:formula="of:=[dump_en.B117]" office:value-type="string" office:string-value="Spells" calcext:value-type="string">
            <text:p>Spells</text:p>
          </table:table-cell>
          <table:table-cell table:formula="of:=INDEX([en_fr.$F$2:.$F$150];MATCH([.C117];[en_fr.$E$2:.$E$150];0))" office:value-type="string" office:string-value="Sorts" calcext:value-type="string">
            <text:p>Sorts</text:p>
          </table:table-cell>
          <table:table-cell table:formula="of:=[dump_en.C117]" office:value-type="string" office:string-value="Beginning at 4th level, a ranger gains the ability to cast a small number of divine spells, which are drawn from the ranger spell list presented in Spell Lists. A ranger must choose and prepare his spells in advance.To prepare or cast a spell, a ranger must have a Wisdom score equal to at least 10 + the spell level. The Difficulty Class for a saving throw against a ranger's spell is 10 + the spell level + the ranger's Wisdom modifier.Like other spellcasters, a ranger can cast only a certain number of spells of each spell level per day. His base daily spell allotment is given on Table: Ranger. In addition, he receives bonus spells per day if he has a high Wisdom score (see  Table: Ability Modifiers and Bonus Spells). When Table: Ranger indicates that the ranger gets 0 spells per day of a given spell level, he gains only the bonus spells he would be entitled to based on his Wisdom score for that spell level.A ranger must spend 1 hour per day in quiet meditation to regain his daily allotment of spells. A ranger may prepare and cast any spell on the ranger spell list, provided that he can cast spells of that level, but he must choose which spells to prepare during his daily meditation.Through 3rd level, a ranger has no caster level. At 4th level and higher, his caster level is equal to his ranger level – 3." calcext:value-type="string">
            <text:p>Beginning at 4th level, a ranger gains the ability to cast a small number of divine spells, which are drawn from the ranger spell list presented in Spell Lists. A ranger must choose and prepare his spells in advance.To prepare or cast a spell, a ranger must have a Wisdom score equal to at least 10 + the spell level. The Difficulty Class for a saving throw against a ranger's spell is 10 + the spell level + the ranger's Wisdom modifier.Like other spellcasters, a ranger can cast only a certain number of spells of each spell level per day. His base daily spell allotment is given on Table: Ranger. In addition, he receives bonus spells per day if he has a high Wisdom score (see <text:s/>Table: Ability Modifiers and Bonus Spells). When Table: Ranger indicates that the ranger gets 0 spells per day of a given spell level, he gains only the bonus spells he would be entitled to based on his Wisdom score for that spell level.A ranger must spend 1 hour per day in quiet meditation to regain his daily allotment of spells. A ranger may prepare and cast any spell on the ranger spell list, provided that he can cast spells of that level, but he must choose which spells to prepare during his daily meditation.Through 3rd level, a ranger has no caster level. At 4th level and higher, his caster level is equal to his ranger level – 3.</text:p>
          </table:table-cell>
          <table:table-cell table:formula="of:=INDEX([dump_fr.$C$2:.$C$151];MATCH(CONCATENATE([.B117];[.D117]);[dump_fr.$D$2:.$D$151];0))" office:value-type="string" office:string-value="Dès le niveau 4, un rôdeur peut lancer un petit nombre de sorts divins appartenant à la liste des sorts de rôdeurs. Un rôdeur doit choisir et préparer ses sorts à l’avance.&#10;Pour préparer ou lancer un sort, un rôdeur doit avoir une valeur de Sagesse au moins égale à 10 + le niveau du sort. Le DD des jets de sauvegarde contre les sorts du rôdeur est égal à 10 + le niveau du sort + le modificateur de Sagesse du rôdeur.&#10;Comme les autres lanceurs de sorts, le rôdeur ne peut lancer qu’un nombre de sorts donné de chaque niveau chaque jour. Son quota de sorts quotidiens est indiqué dans la Table &quot;Le Rôdeur&quot;. En plus de cela, il reçoit des sorts en bonus si sa valeur de Sagesse est suffisamment élevée (voir la Table &quot;Modificateurs de caractéristique et sorts en bonus&quot;). Quand la Table &quot;Le Rôdeur&quot; indique que le rôdeur peut lancer 0 sort d’un niveau de sort par jour, il ne dispose, pour ce niveau de sorts, que des sorts en bonus que peut lui accorder une Sagesse élevée.&#10;Chaque jour, le rôdeur doit passer une heure à méditer afin de renouveler son quota journalier de sorts. Le rôdeur peut préparer et lancer n’importe quel sort de la liste des sorts de rôdeurs, pour autant qu’il puisse lancer des sorts de ce niveau. Il doit cependant choisir quels sorts préparer au cours de sa méditation quotidienne.&#10;Jusqu’au niveau 3, le rôdeur n’a pas de niveau de lanceur de sorts. À partir du niveau 4, son niveau de lanceur de sorts est égal son niveau de rôdeur -3." calcext:value-type="string">
            <text:p>Dès le niveau 4, un rôdeur peut lancer un petit nombre de sorts divins appartenant à la liste des sorts de rôdeurs. Un rôdeur doit choisir et préparer ses sorts à l’avance.</text:p>
            <text:p>Pour préparer ou lancer un sort, un rôdeur doit avoir une valeur de Sagesse au moins égale à 10 + le niveau du sort. Le DD des jets de sauvegarde contre les sorts du rôdeur est égal à 10 + le niveau du sort + le modificateur de Sagesse du rôdeur.</text:p>
            <text:p>Comme les autres lanceurs de sorts, le rôdeur ne peut lancer qu’un nombre de sorts donné de chaque niveau chaque jour. Son quota de sorts quotidiens est indiqué dans la Table "Le Rôdeur". En plus de cela, il reçoit des sorts en bonus si sa valeur de Sagesse est suffisamment élevée (voir la Table "Modificateurs de caractéristique et sorts en bonus"). Quand la Table "Le Rôdeur" indique que le rôdeur peut lancer 0 sort d’un niveau de sort par jour, il ne dispose, pour ce niveau de sorts, que des sorts en bonus que peut lui accorder une Sagesse élevée.</text:p>
            <text:p>Chaque jour, le rôdeur doit passer une heure à méditer afin de renouveler son quota journalier de sorts. Le rôdeur peut préparer et lancer n’importe quel sort de la liste des sorts de rôdeurs, pour autant qu’il puisse lancer des sorts de ce niveau. Il doit cependant choisir quels sorts préparer au cours de sa méditation quotidienne.</text:p>
            <text:p>Jusqu’au niveau 3, le rôdeur n’a pas de niveau de lanceur de sorts. À partir du niveau 4, son niveau de lanceur de sorts est égal son niveau de rôdeur -3.</text:p>
          </table:table-cell>
          <table:table-cell table:number-columns-repeated="1018"/>
        </table:table-row>
        <table:table-row table:style-name="ro3">
          <table:table-cell table:formula="of:=[dump_en.A118]" office:value-type="string" office:string-value="ranger" calcext:value-type="string">
            <text:p>ranger</text:p>
          </table:table-cell>
          <table:table-cell table:formula="of:=VLOOKUP([.A118];[en_fr.$A$1:.$B$12];2)" office:value-type="string" office:string-value="Rôdeur" calcext:value-type="string">
            <text:p>Rôdeur</text:p>
          </table:table-cell>
          <table:table-cell table:formula="of:=[dump_en.B118]" office:value-type="string" office:string-value="Woodland Stride (Ex)" calcext:value-type="string">
            <text:p>Woodland Stride (Ex)</text:p>
          </table:table-cell>
          <table:table-cell table:formula="of:=INDEX([en_fr.$F$2:.$F$150];MATCH([.C118];[en_fr.$E$2:.$E$150];0))" office:value-type="string" office:string-value="Déplacement facilité (Ext)" calcext:value-type="string">
            <text:p>Déplacement facilité (Ext)</text:p>
          </table:table-cell>
          <table:table-cell table:formula="of:=[dump_en.C118]" office:value-type="string" office:string-value="Starting at 7th level, a ranger may move through any sort of undergrowth (such as natural thorns, briars, overgrown areas, and similar terrain) at his normal speed and without taking damage or suffering any other impairment.Thorns, briars, and overgrown areas that are enchanted or magically manipulated to impede motion, however, still affect him." calcext:value-type="string">
            <text:p>Starting at 7th level, a ranger may move through any sort of undergrowth (such as natural thorns, briars, overgrown areas, and similar terrain) at his normal speed and without taking damage or suffering any other impairment.Thorns, briars, and overgrown areas that are enchanted or magically manipulated to impede motion, however, still affect him.</text:p>
          </table:table-cell>
          <table:table-cell table:formula="of:=INDEX([dump_fr.$C$2:.$C$151];MATCH(CONCATENATE([.B118];[.D118]);[dump_fr.$D$2:.$D$151];0))" office:value-type="string" office:string-value="Un rôdeur de niveau 7 se déplace sans la moindre gêne dans toutes sortes de taillis, y compris les fourrés, les buissons (même épineux) et les autres zones de végétation dense. Il progresse normalement et ne subit aucun dégât.&#10;La végétation enchantée de manière à restreindre les mouvements continue toutefois à l’affecter." calcext:value-type="string">
            <text:p>Un rôdeur de niveau 7 se déplace sans la moindre gêne dans toutes sortes de taillis, y compris les fourrés, les buissons (même épineux) et les autres zones de végétation dense. Il progresse normalement et ne subit aucun dégât.</text:p>
            <text:p>La végétation enchantée de manière à restreindre les mouvements continue toutefois à l’affecter.</text:p>
          </table:table-cell>
          <table:table-cell table:number-columns-repeated="1018"/>
        </table:table-row>
        <table:table-row table:style-name="ro1">
          <table:table-cell table:formula="of:=[dump_en.A119]" office:value-type="string" office:string-value="ranger" calcext:value-type="string">
            <text:p>ranger</text:p>
          </table:table-cell>
          <table:table-cell table:formula="of:=VLOOKUP([.A119];[en_fr.$A$1:.$B$12];2)" office:value-type="string" office:string-value="Rôdeur" calcext:value-type="string">
            <text:p>Rôdeur</text:p>
          </table:table-cell>
          <table:table-cell table:formula="of:=[dump_en.B119]" office:value-type="string" office:string-value="Swift Tracker (Ex)" calcext:value-type="string">
            <text:p>Swift Tracker (Ex)</text:p>
          </table:table-cell>
          <table:table-cell table:formula="of:=INDEX([en_fr.$F$2:.$F$150];MATCH([.C119];[en_fr.$E$2:.$E$150];0))" office:value-type="string" office:string-value="Pistage accéléré (Ext)" calcext:value-type="string">
            <text:p>Pistage accéléré (Ext)</text:p>
          </table:table-cell>
          <table:table-cell table:formula="of:=[dump_en.C119]" office:value-type="string" office:string-value="Beginning at 8th level, a ranger can move at his normal speed while using Survival to follow tracks without taking the normal –5 penalty. He takes only a –10 penalty (instead of the normal –20) when moving at up to twice normal speed while tracking." calcext:value-type="string">
            <text:p>Beginning at 8th level, a ranger can move at his normal speed while using Survival to follow tracks without taking the normal –5 penalty. He takes only a –10 penalty (instead of the normal –20) when moving at up to twice normal speed while tracking.</text:p>
          </table:table-cell>
          <table:table-cell table:formula="of:=INDEX([dump_fr.$C$2:.$C$151];MATCH(CONCATENATE([.B119];[.D119]);[dump_fr.$D$2:.$D$151];0))" office:value-type="string" office:string-value="Lorsqu’un rôdeur de niveau 8 suit une piste, il peut se déplacer à vitesse normale sans subir le malus de -5 sur ses tests de Survie. De plus, il ne subit qu’un malus de -10 (au lieu de -20) sur ses tests de Survie lorsqu’il suit une piste en se déplaçant au double de sa vitesse." calcext:value-type="string">
            <text:p>Lorsqu’un rôdeur de niveau 8 suit une piste, il peut se déplacer à vitesse normale sans subir le malus de -5 sur ses tests de Survie. De plus, il ne subit qu’un malus de -10 (au lieu de -20) sur ses tests de Survie lorsqu’il suit une piste en se déplaçant au double de sa vitesse.</text:p>
          </table:table-cell>
          <table:table-cell table:number-columns-repeated="1018"/>
        </table:table-row>
        <table:table-row table:style-name="ro1">
          <table:table-cell table:formula="of:=[dump_en.A120]" office:value-type="string" office:string-value="ranger" calcext:value-type="string">
            <text:p>ranger</text:p>
          </table:table-cell>
          <table:table-cell table:formula="of:=VLOOKUP([.A120];[en_fr.$A$1:.$B$12];2)" office:value-type="string" office:string-value="Rôdeur" calcext:value-type="string">
            <text:p>Rôdeur</text:p>
          </table:table-cell>
          <table:table-cell table:formula="of:=[dump_en.B120]" office:value-type="string" office:string-value="Evasion (Ex)" calcext:value-type="string">
            <text:p>Evasion (Ex)</text:p>
          </table:table-cell>
          <table:table-cell table:formula="of:=INDEX([en_fr.$F$2:.$F$150];MATCH([.C120];[en_fr.$E$2:.$E$150];0))" office:value-type="string" office:string-value="Esquive totale (Ext)" calcext:value-type="string">
            <text:p>Esquive totale (Ext)</text:p>
          </table:table-cell>
          <table:table-cell table:formula="of:=[dump_en.C120]" office:value-type="string" office:string-value="When he reaches 9th level, a ranger can avoid even magical and unusual attacks with great agility. If he makes a successful Reflex saving throw against an attack that normally deals half damage on a successful save, he instead takes no damage. Evasion can be used only if the ranger is wearing light armor, medium armor, or no armor. A helpless ranger does not gain the benefit of evasion." calcext:value-type="string">
            <text:p>When he reaches 9th level, a ranger can avoid even magical and unusual attacks with great agility. If he makes a successful Reflex saving throw against an attack that normally deals half damage on a successful save, he instead takes no damage. Evasion can be used only if the ranger is wearing light armor, medium armor, or no armor. A helpless ranger does not gain the benefit of evasion.</text:p>
          </table:table-cell>
          <table:table-cell table:formula="of:=INDEX([dump_fr.$C$2:.$C$151];MATCH(CONCATENATE([.B120];[.D120]);[dump_fr.$D$2:.$D$151];0))" office:value-type="string" office:string-value="L’agilité phénoménale d’un rôdeur de niveau 9 lui permet d’esquiver les attaques magiques ou inhabituelles. S’il réussit un jet de Réflexes contre une attaque dont les dégâts devraient être réduits de moitié en cas de jet de Réflexes réussi, il évite l’attaque et ne subit pas le moindre dégât. Le rôdeur bénéficie de cet avantage uniquement s’il porte une armure légère, intermédiaire ou aucune armure. Un rôdeur sans défense ne bénéficie pas des avantages de l’esquive totale." calcext:value-type="string">
            <text:p>L’agilité phénoménale d’un rôdeur de niveau 9 lui permet d’esquiver les attaques magiques ou inhabituelles. S’il réussit un jet de Réflexes contre une attaque dont les dégâts devraient être réduits de moitié en cas de jet de Réflexes réussi, il évite l’attaque et ne subit pas le moindre dégât. Le rôdeur bénéficie de cet avantage uniquement s’il porte une armure légère, intermédiaire ou aucune armure. Un rôdeur sans défense ne bénéficie pas des avantages de l’esquive totale.</text:p>
          </table:table-cell>
          <table:table-cell table:number-columns-repeated="1018"/>
        </table:table-row>
        <table:table-row table:style-name="ro1">
          <table:table-cell table:formula="of:=[dump_en.A121]" office:value-type="string" office:string-value="ranger" calcext:value-type="string">
            <text:p>ranger</text:p>
          </table:table-cell>
          <table:table-cell table:formula="of:=VLOOKUP([.A121];[en_fr.$A$1:.$B$12];2)" office:value-type="string" office:string-value="Rôdeur" calcext:value-type="string">
            <text:p>Rôdeur</text:p>
          </table:table-cell>
          <table:table-cell table:formula="of:=[dump_en.B121]" office:value-type="string" office:string-value="Quarry (Ex)" calcext:value-type="string">
            <text:p>Quarry (Ex)</text:p>
          </table:table-cell>
          <table:table-cell table:formula="of:=INDEX([en_fr.$F$2:.$F$150];MATCH([.C121];[en_fr.$E$2:.$E$150];0))" office:value-type="string" office:string-value="Proie du chasseur (Ext)" calcext:value-type="string">
            <text:p>Proie du chasseur (Ext)</text:p>
          </table:table-cell>
          <table:table-cell table:formula="of:=[dump_en.C121]" office:value-type="string" office:string-value="At 11th level, a ranger can, as a standard action, denote one target within his line of sight as his quarry. Whenever he is following the tracks of his quarry, a ranger can take 10 on his Survival skill checks while moving at normal speed, without penalty. In addition, he receives a +2 insight bonus on attack rolls made against his quarry, and all critical threats are automatically confirmed. A ranger can have no more than one quarry at a time and the creature's type must correspond to one of his favored enemy types. He can dismiss this effect at any time as a free action, but he cannot select a new quarry for 24 hours. If the ranger sees proof that his quarry is dead, he can select a new quarry after waiting 1 hour." calcext:value-type="string">
            <text:p>At 11th level, a ranger can, as a standard action, denote one target within his line of sight as his quarry. Whenever he is following the tracks of his quarry, a ranger can take 10 on his Survival skill checks while moving at normal speed, without penalty. In addition, he receives a +2 insight bonus on attack rolls made against his quarry, and all critical threats are automatically confirmed. A ranger can have no more than one quarry at a time and the creature's type must correspond to one of his favored enemy types. He can dismiss this effect at any time as a free action, but he cannot select a new quarry for 24 hours. If the ranger sees proof that his quarry is dead, he can select a new quarry after waiting 1 hour.</text:p>
          </table:table-cell>
          <table:table-cell table:formula="of:=INDEX([dump_fr.$C$2:.$C$151];MATCH(CONCATENATE([.B121];[.D121]);[dump_fr.$D$2:.$D$151];0))" office:value-type="string" office:string-value="Au niveau 11, un rôdeur peut choisir une cible dans sa ligne de mire et la désigner comme proie en utilisant une action simple. Chaque fois qu’il suit les traces de sa proie, le rôdeur peut faire 10 sur ses tests de Survie tout en se déplaçant à vitesse normale sans pour autant subir de pénalité. De plus, il reçoit un bonus d’intuition de +2 aux jets d’attaque contre sa cible et toutes les possibilités de critique sont automatiquement confirmées. Le rôdeur ne peut avoir qu’une seule cible à la fois et celle-ci doit appartenir à une de ses catégories d’ennemis jurés. Il peut mettre fin à cet effet à n’importe quel moment (par action libre) mais il doit alors attendre vingt-quatre heures avant de désigner une nouvelle proie. Si le rôdeur a la preuve que sa cible est morte, ce délai d’attente est réduit à une heure." calcext:value-type="string">
            <text:p>Au niveau 11, un rôdeur peut choisir une cible dans sa ligne de mire et la désigner comme proie en utilisant une action simple. Chaque fois qu’il suit les traces de sa proie, le rôdeur peut faire 10 sur ses tests de Survie tout en se déplaçant à vitesse normale sans pour autant subir de pénalité. De plus, il reçoit un bonus d’intuition de +2 aux jets d’attaque contre sa cible et toutes les possibilités de critique sont automatiquement confirmées. Le rôdeur ne peut avoir qu’une seule cible à la fois et celle-ci doit appartenir à une de ses catégories d’ennemis jurés. Il peut mettre fin à cet effet à n’importe quel moment (par action libre) mais il doit alors attendre vingt-quatre heures avant de désigner une nouvelle proie. Si le rôdeur a la preuve que sa cible est morte, ce délai d’attente est réduit à une heure.</text:p>
          </table:table-cell>
          <table:table-cell table:number-columns-repeated="1018"/>
        </table:table-row>
        <table:table-row table:style-name="ro1">
          <table:table-cell table:formula="of:=[dump_en.A122]" office:value-type="string" office:string-value="ranger" calcext:value-type="string">
            <text:p>ranger</text:p>
          </table:table-cell>
          <table:table-cell table:formula="of:=VLOOKUP([.A122];[en_fr.$A$1:.$B$12];2)" office:value-type="string" office:string-value="Rôdeur" calcext:value-type="string">
            <text:p>Rôdeur</text:p>
          </table:table-cell>
          <table:table-cell table:formula="of:=[dump_en.B122]" office:value-type="string" office:string-value="Camouflage (Ex)" calcext:value-type="string">
            <text:p>Camouflage (Ex)</text:p>
          </table:table-cell>
          <table:table-cell table:formula="of:=INDEX([en_fr.$F$2:.$F$150];MATCH([.C122];[en_fr.$E$2:.$E$150];0))" office:value-type="string" office:string-value="Camouflage (Ext)" calcext:value-type="string">
            <text:p>Camouflage (Ext)</text:p>
          </table:table-cell>
          <table:table-cell table:formula="of:=[dump_en.C122]" office:value-type="string" office:string-value="A ranger of 12th level or higher can use the Stealth skill to hide in any of his favored terrains, even if the terrain doesn't grant cover or concealment." calcext:value-type="string">
            <text:p>A ranger of 12th level or higher can use the Stealth skill to hide in any of his favored terrains, even if the terrain doesn't grant cover or concealment.</text:p>
          </table:table-cell>
          <table:table-cell table:formula="of:=INDEX([dump_fr.$C$2:.$C$151];MATCH(CONCATENATE([.B122];[.D122]);[dump_fr.$D$2:.$D$151];0))" office:value-type="string" office:string-value="Un rôdeur de niveau 12 ou plus peut utiliser la compétence Discrétion même s’il ne bénéficie pas d’un abri ou de camouflage, à condition de se trouver dans un de ses environnements de prédilection." calcext:value-type="string">
            <text:p>Un rôdeur de niveau 12 ou plus peut utiliser la compétence Discrétion même s’il ne bénéficie pas d’un abri ou de camouflage, à condition de se trouver dans un de ses environnements de prédilection.</text:p>
          </table:table-cell>
          <table:table-cell table:number-columns-repeated="1018"/>
        </table:table-row>
        <table:table-row table:style-name="ro1">
          <table:table-cell table:formula="of:=[dump_en.A123]" office:value-type="string" office:string-value="ranger" calcext:value-type="string">
            <text:p>ranger</text:p>
          </table:table-cell>
          <table:table-cell table:formula="of:=VLOOKUP([.A123];[en_fr.$A$1:.$B$12];2)" office:value-type="string" office:string-value="Rôdeur" calcext:value-type="string">
            <text:p>Rôdeur</text:p>
          </table:table-cell>
          <table:table-cell table:formula="of:=[dump_en.B123]" office:value-type="string" office:string-value="Improved Evasion (Ex)" calcext:value-type="string">
            <text:p>Improved Evasion (Ex)</text:p>
          </table:table-cell>
          <table:table-cell table:formula="of:=INDEX([en_fr.$F$2:.$F$150];MATCH([.C123];[en_fr.$E$2:.$E$150];0))" office:value-type="string" office:string-value="Esquive surnaturelle (Ext)" calcext:value-type="string">
            <text:p>Esquive surnaturelle (Ext)</text:p>
          </table:table-cell>
          <table:table-cell table:formula="of:=[dump_en.C123]" office:value-type="string" office:string-value="At 16th level, a ranger's evasion improves. This ability works like evasion, except that while the ranger still takes no damage on a successful Reflex saving throw against attacks, he henceforth takes only half damage on a failed save. A helpless ranger does not gain the benefit of improved evasion." calcext:value-type="string">
            <text:p>At 16th level, a ranger's evasion improves. This ability works like evasion, except that while the ranger still takes no damage on a successful Reflex saving throw against attacks, he henceforth takes only half damage on a failed save. A helpless ranger does not gain the benefit of improved evasion.</text:p>
          </table:table-cell>
          <table:table-cell table:formula="of:=INDEX([dump_fr.$C$2:.$C$151];MATCH(CONCATENATE([.B123];[.D123]);[dump_fr.$D$2:.$D$151];0))" office:value-type="string" office:string-value="Au niveau 16, l’esquive totale du rôdeur s’améliore. Quand il est victime d’un attaque qui autorise un jet de Réflexes pour réduire les dégâts de moitié, il ne subit aucun dégât en cas de jet de sauvegarde réussi mais, en plus, il ne subit que la moitié des dégâts en cas d’échec du jet de sauvegarde. Un rôdeur sans défense perd les avantages de l’esquive surnaturelle." calcext:value-type="string">
            <text:p>Au niveau 16, l’esquive totale du rôdeur s’améliore. Quand il est victime d’un attaque qui autorise un jet de Réflexes pour réduire les dégâts de moitié, il ne subit aucun dégât en cas de jet de sauvegarde réussi mais, en plus, il ne subit que la moitié des dégâts en cas d’échec du jet de sauvegarde. Un rôdeur sans défense perd les avantages de l’esquive surnaturelle.</text:p>
          </table:table-cell>
          <table:table-cell table:number-columns-repeated="1018"/>
        </table:table-row>
        <table:table-row table:style-name="ro1">
          <table:table-cell table:formula="of:=[dump_en.A124]" office:value-type="string" office:string-value="ranger" calcext:value-type="string">
            <text:p>ranger</text:p>
          </table:table-cell>
          <table:table-cell table:formula="of:=VLOOKUP([.A124];[en_fr.$A$1:.$B$12];2)" office:value-type="string" office:string-value="Rôdeur" calcext:value-type="string">
            <text:p>Rôdeur</text:p>
          </table:table-cell>
          <table:table-cell table:formula="of:=[dump_en.B124]" office:value-type="string" office:string-value="Hide in Plain Sight (Ex)" calcext:value-type="string">
            <text:p>Hide in Plain Sight (Ex)</text:p>
          </table:table-cell>
          <table:table-cell table:formula="of:=INDEX([en_fr.$F$2:.$F$150];MATCH([.C124];[en_fr.$E$2:.$E$150];0))" office:value-type="string" office:string-value="Discrétion totale (Ext)" calcext:value-type="string">
            <text:p>Discrétion totale (Ext)</text:p>
          </table:table-cell>
          <table:table-cell table:formula="of:=[dump_en.C124]" office:value-type="string" office:string-value="While in any of his favored terrains, a ranger of 17th level or higher can use the Stealth skill even while being observed." calcext:value-type="string">
            <text:p>While in any of his favored terrains, a ranger of 17th level or higher can use the Stealth skill even while being observed.</text:p>
          </table:table-cell>
          <table:table-cell table:formula="of:=INDEX([dump_fr.$C$2:.$C$151];MATCH(CONCATENATE([.B124];[.D124]);[dump_fr.$D$2:.$D$151];0))" office:value-type="string" office:string-value="Un rôdeur de niveau 17 ou plus se trouvant dans un de ses environnements de prédilection peut utiliser la compétence Discrétion même s’il est observé." calcext:value-type="string">
            <text:p>Un rôdeur de niveau 17 ou plus se trouvant dans un de ses environnements de prédilection peut utiliser la compétence Discrétion même s’il est observé.</text:p>
          </table:table-cell>
          <table:table-cell table:number-columns-repeated="1018"/>
        </table:table-row>
        <table:table-row table:style-name="ro1">
          <table:table-cell table:formula="of:=[dump_en.A125]" office:value-type="string" office:string-value="ranger" calcext:value-type="string">
            <text:p>ranger</text:p>
          </table:table-cell>
          <table:table-cell table:formula="of:=VLOOKUP([.A125];[en_fr.$A$1:.$B$12];2)" office:value-type="string" office:string-value="Rôdeur" calcext:value-type="string">
            <text:p>Rôdeur</text:p>
          </table:table-cell>
          <table:table-cell table:formula="of:=[dump_en.B125]" office:value-type="string" office:string-value="Improved Quarry (Ex)" calcext:value-type="string">
            <text:p>Improved Quarry (Ex)</text:p>
          </table:table-cell>
          <table:table-cell table:formula="of:=INDEX([en_fr.$F$2:.$F$150];MATCH([.C125];[en_fr.$E$2:.$E$150];0))" office:value-type="string" office:string-value="Proie du maître chasseur (Ext)" calcext:value-type="string">
            <text:p>Proie du maître chasseur (Ext)</text:p>
          </table:table-cell>
          <table:table-cell table:formula="of:=[dump_en.C125]" office:value-type="string" office:string-value="At 19th level, the ranger's ability to hunt his quarry improves. He can now select a quarry as a free action, and can now take 20 while using Survival to track his quarry, while moving at normal speed without penalty. His insight bonus to attack his quarry increases to +4. If his quarry is killed or dismissed, he can select a new one after 10 minutes have passed." calcext:value-type="string">
            <text:p>At 19th level, the ranger's ability to hunt his quarry improves. He can now select a quarry as a free action, and can now take 20 while using Survival to track his quarry, while moving at normal speed without penalty. His insight bonus to attack his quarry increases to +4. If his quarry is killed or dismissed, he can select a new one after 10 minutes have passed.</text:p>
          </table:table-cell>
          <table:table-cell table:formula="of:=INDEX([dump_fr.$C$2:.$C$151];MATCH(CONCATENATE([.B125];[.D125]);[dump_fr.$D$2:.$D$151];0))" office:value-type="string" office:string-value="Au niveau 19, le rôdeur améliore sa capacité à chasser sa proie. Une action libre lui suffit désormais pour désigner une proie et il peut faire 20 aux tests de Survie pour la pister tout en se déplacement à sa vitesse normale sans pour autant subir de pénalité. De plus, son bonus d’intuition aux jets d’attaque passe à +4. Si la cible est tuée ou si le rôdeur décide d’en changer, il ne doit plus attendre que dix minutes avant de pouvoir sélectionner une nouvelle cible." calcext:value-type="string">
            <text:p>Au niveau 19, le rôdeur améliore sa capacité à chasser sa proie. Une action libre lui suffit désormais pour désigner une proie et il peut faire 20 aux tests de Survie pour la pister tout en se déplacement à sa vitesse normale sans pour autant subir de pénalité. De plus, son bonus d’intuition aux jets d’attaque passe à +4. Si la cible est tuée ou si le rôdeur décide d’en changer, il ne doit plus attendre que dix minutes avant de pouvoir sélectionner une nouvelle cible.</text:p>
          </table:table-cell>
          <table:table-cell table:number-columns-repeated="1018"/>
        </table:table-row>
        <table:table-row table:style-name="ro3">
          <table:table-cell table:formula="of:=[dump_en.A126]" office:value-type="string" office:string-value="ranger" calcext:value-type="string">
            <text:p>ranger</text:p>
          </table:table-cell>
          <table:table-cell table:formula="of:=VLOOKUP([.A126];[en_fr.$A$1:.$B$12];2)" office:value-type="string" office:string-value="Rôdeur" calcext:value-type="string">
            <text:p>Rôdeur</text:p>
          </table:table-cell>
          <table:table-cell table:formula="of:=[dump_en.B126]" office:value-type="string" office:string-value="Master Hunter (Ex)" calcext:value-type="string">
            <text:p>Master Hunter (Ex)</text:p>
          </table:table-cell>
          <table:table-cell table:formula="of:=INDEX([en_fr.$F$2:.$F$150];MATCH([.C126];[en_fr.$E$2:.$E$150];0))" office:value-type="string" office:string-value="Maître chasseur (Ext)" calcext:value-type="string">
            <text:p>Maître chasseur (Ext)</text:p>
          </table:table-cell>
          <table:table-cell table:formula="of:=[dump_en.C126]" office:value-type="string" office:string-value="A ranger of 20th level becomes a master hunter. He can always move at full speed while using Survival to follow tracks without penalty. He can, as a standard action, make a single attack against a favored enemy at his full attack bonus. If the attack hits, the target takes damage normally and must make a Fortitude save or die. The DC of this save is equal to 10 + 1/2 the ranger's level + the ranger's Wisdom modifier. A ranger can choose instead to deal an amount of nonlethal damage equal to the creature's current hit points. A successful save negates this damage. A ranger can use this ability once per day against each favored enemy type he possesses, but not against the same creature more than once in a 24-hour period." calcext:value-type="string">
            <text:p>A ranger of 20th level becomes a master hunter. He can always move at full speed while using Survival to follow tracks without penalty. He can, as a standard action, make a single attack against a favored enemy at his full attack bonus. If the attack hits, the target takes damage normally and must make a Fortitude save or die. The DC of this save is equal to 10 + 1/2 the ranger's level + the ranger's Wisdom modifier. A ranger can choose instead to deal an amount of nonlethal damage equal to the creature's current hit points. A successful save negates this damage. A ranger can use this ability once per day against each favored enemy type he possesses, but not against the same creature more than once in a 24-hour period.</text:p>
          </table:table-cell>
          <table:table-cell table:formula="of:=INDEX([dump_fr.$C$2:.$C$151];MATCH(CONCATENATE([.B126];[.D126]);[dump_fr.$D$2:.$D$151];0))" office:value-type="string" office:string-value="Un rôdeur de niveau 20 devient un maître chasseur. Lorsqu’il suit une piste, il peut toujours se déplacer à sa vitesse normale sans subir de pénalité aux tests de Survie. En utilisant une action simple, il peut porter une attaque unique contre un ennemi juré en utilisant son bonus d’attaque maximal. Si cette attaque touche, elle inflige des dégâts normaux et la cible doit réussir un jet de Vigueur pour éviter de mourir. Le DD de ce jet de sauvegarde est de 10 + la moitié du niveau du rôdeur + le modificateur de Sagesse du rôdeur. Plutôt que de tuer la cible en cas d’échec du jet de sauvegarde, le rôdeur peut choisir de lui infliger autant de points de dégâts non létaux que celle-ci possède de points de vie. Un jet de sauvegarde réussi annule ces dégâts. Le rôdeur peut utiliser cette capacité une fois par jour par catégorie d’ennemis jurés qu’il possède, mais jamais deux fois contre la même créature au cours d’une période de v&#10;ingt-quatre heures." calcext:value-type="string">
            <text:p>Un rôdeur de niveau 20 devient un maître chasseur. Lorsqu’il suit une piste, il peut toujours se déplacer à sa vitesse normale sans subir de pénalité aux tests de Survie. En utilisant une action simple, il peut porter une attaque unique contre un ennemi juré en utilisant son bonus d’attaque maximal. Si cette attaque touche, elle inflige des dégâts normaux et la cible doit réussir un jet de Vigueur pour éviter de mourir. Le DD de ce jet de sauvegarde est de 10 + la moitié du niveau du rôdeur + le modificateur de Sagesse du rôdeur. Plutôt que de tuer la cible en cas d’échec du jet de sauvegarde, le rôdeur peut choisir de lui infliger autant de points de dégâts non létaux que celle-ci possède de points de vie. Un jet de sauvegarde réussi annule ces dégâts. Le rôdeur peut utiliser cette capacité une fois par jour par catégorie d’ennemis jurés qu’il possède, mais jamais deux fois contre la même créature au cours d’une période de v</text:p>
            <text:p>ingt-quatre heures.</text:p>
          </table:table-cell>
          <table:table-cell table:number-columns-repeated="1018"/>
        </table:table-row>
        <table:table-row table:style-name="ro1">
          <table:table-cell table:formula="of:=[dump_en.A127]" office:value-type="string" office:string-value="rogue" calcext:value-type="string">
            <text:p>rogue</text:p>
          </table:table-cell>
          <table:table-cell table:formula="of:=VLOOKUP([.A127];[en_fr.$A$1:.$B$12];2)" office:value-type="string" office:string-value="Roublard" calcext:value-type="string">
            <text:p>Roublard</text:p>
          </table:table-cell>
          <table:table-cell table:formula="of:=[dump_en.B127]" office:value-type="string" office:string-value="Weapon and Armor Proficiency" calcext:value-type="string">
            <text:p>Weapon and Armor Proficiency</text:p>
          </table:table-cell>
          <table:table-cell table:formula="of:=INDEX([en_fr.$F$2:.$F$150];MATCH([.C127];[en_fr.$E$2:.$E$150];0))" office:value-type="string" office:string-value="Armes et armures" calcext:value-type="string">
            <text:p>Armes et armures</text:p>
          </table:table-cell>
          <table:table-cell table:formula="of:=[dump_en.C127]" office:value-type="string" office:string-value="Rogues are proficient with all simple weapons, plus the hand crossbow, rapier, sap, shortbow, and short sword. They are proficient with light armor, but not with shields." calcext:value-type="string">
            <text:p>Rogues are proficient with all simple weapons, plus the hand crossbow, rapier, sap, shortbow, and short sword. They are proficient with light armor, but not with shields.</text:p>
          </table:table-cell>
          <table:table-cell table:formula="of:=INDEX([dump_fr.$C$2:.$C$151];MATCH(CONCATENATE([.B127];[.D127]);[dump_fr.$D$2:.$D$151];0))" office:value-type="string" office:string-value="" calcext:value-type="error">
            <text:p>#N/D</text:p>
          </table:table-cell>
          <table:table-cell table:number-columns-repeated="1018"/>
        </table:table-row>
        <table:table-row table:style-name="ro6">
          <table:table-cell table:formula="of:=[dump_en.A128]" office:value-type="string" office:string-value="rogue" calcext:value-type="string">
            <text:p>rogue</text:p>
          </table:table-cell>
          <table:table-cell table:formula="of:=VLOOKUP([.A128];[en_fr.$A$1:.$B$12];2)" office:value-type="string" office:string-value="Roublard" calcext:value-type="string">
            <text:p>Roublard</text:p>
          </table:table-cell>
          <table:table-cell table:formula="of:=[dump_en.B128]" office:value-type="string" office:string-value="Sneak Attack" calcext:value-type="string">
            <text:p>Sneak Attack</text:p>
          </table:table-cell>
          <table:table-cell table:formula="of:=INDEX([en_fr.$F$2:.$F$150];MATCH([.C128];[en_fr.$E$2:.$E$150];0))" office:value-type="string" office:string-value="Attaque sournoise" calcext:value-type="string">
            <text:p>Attaque sournoise</text:p>
          </table:table-cell>
          <table:table-cell table:formula="of:=[dump_en.C128]" office:value-type="string" office:string-value="If a rogue can catch an opponent when he is unable to defend himself effectively from her attack, she can strike a vital spot for extra damage.The rogue's attack deals extra damage anytime her target would be denied a Dexterity bonus to AC (whether the target actually has a Dexterity bonus or not), or when the rogue flanks her target. This extra damage is 1d6 at 1st level, and increases by 1d6 every two rogue levels thereafter. Should the rogue score a critical hit with a sneak attack, this extra damage is not multiplied. Ranged attacks can count as sneak attacks only if the target is within 30 feet.With a weapon that deals nonlethal damage (like a sap, whip, or an unarmed strike), a rogue can make a sneak attack that deals nonlethal damage instead of lethal damage. She cannot use a weapon that deals lethal damage to deal nonlethal damage in a sneak attack, not even with the usual –4 penalty.The rogue must be able to see the target well enough to pick out a vital spot and must be able to reach such a spot. A rogue cannot sneak attack while striking a creature with concealment." calcext:value-type="string">
            <text:p>If a rogue can catch an opponent when he is unable to defend himself effectively from her attack, she can strike a vital spot for extra damage.The rogue's attack deals extra damage anytime her target would be denied a Dexterity bonus to AC (whether the target actually has a Dexterity bonus or not), or when the rogue flanks her target. This extra damage is 1d6 at 1st level, and increases by 1d6 every two rogue levels thereafter. Should the rogue score a critical hit with a sneak attack, this extra damage is not multiplied. Ranged attacks can count as sneak attacks only if the target is within 30 feet.With a weapon that deals nonlethal damage (like a sap, whip, or an unarmed strike), a rogue can make a sneak attack that deals nonlethal damage instead of lethal damage. She cannot use a weapon that deals lethal damage to deal nonlethal damage in a sneak attack, not even with the usual –4 penalty.The rogue must be able to see the target well enough to pick out a vital spot and must be able to reach such a spot. A rogue cannot sneak attack while striking a creature with concealment.</text:p>
          </table:table-cell>
          <table:table-cell table:formula="of:=INDEX([dump_fr.$C$2:.$C$151];MATCH(CONCATENATE([.B128];[.D128]);[dump_fr.$D$2:.$D$151];0))" office:value-type="string" office:string-value="Lorsqu’un roublard attaque son adversaire dans une situation où ce dernier est incapable de se défendre efficacement, il peut lui infliger des dégâts supplémentaires en touchant un point sensible.&#10;L’attaque du roublard inflige des dégâts supplémentaires lorsque sa cible se trouve dans un cas de figure lui ôtant son bonus de Dextérité à la CA (qu’elle en ait un ou pas) ou qu’elle est prise en tenaille par le roublard et un compagnon de celui-ci. Les dégâts supplémentaires s’élèvent à 1d6 points au niveau 1, et ils augmentent de 1d6 points tous les deux niveaux de roublard suivants. Si le roublard obtient un coup critique sur une attaque sournoise, ces dégâts supplémentaires ne sont pas multipliés. Une attaque à distance ne peut être une attaque sournoise que si la cible se trouve à 9 m (6 cases) ou moins.&#10;S’il utilise une arme qui inflige des dégâts non létaux (comme une matraque, un fouet ou une attaque à mains nues), le personnage peut porter une attaque sournoise infligeant elle aussi des dégâts non létaux. Il ne peut pas choisir cette option avec une arme occasionnant normalement des dégâts létaux (même en acceptant une pénalité de -4 au jet d’attaque).&#10;Le roublard ne peut tenter une attaque sournoise que contre un adversaire qu’il peut observer suffisamment pour en repérer les points faibles et dont il peut toucher les organes vitaux. Les attaques sournoises sont impossibles lorsque la cible bénéficie d’un camouflage." calcext:value-type="string">
            <text:p>Lorsqu’un roublard attaque son adversaire dans une situation où ce dernier est incapable de se défendre efficacement, il peut lui infliger des dégâts supplémentaires en touchant un point sensible.</text:p>
            <text:p>L’attaque du roublard inflige des dégâts supplémentaires lorsque sa cible se trouve dans un cas de figure lui ôtant son bonus de Dextérité à la CA (qu’elle en ait un ou pas) ou qu’elle est prise en tenaille par le roublard et un compagnon de celui-ci. Les dégâts supplémentaires s’élèvent à 1d6 points au niveau 1, et ils augmentent de 1d6 points tous les deux niveaux de roublard suivants. Si le roublard obtient un coup critique sur une attaque sournoise, ces dégâts supplémentaires ne sont pas multipliés. Une attaque à distance ne peut être une attaque sournoise que si la cible se trouve à 9 m (6 cases) ou moins.</text:p>
            <text:p>S’il utilise une arme qui inflige des dégâts non létaux (comme une matraque, un fouet ou une attaque à mains nues), le personnage peut porter une attaque sournoise infligeant elle aussi des dégâts non létaux. Il ne peut pas choisir cette option avec une arme occasionnant normalement des dégâts létaux (même en acceptant une pénalité de -4 au jet d’attaque).</text:p>
            <text:p>Le roublard ne peut tenter une attaque sournoise que contre un adversaire qu’il peut observer suffisamment pour en repérer les points faibles et dont il peut toucher les organes vitaux. Les attaques sournoises sont impossibles lorsque la cible bénéficie d’un camouflage.</text:p>
          </table:table-cell>
          <table:table-cell table:number-columns-repeated="1018"/>
        </table:table-row>
        <table:table-row table:style-name="ro1">
          <table:table-cell table:formula="of:=[dump_en.A129]" office:value-type="string" office:string-value="rogue" calcext:value-type="string">
            <text:p>rogue</text:p>
          </table:table-cell>
          <table:table-cell table:formula="of:=VLOOKUP([.A129];[en_fr.$A$1:.$B$12];2)" office:value-type="string" office:string-value="Roublard" calcext:value-type="string">
            <text:p>Roublard</text:p>
          </table:table-cell>
          <table:table-cell table:formula="of:=[dump_en.B129]" office:value-type="string" office:string-value="Trapfinding" calcext:value-type="string">
            <text:p>Trapfinding</text:p>
          </table:table-cell>
          <table:table-cell table:formula="of:=INDEX([en_fr.$F$2:.$F$150];MATCH([.C129];[en_fr.$E$2:.$E$150];0))" office:value-type="string" office:string-value="Recherche des pièges" calcext:value-type="string">
            <text:p>Recherche des pièges</text:p>
          </table:table-cell>
          <table:table-cell table:formula="of:=[dump_en.C129]" office:value-type="string" office:string-value="A rogue adds 1/2 her level to Perception skill checks made to locate traps and to Disable Device skill checks (minimum +1). A rogue can use Disable Device to disarm magic traps." calcext:value-type="string">
            <text:p>A rogue adds 1/2 her level to Perception skill checks made to locate traps and to Disable Device skill checks (minimum +1). A rogue can use Disable Device to disarm magic traps.</text:p>
          </table:table-cell>
          <table:table-cell table:formula="of:=INDEX([dump_fr.$C$2:.$C$151];MATCH(CONCATENATE([.B129];[.D129]);[dump_fr.$D$2:.$D$151];0))" office:value-type="string" office:string-value="Les roublards ajoutent la moitié de leur niveau (au minimum +1) aux tests de Perception destinés à repérer des pièges ainsi qu’aux tests de Sabotage. Seul un roublard peut utiliser la compétence Sabotage pour désarmer les pièges magiques." calcext:value-type="string">
            <text:p>Les roublards ajoutent la moitié de leur niveau (au minimum +1) aux tests de Perception destinés à repérer des pièges ainsi qu’aux tests de Sabotage. Seul un roublard peut utiliser la compétence Sabotage pour désarmer les pièges magiques.</text:p>
          </table:table-cell>
          <table:table-cell table:number-columns-repeated="1018"/>
        </table:table-row>
        <table:table-row table:style-name="ro1">
          <table:table-cell table:formula="of:=[dump_en.A130]" office:value-type="string" office:string-value="rogue" calcext:value-type="string">
            <text:p>rogue</text:p>
          </table:table-cell>
          <table:table-cell table:formula="of:=VLOOKUP([.A130];[en_fr.$A$1:.$B$12];2)" office:value-type="string" office:string-value="Roublard" calcext:value-type="string">
            <text:p>Roublard</text:p>
          </table:table-cell>
          <table:table-cell table:formula="of:=[dump_en.B130]" office:value-type="string" office:string-value="Evasion (Ex)" calcext:value-type="string">
            <text:p>Evasion (Ex)</text:p>
          </table:table-cell>
          <table:table-cell table:formula="of:=INDEX([en_fr.$F$2:.$F$150];MATCH([.C130];[en_fr.$E$2:.$E$150];0))" office:value-type="string" office:string-value="Esquive totale (Ext)" calcext:value-type="string">
            <text:p>Esquive totale (Ext)</text:p>
          </table:table-cell>
          <table:table-cell table:formula="of:=[dump_en.C130]" office:value-type="string" office:string-value="At 2nd level and higher, a rogue can avoid even magical and unusual attacks with great agility. If she makes a successful Reflex saving throw against an attack that normally deals half damage on a successful save, she instead takes no damage. Evasion can be used only if the rogue is wearing light armor or no armor. A helpless rogue does not gain the benefit of evasion." calcext:value-type="string">
            <text:p>At 2nd level and higher, a rogue can avoid even magical and unusual attacks with great agility. If she makes a successful Reflex saving throw against an attack that normally deals half damage on a successful save, she instead takes no damage. Evasion can be used only if the rogue is wearing light armor or no armor. A helpless rogue does not gain the benefit of evasion.</text:p>
          </table:table-cell>
          <table:table-cell table:formula="of:=INDEX([dump_fr.$C$2:.$C$151];MATCH(CONCATENATE([.B130];[.D130]);[dump_fr.$D$2:.$D$151];0))" office:value-type="string" office:string-value="L’agilité phénoménale d’un roublard de niveau 2 lui permet d’esquiver les attaques magiques ou inhabituelles. S’il réussit un jet de Réflexes contre une attaque dont les dégâts devraient être réduits de moitié en cas de jet de Réflexes réussi, il évite l’attaque et ne subit pas le moindre dégât. Le roublard bénéficie de cet avantage uniquement s’il porte une armure légère ou aucune armure. Un roublard sans défense ne bénéficie pas des avantages de l’esquive totale." calcext:value-type="string">
            <text:p>L’agilité phénoménale d’un roublard de niveau 2 lui permet d’esquiver les attaques magiques ou inhabituelles. S’il réussit un jet de Réflexes contre une attaque dont les dégâts devraient être réduits de moitié en cas de jet de Réflexes réussi, il évite l’attaque et ne subit pas le moindre dégât. Le roublard bénéficie de cet avantage uniquement s’il porte une armure légère ou aucune armure. Un roublard sans défense ne bénéficie pas des avantages de l’esquive totale.</text:p>
          </table:table-cell>
          <table:table-cell table:number-columns-repeated="1018"/>
        </table:table-row>
        <table:table-row table:style-name="ro3">
          <table:table-cell table:formula="of:=[dump_en.A131]" office:value-type="string" office:string-value="rogue" calcext:value-type="string">
            <text:p>rogue</text:p>
          </table:table-cell>
          <table:table-cell table:formula="of:=VLOOKUP([.A131];[en_fr.$A$1:.$B$12];2)" office:value-type="string" office:string-value="Roublard" calcext:value-type="string">
            <text:p>Roublard</text:p>
          </table:table-cell>
          <table:table-cell table:formula="of:=[dump_en.B131]" office:value-type="string" office:string-value="Rogue Talents" calcext:value-type="string">
            <text:p>Rogue Talents</text:p>
          </table:table-cell>
          <table:table-cell table:formula="of:=INDEX([en_fr.$F$2:.$F$150];MATCH([.C131];[en_fr.$E$2:.$E$150];0))" office:value-type="string" office:string-value="Talents de roublard" calcext:value-type="string">
            <text:p>Talents de roublard</text:p>
          </table:table-cell>
          <table:table-cell table:formula="of:=[dump_en.C131]" office:value-type="string" office:string-value="As a rogue gains experience, she learns a number of talents that aid her and confound her foes. Starting at 2nd level, a rogue gains one rogue talent. She gains an additional rogue talent for every 2 levels of rogue attained after 2nd level. A rogue cannot select an individual talent more than once.Talents marked with an asterisk add effects to a rogue's sneak attack. Only one of these talents can be applied to an individual attack and the decision must be made before the attack roll is made.Bleeding Attack* (Ex): A rogue with this ability can cause living opponents to bleed by hitting them with a sneak attack. This attack causes the target to take 1 additional point of damage each round for each die of the rogue's sneak attack (e.g., 4d6 equals 4 points of bleed). Bleeding creatures take that amount of damage every round at the start of each of their turns. The bleeding can be stopped by a DC 15 Heal check or the application of any effect that heals hit point damage. Bleeding damage from this ability does not stack with itself. Bleeding damage bypasses any damage reduction the creature might possess.Combat Trick: A rogue that selects this talent gains a bonus combat feat (see Feats).Fast Stealth (Ex): This ability allows a rogue to move at full speed using the Stealth skill without penalty.Finesse Rogue: A rogue that selects this talent gains Weapon Finesse as a bonus feat.Ledge Walker (Ex): This ability allows a rogue to move along narrow surfaces at full speed using the Acrobatics skill without penalty. In addition, a rogue with this talent is not flat-footed when using Acrobatics to move along narrow surfaces.Major Magic (Sp): A rogue with this talent gains the ability to cast a 1st-level spell from the sorcerer/wizard spell list two times a day as a spell-like ability. The caster level for this ability is equal to the rogue's level. The save DC for this spell is 11 + the rogue's Intelligence modifier. The rogue must have an Intelligence of at least 11 to select this talent. A rogue must have the minor magic rogue talent before choosing this talent.Minor Magic (Sp): A rogue with this talent gains the ability to cast a 0-level spell from the sorcerer/wizard spell list. This spell can be cast three times a day as a spell-like ability. The caster level for this ability is equal to the rogue's level. The save DC for this spell is 10 + the rogue's Intelligence modifier. The rogue must have an Intelligence of at least 10 to select this talent.Quick Disable (Ex): It takes a rogue with this ability half the normal amount of time to disable a trap using the Disable Device skill (minimum 1 round).Resiliency (Ex): Once per day, a rogue with this ability can gain a number of temporary hit points equal to the rogue's level. Activating this ability is an immediate action that can only be performed when she is brought to below 0 hit points. This ability can be used to prevent her from dying. These temporary hit points last for 1 minute. If the rogue's hit points drop below 0 due to the loss of these temporary hit points, she falls unconscious and is dying as normal.Rogue Crawl (Ex): While prone, a rogue with this ability can move at half speed. This movement provokes attacks of opportunity as normal. A rogue with this talent can take a 5-foot step while crawling.Slow Reactions* (Ex): Opponents damaged by the rogue's sneak attack can't make attacks of opportunity for 1 round.Stand Up (Ex): A rogue with this ability can stand up from a prone position as a free action. This still provokes attacks of opportunity for standing up while threatened by a foe.Surprise Attack (Ex): During the surprise round, opponents are always considered flat-footed to a rogue with this ability, even if they have already acted.Trap Spotter (Ex): Whenever a rogue with this talent comes within 10 feet of a trap, she receives an immediate Perception skill check to notice the trap. This check should be made in secret by the GM.Weapon Training: A rogue that selects this talent gains Weapon Focus as a bonus feat." calcext:value-type="string">
            <text:p>As a rogue gains experience, she learns a number of talents that aid her and confound her foes. Starting at 2nd level, a rogue gains one rogue talent. She gains an additional rogue talent for every 2 levels of rogue attained after 2nd level. A rogue cannot select an individual talent more than once.Talents marked with an asterisk add effects to a rogue's sneak attack. Only one of these talents can be applied to an individual attack and the decision must be made before the attack roll is made.Bleeding Attack* (Ex): A rogue with this ability can cause living opponents to bleed by hitting them with a sneak attack. This attack causes the target to take 1 additional point of damage each round for each die of the rogue's sneak attack (e.g., 4d6 equals 4 points of bleed). Bleeding creatures take that amount of damage every round at the start of each of their turns. The bleeding can be stopped by a DC 15 Heal check or the application of any effect that heals hit point damage. Bleeding damage from this ability does not stack with itself. Bleeding damage bypasses any damage reduction the creature might possess.Combat Trick: A rogue that selects this talent gains a bonus combat feat (see Feats).Fast Stealth (Ex): This ability allows a rogue to move at full speed using the Stealth skill without penalty.Finesse Rogue: A rogue that selects this talent gains Weapon Finesse as a bonus feat.Ledge Walker (Ex): This ability allows a rogue to move along narrow surfaces at full speed using the Acrobatics skill without penalty. In addition, a rogue with this talent is not flat-footed when using Acrobatics to move along narrow surfaces.Major Magic (Sp): A rogue with this talent gains the ability to cast a 1st-level spell from the sorcerer/wizard spell list two times a day as a spell-like ability. The caster level for this ability is equal to the rogue's level. The save DC for this spell is 11 + the rogue's Intelligence modifier. The rogue must have an Intelligence of at least 11 to select this talent. A rogue must have the minor magic rogue talent before choosing this talent.Minor Magic (Sp): A rogue with this talent gains the ability to cast a 0-level spell from the sorcerer/wizard spell list. This spell can be cast three times a day as a spell-like ability. The caster level for this ability is equal to the rogue's level. The save DC for this spell is 10 + the rogue's Intelligence modifier. The rogue must have an Intelligence of at least 10 to select this talent.Quick Disable (Ex): It takes a rogue with this ability half the normal amount of time to disable a trap using the Disable Device skill (minimum 1 round).Resiliency (Ex): Once per day, a rogue with this ability can gain a number of temporary hit points equal to the rogue's level. Activating this ability is an immediate action that can only be performed when she is brought to below 0 hit points. This ability can be used to prevent her from dying. These temporary hit points last for 1 minute. If the rogue's hit points drop below 0 due to the loss of these temporary hit points, she falls unconscious and is dying as normal.Rogue Crawl (Ex): While prone, a rogue with this ability can move at half speed. This movement provokes attacks of opportunity as normal. A rogue with this talent can take a 5-foot step while crawling.Slow Reactions* (Ex): Opponents damaged by the rogue's sneak attack can't make attacks of opportunity for 1 round.Stand Up (Ex): A rogue with this ability can stand up from a prone position as a free action. This still provokes attacks of opportunity for standing up while threatened by a foe.Surprise Attack (Ex): During the surprise round, opponents are always considered flat-footed to a rogue with this ability, even if they have already acted.Trap Spotter (Ex): Whenever a rogue with this talent comes within 10 feet of a trap, she receives an immediate Perception skill check to notice the trap. This check should be made in secret by the GM.Weapon Training: A rogue that selects this talent gains Weapon Focus as a bonus feat.</text:p>
          </table:table-cell>
          <table:table-cell table:formula="of:=INDEX([dump_fr.$C$2:.$C$151];MATCH(CONCATENATE([.B131];[.D131]);[dump_fr.$D$2:.$D$151];0))" office:value-type="string" office:string-value="En gagnant de l’expérience, un roublard acquiert divers talents qui l’avantagent ou désavantagent ses ennemis. Il obtient un premier talent de roublard au niveau 2, puis il gagne un talent de roublard supplémentaire tous les deux niveaux de roublard par la suite. Aucun talent ne peut être choisi plus d’une fois.&#10;Les talents marqués d’un astérisque ajoutent un effet aux attaques sournoises du roublard. Le roublard ne peut appliquer que l’un de ces effets à chaque attaque, et son choix doit être fait avant le jet d’attaque." calcext:value-type="string">
            <text:p>En gagnant de l’expérience, un roublard acquiert divers talents qui l’avantagent ou désavantagent ses ennemis. Il obtient un premier talent de roublard au niveau 2, puis il gagne un talent de roublard supplémentaire tous les deux niveaux de roublard par la suite. Aucun talent ne peut être choisi plus d’une fois.</text:p>
            <text:p>Les talents marqués d’un astérisque ajoutent un effet aux attaques sournoises du roublard. Le roublard ne peut appliquer que l’un de ces effets à chaque attaque, et son choix doit être fait avant le jet d’attaque.</text:p>
          </table:table-cell>
          <table:table-cell table:number-columns-repeated="1018"/>
        </table:table-row>
        <table:table-row table:style-name="ro3">
          <table:table-cell table:formula="of:=[dump_en.A132]" office:value-type="string" office:string-value="rogue" calcext:value-type="string">
            <text:p>rogue</text:p>
          </table:table-cell>
          <table:table-cell table:formula="of:=VLOOKUP([.A132];[en_fr.$A$1:.$B$12];2)" office:value-type="string" office:string-value="Roublard" calcext:value-type="string">
            <text:p>Roublard</text:p>
          </table:table-cell>
          <table:table-cell table:formula="of:=[dump_en.B132]" office:value-type="string" office:string-value="Trap Sense (Ex)" calcext:value-type="string">
            <text:p>Trap Sense (Ex)</text:p>
          </table:table-cell>
          <table:table-cell table:formula="of:=INDEX([en_fr.$F$2:.$F$150];MATCH([.C132];[en_fr.$E$2:.$E$150];0))" office:value-type="string" office:string-value="Sens des pièges (Ext)" calcext:value-type="string">
            <text:p>Sens des pièges (Ext)</text:p>
          </table:table-cell>
          <table:table-cell table:formula="of:=[dump_en.C132]" office:value-type="string" office:string-value="At 3rd level, a rogue gains an intuitive sense that alerts her to danger from traps, giving her a +1 bonus on Reflex saves made to avoid traps and a +1 dodge bonus to AC against attacks made by traps. These bonuses rise to +2 when the rogue reaches 6th level, to +3 when she reaches 9th level, to +4 when she reaches 12th level, to +5 at 15th, and to +6 at 18th level.Trap sense bonuses gained from multiple classes stack." calcext:value-type="string">
            <text:p>At 3rd level, a rogue gains an intuitive sense that alerts her to danger from traps, giving her a +1 bonus on Reflex saves made to avoid traps and a +1 dodge bonus to AC against attacks made by traps. These bonuses rise to +2 when the rogue reaches 6th level, to +3 when she reaches 9th level, to +4 when she reaches 12th level, to +5 at 15th, and to +6 at 18th level.Trap sense bonuses gained from multiple classes stack.</text:p>
          </table:table-cell>
          <table:table-cell table:formula="of:=INDEX([dump_fr.$C$2:.$C$151];MATCH(CONCATENATE([.B132];[.D132]);[dump_fr.$D$2:.$D$151];0))" office:value-type="string" office:string-value="À partir du niveau 3, le roublard acquiert un sens intuitif lui permettant d’éviter les dangers des pièges, ce qui se traduit par un bonus de +1 aux jets de Réflexes effectués pour éviter les pièges et par un bonus d’esquive de +1 à la CA contre les attaques déclenchées par des pièges. Ces bonus passent à +2 lorsque le roublard atteint le niveau 6, à +3 lorsqu’il atteint le niveau 9, à +4 lorsqu’il atteint le niveau 12, à +5 lorsqu’il atteint le niveau 15 et enfin à +6 lorsqu’il atteint le niveau 18.&#10;Les bonus de sens des pièges provenant de classes différentes se cumulent entre eux." calcext:value-type="string">
            <text:p>À partir du niveau 3, le roublard acquiert un sens intuitif lui permettant d’éviter les dangers des pièges, ce qui se traduit par un bonus de +1 aux jets de Réflexes effectués pour éviter les pièges et par un bonus d’esquive de +1 à la CA contre les attaques déclenchées par des pièges. Ces bonus passent à +2 lorsque le roublard atteint le niveau 6, à +3 lorsqu’il atteint le niveau 9, à +4 lorsqu’il atteint le niveau 12, à +5 lorsqu’il atteint le niveau 15 et enfin à +6 lorsqu’il atteint le niveau 18.</text:p>
            <text:p>Les bonus de sens des pièges provenant de classes différentes se cumulent entre eux.</text:p>
          </table:table-cell>
          <table:table-cell table:number-columns-repeated="1018"/>
        </table:table-row>
        <table:table-row table:style-name="ro3">
          <table:table-cell table:formula="of:=[dump_en.A133]" office:value-type="string" office:string-value="rogue" calcext:value-type="string">
            <text:p>rogue</text:p>
          </table:table-cell>
          <table:table-cell table:formula="of:=VLOOKUP([.A133];[en_fr.$A$1:.$B$12];2)" office:value-type="string" office:string-value="Roublard" calcext:value-type="string">
            <text:p>Roublard</text:p>
          </table:table-cell>
          <table:table-cell table:formula="of:=[dump_en.B133]" office:value-type="string" office:string-value="Uncanny Dodge (Ex)" calcext:value-type="string">
            <text:p>Uncanny Dodge (Ex)</text:p>
          </table:table-cell>
          <table:table-cell table:formula="of:=INDEX([en_fr.$F$2:.$F$150];MATCH([.C133];[en_fr.$E$2:.$E$150];0))" office:value-type="string" office:string-value="Esquive instinctive (Ext)" calcext:value-type="string">
            <text:p>Esquive instinctive (Ext)</text:p>
          </table:table-cell>
          <table:table-cell table:formula="of:=[dump_en.C133]" office:value-type="string" office:string-value="Starting at 4th level, a rogue can react to danger before her senses would normally allow her to do so. She cannot be caught flat-footed, nor does she lose her Dex bonus to AC if the attacker is invisible. She still loses her Dexterity bonus to AC if immobilized. A rogue with this ability can still lose her Dexterity bonus to AC if an opponent successfully uses the feint action (see Combat) against her.If a rogue already has uncanny dodge from a different class, she automatically gains improved uncanny dodge (see below) instead." calcext:value-type="string">
            <text:p>Starting at 4th level, a rogue can react to danger before her senses would normally allow her to do so. She cannot be caught flat-footed, nor does she lose her Dex bonus to AC if the attacker is invisible. She still loses her Dexterity bonus to AC if immobilized. A rogue with this ability can still lose her Dexterity bonus to AC if an opponent successfully uses the feint action (see Combat) against her.If a rogue already has uncanny dodge from a different class, she automatically gains improved uncanny dodge (see below) instead.</text:p>
          </table:table-cell>
          <table:table-cell table:formula="of:=INDEX([dump_fr.$C$2:.$C$151];MATCH(CONCATENATE([.B133];[.D133]);[dump_fr.$D$2:.$D$151];0))" office:value-type="string" office:string-value="Au niveau 4, le roublard gagne la capacité de réagir aux dangers avant même que ses sens les perçoivent. Il ne peut pas être pris au dépourvu. De plus, il conserve son bonus de Dextérité à la classe d’armure lorsqu’il est attaqué par un adversaire invisible. La règle normale s’applique cependant lorsqu’il est immobilisé : dans ce cas, il perd son bonus de Dextérité à la classe d’armure. Un roublard disposant de cette capacité perd également son bonus de Dextérité à la classe d’armure si un adversaire parvient à réaliser une feinte en combat à son encontre.&#10;Si un roublard possède déjà la capacité d’esquive instinctive (grâce à une autre classe par exemple), il gagne à la place la capacité d’esquive instinctive supérieure." calcext:value-type="string">
            <text:p>Au niveau 4, le roublard gagne la capacité de réagir aux dangers avant même que ses sens les perçoivent. Il ne peut pas être pris au dépourvu. De plus, il conserve son bonus de Dextérité à la classe d’armure lorsqu’il est attaqué par un adversaire invisible. La règle normale s’applique cependant lorsqu’il est immobilisé : dans ce cas, il perd son bonus de Dextérité à la classe d’armure. Un roublard disposant de cette capacité perd également son bonus de Dextérité à la classe d’armure si un adversaire parvient à réaliser une feinte en combat à son encontre.</text:p>
            <text:p>Si un roublard possède déjà la capacité d’esquive instinctive (grâce à une autre classe par exemple), il gagne à la place la capacité d’esquive instinctive supérieure.</text:p>
          </table:table-cell>
          <table:table-cell table:number-columns-repeated="1018"/>
        </table:table-row>
        <table:table-row table:style-name="ro2">
          <table:table-cell table:formula="of:=[dump_en.A134]" office:value-type="string" office:string-value="rogue" calcext:value-type="string">
            <text:p>rogue</text:p>
          </table:table-cell>
          <table:table-cell table:formula="of:=VLOOKUP([.A134];[en_fr.$A$1:.$B$12];2)" office:value-type="string" office:string-value="Roublard" calcext:value-type="string">
            <text:p>Roublard</text:p>
          </table:table-cell>
          <table:table-cell table:formula="of:=[dump_en.B134]" office:value-type="string" office:string-value="Improved Uncanny Dodge (Ex)" calcext:value-type="string">
            <text:p>Improved Uncanny Dodge (Ex)</text:p>
          </table:table-cell>
          <table:table-cell table:formula="of:=INDEX([en_fr.$F$2:.$F$150];MATCH([.C134];[en_fr.$E$2:.$E$150];0))" office:value-type="string" office:string-value="Esquive instinctive supérieure (Ext)" calcext:value-type="string">
            <text:p>Esquive instinctive supérieure (Ext)</text:p>
          </table:table-cell>
          <table:table-cell table:formula="of:=[dump_en.C134]" office:value-type="string" office:string-value="A rogue of 8th level or higher can no longer be flanked.This defense denies another rogue the ability to sneak attack the character by flanking her, unless the attacker has at least four more rogue levels than the target does.If a character already has uncanny dodge (see above) from another class, the levels from the classes that grant uncanny dodge stack to determine the minimum rogue level required to flank the character." calcext:value-type="string">
            <text:p>A rogue of 8th level or higher can no longer be flanked.This defense denies another rogue the ability to sneak attack the character by flanking her, unless the attacker has at least four more rogue levels than the target does.If a character already has uncanny dodge (see above) from another class, the levels from the classes that grant uncanny dodge stack to determine the minimum rogue level required to flank the character.</text:p>
          </table:table-cell>
          <table:table-cell table:formula="of:=INDEX([dump_fr.$C$2:.$C$151];MATCH(CONCATENATE([.B134];[.D134]);[dump_fr.$D$2:.$D$151];0))" office:value-type="string" office:string-value="À partir du niveau 8, un roublard ne peut plus être pris en tenaille.&#10;Un autre roublard ne peut donc pas utiliser ses capacités pour lui porter une attaque sournoise en le prenant en tenaille, à moins de posséder au moins quatre niveaux de roublard de plus que lui.&#10;Si le personnage dispose déjà de la capacité d’esquive instinctive (voir plus haut) grâce à une autre classe, les niveaux de toutes les classes qui lui donnent cette capacité se cumulent pour déterminer le nombre de niveaux de roublard qu’un attaquant doit posséder pour pouvoir le prendre en tenaille." calcext:value-type="string">
            <text:p>À partir du niveau 8, un roublard ne peut plus être pris en tenaille.</text:p>
            <text:p>Un autre roublard ne peut donc pas utiliser ses capacités pour lui porter une attaque sournoise en le prenant en tenaille, à moins de posséder au moins quatre niveaux de roublard de plus que lui.</text:p>
            <text:p>Si le personnage dispose déjà de la capacité d’esquive instinctive (voir plus haut) grâce à une autre classe, les niveaux de toutes les classes qui lui donnent cette capacité se cumulent pour déterminer le nombre de niveaux de roublard qu’un attaquant doit posséder pour pouvoir le prendre en tenaille.</text:p>
          </table:table-cell>
          <table:table-cell table:number-columns-repeated="1018"/>
        </table:table-row>
        <table:table-row table:style-name="ro1">
          <table:table-cell table:formula="of:=[dump_en.A135]" office:value-type="string" office:string-value="rogue" calcext:value-type="string">
            <text:p>rogue</text:p>
          </table:table-cell>
          <table:table-cell table:formula="of:=VLOOKUP([.A135];[en_fr.$A$1:.$B$12];2)" office:value-type="string" office:string-value="Roublard" calcext:value-type="string">
            <text:p>Roublard</text:p>
          </table:table-cell>
          <table:table-cell table:formula="of:=[dump_en.B135]" office:value-type="string" office:string-value="Advanced Talents" calcext:value-type="string">
            <text:p>Advanced Talents</text:p>
          </table:table-cell>
          <table:table-cell table:formula="of:=INDEX([en_fr.$F$2:.$F$150];MATCH([.C135];[en_fr.$E$2:.$E$150];0))" office:value-type="string" office:string-value="Talents de maître roublard" calcext:value-type="string">
            <text:p>Talents de maître roublard</text:p>
          </table:table-cell>
          <table:table-cell table:formula="of:=[dump_en.C135]" office:value-type="string" office:string-value="At 10th level, and every two levels thereafter, a rogue can choose one of the following advanced talents in place of a rogue talent.Crippling Strike* (Ex): A rogue with this ability can sneak attack opponents with such precision that her blows weaken and hamper them. An opponent damaged by one of her sneak attacks also takes 2 points of Strength damage.Defensive Roll (Ex): With this advanced talent, the rogue can roll with a potentially lethal blow to take less damage from it than she otherwise would. Once per day, when she would be reduced to 0 or fewer hit points by damage in combat (from a weapon or other blow, not a spell or special ability), the rogue can attempt to roll with the damage. To use this ability, the rogue must attempt a Reflex saving throw (DC = damage dealt). If the save succeeds, she takes only half damage from the blow; if it fails, she takes full damage. She must be aware of the attack and able to react to it in order to execute her defensive roll—if she is denied her Dexterity bonus to AC, she can't use this ability. Since this effect would not normally allow a character to make a Reflex save for half damage, the rogue's evasion ability does not apply to the defensive roll.Dispelling Attack* (Su): Opponents that are dealt sneak attack damage by a rogue with this ability are affected by a targeted dispel magic, targeting the lowest-level spell effect active on the target. The caster level for this ability is equal to the rogue's level. A rogue must have the major magic rogue talent before choosing dispelling attack.Improved Evasion (Ex): This works like evasion, except that while the rogue still takes no damage on a successful Reflex saving throw against attacks, she henceforth takes only half damage on a failed save. A helpless rogue does not gain the benefit of improved evasion.Opportunist (Ex): Once per round, the rogue can make an attack of opportunity against an opponent who has just been struck for damage in melee by another character. This attack counts as an attack of opportunity for that round. Even a rogue with the Combat Reflexes feat can't use the opportunist ability more than once per round.Skill Mastery: The rogue becomes so confident in the use of certain skills that she can use them reliably even under adverse conditions.Upon gaining this ability, she selects a number of skills equal to 3 + her Intelligence modifier. When making a skill check with one of these skills, she may take 10 even if stress and distractions would normally prevent her from doing so. A rogue may gain this special ability multiple times, selecting additional skills for skill mastery to apply to each time.Slippery Mind (Ex): This ability represents the rogue's ability to wriggle free from magical effects that would otherwise control or compel her. If a rogue with slippery mind is affected by an enchantment spell or effect and fails her saving throw, she can attempt it again 1 round later at the same DC. She gets only this one extra chance to succeed on her saving throw.Feat: A rogue may gain any feat that she qualifies for in place of a rogue talent." calcext:value-type="string">
            <text:p>At 10th level, and every two levels thereafter, a rogue can choose one of the following advanced talents in place of a rogue talent.Crippling Strike* (Ex): A rogue with this ability can sneak attack opponents with such precision that her blows weaken and hamper them. An opponent damaged by one of her sneak attacks also takes 2 points of Strength damage.Defensive Roll (Ex): With this advanced talent, the rogue can roll with a potentially lethal blow to take less damage from it than she otherwise would. Once per day, when she would be reduced to 0 or fewer hit points by damage in combat (from a weapon or other blow, not a spell or special ability), the rogue can attempt to roll with the damage. To use this ability, the rogue must attempt a Reflex saving throw (DC = damage dealt). If the save succeeds, she takes only half damage from the blow; if it fails, she takes full damage. She must be aware of the attack and able to react to it in order to execute her defensive roll—if she is denied her Dexterity bonus to AC, she can't use this ability. Since this effect would not normally allow a character to make a Reflex save for half damage, the rogue's evasion ability does not apply to the defensive roll.Dispelling Attack* (Su): Opponents that are dealt sneak attack damage by a rogue with this ability are affected by a targeted dispel magic, targeting the lowest-level spell effect active on the target. The caster level for this ability is equal to the rogue's level. A rogue must have the major magic rogue talent before choosing dispelling attack.Improved Evasion (Ex): This works like evasion, except that while the rogue still takes no damage on a successful Reflex saving throw against attacks, she henceforth takes only half damage on a failed save. A helpless rogue does not gain the benefit of improved evasion.Opportunist (Ex): Once per round, the rogue can make an attack of opportunity against an opponent who has just been struck for damage in melee by another character. This attack counts as an attack of opportunity for that round. Even a rogue with the Combat Reflexes feat can't use the opportunist ability more than once per round.Skill Mastery: The rogue becomes so confident in the use of certain skills that she can use them reliably even under adverse conditions.Upon gaining this ability, she selects a number of skills equal to 3 + her Intelligence modifier. When making a skill check with one of these skills, she may take 10 even if stress and distractions would normally prevent her from doing so. A rogue may gain this special ability multiple times, selecting additional skills for skill mastery to apply to each time.Slippery Mind (Ex): This ability represents the rogue's ability to wriggle free from magical effects that would otherwise control or compel her. If a rogue with slippery mind is affected by an enchantment spell or effect and fails her saving throw, she can attempt it again 1 round later at the same DC. She gets only this one extra chance to succeed on her saving throw.Feat: A rogue may gain any feat that she qualifies for in place of a rogue talent.</text:p>
          </table:table-cell>
          <table:table-cell table:formula="of:=INDEX([dump_fr.$C$2:.$C$151];MATCH(CONCATENATE([.B135];[.D135]);[dump_fr.$D$2:.$D$151];0))" office:value-type="string" office:string-value="Au niveau 10 et tous les deux niveaux par la suite, le roublard peut choisir l’un des talents de maître roublard suivants au lieu d’un talent de roublard." calcext:value-type="string">
            <text:p>Au niveau 10 et tous les deux niveaux par la suite, le roublard peut choisir l’un des talents de maître roublard suivants au lieu d’un talent de roublard.</text:p>
          </table:table-cell>
          <table:table-cell table:number-columns-repeated="1018"/>
        </table:table-row>
        <table:table-row table:style-name="ro1">
          <table:table-cell table:formula="of:=[dump_en.A136]" office:value-type="string" office:string-value="rogue" calcext:value-type="string">
            <text:p>rogue</text:p>
          </table:table-cell>
          <table:table-cell table:formula="of:=VLOOKUP([.A136];[en_fr.$A$1:.$B$12];2)" office:value-type="string" office:string-value="Roublard" calcext:value-type="string">
            <text:p>Roublard</text:p>
          </table:table-cell>
          <table:table-cell table:formula="of:=[dump_en.B136]" office:value-type="string" office:string-value="Master Strike" calcext:value-type="string">
            <text:p>Master Strike</text:p>
          </table:table-cell>
          <table:table-cell table:formula="of:=INDEX([en_fr.$F$2:.$F$150];MATCH([.C136];[en_fr.$E$2:.$E$150];0))" office:value-type="string" office:string-value="Coup de maître (Ext)" calcext:value-type="string">
            <text:p>Coup de maître (Ext)</text:p>
          </table:table-cell>
          <table:table-cell table:formula="of:=[dump_en.C136]" office:value-type="string" office:string-value=" (Ex): Upon reaching 20th level, a rogue becomes incredibly deadly when dealing sneak attack damage. Each time the rogue deals sneak attack damage, she can choose one of the following three effects: the target can be put to sleep for 1d4 hours, paralyzed for 2d6 rounds, or slain. Regardless of the effect chosen, the target receives a Fortitude save to negate the additional effect. The DC of this save is equal to 10 + 1/2 the rogue's level + the rogue's Intelligence modifier. Once a creature has been the target of a master strike, regardless of whether or not the save is made, that creature is immune to that rogue's master strike for 24 hours. Creatures that are immune to sneak attack damage are also immune to this ability." calcext:value-type="string">
            <text:p><text:s/>(Ex): Upon reaching 20th level, a rogue becomes incredibly deadly when dealing sneak attack damage. Each time the rogue deals sneak attack damage, she can choose one of the following three effects: the target can be put to sleep for 1d4 hours, paralyzed for 2d6 rounds, or slain. Regardless of the effect chosen, the target receives a Fortitude save to negate the additional effect. The DC of this save is equal to 10 + 1/2 the rogue's level + the rogue's Intelligence modifier. Once a creature has been the target of a master strike, regardless of whether or not the save is made, that creature is immune to that rogue's master strike for 24 hours. Creatures that are immune to sneak attack damage are also immune to this ability.</text:p>
          </table:table-cell>
          <table:table-cell table:formula="of:=INDEX([dump_fr.$C$2:.$C$151];MATCH(CONCATENATE([.B136];[.D136]);[dump_fr.$D$2:.$D$151];0))" office:value-type="string" office:string-value="Lorsque le roublard atteint le niveau 20, ses attaques sournoises deviennent incroyablement létales. Chaque fois qu’il inflige des dégâts d’attaque sournoise, il peut choisir un des trois effets suivants : la cible peut être endormie pendant 1d4 heures, paralysée pendant 2d6 rounds ou tuée. Quel que soit l’effet choisi, la cible bénéficie d’un jet de Vigueur pour annuler l’effet additionnel. Le DD de ce jet de sauvegarde est égal à 10 + la moitié du niveau du roublard + le modificateur d’Intelligence du roublard. Une créature prise pour cible par un coup de maître ne peut plus être affectée par un autre coup de maître du même roublard au cours des vingt-quatre heures qui suivent, et ceci qu’elle ait réussi son jet de sauvegarde ou non. Les créatures qui sont immunisées aux attaques sournoises le sont également aux coups de maître." calcext:value-type="string">
            <text:p>Lorsque le roublard atteint le niveau 20, ses attaques sournoises deviennent incroyablement létales. Chaque fois qu’il inflige des dégâts d’attaque sournoise, il peut choisir un des trois effets suivants : la cible peut être endormie pendant 1d4 heures, paralysée pendant 2d6 rounds ou tuée. Quel que soit l’effet choisi, la cible bénéficie d’un jet de Vigueur pour annuler l’effet additionnel. Le DD de ce jet de sauvegarde est égal à 10 + la moitié du niveau du roublard + le modificateur d’Intelligence du roublard. Une créature prise pour cible par un coup de maître ne peut plus être affectée par un autre coup de maître du même roublard au cours des vingt-quatre heures qui suivent, et ceci qu’elle ait réussi son jet de sauvegarde ou non. Les créatures qui sont immunisées aux attaques sournoises le sont également aux coups de maître.</text:p>
          </table:table-cell>
          <table:table-cell table:number-columns-repeated="1018"/>
        </table:table-row>
        <table:table-row table:style-name="ro1">
          <table:table-cell table:formula="of:=[dump_en.A137]" office:value-type="string" office:string-value="sorcerer" calcext:value-type="string">
            <text:p>sorcerer</text:p>
          </table:table-cell>
          <table:table-cell table:formula="of:=VLOOKUP([.A137];[en_fr.$A$1:.$B$12];2)" office:value-type="string" office:string-value="Ensorceleur" calcext:value-type="string">
            <text:p>Ensorceleur</text:p>
          </table:table-cell>
          <table:table-cell table:formula="of:=[dump_en.B137]" office:value-type="string" office:string-value="Weapon and Armor Proficiency" calcext:value-type="string">
            <text:p>Weapon and Armor Proficiency</text:p>
          </table:table-cell>
          <table:table-cell table:formula="of:=INDEX([en_fr.$F$2:.$F$150];MATCH([.C137];[en_fr.$E$2:.$E$150];0))" office:value-type="string" office:string-value="Armes et armures" calcext:value-type="string">
            <text:p>Armes et armures</text:p>
          </table:table-cell>
          <table:table-cell table:formula="of:=[dump_en.C137]" office:value-type="string" office:string-value="Sorcerers are proficient with all simple weapons. They are not proficient with any type of armor or shield. Armor interferes with a sorcerer's gestures, which can cause her spells with somatic components to fail (see Arcane Spells and Armor)." calcext:value-type="string">
            <text:p>Sorcerers are proficient with all simple weapons. They are not proficient with any type of armor or shield. Armor interferes with a sorcerer's gestures, which can cause her spells with somatic components to fail (see Arcane Spells and Armor).</text:p>
          </table:table-cell>
          <table:table-cell table:formula="of:=INDEX([dump_fr.$C$2:.$C$151];MATCH(CONCATENATE([.B137];[.D137]);[dump_fr.$D$2:.$D$151];0))" office:value-type="string" office:string-value="L’ensorceleur est formé au maniement de toutes les armes courantes mais pas au port des armures ni à l’utilisation des boucliers. En effet, une armure restreint ses gestes, ce qui risque de faire échouer ses sorts à composante gestuelle (voir « Sorts profanes et armure »)." calcext:value-type="string">
            <text:p>L’ensorceleur est formé au maniement de toutes les armes courantes mais pas au port des armures ni à l’utilisation des boucliers. En effet, une armure restreint ses gestes, ce qui risque de faire échouer ses sorts à composante gestuelle (voir « Sorts profanes et armure »).</text:p>
          </table:table-cell>
          <table:table-cell table:number-columns-repeated="1018"/>
        </table:table-row>
        <table:table-row table:style-name="ro4">
          <table:table-cell table:formula="of:=[dump_en.A138]" office:value-type="string" office:string-value="sorcerer" calcext:value-type="string">
            <text:p>sorcerer</text:p>
          </table:table-cell>
          <table:table-cell table:formula="of:=VLOOKUP([.A138];[en_fr.$A$1:.$B$12];2)" office:value-type="string" office:string-value="Ensorceleur" calcext:value-type="string">
            <text:p>Ensorceleur</text:p>
          </table:table-cell>
          <table:table-cell table:formula="of:=[dump_en.B138]" office:value-type="string" office:string-value="Spells" calcext:value-type="string">
            <text:p>Spells</text:p>
          </table:table-cell>
          <table:table-cell table:formula="of:=INDEX([en_fr.$F$2:.$F$150];MATCH([.C138];[en_fr.$E$2:.$E$150];0))" office:value-type="string" office:string-value="Sorts" calcext:value-type="string">
            <text:p>Sorts</text:p>
          </table:table-cell>
          <table:table-cell table:formula="of:=[dump_en.C138]" office:value-type="string" office:string-value="A sorcerer casts arcane spells drawn primarily from the sorcerer/wizard spell list presented in Spell Lists. She can cast any spell she knows without preparing it ahead of time. To learn or cast a spell, a sorcerer must have a Charisma score equal to at least 10 + the spell level. The Difficulty Class for a saving throw against a sorcerer's spell is 10 + the spell level + the sorcerer's Charisma modifier.Like other spellcasters, a sorcerer can cast only a certain number of spells of each spell level per day. Her base daily spell allotment is given on Table: Sorcerer. In addition, she receives bonus spells per day if she has a high Charisma score (see  Table: Ability Modifiers and Bonus Spells).A sorcerer's selection of spells is extremely limited. A sorcerer begins play knowing four 0-level spells and two 1st-level spells of her choice. At each new sorcerer level, she gains one or more new spells, as indicated on Table: Sorcerer Spells Known. (Unlike spells per day, the number of spells a sorcerer knows is not affected by her Charisma score; the numbers on Table: Sorcerer Spells Known are fixed.) These new spells can be common spells chosen from the sorcerer/wizard spell list, or they can be unusual spells that the sorcerer has gained some understanding of through study.Upon reaching 4th level, and at every even-numbered sorcerer level after that (6th, 8th, and so on), a sorcerer can choose to learn a new spell in place of one she already knows. In effect, the sorcerer loses the old spell in exchange for the new one. The new spell's level must be the same as that of the spell being exchanged. A sorcerer may swap only a single spell at any given level, and must choose whether or not to swap the spell at the same time that she gains new spells known for the level.Unlike a wizard or a cleric, a sorcerer need not prepare her spells in advance. She can cast any spell she knows at any time, assuming she has not yet used up her spells per day for that spell level." calcext:value-type="string">
            <text:p>A sorcerer casts arcane spells drawn primarily from the sorcerer/wizard spell list presented in Spell Lists. She can cast any spell she knows without preparing it ahead of time. To learn or cast a spell, a sorcerer must have a Charisma score equal to at least 10 + the spell level. The Difficulty Class for a saving throw against a sorcerer's spell is 10 + the spell level + the sorcerer's Charisma modifier.Like other spellcasters, a sorcerer can cast only a certain number of spells of each spell level per day. Her base daily spell allotment is given on Table: Sorcerer. In addition, she receives bonus spells per day if she has a high Charisma score (see <text:s/>Table: Ability Modifiers and Bonus Spells).A sorcerer's selection of spells is extremely limited. A sorcerer begins play knowing four 0-level spells and two 1st-level spells of her choice. At each new sorcerer level, she gains one or more new spells, as indicated on Table: Sorcerer Spells Known. (Unlike spells per day, the number of spells a sorcerer knows is not affected by her Charisma score; the numbers on Table: Sorcerer Spells Known are fixed.) These new spells can be common spells chosen from the sorcerer/wizard spell list, or they can be unusual spells that the sorcerer has gained some understanding of through study.Upon reaching 4th level, and at every even-numbered sorcerer level after that (6th, 8th, and so on), a sorcerer can choose to learn a new spell in place of one she already knows. In effect, the sorcerer loses the old spell in exchange for the new one. The new spell's level must be the same as that of the spell being exchanged. A sorcerer may swap only a single spell at any given level, and must choose whether or not to swap the spell at the same time that she gains new spells known for the level.Unlike a wizard or a cleric, a sorcerer need not prepare her spells in advance. She can cast any spell she knows at any time, assuming she has not yet used up her spells per day for that spell level.</text:p>
          </table:table-cell>
          <table:table-cell table:formula="of:=INDEX([dump_fr.$C$2:.$C$151];MATCH(CONCATENATE([.B138];[.D138]);[dump_fr.$D$2:.$D$151];0))" office:value-type="string" office:string-value="Un ensorceleur peut lancer des sorts profanes appartenant à la liste des sorts d’ensorceleur et de magicien. Il les lance sans avoir à les préparer à l’avance. Pour apprendre ou lancer un sort, un ensorceleur doit avoir une valeur de Charisme au moins égale à 10 + le niveau du sort. Le DD des jets de sauvegarde contre ses sorts est égal à 10 + le niveau du sort + le modificateur de Charisme de l’ensorceleur.&#10;Comme les autres lanceurs de sorts, l’ensorceleur ne peut lancer qu’un nombre de sorts donné de chaque niveau chaque jour. Son quota de sorts quotidiens est indiqué dans la Table &quot;L'Ensorceleur&quot;. En plus de cela, il reçoit des sorts en bonus si sa valeur de Charisme est suffisamment élevée (voir la Table &quot;Modificateurs de caractéristique et sorts en bonus&quot;).&#10;Le répertoire de sorts d’un ensorceleur est très limité. Il commence sa carrière en connaissant seulement quatre sorts du niveau 0 et deux sorts de 1er niveau, tous choisis par le joueur. Lors de chaque passage de niveau, un ensorceleur apprend un ou plusieurs sorts supplémentaires, comme indiqué dans la Table &quot;Sorts connus par l'ensorceleur&quot; (contrairement au quota de sorts quotidiens, le nombre de sorts connus par un ensorceleur n’est pas modifié par son éventuel bonus de Charisme : les nombres de cette table sont fixes). Ces sorts peuvent être choisis parmi la liste des sorts courants d’ensorceleur et de magicien, mais il peut également s’agir de sorts moins courants, que l’ensorceleur s’est entraîné à maîtriser.&#10;Lorsqu’il atteint le niveau 4, et tous les deux niveaux suivants, un ensorceleur peut choisir d’apprendre un nouveau sort à la place de l’un de ceux qu’il connaît déjà. Il oublie alors un sort au profit d’un autre. Le niveau du nouveau sort doit être identique à celui du sort oublié. Un ensorceleur ne peut remplacer qu’un seul sort à chaque fois, et doit choisir de le faire ou non au moment où il apprend de nouveaux sorts lors du passage de niveau.&#10;Contrairement à un magicien ou à un prêtre, un ensorceleur n’a pas besoin de préparer ses sorts à l’avance. Il peut lancer n’importe quel sort de son répertoire à n’importe quel moment, à condition de ne pas avoir épuisé son quota de sorts de ce niveau pour la journée." calcext:value-type="string">
            <text:p>Un ensorceleur peut lancer des sorts profanes appartenant à la liste des sorts d’ensorceleur et de magicien. Il les lance sans avoir à les préparer à l’avance. Pour apprendre ou lancer un sort, un ensorceleur doit avoir une valeur de Charisme au moins égale à 10 + le niveau du sort. Le DD des jets de sauvegarde contre ses sorts est égal à 10 + le niveau du sort + le modificateur de Charisme de l’ensorceleur.</text:p>
            <text:p>Comme les autres lanceurs de sorts, l’ensorceleur ne peut lancer qu’un nombre de sorts donné de chaque niveau chaque jour. Son quota de sorts quotidiens est indiqué dans la Table "L'Ensorceleur". En plus de cela, il reçoit des sorts en bonus si sa valeur de Charisme est suffisamment élevée (voir la Table "Modificateurs de caractéristique et sorts en bonus").</text:p>
            <text:p>Le répertoire de sorts d’un ensorceleur est très limité. Il commence sa carrière en connaissant seulement quatre sorts du niveau 0 et deux sorts de 1er niveau, tous choisis par le joueur. Lors de chaque passage de niveau, un ensorceleur apprend un ou plusieurs sorts supplémentaires, comme indiqué dans la Table "Sorts connus par l'ensorceleur" (contrairement au quota de sorts quotidiens, le nombre de sorts connus par un ensorceleur n’est pas modifié par son éventuel bonus de Charisme : les nombres de cette table sont fixes). Ces sorts peuvent être choisis parmi la liste des sorts courants d’ensorceleur et de magicien, mais il peut également s’agir de sorts moins courants, que l’ensorceleur s’est entraîné à maîtriser.</text:p>
            <text:p>Lorsqu’il atteint le niveau 4, et tous les deux niveaux suivants, un ensorceleur peut choisir d’apprendre un nouveau sort à la place de l’un de ceux qu’il connaît déjà. Il oublie alors un sort au profit d’un autre. Le niveau du nouveau sort doit être identique à celui du sort oublié. Un ensorceleur ne peut remplacer qu’un seul sort à chaque fois, et doit choisir de le faire ou non au moment où il apprend de nouveaux sorts lors du passage de niveau.</text:p>
            <text:p>Contrairement à un magicien ou à un prêtre, un ensorceleur n’a pas besoin de préparer ses sorts à l’avance. Il peut lancer n’importe quel sort de son répertoire à n’importe quel moment, à condition de ne pas avoir épuisé son quota de sorts de ce niveau pour la journée.</text:p>
          </table:table-cell>
          <table:table-cell table:number-columns-repeated="1018"/>
        </table:table-row>
        <table:table-row table:style-name="ro4">
          <table:table-cell table:formula="of:=[dump_en.A139]" office:value-type="string" office:string-value="sorcerer" calcext:value-type="string">
            <text:p>sorcerer</text:p>
          </table:table-cell>
          <table:table-cell table:formula="of:=VLOOKUP([.A139];[en_fr.$A$1:.$B$12];2)" office:value-type="string" office:string-value="Ensorceleur" calcext:value-type="string">
            <text:p>Ensorceleur</text:p>
          </table:table-cell>
          <table:table-cell table:formula="of:=[dump_en.B139]" office:value-type="string" office:string-value="Bloodline" calcext:value-type="string">
            <text:p>Bloodline</text:p>
          </table:table-cell>
          <table:table-cell table:formula="of:=INDEX([en_fr.$F$2:.$F$150];MATCH([.C139];[en_fr.$E$2:.$E$150];0))" office:value-type="string" office:string-value="Lignage" calcext:value-type="string">
            <text:p>Lignage</text:p>
          </table:table-cell>
          <table:table-cell table:formula="of:=[dump_en.C139]" office:value-type="string" office:string-value="Each sorcerer has a source of magic somewhere in her heritage that grants her spells, bonus feats, an additional class skill, and other special abilities. This source can represent a blood relation or an extreme event involving a creature somewhere in the family's past. For example, a sorcerer might have a dragon as a distant relative or her grandfather might have signed a terrible contract with a devil. Regardless of the source, this influence manifests in a number of ways as the sorcerer gains levels. A sorcerer must pick one bloodline upon taking her first level of sorcerer. Once made, this choice cannot be changed.At 3rd level, and every two levels thereafter, a sorcerer learns an additional spell, derived from her bloodline. These spells are in addition to the number of spells given on Table: Sorcerer Spells Known. These spells cannot be exchanged for different spells at higher levels.At 7th level, and every six levels thereafter, a sorcerer receives one bonus feat, chosen from a list specific to each bloodline. The sorcerer must meet the prerequisites for these bonus feats." calcext:value-type="string">
            <text:p>Each sorcerer has a source of magic somewhere in her heritage that grants her spells, bonus feats, an additional class skill, and other special abilities. This source can represent a blood relation or an extreme event involving a creature somewhere in the family's past. For example, a sorcerer might have a dragon as a distant relative or her grandfather might have signed a terrible contract with a devil. Regardless of the source, this influence manifests in a number of ways as the sorcerer gains levels. A sorcerer must pick one bloodline upon taking her first level of sorcerer. Once made, this choice cannot be changed.At 3rd level, and every two levels thereafter, a sorcerer learns an additional spell, derived from her bloodline. These spells are in addition to the number of spells given on Table: Sorcerer Spells Known. These spells cannot be exchanged for different spells at higher levels.At 7th level, and every six levels thereafter, a sorcerer receives one bonus feat, chosen from a list specific to each bloodline. The sorcerer must meet the prerequisites for these bonus feats.</text:p>
          </table:table-cell>
          <table:table-cell table:formula="of:=INDEX([dump_fr.$C$2:.$C$151];MATCH(CONCATENATE([.B139];[.D139]);[dump_fr.$D$2:.$D$151];0))" office:value-type="string" office:string-value="Chaque ensorceleur tire ses pouvoirs magiques d’une source liée à son héritage. Elle lui donne accès à des sorts, des dons supplémentaires, une compétence de classe additionnelle et d’autres capacités spéciales. Cette source peut être un lien de sang ou un événement extrême vécu par un de ses ancêtres. Ainsi, un ensorceleur peut avoir un dragon comme parent éloigné, ou son grand-père peut avoir conclu un contrat infernal avec un diable. Quelle que soit la nature de cette source, son influence se manifeste de diverses manières au cours de l’évolution du personnage. Un ensorceleur doit choisir un lignage dès qu’il reçoit son premier niveau d’ensorceleur. Ce choix ne peut plus être modifié par la suite. Voir la liste des lignages pour ensorceleurs.&#10;Au niveau 3 et tous les deux niveaux suivants, l’ensorceleur apprend un sort supplémentaire associé à son lignage. Ces sorts viennent s’ajouter au nombre de sorts indiqué dans la Table &quot;Sorts connus par l'ensorceleur&quot;. L’ensorceleur ne peut pas les remplacer par d’autres sorts par la suite.&#10;Au niveau 7 et tous les six niveaux suivants, l’ensorceleur reçoit un don supplémentaire qu’il peut choisir dans une liste dépendant de son lignage. L’ensorceleur doit remplir les conditions du don qu’il choisit.&#10;Ultimate Magic - Art de la Magie&#10;Un ensorceleur de sang sauvage possède une mutation d’un lignage plus ordinaire, avec un arcane et au moins un pouvoir de lignage différents par rapport à la version classique. Pour créer un ensorceleur au sang sauvage, il faut choisir un lignage existant puis choisir l’une des mutations de lignage associées à ce lignage. L’ensorceleur utilise les compétences de classe, les sorts supplémentaires et les dons supplémentaires associés au lignage et l’arcane de lignage muté. Il utilise les pouvoirs habituels de son lignage, sauf quand ils sont remplacés par ceux de lignage muté." calcext:value-type="string">
            <text:p>Chaque ensorceleur tire ses pouvoirs magiques d’une source liée à son héritage. Elle lui donne accès à des sorts, des dons supplémentaires, une compétence de classe additionnelle et d’autres capacités spéciales. Cette source peut être un lien de sang ou un événement extrême vécu par un de ses ancêtres. Ainsi, un ensorceleur peut avoir un dragon comme parent éloigné, ou son grand-père peut avoir conclu un contrat infernal avec un diable. Quelle que soit la nature de cette source, son influence se manifeste de diverses manières au cours de l’évolution du personnage. Un ensorceleur doit choisir un lignage dès qu’il reçoit son premier niveau d’ensorceleur. Ce choix ne peut plus être modifié par la suite. Voir la liste des lignages pour ensorceleurs.</text:p>
            <text:p>Au niveau 3 et tous les deux niveaux suivants, l’ensorceleur apprend un sort supplémentaire associé à son lignage. Ces sorts viennent s’ajouter au nombre de sorts indiqué dans la Table "Sorts connus par l'ensorceleur". L’ensorceleur ne peut pas les remplacer par d’autres sorts par la suite.</text:p>
            <text:p>Au niveau 7 et tous les six niveaux suivants, l’ensorceleur reçoit un don supplémentaire qu’il peut choisir dans une liste dépendant de son lignage. L’ensorceleur doit remplir les conditions du don qu’il choisit.</text:p>
            <text:p>Ultimate Magic - Art de la Magie</text:p>
            <text:p>Un ensorceleur de sang sauvage possède une mutation d’un lignage plus ordinaire, avec un arcane et au moins un pouvoir de lignage différents par rapport à la version classique. Pour créer un ensorceleur au sang sauvage, il faut choisir un lignage existant puis choisir l’une des mutations de lignage associées à ce lignage. L’ensorceleur utilise les compétences de classe, les sorts supplémentaires et les dons supplémentaires associés au lignage et l’arcane de lignage muté. Il utilise les pouvoirs habituels de son lignage, sauf quand ils sont remplacés par ceux de lignage muté.</text:p>
          </table:table-cell>
          <table:table-cell table:number-columns-repeated="1018"/>
        </table:table-row>
        <table:table-row table:style-name="ro1" table:number-rows-repeated="1048436">
          <table:table-cell table:number-columns-repeated="1024"/>
        </table:table-row>
        <table:table-row table:style-name="ro1">
          <table:table-cell table:number-columns-repeated="1024"/>
        </table:table-row>
      </table:table>
      <table:named-expressions/>
      <table:database-ranges>
        <table:database-range table:name="__Anonymous_Sheet_DB__2" table:target-range-address="en_fr.D1:en_fr.F1048576"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29">00/00/0000</text:date>, <text:time style:data-style-name="N2" text:time-value="00:31:29.1230627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8-29T00:59:00.392578863</dc:date>
    <meta:editing-duration>PT30M31S</meta:editing-duration>
    <meta:editing-cycles>5</meta:editing-cycles>
    <meta:generator>LibreOffice/4.2.4.2$Linux_X86_64 LibreOffice_project/420m0$Build-2</meta:generator>
    <meta:document-statistic meta:table-count="4" meta:cell-count="2299" meta:object-count="0"/>
  </office:meta>
</office:document-meta>
</file>